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ta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 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formula="of:=IF(EXACT([.B2];&quot;SANTA CRUZ&quot;);1;IF([.B2]=&quot;CAICO&quot;;2;IF([.B2]=&quot;APODI&quot;;3;IF([.B2]=&quot;IPANGUACU&quot;;4;IF([.B2]=&quot;MOSSORO&quot;;5;IF([.B2]=&quot;NATAL&quot;;6;IF([.B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];&quot;SANTA CRUZ&quot;);1;IF([.B3]=&quot;CAICO&quot;;2;IF([.B3]=&quot;APODI&quot;;3;IF([.B3]=&quot;IPANGUACU&quot;;4;IF([.B3]=&quot;MOSSORO&quot;;5;IF([.B3]=&quot;NATAL&quot;;6;IF([.B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];&quot;SANTA CRUZ&quot;);1;IF([.B4]=&quot;CAICO&quot;;2;IF([.B4]=&quot;APODI&quot;;3;IF([.B4]=&quot;IPANGUACU&quot;;4;IF([.B4]=&quot;MOSSORO&quot;;5;IF([.B4]=&quot;NATAL&quot;;6;IF([.B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];&quot;SANTA CRUZ&quot;);1;IF([.B5]=&quot;CAICO&quot;;2;IF([.B5]=&quot;APODI&quot;;3;IF([.B5]=&quot;IPANGUACU&quot;;4;IF([.B5]=&quot;MOSSORO&quot;;5;IF([.B5]=&quot;NATAL&quot;;6;IF([.B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6];&quot;SANTA CRUZ&quot;);1;IF([.B6]=&quot;CAICO&quot;;2;IF([.B6]=&quot;APODI&quot;;3;IF([.B6]=&quot;IPANGUACU&quot;;4;IF([.B6]=&quot;MOSSORO&quot;;5;IF([.B6]=&quot;NATAL&quot;;6;IF([.B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7];&quot;SANTA CRUZ&quot;);1;IF([.B7]=&quot;CAICO&quot;;2;IF([.B7]=&quot;APODI&quot;;3;IF([.B7]=&quot;IPANGUACU&quot;;4;IF([.B7]=&quot;MOSSORO&quot;;5;IF([.B7]=&quot;NATAL&quot;;6;IF([.B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8];&quot;SANTA CRUZ&quot;);1;IF([.B8]=&quot;CAICO&quot;;2;IF([.B8]=&quot;APODI&quot;;3;IF([.B8]=&quot;IPANGUACU&quot;;4;IF([.B8]=&quot;MOSSORO&quot;;5;IF([.B8]=&quot;NATAL&quot;;6;IF([.B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9];&quot;SANTA CRUZ&quot;);1;IF([.B9]=&quot;CAICO&quot;;2;IF([.B9]=&quot;APODI&quot;;3;IF([.B9]=&quot;IPANGUACU&quot;;4;IF([.B9]=&quot;MOSSORO&quot;;5;IF([.B9]=&quot;NATAL&quot;;6;IF([.B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05" calcext:value-type="float">
            <text:p>1006,0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10];&quot;SANTA CRUZ&quot;);1;IF([.B10]=&quot;CAICO&quot;;2;IF([.B10]=&quot;APODI&quot;;3;IF([.B10]=&quot;IPANGUACU&quot;;4;IF([.B10]=&quot;MOSSORO&quot;;5;IF([.B10]=&quot;NATAL&quot;;6;IF([.B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1];&quot;SANTA CRUZ&quot;);1;IF([.B11]=&quot;CAICO&quot;;2;IF([.B11]=&quot;APODI&quot;;3;IF([.B11]=&quot;IPANGUACU&quot;;4;IF([.B11]=&quot;MOSSORO&quot;;5;IF([.B11]=&quot;NATAL&quot;;6;IF([.B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];&quot;SANTA CRUZ&quot;);1;IF([.B12]=&quot;CAICO&quot;;2;IF([.B12]=&quot;APODI&quot;;3;IF([.B12]=&quot;IPANGUACU&quot;;4;IF([.B12]=&quot;MOSSORO&quot;;5;IF([.B12]=&quot;NATAL&quot;;6;IF([.B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table:formula="of:=IF(EXACT([.B13];&quot;SANTA CRUZ&quot;);1;IF([.B13]=&quot;CAICO&quot;;2;IF([.B13]=&quot;APODI&quot;;3;IF([.B13]=&quot;IPANGUACU&quot;;4;IF([.B13]=&quot;MOSSORO&quot;;5;IF([.B13]=&quot;NATAL&quot;;6;IF([.B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4];&quot;SANTA CRUZ&quot;);1;IF([.B14]=&quot;CAICO&quot;;2;IF([.B14]=&quot;APODI&quot;;3;IF([.B14]=&quot;IPANGUACU&quot;;4;IF([.B14]=&quot;MOSSORO&quot;;5;IF([.B14]=&quot;NATAL&quot;;6;IF([.B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];&quot;SANTA CRUZ&quot;);1;IF([.B15]=&quot;CAICO&quot;;2;IF([.B15]=&quot;APODI&quot;;3;IF([.B15]=&quot;IPANGUACU&quot;;4;IF([.B15]=&quot;MOSSORO&quot;;5;IF([.B15]=&quot;NATAL&quot;;6;IF([.B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6];&quot;SANTA CRUZ&quot;);1;IF([.B16]=&quot;CAICO&quot;;2;IF([.B16]=&quot;APODI&quot;;3;IF([.B16]=&quot;IPANGUACU&quot;;4;IF([.B16]=&quot;MOSSORO&quot;;5;IF([.B16]=&quot;NATAL&quot;;6;IF([.B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7];&quot;SANTA CRUZ&quot;);1;IF([.B17]=&quot;CAICO&quot;;2;IF([.B17]=&quot;APODI&quot;;3;IF([.B17]=&quot;IPANGUACU&quot;;4;IF([.B17]=&quot;MOSSORO&quot;;5;IF([.B17]=&quot;NATAL&quot;;6;IF([.B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2" calcext:value-type="float">
            <text:p>1007,1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18];&quot;SANTA CRUZ&quot;);1;IF([.B18]=&quot;CAICO&quot;;2;IF([.B18]=&quot;APODI&quot;;3;IF([.B18]=&quot;IPANGUACU&quot;;4;IF([.B18]=&quot;MOSSORO&quot;;5;IF([.B18]=&quot;NATAL&quot;;6;IF([.B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9];&quot;SANTA CRUZ&quot;);1;IF([.B19]=&quot;CAICO&quot;;2;IF([.B19]=&quot;APODI&quot;;3;IF([.B19]=&quot;IPANGUACU&quot;;4;IF([.B19]=&quot;MOSSORO&quot;;5;IF([.B19]=&quot;NATAL&quot;;6;IF([.B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20];&quot;SANTA CRUZ&quot;);1;IF([.B20]=&quot;CAICO&quot;;2;IF([.B20]=&quot;APODI&quot;;3;IF([.B20]=&quot;IPANGUACU&quot;;4;IF([.B20]=&quot;MOSSORO&quot;;5;IF([.B20]=&quot;NATAL&quot;;6;IF([.B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21];&quot;SANTA CRUZ&quot;);1;IF([.B21]=&quot;CAICO&quot;;2;IF([.B21]=&quot;APODI&quot;;3;IF([.B21]=&quot;IPANGUACU&quot;;4;IF([.B21]=&quot;MOSSORO&quot;;5;IF([.B21]=&quot;NATAL&quot;;6;IF([.B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22];&quot;SANTA CRUZ&quot;);1;IF([.B22]=&quot;CAICO&quot;;2;IF([.B22]=&quot;APODI&quot;;3;IF([.B22]=&quot;IPANGUACU&quot;;4;IF([.B22]=&quot;MOSSORO&quot;;5;IF([.B22]=&quot;NATAL&quot;;6;IF([.B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23];&quot;SANTA CRUZ&quot;);1;IF([.B23]=&quot;CAICO&quot;;2;IF([.B23]=&quot;APODI&quot;;3;IF([.B23]=&quot;IPANGUACU&quot;;4;IF([.B23]=&quot;MOSSORO&quot;;5;IF([.B23]=&quot;NATAL&quot;;6;IF([.B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4];&quot;SANTA CRUZ&quot;);1;IF([.B24]=&quot;CAICO&quot;;2;IF([.B24]=&quot;APODI&quot;;3;IF([.B24]=&quot;IPANGUACU&quot;;4;IF([.B24]=&quot;MOSSORO&quot;;5;IF([.B24]=&quot;NATAL&quot;;6;IF([.B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25];&quot;SANTA CRUZ&quot;);1;IF([.B25]=&quot;CAICO&quot;;2;IF([.B25]=&quot;APODI&quot;;3;IF([.B25]=&quot;IPANGUACU&quot;;4;IF([.B25]=&quot;MOSSORO&quot;;5;IF([.B25]=&quot;NATAL&quot;;6;IF([.B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6];&quot;SANTA CRUZ&quot;);1;IF([.B26]=&quot;CAICO&quot;;2;IF([.B26]=&quot;APODI&quot;;3;IF([.B26]=&quot;IPANGUACU&quot;;4;IF([.B26]=&quot;MOSSORO&quot;;5;IF([.B26]=&quot;NATAL&quot;;6;IF([.B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27];&quot;SANTA CRUZ&quot;);1;IF([.B27]=&quot;CAICO&quot;;2;IF([.B27]=&quot;APODI&quot;;3;IF([.B27]=&quot;IPANGUACU&quot;;4;IF([.B27]=&quot;MOSSORO&quot;;5;IF([.B27]=&quot;NATAL&quot;;6;IF([.B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28];&quot;SANTA CRUZ&quot;);1;IF([.B28]=&quot;CAICO&quot;;2;IF([.B28]=&quot;APODI&quot;;3;IF([.B28]=&quot;IPANGUACU&quot;;4;IF([.B28]=&quot;MOSSORO&quot;;5;IF([.B28]=&quot;NATAL&quot;;6;IF([.B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29];&quot;SANTA CRUZ&quot;);1;IF([.B29]=&quot;CAICO&quot;;2;IF([.B29]=&quot;APODI&quot;;3;IF([.B29]=&quot;IPANGUACU&quot;;4;IF([.B29]=&quot;MOSSORO&quot;;5;IF([.B29]=&quot;NATAL&quot;;6;IF([.B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30];&quot;SANTA CRUZ&quot;);1;IF([.B30]=&quot;CAICO&quot;;2;IF([.B30]=&quot;APODI&quot;;3;IF([.B30]=&quot;IPANGUACU&quot;;4;IF([.B30]=&quot;MOSSORO&quot;;5;IF([.B30]=&quot;NATAL&quot;;6;IF([.B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1];&quot;SANTA CRUZ&quot;);1;IF([.B31]=&quot;CAICO&quot;;2;IF([.B31]=&quot;APODI&quot;;3;IF([.B31]=&quot;IPANGUACU&quot;;4;IF([.B31]=&quot;MOSSORO&quot;;5;IF([.B31]=&quot;NATAL&quot;;6;IF([.B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32];&quot;SANTA CRUZ&quot;);1;IF([.B32]=&quot;CAICO&quot;;2;IF([.B32]=&quot;APODI&quot;;3;IF([.B32]=&quot;IPANGUACU&quot;;4;IF([.B32]=&quot;MOSSORO&quot;;5;IF([.B32]=&quot;NATAL&quot;;6;IF([.B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3];&quot;SANTA CRUZ&quot;);1;IF([.B33]=&quot;CAICO&quot;;2;IF([.B33]=&quot;APODI&quot;;3;IF([.B33]=&quot;IPANGUACU&quot;;4;IF([.B33]=&quot;MOSSORO&quot;;5;IF([.B33]=&quot;NATAL&quot;;6;IF([.B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34];&quot;SANTA CRUZ&quot;);1;IF([.B34]=&quot;CAICO&quot;;2;IF([.B34]=&quot;APODI&quot;;3;IF([.B34]=&quot;IPANGUACU&quot;;4;IF([.B34]=&quot;MOSSORO&quot;;5;IF([.B34]=&quot;NATAL&quot;;6;IF([.B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35];&quot;SANTA CRUZ&quot;);1;IF([.B35]=&quot;CAICO&quot;;2;IF([.B35]=&quot;APODI&quot;;3;IF([.B35]=&quot;IPANGUACU&quot;;4;IF([.B35]=&quot;MOSSORO&quot;;5;IF([.B35]=&quot;NATAL&quot;;6;IF([.B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36];&quot;SANTA CRUZ&quot;);1;IF([.B36]=&quot;CAICO&quot;;2;IF([.B36]=&quot;APODI&quot;;3;IF([.B36]=&quot;IPANGUACU&quot;;4;IF([.B36]=&quot;MOSSORO&quot;;5;IF([.B36]=&quot;NATAL&quot;;6;IF([.B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7];&quot;SANTA CRUZ&quot;);1;IF([.B37]=&quot;CAICO&quot;;2;IF([.B37]=&quot;APODI&quot;;3;IF([.B37]=&quot;IPANGUACU&quot;;4;IF([.B37]=&quot;MOSSORO&quot;;5;IF([.B37]=&quot;NATAL&quot;;6;IF([.B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8];&quot;SANTA CRUZ&quot;);1;IF([.B38]=&quot;CAICO&quot;;2;IF([.B38]=&quot;APODI&quot;;3;IF([.B38]=&quot;IPANGUACU&quot;;4;IF([.B38]=&quot;MOSSORO&quot;;5;IF([.B38]=&quot;NATAL&quot;;6;IF([.B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9];&quot;SANTA CRUZ&quot;);1;IF([.B39]=&quot;CAICO&quot;;2;IF([.B39]=&quot;APODI&quot;;3;IF([.B39]=&quot;IPANGUACU&quot;;4;IF([.B39]=&quot;MOSSORO&quot;;5;IF([.B39]=&quot;NATAL&quot;;6;IF([.B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table:formula="of:=IF(EXACT([.B40];&quot;SANTA CRUZ&quot;);1;IF([.B40]=&quot;CAICO&quot;;2;IF([.B40]=&quot;APODI&quot;;3;IF([.B40]=&quot;IPANGUACU&quot;;4;IF([.B40]=&quot;MOSSORO&quot;;5;IF([.B40]=&quot;NATAL&quot;;6;IF([.B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1];&quot;SANTA CRUZ&quot;);1;IF([.B41]=&quot;CAICO&quot;;2;IF([.B41]=&quot;APODI&quot;;3;IF([.B41]=&quot;IPANGUACU&quot;;4;IF([.B41]=&quot;MOSSORO&quot;;5;IF([.B41]=&quot;NATAL&quot;;6;IF([.B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42];&quot;SANTA CRUZ&quot;);1;IF([.B42]=&quot;CAICO&quot;;2;IF([.B42]=&quot;APODI&quot;;3;IF([.B42]=&quot;IPANGUACU&quot;;4;IF([.B42]=&quot;MOSSORO&quot;;5;IF([.B42]=&quot;NATAL&quot;;6;IF([.B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43];&quot;SANTA CRUZ&quot;);1;IF([.B43]=&quot;CAICO&quot;;2;IF([.B43]=&quot;APODI&quot;;3;IF([.B43]=&quot;IPANGUACU&quot;;4;IF([.B43]=&quot;MOSSORO&quot;;5;IF([.B43]=&quot;NATAL&quot;;6;IF([.B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44];&quot;SANTA CRUZ&quot;);1;IF([.B44]=&quot;CAICO&quot;;2;IF([.B44]=&quot;APODI&quot;;3;IF([.B44]=&quot;IPANGUACU&quot;;4;IF([.B44]=&quot;MOSSORO&quot;;5;IF([.B44]=&quot;NATAL&quot;;6;IF([.B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5];&quot;SANTA CRUZ&quot;);1;IF([.B45]=&quot;CAICO&quot;;2;IF([.B45]=&quot;APODI&quot;;3;IF([.B45]=&quot;IPANGUACU&quot;;4;IF([.B45]=&quot;MOSSORO&quot;;5;IF([.B45]=&quot;NATAL&quot;;6;IF([.B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6];&quot;SANTA CRUZ&quot;);1;IF([.B46]=&quot;CAICO&quot;;2;IF([.B46]=&quot;APODI&quot;;3;IF([.B46]=&quot;IPANGUACU&quot;;4;IF([.B46]=&quot;MOSSORO&quot;;5;IF([.B46]=&quot;NATAL&quot;;6;IF([.B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47];&quot;SANTA CRUZ&quot;);1;IF([.B47]=&quot;CAICO&quot;;2;IF([.B47]=&quot;APODI&quot;;3;IF([.B47]=&quot;IPANGUACU&quot;;4;IF([.B47]=&quot;MOSSORO&quot;;5;IF([.B47]=&quot;NATAL&quot;;6;IF([.B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48];&quot;SANTA CRUZ&quot;);1;IF([.B48]=&quot;CAICO&quot;;2;IF([.B48]=&quot;APODI&quot;;3;IF([.B48]=&quot;IPANGUACU&quot;;4;IF([.B48]=&quot;MOSSORO&quot;;5;IF([.B48]=&quot;NATAL&quot;;6;IF([.B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49];&quot;SANTA CRUZ&quot;);1;IF([.B49]=&quot;CAICO&quot;;2;IF([.B49]=&quot;APODI&quot;;3;IF([.B49]=&quot;IPANGUACU&quot;;4;IF([.B49]=&quot;MOSSORO&quot;;5;IF([.B49]=&quot;NATAL&quot;;6;IF([.B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0];&quot;SANTA CRUZ&quot;);1;IF([.B50]=&quot;CAICO&quot;;2;IF([.B50]=&quot;APODI&quot;;3;IF([.B50]=&quot;IPANGUACU&quot;;4;IF([.B50]=&quot;MOSSORO&quot;;5;IF([.B50]=&quot;NATAL&quot;;6;IF([.B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51];&quot;SANTA CRUZ&quot;);1;IF([.B51]=&quot;CAICO&quot;;2;IF([.B51]=&quot;APODI&quot;;3;IF([.B51]=&quot;IPANGUACU&quot;;4;IF([.B51]=&quot;MOSSORO&quot;;5;IF([.B51]=&quot;NATAL&quot;;6;IF([.B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52];&quot;SANTA CRUZ&quot;);1;IF([.B52]=&quot;CAICO&quot;;2;IF([.B52]=&quot;APODI&quot;;3;IF([.B52]=&quot;IPANGUACU&quot;;4;IF([.B52]=&quot;MOSSORO&quot;;5;IF([.B52]=&quot;NATAL&quot;;6;IF([.B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3];&quot;SANTA CRUZ&quot;);1;IF([.B53]=&quot;CAICO&quot;;2;IF([.B53]=&quot;APODI&quot;;3;IF([.B53]=&quot;IPANGUACU&quot;;4;IF([.B53]=&quot;MOSSORO&quot;;5;IF([.B53]=&quot;NATAL&quot;;6;IF([.B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4];&quot;SANTA CRUZ&quot;);1;IF([.B54]=&quot;CAICO&quot;;2;IF([.B54]=&quot;APODI&quot;;3;IF([.B54]=&quot;IPANGUACU&quot;;4;IF([.B54]=&quot;MOSSORO&quot;;5;IF([.B54]=&quot;NATAL&quot;;6;IF([.B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55];&quot;SANTA CRUZ&quot;);1;IF([.B55]=&quot;CAICO&quot;;2;IF([.B55]=&quot;APODI&quot;;3;IF([.B55]=&quot;IPANGUACU&quot;;4;IF([.B55]=&quot;MOSSORO&quot;;5;IF([.B55]=&quot;NATAL&quot;;6;IF([.B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56];&quot;SANTA CRUZ&quot;);1;IF([.B56]=&quot;CAICO&quot;;2;IF([.B56]=&quot;APODI&quot;;3;IF([.B56]=&quot;IPANGUACU&quot;;4;IF([.B56]=&quot;MOSSORO&quot;;5;IF([.B56]=&quot;NATAL&quot;;6;IF([.B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7];&quot;SANTA CRUZ&quot;);1;IF([.B57]=&quot;CAICO&quot;;2;IF([.B57]=&quot;APODI&quot;;3;IF([.B57]=&quot;IPANGUACU&quot;;4;IF([.B57]=&quot;MOSSORO&quot;;5;IF([.B57]=&quot;NATAL&quot;;6;IF([.B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58];&quot;SANTA CRUZ&quot;);1;IF([.B58]=&quot;CAICO&quot;;2;IF([.B58]=&quot;APODI&quot;;3;IF([.B58]=&quot;IPANGUACU&quot;;4;IF([.B58]=&quot;MOSSORO&quot;;5;IF([.B58]=&quot;NATAL&quot;;6;IF([.B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9];&quot;SANTA CRUZ&quot;);1;IF([.B59]=&quot;CAICO&quot;;2;IF([.B59]=&quot;APODI&quot;;3;IF([.B59]=&quot;IPANGUACU&quot;;4;IF([.B59]=&quot;MOSSORO&quot;;5;IF([.B59]=&quot;NATAL&quot;;6;IF([.B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60];&quot;SANTA CRUZ&quot;);1;IF([.B60]=&quot;CAICO&quot;;2;IF([.B60]=&quot;APODI&quot;;3;IF([.B60]=&quot;IPANGUACU&quot;;4;IF([.B60]=&quot;MOSSORO&quot;;5;IF([.B60]=&quot;NATAL&quot;;6;IF([.B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61];&quot;SANTA CRUZ&quot;);1;IF([.B61]=&quot;CAICO&quot;;2;IF([.B61]=&quot;APODI&quot;;3;IF([.B61]=&quot;IPANGUACU&quot;;4;IF([.B61]=&quot;MOSSORO&quot;;5;IF([.B61]=&quot;NATAL&quot;;6;IF([.B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62];&quot;SANTA CRUZ&quot;);1;IF([.B62]=&quot;CAICO&quot;;2;IF([.B62]=&quot;APODI&quot;;3;IF([.B62]=&quot;IPANGUACU&quot;;4;IF([.B62]=&quot;MOSSORO&quot;;5;IF([.B62]=&quot;NATAL&quot;;6;IF([.B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63];&quot;SANTA CRUZ&quot;);1;IF([.B63]=&quot;CAICO&quot;;2;IF([.B63]=&quot;APODI&quot;;3;IF([.B63]=&quot;IPANGUACU&quot;;4;IF([.B63]=&quot;MOSSORO&quot;;5;IF([.B63]=&quot;NATAL&quot;;6;IF([.B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64];&quot;SANTA CRUZ&quot;);1;IF([.B64]=&quot;CAICO&quot;;2;IF([.B64]=&quot;APODI&quot;;3;IF([.B64]=&quot;IPANGUACU&quot;;4;IF([.B64]=&quot;MOSSORO&quot;;5;IF([.B64]=&quot;NATAL&quot;;6;IF([.B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65];&quot;SANTA CRUZ&quot;);1;IF([.B65]=&quot;CAICO&quot;;2;IF([.B65]=&quot;APODI&quot;;3;IF([.B65]=&quot;IPANGUACU&quot;;4;IF([.B65]=&quot;MOSSORO&quot;;5;IF([.B65]=&quot;NATAL&quot;;6;IF([.B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66];&quot;SANTA CRUZ&quot;);1;IF([.B66]=&quot;CAICO&quot;;2;IF([.B66]=&quot;APODI&quot;;3;IF([.B66]=&quot;IPANGUACU&quot;;4;IF([.B66]=&quot;MOSSORO&quot;;5;IF([.B66]=&quot;NATAL&quot;;6;IF([.B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67];&quot;SANTA CRUZ&quot;);1;IF([.B67]=&quot;CAICO&quot;;2;IF([.B67]=&quot;APODI&quot;;3;IF([.B67]=&quot;IPANGUACU&quot;;4;IF([.B67]=&quot;MOSSORO&quot;;5;IF([.B67]=&quot;NATAL&quot;;6;IF([.B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68];&quot;SANTA CRUZ&quot;);1;IF([.B68]=&quot;CAICO&quot;;2;IF([.B68]=&quot;APODI&quot;;3;IF([.B68]=&quot;IPANGUACU&quot;;4;IF([.B68]=&quot;MOSSORO&quot;;5;IF([.B68]=&quot;NATAL&quot;;6;IF([.B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69];&quot;SANTA CRUZ&quot;);1;IF([.B69]=&quot;CAICO&quot;;2;IF([.B69]=&quot;APODI&quot;;3;IF([.B69]=&quot;IPANGUACU&quot;;4;IF([.B69]=&quot;MOSSORO&quot;;5;IF([.B69]=&quot;NATAL&quot;;6;IF([.B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70];&quot;SANTA CRUZ&quot;);1;IF([.B70]=&quot;CAICO&quot;;2;IF([.B70]=&quot;APODI&quot;;3;IF([.B70]=&quot;IPANGUACU&quot;;4;IF([.B70]=&quot;MOSSORO&quot;;5;IF([.B70]=&quot;NATAL&quot;;6;IF([.B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71];&quot;SANTA CRUZ&quot;);1;IF([.B71]=&quot;CAICO&quot;;2;IF([.B71]=&quot;APODI&quot;;3;IF([.B71]=&quot;IPANGUACU&quot;;4;IF([.B71]=&quot;MOSSORO&quot;;5;IF([.B71]=&quot;NATAL&quot;;6;IF([.B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72];&quot;SANTA CRUZ&quot;);1;IF([.B72]=&quot;CAICO&quot;;2;IF([.B72]=&quot;APODI&quot;;3;IF([.B72]=&quot;IPANGUACU&quot;;4;IF([.B72]=&quot;MOSSORO&quot;;5;IF([.B72]=&quot;NATAL&quot;;6;IF([.B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73];&quot;SANTA CRUZ&quot;);1;IF([.B73]=&quot;CAICO&quot;;2;IF([.B73]=&quot;APODI&quot;;3;IF([.B73]=&quot;IPANGUACU&quot;;4;IF([.B73]=&quot;MOSSORO&quot;;5;IF([.B73]=&quot;NATAL&quot;;6;IF([.B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4];&quot;SANTA CRUZ&quot;);1;IF([.B74]=&quot;CAICO&quot;;2;IF([.B74]=&quot;APODI&quot;;3;IF([.B74]=&quot;IPANGUACU&quot;;4;IF([.B74]=&quot;MOSSORO&quot;;5;IF([.B74]=&quot;NATAL&quot;;6;IF([.B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75];&quot;SANTA CRUZ&quot;);1;IF([.B75]=&quot;CAICO&quot;;2;IF([.B75]=&quot;APODI&quot;;3;IF([.B75]=&quot;IPANGUACU&quot;;4;IF([.B75]=&quot;MOSSORO&quot;;5;IF([.B75]=&quot;NATAL&quot;;6;IF([.B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.31" calcext:value-type="float">
            <text:p>1010,3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6];&quot;SANTA CRUZ&quot;);1;IF([.B76]=&quot;CAICO&quot;;2;IF([.B76]=&quot;APODI&quot;;3;IF([.B76]=&quot;IPANGUACU&quot;;4;IF([.B76]=&quot;MOSSORO&quot;;5;IF([.B76]=&quot;NATAL&quot;;6;IF([.B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" calcext:value-type="float">
            <text:p>1011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77];&quot;SANTA CRUZ&quot;);1;IF([.B77]=&quot;CAICO&quot;;2;IF([.B77]=&quot;APODI&quot;;3;IF([.B77]=&quot;IPANGUACU&quot;;4;IF([.B77]=&quot;MOSSORO&quot;;5;IF([.B77]=&quot;NATAL&quot;;6;IF([.B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78];&quot;SANTA CRUZ&quot;);1;IF([.B78]=&quot;CAICO&quot;;2;IF([.B78]=&quot;APODI&quot;;3;IF([.B78]=&quot;IPANGUACU&quot;;4;IF([.B78]=&quot;MOSSORO&quot;;5;IF([.B78]=&quot;NATAL&quot;;6;IF([.B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9];&quot;SANTA CRUZ&quot;);1;IF([.B79]=&quot;CAICO&quot;;2;IF([.B79]=&quot;APODI&quot;;3;IF([.B79]=&quot;IPANGUACU&quot;;4;IF([.B79]=&quot;MOSSORO&quot;;5;IF([.B79]=&quot;NATAL&quot;;6;IF([.B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0];&quot;SANTA CRUZ&quot;);1;IF([.B80]=&quot;CAICO&quot;;2;IF([.B80]=&quot;APODI&quot;;3;IF([.B80]=&quot;IPANGUACU&quot;;4;IF([.B80]=&quot;MOSSORO&quot;;5;IF([.B80]=&quot;NATAL&quot;;6;IF([.B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1];&quot;SANTA CRUZ&quot;);1;IF([.B81]=&quot;CAICO&quot;;2;IF([.B81]=&quot;APODI&quot;;3;IF([.B81]=&quot;IPANGUACU&quot;;4;IF([.B81]=&quot;MOSSORO&quot;;5;IF([.B81]=&quot;NATAL&quot;;6;IF([.B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3" calcext:value-type="float">
            <text:p>1010,8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82];&quot;SANTA CRUZ&quot;);1;IF([.B82]=&quot;CAICO&quot;;2;IF([.B82]=&quot;APODI&quot;;3;IF([.B82]=&quot;IPANGUACU&quot;;4;IF([.B82]=&quot;MOSSORO&quot;;5;IF([.B82]=&quot;NATAL&quot;;6;IF([.B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3];&quot;SANTA CRUZ&quot;);1;IF([.B83]=&quot;CAICO&quot;;2;IF([.B83]=&quot;APODI&quot;;3;IF([.B83]=&quot;IPANGUACU&quot;;4;IF([.B83]=&quot;MOSSORO&quot;;5;IF([.B83]=&quot;NATAL&quot;;6;IF([.B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4];&quot;SANTA CRUZ&quot;);1;IF([.B84]=&quot;CAICO&quot;;2;IF([.B84]=&quot;APODI&quot;;3;IF([.B84]=&quot;IPANGUACU&quot;;4;IF([.B84]=&quot;MOSSORO&quot;;5;IF([.B84]=&quot;NATAL&quot;;6;IF([.B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5];&quot;SANTA CRUZ&quot;);1;IF([.B85]=&quot;CAICO&quot;;2;IF([.B85]=&quot;APODI&quot;;3;IF([.B85]=&quot;IPANGUACU&quot;;4;IF([.B85]=&quot;MOSSORO&quot;;5;IF([.B85]=&quot;NATAL&quot;;6;IF([.B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5" calcext:value-type="float">
            <text:p>1007,6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6];&quot;SANTA CRUZ&quot;);1;IF([.B86]=&quot;CAICO&quot;;2;IF([.B86]=&quot;APODI&quot;;3;IF([.B86]=&quot;IPANGUACU&quot;;4;IF([.B86]=&quot;MOSSORO&quot;;5;IF([.B86]=&quot;NATAL&quot;;6;IF([.B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87];&quot;SANTA CRUZ&quot;);1;IF([.B87]=&quot;CAICO&quot;;2;IF([.B87]=&quot;APODI&quot;;3;IF([.B87]=&quot;IPANGUACU&quot;;4;IF([.B87]=&quot;MOSSORO&quot;;5;IF([.B87]=&quot;NATAL&quot;;6;IF([.B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88];&quot;SANTA CRUZ&quot;);1;IF([.B88]=&quot;CAICO&quot;;2;IF([.B88]=&quot;APODI&quot;;3;IF([.B88]=&quot;IPANGUACU&quot;;4;IF([.B88]=&quot;MOSSORO&quot;;5;IF([.B88]=&quot;NATAL&quot;;6;IF([.B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89];&quot;SANTA CRUZ&quot;);1;IF([.B89]=&quot;CAICO&quot;;2;IF([.B89]=&quot;APODI&quot;;3;IF([.B89]=&quot;IPANGUACU&quot;;4;IF([.B89]=&quot;MOSSORO&quot;;5;IF([.B89]=&quot;NATAL&quot;;6;IF([.B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90];&quot;SANTA CRUZ&quot;);1;IF([.B90]=&quot;CAICO&quot;;2;IF([.B90]=&quot;APODI&quot;;3;IF([.B90]=&quot;IPANGUACU&quot;;4;IF([.B90]=&quot;MOSSORO&quot;;5;IF([.B90]=&quot;NATAL&quot;;6;IF([.B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91];&quot;SANTA CRUZ&quot;);1;IF([.B91]=&quot;CAICO&quot;;2;IF([.B91]=&quot;APODI&quot;;3;IF([.B91]=&quot;IPANGUACU&quot;;4;IF([.B91]=&quot;MOSSORO&quot;;5;IF([.B91]=&quot;NATAL&quot;;6;IF([.B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" calcext:value-type="float">
            <text:p>1004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92];&quot;SANTA CRUZ&quot;);1;IF([.B92]=&quot;CAICO&quot;;2;IF([.B92]=&quot;APODI&quot;;3;IF([.B92]=&quot;IPANGUACU&quot;;4;IF([.B92]=&quot;MOSSORO&quot;;5;IF([.B92]=&quot;NATAL&quot;;6;IF([.B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93];&quot;SANTA CRUZ&quot;);1;IF([.B93]=&quot;CAICO&quot;;2;IF([.B93]=&quot;APODI&quot;;3;IF([.B93]=&quot;IPANGUACU&quot;;4;IF([.B93]=&quot;MOSSORO&quot;;5;IF([.B93]=&quot;NATAL&quot;;6;IF([.B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94];&quot;SANTA CRUZ&quot;);1;IF([.B94]=&quot;CAICO&quot;;2;IF([.B94]=&quot;APODI&quot;;3;IF([.B94]=&quot;IPANGUACU&quot;;4;IF([.B94]=&quot;MOSSORO&quot;;5;IF([.B94]=&quot;NATAL&quot;;6;IF([.B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95];&quot;SANTA CRUZ&quot;);1;IF([.B95]=&quot;CAICO&quot;;2;IF([.B95]=&quot;APODI&quot;;3;IF([.B95]=&quot;IPANGUACU&quot;;4;IF([.B95]=&quot;MOSSORO&quot;;5;IF([.B95]=&quot;NATAL&quot;;6;IF([.B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96];&quot;SANTA CRUZ&quot;);1;IF([.B96]=&quot;CAICO&quot;;2;IF([.B96]=&quot;APODI&quot;;3;IF([.B96]=&quot;IPANGUACU&quot;;4;IF([.B96]=&quot;MOSSORO&quot;;5;IF([.B96]=&quot;NATAL&quot;;6;IF([.B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5.5" calcext:value-type="float">
            <text:p>1005,5</text:p>
          </table:table-cell>
        </table:table-row>
        <table:table-row table:style-name="ro1">
          <table:table-cell table:formula="of:=IF(EXACT([.B97];&quot;SANTA CRUZ&quot;);1;IF([.B97]=&quot;CAICO&quot;;2;IF([.B97]=&quot;APODI&quot;;3;IF([.B97]=&quot;IPANGUACU&quot;;4;IF([.B97]=&quot;MOSSORO&quot;;5;IF([.B97]=&quot;NATAL&quot;;6;IF([.B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98];&quot;SANTA CRUZ&quot;);1;IF([.B98]=&quot;CAICO&quot;;2;IF([.B98]=&quot;APODI&quot;;3;IF([.B98]=&quot;IPANGUACU&quot;;4;IF([.B98]=&quot;MOSSORO&quot;;5;IF([.B98]=&quot;NATAL&quot;;6;IF([.B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8" calcext:value-type="float">
            <text:p>1007,3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99];&quot;SANTA CRUZ&quot;);1;IF([.B99]=&quot;CAICO&quot;;2;IF([.B99]=&quot;APODI&quot;;3;IF([.B99]=&quot;IPANGUACU&quot;;4;IF([.B99]=&quot;MOSSORO&quot;;5;IF([.B99]=&quot;NATAL&quot;;6;IF([.B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00];&quot;SANTA CRUZ&quot;);1;IF([.B100]=&quot;CAICO&quot;;2;IF([.B100]=&quot;APODI&quot;;3;IF([.B100]=&quot;IPANGUACU&quot;;4;IF([.B100]=&quot;MOSSORO&quot;;5;IF([.B100]=&quot;NATAL&quot;;6;IF([.B1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101];&quot;SANTA CRUZ&quot;);1;IF([.B101]=&quot;CAICO&quot;;2;IF([.B101]=&quot;APODI&quot;;3;IF([.B101]=&quot;IPANGUACU&quot;;4;IF([.B101]=&quot;MOSSORO&quot;;5;IF([.B101]=&quot;NATAL&quot;;6;IF([.B1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4.2" calcext:value-type="float">
            <text:p>1004,2</text:p>
          </table:table-cell>
        </table:table-row>
        <table:table-row table:style-name="ro1">
          <table:table-cell table:formula="of:=IF(EXACT([.B102];&quot;SANTA CRUZ&quot;);1;IF([.B102]=&quot;CAICO&quot;;2;IF([.B102]=&quot;APODI&quot;;3;IF([.B102]=&quot;IPANGUACU&quot;;4;IF([.B102]=&quot;MOSSORO&quot;;5;IF([.B102]=&quot;NATAL&quot;;6;IF([.B1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03];&quot;SANTA CRUZ&quot;);1;IF([.B103]=&quot;CAICO&quot;;2;IF([.B103]=&quot;APODI&quot;;3;IF([.B103]=&quot;IPANGUACU&quot;;4;IF([.B103]=&quot;MOSSORO&quot;;5;IF([.B103]=&quot;NATAL&quot;;6;IF([.B1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4];&quot;SANTA CRUZ&quot;);1;IF([.B104]=&quot;CAICO&quot;;2;IF([.B104]=&quot;APODI&quot;;3;IF([.B104]=&quot;IPANGUACU&quot;;4;IF([.B104]=&quot;MOSSORO&quot;;5;IF([.B104]=&quot;NATAL&quot;;6;IF([.B1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05];&quot;SANTA CRUZ&quot;);1;IF([.B105]=&quot;CAICO&quot;;2;IF([.B105]=&quot;APODI&quot;;3;IF([.B105]=&quot;IPANGUACU&quot;;4;IF([.B105]=&quot;MOSSORO&quot;;5;IF([.B105]=&quot;NATAL&quot;;6;IF([.B1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106];&quot;SANTA CRUZ&quot;);1;IF([.B106]=&quot;CAICO&quot;;2;IF([.B106]=&quot;APODI&quot;;3;IF([.B106]=&quot;IPANGUACU&quot;;4;IF([.B106]=&quot;MOSSORO&quot;;5;IF([.B106]=&quot;NATAL&quot;;6;IF([.B1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5.47" calcext:value-type="float">
            <text:p>1005,47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07];&quot;SANTA CRUZ&quot;);1;IF([.B107]=&quot;CAICO&quot;;2;IF([.B107]=&quot;APODI&quot;;3;IF([.B107]=&quot;IPANGUACU&quot;;4;IF([.B107]=&quot;MOSSORO&quot;;5;IF([.B107]=&quot;NATAL&quot;;6;IF([.B1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108];&quot;SANTA CRUZ&quot;);1;IF([.B108]=&quot;CAICO&quot;;2;IF([.B108]=&quot;APODI&quot;;3;IF([.B108]=&quot;IPANGUACU&quot;;4;IF([.B108]=&quot;MOSSORO&quot;;5;IF([.B108]=&quot;NATAL&quot;;6;IF([.B1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09];&quot;SANTA CRUZ&quot;);1;IF([.B109]=&quot;CAICO&quot;;2;IF([.B109]=&quot;APODI&quot;;3;IF([.B109]=&quot;IPANGUACU&quot;;4;IF([.B109]=&quot;MOSSORO&quot;;5;IF([.B109]=&quot;NATAL&quot;;6;IF([.B1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110];&quot;SANTA CRUZ&quot;);1;IF([.B110]=&quot;CAICO&quot;;2;IF([.B110]=&quot;APODI&quot;;3;IF([.B110]=&quot;IPANGUACU&quot;;4;IF([.B110]=&quot;MOSSORO&quot;;5;IF([.B110]=&quot;NATAL&quot;;6;IF([.B1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1006.5" calcext:value-type="float">
            <text:p>1006,5</text:p>
          </table:table-cell>
        </table:table-row>
        <table:table-row table:style-name="ro1">
          <table:table-cell table:formula="of:=IF(EXACT([.B111];&quot;SANTA CRUZ&quot;);1;IF([.B111]=&quot;CAICO&quot;;2;IF([.B111]=&quot;APODI&quot;;3;IF([.B111]=&quot;IPANGUACU&quot;;4;IF([.B111]=&quot;MOSSORO&quot;;5;IF([.B111]=&quot;NATAL&quot;;6;IF([.B1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12];&quot;SANTA CRUZ&quot;);1;IF([.B112]=&quot;CAICO&quot;;2;IF([.B112]=&quot;APODI&quot;;3;IF([.B112]=&quot;IPANGUACU&quot;;4;IF([.B112]=&quot;MOSSORO&quot;;5;IF([.B112]=&quot;NATAL&quot;;6;IF([.B1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13];&quot;SANTA CRUZ&quot;);1;IF([.B113]=&quot;CAICO&quot;;2;IF([.B113]=&quot;APODI&quot;;3;IF([.B113]=&quot;IPANGUACU&quot;;4;IF([.B113]=&quot;MOSSORO&quot;;5;IF([.B113]=&quot;NATAL&quot;;6;IF([.B1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14];&quot;SANTA CRUZ&quot;);1;IF([.B114]=&quot;CAICO&quot;;2;IF([.B114]=&quot;APODI&quot;;3;IF([.B114]=&quot;IPANGUACU&quot;;4;IF([.B114]=&quot;MOSSORO&quot;;5;IF([.B114]=&quot;NATAL&quot;;6;IF([.B1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15];&quot;SANTA CRUZ&quot;);1;IF([.B115]=&quot;CAICO&quot;;2;IF([.B115]=&quot;APODI&quot;;3;IF([.B115]=&quot;IPANGUACU&quot;;4;IF([.B115]=&quot;MOSSORO&quot;;5;IF([.B115]=&quot;NATAL&quot;;6;IF([.B1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16];&quot;SANTA CRUZ&quot;);1;IF([.B116]=&quot;CAICO&quot;;2;IF([.B116]=&quot;APODI&quot;;3;IF([.B116]=&quot;IPANGUACU&quot;;4;IF([.B116]=&quot;MOSSORO&quot;;5;IF([.B116]=&quot;NATAL&quot;;6;IF([.B1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17];&quot;SANTA CRUZ&quot;);1;IF([.B117]=&quot;CAICO&quot;;2;IF([.B117]=&quot;APODI&quot;;3;IF([.B117]=&quot;IPANGUACU&quot;;4;IF([.B117]=&quot;MOSSORO&quot;;5;IF([.B117]=&quot;NATAL&quot;;6;IF([.B1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18];&quot;SANTA CRUZ&quot;);1;IF([.B118]=&quot;CAICO&quot;;2;IF([.B118]=&quot;APODI&quot;;3;IF([.B118]=&quot;IPANGUACU&quot;;4;IF([.B118]=&quot;MOSSORO&quot;;5;IF([.B118]=&quot;NATAL&quot;;6;IF([.B1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119];&quot;SANTA CRUZ&quot;);1;IF([.B119]=&quot;CAICO&quot;;2;IF([.B119]=&quot;APODI&quot;;3;IF([.B119]=&quot;IPANGUACU&quot;;4;IF([.B119]=&quot;MOSSORO&quot;;5;IF([.B119]=&quot;NATAL&quot;;6;IF([.B1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4" calcext:value-type="float">
            <text:p>1003,4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120];&quot;SANTA CRUZ&quot;);1;IF([.B120]=&quot;CAICO&quot;;2;IF([.B120]=&quot;APODI&quot;;3;IF([.B120]=&quot;IPANGUACU&quot;;4;IF([.B120]=&quot;MOSSORO&quot;;5;IF([.B120]=&quot;NATAL&quot;;6;IF([.B1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21];&quot;SANTA CRUZ&quot;);1;IF([.B121]=&quot;CAICO&quot;;2;IF([.B121]=&quot;APODI&quot;;3;IF([.B121]=&quot;IPANGUACU&quot;;4;IF([.B121]=&quot;MOSSORO&quot;;5;IF([.B121]=&quot;NATAL&quot;;6;IF([.B1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122];&quot;SANTA CRUZ&quot;);1;IF([.B122]=&quot;CAICO&quot;;2;IF([.B122]=&quot;APODI&quot;;3;IF([.B122]=&quot;IPANGUACU&quot;;4;IF([.B122]=&quot;MOSSORO&quot;;5;IF([.B122]=&quot;NATAL&quot;;6;IF([.B1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23];&quot;SANTA CRUZ&quot;);1;IF([.B123]=&quot;CAICO&quot;;2;IF([.B123]=&quot;APODI&quot;;3;IF([.B123]=&quot;IPANGUACU&quot;;4;IF([.B123]=&quot;MOSSORO&quot;;5;IF([.B123]=&quot;NATAL&quot;;6;IF([.B1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124];&quot;SANTA CRUZ&quot;);1;IF([.B124]=&quot;CAICO&quot;;2;IF([.B124]=&quot;APODI&quot;;3;IF([.B124]=&quot;IPANGUACU&quot;;4;IF([.B124]=&quot;MOSSORO&quot;;5;IF([.B124]=&quot;NATAL&quot;;6;IF([.B1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25];&quot;SANTA CRUZ&quot;);1;IF([.B125]=&quot;CAICO&quot;;2;IF([.B125]=&quot;APODI&quot;;3;IF([.B125]=&quot;IPANGUACU&quot;;4;IF([.B125]=&quot;MOSSORO&quot;;5;IF([.B125]=&quot;NATAL&quot;;6;IF([.B1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126];&quot;SANTA CRUZ&quot;);1;IF([.B126]=&quot;CAICO&quot;;2;IF([.B126]=&quot;APODI&quot;;3;IF([.B126]=&quot;IPANGUACU&quot;;4;IF([.B126]=&quot;MOSSORO&quot;;5;IF([.B126]=&quot;NATAL&quot;;6;IF([.B1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27];&quot;SANTA CRUZ&quot;);1;IF([.B127]=&quot;CAICO&quot;;2;IF([.B127]=&quot;APODI&quot;;3;IF([.B127]=&quot;IPANGUACU&quot;;4;IF([.B127]=&quot;MOSSORO&quot;;5;IF([.B127]=&quot;NATAL&quot;;6;IF([.B1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28];&quot;SANTA CRUZ&quot;);1;IF([.B128]=&quot;CAICO&quot;;2;IF([.B128]=&quot;APODI&quot;;3;IF([.B128]=&quot;IPANGUACU&quot;;4;IF([.B128]=&quot;MOSSORO&quot;;5;IF([.B128]=&quot;NATAL&quot;;6;IF([.B1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29];&quot;SANTA CRUZ&quot;);1;IF([.B129]=&quot;CAICO&quot;;2;IF([.B129]=&quot;APODI&quot;;3;IF([.B129]=&quot;IPANGUACU&quot;;4;IF([.B129]=&quot;MOSSORO&quot;;5;IF([.B129]=&quot;NATAL&quot;;6;IF([.B1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30];&quot;SANTA CRUZ&quot;);1;IF([.B130]=&quot;CAICO&quot;;2;IF([.B130]=&quot;APODI&quot;;3;IF([.B130]=&quot;IPANGUACU&quot;;4;IF([.B130]=&quot;MOSSORO&quot;;5;IF([.B130]=&quot;NATAL&quot;;6;IF([.B1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31];&quot;SANTA CRUZ&quot;);1;IF([.B131]=&quot;CAICO&quot;;2;IF([.B131]=&quot;APODI&quot;;3;IF([.B131]=&quot;IPANGUACU&quot;;4;IF([.B131]=&quot;MOSSORO&quot;;5;IF([.B131]=&quot;NATAL&quot;;6;IF([.B1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32];&quot;SANTA CRUZ&quot;);1;IF([.B132]=&quot;CAICO&quot;;2;IF([.B132]=&quot;APODI&quot;;3;IF([.B132]=&quot;IPANGUACU&quot;;4;IF([.B132]=&quot;MOSSORO&quot;;5;IF([.B132]=&quot;NATAL&quot;;6;IF([.B1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33];&quot;SANTA CRUZ&quot;);1;IF([.B133]=&quot;CAICO&quot;;2;IF([.B133]=&quot;APODI&quot;;3;IF([.B133]=&quot;IPANGUACU&quot;;4;IF([.B133]=&quot;MOSSORO&quot;;5;IF([.B133]=&quot;NATAL&quot;;6;IF([.B1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34];&quot;SANTA CRUZ&quot;);1;IF([.B134]=&quot;CAICO&quot;;2;IF([.B134]=&quot;APODI&quot;;3;IF([.B134]=&quot;IPANGUACU&quot;;4;IF([.B134]=&quot;MOSSORO&quot;;5;IF([.B134]=&quot;NATAL&quot;;6;IF([.B1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formula="of:=IF(EXACT([.B135];&quot;SANTA CRUZ&quot;);1;IF([.B135]=&quot;CAICO&quot;;2;IF([.B135]=&quot;APODI&quot;;3;IF([.B135]=&quot;IPANGUACU&quot;;4;IF([.B135]=&quot;MOSSORO&quot;;5;IF([.B135]=&quot;NATAL&quot;;6;IF([.B1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136];&quot;SANTA CRUZ&quot;);1;IF([.B136]=&quot;CAICO&quot;;2;IF([.B136]=&quot;APODI&quot;;3;IF([.B136]=&quot;IPANGUACU&quot;;4;IF([.B136]=&quot;MOSSORO&quot;;5;IF([.B136]=&quot;NATAL&quot;;6;IF([.B1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" calcext:value-type="float">
            <text:p>1005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table:formula="of:=IF(EXACT([.B137];&quot;SANTA CRUZ&quot;);1;IF([.B137]=&quot;CAICO&quot;;2;IF([.B137]=&quot;APODI&quot;;3;IF([.B137]=&quot;IPANGUACU&quot;;4;IF([.B137]=&quot;MOSSORO&quot;;5;IF([.B137]=&quot;NATAL&quot;;6;IF([.B1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38];&quot;SANTA CRUZ&quot;);1;IF([.B138]=&quot;CAICO&quot;;2;IF([.B138]=&quot;APODI&quot;;3;IF([.B138]=&quot;IPANGUACU&quot;;4;IF([.B138]=&quot;MOSSORO&quot;;5;IF([.B138]=&quot;NATAL&quot;;6;IF([.B1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39];&quot;SANTA CRUZ&quot;);1;IF([.B139]=&quot;CAICO&quot;;2;IF([.B139]=&quot;APODI&quot;;3;IF([.B139]=&quot;IPANGUACU&quot;;4;IF([.B139]=&quot;MOSSORO&quot;;5;IF([.B139]=&quot;NATAL&quot;;6;IF([.B1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3" calcext:value-type="float">
            <text:p>1010,23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40];&quot;SANTA CRUZ&quot;);1;IF([.B140]=&quot;CAICO&quot;;2;IF([.B140]=&quot;APODI&quot;;3;IF([.B140]=&quot;IPANGUACU&quot;;4;IF([.B140]=&quot;MOSSORO&quot;;5;IF([.B140]=&quot;NATAL&quot;;6;IF([.B1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41];&quot;SANTA CRUZ&quot;);1;IF([.B141]=&quot;CAICO&quot;;2;IF([.B141]=&quot;APODI&quot;;3;IF([.B141]=&quot;IPANGUACU&quot;;4;IF([.B141]=&quot;MOSSORO&quot;;5;IF([.B141]=&quot;NATAL&quot;;6;IF([.B1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42];&quot;SANTA CRUZ&quot;);1;IF([.B142]=&quot;CAICO&quot;;2;IF([.B142]=&quot;APODI&quot;;3;IF([.B142]=&quot;IPANGUACU&quot;;4;IF([.B142]=&quot;MOSSORO&quot;;5;IF([.B142]=&quot;NATAL&quot;;6;IF([.B1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43];&quot;SANTA CRUZ&quot;);1;IF([.B143]=&quot;CAICO&quot;;2;IF([.B143]=&quot;APODI&quot;;3;IF([.B143]=&quot;IPANGUACU&quot;;4;IF([.B143]=&quot;MOSSORO&quot;;5;IF([.B143]=&quot;NATAL&quot;;6;IF([.B1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44];&quot;SANTA CRUZ&quot;);1;IF([.B144]=&quot;CAICO&quot;;2;IF([.B144]=&quot;APODI&quot;;3;IF([.B144]=&quot;IPANGUACU&quot;;4;IF([.B144]=&quot;MOSSORO&quot;;5;IF([.B144]=&quot;NATAL&quot;;6;IF([.B1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45];&quot;SANTA CRUZ&quot;);1;IF([.B145]=&quot;CAICO&quot;;2;IF([.B145]=&quot;APODI&quot;;3;IF([.B145]=&quot;IPANGUACU&quot;;4;IF([.B145]=&quot;MOSSORO&quot;;5;IF([.B145]=&quot;NATAL&quot;;6;IF([.B1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46];&quot;SANTA CRUZ&quot;);1;IF([.B146]=&quot;CAICO&quot;;2;IF([.B146]=&quot;APODI&quot;;3;IF([.B146]=&quot;IPANGUACU&quot;;4;IF([.B146]=&quot;MOSSORO&quot;;5;IF([.B146]=&quot;NATAL&quot;;6;IF([.B1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47];&quot;SANTA CRUZ&quot;);1;IF([.B147]=&quot;CAICO&quot;;2;IF([.B147]=&quot;APODI&quot;;3;IF([.B147]=&quot;IPANGUACU&quot;;4;IF([.B147]=&quot;MOSSORO&quot;;5;IF([.B147]=&quot;NATAL&quot;;6;IF([.B1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48];&quot;SANTA CRUZ&quot;);1;IF([.B148]=&quot;CAICO&quot;;2;IF([.B148]=&quot;APODI&quot;;3;IF([.B148]=&quot;IPANGUACU&quot;;4;IF([.B148]=&quot;MOSSORO&quot;;5;IF([.B148]=&quot;NATAL&quot;;6;IF([.B1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49];&quot;SANTA CRUZ&quot;);1;IF([.B149]=&quot;CAICO&quot;;2;IF([.B149]=&quot;APODI&quot;;3;IF([.B149]=&quot;IPANGUACU&quot;;4;IF([.B149]=&quot;MOSSORO&quot;;5;IF([.B149]=&quot;NATAL&quot;;6;IF([.B1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50];&quot;SANTA CRUZ&quot;);1;IF([.B150]=&quot;CAICO&quot;;2;IF([.B150]=&quot;APODI&quot;;3;IF([.B150]=&quot;IPANGUACU&quot;;4;IF([.B150]=&quot;MOSSORO&quot;;5;IF([.B150]=&quot;NATAL&quot;;6;IF([.B1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1];&quot;SANTA CRUZ&quot;);1;IF([.B151]=&quot;CAICO&quot;;2;IF([.B151]=&quot;APODI&quot;;3;IF([.B151]=&quot;IPANGUACU&quot;;4;IF([.B151]=&quot;MOSSORO&quot;;5;IF([.B151]=&quot;NATAL&quot;;6;IF([.B1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2];&quot;SANTA CRUZ&quot;);1;IF([.B152]=&quot;CAICO&quot;;2;IF([.B152]=&quot;APODI&quot;;3;IF([.B152]=&quot;IPANGUACU&quot;;4;IF([.B152]=&quot;MOSSORO&quot;;5;IF([.B152]=&quot;NATAL&quot;;6;IF([.B1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3];&quot;SANTA CRUZ&quot;);1;IF([.B153]=&quot;CAICO&quot;;2;IF([.B153]=&quot;APODI&quot;;3;IF([.B153]=&quot;IPANGUACU&quot;;4;IF([.B153]=&quot;MOSSORO&quot;;5;IF([.B153]=&quot;NATAL&quot;;6;IF([.B1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4];&quot;SANTA CRUZ&quot;);1;IF([.B154]=&quot;CAICO&quot;;2;IF([.B154]=&quot;APODI&quot;;3;IF([.B154]=&quot;IPANGUACU&quot;;4;IF([.B154]=&quot;MOSSORO&quot;;5;IF([.B154]=&quot;NATAL&quot;;6;IF([.B1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" calcext:value-type="float">
            <text:p>100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55];&quot;SANTA CRUZ&quot;);1;IF([.B155]=&quot;CAICO&quot;;2;IF([.B155]=&quot;APODI&quot;;3;IF([.B155]=&quot;IPANGUACU&quot;;4;IF([.B155]=&quot;MOSSORO&quot;;5;IF([.B155]=&quot;NATAL&quot;;6;IF([.B1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6];&quot;SANTA CRUZ&quot;);1;IF([.B156]=&quot;CAICO&quot;;2;IF([.B156]=&quot;APODI&quot;;3;IF([.B156]=&quot;IPANGUACU&quot;;4;IF([.B156]=&quot;MOSSORO&quot;;5;IF([.B156]=&quot;NATAL&quot;;6;IF([.B1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57];&quot;SANTA CRUZ&quot;);1;IF([.B157]=&quot;CAICO&quot;;2;IF([.B157]=&quot;APODI&quot;;3;IF([.B157]=&quot;IPANGUACU&quot;;4;IF([.B157]=&quot;MOSSORO&quot;;5;IF([.B157]=&quot;NATAL&quot;;6;IF([.B1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58];&quot;SANTA CRUZ&quot;);1;IF([.B158]=&quot;CAICO&quot;;2;IF([.B158]=&quot;APODI&quot;;3;IF([.B158]=&quot;IPANGUACU&quot;;4;IF([.B158]=&quot;MOSSORO&quot;;5;IF([.B158]=&quot;NATAL&quot;;6;IF([.B1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9];&quot;SANTA CRUZ&quot;);1;IF([.B159]=&quot;CAICO&quot;;2;IF([.B159]=&quot;APODI&quot;;3;IF([.B159]=&quot;IPANGUACU&quot;;4;IF([.B159]=&quot;MOSSORO&quot;;5;IF([.B159]=&quot;NATAL&quot;;6;IF([.B1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0];&quot;SANTA CRUZ&quot;);1;IF([.B160]=&quot;CAICO&quot;;2;IF([.B160]=&quot;APODI&quot;;3;IF([.B160]=&quot;IPANGUACU&quot;;4;IF([.B160]=&quot;MOSSORO&quot;;5;IF([.B160]=&quot;NATAL&quot;;6;IF([.B1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61];&quot;SANTA CRUZ&quot;);1;IF([.B161]=&quot;CAICO&quot;;2;IF([.B161]=&quot;APODI&quot;;3;IF([.B161]=&quot;IPANGUACU&quot;;4;IF([.B161]=&quot;MOSSORO&quot;;5;IF([.B161]=&quot;NATAL&quot;;6;IF([.B1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62];&quot;SANTA CRUZ&quot;);1;IF([.B162]=&quot;CAICO&quot;;2;IF([.B162]=&quot;APODI&quot;;3;IF([.B162]=&quot;IPANGUACU&quot;;4;IF([.B162]=&quot;MOSSORO&quot;;5;IF([.B162]=&quot;NATAL&quot;;6;IF([.B1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63];&quot;SANTA CRUZ&quot;);1;IF([.B163]=&quot;CAICO&quot;;2;IF([.B163]=&quot;APODI&quot;;3;IF([.B163]=&quot;IPANGUACU&quot;;4;IF([.B163]=&quot;MOSSORO&quot;;5;IF([.B163]=&quot;NATAL&quot;;6;IF([.B1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4];&quot;SANTA CRUZ&quot;);1;IF([.B164]=&quot;CAICO&quot;;2;IF([.B164]=&quot;APODI&quot;;3;IF([.B164]=&quot;IPANGUACU&quot;;4;IF([.B164]=&quot;MOSSORO&quot;;5;IF([.B164]=&quot;NATAL&quot;;6;IF([.B1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5];&quot;SANTA CRUZ&quot;);1;IF([.B165]=&quot;CAICO&quot;;2;IF([.B165]=&quot;APODI&quot;;3;IF([.B165]=&quot;IPANGUACU&quot;;4;IF([.B165]=&quot;MOSSORO&quot;;5;IF([.B165]=&quot;NATAL&quot;;6;IF([.B1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66];&quot;SANTA CRUZ&quot;);1;IF([.B166]=&quot;CAICO&quot;;2;IF([.B166]=&quot;APODI&quot;;3;IF([.B166]=&quot;IPANGUACU&quot;;4;IF([.B166]=&quot;MOSSORO&quot;;5;IF([.B166]=&quot;NATAL&quot;;6;IF([.B1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67];&quot;SANTA CRUZ&quot;);1;IF([.B167]=&quot;CAICO&quot;;2;IF([.B167]=&quot;APODI&quot;;3;IF([.B167]=&quot;IPANGUACU&quot;;4;IF([.B167]=&quot;MOSSORO&quot;;5;IF([.B167]=&quot;NATAL&quot;;6;IF([.B1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56" calcext:value-type="float">
            <text:p>1011,5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8];&quot;SANTA CRUZ&quot;);1;IF([.B168]=&quot;CAICO&quot;;2;IF([.B168]=&quot;APODI&quot;;3;IF([.B168]=&quot;IPANGUACU&quot;;4;IF([.B168]=&quot;MOSSORO&quot;;5;IF([.B168]=&quot;NATAL&quot;;6;IF([.B1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69];&quot;SANTA CRUZ&quot;);1;IF([.B169]=&quot;CAICO&quot;;2;IF([.B169]=&quot;APODI&quot;;3;IF([.B169]=&quot;IPANGUACU&quot;;4;IF([.B169]=&quot;MOSSORO&quot;;5;IF([.B169]=&quot;NATAL&quot;;6;IF([.B1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70];&quot;SANTA CRUZ&quot;);1;IF([.B170]=&quot;CAICO&quot;;2;IF([.B170]=&quot;APODI&quot;;3;IF([.B170]=&quot;IPANGUACU&quot;;4;IF([.B170]=&quot;MOSSORO&quot;;5;IF([.B170]=&quot;NATAL&quot;;6;IF([.B1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7" calcext:value-type="float">
            <text:p>1010,1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1];&quot;SANTA CRUZ&quot;);1;IF([.B171]=&quot;CAICO&quot;;2;IF([.B171]=&quot;APODI&quot;;3;IF([.B171]=&quot;IPANGUACU&quot;;4;IF([.B171]=&quot;MOSSORO&quot;;5;IF([.B171]=&quot;NATAL&quot;;6;IF([.B1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73" calcext:value-type="float">
            <text:p>1011,7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72];&quot;SANTA CRUZ&quot;);1;IF([.B172]=&quot;CAICO&quot;;2;IF([.B172]=&quot;APODI&quot;;3;IF([.B172]=&quot;IPANGUACU&quot;;4;IF([.B172]=&quot;MOSSORO&quot;;5;IF([.B172]=&quot;NATAL&quot;;6;IF([.B1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73];&quot;SANTA CRUZ&quot;);1;IF([.B173]=&quot;CAICO&quot;;2;IF([.B173]=&quot;APODI&quot;;3;IF([.B173]=&quot;IPANGUACU&quot;;4;IF([.B173]=&quot;MOSSORO&quot;;5;IF([.B173]=&quot;NATAL&quot;;6;IF([.B1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74];&quot;SANTA CRUZ&quot;);1;IF([.B174]=&quot;CAICO&quot;;2;IF([.B174]=&quot;APODI&quot;;3;IF([.B174]=&quot;IPANGUACU&quot;;4;IF([.B174]=&quot;MOSSORO&quot;;5;IF([.B174]=&quot;NATAL&quot;;6;IF([.B1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0.29" calcext:value-type="float">
            <text:p>1010,29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75];&quot;SANTA CRUZ&quot;);1;IF([.B175]=&quot;CAICO&quot;;2;IF([.B175]=&quot;APODI&quot;;3;IF([.B175]=&quot;IPANGUACU&quot;;4;IF([.B175]=&quot;MOSSORO&quot;;5;IF([.B175]=&quot;NATAL&quot;;6;IF([.B1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6];&quot;SANTA CRUZ&quot;);1;IF([.B176]=&quot;CAICO&quot;;2;IF([.B176]=&quot;APODI&quot;;3;IF([.B176]=&quot;IPANGUACU&quot;;4;IF([.B176]=&quot;MOSSORO&quot;;5;IF([.B176]=&quot;NATAL&quot;;6;IF([.B1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77];&quot;SANTA CRUZ&quot;);1;IF([.B177]=&quot;CAICO&quot;;2;IF([.B177]=&quot;APODI&quot;;3;IF([.B177]=&quot;IPANGUACU&quot;;4;IF([.B177]=&quot;MOSSORO&quot;;5;IF([.B177]=&quot;NATAL&quot;;6;IF([.B1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78];&quot;SANTA CRUZ&quot;);1;IF([.B178]=&quot;CAICO&quot;;2;IF([.B178]=&quot;APODI&quot;;3;IF([.B178]=&quot;IPANGUACU&quot;;4;IF([.B178]=&quot;MOSSORO&quot;;5;IF([.B178]=&quot;NATAL&quot;;6;IF([.B1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79];&quot;SANTA CRUZ&quot;);1;IF([.B179]=&quot;CAICO&quot;;2;IF([.B179]=&quot;APODI&quot;;3;IF([.B179]=&quot;IPANGUACU&quot;;4;IF([.B179]=&quot;MOSSORO&quot;;5;IF([.B179]=&quot;NATAL&quot;;6;IF([.B1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80];&quot;SANTA CRUZ&quot;);1;IF([.B180]=&quot;CAICO&quot;;2;IF([.B180]=&quot;APODI&quot;;3;IF([.B180]=&quot;IPANGUACU&quot;;4;IF([.B180]=&quot;MOSSORO&quot;;5;IF([.B180]=&quot;NATAL&quot;;6;IF([.B1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81];&quot;SANTA CRUZ&quot;);1;IF([.B181]=&quot;CAICO&quot;;2;IF([.B181]=&quot;APODI&quot;;3;IF([.B181]=&quot;IPANGUACU&quot;;4;IF([.B181]=&quot;MOSSORO&quot;;5;IF([.B181]=&quot;NATAL&quot;;6;IF([.B1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82];&quot;SANTA CRUZ&quot;);1;IF([.B182]=&quot;CAICO&quot;;2;IF([.B182]=&quot;APODI&quot;;3;IF([.B182]=&quot;IPANGUACU&quot;;4;IF([.B182]=&quot;MOSSORO&quot;;5;IF([.B182]=&quot;NATAL&quot;;6;IF([.B1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83];&quot;SANTA CRUZ&quot;);1;IF([.B183]=&quot;CAICO&quot;;2;IF([.B183]=&quot;APODI&quot;;3;IF([.B183]=&quot;IPANGUACU&quot;;4;IF([.B183]=&quot;MOSSORO&quot;;5;IF([.B183]=&quot;NATAL&quot;;6;IF([.B1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84];&quot;SANTA CRUZ&quot;);1;IF([.B184]=&quot;CAICO&quot;;2;IF([.B184]=&quot;APODI&quot;;3;IF([.B184]=&quot;IPANGUACU&quot;;4;IF([.B184]=&quot;MOSSORO&quot;;5;IF([.B184]=&quot;NATAL&quot;;6;IF([.B1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85];&quot;SANTA CRUZ&quot;);1;IF([.B185]=&quot;CAICO&quot;;2;IF([.B185]=&quot;APODI&quot;;3;IF([.B185]=&quot;IPANGUACU&quot;;4;IF([.B185]=&quot;MOSSORO&quot;;5;IF([.B185]=&quot;NATAL&quot;;6;IF([.B1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86];&quot;SANTA CRUZ&quot;);1;IF([.B186]=&quot;CAICO&quot;;2;IF([.B186]=&quot;APODI&quot;;3;IF([.B186]=&quot;IPANGUACU&quot;;4;IF([.B186]=&quot;MOSSORO&quot;;5;IF([.B186]=&quot;NATAL&quot;;6;IF([.B1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187];&quot;SANTA CRUZ&quot;);1;IF([.B187]=&quot;CAICO&quot;;2;IF([.B187]=&quot;APODI&quot;;3;IF([.B187]=&quot;IPANGUACU&quot;;4;IF([.B187]=&quot;MOSSORO&quot;;5;IF([.B187]=&quot;NATAL&quot;;6;IF([.B1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88];&quot;SANTA CRUZ&quot;);1;IF([.B188]=&quot;CAICO&quot;;2;IF([.B188]=&quot;APODI&quot;;3;IF([.B188]=&quot;IPANGUACU&quot;;4;IF([.B188]=&quot;MOSSORO&quot;;5;IF([.B188]=&quot;NATAL&quot;;6;IF([.B1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89];&quot;SANTA CRUZ&quot;);1;IF([.B189]=&quot;CAICO&quot;;2;IF([.B189]=&quot;APODI&quot;;3;IF([.B189]=&quot;IPANGUACU&quot;;4;IF([.B189]=&quot;MOSSORO&quot;;5;IF([.B189]=&quot;NATAL&quot;;6;IF([.B1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90];&quot;SANTA CRUZ&quot;);1;IF([.B190]=&quot;CAICO&quot;;2;IF([.B190]=&quot;APODI&quot;;3;IF([.B190]=&quot;IPANGUACU&quot;;4;IF([.B190]=&quot;MOSSORO&quot;;5;IF([.B190]=&quot;NATAL&quot;;6;IF([.B1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35" calcext:value-type="float">
            <text:p>1010,3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91];&quot;SANTA CRUZ&quot;);1;IF([.B191]=&quot;CAICO&quot;;2;IF([.B191]=&quot;APODI&quot;;3;IF([.B191]=&quot;IPANGUACU&quot;;4;IF([.B191]=&quot;MOSSORO&quot;;5;IF([.B191]=&quot;NATAL&quot;;6;IF([.B1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92];&quot;SANTA CRUZ&quot;);1;IF([.B192]=&quot;CAICO&quot;;2;IF([.B192]=&quot;APODI&quot;;3;IF([.B192]=&quot;IPANGUACU&quot;;4;IF([.B192]=&quot;MOSSORO&quot;;5;IF([.B192]=&quot;NATAL&quot;;6;IF([.B1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93];&quot;SANTA CRUZ&quot;);1;IF([.B193]=&quot;CAICO&quot;;2;IF([.B193]=&quot;APODI&quot;;3;IF([.B193]=&quot;IPANGUACU&quot;;4;IF([.B193]=&quot;MOSSORO&quot;;5;IF([.B193]=&quot;NATAL&quot;;6;IF([.B1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94];&quot;SANTA CRUZ&quot;);1;IF([.B194]=&quot;CAICO&quot;;2;IF([.B194]=&quot;APODI&quot;;3;IF([.B194]=&quot;IPANGUACU&quot;;4;IF([.B194]=&quot;MOSSORO&quot;;5;IF([.B194]=&quot;NATAL&quot;;6;IF([.B1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95];&quot;SANTA CRUZ&quot;);1;IF([.B195]=&quot;CAICO&quot;;2;IF([.B195]=&quot;APODI&quot;;3;IF([.B195]=&quot;IPANGUACU&quot;;4;IF([.B195]=&quot;MOSSORO&quot;;5;IF([.B195]=&quot;NATAL&quot;;6;IF([.B1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96];&quot;SANTA CRUZ&quot;);1;IF([.B196]=&quot;CAICO&quot;;2;IF([.B196]=&quot;APODI&quot;;3;IF([.B196]=&quot;IPANGUACU&quot;;4;IF([.B196]=&quot;MOSSORO&quot;;5;IF([.B196]=&quot;NATAL&quot;;6;IF([.B1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97];&quot;SANTA CRUZ&quot;);1;IF([.B197]=&quot;CAICO&quot;;2;IF([.B197]=&quot;APODI&quot;;3;IF([.B197]=&quot;IPANGUACU&quot;;4;IF([.B197]=&quot;MOSSORO&quot;;5;IF([.B197]=&quot;NATAL&quot;;6;IF([.B1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98];&quot;SANTA CRUZ&quot;);1;IF([.B198]=&quot;CAICO&quot;;2;IF([.B198]=&quot;APODI&quot;;3;IF([.B198]=&quot;IPANGUACU&quot;;4;IF([.B198]=&quot;MOSSORO&quot;;5;IF([.B198]=&quot;NATAL&quot;;6;IF([.B1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199];&quot;SANTA CRUZ&quot;);1;IF([.B199]=&quot;CAICO&quot;;2;IF([.B199]=&quot;APODI&quot;;3;IF([.B199]=&quot;IPANGUACU&quot;;4;IF([.B199]=&quot;MOSSORO&quot;;5;IF([.B199]=&quot;NATAL&quot;;6;IF([.B1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200];&quot;SANTA CRUZ&quot;);1;IF([.B200]=&quot;CAICO&quot;;2;IF([.B200]=&quot;APODI&quot;;3;IF([.B200]=&quot;IPANGUACU&quot;;4;IF([.B200]=&quot;MOSSORO&quot;;5;IF([.B200]=&quot;NATAL&quot;;6;IF([.B2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01];&quot;SANTA CRUZ&quot;);1;IF([.B201]=&quot;CAICO&quot;;2;IF([.B201]=&quot;APODI&quot;;3;IF([.B201]=&quot;IPANGUACU&quot;;4;IF([.B201]=&quot;MOSSORO&quot;;5;IF([.B201]=&quot;NATAL&quot;;6;IF([.B2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202];&quot;SANTA CRUZ&quot;);1;IF([.B202]=&quot;CAICO&quot;;2;IF([.B202]=&quot;APODI&quot;;3;IF([.B202]=&quot;IPANGUACU&quot;;4;IF([.B202]=&quot;MOSSORO&quot;;5;IF([.B202]=&quot;NATAL&quot;;6;IF([.B2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03];&quot;SANTA CRUZ&quot;);1;IF([.B203]=&quot;CAICO&quot;;2;IF([.B203]=&quot;APODI&quot;;3;IF([.B203]=&quot;IPANGUACU&quot;;4;IF([.B203]=&quot;MOSSORO&quot;;5;IF([.B203]=&quot;NATAL&quot;;6;IF([.B2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04];&quot;SANTA CRUZ&quot;);1;IF([.B204]=&quot;CAICO&quot;;2;IF([.B204]=&quot;APODI&quot;;3;IF([.B204]=&quot;IPANGUACU&quot;;4;IF([.B204]=&quot;MOSSORO&quot;;5;IF([.B204]=&quot;NATAL&quot;;6;IF([.B2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05];&quot;SANTA CRUZ&quot;);1;IF([.B205]=&quot;CAICO&quot;;2;IF([.B205]=&quot;APODI&quot;;3;IF([.B205]=&quot;IPANGUACU&quot;;4;IF([.B205]=&quot;MOSSORO&quot;;5;IF([.B205]=&quot;NATAL&quot;;6;IF([.B2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06];&quot;SANTA CRUZ&quot;);1;IF([.B206]=&quot;CAICO&quot;;2;IF([.B206]=&quot;APODI&quot;;3;IF([.B206]=&quot;IPANGUACU&quot;;4;IF([.B206]=&quot;MOSSORO&quot;;5;IF([.B206]=&quot;NATAL&quot;;6;IF([.B2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207];&quot;SANTA CRUZ&quot;);1;IF([.B207]=&quot;CAICO&quot;;2;IF([.B207]=&quot;APODI&quot;;3;IF([.B207]=&quot;IPANGUACU&quot;;4;IF([.B207]=&quot;MOSSORO&quot;;5;IF([.B207]=&quot;NATAL&quot;;6;IF([.B2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208];&quot;SANTA CRUZ&quot;);1;IF([.B208]=&quot;CAICO&quot;;2;IF([.B208]=&quot;APODI&quot;;3;IF([.B208]=&quot;IPANGUACU&quot;;4;IF([.B208]=&quot;MOSSORO&quot;;5;IF([.B208]=&quot;NATAL&quot;;6;IF([.B2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09];&quot;SANTA CRUZ&quot;);1;IF([.B209]=&quot;CAICO&quot;;2;IF([.B209]=&quot;APODI&quot;;3;IF([.B209]=&quot;IPANGUACU&quot;;4;IF([.B209]=&quot;MOSSORO&quot;;5;IF([.B209]=&quot;NATAL&quot;;6;IF([.B2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10];&quot;SANTA CRUZ&quot;);1;IF([.B210]=&quot;CAICO&quot;;2;IF([.B210]=&quot;APODI&quot;;3;IF([.B210]=&quot;IPANGUACU&quot;;4;IF([.B210]=&quot;MOSSORO&quot;;5;IF([.B210]=&quot;NATAL&quot;;6;IF([.B2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211];&quot;SANTA CRUZ&quot;);1;IF([.B211]=&quot;CAICO&quot;;2;IF([.B211]=&quot;APODI&quot;;3;IF([.B211]=&quot;IPANGUACU&quot;;4;IF([.B211]=&quot;MOSSORO&quot;;5;IF([.B211]=&quot;NATAL&quot;;6;IF([.B2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12];&quot;SANTA CRUZ&quot;);1;IF([.B212]=&quot;CAICO&quot;;2;IF([.B212]=&quot;APODI&quot;;3;IF([.B212]=&quot;IPANGUACU&quot;;4;IF([.B212]=&quot;MOSSORO&quot;;5;IF([.B212]=&quot;NATAL&quot;;6;IF([.B2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13];&quot;SANTA CRUZ&quot;);1;IF([.B213]=&quot;CAICO&quot;;2;IF([.B213]=&quot;APODI&quot;;3;IF([.B213]=&quot;IPANGUACU&quot;;4;IF([.B213]=&quot;MOSSORO&quot;;5;IF([.B213]=&quot;NATAL&quot;;6;IF([.B2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14];&quot;SANTA CRUZ&quot;);1;IF([.B214]=&quot;CAICO&quot;;2;IF([.B214]=&quot;APODI&quot;;3;IF([.B214]=&quot;IPANGUACU&quot;;4;IF([.B214]=&quot;MOSSORO&quot;;5;IF([.B214]=&quot;NATAL&quot;;6;IF([.B2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215];&quot;SANTA CRUZ&quot;);1;IF([.B215]=&quot;CAICO&quot;;2;IF([.B215]=&quot;APODI&quot;;3;IF([.B215]=&quot;IPANGUACU&quot;;4;IF([.B215]=&quot;MOSSORO&quot;;5;IF([.B215]=&quot;NATAL&quot;;6;IF([.B2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216];&quot;SANTA CRUZ&quot;);1;IF([.B216]=&quot;CAICO&quot;;2;IF([.B216]=&quot;APODI&quot;;3;IF([.B216]=&quot;IPANGUACU&quot;;4;IF([.B216]=&quot;MOSSORO&quot;;5;IF([.B216]=&quot;NATAL&quot;;6;IF([.B2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217];&quot;SANTA CRUZ&quot;);1;IF([.B217]=&quot;CAICO&quot;;2;IF([.B217]=&quot;APODI&quot;;3;IF([.B217]=&quot;IPANGUACU&quot;;4;IF([.B217]=&quot;MOSSORO&quot;;5;IF([.B217]=&quot;NATAL&quot;;6;IF([.B2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218];&quot;SANTA CRUZ&quot;);1;IF([.B218]=&quot;CAICO&quot;;2;IF([.B218]=&quot;APODI&quot;;3;IF([.B218]=&quot;IPANGUACU&quot;;4;IF([.B218]=&quot;MOSSORO&quot;;5;IF([.B218]=&quot;NATAL&quot;;6;IF([.B2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19];&quot;SANTA CRUZ&quot;);1;IF([.B219]=&quot;CAICO&quot;;2;IF([.B219]=&quot;APODI&quot;;3;IF([.B219]=&quot;IPANGUACU&quot;;4;IF([.B219]=&quot;MOSSORO&quot;;5;IF([.B219]=&quot;NATAL&quot;;6;IF([.B2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20];&quot;SANTA CRUZ&quot;);1;IF([.B220]=&quot;CAICO&quot;;2;IF([.B220]=&quot;APODI&quot;;3;IF([.B220]=&quot;IPANGUACU&quot;;4;IF([.B220]=&quot;MOSSORO&quot;;5;IF([.B220]=&quot;NATAL&quot;;6;IF([.B2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221];&quot;SANTA CRUZ&quot;);1;IF([.B221]=&quot;CAICO&quot;;2;IF([.B221]=&quot;APODI&quot;;3;IF([.B221]=&quot;IPANGUACU&quot;;4;IF([.B221]=&quot;MOSSORO&quot;;5;IF([.B221]=&quot;NATAL&quot;;6;IF([.B2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222];&quot;SANTA CRUZ&quot;);1;IF([.B222]=&quot;CAICO&quot;;2;IF([.B222]=&quot;APODI&quot;;3;IF([.B222]=&quot;IPANGUACU&quot;;4;IF([.B222]=&quot;MOSSORO&quot;;5;IF([.B222]=&quot;NATAL&quot;;6;IF([.B2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15" calcext:value-type="float">
            <text:p>1006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23];&quot;SANTA CRUZ&quot;);1;IF([.B223]=&quot;CAICO&quot;;2;IF([.B223]=&quot;APODI&quot;;3;IF([.B223]=&quot;IPANGUACU&quot;;4;IF([.B223]=&quot;MOSSORO&quot;;5;IF([.B223]=&quot;NATAL&quot;;6;IF([.B2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24];&quot;SANTA CRUZ&quot;);1;IF([.B224]=&quot;CAICO&quot;;2;IF([.B224]=&quot;APODI&quot;;3;IF([.B224]=&quot;IPANGUACU&quot;;4;IF([.B224]=&quot;MOSSORO&quot;;5;IF([.B224]=&quot;NATAL&quot;;6;IF([.B2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225];&quot;SANTA CRUZ&quot;);1;IF([.B225]=&quot;CAICO&quot;;2;IF([.B225]=&quot;APODI&quot;;3;IF([.B225]=&quot;IPANGUACU&quot;;4;IF([.B225]=&quot;MOSSORO&quot;;5;IF([.B225]=&quot;NATAL&quot;;6;IF([.B2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226];&quot;SANTA CRUZ&quot;);1;IF([.B226]=&quot;CAICO&quot;;2;IF([.B226]=&quot;APODI&quot;;3;IF([.B226]=&quot;IPANGUACU&quot;;4;IF([.B226]=&quot;MOSSORO&quot;;5;IF([.B226]=&quot;NATAL&quot;;6;IF([.B2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227];&quot;SANTA CRUZ&quot;);1;IF([.B227]=&quot;CAICO&quot;;2;IF([.B227]=&quot;APODI&quot;;3;IF([.B227]=&quot;IPANGUACU&quot;;4;IF([.B227]=&quot;MOSSORO&quot;;5;IF([.B227]=&quot;NATAL&quot;;6;IF([.B2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228];&quot;SANTA CRUZ&quot;);1;IF([.B228]=&quot;CAICO&quot;;2;IF([.B228]=&quot;APODI&quot;;3;IF([.B228]=&quot;IPANGUACU&quot;;4;IF([.B228]=&quot;MOSSORO&quot;;5;IF([.B228]=&quot;NATAL&quot;;6;IF([.B2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229];&quot;SANTA CRUZ&quot;);1;IF([.B229]=&quot;CAICO&quot;;2;IF([.B229]=&quot;APODI&quot;;3;IF([.B229]=&quot;IPANGUACU&quot;;4;IF([.B229]=&quot;MOSSORO&quot;;5;IF([.B229]=&quot;NATAL&quot;;6;IF([.B2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230];&quot;SANTA CRUZ&quot;);1;IF([.B230]=&quot;CAICO&quot;;2;IF([.B230]=&quot;APODI&quot;;3;IF([.B230]=&quot;IPANGUACU&quot;;4;IF([.B230]=&quot;MOSSORO&quot;;5;IF([.B230]=&quot;NATAL&quot;;6;IF([.B2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231];&quot;SANTA CRUZ&quot;);1;IF([.B231]=&quot;CAICO&quot;;2;IF([.B231]=&quot;APODI&quot;;3;IF([.B231]=&quot;IPANGUACU&quot;;4;IF([.B231]=&quot;MOSSORO&quot;;5;IF([.B231]=&quot;NATAL&quot;;6;IF([.B2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table:number-columns-repeated="2" office:value-type="float" office:value="1006.4" calcext:value-type="float">
            <text:p>1006,4</text:p>
          </table:table-cell>
        </table:table-row>
        <table:table-row table:style-name="ro1">
          <table:table-cell table:formula="of:=IF(EXACT([.B232];&quot;SANTA CRUZ&quot;);1;IF([.B232]=&quot;CAICO&quot;;2;IF([.B232]=&quot;APODI&quot;;3;IF([.B232]=&quot;IPANGUACU&quot;;4;IF([.B232]=&quot;MOSSORO&quot;;5;IF([.B232]=&quot;NATAL&quot;;6;IF([.B2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233];&quot;SANTA CRUZ&quot;);1;IF([.B233]=&quot;CAICO&quot;;2;IF([.B233]=&quot;APODI&quot;;3;IF([.B233]=&quot;IPANGUACU&quot;;4;IF([.B233]=&quot;MOSSORO&quot;;5;IF([.B233]=&quot;NATAL&quot;;6;IF([.B2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2" calcext:value-type="float">
            <text:p>1003,2</text:p>
          </table:table-cell>
        </table:table-row>
        <table:table-row table:style-name="ro1">
          <table:table-cell table:formula="of:=IF(EXACT([.B234];&quot;SANTA CRUZ&quot;);1;IF([.B234]=&quot;CAICO&quot;;2;IF([.B234]=&quot;APODI&quot;;3;IF([.B234]=&quot;IPANGUACU&quot;;4;IF([.B234]=&quot;MOSSORO&quot;;5;IF([.B234]=&quot;NATAL&quot;;6;IF([.B2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2" calcext:value-type="float">
            <text:p>1003,2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235];&quot;SANTA CRUZ&quot;);1;IF([.B235]=&quot;CAICO&quot;;2;IF([.B235]=&quot;APODI&quot;;3;IF([.B235]=&quot;IPANGUACU&quot;;4;IF([.B235]=&quot;MOSSORO&quot;;5;IF([.B235]=&quot;NATAL&quot;;6;IF([.B2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4.45" calcext:value-type="float">
            <text:p>1004,45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236];&quot;SANTA CRUZ&quot;);1;IF([.B236]=&quot;CAICO&quot;;2;IF([.B236]=&quot;APODI&quot;;3;IF([.B236]=&quot;IPANGUACU&quot;;4;IF([.B236]=&quot;MOSSORO&quot;;5;IF([.B236]=&quot;NATAL&quot;;6;IF([.B2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07" calcext:value-type="float">
            <text:p>1006,07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237];&quot;SANTA CRUZ&quot;);1;IF([.B237]=&quot;CAICO&quot;;2;IF([.B237]=&quot;APODI&quot;;3;IF([.B237]=&quot;IPANGUACU&quot;;4;IF([.B237]=&quot;MOSSORO&quot;;5;IF([.B237]=&quot;NATAL&quot;;6;IF([.B2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4.32" calcext:value-type="float">
            <text:p>1004,32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38];&quot;SANTA CRUZ&quot;);1;IF([.B238]=&quot;CAICO&quot;;2;IF([.B238]=&quot;APODI&quot;;3;IF([.B238]=&quot;IPANGUACU&quot;;4;IF([.B238]=&quot;MOSSORO&quot;;5;IF([.B238]=&quot;NATAL&quot;;6;IF([.B2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6.24" calcext:value-type="float">
            <text:p>1006,24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239];&quot;SANTA CRUZ&quot;);1;IF([.B239]=&quot;CAICO&quot;;2;IF([.B239]=&quot;APODI&quot;;3;IF([.B239]=&quot;IPANGUACU&quot;;4;IF([.B239]=&quot;MOSSORO&quot;;5;IF([.B239]=&quot;NATAL&quot;;6;IF([.B2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8" calcext:value-type="float">
            <text:p>1006,8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40];&quot;SANTA CRUZ&quot;);1;IF([.B240]=&quot;CAICO&quot;;2;IF([.B240]=&quot;APODI&quot;;3;IF([.B240]=&quot;IPANGUACU&quot;;4;IF([.B240]=&quot;MOSSORO&quot;;5;IF([.B240]=&quot;NATAL&quot;;6;IF([.B2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241];&quot;SANTA CRUZ&quot;);1;IF([.B241]=&quot;CAICO&quot;;2;IF([.B241]=&quot;APODI&quot;;3;IF([.B241]=&quot;IPANGUACU&quot;;4;IF([.B241]=&quot;MOSSORO&quot;;5;IF([.B241]=&quot;NATAL&quot;;6;IF([.B2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242];&quot;SANTA CRUZ&quot;);1;IF([.B242]=&quot;CAICO&quot;;2;IF([.B242]=&quot;APODI&quot;;3;IF([.B242]=&quot;IPANGUACU&quot;;4;IF([.B242]=&quot;MOSSORO&quot;;5;IF([.B242]=&quot;NATAL&quot;;6;IF([.B2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43];&quot;SANTA CRUZ&quot;);1;IF([.B243]=&quot;CAICO&quot;;2;IF([.B243]=&quot;APODI&quot;;3;IF([.B243]=&quot;IPANGUACU&quot;;4;IF([.B243]=&quot;MOSSORO&quot;;5;IF([.B243]=&quot;NATAL&quot;;6;IF([.B2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244];&quot;SANTA CRUZ&quot;);1;IF([.B244]=&quot;CAICO&quot;;2;IF([.B244]=&quot;APODI&quot;;3;IF([.B244]=&quot;IPANGUACU&quot;;4;IF([.B244]=&quot;MOSSORO&quot;;5;IF([.B244]=&quot;NATAL&quot;;6;IF([.B2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245];&quot;SANTA CRUZ&quot;);1;IF([.B245]=&quot;CAICO&quot;;2;IF([.B245]=&quot;APODI&quot;;3;IF([.B245]=&quot;IPANGUACU&quot;;4;IF([.B245]=&quot;MOSSORO&quot;;5;IF([.B245]=&quot;NATAL&quot;;6;IF([.B2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246];&quot;SANTA CRUZ&quot;);1;IF([.B246]=&quot;CAICO&quot;;2;IF([.B246]=&quot;APODI&quot;;3;IF([.B246]=&quot;IPANGUACU&quot;;4;IF([.B246]=&quot;MOSSORO&quot;;5;IF([.B246]=&quot;NATAL&quot;;6;IF([.B2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44" calcext:value-type="float">
            <text:p>1012,44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247];&quot;SANTA CRUZ&quot;);1;IF([.B247]=&quot;CAICO&quot;;2;IF([.B247]=&quot;APODI&quot;;3;IF([.B247]=&quot;IPANGUACU&quot;;4;IF([.B247]=&quot;MOSSORO&quot;;5;IF([.B247]=&quot;NATAL&quot;;6;IF([.B2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248];&quot;SANTA CRUZ&quot;);1;IF([.B248]=&quot;CAICO&quot;;2;IF([.B248]=&quot;APODI&quot;;3;IF([.B248]=&quot;IPANGUACU&quot;;4;IF([.B248]=&quot;MOSSORO&quot;;5;IF([.B248]=&quot;NATAL&quot;;6;IF([.B2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249];&quot;SANTA CRUZ&quot;);1;IF([.B249]=&quot;CAICO&quot;;2;IF([.B249]=&quot;APODI&quot;;3;IF([.B249]=&quot;IPANGUACU&quot;;4;IF([.B249]=&quot;MOSSORO&quot;;5;IF([.B249]=&quot;NATAL&quot;;6;IF([.B2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5" calcext:value-type="float">
            <text:p>1012,8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250];&quot;SANTA CRUZ&quot;);1;IF([.B250]=&quot;CAICO&quot;;2;IF([.B250]=&quot;APODI&quot;;3;IF([.B250]=&quot;IPANGUACU&quot;;4;IF([.B250]=&quot;MOSSORO&quot;;5;IF([.B250]=&quot;NATAL&quot;;6;IF([.B2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0.73" calcext:value-type="float">
            <text:p>1010,7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251];&quot;SANTA CRUZ&quot;);1;IF([.B251]=&quot;CAICO&quot;;2;IF([.B251]=&quot;APODI&quot;;3;IF([.B251]=&quot;IPANGUACU&quot;;4;IF([.B251]=&quot;MOSSORO&quot;;5;IF([.B251]=&quot;NATAL&quot;;6;IF([.B2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252];&quot;SANTA CRUZ&quot;);1;IF([.B252]=&quot;CAICO&quot;;2;IF([.B252]=&quot;APODI&quot;;3;IF([.B252]=&quot;IPANGUACU&quot;;4;IF([.B252]=&quot;MOSSORO&quot;;5;IF([.B252]=&quot;NATAL&quot;;6;IF([.B2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253];&quot;SANTA CRUZ&quot;);1;IF([.B253]=&quot;CAICO&quot;;2;IF([.B253]=&quot;APODI&quot;;3;IF([.B253]=&quot;IPANGUACU&quot;;4;IF([.B253]=&quot;MOSSORO&quot;;5;IF([.B253]=&quot;NATAL&quot;;6;IF([.B2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254];&quot;SANTA CRUZ&quot;);1;IF([.B254]=&quot;CAICO&quot;;2;IF([.B254]=&quot;APODI&quot;;3;IF([.B254]=&quot;IPANGUACU&quot;;4;IF([.B254]=&quot;MOSSORO&quot;;5;IF([.B254]=&quot;NATAL&quot;;6;IF([.B2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255];&quot;SANTA CRUZ&quot;);1;IF([.B255]=&quot;CAICO&quot;;2;IF([.B255]=&quot;APODI&quot;;3;IF([.B255]=&quot;IPANGUACU&quot;;4;IF([.B255]=&quot;MOSSORO&quot;;5;IF([.B255]=&quot;NATAL&quot;;6;IF([.B2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256];&quot;SANTA CRUZ&quot;);1;IF([.B256]=&quot;CAICO&quot;;2;IF([.B256]=&quot;APODI&quot;;3;IF([.B256]=&quot;IPANGUACU&quot;;4;IF([.B256]=&quot;MOSSORO&quot;;5;IF([.B256]=&quot;NATAL&quot;;6;IF([.B2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257];&quot;SANTA CRUZ&quot;);1;IF([.B257]=&quot;CAICO&quot;;2;IF([.B257]=&quot;APODI&quot;;3;IF([.B257]=&quot;IPANGUACU&quot;;4;IF([.B257]=&quot;MOSSORO&quot;;5;IF([.B257]=&quot;NATAL&quot;;6;IF([.B2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258];&quot;SANTA CRUZ&quot;);1;IF([.B258]=&quot;CAICO&quot;;2;IF([.B258]=&quot;APODI&quot;;3;IF([.B258]=&quot;IPANGUACU&quot;;4;IF([.B258]=&quot;MOSSORO&quot;;5;IF([.B258]=&quot;NATAL&quot;;6;IF([.B2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59];&quot;SANTA CRUZ&quot;);1;IF([.B259]=&quot;CAICO&quot;;2;IF([.B259]=&quot;APODI&quot;;3;IF([.B259]=&quot;IPANGUACU&quot;;4;IF([.B259]=&quot;MOSSORO&quot;;5;IF([.B259]=&quot;NATAL&quot;;6;IF([.B2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60];&quot;SANTA CRUZ&quot;);1;IF([.B260]=&quot;CAICO&quot;;2;IF([.B260]=&quot;APODI&quot;;3;IF([.B260]=&quot;IPANGUACU&quot;;4;IF([.B260]=&quot;MOSSORO&quot;;5;IF([.B260]=&quot;NATAL&quot;;6;IF([.B2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61];&quot;SANTA CRUZ&quot;);1;IF([.B261]=&quot;CAICO&quot;;2;IF([.B261]=&quot;APODI&quot;;3;IF([.B261]=&quot;IPANGUACU&quot;;4;IF([.B261]=&quot;MOSSORO&quot;;5;IF([.B261]=&quot;NATAL&quot;;6;IF([.B2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262];&quot;SANTA CRUZ&quot;);1;IF([.B262]=&quot;CAICO&quot;;2;IF([.B262]=&quot;APODI&quot;;3;IF([.B262]=&quot;IPANGUACU&quot;;4;IF([.B262]=&quot;MOSSORO&quot;;5;IF([.B262]=&quot;NATAL&quot;;6;IF([.B2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263];&quot;SANTA CRUZ&quot;);1;IF([.B263]=&quot;CAICO&quot;;2;IF([.B263]=&quot;APODI&quot;;3;IF([.B263]=&quot;IPANGUACU&quot;;4;IF([.B263]=&quot;MOSSORO&quot;;5;IF([.B263]=&quot;NATAL&quot;;6;IF([.B2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264];&quot;SANTA CRUZ&quot;);1;IF([.B264]=&quot;CAICO&quot;;2;IF([.B264]=&quot;APODI&quot;;3;IF([.B264]=&quot;IPANGUACU&quot;;4;IF([.B264]=&quot;MOSSORO&quot;;5;IF([.B264]=&quot;NATAL&quot;;6;IF([.B2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265];&quot;SANTA CRUZ&quot;);1;IF([.B265]=&quot;CAICO&quot;;2;IF([.B265]=&quot;APODI&quot;;3;IF([.B265]=&quot;IPANGUACU&quot;;4;IF([.B265]=&quot;MOSSORO&quot;;5;IF([.B265]=&quot;NATAL&quot;;6;IF([.B2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93" calcext:value-type="float">
            <text:p>1010,93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266];&quot;SANTA CRUZ&quot;);1;IF([.B266]=&quot;CAICO&quot;;2;IF([.B266]=&quot;APODI&quot;;3;IF([.B266]=&quot;IPANGUACU&quot;;4;IF([.B266]=&quot;MOSSORO&quot;;5;IF([.B266]=&quot;NATAL&quot;;6;IF([.B2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67];&quot;SANTA CRUZ&quot;);1;IF([.B267]=&quot;CAICO&quot;;2;IF([.B267]=&quot;APODI&quot;;3;IF([.B267]=&quot;IPANGUACU&quot;;4;IF([.B267]=&quot;MOSSORO&quot;;5;IF([.B267]=&quot;NATAL&quot;;6;IF([.B2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268];&quot;SANTA CRUZ&quot;);1;IF([.B268]=&quot;CAICO&quot;;2;IF([.B268]=&quot;APODI&quot;;3;IF([.B268]=&quot;IPANGUACU&quot;;4;IF([.B268]=&quot;MOSSORO&quot;;5;IF([.B268]=&quot;NATAL&quot;;6;IF([.B2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269];&quot;SANTA CRUZ&quot;);1;IF([.B269]=&quot;CAICO&quot;;2;IF([.B269]=&quot;APODI&quot;;3;IF([.B269]=&quot;IPANGUACU&quot;;4;IF([.B269]=&quot;MOSSORO&quot;;5;IF([.B269]=&quot;NATAL&quot;;6;IF([.B2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7" calcext:value-type="float">
            <text:p>1003,7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70];&quot;SANTA CRUZ&quot;);1;IF([.B270]=&quot;CAICO&quot;;2;IF([.B270]=&quot;APODI&quot;;3;IF([.B270]=&quot;IPANGUACU&quot;;4;IF([.B270]=&quot;MOSSORO&quot;;5;IF([.B270]=&quot;NATAL&quot;;6;IF([.B2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271];&quot;SANTA CRUZ&quot;);1;IF([.B271]=&quot;CAICO&quot;;2;IF([.B271]=&quot;APODI&quot;;3;IF([.B271]=&quot;IPANGUACU&quot;;4;IF([.B271]=&quot;MOSSORO&quot;;5;IF([.B271]=&quot;NATAL&quot;;6;IF([.B2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72];&quot;SANTA CRUZ&quot;);1;IF([.B272]=&quot;CAICO&quot;;2;IF([.B272]=&quot;APODI&quot;;3;IF([.B272]=&quot;IPANGUACU&quot;;4;IF([.B272]=&quot;MOSSORO&quot;;5;IF([.B272]=&quot;NATAL&quot;;6;IF([.B2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03" calcext:value-type="float">
            <text:p>1008,03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73];&quot;SANTA CRUZ&quot;);1;IF([.B273]=&quot;CAICO&quot;;2;IF([.B273]=&quot;APODI&quot;;3;IF([.B273]=&quot;IPANGUACU&quot;;4;IF([.B273]=&quot;MOSSORO&quot;;5;IF([.B273]=&quot;NATAL&quot;;6;IF([.B2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74];&quot;SANTA CRUZ&quot;);1;IF([.B274]=&quot;CAICO&quot;;2;IF([.B274]=&quot;APODI&quot;;3;IF([.B274]=&quot;IPANGUACU&quot;;4;IF([.B274]=&quot;MOSSORO&quot;;5;IF([.B274]=&quot;NATAL&quot;;6;IF([.B2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75];&quot;SANTA CRUZ&quot;);1;IF([.B275]=&quot;CAICO&quot;;2;IF([.B275]=&quot;APODI&quot;;3;IF([.B275]=&quot;IPANGUACU&quot;;4;IF([.B275]=&quot;MOSSORO&quot;;5;IF([.B275]=&quot;NATAL&quot;;6;IF([.B2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276];&quot;SANTA CRUZ&quot;);1;IF([.B276]=&quot;CAICO&quot;;2;IF([.B276]=&quot;APODI&quot;;3;IF([.B276]=&quot;IPANGUACU&quot;;4;IF([.B276]=&quot;MOSSORO&quot;;5;IF([.B276]=&quot;NATAL&quot;;6;IF([.B2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277];&quot;SANTA CRUZ&quot;);1;IF([.B277]=&quot;CAICO&quot;;2;IF([.B277]=&quot;APODI&quot;;3;IF([.B277]=&quot;IPANGUACU&quot;;4;IF([.B277]=&quot;MOSSORO&quot;;5;IF([.B277]=&quot;NATAL&quot;;6;IF([.B2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7" calcext:value-type="float">
            <text:p>1007</text:p>
          </table:table-cell>
          <table:table-cell office:value-type="float" office:value="1006.72" calcext:value-type="float">
            <text:p>1006,7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278];&quot;SANTA CRUZ&quot;);1;IF([.B278]=&quot;CAICO&quot;;2;IF([.B278]=&quot;APODI&quot;;3;IF([.B278]=&quot;IPANGUACU&quot;;4;IF([.B278]=&quot;MOSSORO&quot;;5;IF([.B278]=&quot;NATAL&quot;;6;IF([.B2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279];&quot;SANTA CRUZ&quot;);1;IF([.B279]=&quot;CAICO&quot;;2;IF([.B279]=&quot;APODI&quot;;3;IF([.B279]=&quot;IPANGUACU&quot;;4;IF([.B279]=&quot;MOSSORO&quot;;5;IF([.B279]=&quot;NATAL&quot;;6;IF([.B2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280];&quot;SANTA CRUZ&quot;);1;IF([.B280]=&quot;CAICO&quot;;2;IF([.B280]=&quot;APODI&quot;;3;IF([.B280]=&quot;IPANGUACU&quot;;4;IF([.B280]=&quot;MOSSORO&quot;;5;IF([.B280]=&quot;NATAL&quot;;6;IF([.B2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81];&quot;SANTA CRUZ&quot;);1;IF([.B281]=&quot;CAICO&quot;;2;IF([.B281]=&quot;APODI&quot;;3;IF([.B281]=&quot;IPANGUACU&quot;;4;IF([.B281]=&quot;MOSSORO&quot;;5;IF([.B281]=&quot;NATAL&quot;;6;IF([.B2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82];&quot;SANTA CRUZ&quot;);1;IF([.B282]=&quot;CAICO&quot;;2;IF([.B282]=&quot;APODI&quot;;3;IF([.B282]=&quot;IPANGUACU&quot;;4;IF([.B282]=&quot;MOSSORO&quot;;5;IF([.B282]=&quot;NATAL&quot;;6;IF([.B2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283];&quot;SANTA CRUZ&quot;);1;IF([.B283]=&quot;CAICO&quot;;2;IF([.B283]=&quot;APODI&quot;;3;IF([.B283]=&quot;IPANGUACU&quot;;4;IF([.B283]=&quot;MOSSORO&quot;;5;IF([.B283]=&quot;NATAL&quot;;6;IF([.B2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table:formula="of:=IF(EXACT([.B284];&quot;SANTA CRUZ&quot;);1;IF([.B284]=&quot;CAICO&quot;;2;IF([.B284]=&quot;APODI&quot;;3;IF([.B284]=&quot;IPANGUACU&quot;;4;IF([.B284]=&quot;MOSSORO&quot;;5;IF([.B284]=&quot;NATAL&quot;;6;IF([.B2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7.18" calcext:value-type="float">
            <text:p>1007,1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285];&quot;SANTA CRUZ&quot;);1;IF([.B285]=&quot;CAICO&quot;;2;IF([.B285]=&quot;APODI&quot;;3;IF([.B285]=&quot;IPANGUACU&quot;;4;IF([.B285]=&quot;MOSSORO&quot;;5;IF([.B285]=&quot;NATAL&quot;;6;IF([.B2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86];&quot;SANTA CRUZ&quot;);1;IF([.B286]=&quot;CAICO&quot;;2;IF([.B286]=&quot;APODI&quot;;3;IF([.B286]=&quot;IPANGUACU&quot;;4;IF([.B286]=&quot;MOSSORO&quot;;5;IF([.B286]=&quot;NATAL&quot;;6;IF([.B2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287];&quot;SANTA CRUZ&quot;);1;IF([.B287]=&quot;CAICO&quot;;2;IF([.B287]=&quot;APODI&quot;;3;IF([.B287]=&quot;IPANGUACU&quot;;4;IF([.B287]=&quot;MOSSORO&quot;;5;IF([.B287]=&quot;NATAL&quot;;6;IF([.B2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288];&quot;SANTA CRUZ&quot;);1;IF([.B288]=&quot;CAICO&quot;;2;IF([.B288]=&quot;APODI&quot;;3;IF([.B288]=&quot;IPANGUACU&quot;;4;IF([.B288]=&quot;MOSSORO&quot;;5;IF([.B288]=&quot;NATAL&quot;;6;IF([.B2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289];&quot;SANTA CRUZ&quot;);1;IF([.B289]=&quot;CAICO&quot;;2;IF([.B289]=&quot;APODI&quot;;3;IF([.B289]=&quot;IPANGUACU&quot;;4;IF([.B289]=&quot;MOSSORO&quot;;5;IF([.B289]=&quot;NATAL&quot;;6;IF([.B2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290];&quot;SANTA CRUZ&quot;);1;IF([.B290]=&quot;CAICO&quot;;2;IF([.B290]=&quot;APODI&quot;;3;IF([.B290]=&quot;IPANGUACU&quot;;4;IF([.B290]=&quot;MOSSORO&quot;;5;IF([.B290]=&quot;NATAL&quot;;6;IF([.B2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291];&quot;SANTA CRUZ&quot;);1;IF([.B291]=&quot;CAICO&quot;;2;IF([.B291]=&quot;APODI&quot;;3;IF([.B291]=&quot;IPANGUACU&quot;;4;IF([.B291]=&quot;MOSSORO&quot;;5;IF([.B291]=&quot;NATAL&quot;;6;IF([.B2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292];&quot;SANTA CRUZ&quot;);1;IF([.B292]=&quot;CAICO&quot;;2;IF([.B292]=&quot;APODI&quot;;3;IF([.B292]=&quot;IPANGUACU&quot;;4;IF([.B292]=&quot;MOSSORO&quot;;5;IF([.B292]=&quot;NATAL&quot;;6;IF([.B2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1" calcext:value-type="float">
            <text:p>1008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293];&quot;SANTA CRUZ&quot;);1;IF([.B293]=&quot;CAICO&quot;;2;IF([.B293]=&quot;APODI&quot;;3;IF([.B293]=&quot;IPANGUACU&quot;;4;IF([.B293]=&quot;MOSSORO&quot;;5;IF([.B293]=&quot;NATAL&quot;;6;IF([.B2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8.07" calcext:value-type="float">
            <text:p>1008,0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294];&quot;SANTA CRUZ&quot;);1;IF([.B294]=&quot;CAICO&quot;;2;IF([.B294]=&quot;APODI&quot;;3;IF([.B294]=&quot;IPANGUACU&quot;;4;IF([.B294]=&quot;MOSSORO&quot;;5;IF([.B294]=&quot;NATAL&quot;;6;IF([.B2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295];&quot;SANTA CRUZ&quot;);1;IF([.B295]=&quot;CAICO&quot;;2;IF([.B295]=&quot;APODI&quot;;3;IF([.B295]=&quot;IPANGUACU&quot;;4;IF([.B295]=&quot;MOSSORO&quot;;5;IF([.B295]=&quot;NATAL&quot;;6;IF([.B2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296];&quot;SANTA CRUZ&quot;);1;IF([.B296]=&quot;CAICO&quot;;2;IF([.B296]=&quot;APODI&quot;;3;IF([.B296]=&quot;IPANGUACU&quot;;4;IF([.B296]=&quot;MOSSORO&quot;;5;IF([.B296]=&quot;NATAL&quot;;6;IF([.B2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297];&quot;SANTA CRUZ&quot;);1;IF([.B297]=&quot;CAICO&quot;;2;IF([.B297]=&quot;APODI&quot;;3;IF([.B297]=&quot;IPANGUACU&quot;;4;IF([.B297]=&quot;MOSSORO&quot;;5;IF([.B297]=&quot;NATAL&quot;;6;IF([.B2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298];&quot;SANTA CRUZ&quot;);1;IF([.B298]=&quot;CAICO&quot;;2;IF([.B298]=&quot;APODI&quot;;3;IF([.B298]=&quot;IPANGUACU&quot;;4;IF([.B298]=&quot;MOSSORO&quot;;5;IF([.B298]=&quot;NATAL&quot;;6;IF([.B2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299];&quot;SANTA CRUZ&quot;);1;IF([.B299]=&quot;CAICO&quot;;2;IF([.B299]=&quot;APODI&quot;;3;IF([.B299]=&quot;IPANGUACU&quot;;4;IF([.B299]=&quot;MOSSORO&quot;;5;IF([.B299]=&quot;NATAL&quot;;6;IF([.B2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300];&quot;SANTA CRUZ&quot;);1;IF([.B300]=&quot;CAICO&quot;;2;IF([.B300]=&quot;APODI&quot;;3;IF([.B300]=&quot;IPANGUACU&quot;;4;IF([.B300]=&quot;MOSSORO&quot;;5;IF([.B300]=&quot;NATAL&quot;;6;IF([.B3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6.01" calcext:value-type="float">
            <text:p>1006,0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301];&quot;SANTA CRUZ&quot;);1;IF([.B301]=&quot;CAICO&quot;;2;IF([.B301]=&quot;APODI&quot;;3;IF([.B301]=&quot;IPANGUACU&quot;;4;IF([.B301]=&quot;MOSSORO&quot;;5;IF([.B301]=&quot;NATAL&quot;;6;IF([.B3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37" calcext:value-type="float">
            <text:p>1007,3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02];&quot;SANTA CRUZ&quot;);1;IF([.B302]=&quot;CAICO&quot;;2;IF([.B302]=&quot;APODI&quot;;3;IF([.B302]=&quot;IPANGUACU&quot;;4;IF([.B302]=&quot;MOSSORO&quot;;5;IF([.B302]=&quot;NATAL&quot;;6;IF([.B3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303];&quot;SANTA CRUZ&quot;);1;IF([.B303]=&quot;CAICO&quot;;2;IF([.B303]=&quot;APODI&quot;;3;IF([.B303]=&quot;IPANGUACU&quot;;4;IF([.B303]=&quot;MOSSORO&quot;;5;IF([.B303]=&quot;NATAL&quot;;6;IF([.B3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4.3" calcext:value-type="float">
            <text:p>1004,3</text:p>
          </table:table-cell>
        </table:table-row>
        <table:table-row table:style-name="ro1">
          <table:table-cell table:formula="of:=IF(EXACT([.B304];&quot;SANTA CRUZ&quot;);1;IF([.B304]=&quot;CAICO&quot;;2;IF([.B304]=&quot;APODI&quot;;3;IF([.B304]=&quot;IPANGUACU&quot;;4;IF([.B304]=&quot;MOSSORO&quot;;5;IF([.B304]=&quot;NATAL&quot;;6;IF([.B3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305];&quot;SANTA CRUZ&quot;);1;IF([.B305]=&quot;CAICO&quot;;2;IF([.B305]=&quot;APODI&quot;;3;IF([.B305]=&quot;IPANGUACU&quot;;4;IF([.B305]=&quot;MOSSORO&quot;;5;IF([.B305]=&quot;NATAL&quot;;6;IF([.B3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01" calcext:value-type="float">
            <text:p>1005,01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306];&quot;SANTA CRUZ&quot;);1;IF([.B306]=&quot;CAICO&quot;;2;IF([.B306]=&quot;APODI&quot;;3;IF([.B306]=&quot;IPANGUACU&quot;;4;IF([.B306]=&quot;MOSSORO&quot;;5;IF([.B306]=&quot;NATAL&quot;;6;IF([.B3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307];&quot;SANTA CRUZ&quot;);1;IF([.B307]=&quot;CAICO&quot;;2;IF([.B307]=&quot;APODI&quot;;3;IF([.B307]=&quot;IPANGUACU&quot;;4;IF([.B307]=&quot;MOSSORO&quot;;5;IF([.B307]=&quot;NATAL&quot;;6;IF([.B3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308];&quot;SANTA CRUZ&quot;);1;IF([.B308]=&quot;CAICO&quot;;2;IF([.B308]=&quot;APODI&quot;;3;IF([.B308]=&quot;IPANGUACU&quot;;4;IF([.B308]=&quot;MOSSORO&quot;;5;IF([.B308]=&quot;NATAL&quot;;6;IF([.B3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4" calcext:value-type="float">
            <text:p>1007,4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09];&quot;SANTA CRUZ&quot;);1;IF([.B309]=&quot;CAICO&quot;;2;IF([.B309]=&quot;APODI&quot;;3;IF([.B309]=&quot;IPANGUACU&quot;;4;IF([.B309]=&quot;MOSSORO&quot;;5;IF([.B309]=&quot;NATAL&quot;;6;IF([.B3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310];&quot;SANTA CRUZ&quot;);1;IF([.B310]=&quot;CAICO&quot;;2;IF([.B310]=&quot;APODI&quot;;3;IF([.B310]=&quot;IPANGUACU&quot;;4;IF([.B310]=&quot;MOSSORO&quot;;5;IF([.B310]=&quot;NATAL&quot;;6;IF([.B3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7" calcext:value-type="float">
            <text:p>1007,1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311];&quot;SANTA CRUZ&quot;);1;IF([.B311]=&quot;CAICO&quot;;2;IF([.B311]=&quot;APODI&quot;;3;IF([.B311]=&quot;IPANGUACU&quot;;4;IF([.B311]=&quot;MOSSORO&quot;;5;IF([.B311]=&quot;NATAL&quot;;6;IF([.B3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66" calcext:value-type="float">
            <text:p>1007,66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12];&quot;SANTA CRUZ&quot;);1;IF([.B312]=&quot;CAICO&quot;;2;IF([.B312]=&quot;APODI&quot;;3;IF([.B312]=&quot;IPANGUACU&quot;;4;IF([.B312]=&quot;MOSSORO&quot;;5;IF([.B312]=&quot;NATAL&quot;;6;IF([.B3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41" calcext:value-type="float">
            <text:p>1006,4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3];&quot;SANTA CRUZ&quot;);1;IF([.B313]=&quot;CAICO&quot;;2;IF([.B313]=&quot;APODI&quot;;3;IF([.B313]=&quot;IPANGUACU&quot;;4;IF([.B313]=&quot;MOSSORO&quot;;5;IF([.B313]=&quot;NATAL&quot;;6;IF([.B3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5.88" calcext:value-type="float">
            <text:p>1005,88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314];&quot;SANTA CRUZ&quot;);1;IF([.B314]=&quot;CAICO&quot;;2;IF([.B314]=&quot;APODI&quot;;3;IF([.B314]=&quot;IPANGUACU&quot;;4;IF([.B314]=&quot;MOSSORO&quot;;5;IF([.B314]=&quot;NATAL&quot;;6;IF([.B3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315];&quot;SANTA CRUZ&quot;);1;IF([.B315]=&quot;CAICO&quot;;2;IF([.B315]=&quot;APODI&quot;;3;IF([.B315]=&quot;IPANGUACU&quot;;4;IF([.B315]=&quot;MOSSORO&quot;;5;IF([.B315]=&quot;NATAL&quot;;6;IF([.B3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316];&quot;SANTA CRUZ&quot;);1;IF([.B316]=&quot;CAICO&quot;;2;IF([.B316]=&quot;APODI&quot;;3;IF([.B316]=&quot;IPANGUACU&quot;;4;IF([.B316]=&quot;MOSSORO&quot;;5;IF([.B316]=&quot;NATAL&quot;;6;IF([.B3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7];&quot;SANTA CRUZ&quot;);1;IF([.B317]=&quot;CAICO&quot;;2;IF([.B317]=&quot;APODI&quot;;3;IF([.B317]=&quot;IPANGUACU&quot;;4;IF([.B317]=&quot;MOSSORO&quot;;5;IF([.B317]=&quot;NATAL&quot;;6;IF([.B3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18];&quot;SANTA CRUZ&quot;);1;IF([.B318]=&quot;CAICO&quot;;2;IF([.B318]=&quot;APODI&quot;;3;IF([.B318]=&quot;IPANGUACU&quot;;4;IF([.B318]=&quot;MOSSORO&quot;;5;IF([.B318]=&quot;NATAL&quot;;6;IF([.B3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.35" calcext:value-type="float">
            <text:p>1005,35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319];&quot;SANTA CRUZ&quot;);1;IF([.B319]=&quot;CAICO&quot;;2;IF([.B319]=&quot;APODI&quot;;3;IF([.B319]=&quot;IPANGUACU&quot;;4;IF([.B319]=&quot;MOSSORO&quot;;5;IF([.B319]=&quot;NATAL&quot;;6;IF([.B3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20];&quot;SANTA CRUZ&quot;);1;IF([.B320]=&quot;CAICO&quot;;2;IF([.B320]=&quot;APODI&quot;;3;IF([.B320]=&quot;IPANGUACU&quot;;4;IF([.B320]=&quot;MOSSORO&quot;;5;IF([.B320]=&quot;NATAL&quot;;6;IF([.B3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321];&quot;SANTA CRUZ&quot;);1;IF([.B321]=&quot;CAICO&quot;;2;IF([.B321]=&quot;APODI&quot;;3;IF([.B321]=&quot;IPANGUACU&quot;;4;IF([.B321]=&quot;MOSSORO&quot;;5;IF([.B321]=&quot;NATAL&quot;;6;IF([.B3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322];&quot;SANTA CRUZ&quot;);1;IF([.B322]=&quot;CAICO&quot;;2;IF([.B322]=&quot;APODI&quot;;3;IF([.B322]=&quot;IPANGUACU&quot;;4;IF([.B322]=&quot;MOSSORO&quot;;5;IF([.B322]=&quot;NATAL&quot;;6;IF([.B3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" calcext:value-type="float">
            <text:p>1005</text:p>
          </table:table-cell>
          <table:table-cell office:value-type="float" office:value="1004.8" calcext:value-type="float">
            <text:p>1004,8</text:p>
          </table:table-cell>
        </table:table-row>
        <table:table-row table:style-name="ro1">
          <table:table-cell table:formula="of:=IF(EXACT([.B323];&quot;SANTA CRUZ&quot;);1;IF([.B323]=&quot;CAICO&quot;;2;IF([.B323]=&quot;APODI&quot;;3;IF([.B323]=&quot;IPANGUACU&quot;;4;IF([.B323]=&quot;MOSSORO&quot;;5;IF([.B323]=&quot;NATAL&quot;;6;IF([.B3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324];&quot;SANTA CRUZ&quot;);1;IF([.B324]=&quot;CAICO&quot;;2;IF([.B324]=&quot;APODI&quot;;3;IF([.B324]=&quot;IPANGUACU&quot;;4;IF([.B324]=&quot;MOSSORO&quot;;5;IF([.B324]=&quot;NATAL&quot;;6;IF([.B3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325];&quot;SANTA CRUZ&quot;);1;IF([.B325]=&quot;CAICO&quot;;2;IF([.B325]=&quot;APODI&quot;;3;IF([.B325]=&quot;IPANGUACU&quot;;4;IF([.B325]=&quot;MOSSORO&quot;;5;IF([.B325]=&quot;NATAL&quot;;6;IF([.B3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326];&quot;SANTA CRUZ&quot;);1;IF([.B326]=&quot;CAICO&quot;;2;IF([.B326]=&quot;APODI&quot;;3;IF([.B326]=&quot;IPANGUACU&quot;;4;IF([.B326]=&quot;MOSSORO&quot;;5;IF([.B326]=&quot;NATAL&quot;;6;IF([.B3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327];&quot;SANTA CRUZ&quot;);1;IF([.B327]=&quot;CAICO&quot;;2;IF([.B327]=&quot;APODI&quot;;3;IF([.B327]=&quot;IPANGUACU&quot;;4;IF([.B327]=&quot;MOSSORO&quot;;5;IF([.B327]=&quot;NATAL&quot;;6;IF([.B3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328];&quot;SANTA CRUZ&quot;);1;IF([.B328]=&quot;CAICO&quot;;2;IF([.B328]=&quot;APODI&quot;;3;IF([.B328]=&quot;IPANGUACU&quot;;4;IF([.B328]=&quot;MOSSORO&quot;;5;IF([.B328]=&quot;NATAL&quot;;6;IF([.B3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29];&quot;SANTA CRUZ&quot;);1;IF([.B329]=&quot;CAICO&quot;;2;IF([.B329]=&quot;APODI&quot;;3;IF([.B329]=&quot;IPANGUACU&quot;;4;IF([.B329]=&quot;MOSSORO&quot;;5;IF([.B329]=&quot;NATAL&quot;;6;IF([.B3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330];&quot;SANTA CRUZ&quot;);1;IF([.B330]=&quot;CAICO&quot;;2;IF([.B330]=&quot;APODI&quot;;3;IF([.B330]=&quot;IPANGUACU&quot;;4;IF([.B330]=&quot;MOSSORO&quot;;5;IF([.B330]=&quot;NATAL&quot;;6;IF([.B3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331];&quot;SANTA CRUZ&quot;);1;IF([.B331]=&quot;CAICO&quot;;2;IF([.B331]=&quot;APODI&quot;;3;IF([.B331]=&quot;IPANGUACU&quot;;4;IF([.B331]=&quot;MOSSORO&quot;;5;IF([.B331]=&quot;NATAL&quot;;6;IF([.B3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32];&quot;SANTA CRUZ&quot;);1;IF([.B332]=&quot;CAICO&quot;;2;IF([.B332]=&quot;APODI&quot;;3;IF([.B332]=&quot;IPANGUACU&quot;;4;IF([.B332]=&quot;MOSSORO&quot;;5;IF([.B332]=&quot;NATAL&quot;;6;IF([.B3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33];&quot;SANTA CRUZ&quot;);1;IF([.B333]=&quot;CAICO&quot;;2;IF([.B333]=&quot;APODI&quot;;3;IF([.B333]=&quot;IPANGUACU&quot;;4;IF([.B333]=&quot;MOSSORO&quot;;5;IF([.B333]=&quot;NATAL&quot;;6;IF([.B3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34" calcext:value-type="float">
            <text:p>1009,3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334];&quot;SANTA CRUZ&quot;);1;IF([.B334]=&quot;CAICO&quot;;2;IF([.B334]=&quot;APODI&quot;;3;IF([.B334]=&quot;IPANGUACU&quot;;4;IF([.B334]=&quot;MOSSORO&quot;;5;IF([.B334]=&quot;NATAL&quot;;6;IF([.B3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35];&quot;SANTA CRUZ&quot;);1;IF([.B335]=&quot;CAICO&quot;;2;IF([.B335]=&quot;APODI&quot;;3;IF([.B335]=&quot;IPANGUACU&quot;;4;IF([.B335]=&quot;MOSSORO&quot;;5;IF([.B335]=&quot;NATAL&quot;;6;IF([.B3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09.3" calcext:value-type="float">
            <text:p>1009,3</text:p>
          </table:table-cell>
        </table:table-row>
        <table:table-row table:style-name="ro1">
          <table:table-cell table:formula="of:=IF(EXACT([.B336];&quot;SANTA CRUZ&quot;);1;IF([.B336]=&quot;CAICO&quot;;2;IF([.B336]=&quot;APODI&quot;;3;IF([.B336]=&quot;IPANGUACU&quot;;4;IF([.B336]=&quot;MOSSORO&quot;;5;IF([.B336]=&quot;NATAL&quot;;6;IF([.B3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337];&quot;SANTA CRUZ&quot;);1;IF([.B337]=&quot;CAICO&quot;;2;IF([.B337]=&quot;APODI&quot;;3;IF([.B337]=&quot;IPANGUACU&quot;;4;IF([.B337]=&quot;MOSSORO&quot;;5;IF([.B337]=&quot;NATAL&quot;;6;IF([.B3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338];&quot;SANTA CRUZ&quot;);1;IF([.B338]=&quot;CAICO&quot;;2;IF([.B338]=&quot;APODI&quot;;3;IF([.B338]=&quot;IPANGUACU&quot;;4;IF([.B338]=&quot;MOSSORO&quot;;5;IF([.B338]=&quot;NATAL&quot;;6;IF([.B3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339];&quot;SANTA CRUZ&quot;);1;IF([.B339]=&quot;CAICO&quot;;2;IF([.B339]=&quot;APODI&quot;;3;IF([.B339]=&quot;IPANGUACU&quot;;4;IF([.B339]=&quot;MOSSORO&quot;;5;IF([.B339]=&quot;NATAL&quot;;6;IF([.B3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40];&quot;SANTA CRUZ&quot;);1;IF([.B340]=&quot;CAICO&quot;;2;IF([.B340]=&quot;APODI&quot;;3;IF([.B340]=&quot;IPANGUACU&quot;;4;IF([.B340]=&quot;MOSSORO&quot;;5;IF([.B340]=&quot;NATAL&quot;;6;IF([.B3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41];&quot;SANTA CRUZ&quot;);1;IF([.B341]=&quot;CAICO&quot;;2;IF([.B341]=&quot;APODI&quot;;3;IF([.B341]=&quot;IPANGUACU&quot;;4;IF([.B341]=&quot;MOSSORO&quot;;5;IF([.B341]=&quot;NATAL&quot;;6;IF([.B3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42];&quot;SANTA CRUZ&quot;);1;IF([.B342]=&quot;CAICO&quot;;2;IF([.B342]=&quot;APODI&quot;;3;IF([.B342]=&quot;IPANGUACU&quot;;4;IF([.B342]=&quot;MOSSORO&quot;;5;IF([.B342]=&quot;NATAL&quot;;6;IF([.B3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43];&quot;SANTA CRUZ&quot;);1;IF([.B343]=&quot;CAICO&quot;;2;IF([.B343]=&quot;APODI&quot;;3;IF([.B343]=&quot;IPANGUACU&quot;;4;IF([.B343]=&quot;MOSSORO&quot;;5;IF([.B343]=&quot;NATAL&quot;;6;IF([.B3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table:formula="of:=IF(EXACT([.B344];&quot;SANTA CRUZ&quot;);1;IF([.B344]=&quot;CAICO&quot;;2;IF([.B344]=&quot;APODI&quot;;3;IF([.B344]=&quot;IPANGUACU&quot;;4;IF([.B344]=&quot;MOSSORO&quot;;5;IF([.B344]=&quot;NATAL&quot;;6;IF([.B3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12" calcext:value-type="float">
            <text:p>1009,1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45];&quot;SANTA CRUZ&quot;);1;IF([.B345]=&quot;CAICO&quot;;2;IF([.B345]=&quot;APODI&quot;;3;IF([.B345]=&quot;IPANGUACU&quot;;4;IF([.B345]=&quot;MOSSORO&quot;;5;IF([.B345]=&quot;NATAL&quot;;6;IF([.B3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4" calcext:value-type="float">
            <text:p>1008,6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346];&quot;SANTA CRUZ&quot;);1;IF([.B346]=&quot;CAICO&quot;;2;IF([.B346]=&quot;APODI&quot;;3;IF([.B346]=&quot;IPANGUACU&quot;;4;IF([.B346]=&quot;MOSSORO&quot;;5;IF([.B346]=&quot;NATAL&quot;;6;IF([.B3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47];&quot;SANTA CRUZ&quot;);1;IF([.B347]=&quot;CAICO&quot;;2;IF([.B347]=&quot;APODI&quot;;3;IF([.B347]=&quot;IPANGUACU&quot;;4;IF([.B347]=&quot;MOSSORO&quot;;5;IF([.B347]=&quot;NATAL&quot;;6;IF([.B3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48];&quot;SANTA CRUZ&quot;);1;IF([.B348]=&quot;CAICO&quot;;2;IF([.B348]=&quot;APODI&quot;;3;IF([.B348]=&quot;IPANGUACU&quot;;4;IF([.B348]=&quot;MOSSORO&quot;;5;IF([.B348]=&quot;NATAL&quot;;6;IF([.B3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349];&quot;SANTA CRUZ&quot;);1;IF([.B349]=&quot;CAICO&quot;;2;IF([.B349]=&quot;APODI&quot;;3;IF([.B349]=&quot;IPANGUACU&quot;;4;IF([.B349]=&quot;MOSSORO&quot;;5;IF([.B349]=&quot;NATAL&quot;;6;IF([.B3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350];&quot;SANTA CRUZ&quot;);1;IF([.B350]=&quot;CAICO&quot;;2;IF([.B350]=&quot;APODI&quot;;3;IF([.B350]=&quot;IPANGUACU&quot;;4;IF([.B350]=&quot;MOSSORO&quot;;5;IF([.B350]=&quot;NATAL&quot;;6;IF([.B3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351];&quot;SANTA CRUZ&quot;);1;IF([.B351]=&quot;CAICO&quot;;2;IF([.B351]=&quot;APODI&quot;;3;IF([.B351]=&quot;IPANGUACU&quot;;4;IF([.B351]=&quot;MOSSORO&quot;;5;IF([.B351]=&quot;NATAL&quot;;6;IF([.B3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52];&quot;SANTA CRUZ&quot;);1;IF([.B352]=&quot;CAICO&quot;;2;IF([.B352]=&quot;APODI&quot;;3;IF([.B352]=&quot;IPANGUACU&quot;;4;IF([.B352]=&quot;MOSSORO&quot;;5;IF([.B352]=&quot;NATAL&quot;;6;IF([.B3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53];&quot;SANTA CRUZ&quot;);1;IF([.B353]=&quot;CAICO&quot;;2;IF([.B353]=&quot;APODI&quot;;3;IF([.B353]=&quot;IPANGUACU&quot;;4;IF([.B353]=&quot;MOSSORO&quot;;5;IF([.B353]=&quot;NATAL&quot;;6;IF([.B3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354];&quot;SANTA CRUZ&quot;);1;IF([.B354]=&quot;CAICO&quot;;2;IF([.B354]=&quot;APODI&quot;;3;IF([.B354]=&quot;IPANGUACU&quot;;4;IF([.B354]=&quot;MOSSORO&quot;;5;IF([.B354]=&quot;NATAL&quot;;6;IF([.B3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table:number-columns-repeated="2" office:value-type="float" office:value="1010.9" calcext:value-type="float">
            <text:p>1010,9</text:p>
          </table:table-cell>
        </table:table-row>
        <table:table-row table:style-name="ro1">
          <table:table-cell table:formula="of:=IF(EXACT([.B355];&quot;SANTA CRUZ&quot;);1;IF([.B355]=&quot;CAICO&quot;;2;IF([.B355]=&quot;APODI&quot;;3;IF([.B355]=&quot;IPANGUACU&quot;;4;IF([.B355]=&quot;MOSSORO&quot;;5;IF([.B355]=&quot;NATAL&quot;;6;IF([.B3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56];&quot;SANTA CRUZ&quot;);1;IF([.B356]=&quot;CAICO&quot;;2;IF([.B356]=&quot;APODI&quot;;3;IF([.B356]=&quot;IPANGUACU&quot;;4;IF([.B356]=&quot;MOSSORO&quot;;5;IF([.B356]=&quot;NATAL&quot;;6;IF([.B3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57];&quot;SANTA CRUZ&quot;);1;IF([.B357]=&quot;CAICO&quot;;2;IF([.B357]=&quot;APODI&quot;;3;IF([.B357]=&quot;IPANGUACU&quot;;4;IF([.B357]=&quot;MOSSORO&quot;;5;IF([.B357]=&quot;NATAL&quot;;6;IF([.B3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358];&quot;SANTA CRUZ&quot;);1;IF([.B358]=&quot;CAICO&quot;;2;IF([.B358]=&quot;APODI&quot;;3;IF([.B358]=&quot;IPANGUACU&quot;;4;IF([.B358]=&quot;MOSSORO&quot;;5;IF([.B358]=&quot;NATAL&quot;;6;IF([.B3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359];&quot;SANTA CRUZ&quot;);1;IF([.B359]=&quot;CAICO&quot;;2;IF([.B359]=&quot;APODI&quot;;3;IF([.B359]=&quot;IPANGUACU&quot;;4;IF([.B359]=&quot;MOSSORO&quot;;5;IF([.B359]=&quot;NATAL&quot;;6;IF([.B3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7" calcext:value-type="float">
            <text:p>1008,7</text:p>
          </table:table-cell>
        </table:table-row>
        <table:table-row table:style-name="ro1">
          <table:table-cell table:formula="of:=IF(EXACT([.B360];&quot;SANTA CRUZ&quot;);1;IF([.B360]=&quot;CAICO&quot;;2;IF([.B360]=&quot;APODI&quot;;3;IF([.B360]=&quot;IPANGUACU&quot;;4;IF([.B360]=&quot;MOSSORO&quot;;5;IF([.B360]=&quot;NATAL&quot;;6;IF([.B3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61];&quot;SANTA CRUZ&quot;);1;IF([.B361]=&quot;CAICO&quot;;2;IF([.B361]=&quot;APODI&quot;;3;IF([.B361]=&quot;IPANGUACU&quot;;4;IF([.B361]=&quot;MOSSORO&quot;;5;IF([.B361]=&quot;NATAL&quot;;6;IF([.B3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62];&quot;SANTA CRUZ&quot;);1;IF([.B362]=&quot;CAICO&quot;;2;IF([.B362]=&quot;APODI&quot;;3;IF([.B362]=&quot;IPANGUACU&quot;;4;IF([.B362]=&quot;MOSSORO&quot;;5;IF([.B362]=&quot;NATAL&quot;;6;IF([.B3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6" calcext:value-type="float">
            <text:p>1008,8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363];&quot;SANTA CRUZ&quot;);1;IF([.B363]=&quot;CAICO&quot;;2;IF([.B363]=&quot;APODI&quot;;3;IF([.B363]=&quot;IPANGUACU&quot;;4;IF([.B363]=&quot;MOSSORO&quot;;5;IF([.B363]=&quot;NATAL&quot;;6;IF([.B3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table:number-columns-repeated="2" office:value-type="float" office:value="1007.1" calcext:value-type="float">
            <text:p>1007,1</text:p>
          </table:table-cell>
        </table:table-row>
        <table:table-row table:style-name="ro1">
          <table:table-cell table:formula="of:=IF(EXACT([.B364];&quot;SANTA CRUZ&quot;);1;IF([.B364]=&quot;CAICO&quot;;2;IF([.B364]=&quot;APODI&quot;;3;IF([.B364]=&quot;IPANGUACU&quot;;4;IF([.B364]=&quot;MOSSORO&quot;;5;IF([.B364]=&quot;NATAL&quot;;6;IF([.B3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8.7" calcext:value-type="float">
            <text:p>1008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365];&quot;SANTA CRUZ&quot;);1;IF([.B365]=&quot;CAICO&quot;;2;IF([.B365]=&quot;APODI&quot;;3;IF([.B365]=&quot;IPANGUACU&quot;;4;IF([.B365]=&quot;MOSSORO&quot;;5;IF([.B365]=&quot;NATAL&quot;;6;IF([.B3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366];&quot;SANTA CRUZ&quot;);1;IF([.B366]=&quot;CAICO&quot;;2;IF([.B366]=&quot;APODI&quot;;3;IF([.B366]=&quot;IPANGUACU&quot;;4;IF([.B366]=&quot;MOSSORO&quot;;5;IF([.B366]=&quot;NATAL&quot;;6;IF([.B3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367];&quot;SANTA CRUZ&quot;);1;IF([.B367]=&quot;CAICO&quot;;2;IF([.B367]=&quot;APODI&quot;;3;IF([.B367]=&quot;IPANGUACU&quot;;4;IF([.B367]=&quot;MOSSORO&quot;;5;IF([.B367]=&quot;NATAL&quot;;6;IF([.B3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368];&quot;SANTA CRUZ&quot;);1;IF([.B368]=&quot;CAICO&quot;;2;IF([.B368]=&quot;APODI&quot;;3;IF([.B368]=&quot;IPANGUACU&quot;;4;IF([.B368]=&quot;MOSSORO&quot;;5;IF([.B368]=&quot;NATAL&quot;;6;IF([.B3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369];&quot;SANTA CRUZ&quot;);1;IF([.B369]=&quot;CAICO&quot;;2;IF([.B369]=&quot;APODI&quot;;3;IF([.B369]=&quot;IPANGUACU&quot;;4;IF([.B369]=&quot;MOSSORO&quot;;5;IF([.B369]=&quot;NATAL&quot;;6;IF([.B3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370];&quot;SANTA CRUZ&quot;);1;IF([.B370]=&quot;CAICO&quot;;2;IF([.B370]=&quot;APODI&quot;;3;IF([.B370]=&quot;IPANGUACU&quot;;4;IF([.B370]=&quot;MOSSORO&quot;;5;IF([.B370]=&quot;NATAL&quot;;6;IF([.B3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371];&quot;SANTA CRUZ&quot;);1;IF([.B371]=&quot;CAICO&quot;;2;IF([.B371]=&quot;APODI&quot;;3;IF([.B371]=&quot;IPANGUACU&quot;;4;IF([.B371]=&quot;MOSSORO&quot;;5;IF([.B371]=&quot;NATAL&quot;;6;IF([.B3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372];&quot;SANTA CRUZ&quot;);1;IF([.B372]=&quot;CAICO&quot;;2;IF([.B372]=&quot;APODI&quot;;3;IF([.B372]=&quot;IPANGUACU&quot;;4;IF([.B372]=&quot;MOSSORO&quot;;5;IF([.B372]=&quot;NATAL&quot;;6;IF([.B3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table:number-columns-repeated="2" office:value-type="float" office:value="1008.6" calcext:value-type="float">
            <text:p>1008,6</text:p>
          </table:table-cell>
        </table:table-row>
        <table:table-row table:style-name="ro1">
          <table:table-cell table:formula="of:=IF(EXACT([.B373];&quot;SANTA CRUZ&quot;);1;IF([.B373]=&quot;CAICO&quot;;2;IF([.B373]=&quot;APODI&quot;;3;IF([.B373]=&quot;IPANGUACU&quot;;4;IF([.B373]=&quot;MOSSORO&quot;;5;IF([.B373]=&quot;NATAL&quot;;6;IF([.B3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74];&quot;SANTA CRUZ&quot;);1;IF([.B374]=&quot;CAICO&quot;;2;IF([.B374]=&quot;APODI&quot;;3;IF([.B374]=&quot;IPANGUACU&quot;;4;IF([.B374]=&quot;MOSSORO&quot;;5;IF([.B374]=&quot;NATAL&quot;;6;IF([.B3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9.9" calcext:value-type="float">
            <text:p>1009,9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75];&quot;SANTA CRUZ&quot;);1;IF([.B375]=&quot;CAICO&quot;;2;IF([.B375]=&quot;APODI&quot;;3;IF([.B375]=&quot;IPANGUACU&quot;;4;IF([.B375]=&quot;MOSSORO&quot;;5;IF([.B375]=&quot;NATAL&quot;;6;IF([.B3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376];&quot;SANTA CRUZ&quot;);1;IF([.B376]=&quot;CAICO&quot;;2;IF([.B376]=&quot;APODI&quot;;3;IF([.B376]=&quot;IPANGUACU&quot;;4;IF([.B376]=&quot;MOSSORO&quot;;5;IF([.B376]=&quot;NATAL&quot;;6;IF([.B3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377];&quot;SANTA CRUZ&quot;);1;IF([.B377]=&quot;CAICO&quot;;2;IF([.B377]=&quot;APODI&quot;;3;IF([.B377]=&quot;IPANGUACU&quot;;4;IF([.B377]=&quot;MOSSORO&quot;;5;IF([.B377]=&quot;NATAL&quot;;6;IF([.B3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378];&quot;SANTA CRUZ&quot;);1;IF([.B378]=&quot;CAICO&quot;;2;IF([.B378]=&quot;APODI&quot;;3;IF([.B378]=&quot;IPANGUACU&quot;;4;IF([.B378]=&quot;MOSSORO&quot;;5;IF([.B378]=&quot;NATAL&quot;;6;IF([.B3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79];&quot;SANTA CRUZ&quot;);1;IF([.B379]=&quot;CAICO&quot;;2;IF([.B379]=&quot;APODI&quot;;3;IF([.B379]=&quot;IPANGUACU&quot;;4;IF([.B379]=&quot;MOSSORO&quot;;5;IF([.B379]=&quot;NATAL&quot;;6;IF([.B3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380];&quot;SANTA CRUZ&quot;);1;IF([.B380]=&quot;CAICO&quot;;2;IF([.B380]=&quot;APODI&quot;;3;IF([.B380]=&quot;IPANGUACU&quot;;4;IF([.B380]=&quot;MOSSORO&quot;;5;IF([.B380]=&quot;NATAL&quot;;6;IF([.B3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381];&quot;SANTA CRUZ&quot;);1;IF([.B381]=&quot;CAICO&quot;;2;IF([.B381]=&quot;APODI&quot;;3;IF([.B381]=&quot;IPANGUACU&quot;;4;IF([.B381]=&quot;MOSSORO&quot;;5;IF([.B381]=&quot;NATAL&quot;;6;IF([.B3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table:number-columns-repeated="2" office:value-type="float" office:value="1007.4" calcext:value-type="float">
            <text:p>1007,4</text:p>
          </table:table-cell>
        </table:table-row>
        <table:table-row table:style-name="ro1">
          <table:table-cell table:formula="of:=IF(EXACT([.B382];&quot;SANTA CRUZ&quot;);1;IF([.B382]=&quot;CAICO&quot;;2;IF([.B382]=&quot;APODI&quot;;3;IF([.B382]=&quot;IPANGUACU&quot;;4;IF([.B382]=&quot;MOSSORO&quot;;5;IF([.B382]=&quot;NATAL&quot;;6;IF([.B3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383];&quot;SANTA CRUZ&quot;);1;IF([.B383]=&quot;CAICO&quot;;2;IF([.B383]=&quot;APODI&quot;;3;IF([.B383]=&quot;IPANGUACU&quot;;4;IF([.B383]=&quot;MOSSORO&quot;;5;IF([.B383]=&quot;NATAL&quot;;6;IF([.B3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84];&quot;SANTA CRUZ&quot;);1;IF([.B384]=&quot;CAICO&quot;;2;IF([.B384]=&quot;APODI&quot;;3;IF([.B384]=&quot;IPANGUACU&quot;;4;IF([.B384]=&quot;MOSSORO&quot;;5;IF([.B384]=&quot;NATAL&quot;;6;IF([.B3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table:formula="of:=IF(EXACT([.B385];&quot;SANTA CRUZ&quot;);1;IF([.B385]=&quot;CAICO&quot;;2;IF([.B385]=&quot;APODI&quot;;3;IF([.B385]=&quot;IPANGUACU&quot;;4;IF([.B385]=&quot;MOSSORO&quot;;5;IF([.B385]=&quot;NATAL&quot;;6;IF([.B3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386];&quot;SANTA CRUZ&quot;);1;IF([.B386]=&quot;CAICO&quot;;2;IF([.B386]=&quot;APODI&quot;;3;IF([.B386]=&quot;IPANGUACU&quot;;4;IF([.B386]=&quot;MOSSORO&quot;;5;IF([.B386]=&quot;NATAL&quot;;6;IF([.B3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387];&quot;SANTA CRUZ&quot;);1;IF([.B387]=&quot;CAICO&quot;;2;IF([.B387]=&quot;APODI&quot;;3;IF([.B387]=&quot;IPANGUACU&quot;;4;IF([.B387]=&quot;MOSSORO&quot;;5;IF([.B387]=&quot;NATAL&quot;;6;IF([.B3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388];&quot;SANTA CRUZ&quot;);1;IF([.B388]=&quot;CAICO&quot;;2;IF([.B388]=&quot;APODI&quot;;3;IF([.B388]=&quot;IPANGUACU&quot;;4;IF([.B388]=&quot;MOSSORO&quot;;5;IF([.B388]=&quot;NATAL&quot;;6;IF([.B3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389];&quot;SANTA CRUZ&quot;);1;IF([.B389]=&quot;CAICO&quot;;2;IF([.B389]=&quot;APODI&quot;;3;IF([.B389]=&quot;IPANGUACU&quot;;4;IF([.B389]=&quot;MOSSORO&quot;;5;IF([.B389]=&quot;NATAL&quot;;6;IF([.B3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390];&quot;SANTA CRUZ&quot;);1;IF([.B390]=&quot;CAICO&quot;;2;IF([.B390]=&quot;APODI&quot;;3;IF([.B390]=&quot;IPANGUACU&quot;;4;IF([.B390]=&quot;MOSSORO&quot;;5;IF([.B390]=&quot;NATAL&quot;;6;IF([.B3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391];&quot;SANTA CRUZ&quot;);1;IF([.B391]=&quot;CAICO&quot;;2;IF([.B391]=&quot;APODI&quot;;3;IF([.B391]=&quot;IPANGUACU&quot;;4;IF([.B391]=&quot;MOSSORO&quot;;5;IF([.B391]=&quot;NATAL&quot;;6;IF([.B3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392];&quot;SANTA CRUZ&quot;);1;IF([.B392]=&quot;CAICO&quot;;2;IF([.B392]=&quot;APODI&quot;;3;IF([.B392]=&quot;IPANGUACU&quot;;4;IF([.B392]=&quot;MOSSORO&quot;;5;IF([.B392]=&quot;NATAL&quot;;6;IF([.B3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393];&quot;SANTA CRUZ&quot;);1;IF([.B393]=&quot;CAICO&quot;;2;IF([.B393]=&quot;APODI&quot;;3;IF([.B393]=&quot;IPANGUACU&quot;;4;IF([.B393]=&quot;MOSSORO&quot;;5;IF([.B393]=&quot;NATAL&quot;;6;IF([.B3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394];&quot;SANTA CRUZ&quot;);1;IF([.B394]=&quot;CAICO&quot;;2;IF([.B394]=&quot;APODI&quot;;3;IF([.B394]=&quot;IPANGUACU&quot;;4;IF([.B394]=&quot;MOSSORO&quot;;5;IF([.B394]=&quot;NATAL&quot;;6;IF([.B3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395];&quot;SANTA CRUZ&quot;);1;IF([.B395]=&quot;CAICO&quot;;2;IF([.B395]=&quot;APODI&quot;;3;IF([.B395]=&quot;IPANGUACU&quot;;4;IF([.B395]=&quot;MOSSORO&quot;;5;IF([.B395]=&quot;NATAL&quot;;6;IF([.B3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396];&quot;SANTA CRUZ&quot;);1;IF([.B396]=&quot;CAICO&quot;;2;IF([.B396]=&quot;APODI&quot;;3;IF([.B396]=&quot;IPANGUACU&quot;;4;IF([.B396]=&quot;MOSSORO&quot;;5;IF([.B396]=&quot;NATAL&quot;;6;IF([.B3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397];&quot;SANTA CRUZ&quot;);1;IF([.B397]=&quot;CAICO&quot;;2;IF([.B397]=&quot;APODI&quot;;3;IF([.B397]=&quot;IPANGUACU&quot;;4;IF([.B397]=&quot;MOSSORO&quot;;5;IF([.B397]=&quot;NATAL&quot;;6;IF([.B3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table:number-columns-repeated="2" office:value-type="float" office:value="1008.1" calcext:value-type="float">
            <text:p>1008,1</text:p>
          </table:table-cell>
        </table:table-row>
        <table:table-row table:style-name="ro1">
          <table:table-cell table:formula="of:=IF(EXACT([.B398];&quot;SANTA CRUZ&quot;);1;IF([.B398]=&quot;CAICO&quot;;2;IF([.B398]=&quot;APODI&quot;;3;IF([.B398]=&quot;IPANGUACU&quot;;4;IF([.B398]=&quot;MOSSORO&quot;;5;IF([.B398]=&quot;NATAL&quot;;6;IF([.B3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399];&quot;SANTA CRUZ&quot;);1;IF([.B399]=&quot;CAICO&quot;;2;IF([.B399]=&quot;APODI&quot;;3;IF([.B399]=&quot;IPANGUACU&quot;;4;IF([.B399]=&quot;MOSSORO&quot;;5;IF([.B399]=&quot;NATAL&quot;;6;IF([.B3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00];&quot;SANTA CRUZ&quot;);1;IF([.B400]=&quot;CAICO&quot;;2;IF([.B400]=&quot;APODI&quot;;3;IF([.B400]=&quot;IPANGUACU&quot;;4;IF([.B400]=&quot;MOSSORO&quot;;5;IF([.B400]=&quot;NATAL&quot;;6;IF([.B4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2.57" calcext:value-type="float">
            <text:p>1012,5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401];&quot;SANTA CRUZ&quot;);1;IF([.B401]=&quot;CAICO&quot;;2;IF([.B401]=&quot;APODI&quot;;3;IF([.B401]=&quot;IPANGUACU&quot;;4;IF([.B401]=&quot;MOSSORO&quot;;5;IF([.B401]=&quot;NATAL&quot;;6;IF([.B4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402];&quot;SANTA CRUZ&quot;);1;IF([.B402]=&quot;CAICO&quot;;2;IF([.B402]=&quot;APODI&quot;;3;IF([.B402]=&quot;IPANGUACU&quot;;4;IF([.B402]=&quot;MOSSORO&quot;;5;IF([.B402]=&quot;NATAL&quot;;6;IF([.B4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403];&quot;SANTA CRUZ&quot;);1;IF([.B403]=&quot;CAICO&quot;;2;IF([.B403]=&quot;APODI&quot;;3;IF([.B403]=&quot;IPANGUACU&quot;;4;IF([.B403]=&quot;MOSSORO&quot;;5;IF([.B403]=&quot;NATAL&quot;;6;IF([.B4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404];&quot;SANTA CRUZ&quot;);1;IF([.B404]=&quot;CAICO&quot;;2;IF([.B404]=&quot;APODI&quot;;3;IF([.B404]=&quot;IPANGUACU&quot;;4;IF([.B404]=&quot;MOSSORO&quot;;5;IF([.B404]=&quot;NATAL&quot;;6;IF([.B4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405];&quot;SANTA CRUZ&quot;);1;IF([.B405]=&quot;CAICO&quot;;2;IF([.B405]=&quot;APODI&quot;;3;IF([.B405]=&quot;IPANGUACU&quot;;4;IF([.B405]=&quot;MOSSORO&quot;;5;IF([.B405]=&quot;NATAL&quot;;6;IF([.B4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406];&quot;SANTA CRUZ&quot;);1;IF([.B406]=&quot;CAICO&quot;;2;IF([.B406]=&quot;APODI&quot;;3;IF([.B406]=&quot;IPANGUACU&quot;;4;IF([.B406]=&quot;MOSSORO&quot;;5;IF([.B406]=&quot;NATAL&quot;;6;IF([.B4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407];&quot;SANTA CRUZ&quot;);1;IF([.B407]=&quot;CAICO&quot;;2;IF([.B407]=&quot;APODI&quot;;3;IF([.B407]=&quot;IPANGUACU&quot;;4;IF([.B407]=&quot;MOSSORO&quot;;5;IF([.B407]=&quot;NATAL&quot;;6;IF([.B4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table:formula="of:=IF(EXACT([.B408];&quot;SANTA CRUZ&quot;);1;IF([.B408]=&quot;CAICO&quot;;2;IF([.B408]=&quot;APODI&quot;;3;IF([.B408]=&quot;IPANGUACU&quot;;4;IF([.B408]=&quot;MOSSORO&quot;;5;IF([.B408]=&quot;NATAL&quot;;6;IF([.B4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409];&quot;SANTA CRUZ&quot;);1;IF([.B409]=&quot;CAICO&quot;;2;IF([.B409]=&quot;APODI&quot;;3;IF([.B409]=&quot;IPANGUACU&quot;;4;IF([.B409]=&quot;MOSSORO&quot;;5;IF([.B409]=&quot;NATAL&quot;;6;IF([.B4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5" calcext:value-type="float">
            <text:p>1009,6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0];&quot;SANTA CRUZ&quot;);1;IF([.B410]=&quot;CAICO&quot;;2;IF([.B410]=&quot;APODI&quot;;3;IF([.B410]=&quot;IPANGUACU&quot;;4;IF([.B410]=&quot;MOSSORO&quot;;5;IF([.B410]=&quot;NATAL&quot;;6;IF([.B4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411];&quot;SANTA CRUZ&quot;);1;IF([.B411]=&quot;CAICO&quot;;2;IF([.B411]=&quot;APODI&quot;;3;IF([.B411]=&quot;IPANGUACU&quot;;4;IF([.B411]=&quot;MOSSORO&quot;;5;IF([.B411]=&quot;NATAL&quot;;6;IF([.B4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412];&quot;SANTA CRUZ&quot;);1;IF([.B412]=&quot;CAICO&quot;;2;IF([.B412]=&quot;APODI&quot;;3;IF([.B412]=&quot;IPANGUACU&quot;;4;IF([.B412]=&quot;MOSSORO&quot;;5;IF([.B412]=&quot;NATAL&quot;;6;IF([.B4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3];&quot;SANTA CRUZ&quot;);1;IF([.B413]=&quot;CAICO&quot;;2;IF([.B413]=&quot;APODI&quot;;3;IF([.B413]=&quot;IPANGUACU&quot;;4;IF([.B413]=&quot;MOSSORO&quot;;5;IF([.B413]=&quot;NATAL&quot;;6;IF([.B4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414];&quot;SANTA CRUZ&quot;);1;IF([.B414]=&quot;CAICO&quot;;2;IF([.B414]=&quot;APODI&quot;;3;IF([.B414]=&quot;IPANGUACU&quot;;4;IF([.B414]=&quot;MOSSORO&quot;;5;IF([.B414]=&quot;NATAL&quot;;6;IF([.B4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415];&quot;SANTA CRUZ&quot;);1;IF([.B415]=&quot;CAICO&quot;;2;IF([.B415]=&quot;APODI&quot;;3;IF([.B415]=&quot;IPANGUACU&quot;;4;IF([.B415]=&quot;MOSSORO&quot;;5;IF([.B415]=&quot;NATAL&quot;;6;IF([.B4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416];&quot;SANTA CRUZ&quot;);1;IF([.B416]=&quot;CAICO&quot;;2;IF([.B416]=&quot;APODI&quot;;3;IF([.B416]=&quot;IPANGUACU&quot;;4;IF([.B416]=&quot;MOSSORO&quot;;5;IF([.B416]=&quot;NATAL&quot;;6;IF([.B4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417];&quot;SANTA CRUZ&quot;);1;IF([.B417]=&quot;CAICO&quot;;2;IF([.B417]=&quot;APODI&quot;;3;IF([.B417]=&quot;IPANGUACU&quot;;4;IF([.B417]=&quot;MOSSORO&quot;;5;IF([.B417]=&quot;NATAL&quot;;6;IF([.B4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418];&quot;SANTA CRUZ&quot;);1;IF([.B418]=&quot;CAICO&quot;;2;IF([.B418]=&quot;APODI&quot;;3;IF([.B418]=&quot;IPANGUACU&quot;;4;IF([.B418]=&quot;MOSSORO&quot;;5;IF([.B418]=&quot;NATAL&quot;;6;IF([.B4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84" calcext:value-type="float">
            <text:p>1007,8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419];&quot;SANTA CRUZ&quot;);1;IF([.B419]=&quot;CAICO&quot;;2;IF([.B419]=&quot;APODI&quot;;3;IF([.B419]=&quot;IPANGUACU&quot;;4;IF([.B419]=&quot;MOSSORO&quot;;5;IF([.B419]=&quot;NATAL&quot;;6;IF([.B4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420];&quot;SANTA CRUZ&quot;);1;IF([.B420]=&quot;CAICO&quot;;2;IF([.B420]=&quot;APODI&quot;;3;IF([.B420]=&quot;IPANGUACU&quot;;4;IF([.B420]=&quot;MOSSORO&quot;;5;IF([.B420]=&quot;NATAL&quot;;6;IF([.B4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21];&quot;SANTA CRUZ&quot;);1;IF([.B421]=&quot;CAICO&quot;;2;IF([.B421]=&quot;APODI&quot;;3;IF([.B421]=&quot;IPANGUACU&quot;;4;IF([.B421]=&quot;MOSSORO&quot;;5;IF([.B421]=&quot;NATAL&quot;;6;IF([.B4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22];&quot;SANTA CRUZ&quot;);1;IF([.B422]=&quot;CAICO&quot;;2;IF([.B422]=&quot;APODI&quot;;3;IF([.B422]=&quot;IPANGUACU&quot;;4;IF([.B422]=&quot;MOSSORO&quot;;5;IF([.B422]=&quot;NATAL&quot;;6;IF([.B4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table:number-columns-repeated="2" office:value-type="float" office:value="1007.9" calcext:value-type="float">
            <text:p>1007,9</text:p>
          </table:table-cell>
        </table:table-row>
        <table:table-row table:style-name="ro1">
          <table:table-cell table:formula="of:=IF(EXACT([.B423];&quot;SANTA CRUZ&quot;);1;IF([.B423]=&quot;CAICO&quot;;2;IF([.B423]=&quot;APODI&quot;;3;IF([.B423]=&quot;IPANGUACU&quot;;4;IF([.B423]=&quot;MOSSORO&quot;;5;IF([.B423]=&quot;NATAL&quot;;6;IF([.B4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424];&quot;SANTA CRUZ&quot;);1;IF([.B424]=&quot;CAICO&quot;;2;IF([.B424]=&quot;APODI&quot;;3;IF([.B424]=&quot;IPANGUACU&quot;;4;IF([.B424]=&quot;MOSSORO&quot;;5;IF([.B424]=&quot;NATAL&quot;;6;IF([.B4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425];&quot;SANTA CRUZ&quot;);1;IF([.B425]=&quot;CAICO&quot;;2;IF([.B425]=&quot;APODI&quot;;3;IF([.B425]=&quot;IPANGUACU&quot;;4;IF([.B425]=&quot;MOSSORO&quot;;5;IF([.B425]=&quot;NATAL&quot;;6;IF([.B4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26];&quot;SANTA CRUZ&quot;);1;IF([.B426]=&quot;CAICO&quot;;2;IF([.B426]=&quot;APODI&quot;;3;IF([.B426]=&quot;IPANGUACU&quot;;4;IF([.B426]=&quot;MOSSORO&quot;;5;IF([.B426]=&quot;NATAL&quot;;6;IF([.B4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27];&quot;SANTA CRUZ&quot;);1;IF([.B427]=&quot;CAICO&quot;;2;IF([.B427]=&quot;APODI&quot;;3;IF([.B427]=&quot;IPANGUACU&quot;;4;IF([.B427]=&quot;MOSSORO&quot;;5;IF([.B427]=&quot;NATAL&quot;;6;IF([.B4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28];&quot;SANTA CRUZ&quot;);1;IF([.B428]=&quot;CAICO&quot;;2;IF([.B428]=&quot;APODI&quot;;3;IF([.B428]=&quot;IPANGUACU&quot;;4;IF([.B428]=&quot;MOSSORO&quot;;5;IF([.B428]=&quot;NATAL&quot;;6;IF([.B4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45" calcext:value-type="float">
            <text:p>1005,4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29];&quot;SANTA CRUZ&quot;);1;IF([.B429]=&quot;CAICO&quot;;2;IF([.B429]=&quot;APODI&quot;;3;IF([.B429]=&quot;IPANGUACU&quot;;4;IF([.B429]=&quot;MOSSORO&quot;;5;IF([.B429]=&quot;NATAL&quot;;6;IF([.B4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7.03" calcext:value-type="float">
            <text:p>1007,0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30];&quot;SANTA CRUZ&quot;);1;IF([.B430]=&quot;CAICO&quot;;2;IF([.B430]=&quot;APODI&quot;;3;IF([.B430]=&quot;IPANGUACU&quot;;4;IF([.B430]=&quot;MOSSORO&quot;;5;IF([.B430]=&quot;NATAL&quot;;6;IF([.B4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31];&quot;SANTA CRUZ&quot;);1;IF([.B431]=&quot;CAICO&quot;;2;IF([.B431]=&quot;APODI&quot;;3;IF([.B431]=&quot;IPANGUACU&quot;;4;IF([.B431]=&quot;MOSSORO&quot;;5;IF([.B431]=&quot;NATAL&quot;;6;IF([.B4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32];&quot;SANTA CRUZ&quot;);1;IF([.B432]=&quot;CAICO&quot;;2;IF([.B432]=&quot;APODI&quot;;3;IF([.B432]=&quot;IPANGUACU&quot;;4;IF([.B432]=&quot;MOSSORO&quot;;5;IF([.B432]=&quot;NATAL&quot;;6;IF([.B4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33];&quot;SANTA CRUZ&quot;);1;IF([.B433]=&quot;CAICO&quot;;2;IF([.B433]=&quot;APODI&quot;;3;IF([.B433]=&quot;IPANGUACU&quot;;4;IF([.B433]=&quot;MOSSORO&quot;;5;IF([.B433]=&quot;NATAL&quot;;6;IF([.B4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434];&quot;SANTA CRUZ&quot;);1;IF([.B434]=&quot;CAICO&quot;;2;IF([.B434]=&quot;APODI&quot;;3;IF([.B434]=&quot;IPANGUACU&quot;;4;IF([.B434]=&quot;MOSSORO&quot;;5;IF([.B434]=&quot;NATAL&quot;;6;IF([.B4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2" calcext:value-type="float">
            <text:p>1008,2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435];&quot;SANTA CRUZ&quot;);1;IF([.B435]=&quot;CAICO&quot;;2;IF([.B435]=&quot;APODI&quot;;3;IF([.B435]=&quot;IPANGUACU&quot;;4;IF([.B435]=&quot;MOSSORO&quot;;5;IF([.B435]=&quot;NATAL&quot;;6;IF([.B4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436];&quot;SANTA CRUZ&quot;);1;IF([.B436]=&quot;CAICO&quot;;2;IF([.B436]=&quot;APODI&quot;;3;IF([.B436]=&quot;IPANGUACU&quot;;4;IF([.B436]=&quot;MOSSORO&quot;;5;IF([.B436]=&quot;NATAL&quot;;6;IF([.B4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37];&quot;SANTA CRUZ&quot;);1;IF([.B437]=&quot;CAICO&quot;;2;IF([.B437]=&quot;APODI&quot;;3;IF([.B437]=&quot;IPANGUACU&quot;;4;IF([.B437]=&quot;MOSSORO&quot;;5;IF([.B437]=&quot;NATAL&quot;;6;IF([.B4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438];&quot;SANTA CRUZ&quot;);1;IF([.B438]=&quot;CAICO&quot;;2;IF([.B438]=&quot;APODI&quot;;3;IF([.B438]=&quot;IPANGUACU&quot;;4;IF([.B438]=&quot;MOSSORO&quot;;5;IF([.B438]=&quot;NATAL&quot;;6;IF([.B4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table:formula="of:=IF(EXACT([.B439];&quot;SANTA CRUZ&quot;);1;IF([.B439]=&quot;CAICO&quot;;2;IF([.B439]=&quot;APODI&quot;;3;IF([.B439]=&quot;IPANGUACU&quot;;4;IF([.B439]=&quot;MOSSORO&quot;;5;IF([.B439]=&quot;NATAL&quot;;6;IF([.B4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40];&quot;SANTA CRUZ&quot;);1;IF([.B440]=&quot;CAICO&quot;;2;IF([.B440]=&quot;APODI&quot;;3;IF([.B440]=&quot;IPANGUACU&quot;;4;IF([.B440]=&quot;MOSSORO&quot;;5;IF([.B440]=&quot;NATAL&quot;;6;IF([.B4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441];&quot;SANTA CRUZ&quot;);1;IF([.B441]=&quot;CAICO&quot;;2;IF([.B441]=&quot;APODI&quot;;3;IF([.B441]=&quot;IPANGUACU&quot;;4;IF([.B441]=&quot;MOSSORO&quot;;5;IF([.B441]=&quot;NATAL&quot;;6;IF([.B4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42];&quot;SANTA CRUZ&quot;);1;IF([.B442]=&quot;CAICO&quot;;2;IF([.B442]=&quot;APODI&quot;;3;IF([.B442]=&quot;IPANGUACU&quot;;4;IF([.B442]=&quot;MOSSORO&quot;;5;IF([.B442]=&quot;NATAL&quot;;6;IF([.B4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43];&quot;SANTA CRUZ&quot;);1;IF([.B443]=&quot;CAICO&quot;;2;IF([.B443]=&quot;APODI&quot;;3;IF([.B443]=&quot;IPANGUACU&quot;;4;IF([.B443]=&quot;MOSSORO&quot;;5;IF([.B443]=&quot;NATAL&quot;;6;IF([.B4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444];&quot;SANTA CRUZ&quot;);1;IF([.B444]=&quot;CAICO&quot;;2;IF([.B444]=&quot;APODI&quot;;3;IF([.B444]=&quot;IPANGUACU&quot;;4;IF([.B444]=&quot;MOSSORO&quot;;5;IF([.B444]=&quot;NATAL&quot;;6;IF([.B4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45];&quot;SANTA CRUZ&quot;);1;IF([.B445]=&quot;CAICO&quot;;2;IF([.B445]=&quot;APODI&quot;;3;IF([.B445]=&quot;IPANGUACU&quot;;4;IF([.B445]=&quot;MOSSORO&quot;;5;IF([.B445]=&quot;NATAL&quot;;6;IF([.B4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46];&quot;SANTA CRUZ&quot;);1;IF([.B446]=&quot;CAICO&quot;;2;IF([.B446]=&quot;APODI&quot;;3;IF([.B446]=&quot;IPANGUACU&quot;;4;IF([.B446]=&quot;MOSSORO&quot;;5;IF([.B446]=&quot;NATAL&quot;;6;IF([.B4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47];&quot;SANTA CRUZ&quot;);1;IF([.B447]=&quot;CAICO&quot;;2;IF([.B447]=&quot;APODI&quot;;3;IF([.B447]=&quot;IPANGUACU&quot;;4;IF([.B447]=&quot;MOSSORO&quot;;5;IF([.B447]=&quot;NATAL&quot;;6;IF([.B4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4.27" calcext:value-type="float">
            <text:p>1004,27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448];&quot;SANTA CRUZ&quot;);1;IF([.B448]=&quot;CAICO&quot;;2;IF([.B448]=&quot;APODI&quot;;3;IF([.B448]=&quot;IPANGUACU&quot;;4;IF([.B448]=&quot;MOSSORO&quot;;5;IF([.B448]=&quot;NATAL&quot;;6;IF([.B4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3.43" calcext:value-type="float">
            <text:p>1003,43</text:p>
          </table:table-cell>
          <table:table-cell office:value-type="float" office:value="1003.6" calcext:value-type="float">
            <text:p>1003,6</text:p>
          </table:table-cell>
        </table:table-row>
        <table:table-row table:style-name="ro1">
          <table:table-cell table:formula="of:=IF(EXACT([.B449];&quot;SANTA CRUZ&quot;);1;IF([.B449]=&quot;CAICO&quot;;2;IF([.B449]=&quot;APODI&quot;;3;IF([.B449]=&quot;IPANGUACU&quot;;4;IF([.B449]=&quot;MOSSORO&quot;;5;IF([.B449]=&quot;NATAL&quot;;6;IF([.B4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3.7" calcext:value-type="float">
            <text:p>1003,7</text:p>
          </table:table-cell>
        </table:table-row>
        <table:table-row table:style-name="ro1">
          <table:table-cell table:formula="of:=IF(EXACT([.B450];&quot;SANTA CRUZ&quot;);1;IF([.B450]=&quot;CAICO&quot;;2;IF([.B450]=&quot;APODI&quot;;3;IF([.B450]=&quot;IPANGUACU&quot;;4;IF([.B450]=&quot;MOSSORO&quot;;5;IF([.B450]=&quot;NATAL&quot;;6;IF([.B4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51];&quot;SANTA CRUZ&quot;);1;IF([.B451]=&quot;CAICO&quot;;2;IF([.B451]=&quot;APODI&quot;;3;IF([.B451]=&quot;IPANGUACU&quot;;4;IF([.B451]=&quot;MOSSORO&quot;;5;IF([.B451]=&quot;NATAL&quot;;6;IF([.B4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452];&quot;SANTA CRUZ&quot;);1;IF([.B452]=&quot;CAICO&quot;;2;IF([.B452]=&quot;APODI&quot;;3;IF([.B452]=&quot;IPANGUACU&quot;;4;IF([.B452]=&quot;MOSSORO&quot;;5;IF([.B452]=&quot;NATAL&quot;;6;IF([.B4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53];&quot;SANTA CRUZ&quot;);1;IF([.B453]=&quot;CAICO&quot;;2;IF([.B453]=&quot;APODI&quot;;3;IF([.B453]=&quot;IPANGUACU&quot;;4;IF([.B453]=&quot;MOSSORO&quot;;5;IF([.B453]=&quot;NATAL&quot;;6;IF([.B4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54];&quot;SANTA CRUZ&quot;);1;IF([.B454]=&quot;CAICO&quot;;2;IF([.B454]=&quot;APODI&quot;;3;IF([.B454]=&quot;IPANGUACU&quot;;4;IF([.B454]=&quot;MOSSORO&quot;;5;IF([.B454]=&quot;NATAL&quot;;6;IF([.B4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55];&quot;SANTA CRUZ&quot;);1;IF([.B455]=&quot;CAICO&quot;;2;IF([.B455]=&quot;APODI&quot;;3;IF([.B455]=&quot;IPANGUACU&quot;;4;IF([.B455]=&quot;MOSSORO&quot;;5;IF([.B455]=&quot;NATAL&quot;;6;IF([.B4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9" calcext:value-type="float">
            <text:p>1006,9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456];&quot;SANTA CRUZ&quot;);1;IF([.B456]=&quot;CAICO&quot;;2;IF([.B456]=&quot;APODI&quot;;3;IF([.B456]=&quot;IPANGUACU&quot;;4;IF([.B456]=&quot;MOSSORO&quot;;5;IF([.B456]=&quot;NATAL&quot;;6;IF([.B4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57];&quot;SANTA CRUZ&quot;);1;IF([.B457]=&quot;CAICO&quot;;2;IF([.B457]=&quot;APODI&quot;;3;IF([.B457]=&quot;IPANGUACU&quot;;4;IF([.B457]=&quot;MOSSORO&quot;;5;IF([.B457]=&quot;NATAL&quot;;6;IF([.B4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58];&quot;SANTA CRUZ&quot;);1;IF([.B458]=&quot;CAICO&quot;;2;IF([.B458]=&quot;APODI&quot;;3;IF([.B458]=&quot;IPANGUACU&quot;;4;IF([.B458]=&quot;MOSSORO&quot;;5;IF([.B458]=&quot;NATAL&quot;;6;IF([.B4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4.5" calcext:value-type="float">
            <text:p>1004,5</text:p>
          </table:table-cell>
        </table:table-row>
        <table:table-row table:style-name="ro1">
          <table:table-cell table:formula="of:=IF(EXACT([.B459];&quot;SANTA CRUZ&quot;);1;IF([.B459]=&quot;CAICO&quot;;2;IF([.B459]=&quot;APODI&quot;;3;IF([.B459]=&quot;IPANGUACU&quot;;4;IF([.B459]=&quot;MOSSORO&quot;;5;IF([.B459]=&quot;NATAL&quot;;6;IF([.B4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4.1" calcext:value-type="float">
            <text:p>1004,1</text:p>
          </table:table-cell>
          <table:table-cell office:value-type="float" office:value="1004.2" calcext:value-type="float">
            <text:p>1004,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60];&quot;SANTA CRUZ&quot;);1;IF([.B460]=&quot;CAICO&quot;;2;IF([.B460]=&quot;APODI&quot;;3;IF([.B460]=&quot;IPANGUACU&quot;;4;IF([.B460]=&quot;MOSSORO&quot;;5;IF([.B460]=&quot;NATAL&quot;;6;IF([.B4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5" calcext:value-type="float">
            <text:p>1005</text:p>
          </table:table-cell>
          <table:table-cell office:value-type="float" office:value="1006.53" calcext:value-type="float">
            <text:p>1006,5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461];&quot;SANTA CRUZ&quot;);1;IF([.B461]=&quot;CAICO&quot;;2;IF([.B461]=&quot;APODI&quot;;3;IF([.B461]=&quot;IPANGUACU&quot;;4;IF([.B461]=&quot;MOSSORO&quot;;5;IF([.B461]=&quot;NATAL&quot;;6;IF([.B4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4.3" calcext:value-type="float">
            <text:p>1004,3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462];&quot;SANTA CRUZ&quot;);1;IF([.B462]=&quot;CAICO&quot;;2;IF([.B462]=&quot;APODI&quot;;3;IF([.B462]=&quot;IPANGUACU&quot;;4;IF([.B462]=&quot;MOSSORO&quot;;5;IF([.B462]=&quot;NATAL&quot;;6;IF([.B4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52" calcext:value-type="float">
            <text:p>1006,5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463];&quot;SANTA CRUZ&quot;);1;IF([.B463]=&quot;CAICO&quot;;2;IF([.B463]=&quot;APODI&quot;;3;IF([.B463]=&quot;IPANGUACU&quot;;4;IF([.B463]=&quot;MOSSORO&quot;;5;IF([.B463]=&quot;NATAL&quot;;6;IF([.B4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464];&quot;SANTA CRUZ&quot;);1;IF([.B464]=&quot;CAICO&quot;;2;IF([.B464]=&quot;APODI&quot;;3;IF([.B464]=&quot;IPANGUACU&quot;;4;IF([.B464]=&quot;MOSSORO&quot;;5;IF([.B464]=&quot;NATAL&quot;;6;IF([.B4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8" calcext:value-type="float">
            <text:p>1006,28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465];&quot;SANTA CRUZ&quot;);1;IF([.B465]=&quot;CAICO&quot;;2;IF([.B465]=&quot;APODI&quot;;3;IF([.B465]=&quot;IPANGUACU&quot;;4;IF([.B465]=&quot;MOSSORO&quot;;5;IF([.B465]=&quot;NATAL&quot;;6;IF([.B4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1" calcext:value-type="float">
            <text:p>1004,1</text:p>
          </table:table-cell>
        </table:table-row>
        <table:table-row table:style-name="ro1">
          <table:table-cell table:formula="of:=IF(EXACT([.B466];&quot;SANTA CRUZ&quot;);1;IF([.B466]=&quot;CAICO&quot;;2;IF([.B466]=&quot;APODI&quot;;3;IF([.B466]=&quot;IPANGUACU&quot;;4;IF([.B466]=&quot;MOSSORO&quot;;5;IF([.B466]=&quot;NATAL&quot;;6;IF([.B4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467];&quot;SANTA CRUZ&quot;);1;IF([.B467]=&quot;CAICO&quot;;2;IF([.B467]=&quot;APODI&quot;;3;IF([.B467]=&quot;IPANGUACU&quot;;4;IF([.B467]=&quot;MOSSORO&quot;;5;IF([.B467]=&quot;NATAL&quot;;6;IF([.B4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68];&quot;SANTA CRUZ&quot;);1;IF([.B468]=&quot;CAICO&quot;;2;IF([.B468]=&quot;APODI&quot;;3;IF([.B468]=&quot;IPANGUACU&quot;;4;IF([.B468]=&quot;MOSSORO&quot;;5;IF([.B468]=&quot;NATAL&quot;;6;IF([.B4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4.6" calcext:value-type="float">
            <text:p>1004,6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469];&quot;SANTA CRUZ&quot;);1;IF([.B469]=&quot;CAICO&quot;;2;IF([.B469]=&quot;APODI&quot;;3;IF([.B469]=&quot;IPANGUACU&quot;;4;IF([.B469]=&quot;MOSSORO&quot;;5;IF([.B469]=&quot;NATAL&quot;;6;IF([.B4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7.05" calcext:value-type="float">
            <text:p>1007,0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470];&quot;SANTA CRUZ&quot;);1;IF([.B470]=&quot;CAICO&quot;;2;IF([.B470]=&quot;APODI&quot;;3;IF([.B470]=&quot;IPANGUACU&quot;;4;IF([.B470]=&quot;MOSSORO&quot;;5;IF([.B470]=&quot;NATAL&quot;;6;IF([.B4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471];&quot;SANTA CRUZ&quot;);1;IF([.B471]=&quot;CAICO&quot;;2;IF([.B471]=&quot;APODI&quot;;3;IF([.B471]=&quot;IPANGUACU&quot;;4;IF([.B471]=&quot;MOSSORO&quot;;5;IF([.B471]=&quot;NATAL&quot;;6;IF([.B4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72];&quot;SANTA CRUZ&quot;);1;IF([.B472]=&quot;CAICO&quot;;2;IF([.B472]=&quot;APODI&quot;;3;IF([.B472]=&quot;IPANGUACU&quot;;4;IF([.B472]=&quot;MOSSORO&quot;;5;IF([.B472]=&quot;NATAL&quot;;6;IF([.B4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473];&quot;SANTA CRUZ&quot;);1;IF([.B473]=&quot;CAICO&quot;;2;IF([.B473]=&quot;APODI&quot;;3;IF([.B473]=&quot;IPANGUACU&quot;;4;IF([.B473]=&quot;MOSSORO&quot;;5;IF([.B473]=&quot;NATAL&quot;;6;IF([.B4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4.4" calcext:value-type="float">
            <text:p>1004,4</text:p>
          </table:table-cell>
        </table:table-row>
        <table:table-row table:style-name="ro1">
          <table:table-cell table:formula="of:=IF(EXACT([.B474];&quot;SANTA CRUZ&quot;);1;IF([.B474]=&quot;CAICO&quot;;2;IF([.B474]=&quot;APODI&quot;;3;IF([.B474]=&quot;IPANGUACU&quot;;4;IF([.B474]=&quot;MOSSORO&quot;;5;IF([.B474]=&quot;NATAL&quot;;6;IF([.B4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5.05" calcext:value-type="float">
            <text:p>1005,05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75];&quot;SANTA CRUZ&quot;);1;IF([.B475]=&quot;CAICO&quot;;2;IF([.B475]=&quot;APODI&quot;;3;IF([.B475]=&quot;IPANGUACU&quot;;4;IF([.B475]=&quot;MOSSORO&quot;;5;IF([.B475]=&quot;NATAL&quot;;6;IF([.B4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4.75" calcext:value-type="float">
            <text:p>1004,7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76];&quot;SANTA CRUZ&quot;);1;IF([.B476]=&quot;CAICO&quot;;2;IF([.B476]=&quot;APODI&quot;;3;IF([.B476]=&quot;IPANGUACU&quot;;4;IF([.B476]=&quot;MOSSORO&quot;;5;IF([.B476]=&quot;NATAL&quot;;6;IF([.B4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3.9" calcext:value-type="float">
            <text:p>1003,9</text:p>
          </table:table-cell>
          <table:table-cell office:value-type="float" office:value="1003.8" calcext:value-type="float">
            <text:p>1003,8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477];&quot;SANTA CRUZ&quot;);1;IF([.B477]=&quot;CAICO&quot;;2;IF([.B477]=&quot;APODI&quot;;3;IF([.B477]=&quot;IPANGUACU&quot;;4;IF([.B477]=&quot;MOSSORO&quot;;5;IF([.B477]=&quot;NATAL&quot;;6;IF([.B4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3.3" calcext:value-type="float">
            <text:p>1003,3</text:p>
          </table:table-cell>
          <table:table-cell office:value-type="float" office:value="1003.95" calcext:value-type="float">
            <text:p>1003,95</text:p>
          </table:table-cell>
          <table:table-cell office:value-type="float" office:value="1004.9" calcext:value-type="float">
            <text:p>1004,9</text:p>
          </table:table-cell>
        </table:table-row>
        <table:table-row table:style-name="ro1">
          <table:table-cell table:formula="of:=IF(EXACT([.B478];&quot;SANTA CRUZ&quot;);1;IF([.B478]=&quot;CAICO&quot;;2;IF([.B478]=&quot;APODI&quot;;3;IF([.B478]=&quot;IPANGUACU&quot;;4;IF([.B478]=&quot;MOSSORO&quot;;5;IF([.B478]=&quot;NATAL&quot;;6;IF([.B4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479];&quot;SANTA CRUZ&quot;);1;IF([.B479]=&quot;CAICO&quot;;2;IF([.B479]=&quot;APODI&quot;;3;IF([.B479]=&quot;IPANGUACU&quot;;4;IF([.B479]=&quot;MOSSORO&quot;;5;IF([.B479]=&quot;NATAL&quot;;6;IF([.B4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" calcext:value-type="float">
            <text:p>100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480];&quot;SANTA CRUZ&quot;);1;IF([.B480]=&quot;CAICO&quot;;2;IF([.B480]=&quot;APODI&quot;;3;IF([.B480]=&quot;IPANGUACU&quot;;4;IF([.B480]=&quot;MOSSORO&quot;;5;IF([.B480]=&quot;NATAL&quot;;6;IF([.B4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81];&quot;SANTA CRUZ&quot;);1;IF([.B481]=&quot;CAICO&quot;;2;IF([.B481]=&quot;APODI&quot;;3;IF([.B481]=&quot;IPANGUACU&quot;;4;IF([.B481]=&quot;MOSSORO&quot;;5;IF([.B481]=&quot;NATAL&quot;;6;IF([.B4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04.6" calcext:value-type="float">
            <text:p>1004,6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482];&quot;SANTA CRUZ&quot;);1;IF([.B482]=&quot;CAICO&quot;;2;IF([.B482]=&quot;APODI&quot;;3;IF([.B482]=&quot;IPANGUACU&quot;;4;IF([.B482]=&quot;MOSSORO&quot;;5;IF([.B482]=&quot;NATAL&quot;;6;IF([.B4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483];&quot;SANTA CRUZ&quot;);1;IF([.B483]=&quot;CAICO&quot;;2;IF([.B483]=&quot;APODI&quot;;3;IF([.B483]=&quot;IPANGUACU&quot;;4;IF([.B483]=&quot;MOSSORO&quot;;5;IF([.B483]=&quot;NATAL&quot;;6;IF([.B4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3.6" calcext:value-type="float">
            <text:p>1003,6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484];&quot;SANTA CRUZ&quot;);1;IF([.B484]=&quot;CAICO&quot;;2;IF([.B484]=&quot;APODI&quot;;3;IF([.B484]=&quot;IPANGUACU&quot;;4;IF([.B484]=&quot;MOSSORO&quot;;5;IF([.B484]=&quot;NATAL&quot;;6;IF([.B4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3.6" calcext:value-type="float">
            <text:p>1003,6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485];&quot;SANTA CRUZ&quot;);1;IF([.B485]=&quot;CAICO&quot;;2;IF([.B485]=&quot;APODI&quot;;3;IF([.B485]=&quot;IPANGUACU&quot;;4;IF([.B485]=&quot;MOSSORO&quot;;5;IF([.B485]=&quot;NATAL&quot;;6;IF([.B4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486];&quot;SANTA CRUZ&quot;);1;IF([.B486]=&quot;CAICO&quot;;2;IF([.B486]=&quot;APODI&quot;;3;IF([.B486]=&quot;IPANGUACU&quot;;4;IF([.B486]=&quot;MOSSORO&quot;;5;IF([.B486]=&quot;NATAL&quot;;6;IF([.B4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 table:formula="of:=IF(EXACT([.B487];&quot;SANTA CRUZ&quot;);1;IF([.B487]=&quot;CAICO&quot;;2;IF([.B487]=&quot;APODI&quot;;3;IF([.B487]=&quot;IPANGUACU&quot;;4;IF([.B487]=&quot;MOSSORO&quot;;5;IF([.B487]=&quot;NATAL&quot;;6;IF([.B4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88];&quot;SANTA CRUZ&quot;);1;IF([.B488]=&quot;CAICO&quot;;2;IF([.B488]=&quot;APODI&quot;;3;IF([.B488]=&quot;IPANGUACU&quot;;4;IF([.B488]=&quot;MOSSORO&quot;;5;IF([.B488]=&quot;NATAL&quot;;6;IF([.B4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4.25" calcext:value-type="float">
            <text:p>1004,25</text:p>
          </table:table-cell>
          <table:table-cell office:value-type="float" office:value="1004.7" calcext:value-type="float">
            <text:p>1004,7</text:p>
          </table:table-cell>
        </table:table-row>
        <table:table-row table:style-name="ro1">
          <table:table-cell table:formula="of:=IF(EXACT([.B489];&quot;SANTA CRUZ&quot;);1;IF([.B489]=&quot;CAICO&quot;;2;IF([.B489]=&quot;APODI&quot;;3;IF([.B489]=&quot;IPANGUACU&quot;;4;IF([.B489]=&quot;MOSSORO&quot;;5;IF([.B489]=&quot;NATAL&quot;;6;IF([.B4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4.7" calcext:value-type="float">
            <text:p>1004,7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490];&quot;SANTA CRUZ&quot;);1;IF([.B490]=&quot;CAICO&quot;;2;IF([.B490]=&quot;APODI&quot;;3;IF([.B490]=&quot;IPANGUACU&quot;;4;IF([.B490]=&quot;MOSSORO&quot;;5;IF([.B490]=&quot;NATAL&quot;;6;IF([.B4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491];&quot;SANTA CRUZ&quot;);1;IF([.B491]=&quot;CAICO&quot;;2;IF([.B491]=&quot;APODI&quot;;3;IF([.B491]=&quot;IPANGUACU&quot;;4;IF([.B491]=&quot;MOSSORO&quot;;5;IF([.B491]=&quot;NATAL&quot;;6;IF([.B4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492];&quot;SANTA CRUZ&quot;);1;IF([.B492]=&quot;CAICO&quot;;2;IF([.B492]=&quot;APODI&quot;;3;IF([.B492]=&quot;IPANGUACU&quot;;4;IF([.B492]=&quot;MOSSORO&quot;;5;IF([.B492]=&quot;NATAL&quot;;6;IF([.B4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3" calcext:value-type="float">
            <text:p>1009,33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493];&quot;SANTA CRUZ&quot;);1;IF([.B493]=&quot;CAICO&quot;;2;IF([.B493]=&quot;APODI&quot;;3;IF([.B493]=&quot;IPANGUACU&quot;;4;IF([.B493]=&quot;MOSSORO&quot;;5;IF([.B493]=&quot;NATAL&quot;;6;IF([.B4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494];&quot;SANTA CRUZ&quot;);1;IF([.B494]=&quot;CAICO&quot;;2;IF([.B494]=&quot;APODI&quot;;3;IF([.B494]=&quot;IPANGUACU&quot;;4;IF([.B494]=&quot;MOSSORO&quot;;5;IF([.B494]=&quot;NATAL&quot;;6;IF([.B4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495];&quot;SANTA CRUZ&quot;);1;IF([.B495]=&quot;CAICO&quot;;2;IF([.B495]=&quot;APODI&quot;;3;IF([.B495]=&quot;IPANGUACU&quot;;4;IF([.B495]=&quot;MOSSORO&quot;;5;IF([.B495]=&quot;NATAL&quot;;6;IF([.B4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496];&quot;SANTA CRUZ&quot;);1;IF([.B496]=&quot;CAICO&quot;;2;IF([.B496]=&quot;APODI&quot;;3;IF([.B496]=&quot;IPANGUACU&quot;;4;IF([.B496]=&quot;MOSSORO&quot;;5;IF([.B496]=&quot;NATAL&quot;;6;IF([.B4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497];&quot;SANTA CRUZ&quot;);1;IF([.B497]=&quot;CAICO&quot;;2;IF([.B497]=&quot;APODI&quot;;3;IF([.B497]=&quot;IPANGUACU&quot;;4;IF([.B497]=&quot;MOSSORO&quot;;5;IF([.B497]=&quot;NATAL&quot;;6;IF([.B4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3" calcext:value-type="float">
            <text:p>1007,33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498];&quot;SANTA CRUZ&quot;);1;IF([.B498]=&quot;CAICO&quot;;2;IF([.B498]=&quot;APODI&quot;;3;IF([.B498]=&quot;IPANGUACU&quot;;4;IF([.B498]=&quot;MOSSORO&quot;;5;IF([.B498]=&quot;NATAL&quot;;6;IF([.B4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499];&quot;SANTA CRUZ&quot;);1;IF([.B499]=&quot;CAICO&quot;;2;IF([.B499]=&quot;APODI&quot;;3;IF([.B499]=&quot;IPANGUACU&quot;;4;IF([.B499]=&quot;MOSSORO&quot;;5;IF([.B499]=&quot;NATAL&quot;;6;IF([.B4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500];&quot;SANTA CRUZ&quot;);1;IF([.B500]=&quot;CAICO&quot;;2;IF([.B500]=&quot;APODI&quot;;3;IF([.B500]=&quot;IPANGUACU&quot;;4;IF([.B500]=&quot;MOSSORO&quot;;5;IF([.B500]=&quot;NATAL&quot;;6;IF([.B5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501];&quot;SANTA CRUZ&quot;);1;IF([.B501]=&quot;CAICO&quot;;2;IF([.B501]=&quot;APODI&quot;;3;IF([.B501]=&quot;IPANGUACU&quot;;4;IF([.B501]=&quot;MOSSORO&quot;;5;IF([.B501]=&quot;NATAL&quot;;6;IF([.B5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502];&quot;SANTA CRUZ&quot;);1;IF([.B502]=&quot;CAICO&quot;;2;IF([.B502]=&quot;APODI&quot;;3;IF([.B502]=&quot;IPANGUACU&quot;;4;IF([.B502]=&quot;MOSSORO&quot;;5;IF([.B502]=&quot;NATAL&quot;;6;IF([.B5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03];&quot;SANTA CRUZ&quot;);1;IF([.B503]=&quot;CAICO&quot;;2;IF([.B503]=&quot;APODI&quot;;3;IF([.B503]=&quot;IPANGUACU&quot;;4;IF([.B503]=&quot;MOSSORO&quot;;5;IF([.B503]=&quot;NATAL&quot;;6;IF([.B5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504];&quot;SANTA CRUZ&quot;);1;IF([.B504]=&quot;CAICO&quot;;2;IF([.B504]=&quot;APODI&quot;;3;IF([.B504]=&quot;IPANGUACU&quot;;4;IF([.B504]=&quot;MOSSORO&quot;;5;IF([.B504]=&quot;NATAL&quot;;6;IF([.B5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505];&quot;SANTA CRUZ&quot;);1;IF([.B505]=&quot;CAICO&quot;;2;IF([.B505]=&quot;APODI&quot;;3;IF([.B505]=&quot;IPANGUACU&quot;;4;IF([.B505]=&quot;MOSSORO&quot;;5;IF([.B505]=&quot;NATAL&quot;;6;IF([.B5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06];&quot;SANTA CRUZ&quot;);1;IF([.B506]=&quot;CAICO&quot;;2;IF([.B506]=&quot;APODI&quot;;3;IF([.B506]=&quot;IPANGUACU&quot;;4;IF([.B506]=&quot;MOSSORO&quot;;5;IF([.B506]=&quot;NATAL&quot;;6;IF([.B5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07];&quot;SANTA CRUZ&quot;);1;IF([.B507]=&quot;CAICO&quot;;2;IF([.B507]=&quot;APODI&quot;;3;IF([.B507]=&quot;IPANGUACU&quot;;4;IF([.B507]=&quot;MOSSORO&quot;;5;IF([.B507]=&quot;NATAL&quot;;6;IF([.B5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08];&quot;SANTA CRUZ&quot;);1;IF([.B508]=&quot;CAICO&quot;;2;IF([.B508]=&quot;APODI&quot;;3;IF([.B508]=&quot;IPANGUACU&quot;;4;IF([.B508]=&quot;MOSSORO&quot;;5;IF([.B508]=&quot;NATAL&quot;;6;IF([.B5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09];&quot;SANTA CRUZ&quot;);1;IF([.B509]=&quot;CAICO&quot;;2;IF([.B509]=&quot;APODI&quot;;3;IF([.B509]=&quot;IPANGUACU&quot;;4;IF([.B509]=&quot;MOSSORO&quot;;5;IF([.B509]=&quot;NATAL&quot;;6;IF([.B5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93" calcext:value-type="float">
            <text:p>1006,93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510];&quot;SANTA CRUZ&quot;);1;IF([.B510]=&quot;CAICO&quot;;2;IF([.B510]=&quot;APODI&quot;;3;IF([.B510]=&quot;IPANGUACU&quot;;4;IF([.B510]=&quot;MOSSORO&quot;;5;IF([.B510]=&quot;NATAL&quot;;6;IF([.B5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7.3" calcext:value-type="float">
            <text:p>1007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511];&quot;SANTA CRUZ&quot;);1;IF([.B511]=&quot;CAICO&quot;;2;IF([.B511]=&quot;APODI&quot;;3;IF([.B511]=&quot;IPANGUACU&quot;;4;IF([.B511]=&quot;MOSSORO&quot;;5;IF([.B511]=&quot;NATAL&quot;;6;IF([.B5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6" calcext:value-type="float">
            <text:p>1006</text:p>
          </table:table-cell>
          <table:table-cell office:value-type="float" office:value="1004.97" calcext:value-type="float">
            <text:p>1004,97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512];&quot;SANTA CRUZ&quot;);1;IF([.B512]=&quot;CAICO&quot;;2;IF([.B512]=&quot;APODI&quot;;3;IF([.B512]=&quot;IPANGUACU&quot;;4;IF([.B512]=&quot;MOSSORO&quot;;5;IF([.B512]=&quot;NATAL&quot;;6;IF([.B5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13];&quot;SANTA CRUZ&quot;);1;IF([.B513]=&quot;CAICO&quot;;2;IF([.B513]=&quot;APODI&quot;;3;IF([.B513]=&quot;IPANGUACU&quot;;4;IF([.B513]=&quot;MOSSORO&quot;;5;IF([.B513]=&quot;NATAL&quot;;6;IF([.B5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514];&quot;SANTA CRUZ&quot;);1;IF([.B514]=&quot;CAICO&quot;;2;IF([.B514]=&quot;APODI&quot;;3;IF([.B514]=&quot;IPANGUACU&quot;;4;IF([.B514]=&quot;MOSSORO&quot;;5;IF([.B514]=&quot;NATAL&quot;;6;IF([.B5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38" calcext:value-type="float">
            <text:p>1006,38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15];&quot;SANTA CRUZ&quot;);1;IF([.B515]=&quot;CAICO&quot;;2;IF([.B515]=&quot;APODI&quot;;3;IF([.B515]=&quot;IPANGUACU&quot;;4;IF([.B515]=&quot;MOSSORO&quot;;5;IF([.B515]=&quot;NATAL&quot;;6;IF([.B5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16];&quot;SANTA CRUZ&quot;);1;IF([.B516]=&quot;CAICO&quot;;2;IF([.B516]=&quot;APODI&quot;;3;IF([.B516]=&quot;IPANGUACU&quot;;4;IF([.B516]=&quot;MOSSORO&quot;;5;IF([.B516]=&quot;NATAL&quot;;6;IF([.B5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17];&quot;SANTA CRUZ&quot;);1;IF([.B517]=&quot;CAICO&quot;;2;IF([.B517]=&quot;APODI&quot;;3;IF([.B517]=&quot;IPANGUACU&quot;;4;IF([.B517]=&quot;MOSSORO&quot;;5;IF([.B517]=&quot;NATAL&quot;;6;IF([.B5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7" calcext:value-type="float">
            <text:p>1008,1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18];&quot;SANTA CRUZ&quot;);1;IF([.B518]=&quot;CAICO&quot;;2;IF([.B518]=&quot;APODI&quot;;3;IF([.B518]=&quot;IPANGUACU&quot;;4;IF([.B518]=&quot;MOSSORO&quot;;5;IF([.B518]=&quot;NATAL&quot;;6;IF([.B5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519];&quot;SANTA CRUZ&quot;);1;IF([.B519]=&quot;CAICO&quot;;2;IF([.B519]=&quot;APODI&quot;;3;IF([.B519]=&quot;IPANGUACU&quot;;4;IF([.B519]=&quot;MOSSORO&quot;;5;IF([.B519]=&quot;NATAL&quot;;6;IF([.B5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20];&quot;SANTA CRUZ&quot;);1;IF([.B520]=&quot;CAICO&quot;;2;IF([.B520]=&quot;APODI&quot;;3;IF([.B520]=&quot;IPANGUACU&quot;;4;IF([.B520]=&quot;MOSSORO&quot;;5;IF([.B520]=&quot;NATAL&quot;;6;IF([.B5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521];&quot;SANTA CRUZ&quot;);1;IF([.B521]=&quot;CAICO&quot;;2;IF([.B521]=&quot;APODI&quot;;3;IF([.B521]=&quot;IPANGUACU&quot;;4;IF([.B521]=&quot;MOSSORO&quot;;5;IF([.B521]=&quot;NATAL&quot;;6;IF([.B5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22];&quot;SANTA CRUZ&quot;);1;IF([.B522]=&quot;CAICO&quot;;2;IF([.B522]=&quot;APODI&quot;;3;IF([.B522]=&quot;IPANGUACU&quot;;4;IF([.B522]=&quot;MOSSORO&quot;;5;IF([.B522]=&quot;NATAL&quot;;6;IF([.B5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523];&quot;SANTA CRUZ&quot;);1;IF([.B523]=&quot;CAICO&quot;;2;IF([.B523]=&quot;APODI&quot;;3;IF([.B523]=&quot;IPANGUACU&quot;;4;IF([.B523]=&quot;MOSSORO&quot;;5;IF([.B523]=&quot;NATAL&quot;;6;IF([.B5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35" calcext:value-type="float">
            <text:p>1007,3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524];&quot;SANTA CRUZ&quot;);1;IF([.B524]=&quot;CAICO&quot;;2;IF([.B524]=&quot;APODI&quot;;3;IF([.B524]=&quot;IPANGUACU&quot;;4;IF([.B524]=&quot;MOSSORO&quot;;5;IF([.B524]=&quot;NATAL&quot;;6;IF([.B5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25];&quot;SANTA CRUZ&quot;);1;IF([.B525]=&quot;CAICO&quot;;2;IF([.B525]=&quot;APODI&quot;;3;IF([.B525]=&quot;IPANGUACU&quot;;4;IF([.B525]=&quot;MOSSORO&quot;;5;IF([.B525]=&quot;NATAL&quot;;6;IF([.B5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75" calcext:value-type="float">
            <text:p>1008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526];&quot;SANTA CRUZ&quot;);1;IF([.B526]=&quot;CAICO&quot;;2;IF([.B526]=&quot;APODI&quot;;3;IF([.B526]=&quot;IPANGUACU&quot;;4;IF([.B526]=&quot;MOSSORO&quot;;5;IF([.B526]=&quot;NATAL&quot;;6;IF([.B5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27];&quot;SANTA CRUZ&quot;);1;IF([.B527]=&quot;CAICO&quot;;2;IF([.B527]=&quot;APODI&quot;;3;IF([.B527]=&quot;IPANGUACU&quot;;4;IF([.B527]=&quot;MOSSORO&quot;;5;IF([.B527]=&quot;NATAL&quot;;6;IF([.B5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38" calcext:value-type="float">
            <text:p>1008,3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28];&quot;SANTA CRUZ&quot;);1;IF([.B528]=&quot;CAICO&quot;;2;IF([.B528]=&quot;APODI&quot;;3;IF([.B528]=&quot;IPANGUACU&quot;;4;IF([.B528]=&quot;MOSSORO&quot;;5;IF([.B528]=&quot;NATAL&quot;;6;IF([.B5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57" calcext:value-type="float">
            <text:p>1007,5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29];&quot;SANTA CRUZ&quot;);1;IF([.B529]=&quot;CAICO&quot;;2;IF([.B529]=&quot;APODI&quot;;3;IF([.B529]=&quot;IPANGUACU&quot;;4;IF([.B529]=&quot;MOSSORO&quot;;5;IF([.B529]=&quot;NATAL&quot;;6;IF([.B52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530];&quot;SANTA CRUZ&quot;);1;IF([.B530]=&quot;CAICO&quot;;2;IF([.B530]=&quot;APODI&quot;;3;IF([.B530]=&quot;IPANGUACU&quot;;4;IF([.B530]=&quot;MOSSORO&quot;;5;IF([.B530]=&quot;NATAL&quot;;6;IF([.B53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08.04" calcext:value-type="float">
            <text:p>1008,04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31];&quot;SANTA CRUZ&quot;);1;IF([.B531]=&quot;CAICO&quot;;2;IF([.B531]=&quot;APODI&quot;;3;IF([.B531]=&quot;IPANGUACU&quot;;4;IF([.B531]=&quot;MOSSORO&quot;;5;IF([.B531]=&quot;NATAL&quot;;6;IF([.B53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32];&quot;SANTA CRUZ&quot;);1;IF([.B532]=&quot;CAICO&quot;;2;IF([.B532]=&quot;APODI&quot;;3;IF([.B532]=&quot;IPANGUACU&quot;;4;IF([.B532]=&quot;MOSSORO&quot;;5;IF([.B532]=&quot;NATAL&quot;;6;IF([.B53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533];&quot;SANTA CRUZ&quot;);1;IF([.B533]=&quot;CAICO&quot;;2;IF([.B533]=&quot;APODI&quot;;3;IF([.B533]=&quot;IPANGUACU&quot;;4;IF([.B533]=&quot;MOSSORO&quot;;5;IF([.B533]=&quot;NATAL&quot;;6;IF([.B53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534];&quot;SANTA CRUZ&quot;);1;IF([.B534]=&quot;CAICO&quot;;2;IF([.B534]=&quot;APODI&quot;;3;IF([.B534]=&quot;IPANGUACU&quot;;4;IF([.B534]=&quot;MOSSORO&quot;;5;IF([.B534]=&quot;NATAL&quot;;6;IF([.B53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" calcext:value-type="float">
            <text:p>1006,4</text:p>
          </table:table-cell>
        </table:table-row>
        <table:table-row table:style-name="ro1">
          <table:table-cell table:formula="of:=IF(EXACT([.B535];&quot;SANTA CRUZ&quot;);1;IF([.B535]=&quot;CAICO&quot;;2;IF([.B535]=&quot;APODI&quot;;3;IF([.B535]=&quot;IPANGUACU&quot;;4;IF([.B535]=&quot;MOSSORO&quot;;5;IF([.B535]=&quot;NATAL&quot;;6;IF([.B53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536];&quot;SANTA CRUZ&quot;);1;IF([.B536]=&quot;CAICO&quot;;2;IF([.B536]=&quot;APODI&quot;;3;IF([.B536]=&quot;IPANGUACU&quot;;4;IF([.B536]=&quot;MOSSORO&quot;;5;IF([.B536]=&quot;NATAL&quot;;6;IF([.B53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537];&quot;SANTA CRUZ&quot;);1;IF([.B537]=&quot;CAICO&quot;;2;IF([.B537]=&quot;APODI&quot;;3;IF([.B537]=&quot;IPANGUACU&quot;;4;IF([.B537]=&quot;MOSSORO&quot;;5;IF([.B537]=&quot;NATAL&quot;;6;IF([.B53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538];&quot;SANTA CRUZ&quot;);1;IF([.B538]=&quot;CAICO&quot;;2;IF([.B538]=&quot;APODI&quot;;3;IF([.B538]=&quot;IPANGUACU&quot;;4;IF([.B538]=&quot;MOSSORO&quot;;5;IF([.B538]=&quot;NATAL&quot;;6;IF([.B53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539];&quot;SANTA CRUZ&quot;);1;IF([.B539]=&quot;CAICO&quot;;2;IF([.B539]=&quot;APODI&quot;;3;IF([.B539]=&quot;IPANGUACU&quot;;4;IF([.B539]=&quot;MOSSORO&quot;;5;IF([.B539]=&quot;NATAL&quot;;6;IF([.B53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40];&quot;SANTA CRUZ&quot;);1;IF([.B540]=&quot;CAICO&quot;;2;IF([.B540]=&quot;APODI&quot;;3;IF([.B540]=&quot;IPANGUACU&quot;;4;IF([.B540]=&quot;MOSSORO&quot;;5;IF([.B540]=&quot;NATAL&quot;;6;IF([.B54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41];&quot;SANTA CRUZ&quot;);1;IF([.B541]=&quot;CAICO&quot;;2;IF([.B541]=&quot;APODI&quot;;3;IF([.B541]=&quot;IPANGUACU&quot;;4;IF([.B541]=&quot;MOSSORO&quot;;5;IF([.B541]=&quot;NATAL&quot;;6;IF([.B54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9.03" calcext:value-type="float">
            <text:p>1009,0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42];&quot;SANTA CRUZ&quot;);1;IF([.B542]=&quot;CAICO&quot;;2;IF([.B542]=&quot;APODI&quot;;3;IF([.B542]=&quot;IPANGUACU&quot;;4;IF([.B542]=&quot;MOSSORO&quot;;5;IF([.B542]=&quot;NATAL&quot;;6;IF([.B54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43];&quot;SANTA CRUZ&quot;);1;IF([.B543]=&quot;CAICO&quot;;2;IF([.B543]=&quot;APODI&quot;;3;IF([.B543]=&quot;IPANGUACU&quot;;4;IF([.B543]=&quot;MOSSORO&quot;;5;IF([.B543]=&quot;NATAL&quot;;6;IF([.B54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544];&quot;SANTA CRUZ&quot;);1;IF([.B544]=&quot;CAICO&quot;;2;IF([.B544]=&quot;APODI&quot;;3;IF([.B544]=&quot;IPANGUACU&quot;;4;IF([.B544]=&quot;MOSSORO&quot;;5;IF([.B544]=&quot;NATAL&quot;;6;IF([.B54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45];&quot;SANTA CRUZ&quot;);1;IF([.B545]=&quot;CAICO&quot;;2;IF([.B545]=&quot;APODI&quot;;3;IF([.B545]=&quot;IPANGUACU&quot;;4;IF([.B545]=&quot;MOSSORO&quot;;5;IF([.B545]=&quot;NATAL&quot;;6;IF([.B54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546];&quot;SANTA CRUZ&quot;);1;IF([.B546]=&quot;CAICO&quot;;2;IF([.B546]=&quot;APODI&quot;;3;IF([.B546]=&quot;IPANGUACU&quot;;4;IF([.B546]=&quot;MOSSORO&quot;;5;IF([.B546]=&quot;NATAL&quot;;6;IF([.B54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547];&quot;SANTA CRUZ&quot;);1;IF([.B547]=&quot;CAICO&quot;;2;IF([.B547]=&quot;APODI&quot;;3;IF([.B547]=&quot;IPANGUACU&quot;;4;IF([.B547]=&quot;MOSSORO&quot;;5;IF([.B547]=&quot;NATAL&quot;;6;IF([.B54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table:number-columns-repeated="2" office:value-type="float" office:value="1006.7" calcext:value-type="float">
            <text:p>1006,7</text:p>
          </table:table-cell>
        </table:table-row>
        <table:table-row table:style-name="ro1">
          <table:table-cell table:formula="of:=IF(EXACT([.B548];&quot;SANTA CRUZ&quot;);1;IF([.B548]=&quot;CAICO&quot;;2;IF([.B548]=&quot;APODI&quot;;3;IF([.B548]=&quot;IPANGUACU&quot;;4;IF([.B548]=&quot;MOSSORO&quot;;5;IF([.B548]=&quot;NATAL&quot;;6;IF([.B54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49];&quot;SANTA CRUZ&quot;);1;IF([.B549]=&quot;CAICO&quot;;2;IF([.B549]=&quot;APODI&quot;;3;IF([.B549]=&quot;IPANGUACU&quot;;4;IF([.B549]=&quot;MOSSORO&quot;;5;IF([.B549]=&quot;NATAL&quot;;6;IF([.B54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50];&quot;SANTA CRUZ&quot;);1;IF([.B550]=&quot;CAICO&quot;;2;IF([.B550]=&quot;APODI&quot;;3;IF([.B550]=&quot;IPANGUACU&quot;;4;IF([.B550]=&quot;MOSSORO&quot;;5;IF([.B550]=&quot;NATAL&quot;;6;IF([.B55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51];&quot;SANTA CRUZ&quot;);1;IF([.B551]=&quot;CAICO&quot;;2;IF([.B551]=&quot;APODI&quot;;3;IF([.B551]=&quot;IPANGUACU&quot;;4;IF([.B551]=&quot;MOSSORO&quot;;5;IF([.B551]=&quot;NATAL&quot;;6;IF([.B55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52];&quot;SANTA CRUZ&quot;);1;IF([.B552]=&quot;CAICO&quot;;2;IF([.B552]=&quot;APODI&quot;;3;IF([.B552]=&quot;IPANGUACU&quot;;4;IF([.B552]=&quot;MOSSORO&quot;;5;IF([.B552]=&quot;NATAL&quot;;6;IF([.B55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53];&quot;SANTA CRUZ&quot;);1;IF([.B553]=&quot;CAICO&quot;;2;IF([.B553]=&quot;APODI&quot;;3;IF([.B553]=&quot;IPANGUACU&quot;;4;IF([.B553]=&quot;MOSSORO&quot;;5;IF([.B553]=&quot;NATAL&quot;;6;IF([.B55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54];&quot;SANTA CRUZ&quot;);1;IF([.B554]=&quot;CAICO&quot;;2;IF([.B554]=&quot;APODI&quot;;3;IF([.B554]=&quot;IPANGUACU&quot;;4;IF([.B554]=&quot;MOSSORO&quot;;5;IF([.B554]=&quot;NATAL&quot;;6;IF([.B55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55];&quot;SANTA CRUZ&quot;);1;IF([.B555]=&quot;CAICO&quot;;2;IF([.B555]=&quot;APODI&quot;;3;IF([.B555]=&quot;IPANGUACU&quot;;4;IF([.B555]=&quot;MOSSORO&quot;;5;IF([.B555]=&quot;NATAL&quot;;6;IF([.B55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556];&quot;SANTA CRUZ&quot;);1;IF([.B556]=&quot;CAICO&quot;;2;IF([.B556]=&quot;APODI&quot;;3;IF([.B556]=&quot;IPANGUACU&quot;;4;IF([.B556]=&quot;MOSSORO&quot;;5;IF([.B556]=&quot;NATAL&quot;;6;IF([.B55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57];&quot;SANTA CRUZ&quot;);1;IF([.B557]=&quot;CAICO&quot;;2;IF([.B557]=&quot;APODI&quot;;3;IF([.B557]=&quot;IPANGUACU&quot;;4;IF([.B557]=&quot;MOSSORO&quot;;5;IF([.B557]=&quot;NATAL&quot;;6;IF([.B55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3" calcext:value-type="float">
            <text:p>1009,1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558];&quot;SANTA CRUZ&quot;);1;IF([.B558]=&quot;CAICO&quot;;2;IF([.B558]=&quot;APODI&quot;;3;IF([.B558]=&quot;IPANGUACU&quot;;4;IF([.B558]=&quot;MOSSORO&quot;;5;IF([.B558]=&quot;NATAL&quot;;6;IF([.B55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07" calcext:value-type="float">
            <text:p>1010,0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559];&quot;SANTA CRUZ&quot;);1;IF([.B559]=&quot;CAICO&quot;;2;IF([.B559]=&quot;APODI&quot;;3;IF([.B559]=&quot;IPANGUACU&quot;;4;IF([.B559]=&quot;MOSSORO&quot;;5;IF([.B559]=&quot;NATAL&quot;;6;IF([.B55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" calcext:value-type="float">
            <text:p>100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60];&quot;SANTA CRUZ&quot;);1;IF([.B560]=&quot;CAICO&quot;;2;IF([.B560]=&quot;APODI&quot;;3;IF([.B560]=&quot;IPANGUACU&quot;;4;IF([.B560]=&quot;MOSSORO&quot;;5;IF([.B560]=&quot;NATAL&quot;;6;IF([.B56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561];&quot;SANTA CRUZ&quot;);1;IF([.B561]=&quot;CAICO&quot;;2;IF([.B561]=&quot;APODI&quot;;3;IF([.B561]=&quot;IPANGUACU&quot;;4;IF([.B561]=&quot;MOSSORO&quot;;5;IF([.B561]=&quot;NATAL&quot;;6;IF([.B56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562];&quot;SANTA CRUZ&quot;);1;IF([.B562]=&quot;CAICO&quot;;2;IF([.B562]=&quot;APODI&quot;;3;IF([.B562]=&quot;IPANGUACU&quot;;4;IF([.B562]=&quot;MOSSORO&quot;;5;IF([.B562]=&quot;NATAL&quot;;6;IF([.B56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7" calcext:value-type="float">
            <text:p>1010,5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63];&quot;SANTA CRUZ&quot;);1;IF([.B563]=&quot;CAICO&quot;;2;IF([.B563]=&quot;APODI&quot;;3;IF([.B563]=&quot;IPANGUACU&quot;;4;IF([.B563]=&quot;MOSSORO&quot;;5;IF([.B563]=&quot;NATAL&quot;;6;IF([.B56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564];&quot;SANTA CRUZ&quot;);1;IF([.B564]=&quot;CAICO&quot;;2;IF([.B564]=&quot;APODI&quot;;3;IF([.B564]=&quot;IPANGUACU&quot;;4;IF([.B564]=&quot;MOSSORO&quot;;5;IF([.B564]=&quot;NATAL&quot;;6;IF([.B56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565];&quot;SANTA CRUZ&quot;);1;IF([.B565]=&quot;CAICO&quot;;2;IF([.B565]=&quot;APODI&quot;;3;IF([.B565]=&quot;IPANGUACU&quot;;4;IF([.B565]=&quot;MOSSORO&quot;;5;IF([.B565]=&quot;NATAL&quot;;6;IF([.B56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7" calcext:value-type="float">
            <text:p>1008,77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66];&quot;SANTA CRUZ&quot;);1;IF([.B566]=&quot;CAICO&quot;;2;IF([.B566]=&quot;APODI&quot;;3;IF([.B566]=&quot;IPANGUACU&quot;;4;IF([.B566]=&quot;MOSSORO&quot;;5;IF([.B566]=&quot;NATAL&quot;;6;IF([.B56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67];&quot;SANTA CRUZ&quot;);1;IF([.B567]=&quot;CAICO&quot;;2;IF([.B567]=&quot;APODI&quot;;3;IF([.B567]=&quot;IPANGUACU&quot;;4;IF([.B567]=&quot;MOSSORO&quot;;5;IF([.B567]=&quot;NATAL&quot;;6;IF([.B56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68];&quot;SANTA CRUZ&quot;);1;IF([.B568]=&quot;CAICO&quot;;2;IF([.B568]=&quot;APODI&quot;;3;IF([.B568]=&quot;IPANGUACU&quot;;4;IF([.B568]=&quot;MOSSORO&quot;;5;IF([.B568]=&quot;NATAL&quot;;6;IF([.B56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69];&quot;SANTA CRUZ&quot;);1;IF([.B569]=&quot;CAICO&quot;;2;IF([.B569]=&quot;APODI&quot;;3;IF([.B569]=&quot;IPANGUACU&quot;;4;IF([.B569]=&quot;MOSSORO&quot;;5;IF([.B569]=&quot;NATAL&quot;;6;IF([.B56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15" calcext:value-type="float">
            <text:p>1008,1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70];&quot;SANTA CRUZ&quot;);1;IF([.B570]=&quot;CAICO&quot;;2;IF([.B570]=&quot;APODI&quot;;3;IF([.B570]=&quot;IPANGUACU&quot;;4;IF([.B570]=&quot;MOSSORO&quot;;5;IF([.B570]=&quot;NATAL&quot;;6;IF([.B57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office:value-type="float" office:value="1007.77" calcext:value-type="float">
            <text:p>1007,77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571];&quot;SANTA CRUZ&quot;);1;IF([.B571]=&quot;CAICO&quot;;2;IF([.B571]=&quot;APODI&quot;;3;IF([.B571]=&quot;IPANGUACU&quot;;4;IF([.B571]=&quot;MOSSORO&quot;;5;IF([.B571]=&quot;NATAL&quot;;6;IF([.B57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2" calcext:value-type="float">
            <text:p>1007,9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572];&quot;SANTA CRUZ&quot;);1;IF([.B572]=&quot;CAICO&quot;;2;IF([.B572]=&quot;APODI&quot;;3;IF([.B572]=&quot;IPANGUACU&quot;;4;IF([.B572]=&quot;MOSSORO&quot;;5;IF([.B572]=&quot;NATAL&quot;;6;IF([.B57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48" calcext:value-type="float">
            <text:p>1007,4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573];&quot;SANTA CRUZ&quot;);1;IF([.B573]=&quot;CAICO&quot;;2;IF([.B573]=&quot;APODI&quot;;3;IF([.B573]=&quot;IPANGUACU&quot;;4;IF([.B573]=&quot;MOSSORO&quot;;5;IF([.B573]=&quot;NATAL&quot;;6;IF([.B57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74];&quot;SANTA CRUZ&quot;);1;IF([.B574]=&quot;CAICO&quot;;2;IF([.B574]=&quot;APODI&quot;;3;IF([.B574]=&quot;IPANGUACU&quot;;4;IF([.B574]=&quot;MOSSORO&quot;;5;IF([.B574]=&quot;NATAL&quot;;6;IF([.B57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08" calcext:value-type="float">
            <text:p>1008,0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575];&quot;SANTA CRUZ&quot;);1;IF([.B575]=&quot;CAICO&quot;;2;IF([.B575]=&quot;APODI&quot;;3;IF([.B575]=&quot;IPANGUACU&quot;;4;IF([.B575]=&quot;MOSSORO&quot;;5;IF([.B575]=&quot;NATAL&quot;;6;IF([.B57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576];&quot;SANTA CRUZ&quot;);1;IF([.B576]=&quot;CAICO&quot;;2;IF([.B576]=&quot;APODI&quot;;3;IF([.B576]=&quot;IPANGUACU&quot;;4;IF([.B576]=&quot;MOSSORO&quot;;5;IF([.B576]=&quot;NATAL&quot;;6;IF([.B57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577];&quot;SANTA CRUZ&quot;);1;IF([.B577]=&quot;CAICO&quot;;2;IF([.B577]=&quot;APODI&quot;;3;IF([.B577]=&quot;IPANGUACU&quot;;4;IF([.B577]=&quot;MOSSORO&quot;;5;IF([.B577]=&quot;NATAL&quot;;6;IF([.B57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578];&quot;SANTA CRUZ&quot;);1;IF([.B578]=&quot;CAICO&quot;;2;IF([.B578]=&quot;APODI&quot;;3;IF([.B578]=&quot;IPANGUACU&quot;;4;IF([.B578]=&quot;MOSSORO&quot;;5;IF([.B578]=&quot;NATAL&quot;;6;IF([.B57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579];&quot;SANTA CRUZ&quot;);1;IF([.B579]=&quot;CAICO&quot;;2;IF([.B579]=&quot;APODI&quot;;3;IF([.B579]=&quot;IPANGUACU&quot;;4;IF([.B579]=&quot;MOSSORO&quot;;5;IF([.B579]=&quot;NATAL&quot;;6;IF([.B57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580];&quot;SANTA CRUZ&quot;);1;IF([.B580]=&quot;CAICO&quot;;2;IF([.B580]=&quot;APODI&quot;;3;IF([.B580]=&quot;IPANGUACU&quot;;4;IF([.B580]=&quot;MOSSORO&quot;;5;IF([.B580]=&quot;NATAL&quot;;6;IF([.B58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581];&quot;SANTA CRUZ&quot;);1;IF([.B581]=&quot;CAICO&quot;;2;IF([.B581]=&quot;APODI&quot;;3;IF([.B581]=&quot;IPANGUACU&quot;;4;IF([.B581]=&quot;MOSSORO&quot;;5;IF([.B581]=&quot;NATAL&quot;;6;IF([.B58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82];&quot;SANTA CRUZ&quot;);1;IF([.B582]=&quot;CAICO&quot;;2;IF([.B582]=&quot;APODI&quot;;3;IF([.B582]=&quot;IPANGUACU&quot;;4;IF([.B582]=&quot;MOSSORO&quot;;5;IF([.B582]=&quot;NATAL&quot;;6;IF([.B58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583];&quot;SANTA CRUZ&quot;);1;IF([.B583]=&quot;CAICO&quot;;2;IF([.B583]=&quot;APODI&quot;;3;IF([.B583]=&quot;IPANGUACU&quot;;4;IF([.B583]=&quot;MOSSORO&quot;;5;IF([.B583]=&quot;NATAL&quot;;6;IF([.B58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584];&quot;SANTA CRUZ&quot;);1;IF([.B584]=&quot;CAICO&quot;;2;IF([.B584]=&quot;APODI&quot;;3;IF([.B584]=&quot;IPANGUACU&quot;;4;IF([.B584]=&quot;MOSSORO&quot;;5;IF([.B584]=&quot;NATAL&quot;;6;IF([.B58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585];&quot;SANTA CRUZ&quot;);1;IF([.B585]=&quot;CAICO&quot;;2;IF([.B585]=&quot;APODI&quot;;3;IF([.B585]=&quot;IPANGUACU&quot;;4;IF([.B585]=&quot;MOSSORO&quot;;5;IF([.B585]=&quot;NATAL&quot;;6;IF([.B58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586];&quot;SANTA CRUZ&quot;);1;IF([.B586]=&quot;CAICO&quot;;2;IF([.B586]=&quot;APODI&quot;;3;IF([.B586]=&quot;IPANGUACU&quot;;4;IF([.B586]=&quot;MOSSORO&quot;;5;IF([.B586]=&quot;NATAL&quot;;6;IF([.B58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587];&quot;SANTA CRUZ&quot;);1;IF([.B587]=&quot;CAICO&quot;;2;IF([.B587]=&quot;APODI&quot;;3;IF([.B587]=&quot;IPANGUACU&quot;;4;IF([.B587]=&quot;MOSSORO&quot;;5;IF([.B587]=&quot;NATAL&quot;;6;IF([.B58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88];&quot;SANTA CRUZ&quot;);1;IF([.B588]=&quot;CAICO&quot;;2;IF([.B588]=&quot;APODI&quot;;3;IF([.B588]=&quot;IPANGUACU&quot;;4;IF([.B588]=&quot;MOSSORO&quot;;5;IF([.B588]=&quot;NATAL&quot;;6;IF([.B58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589];&quot;SANTA CRUZ&quot;);1;IF([.B589]=&quot;CAICO&quot;;2;IF([.B589]=&quot;APODI&quot;;3;IF([.B589]=&quot;IPANGUACU&quot;;4;IF([.B589]=&quot;MOSSORO&quot;;5;IF([.B589]=&quot;NATAL&quot;;6;IF([.B58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5" calcext:value-type="float">
            <text:p>1010,6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590];&quot;SANTA CRUZ&quot;);1;IF([.B590]=&quot;CAICO&quot;;2;IF([.B590]=&quot;APODI&quot;;3;IF([.B590]=&quot;IPANGUACU&quot;;4;IF([.B590]=&quot;MOSSORO&quot;;5;IF([.B590]=&quot;NATAL&quot;;6;IF([.B59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" calcext:value-type="float">
            <text:p>1009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91];&quot;SANTA CRUZ&quot;);1;IF([.B591]=&quot;CAICO&quot;;2;IF([.B591]=&quot;APODI&quot;;3;IF([.B591]=&quot;IPANGUACU&quot;;4;IF([.B591]=&quot;MOSSORO&quot;;5;IF([.B591]=&quot;NATAL&quot;;6;IF([.B59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592];&quot;SANTA CRUZ&quot;);1;IF([.B592]=&quot;CAICO&quot;;2;IF([.B592]=&quot;APODI&quot;;3;IF([.B592]=&quot;IPANGUACU&quot;;4;IF([.B592]=&quot;MOSSORO&quot;;5;IF([.B592]=&quot;NATAL&quot;;6;IF([.B59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593];&quot;SANTA CRUZ&quot;);1;IF([.B593]=&quot;CAICO&quot;;2;IF([.B593]=&quot;APODI&quot;;3;IF([.B593]=&quot;IPANGUACU&quot;;4;IF([.B593]=&quot;MOSSORO&quot;;5;IF([.B593]=&quot;NATAL&quot;;6;IF([.B59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594];&quot;SANTA CRUZ&quot;);1;IF([.B594]=&quot;CAICO&quot;;2;IF([.B594]=&quot;APODI&quot;;3;IF([.B594]=&quot;IPANGUACU&quot;;4;IF([.B594]=&quot;MOSSORO&quot;;5;IF([.B594]=&quot;NATAL&quot;;6;IF([.B59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595];&quot;SANTA CRUZ&quot;);1;IF([.B595]=&quot;CAICO&quot;;2;IF([.B595]=&quot;APODI&quot;;3;IF([.B595]=&quot;IPANGUACU&quot;;4;IF([.B595]=&quot;MOSSORO&quot;;5;IF([.B595]=&quot;NATAL&quot;;6;IF([.B59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596];&quot;SANTA CRUZ&quot;);1;IF([.B596]=&quot;CAICO&quot;;2;IF([.B596]=&quot;APODI&quot;;3;IF([.B596]=&quot;IPANGUACU&quot;;4;IF([.B596]=&quot;MOSSORO&quot;;5;IF([.B596]=&quot;NATAL&quot;;6;IF([.B59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597];&quot;SANTA CRUZ&quot;);1;IF([.B597]=&quot;CAICO&quot;;2;IF([.B597]=&quot;APODI&quot;;3;IF([.B597]=&quot;IPANGUACU&quot;;4;IF([.B597]=&quot;MOSSORO&quot;;5;IF([.B597]=&quot;NATAL&quot;;6;IF([.B59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598];&quot;SANTA CRUZ&quot;);1;IF([.B598]=&quot;CAICO&quot;;2;IF([.B598]=&quot;APODI&quot;;3;IF([.B598]=&quot;IPANGUACU&quot;;4;IF([.B598]=&quot;MOSSORO&quot;;5;IF([.B598]=&quot;NATAL&quot;;6;IF([.B59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599];&quot;SANTA CRUZ&quot;);1;IF([.B599]=&quot;CAICO&quot;;2;IF([.B599]=&quot;APODI&quot;;3;IF([.B599]=&quot;IPANGUACU&quot;;4;IF([.B599]=&quot;MOSSORO&quot;;5;IF([.B599]=&quot;NATAL&quot;;6;IF([.B59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600];&quot;SANTA CRUZ&quot;);1;IF([.B600]=&quot;CAICO&quot;;2;IF([.B600]=&quot;APODI&quot;;3;IF([.B600]=&quot;IPANGUACU&quot;;4;IF([.B600]=&quot;MOSSORO&quot;;5;IF([.B600]=&quot;NATAL&quot;;6;IF([.B60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601];&quot;SANTA CRUZ&quot;);1;IF([.B601]=&quot;CAICO&quot;;2;IF([.B601]=&quot;APODI&quot;;3;IF([.B601]=&quot;IPANGUACU&quot;;4;IF([.B601]=&quot;MOSSORO&quot;;5;IF([.B601]=&quot;NATAL&quot;;6;IF([.B60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02];&quot;SANTA CRUZ&quot;);1;IF([.B602]=&quot;CAICO&quot;;2;IF([.B602]=&quot;APODI&quot;;3;IF([.B602]=&quot;IPANGUACU&quot;;4;IF([.B602]=&quot;MOSSORO&quot;;5;IF([.B602]=&quot;NATAL&quot;;6;IF([.B60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03];&quot;SANTA CRUZ&quot;);1;IF([.B603]=&quot;CAICO&quot;;2;IF([.B603]=&quot;APODI&quot;;3;IF([.B603]=&quot;IPANGUACU&quot;;4;IF([.B603]=&quot;MOSSORO&quot;;5;IF([.B603]=&quot;NATAL&quot;;6;IF([.B60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604];&quot;SANTA CRUZ&quot;);1;IF([.B604]=&quot;CAICO&quot;;2;IF([.B604]=&quot;APODI&quot;;3;IF([.B604]=&quot;IPANGUACU&quot;;4;IF([.B604]=&quot;MOSSORO&quot;;5;IF([.B604]=&quot;NATAL&quot;;6;IF([.B60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605];&quot;SANTA CRUZ&quot;);1;IF([.B605]=&quot;CAICO&quot;;2;IF([.B605]=&quot;APODI&quot;;3;IF([.B605]=&quot;IPANGUACU&quot;;4;IF([.B605]=&quot;MOSSORO&quot;;5;IF([.B605]=&quot;NATAL&quot;;6;IF([.B60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606];&quot;SANTA CRUZ&quot;);1;IF([.B606]=&quot;CAICO&quot;;2;IF([.B606]=&quot;APODI&quot;;3;IF([.B606]=&quot;IPANGUACU&quot;;4;IF([.B606]=&quot;MOSSORO&quot;;5;IF([.B606]=&quot;NATAL&quot;;6;IF([.B60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607];&quot;SANTA CRUZ&quot;);1;IF([.B607]=&quot;CAICO&quot;;2;IF([.B607]=&quot;APODI&quot;;3;IF([.B607]=&quot;IPANGUACU&quot;;4;IF([.B607]=&quot;MOSSORO&quot;;5;IF([.B607]=&quot;NATAL&quot;;6;IF([.B60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608];&quot;SANTA CRUZ&quot;);1;IF([.B608]=&quot;CAICO&quot;;2;IF([.B608]=&quot;APODI&quot;;3;IF([.B608]=&quot;IPANGUACU&quot;;4;IF([.B608]=&quot;MOSSORO&quot;;5;IF([.B608]=&quot;NATAL&quot;;6;IF([.B60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609];&quot;SANTA CRUZ&quot;);1;IF([.B609]=&quot;CAICO&quot;;2;IF([.B609]=&quot;APODI&quot;;3;IF([.B609]=&quot;IPANGUACU&quot;;4;IF([.B609]=&quot;MOSSORO&quot;;5;IF([.B609]=&quot;NATAL&quot;;6;IF([.B60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610];&quot;SANTA CRUZ&quot;);1;IF([.B610]=&quot;CAICO&quot;;2;IF([.B610]=&quot;APODI&quot;;3;IF([.B610]=&quot;IPANGUACU&quot;;4;IF([.B610]=&quot;MOSSORO&quot;;5;IF([.B610]=&quot;NATAL&quot;;6;IF([.B61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611];&quot;SANTA CRUZ&quot;);1;IF([.B611]=&quot;CAICO&quot;;2;IF([.B611]=&quot;APODI&quot;;3;IF([.B611]=&quot;IPANGUACU&quot;;4;IF([.B611]=&quot;MOSSORO&quot;;5;IF([.B611]=&quot;NATAL&quot;;6;IF([.B61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612];&quot;SANTA CRUZ&quot;);1;IF([.B612]=&quot;CAICO&quot;;2;IF([.B612]=&quot;APODI&quot;;3;IF([.B612]=&quot;IPANGUACU&quot;;4;IF([.B612]=&quot;MOSSORO&quot;;5;IF([.B612]=&quot;NATAL&quot;;6;IF([.B61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613];&quot;SANTA CRUZ&quot;);1;IF([.B613]=&quot;CAICO&quot;;2;IF([.B613]=&quot;APODI&quot;;3;IF([.B613]=&quot;IPANGUACU&quot;;4;IF([.B613]=&quot;MOSSORO&quot;;5;IF([.B613]=&quot;NATAL&quot;;6;IF([.B61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" calcext:value-type="float">
            <text:p>1009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14];&quot;SANTA CRUZ&quot;);1;IF([.B614]=&quot;CAICO&quot;;2;IF([.B614]=&quot;APODI&quot;;3;IF([.B614]=&quot;IPANGUACU&quot;;4;IF([.B614]=&quot;MOSSORO&quot;;5;IF([.B614]=&quot;NATAL&quot;;6;IF([.B61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15];&quot;SANTA CRUZ&quot;);1;IF([.B615]=&quot;CAICO&quot;;2;IF([.B615]=&quot;APODI&quot;;3;IF([.B615]=&quot;IPANGUACU&quot;;4;IF([.B615]=&quot;MOSSORO&quot;;5;IF([.B615]=&quot;NATAL&quot;;6;IF([.B61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616];&quot;SANTA CRUZ&quot;);1;IF([.B616]=&quot;CAICO&quot;;2;IF([.B616]=&quot;APODI&quot;;3;IF([.B616]=&quot;IPANGUACU&quot;;4;IF([.B616]=&quot;MOSSORO&quot;;5;IF([.B616]=&quot;NATAL&quot;;6;IF([.B61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617];&quot;SANTA CRUZ&quot;);1;IF([.B617]=&quot;CAICO&quot;;2;IF([.B617]=&quot;APODI&quot;;3;IF([.B617]=&quot;IPANGUACU&quot;;4;IF([.B617]=&quot;MOSSORO&quot;;5;IF([.B617]=&quot;NATAL&quot;;6;IF([.B61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618];&quot;SANTA CRUZ&quot;);1;IF([.B618]=&quot;CAICO&quot;;2;IF([.B618]=&quot;APODI&quot;;3;IF([.B618]=&quot;IPANGUACU&quot;;4;IF([.B618]=&quot;MOSSORO&quot;;5;IF([.B618]=&quot;NATAL&quot;;6;IF([.B61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619];&quot;SANTA CRUZ&quot;);1;IF([.B619]=&quot;CAICO&quot;;2;IF([.B619]=&quot;APODI&quot;;3;IF([.B619]=&quot;IPANGUACU&quot;;4;IF([.B619]=&quot;MOSSORO&quot;;5;IF([.B619]=&quot;NATAL&quot;;6;IF([.B619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620];&quot;SANTA CRUZ&quot;);1;IF([.B620]=&quot;CAICO&quot;;2;IF([.B620]=&quot;APODI&quot;;3;IF([.B620]=&quot;IPANGUACU&quot;;4;IF([.B620]=&quot;MOSSORO&quot;;5;IF([.B620]=&quot;NATAL&quot;;6;IF([.B620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621];&quot;SANTA CRUZ&quot;);1;IF([.B621]=&quot;CAICO&quot;;2;IF([.B621]=&quot;APODI&quot;;3;IF([.B621]=&quot;IPANGUACU&quot;;4;IF([.B621]=&quot;MOSSORO&quot;;5;IF([.B621]=&quot;NATAL&quot;;6;IF([.B621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1" calcext:value-type="float">
            <text:p>1006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622];&quot;SANTA CRUZ&quot;);1;IF([.B622]=&quot;CAICO&quot;;2;IF([.B622]=&quot;APODI&quot;;3;IF([.B622]=&quot;IPANGUACU&quot;;4;IF([.B622]=&quot;MOSSORO&quot;;5;IF([.B622]=&quot;NATAL&quot;;6;IF([.B622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67" calcext:value-type="float">
            <text:p>1009,67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623];&quot;SANTA CRUZ&quot;);1;IF([.B623]=&quot;CAICO&quot;;2;IF([.B623]=&quot;APODI&quot;;3;IF([.B623]=&quot;IPANGUACU&quot;;4;IF([.B623]=&quot;MOSSORO&quot;;5;IF([.B623]=&quot;NATAL&quot;;6;IF([.B623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624];&quot;SANTA CRUZ&quot;);1;IF([.B624]=&quot;CAICO&quot;;2;IF([.B624]=&quot;APODI&quot;;3;IF([.B624]=&quot;IPANGUACU&quot;;4;IF([.B624]=&quot;MOSSORO&quot;;5;IF([.B624]=&quot;NATAL&quot;;6;IF([.B624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5.6" calcext:value-type="float">
            <text:p>1005,6</text:p>
          </table:table-cell>
          <table:table-cell table:number-columns-repeated="2" office:value-type="float" office:value="1006.3" calcext:value-type="float">
            <text:p>1006,3</text:p>
          </table:table-cell>
        </table:table-row>
        <table:table-row table:style-name="ro1">
          <table:table-cell table:formula="of:=IF(EXACT([.B625];&quot;SANTA CRUZ&quot;);1;IF([.B625]=&quot;CAICO&quot;;2;IF([.B625]=&quot;APODI&quot;;3;IF([.B625]=&quot;IPANGUACU&quot;;4;IF([.B625]=&quot;MOSSORO&quot;;5;IF([.B625]=&quot;NATAL&quot;;6;IF([.B625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626];&quot;SANTA CRUZ&quot;);1;IF([.B626]=&quot;CAICO&quot;;2;IF([.B626]=&quot;APODI&quot;;3;IF([.B626]=&quot;IPANGUACU&quot;;4;IF([.B626]=&quot;MOSSORO&quot;;5;IF([.B626]=&quot;NATAL&quot;;6;IF([.B626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" calcext:value-type="float">
            <text:p>100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627];&quot;SANTA CRUZ&quot;);1;IF([.B627]=&quot;CAICO&quot;;2;IF([.B627]=&quot;APODI&quot;;3;IF([.B627]=&quot;IPANGUACU&quot;;4;IF([.B627]=&quot;MOSSORO&quot;;5;IF([.B627]=&quot;NATAL&quot;;6;IF([.B627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4.9" calcext:value-type="float">
            <text:p>1004,9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628];&quot;SANTA CRUZ&quot;);1;IF([.B628]=&quot;CAICO&quot;;2;IF([.B628]=&quot;APODI&quot;;3;IF([.B628]=&quot;IPANGUACU&quot;;4;IF([.B628]=&quot;MOSSORO&quot;;5;IF([.B628]=&quot;NATAL&quot;;6;IF([.B628]=&quot;MACAU&quot;;7;8)))))))" office:value-type="float" office:value="6" calcext:value-type="float">
            <text:p>6</text:p>
          </table:table-cell>
          <table:table-cell office:value-type="string" calcext:value-type="string">
            <text:p>NATA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629];&quot;SANTA CRUZ&quot;);1;IF([.B629]=&quot;CAICO&quot;;2;IF([.B629]=&quot;APODI&quot;;3;IF([.B629]=&quot;IPANGUACU&quot;;4;IF([.B629]=&quot;MOSSORO&quot;;5;IF([.B629]=&quot;NATAL&quot;;6;IF([.B62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5" calcext:value-type="float">
            <text:p>991,5</text:p>
          </table:table-cell>
          <table:table-cell office:value-type="float" office:value="993.35" calcext:value-type="float">
            <text:p>993,35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30];&quot;SANTA CRUZ&quot;);1;IF([.B630]=&quot;CAICO&quot;;2;IF([.B630]=&quot;APODI&quot;;3;IF([.B630]=&quot;IPANGUACU&quot;;4;IF([.B630]=&quot;MOSSORO&quot;;5;IF([.B630]=&quot;NATAL&quot;;6;IF([.B63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3" calcext:value-type="float">
            <text:p>989,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formula="of:=IF(EXACT([.B631];&quot;SANTA CRUZ&quot;);1;IF([.B631]=&quot;CAICO&quot;;2;IF([.B631]=&quot;APODI&quot;;3;IF([.B631]=&quot;IPANGUACU&quot;;4;IF([.B631]=&quot;MOSSORO&quot;;5;IF([.B631]=&quot;NATAL&quot;;6;IF([.B63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4" calcext:value-type="float">
            <text:p>990,4</text:p>
          </table:table-cell>
          <table:table-cell office:value-type="float" office:value="992.2" calcext:value-type="float">
            <text:p>992,2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632];&quot;SANTA CRUZ&quot;);1;IF([.B632]=&quot;CAICO&quot;;2;IF([.B632]=&quot;APODI&quot;;3;IF([.B632]=&quot;IPANGUACU&quot;;4;IF([.B632]=&quot;MOSSORO&quot;;5;IF([.B632]=&quot;NATAL&quot;;6;IF([.B63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1.3" calcext:value-type="float">
            <text:p>991,3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4" calcext:value-type="float">
            <text:p>994,4</text:p>
          </table:table-cell>
        </table:table-row>
        <table:table-row table:style-name="ro1">
          <table:table-cell table:formula="of:=IF(EXACT([.B633];&quot;SANTA CRUZ&quot;);1;IF([.B633]=&quot;CAICO&quot;;2;IF([.B633]=&quot;APODI&quot;;3;IF([.B633]=&quot;IPANGUACU&quot;;4;IF([.B633]=&quot;MOSSORO&quot;;5;IF([.B633]=&quot;NATAL&quot;;6;IF([.B63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4" calcext:value-type="float">
            <text:p>992,4</text:p>
          </table:table-cell>
          <table:table-cell office:value-type="float" office:value="993.6" calcext:value-type="float">
            <text:p>993,6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table:formula="of:=IF(EXACT([.B634];&quot;SANTA CRUZ&quot;);1;IF([.B634]=&quot;CAICO&quot;;2;IF([.B634]=&quot;APODI&quot;;3;IF([.B634]=&quot;IPANGUACU&quot;;4;IF([.B634]=&quot;MOSSORO&quot;;5;IF([.B634]=&quot;NATAL&quot;;6;IF([.B63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2.3" calcext:value-type="float">
            <text:p>992,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35];&quot;SANTA CRUZ&quot;);1;IF([.B635]=&quot;CAICO&quot;;2;IF([.B635]=&quot;APODI&quot;;3;IF([.B635]=&quot;IPANGUACU&quot;;4;IF([.B635]=&quot;MOSSORO&quot;;5;IF([.B635]=&quot;NATAL&quot;;6;IF([.B63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3.6" calcext:value-type="float">
            <text:p>993,6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table:formula="of:=IF(EXACT([.B636];&quot;SANTA CRUZ&quot;);1;IF([.B636]=&quot;CAICO&quot;;2;IF([.B636]=&quot;APODI&quot;;3;IF([.B636]=&quot;IPANGUACU&quot;;4;IF([.B636]=&quot;MOSSORO&quot;;5;IF([.B636]=&quot;NATAL&quot;;6;IF([.B63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4" calcext:value-type="float">
            <text:p>990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37];&quot;SANTA CRUZ&quot;);1;IF([.B637]=&quot;CAICO&quot;;2;IF([.B637]=&quot;APODI&quot;;3;IF([.B637]=&quot;IPANGUACU&quot;;4;IF([.B637]=&quot;MOSSORO&quot;;5;IF([.B637]=&quot;NATAL&quot;;6;IF([.B63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638];&quot;SANTA CRUZ&quot;);1;IF([.B638]=&quot;CAICO&quot;;2;IF([.B638]=&quot;APODI&quot;;3;IF([.B638]=&quot;IPANGUACU&quot;;4;IF([.B638]=&quot;MOSSORO&quot;;5;IF([.B638]=&quot;NATAL&quot;;6;IF([.B63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39];&quot;SANTA CRUZ&quot;);1;IF([.B639]=&quot;CAICO&quot;;2;IF([.B639]=&quot;APODI&quot;;3;IF([.B639]=&quot;IPANGUACU&quot;;4;IF([.B639]=&quot;MOSSORO&quot;;5;IF([.B639]=&quot;NATAL&quot;;6;IF([.B63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40];&quot;SANTA CRUZ&quot;);1;IF([.B640]=&quot;CAICO&quot;;2;IF([.B640]=&quot;APODI&quot;;3;IF([.B640]=&quot;IPANGUACU&quot;;4;IF([.B640]=&quot;MOSSORO&quot;;5;IF([.B640]=&quot;NATAL&quot;;6;IF([.B64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8" calcext:value-type="float">
            <text:p>992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formula="of:=IF(EXACT([.B641];&quot;SANTA CRUZ&quot;);1;IF([.B641]=&quot;CAICO&quot;;2;IF([.B641]=&quot;APODI&quot;;3;IF([.B641]=&quot;IPANGUACU&quot;;4;IF([.B641]=&quot;MOSSORO&quot;;5;IF([.B641]=&quot;NATAL&quot;;6;IF([.B64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4.15" calcext:value-type="float">
            <text:p>994,1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42];&quot;SANTA CRUZ&quot;);1;IF([.B642]=&quot;CAICO&quot;;2;IF([.B642]=&quot;APODI&quot;;3;IF([.B642]=&quot;IPANGUACU&quot;;4;IF([.B642]=&quot;MOSSORO&quot;;5;IF([.B642]=&quot;NATAL&quot;;6;IF([.B64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2.7" calcext:value-type="float">
            <text:p>992,7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43];&quot;SANTA CRUZ&quot;);1;IF([.B643]=&quot;CAICO&quot;;2;IF([.B643]=&quot;APODI&quot;;3;IF([.B643]=&quot;IPANGUACU&quot;;4;IF([.B643]=&quot;MOSSORO&quot;;5;IF([.B643]=&quot;NATAL&quot;;6;IF([.B64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44];&quot;SANTA CRUZ&quot;);1;IF([.B644]=&quot;CAICO&quot;;2;IF([.B644]=&quot;APODI&quot;;3;IF([.B644]=&quot;IPANGUACU&quot;;4;IF([.B644]=&quot;MOSSORO&quot;;5;IF([.B644]=&quot;NATAL&quot;;6;IF([.B64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65" calcext:value-type="float">
            <text:p>992,65</text:p>
          </table:table-cell>
          <table:table-cell office:value-type="float" office:value="991.7" calcext:value-type="float">
            <text:p>991,7</text:p>
          </table:table-cell>
        </table:table-row>
        <table:table-row table:style-name="ro1">
          <table:table-cell table:formula="of:=IF(EXACT([.B645];&quot;SANTA CRUZ&quot;);1;IF([.B645]=&quot;CAICO&quot;;2;IF([.B645]=&quot;APODI&quot;;3;IF([.B645]=&quot;IPANGUACU&quot;;4;IF([.B645]=&quot;MOSSORO&quot;;5;IF([.B645]=&quot;NATAL&quot;;6;IF([.B64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9.6" calcext:value-type="float">
            <text:p>989,6</text:p>
          </table:table-cell>
          <table:table-cell office:value-type="float" office:value="989.35" calcext:value-type="float">
            <text:p>989,3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table:formula="of:=IF(EXACT([.B646];&quot;SANTA CRUZ&quot;);1;IF([.B646]=&quot;CAICO&quot;;2;IF([.B646]=&quot;APODI&quot;;3;IF([.B646]=&quot;IPANGUACU&quot;;4;IF([.B646]=&quot;MOSSORO&quot;;5;IF([.B646]=&quot;NATAL&quot;;6;IF([.B64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0.8" calcext:value-type="float">
            <text:p>990,8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47];&quot;SANTA CRUZ&quot;);1;IF([.B647]=&quot;CAICO&quot;;2;IF([.B647]=&quot;APODI&quot;;3;IF([.B647]=&quot;IPANGUACU&quot;;4;IF([.B647]=&quot;MOSSORO&quot;;5;IF([.B647]=&quot;NATAL&quot;;6;IF([.B64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9" calcext:value-type="float">
            <text:p>990,9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48];&quot;SANTA CRUZ&quot;);1;IF([.B648]=&quot;CAICO&quot;;2;IF([.B648]=&quot;APODI&quot;;3;IF([.B648]=&quot;IPANGUACU&quot;;4;IF([.B648]=&quot;MOSSORO&quot;;5;IF([.B648]=&quot;NATAL&quot;;6;IF([.B64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649];&quot;SANTA CRUZ&quot;);1;IF([.B649]=&quot;CAICO&quot;;2;IF([.B649]=&quot;APODI&quot;;3;IF([.B649]=&quot;IPANGUACU&quot;;4;IF([.B649]=&quot;MOSSORO&quot;;5;IF([.B649]=&quot;NATAL&quot;;6;IF([.B64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9" calcext:value-type="float">
            <text:p>991,9</text:p>
          </table:table-cell>
        </table:table-row>
        <table:table-row table:style-name="ro1">
          <table:table-cell table:formula="of:=IF(EXACT([.B650];&quot;SANTA CRUZ&quot;);1;IF([.B650]=&quot;CAICO&quot;;2;IF([.B650]=&quot;APODI&quot;;3;IF([.B650]=&quot;IPANGUACU&quot;;4;IF([.B650]=&quot;MOSSORO&quot;;5;IF([.B650]=&quot;NATAL&quot;;6;IF([.B65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651];&quot;SANTA CRUZ&quot;);1;IF([.B651]=&quot;CAICO&quot;;2;IF([.B651]=&quot;APODI&quot;;3;IF([.B651]=&quot;IPANGUACU&quot;;4;IF([.B651]=&quot;MOSSORO&quot;;5;IF([.B651]=&quot;NATAL&quot;;6;IF([.B65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9.9" calcext:value-type="float">
            <text:p>989,9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52];&quot;SANTA CRUZ&quot;);1;IF([.B652]=&quot;CAICO&quot;;2;IF([.B652]=&quot;APODI&quot;;3;IF([.B652]=&quot;IPANGUACU&quot;;4;IF([.B652]=&quot;MOSSORO&quot;;5;IF([.B652]=&quot;NATAL&quot;;6;IF([.B65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3" calcext:value-type="float">
            <text:p>989,3</text:p>
          </table:table-cell>
          <table:table-cell office:value-type="float" office:value="990.3" calcext:value-type="float">
            <text:p>990,3</text:p>
          </table:table-cell>
        </table:table-row>
        <table:table-row table:style-name="ro1">
          <table:table-cell table:formula="of:=IF(EXACT([.B653];&quot;SANTA CRUZ&quot;);1;IF([.B653]=&quot;CAICO&quot;;2;IF([.B653]=&quot;APODI&quot;;3;IF([.B653]=&quot;IPANGUACU&quot;;4;IF([.B653]=&quot;MOSSORO&quot;;5;IF([.B653]=&quot;NATAL&quot;;6;IF([.B65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0.7" calcext:value-type="float">
            <text:p>990,7</text:p>
          </table:table-cell>
          <table:table-cell office:value-type="float" office:value="990.45" calcext:value-type="float">
            <text:p>990,4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654];&quot;SANTA CRUZ&quot;);1;IF([.B654]=&quot;CAICO&quot;;2;IF([.B654]=&quot;APODI&quot;;3;IF([.B654]=&quot;IPANGUACU&quot;;4;IF([.B654]=&quot;MOSSORO&quot;;5;IF([.B654]=&quot;NATAL&quot;;6;IF([.B65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655];&quot;SANTA CRUZ&quot;);1;IF([.B655]=&quot;CAICO&quot;;2;IF([.B655]=&quot;APODI&quot;;3;IF([.B655]=&quot;IPANGUACU&quot;;4;IF([.B655]=&quot;MOSSORO&quot;;5;IF([.B655]=&quot;NATAL&quot;;6;IF([.B65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8.7" calcext:value-type="float">
            <text:p>988,7</text:p>
          </table:table-cell>
          <table:table-cell office:value-type="float" office:value="990.25" calcext:value-type="float">
            <text:p>990,2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56];&quot;SANTA CRUZ&quot;);1;IF([.B656]=&quot;CAICO&quot;;2;IF([.B656]=&quot;APODI&quot;;3;IF([.B656]=&quot;IPANGUACU&quot;;4;IF([.B656]=&quot;MOSSORO&quot;;5;IF([.B656]=&quot;NATAL&quot;;6;IF([.B65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9" calcext:value-type="float">
            <text:p>989,9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657];&quot;SANTA CRUZ&quot;);1;IF([.B657]=&quot;CAICO&quot;;2;IF([.B657]=&quot;APODI&quot;;3;IF([.B657]=&quot;IPANGUACU&quot;;4;IF([.B657]=&quot;MOSSORO&quot;;5;IF([.B657]=&quot;NATAL&quot;;6;IF([.B65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1.3" calcext:value-type="float">
            <text:p>991,3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58];&quot;SANTA CRUZ&quot;);1;IF([.B658]=&quot;CAICO&quot;;2;IF([.B658]=&quot;APODI&quot;;3;IF([.B658]=&quot;IPANGUACU&quot;;4;IF([.B658]=&quot;MOSSORO&quot;;5;IF([.B658]=&quot;NATAL&quot;;6;IF([.B65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1" calcext:value-type="float">
            <text:p>990,1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659];&quot;SANTA CRUZ&quot;);1;IF([.B659]=&quot;CAICO&quot;;2;IF([.B659]=&quot;APODI&quot;;3;IF([.B659]=&quot;IPANGUACU&quot;;4;IF([.B659]=&quot;MOSSORO&quot;;5;IF([.B659]=&quot;NATAL&quot;;6;IF([.B65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9" calcext:value-type="float">
            <text:p>990,9</text:p>
          </table:table-cell>
        </table:table-row>
        <table:table-row table:style-name="ro1">
          <table:table-cell table:formula="of:=IF(EXACT([.B660];&quot;SANTA CRUZ&quot;);1;IF([.B660]=&quot;CAICO&quot;;2;IF([.B660]=&quot;APODI&quot;;3;IF([.B660]=&quot;IPANGUACU&quot;;4;IF([.B660]=&quot;MOSSORO&quot;;5;IF([.B660]=&quot;NATAL&quot;;6;IF([.B66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6" calcext:value-type="float">
            <text:p>990,6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formula="of:=IF(EXACT([.B661];&quot;SANTA CRUZ&quot;);1;IF([.B661]=&quot;CAICO&quot;;2;IF([.B661]=&quot;APODI&quot;;3;IF([.B661]=&quot;IPANGUACU&quot;;4;IF([.B661]=&quot;MOSSORO&quot;;5;IF([.B661]=&quot;NATAL&quot;;6;IF([.B66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62];&quot;SANTA CRUZ&quot;);1;IF([.B662]=&quot;CAICO&quot;;2;IF([.B662]=&quot;APODI&quot;;3;IF([.B662]=&quot;IPANGUACU&quot;;4;IF([.B662]=&quot;MOSSORO&quot;;5;IF([.B662]=&quot;NATAL&quot;;6;IF([.B66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7" calcext:value-type="float">
            <text:p>992,7</text:p>
          </table:table-cell>
        </table:table-row>
        <table:table-row table:style-name="ro1">
          <table:table-cell table:formula="of:=IF(EXACT([.B663];&quot;SANTA CRUZ&quot;);1;IF([.B663]=&quot;CAICO&quot;;2;IF([.B663]=&quot;APODI&quot;;3;IF([.B663]=&quot;IPANGUACU&quot;;4;IF([.B663]=&quot;MOSSORO&quot;;5;IF([.B663]=&quot;NATAL&quot;;6;IF([.B66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0.6" calcext:value-type="float">
            <text:p>990,6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5" calcext:value-type="float">
            <text:p>992,5</text:p>
          </table:table-cell>
        </table:table-row>
        <table:table-row table:style-name="ro1">
          <table:table-cell table:formula="of:=IF(EXACT([.B664];&quot;SANTA CRUZ&quot;);1;IF([.B664]=&quot;CAICO&quot;;2;IF([.B664]=&quot;APODI&quot;;3;IF([.B664]=&quot;IPANGUACU&quot;;4;IF([.B664]=&quot;MOSSORO&quot;;5;IF([.B664]=&quot;NATAL&quot;;6;IF([.B66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665];&quot;SANTA CRUZ&quot;);1;IF([.B665]=&quot;CAICO&quot;;2;IF([.B665]=&quot;APODI&quot;;3;IF([.B665]=&quot;IPANGUACU&quot;;4;IF([.B665]=&quot;MOSSORO&quot;;5;IF([.B665]=&quot;NATAL&quot;;6;IF([.B66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666];&quot;SANTA CRUZ&quot;);1;IF([.B666]=&quot;CAICO&quot;;2;IF([.B666]=&quot;APODI&quot;;3;IF([.B666]=&quot;IPANGUACU&quot;;4;IF([.B666]=&quot;MOSSORO&quot;;5;IF([.B666]=&quot;NATAL&quot;;6;IF([.B66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667];&quot;SANTA CRUZ&quot;);1;IF([.B667]=&quot;CAICO&quot;;2;IF([.B667]=&quot;APODI&quot;;3;IF([.B667]=&quot;IPANGUACU&quot;;4;IF([.B667]=&quot;MOSSORO&quot;;5;IF([.B667]=&quot;NATAL&quot;;6;IF([.B66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table:formula="of:=IF(EXACT([.B668];&quot;SANTA CRUZ&quot;);1;IF([.B668]=&quot;CAICO&quot;;2;IF([.B668]=&quot;APODI&quot;;3;IF([.B668]=&quot;IPANGUACU&quot;;4;IF([.B668]=&quot;MOSSORO&quot;;5;IF([.B668]=&quot;NATAL&quot;;6;IF([.B66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table:formula="of:=IF(EXACT([.B669];&quot;SANTA CRUZ&quot;);1;IF([.B669]=&quot;CAICO&quot;;2;IF([.B669]=&quot;APODI&quot;;3;IF([.B669]=&quot;IPANGUACU&quot;;4;IF([.B669]=&quot;MOSSORO&quot;;5;IF([.B669]=&quot;NATAL&quot;;6;IF([.B66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2" calcext:value-type="float">
            <text:p>990,2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70];&quot;SANTA CRUZ&quot;);1;IF([.B670]=&quot;CAICO&quot;;2;IF([.B670]=&quot;APODI&quot;;3;IF([.B670]=&quot;IPANGUACU&quot;;4;IF([.B670]=&quot;MOSSORO&quot;;5;IF([.B670]=&quot;NATAL&quot;;6;IF([.B67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75" calcext:value-type="float">
            <text:p>992,75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table:formula="of:=IF(EXACT([.B671];&quot;SANTA CRUZ&quot;);1;IF([.B671]=&quot;CAICO&quot;;2;IF([.B671]=&quot;APODI&quot;;3;IF([.B671]=&quot;IPANGUACU&quot;;4;IF([.B671]=&quot;MOSSORO&quot;;5;IF([.B671]=&quot;NATAL&quot;;6;IF([.B67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7.6" calcext:value-type="float">
            <text:p>987,6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672];&quot;SANTA CRUZ&quot;);1;IF([.B672]=&quot;CAICO&quot;;2;IF([.B672]=&quot;APODI&quot;;3;IF([.B672]=&quot;IPANGUACU&quot;;4;IF([.B672]=&quot;MOSSORO&quot;;5;IF([.B672]=&quot;NATAL&quot;;6;IF([.B67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formula="of:=IF(EXACT([.B673];&quot;SANTA CRUZ&quot;);1;IF([.B673]=&quot;CAICO&quot;;2;IF([.B673]=&quot;APODI&quot;;3;IF([.B673]=&quot;IPANGUACU&quot;;4;IF([.B673]=&quot;MOSSORO&quot;;5;IF([.B673]=&quot;NATAL&quot;;6;IF([.B67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0.3" calcext:value-type="float">
            <text:p>990,3</text:p>
          </table:table-cell>
          <table:table-cell office:value-type="float" office:value="990.6" calcext:value-type="float">
            <text:p>990,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74];&quot;SANTA CRUZ&quot;);1;IF([.B674]=&quot;CAICO&quot;;2;IF([.B674]=&quot;APODI&quot;;3;IF([.B674]=&quot;IPANGUACU&quot;;4;IF([.B674]=&quot;MOSSORO&quot;;5;IF([.B674]=&quot;NATAL&quot;;6;IF([.B67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formula="of:=IF(EXACT([.B675];&quot;SANTA CRUZ&quot;);1;IF([.B675]=&quot;CAICO&quot;;2;IF([.B675]=&quot;APODI&quot;;3;IF([.B675]=&quot;IPANGUACU&quot;;4;IF([.B675]=&quot;MOSSORO&quot;;5;IF([.B675]=&quot;NATAL&quot;;6;IF([.B67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.9" calcext:value-type="float">
            <text:p>992,9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76];&quot;SANTA CRUZ&quot;);1;IF([.B676]=&quot;CAICO&quot;;2;IF([.B676]=&quot;APODI&quot;;3;IF([.B676]=&quot;IPANGUACU&quot;;4;IF([.B676]=&quot;MOSSORO&quot;;5;IF([.B676]=&quot;NATAL&quot;;6;IF([.B67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4" calcext:value-type="float">
            <text:p>991,4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677];&quot;SANTA CRUZ&quot;);1;IF([.B677]=&quot;CAICO&quot;;2;IF([.B677]=&quot;APODI&quot;;3;IF([.B677]=&quot;IPANGUACU&quot;;4;IF([.B677]=&quot;MOSSORO&quot;;5;IF([.B677]=&quot;NATAL&quot;;6;IF([.B67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2.5" calcext:value-type="float">
            <text:p>992,5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678];&quot;SANTA CRUZ&quot;);1;IF([.B678]=&quot;CAICO&quot;;2;IF([.B678]=&quot;APODI&quot;;3;IF([.B678]=&quot;IPANGUACU&quot;;4;IF([.B678]=&quot;MOSSORO&quot;;5;IF([.B678]=&quot;NATAL&quot;;6;IF([.B67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92.6" calcext:value-type="float">
            <text:p>992,6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formula="of:=IF(EXACT([.B679];&quot;SANTA CRUZ&quot;);1;IF([.B679]=&quot;CAICO&quot;;2;IF([.B679]=&quot;APODI&quot;;3;IF([.B679]=&quot;IPANGUACU&quot;;4;IF([.B679]=&quot;MOSSORO&quot;;5;IF([.B679]=&quot;NATAL&quot;;6;IF([.B67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3.6" calcext:value-type="float">
            <text:p>993,6</text:p>
          </table:table-cell>
          <table:table-cell office:value-type="float" office:value="993.8" calcext:value-type="float">
            <text:p>993,8</text:p>
          </table:table-cell>
        </table:table-row>
        <table:table-row table:style-name="ro1">
          <table:table-cell table:formula="of:=IF(EXACT([.B680];&quot;SANTA CRUZ&quot;);1;IF([.B680]=&quot;CAICO&quot;;2;IF([.B680]=&quot;APODI&quot;;3;IF([.B680]=&quot;IPANGUACU&quot;;4;IF([.B680]=&quot;MOSSORO&quot;;5;IF([.B680]=&quot;NATAL&quot;;6;IF([.B68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3" calcext:value-type="float">
            <text:p>990,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681];&quot;SANTA CRUZ&quot;);1;IF([.B681]=&quot;CAICO&quot;;2;IF([.B681]=&quot;APODI&quot;;3;IF([.B681]=&quot;IPANGUACU&quot;;4;IF([.B681]=&quot;MOSSORO&quot;;5;IF([.B681]=&quot;NATAL&quot;;6;IF([.B68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2" calcext:value-type="float">
            <text:p>988,2</text:p>
          </table:table-cell>
          <table:table-cell office:value-type="float" office:value="989.2" calcext:value-type="float">
            <text:p>989,2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formula="of:=IF(EXACT([.B682];&quot;SANTA CRUZ&quot;);1;IF([.B682]=&quot;CAICO&quot;;2;IF([.B682]=&quot;APODI&quot;;3;IF([.B682]=&quot;IPANGUACU&quot;;4;IF([.B682]=&quot;MOSSORO&quot;;5;IF([.B682]=&quot;NATAL&quot;;6;IF([.B68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6" calcext:value-type="float">
            <text:p>992,6</text:p>
          </table:table-cell>
        </table:table-row>
        <table:table-row table:style-name="ro1">
          <table:table-cell table:formula="of:=IF(EXACT([.B683];&quot;SANTA CRUZ&quot;);1;IF([.B683]=&quot;CAICO&quot;;2;IF([.B683]=&quot;APODI&quot;;3;IF([.B683]=&quot;IPANGUACU&quot;;4;IF([.B683]=&quot;MOSSORO&quot;;5;IF([.B683]=&quot;NATAL&quot;;6;IF([.B68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table:number-columns-repeated="2" office:value-type="float" office:value="988.7" calcext:value-type="float">
            <text:p>988,7</text:p>
          </table:table-cell>
        </table:table-row>
        <table:table-row table:style-name="ro1">
          <table:table-cell table:formula="of:=IF(EXACT([.B684];&quot;SANTA CRUZ&quot;);1;IF([.B684]=&quot;CAICO&quot;;2;IF([.B684]=&quot;APODI&quot;;3;IF([.B684]=&quot;IPANGUACU&quot;;4;IF([.B684]=&quot;MOSSORO&quot;;5;IF([.B684]=&quot;NATAL&quot;;6;IF([.B68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685];&quot;SANTA CRUZ&quot;);1;IF([.B685]=&quot;CAICO&quot;;2;IF([.B685]=&quot;APODI&quot;;3;IF([.B685]=&quot;IPANGUACU&quot;;4;IF([.B685]=&quot;MOSSORO&quot;;5;IF([.B685]=&quot;NATAL&quot;;6;IF([.B68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725" calcext:value-type="float">
            <text:p>989,72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table:formula="of:=IF(EXACT([.B686];&quot;SANTA CRUZ&quot;);1;IF([.B686]=&quot;CAICO&quot;;2;IF([.B686]=&quot;APODI&quot;;3;IF([.B686]=&quot;IPANGUACU&quot;;4;IF([.B686]=&quot;MOSSORO&quot;;5;IF([.B686]=&quot;NATAL&quot;;6;IF([.B68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667" calcext:value-type="float">
            <text:p>990,667</text:p>
          </table:table-cell>
          <table:table-cell office:value-type="float" office:value="992.1" calcext:value-type="float">
            <text:p>992,1</text:p>
          </table:table-cell>
        </table:table-row>
        <table:table-row table:style-name="ro1">
          <table:table-cell table:formula="of:=IF(EXACT([.B687];&quot;SANTA CRUZ&quot;);1;IF([.B687]=&quot;CAICO&quot;;2;IF([.B687]=&quot;APODI&quot;;3;IF([.B687]=&quot;IPANGUACU&quot;;4;IF([.B687]=&quot;MOSSORO&quot;;5;IF([.B687]=&quot;NATAL&quot;;6;IF([.B68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4" calcext:value-type="float">
            <text:p>989,4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88];&quot;SANTA CRUZ&quot;);1;IF([.B688]=&quot;CAICO&quot;;2;IF([.B688]=&quot;APODI&quot;;3;IF([.B688]=&quot;IPANGUACU&quot;;4;IF([.B688]=&quot;MOSSORO&quot;;5;IF([.B688]=&quot;NATAL&quot;;6;IF([.B68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7" calcext:value-type="float">
            <text:p>989,7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table:formula="of:=IF(EXACT([.B689];&quot;SANTA CRUZ&quot;);1;IF([.B689]=&quot;CAICO&quot;;2;IF([.B689]=&quot;APODI&quot;;3;IF([.B689]=&quot;IPANGUACU&quot;;4;IF([.B689]=&quot;MOSSORO&quot;;5;IF([.B689]=&quot;NATAL&quot;;6;IF([.B68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2.3" calcext:value-type="float">
            <text:p>992,3</text:p>
          </table:table-cell>
        </table:table-row>
        <table:table-row table:style-name="ro1">
          <table:table-cell table:formula="of:=IF(EXACT([.B690];&quot;SANTA CRUZ&quot;);1;IF([.B690]=&quot;CAICO&quot;;2;IF([.B690]=&quot;APODI&quot;;3;IF([.B690]=&quot;IPANGUACU&quot;;4;IF([.B690]=&quot;MOSSORO&quot;;5;IF([.B690]=&quot;NATAL&quot;;6;IF([.B69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4.3" calcext:value-type="float">
            <text:p>994,3</text:p>
          </table:table-cell>
          <table:table-cell office:value-type="float" office:value="992.7" calcext:value-type="float">
            <text:p>992,7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691];&quot;SANTA CRUZ&quot;);1;IF([.B691]=&quot;CAICO&quot;;2;IF([.B691]=&quot;APODI&quot;;3;IF([.B691]=&quot;IPANGUACU&quot;;4;IF([.B691]=&quot;MOSSORO&quot;;5;IF([.B691]=&quot;NATAL&quot;;6;IF([.B69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3.4" calcext:value-type="float">
            <text:p>993,4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92];&quot;SANTA CRUZ&quot;);1;IF([.B692]=&quot;CAICO&quot;;2;IF([.B692]=&quot;APODI&quot;;3;IF([.B692]=&quot;IPANGUACU&quot;;4;IF([.B692]=&quot;MOSSORO&quot;;5;IF([.B692]=&quot;NATAL&quot;;6;IF([.B69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2.2" calcext:value-type="float">
            <text:p>992,2</text:p>
          </table:table-cell>
          <table:table-cell office:value-type="float" office:value="992.5" calcext:value-type="float">
            <text:p>992,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formula="of:=IF(EXACT([.B693];&quot;SANTA CRUZ&quot;);1;IF([.B693]=&quot;CAICO&quot;;2;IF([.B693]=&quot;APODI&quot;;3;IF([.B693]=&quot;IPANGUACU&quot;;4;IF([.B693]=&quot;MOSSORO&quot;;5;IF([.B693]=&quot;NATAL&quot;;6;IF([.B69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6" calcext:value-type="float">
            <text:p>992,6</text:p>
          </table:table-cell>
          <table:table-cell office:value-type="float" office:value="991.9" calcext:value-type="float">
            <text:p>991,9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694];&quot;SANTA CRUZ&quot;);1;IF([.B694]=&quot;CAICO&quot;;2;IF([.B694]=&quot;APODI&quot;;3;IF([.B694]=&quot;IPANGUACU&quot;;4;IF([.B694]=&quot;MOSSORO&quot;;5;IF([.B694]=&quot;NATAL&quot;;6;IF([.B69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7" calcext:value-type="float">
            <text:p>985,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695];&quot;SANTA CRUZ&quot;);1;IF([.B695]=&quot;CAICO&quot;;2;IF([.B695]=&quot;APODI&quot;;3;IF([.B695]=&quot;IPANGUACU&quot;;4;IF([.B695]=&quot;MOSSORO&quot;;5;IF([.B695]=&quot;NATAL&quot;;6;IF([.B69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table:formula="of:=IF(EXACT([.B696];&quot;SANTA CRUZ&quot;);1;IF([.B696]=&quot;CAICO&quot;;2;IF([.B696]=&quot;APODI&quot;;3;IF([.B696]=&quot;IPANGUACU&quot;;4;IF([.B696]=&quot;MOSSORO&quot;;5;IF([.B696]=&quot;NATAL&quot;;6;IF([.B69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table:formula="of:=IF(EXACT([.B697];&quot;SANTA CRUZ&quot;);1;IF([.B697]=&quot;CAICO&quot;;2;IF([.B697]=&quot;APODI&quot;;3;IF([.B697]=&quot;IPANGUACU&quot;;4;IF([.B697]=&quot;MOSSORO&quot;;5;IF([.B697]=&quot;NATAL&quot;;6;IF([.B69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1.8" calcext:value-type="float">
            <text:p>991,8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698];&quot;SANTA CRUZ&quot;);1;IF([.B698]=&quot;CAICO&quot;;2;IF([.B698]=&quot;APODI&quot;;3;IF([.B698]=&quot;IPANGUACU&quot;;4;IF([.B698]=&quot;MOSSORO&quot;;5;IF([.B698]=&quot;NATAL&quot;;6;IF([.B69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4.7" calcext:value-type="float">
            <text:p>994,7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699];&quot;SANTA CRUZ&quot;);1;IF([.B699]=&quot;CAICO&quot;;2;IF([.B699]=&quot;APODI&quot;;3;IF([.B699]=&quot;IPANGUACU&quot;;4;IF([.B699]=&quot;MOSSORO&quot;;5;IF([.B699]=&quot;NATAL&quot;;6;IF([.B69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989.6" calcext:value-type="float">
            <text:p>989,6</text:p>
          </table:table-cell>
        </table:table-row>
        <table:table-row table:style-name="ro1">
          <table:table-cell table:formula="of:=IF(EXACT([.B700];&quot;SANTA CRUZ&quot;);1;IF([.B700]=&quot;CAICO&quot;;2;IF([.B700]=&quot;APODI&quot;;3;IF([.B700]=&quot;IPANGUACU&quot;;4;IF([.B700]=&quot;MOSSORO&quot;;5;IF([.B700]=&quot;NATAL&quot;;6;IF([.B70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table-cell table:formula="of:=IF(EXACT([.B701];&quot;SANTA CRUZ&quot;);1;IF([.B701]=&quot;CAICO&quot;;2;IF([.B701]=&quot;APODI&quot;;3;IF([.B701]=&quot;IPANGUACU&quot;;4;IF([.B701]=&quot;MOSSORO&quot;;5;IF([.B701]=&quot;NATAL&quot;;6;IF([.B701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702];&quot;SANTA CRUZ&quot;);1;IF([.B702]=&quot;CAICO&quot;;2;IF([.B702]=&quot;APODI&quot;;3;IF([.B702]=&quot;IPANGUACU&quot;;4;IF([.B702]=&quot;MOSSORO&quot;;5;IF([.B702]=&quot;NATAL&quot;;6;IF([.B702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5.4" calcext:value-type="float">
            <text:p>995,4</text:p>
          </table:table-cell>
          <table:table-cell office:value-type="float" office:value="993.5" calcext:value-type="float">
            <text:p>993,5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703];&quot;SANTA CRUZ&quot;);1;IF([.B703]=&quot;CAICO&quot;;2;IF([.B703]=&quot;APODI&quot;;3;IF([.B703]=&quot;IPANGUACU&quot;;4;IF([.B703]=&quot;MOSSORO&quot;;5;IF([.B703]=&quot;NATAL&quot;;6;IF([.B703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1.4" calcext:value-type="float">
            <text:p>991,4</text:p>
          </table:table-cell>
          <table:table-cell office:value-type="float" office:value="993.15" calcext:value-type="float">
            <text:p>993,15</text:p>
          </table:table-cell>
          <table:table-cell office:value-type="float" office:value="994.2" calcext:value-type="float">
            <text:p>994,2</text:p>
          </table:table-cell>
        </table:table-row>
        <table:table-row table:style-name="ro1">
          <table:table-cell table:formula="of:=IF(EXACT([.B704];&quot;SANTA CRUZ&quot;);1;IF([.B704]=&quot;CAICO&quot;;2;IF([.B704]=&quot;APODI&quot;;3;IF([.B704]=&quot;IPANGUACU&quot;;4;IF([.B704]=&quot;MOSSORO&quot;;5;IF([.B704]=&quot;NATAL&quot;;6;IF([.B704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89.4" calcext:value-type="float">
            <text:p>989,4</text:p>
          </table:table-cell>
          <table:table-cell office:value-type="float" office:value="992.85" calcext:value-type="float">
            <text:p>992,85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table:formula="of:=IF(EXACT([.B705];&quot;SANTA CRUZ&quot;);1;IF([.B705]=&quot;CAICO&quot;;2;IF([.B705]=&quot;APODI&quot;;3;IF([.B705]=&quot;IPANGUACU&quot;;4;IF([.B705]=&quot;MOSSORO&quot;;5;IF([.B705]=&quot;NATAL&quot;;6;IF([.B705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2.25" calcext:value-type="float">
            <text:p>992,25</text:p>
          </table:table-cell>
          <table:table-cell office:value-type="float" office:value="992.8" calcext:value-type="float">
            <text:p>992,8</text:p>
          </table:table-cell>
        </table:table-row>
        <table:table-row table:style-name="ro1">
          <table:table-cell table:formula="of:=IF(EXACT([.B706];&quot;SANTA CRUZ&quot;);1;IF([.B706]=&quot;CAICO&quot;;2;IF([.B706]=&quot;APODI&quot;;3;IF([.B706]=&quot;IPANGUACU&quot;;4;IF([.B706]=&quot;MOSSORO&quot;;5;IF([.B706]=&quot;NATAL&quot;;6;IF([.B706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1.6" calcext:value-type="float">
            <text:p>991,6</text:p>
          </table:table-cell>
          <table:table-cell office:value-type="float" office:value="994.05" calcext:value-type="float">
            <text:p>994,05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707];&quot;SANTA CRUZ&quot;);1;IF([.B707]=&quot;CAICO&quot;;2;IF([.B707]=&quot;APODI&quot;;3;IF([.B707]=&quot;IPANGUACU&quot;;4;IF([.B707]=&quot;MOSSORO&quot;;5;IF([.B707]=&quot;NATAL&quot;;6;IF([.B707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table:number-columns-repeated="2" office:value-type="float" office:value="994.8" calcext:value-type="float">
            <text:p>994,8</text:p>
          </table:table-cell>
        </table:table-row>
        <table:table-row table:style-name="ro1">
          <table:table-cell table:formula="of:=IF(EXACT([.B708];&quot;SANTA CRUZ&quot;);1;IF([.B708]=&quot;CAICO&quot;;2;IF([.B708]=&quot;APODI&quot;;3;IF([.B708]=&quot;IPANGUACU&quot;;4;IF([.B708]=&quot;MOSSORO&quot;;5;IF([.B708]=&quot;NATAL&quot;;6;IF([.B708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136" calcext:value-type="float">
            <text:p>993,136</text:p>
          </table:table-cell>
          <table:table-cell office:value-type="float" office:value="992.9" calcext:value-type="float">
            <text:p>992,9</text:p>
          </table:table-cell>
        </table:table-row>
        <table:table-row table:style-name="ro1">
          <table:table-cell table:formula="of:=IF(EXACT([.B709];&quot;SANTA CRUZ&quot;);1;IF([.B709]=&quot;CAICO&quot;;2;IF([.B709]=&quot;APODI&quot;;3;IF([.B709]=&quot;IPANGUACU&quot;;4;IF([.B709]=&quot;MOSSORO&quot;;5;IF([.B709]=&quot;NATAL&quot;;6;IF([.B709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710];&quot;SANTA CRUZ&quot;);1;IF([.B710]=&quot;CAICO&quot;;2;IF([.B710]=&quot;APODI&quot;;3;IF([.B710]=&quot;IPANGUACU&quot;;4;IF([.B710]=&quot;MOSSORO&quot;;5;IF([.B710]=&quot;NATAL&quot;;6;IF([.B710]=&quot;MACAU&quot;;7;8)))))))" office:value-type="float" office:value="2" calcext:value-type="float">
            <text:p>2</text:p>
          </table:table-cell>
          <table:table-cell office:value-type="string" calcext:value-type="string">
            <text:p>CAIC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92.2" calcext:value-type="float">
            <text:p>992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formula="of:=IF(EXACT([.B711];&quot;SANTA CRUZ&quot;);1;IF([.B711]=&quot;CAICO&quot;;2;IF([.B711]=&quot;APODI&quot;;3;IF([.B711]=&quot;IPANGUACU&quot;;4;IF([.B711]=&quot;MOSSORO&quot;;5;IF([.B711]=&quot;NATAL&quot;;6;IF([.B71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712];&quot;SANTA CRUZ&quot;);1;IF([.B712]=&quot;CAICO&quot;;2;IF([.B712]=&quot;APODI&quot;;3;IF([.B712]=&quot;IPANGUACU&quot;;4;IF([.B712]=&quot;MOSSORO&quot;;5;IF([.B712]=&quot;NATAL&quot;;6;IF([.B71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13];&quot;SANTA CRUZ&quot;);1;IF([.B713]=&quot;CAICO&quot;;2;IF([.B713]=&quot;APODI&quot;;3;IF([.B713]=&quot;IPANGUACU&quot;;4;IF([.B713]=&quot;MOSSORO&quot;;5;IF([.B713]=&quot;NATAL&quot;;6;IF([.B71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714];&quot;SANTA CRUZ&quot;);1;IF([.B714]=&quot;CAICO&quot;;2;IF([.B714]=&quot;APODI&quot;;3;IF([.B714]=&quot;IPANGUACU&quot;;4;IF([.B714]=&quot;MOSSORO&quot;;5;IF([.B714]=&quot;NATAL&quot;;6;IF([.B71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15];&quot;SANTA CRUZ&quot;);1;IF([.B715]=&quot;CAICO&quot;;2;IF([.B715]=&quot;APODI&quot;;3;IF([.B715]=&quot;IPANGUACU&quot;;4;IF([.B715]=&quot;MOSSORO&quot;;5;IF([.B715]=&quot;NATAL&quot;;6;IF([.B71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716];&quot;SANTA CRUZ&quot;);1;IF([.B716]=&quot;CAICO&quot;;2;IF([.B716]=&quot;APODI&quot;;3;IF([.B716]=&quot;IPANGUACU&quot;;4;IF([.B716]=&quot;MOSSORO&quot;;5;IF([.B716]=&quot;NATAL&quot;;6;IF([.B71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717];&quot;SANTA CRUZ&quot;);1;IF([.B717]=&quot;CAICO&quot;;2;IF([.B717]=&quot;APODI&quot;;3;IF([.B717]=&quot;IPANGUACU&quot;;4;IF([.B717]=&quot;MOSSORO&quot;;5;IF([.B717]=&quot;NATAL&quot;;6;IF([.B71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718];&quot;SANTA CRUZ&quot;);1;IF([.B718]=&quot;CAICO&quot;;2;IF([.B718]=&quot;APODI&quot;;3;IF([.B718]=&quot;IPANGUACU&quot;;4;IF([.B718]=&quot;MOSSORO&quot;;5;IF([.B718]=&quot;NATAL&quot;;6;IF([.B71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19];&quot;SANTA CRUZ&quot;);1;IF([.B719]=&quot;CAICO&quot;;2;IF([.B719]=&quot;APODI&quot;;3;IF([.B719]=&quot;IPANGUACU&quot;;4;IF([.B719]=&quot;MOSSORO&quot;;5;IF([.B719]=&quot;NATAL&quot;;6;IF([.B71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720];&quot;SANTA CRUZ&quot;);1;IF([.B720]=&quot;CAICO&quot;;2;IF([.B720]=&quot;APODI&quot;;3;IF([.B720]=&quot;IPANGUACU&quot;;4;IF([.B720]=&quot;MOSSORO&quot;;5;IF([.B720]=&quot;NATAL&quot;;6;IF([.B72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721];&quot;SANTA CRUZ&quot;);1;IF([.B721]=&quot;CAICO&quot;;2;IF([.B721]=&quot;APODI&quot;;3;IF([.B721]=&quot;IPANGUACU&quot;;4;IF([.B721]=&quot;MOSSORO&quot;;5;IF([.B721]=&quot;NATAL&quot;;6;IF([.B72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22];&quot;SANTA CRUZ&quot;);1;IF([.B722]=&quot;CAICO&quot;;2;IF([.B722]=&quot;APODI&quot;;3;IF([.B722]=&quot;IPANGUACU&quot;;4;IF([.B722]=&quot;MOSSORO&quot;;5;IF([.B722]=&quot;NATAL&quot;;6;IF([.B72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723];&quot;SANTA CRUZ&quot;);1;IF([.B723]=&quot;CAICO&quot;;2;IF([.B723]=&quot;APODI&quot;;3;IF([.B723]=&quot;IPANGUACU&quot;;4;IF([.B723]=&quot;MOSSORO&quot;;5;IF([.B723]=&quot;NATAL&quot;;6;IF([.B72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724];&quot;SANTA CRUZ&quot;);1;IF([.B724]=&quot;CAICO&quot;;2;IF([.B724]=&quot;APODI&quot;;3;IF([.B724]=&quot;IPANGUACU&quot;;4;IF([.B724]=&quot;MOSSORO&quot;;5;IF([.B724]=&quot;NATAL&quot;;6;IF([.B72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85" calcext:value-type="float">
            <text:p>1007,8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25];&quot;SANTA CRUZ&quot;);1;IF([.B725]=&quot;CAICO&quot;;2;IF([.B725]=&quot;APODI&quot;;3;IF([.B725]=&quot;IPANGUACU&quot;;4;IF([.B725]=&quot;MOSSORO&quot;;5;IF([.B725]=&quot;NATAL&quot;;6;IF([.B72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3" calcext:value-type="float">
            <text:p>1012,2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726];&quot;SANTA CRUZ&quot;);1;IF([.B726]=&quot;CAICO&quot;;2;IF([.B726]=&quot;APODI&quot;;3;IF([.B726]=&quot;IPANGUACU&quot;;4;IF([.B726]=&quot;MOSSORO&quot;;5;IF([.B726]=&quot;NATAL&quot;;6;IF([.B72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727];&quot;SANTA CRUZ&quot;);1;IF([.B727]=&quot;CAICO&quot;;2;IF([.B727]=&quot;APODI&quot;;3;IF([.B727]=&quot;IPANGUACU&quot;;4;IF([.B727]=&quot;MOSSORO&quot;;5;IF([.B727]=&quot;NATAL&quot;;6;IF([.B72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728];&quot;SANTA CRUZ&quot;);1;IF([.B728]=&quot;CAICO&quot;;2;IF([.B728]=&quot;APODI&quot;;3;IF([.B728]=&quot;IPANGUACU&quot;;4;IF([.B728]=&quot;MOSSORO&quot;;5;IF([.B728]=&quot;NATAL&quot;;6;IF([.B72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7" calcext:value-type="float">
            <text:p>1008,2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729];&quot;SANTA CRUZ&quot;);1;IF([.B729]=&quot;CAICO&quot;;2;IF([.B729]=&quot;APODI&quot;;3;IF([.B729]=&quot;IPANGUACU&quot;;4;IF([.B729]=&quot;MOSSORO&quot;;5;IF([.B729]=&quot;NATAL&quot;;6;IF([.B72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7" calcext:value-type="float">
            <text:p>1005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730];&quot;SANTA CRUZ&quot;);1;IF([.B730]=&quot;CAICO&quot;;2;IF([.B730]=&quot;APODI&quot;;3;IF([.B730]=&quot;IPANGUACU&quot;;4;IF([.B730]=&quot;MOSSORO&quot;;5;IF([.B730]=&quot;NATAL&quot;;6;IF([.B73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731];&quot;SANTA CRUZ&quot;);1;IF([.B731]=&quot;CAICO&quot;;2;IF([.B731]=&quot;APODI&quot;;3;IF([.B731]=&quot;IPANGUACU&quot;;4;IF([.B731]=&quot;MOSSORO&quot;;5;IF([.B731]=&quot;NATAL&quot;;6;IF([.B73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2" calcext:value-type="float">
            <text:p>1010,2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732];&quot;SANTA CRUZ&quot;);1;IF([.B732]=&quot;CAICO&quot;;2;IF([.B732]=&quot;APODI&quot;;3;IF([.B732]=&quot;IPANGUACU&quot;;4;IF([.B732]=&quot;MOSSORO&quot;;5;IF([.B732]=&quot;NATAL&quot;;6;IF([.B73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45" calcext:value-type="float">
            <text:p>1008,4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33];&quot;SANTA CRUZ&quot;);1;IF([.B733]=&quot;CAICO&quot;;2;IF([.B733]=&quot;APODI&quot;;3;IF([.B733]=&quot;IPANGUACU&quot;;4;IF([.B733]=&quot;MOSSORO&quot;;5;IF([.B733]=&quot;NATAL&quot;;6;IF([.B73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34];&quot;SANTA CRUZ&quot;);1;IF([.B734]=&quot;CAICO&quot;;2;IF([.B734]=&quot;APODI&quot;;3;IF([.B734]=&quot;IPANGUACU&quot;;4;IF([.B734]=&quot;MOSSORO&quot;;5;IF([.B734]=&quot;NATAL&quot;;6;IF([.B73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35];&quot;SANTA CRUZ&quot;);1;IF([.B735]=&quot;CAICO&quot;;2;IF([.B735]=&quot;APODI&quot;;3;IF([.B735]=&quot;IPANGUACU&quot;;4;IF([.B735]=&quot;MOSSORO&quot;;5;IF([.B735]=&quot;NATAL&quot;;6;IF([.B73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736];&quot;SANTA CRUZ&quot;);1;IF([.B736]=&quot;CAICO&quot;;2;IF([.B736]=&quot;APODI&quot;;3;IF([.B736]=&quot;IPANGUACU&quot;;4;IF([.B736]=&quot;MOSSORO&quot;;5;IF([.B736]=&quot;NATAL&quot;;6;IF([.B73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37];&quot;SANTA CRUZ&quot;);1;IF([.B737]=&quot;CAICO&quot;;2;IF([.B737]=&quot;APODI&quot;;3;IF([.B737]=&quot;IPANGUACU&quot;;4;IF([.B737]=&quot;MOSSORO&quot;;5;IF([.B737]=&quot;NATAL&quot;;6;IF([.B73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38];&quot;SANTA CRUZ&quot;);1;IF([.B738]=&quot;CAICO&quot;;2;IF([.B738]=&quot;APODI&quot;;3;IF([.B738]=&quot;IPANGUACU&quot;;4;IF([.B738]=&quot;MOSSORO&quot;;5;IF([.B738]=&quot;NATAL&quot;;6;IF([.B73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739];&quot;SANTA CRUZ&quot;);1;IF([.B739]=&quot;CAICO&quot;;2;IF([.B739]=&quot;APODI&quot;;3;IF([.B739]=&quot;IPANGUACU&quot;;4;IF([.B739]=&quot;MOSSORO&quot;;5;IF([.B739]=&quot;NATAL&quot;;6;IF([.B73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740];&quot;SANTA CRUZ&quot;);1;IF([.B740]=&quot;CAICO&quot;;2;IF([.B740]=&quot;APODI&quot;;3;IF([.B740]=&quot;IPANGUACU&quot;;4;IF([.B740]=&quot;MOSSORO&quot;;5;IF([.B740]=&quot;NATAL&quot;;6;IF([.B74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741];&quot;SANTA CRUZ&quot;);1;IF([.B741]=&quot;CAICO&quot;;2;IF([.B741]=&quot;APODI&quot;;3;IF([.B741]=&quot;IPANGUACU&quot;;4;IF([.B741]=&quot;MOSSORO&quot;;5;IF([.B741]=&quot;NATAL&quot;;6;IF([.B74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 office:value-type="float" office:value="1014.05" calcext:value-type="float">
            <text:p>1014,0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742];&quot;SANTA CRUZ&quot;);1;IF([.B742]=&quot;CAICO&quot;;2;IF([.B742]=&quot;APODI&quot;;3;IF([.B742]=&quot;IPANGUACU&quot;;4;IF([.B742]=&quot;MOSSORO&quot;;5;IF([.B742]=&quot;NATAL&quot;;6;IF([.B74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743];&quot;SANTA CRUZ&quot;);1;IF([.B743]=&quot;CAICO&quot;;2;IF([.B743]=&quot;APODI&quot;;3;IF([.B743]=&quot;IPANGUACU&quot;;4;IF([.B743]=&quot;MOSSORO&quot;;5;IF([.B743]=&quot;NATAL&quot;;6;IF([.B74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744];&quot;SANTA CRUZ&quot;);1;IF([.B744]=&quot;CAICO&quot;;2;IF([.B744]=&quot;APODI&quot;;3;IF([.B744]=&quot;IPANGUACU&quot;;4;IF([.B744]=&quot;MOSSORO&quot;;5;IF([.B744]=&quot;NATAL&quot;;6;IF([.B74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38" calcext:value-type="float">
            <text:p>1010,38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45];&quot;SANTA CRUZ&quot;);1;IF([.B745]=&quot;CAICO&quot;;2;IF([.B745]=&quot;APODI&quot;;3;IF([.B745]=&quot;IPANGUACU&quot;;4;IF([.B745]=&quot;MOSSORO&quot;;5;IF([.B745]=&quot;NATAL&quot;;6;IF([.B74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formula="of:=IF(EXACT([.B746];&quot;SANTA CRUZ&quot;);1;IF([.B746]=&quot;CAICO&quot;;2;IF([.B746]=&quot;APODI&quot;;3;IF([.B746]=&quot;IPANGUACU&quot;;4;IF([.B746]=&quot;MOSSORO&quot;;5;IF([.B746]=&quot;NATAL&quot;;6;IF([.B74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747];&quot;SANTA CRUZ&quot;);1;IF([.B747]=&quot;CAICO&quot;;2;IF([.B747]=&quot;APODI&quot;;3;IF([.B747]=&quot;IPANGUACU&quot;;4;IF([.B747]=&quot;MOSSORO&quot;;5;IF([.B747]=&quot;NATAL&quot;;6;IF([.B74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" calcext:value-type="float">
            <text:p>100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748];&quot;SANTA CRUZ&quot;);1;IF([.B748]=&quot;CAICO&quot;;2;IF([.B748]=&quot;APODI&quot;;3;IF([.B748]=&quot;IPANGUACU&quot;;4;IF([.B748]=&quot;MOSSORO&quot;;5;IF([.B748]=&quot;NATAL&quot;;6;IF([.B74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49];&quot;SANTA CRUZ&quot;);1;IF([.B749]=&quot;CAICO&quot;;2;IF([.B749]=&quot;APODI&quot;;3;IF([.B749]=&quot;IPANGUACU&quot;;4;IF([.B749]=&quot;MOSSORO&quot;;5;IF([.B749]=&quot;NATAL&quot;;6;IF([.B74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750];&quot;SANTA CRUZ&quot;);1;IF([.B750]=&quot;CAICO&quot;;2;IF([.B750]=&quot;APODI&quot;;3;IF([.B750]=&quot;IPANGUACU&quot;;4;IF([.B750]=&quot;MOSSORO&quot;;5;IF([.B750]=&quot;NATAL&quot;;6;IF([.B75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751];&quot;SANTA CRUZ&quot;);1;IF([.B751]=&quot;CAICO&quot;;2;IF([.B751]=&quot;APODI&quot;;3;IF([.B751]=&quot;IPANGUACU&quot;;4;IF([.B751]=&quot;MOSSORO&quot;;5;IF([.B751]=&quot;NATAL&quot;;6;IF([.B75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52];&quot;SANTA CRUZ&quot;);1;IF([.B752]=&quot;CAICO&quot;;2;IF([.B752]=&quot;APODI&quot;;3;IF([.B752]=&quot;IPANGUACU&quot;;4;IF([.B752]=&quot;MOSSORO&quot;;5;IF([.B752]=&quot;NATAL&quot;;6;IF([.B75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53];&quot;SANTA CRUZ&quot;);1;IF([.B753]=&quot;CAICO&quot;;2;IF([.B753]=&quot;APODI&quot;;3;IF([.B753]=&quot;IPANGUACU&quot;;4;IF([.B753]=&quot;MOSSORO&quot;;5;IF([.B753]=&quot;NATAL&quot;;6;IF([.B75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754];&quot;SANTA CRUZ&quot;);1;IF([.B754]=&quot;CAICO&quot;;2;IF([.B754]=&quot;APODI&quot;;3;IF([.B754]=&quot;IPANGUACU&quot;;4;IF([.B754]=&quot;MOSSORO&quot;;5;IF([.B754]=&quot;NATAL&quot;;6;IF([.B75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755];&quot;SANTA CRUZ&quot;);1;IF([.B755]=&quot;CAICO&quot;;2;IF([.B755]=&quot;APODI&quot;;3;IF([.B755]=&quot;IPANGUACU&quot;;4;IF([.B755]=&quot;MOSSORO&quot;;5;IF([.B755]=&quot;NATAL&quot;;6;IF([.B75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table:formula="of:=IF(EXACT([.B756];&quot;SANTA CRUZ&quot;);1;IF([.B756]=&quot;CAICO&quot;;2;IF([.B756]=&quot;APODI&quot;;3;IF([.B756]=&quot;IPANGUACU&quot;;4;IF([.B756]=&quot;MOSSORO&quot;;5;IF([.B756]=&quot;NATAL&quot;;6;IF([.B75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5" calcext:value-type="float">
            <text:p>1009,5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57];&quot;SANTA CRUZ&quot;);1;IF([.B757]=&quot;CAICO&quot;;2;IF([.B757]=&quot;APODI&quot;;3;IF([.B757]=&quot;IPANGUACU&quot;;4;IF([.B757]=&quot;MOSSORO&quot;;5;IF([.B757]=&quot;NATAL&quot;;6;IF([.B75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758];&quot;SANTA CRUZ&quot;);1;IF([.B758]=&quot;CAICO&quot;;2;IF([.B758]=&quot;APODI&quot;;3;IF([.B758]=&quot;IPANGUACU&quot;;4;IF([.B758]=&quot;MOSSORO&quot;;5;IF([.B758]=&quot;NATAL&quot;;6;IF([.B75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59];&quot;SANTA CRUZ&quot;);1;IF([.B759]=&quot;CAICO&quot;;2;IF([.B759]=&quot;APODI&quot;;3;IF([.B759]=&quot;IPANGUACU&quot;;4;IF([.B759]=&quot;MOSSORO&quot;;5;IF([.B759]=&quot;NATAL&quot;;6;IF([.B75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760];&quot;SANTA CRUZ&quot;);1;IF([.B760]=&quot;CAICO&quot;;2;IF([.B760]=&quot;APODI&quot;;3;IF([.B760]=&quot;IPANGUACU&quot;;4;IF([.B760]=&quot;MOSSORO&quot;;5;IF([.B760]=&quot;NATAL&quot;;6;IF([.B76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61];&quot;SANTA CRUZ&quot;);1;IF([.B761]=&quot;CAICO&quot;;2;IF([.B761]=&quot;APODI&quot;;3;IF([.B761]=&quot;IPANGUACU&quot;;4;IF([.B761]=&quot;MOSSORO&quot;;5;IF([.B761]=&quot;NATAL&quot;;6;IF([.B76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762];&quot;SANTA CRUZ&quot;);1;IF([.B762]=&quot;CAICO&quot;;2;IF([.B762]=&quot;APODI&quot;;3;IF([.B762]=&quot;IPANGUACU&quot;;4;IF([.B762]=&quot;MOSSORO&quot;;5;IF([.B762]=&quot;NATAL&quot;;6;IF([.B76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763];&quot;SANTA CRUZ&quot;);1;IF([.B763]=&quot;CAICO&quot;;2;IF([.B763]=&quot;APODI&quot;;3;IF([.B763]=&quot;IPANGUACU&quot;;4;IF([.B763]=&quot;MOSSORO&quot;;5;IF([.B763]=&quot;NATAL&quot;;6;IF([.B76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64];&quot;SANTA CRUZ&quot;);1;IF([.B764]=&quot;CAICO&quot;;2;IF([.B764]=&quot;APODI&quot;;3;IF([.B764]=&quot;IPANGUACU&quot;;4;IF([.B764]=&quot;MOSSORO&quot;;5;IF([.B764]=&quot;NATAL&quot;;6;IF([.B76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765];&quot;SANTA CRUZ&quot;);1;IF([.B765]=&quot;CAICO&quot;;2;IF([.B765]=&quot;APODI&quot;;3;IF([.B765]=&quot;IPANGUACU&quot;;4;IF([.B765]=&quot;MOSSORO&quot;;5;IF([.B765]=&quot;NATAL&quot;;6;IF([.B76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66];&quot;SANTA CRUZ&quot;);1;IF([.B766]=&quot;CAICO&quot;;2;IF([.B766]=&quot;APODI&quot;;3;IF([.B766]=&quot;IPANGUACU&quot;;4;IF([.B766]=&quot;MOSSORO&quot;;5;IF([.B766]=&quot;NATAL&quot;;6;IF([.B76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67];&quot;SANTA CRUZ&quot;);1;IF([.B767]=&quot;CAICO&quot;;2;IF([.B767]=&quot;APODI&quot;;3;IF([.B767]=&quot;IPANGUACU&quot;;4;IF([.B767]=&quot;MOSSORO&quot;;5;IF([.B767]=&quot;NATAL&quot;;6;IF([.B76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table:formula="of:=IF(EXACT([.B768];&quot;SANTA CRUZ&quot;);1;IF([.B768]=&quot;CAICO&quot;;2;IF([.B768]=&quot;APODI&quot;;3;IF([.B768]=&quot;IPANGUACU&quot;;4;IF([.B768]=&quot;MOSSORO&quot;;5;IF([.B768]=&quot;NATAL&quot;;6;IF([.B76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769];&quot;SANTA CRUZ&quot;);1;IF([.B769]=&quot;CAICO&quot;;2;IF([.B769]=&quot;APODI&quot;;3;IF([.B769]=&quot;IPANGUACU&quot;;4;IF([.B769]=&quot;MOSSORO&quot;;5;IF([.B769]=&quot;NATAL&quot;;6;IF([.B76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770];&quot;SANTA CRUZ&quot;);1;IF([.B770]=&quot;CAICO&quot;;2;IF([.B770]=&quot;APODI&quot;;3;IF([.B770]=&quot;IPANGUACU&quot;;4;IF([.B770]=&quot;MOSSORO&quot;;5;IF([.B770]=&quot;NATAL&quot;;6;IF([.B77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2" calcext:value-type="float">
            <text:p>1009,6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771];&quot;SANTA CRUZ&quot;);1;IF([.B771]=&quot;CAICO&quot;;2;IF([.B771]=&quot;APODI&quot;;3;IF([.B771]=&quot;IPANGUACU&quot;;4;IF([.B771]=&quot;MOSSORO&quot;;5;IF([.B771]=&quot;NATAL&quot;;6;IF([.B77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9" calcext:value-type="float">
            <text:p>1007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772];&quot;SANTA CRUZ&quot;);1;IF([.B772]=&quot;CAICO&quot;;2;IF([.B772]=&quot;APODI&quot;;3;IF([.B772]=&quot;IPANGUACU&quot;;4;IF([.B772]=&quot;MOSSORO&quot;;5;IF([.B772]=&quot;NATAL&quot;;6;IF([.B77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773];&quot;SANTA CRUZ&quot;);1;IF([.B773]=&quot;CAICO&quot;;2;IF([.B773]=&quot;APODI&quot;;3;IF([.B773]=&quot;IPANGUACU&quot;;4;IF([.B773]=&quot;MOSSORO&quot;;5;IF([.B773]=&quot;NATAL&quot;;6;IF([.B77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774];&quot;SANTA CRUZ&quot;);1;IF([.B774]=&quot;CAICO&quot;;2;IF([.B774]=&quot;APODI&quot;;3;IF([.B774]=&quot;IPANGUACU&quot;;4;IF([.B774]=&quot;MOSSORO&quot;;5;IF([.B774]=&quot;NATAL&quot;;6;IF([.B77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775];&quot;SANTA CRUZ&quot;);1;IF([.B775]=&quot;CAICO&quot;;2;IF([.B775]=&quot;APODI&quot;;3;IF([.B775]=&quot;IPANGUACU&quot;;4;IF([.B775]=&quot;MOSSORO&quot;;5;IF([.B775]=&quot;NATAL&quot;;6;IF([.B77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776];&quot;SANTA CRUZ&quot;);1;IF([.B776]=&quot;CAICO&quot;;2;IF([.B776]=&quot;APODI&quot;;3;IF([.B776]=&quot;IPANGUACU&quot;;4;IF([.B776]=&quot;MOSSORO&quot;;5;IF([.B776]=&quot;NATAL&quot;;6;IF([.B77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777];&quot;SANTA CRUZ&quot;);1;IF([.B777]=&quot;CAICO&quot;;2;IF([.B777]=&quot;APODI&quot;;3;IF([.B777]=&quot;IPANGUACU&quot;;4;IF([.B777]=&quot;MOSSORO&quot;;5;IF([.B777]=&quot;NATAL&quot;;6;IF([.B77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778];&quot;SANTA CRUZ&quot;);1;IF([.B778]=&quot;CAICO&quot;;2;IF([.B778]=&quot;APODI&quot;;3;IF([.B778]=&quot;IPANGUACU&quot;;4;IF([.B778]=&quot;MOSSORO&quot;;5;IF([.B778]=&quot;NATAL&quot;;6;IF([.B77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779];&quot;SANTA CRUZ&quot;);1;IF([.B779]=&quot;CAICO&quot;;2;IF([.B779]=&quot;APODI&quot;;3;IF([.B779]=&quot;IPANGUACU&quot;;4;IF([.B779]=&quot;MOSSORO&quot;;5;IF([.B779]=&quot;NATAL&quot;;6;IF([.B77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780];&quot;SANTA CRUZ&quot;);1;IF([.B780]=&quot;CAICO&quot;;2;IF([.B780]=&quot;APODI&quot;;3;IF([.B780]=&quot;IPANGUACU&quot;;4;IF([.B780]=&quot;MOSSORO&quot;;5;IF([.B780]=&quot;NATAL&quot;;6;IF([.B78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781];&quot;SANTA CRUZ&quot;);1;IF([.B781]=&quot;CAICO&quot;;2;IF([.B781]=&quot;APODI&quot;;3;IF([.B781]=&quot;IPANGUACU&quot;;4;IF([.B781]=&quot;MOSSORO&quot;;5;IF([.B781]=&quot;NATAL&quot;;6;IF([.B78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782];&quot;SANTA CRUZ&quot;);1;IF([.B782]=&quot;CAICO&quot;;2;IF([.B782]=&quot;APODI&quot;;3;IF([.B782]=&quot;IPANGUACU&quot;;4;IF([.B782]=&quot;MOSSORO&quot;;5;IF([.B782]=&quot;NATAL&quot;;6;IF([.B78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83];&quot;SANTA CRUZ&quot;);1;IF([.B783]=&quot;CAICO&quot;;2;IF([.B783]=&quot;APODI&quot;;3;IF([.B783]=&quot;IPANGUACU&quot;;4;IF([.B783]=&quot;MOSSORO&quot;;5;IF([.B783]=&quot;NATAL&quot;;6;IF([.B78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784];&quot;SANTA CRUZ&quot;);1;IF([.B784]=&quot;CAICO&quot;;2;IF([.B784]=&quot;APODI&quot;;3;IF([.B784]=&quot;IPANGUACU&quot;;4;IF([.B784]=&quot;MOSSORO&quot;;5;IF([.B784]=&quot;NATAL&quot;;6;IF([.B78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785];&quot;SANTA CRUZ&quot;);1;IF([.B785]=&quot;CAICO&quot;;2;IF([.B785]=&quot;APODI&quot;;3;IF([.B785]=&quot;IPANGUACU&quot;;4;IF([.B785]=&quot;MOSSORO&quot;;5;IF([.B785]=&quot;NATAL&quot;;6;IF([.B78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786];&quot;SANTA CRUZ&quot;);1;IF([.B786]=&quot;CAICO&quot;;2;IF([.B786]=&quot;APODI&quot;;3;IF([.B786]=&quot;IPANGUACU&quot;;4;IF([.B786]=&quot;MOSSORO&quot;;5;IF([.B786]=&quot;NATAL&quot;;6;IF([.B78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787];&quot;SANTA CRUZ&quot;);1;IF([.B787]=&quot;CAICO&quot;;2;IF([.B787]=&quot;APODI&quot;;3;IF([.B787]=&quot;IPANGUACU&quot;;4;IF([.B787]=&quot;MOSSORO&quot;;5;IF([.B787]=&quot;NATAL&quot;;6;IF([.B78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788];&quot;SANTA CRUZ&quot;);1;IF([.B788]=&quot;CAICO&quot;;2;IF([.B788]=&quot;APODI&quot;;3;IF([.B788]=&quot;IPANGUACU&quot;;4;IF([.B788]=&quot;MOSSORO&quot;;5;IF([.B788]=&quot;NATAL&quot;;6;IF([.B78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789];&quot;SANTA CRUZ&quot;);1;IF([.B789]=&quot;CAICO&quot;;2;IF([.B789]=&quot;APODI&quot;;3;IF([.B789]=&quot;IPANGUACU&quot;;4;IF([.B789]=&quot;MOSSORO&quot;;5;IF([.B789]=&quot;NATAL&quot;;6;IF([.B78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790];&quot;SANTA CRUZ&quot;);1;IF([.B790]=&quot;CAICO&quot;;2;IF([.B790]=&quot;APODI&quot;;3;IF([.B790]=&quot;IPANGUACU&quot;;4;IF([.B790]=&quot;MOSSORO&quot;;5;IF([.B790]=&quot;NATAL&quot;;6;IF([.B79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791];&quot;SANTA CRUZ&quot;);1;IF([.B791]=&quot;CAICO&quot;;2;IF([.B791]=&quot;APODI&quot;;3;IF([.B791]=&quot;IPANGUACU&quot;;4;IF([.B791]=&quot;MOSSORO&quot;;5;IF([.B791]=&quot;NATAL&quot;;6;IF([.B79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792];&quot;SANTA CRUZ&quot;);1;IF([.B792]=&quot;CAICO&quot;;2;IF([.B792]=&quot;APODI&quot;;3;IF([.B792]=&quot;IPANGUACU&quot;;4;IF([.B792]=&quot;MOSSORO&quot;;5;IF([.B792]=&quot;NATAL&quot;;6;IF([.B79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793];&quot;SANTA CRUZ&quot;);1;IF([.B793]=&quot;CAICO&quot;;2;IF([.B793]=&quot;APODI&quot;;3;IF([.B793]=&quot;IPANGUACU&quot;;4;IF([.B793]=&quot;MOSSORO&quot;;5;IF([.B793]=&quot;NATAL&quot;;6;IF([.B79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794];&quot;SANTA CRUZ&quot;);1;IF([.B794]=&quot;CAICO&quot;;2;IF([.B794]=&quot;APODI&quot;;3;IF([.B794]=&quot;IPANGUACU&quot;;4;IF([.B794]=&quot;MOSSORO&quot;;5;IF([.B794]=&quot;NATAL&quot;;6;IF([.B79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95];&quot;SANTA CRUZ&quot;);1;IF([.B795]=&quot;CAICO&quot;;2;IF([.B795]=&quot;APODI&quot;;3;IF([.B795]=&quot;IPANGUACU&quot;;4;IF([.B795]=&quot;MOSSORO&quot;;5;IF([.B795]=&quot;NATAL&quot;;6;IF([.B79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796];&quot;SANTA CRUZ&quot;);1;IF([.B796]=&quot;CAICO&quot;;2;IF([.B796]=&quot;APODI&quot;;3;IF([.B796]=&quot;IPANGUACU&quot;;4;IF([.B796]=&quot;MOSSORO&quot;;5;IF([.B796]=&quot;NATAL&quot;;6;IF([.B79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797];&quot;SANTA CRUZ&quot;);1;IF([.B797]=&quot;CAICO&quot;;2;IF([.B797]=&quot;APODI&quot;;3;IF([.B797]=&quot;IPANGUACU&quot;;4;IF([.B797]=&quot;MOSSORO&quot;;5;IF([.B797]=&quot;NATAL&quot;;6;IF([.B79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798];&quot;SANTA CRUZ&quot;);1;IF([.B798]=&quot;CAICO&quot;;2;IF([.B798]=&quot;APODI&quot;;3;IF([.B798]=&quot;IPANGUACU&quot;;4;IF([.B798]=&quot;MOSSORO&quot;;5;IF([.B798]=&quot;NATAL&quot;;6;IF([.B79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799];&quot;SANTA CRUZ&quot;);1;IF([.B799]=&quot;CAICO&quot;;2;IF([.B799]=&quot;APODI&quot;;3;IF([.B799]=&quot;IPANGUACU&quot;;4;IF([.B799]=&quot;MOSSORO&quot;;5;IF([.B799]=&quot;NATAL&quot;;6;IF([.B79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800];&quot;SANTA CRUZ&quot;);1;IF([.B800]=&quot;CAICO&quot;;2;IF([.B800]=&quot;APODI&quot;;3;IF([.B800]=&quot;IPANGUACU&quot;;4;IF([.B800]=&quot;MOSSORO&quot;;5;IF([.B800]=&quot;NATAL&quot;;6;IF([.B80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01];&quot;SANTA CRUZ&quot;);1;IF([.B801]=&quot;CAICO&quot;;2;IF([.B801]=&quot;APODI&quot;;3;IF([.B801]=&quot;IPANGUACU&quot;;4;IF([.B801]=&quot;MOSSORO&quot;;5;IF([.B801]=&quot;NATAL&quot;;6;IF([.B80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02];&quot;SANTA CRUZ&quot;);1;IF([.B802]=&quot;CAICO&quot;;2;IF([.B802]=&quot;APODI&quot;;3;IF([.B802]=&quot;IPANGUACU&quot;;4;IF([.B802]=&quot;MOSSORO&quot;;5;IF([.B802]=&quot;NATAL&quot;;6;IF([.B80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7.2" calcext:value-type="float">
            <text:p>1017,2</text:p>
          </table:table-cell>
          <table:table-cell office:value-type="float" office:value="1017.4" calcext:value-type="float">
            <text:p>1017,4</text:p>
          </table:table-cell>
          <table:table-cell office:value-type="float" office:value="1016.3" calcext:value-type="float">
            <text:p>1016,3</text:p>
          </table:table-cell>
        </table:table-row>
        <table:table-row table:style-name="ro1">
          <table:table-cell table:formula="of:=IF(EXACT([.B803];&quot;SANTA CRUZ&quot;);1;IF([.B803]=&quot;CAICO&quot;;2;IF([.B803]=&quot;APODI&quot;;3;IF([.B803]=&quot;IPANGUACU&quot;;4;IF([.B803]=&quot;MOSSORO&quot;;5;IF([.B803]=&quot;NATAL&quot;;6;IF([.B80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804];&quot;SANTA CRUZ&quot;);1;IF([.B804]=&quot;CAICO&quot;;2;IF([.B804]=&quot;APODI&quot;;3;IF([.B804]=&quot;IPANGUACU&quot;;4;IF([.B804]=&quot;MOSSORO&quot;;5;IF([.B804]=&quot;NATAL&quot;;6;IF([.B80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86" calcext:value-type="float">
            <text:p>1009,8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805];&quot;SANTA CRUZ&quot;);1;IF([.B805]=&quot;CAICO&quot;;2;IF([.B805]=&quot;APODI&quot;;3;IF([.B805]=&quot;IPANGUACU&quot;;4;IF([.B805]=&quot;MOSSORO&quot;;5;IF([.B805]=&quot;NATAL&quot;;6;IF([.B80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806];&quot;SANTA CRUZ&quot;);1;IF([.B806]=&quot;CAICO&quot;;2;IF([.B806]=&quot;APODI&quot;;3;IF([.B806]=&quot;IPANGUACU&quot;;4;IF([.B806]=&quot;MOSSORO&quot;;5;IF([.B806]=&quot;NATAL&quot;;6;IF([.B80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07];&quot;SANTA CRUZ&quot;);1;IF([.B807]=&quot;CAICO&quot;;2;IF([.B807]=&quot;APODI&quot;;3;IF([.B807]=&quot;IPANGUACU&quot;;4;IF([.B807]=&quot;MOSSORO&quot;;5;IF([.B807]=&quot;NATAL&quot;;6;IF([.B80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808];&quot;SANTA CRUZ&quot;);1;IF([.B808]=&quot;CAICO&quot;;2;IF([.B808]=&quot;APODI&quot;;3;IF([.B808]=&quot;IPANGUACU&quot;;4;IF([.B808]=&quot;MOSSORO&quot;;5;IF([.B808]=&quot;NATAL&quot;;6;IF([.B80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" calcext:value-type="float">
            <text:p>101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809];&quot;SANTA CRUZ&quot;);1;IF([.B809]=&quot;CAICO&quot;;2;IF([.B809]=&quot;APODI&quot;;3;IF([.B809]=&quot;IPANGUACU&quot;;4;IF([.B809]=&quot;MOSSORO&quot;;5;IF([.B809]=&quot;NATAL&quot;;6;IF([.B80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810];&quot;SANTA CRUZ&quot;);1;IF([.B810]=&quot;CAICO&quot;;2;IF([.B810]=&quot;APODI&quot;;3;IF([.B810]=&quot;IPANGUACU&quot;;4;IF([.B810]=&quot;MOSSORO&quot;;5;IF([.B810]=&quot;NATAL&quot;;6;IF([.B81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" calcext:value-type="float">
            <text:p>1009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811];&quot;SANTA CRUZ&quot;);1;IF([.B811]=&quot;CAICO&quot;;2;IF([.B811]=&quot;APODI&quot;;3;IF([.B811]=&quot;IPANGUACU&quot;;4;IF([.B811]=&quot;MOSSORO&quot;;5;IF([.B811]=&quot;NATAL&quot;;6;IF([.B81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83" calcext:value-type="float">
            <text:p>1009,83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12];&quot;SANTA CRUZ&quot;);1;IF([.B812]=&quot;CAICO&quot;;2;IF([.B812]=&quot;APODI&quot;;3;IF([.B812]=&quot;IPANGUACU&quot;;4;IF([.B812]=&quot;MOSSORO&quot;;5;IF([.B812]=&quot;NATAL&quot;;6;IF([.B81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813];&quot;SANTA CRUZ&quot;);1;IF([.B813]=&quot;CAICO&quot;;2;IF([.B813]=&quot;APODI&quot;;3;IF([.B813]=&quot;IPANGUACU&quot;;4;IF([.B813]=&quot;MOSSORO&quot;;5;IF([.B813]=&quot;NATAL&quot;;6;IF([.B81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814];&quot;SANTA CRUZ&quot;);1;IF([.B814]=&quot;CAICO&quot;;2;IF([.B814]=&quot;APODI&quot;;3;IF([.B814]=&quot;IPANGUACU&quot;;4;IF([.B814]=&quot;MOSSORO&quot;;5;IF([.B814]=&quot;NATAL&quot;;6;IF([.B81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815];&quot;SANTA CRUZ&quot;);1;IF([.B815]=&quot;CAICO&quot;;2;IF([.B815]=&quot;APODI&quot;;3;IF([.B815]=&quot;IPANGUACU&quot;;4;IF([.B815]=&quot;MOSSORO&quot;;5;IF([.B815]=&quot;NATAL&quot;;6;IF([.B81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816];&quot;SANTA CRUZ&quot;);1;IF([.B816]=&quot;CAICO&quot;;2;IF([.B816]=&quot;APODI&quot;;3;IF([.B816]=&quot;IPANGUACU&quot;;4;IF([.B816]=&quot;MOSSORO&quot;;5;IF([.B816]=&quot;NATAL&quot;;6;IF([.B81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817];&quot;SANTA CRUZ&quot;);1;IF([.B817]=&quot;CAICO&quot;;2;IF([.B817]=&quot;APODI&quot;;3;IF([.B817]=&quot;IPANGUACU&quot;;4;IF([.B817]=&quot;MOSSORO&quot;;5;IF([.B817]=&quot;NATAL&quot;;6;IF([.B81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18];&quot;SANTA CRUZ&quot;);1;IF([.B818]=&quot;CAICO&quot;;2;IF([.B818]=&quot;APODI&quot;;3;IF([.B818]=&quot;IPANGUACU&quot;;4;IF([.B818]=&quot;MOSSORO&quot;;5;IF([.B818]=&quot;NATAL&quot;;6;IF([.B81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819];&quot;SANTA CRUZ&quot;);1;IF([.B819]=&quot;CAICO&quot;;2;IF([.B819]=&quot;APODI&quot;;3;IF([.B819]=&quot;IPANGUACU&quot;;4;IF([.B819]=&quot;MOSSORO&quot;;5;IF([.B819]=&quot;NATAL&quot;;6;IF([.B81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820];&quot;SANTA CRUZ&quot;);1;IF([.B820]=&quot;CAICO&quot;;2;IF([.B820]=&quot;APODI&quot;;3;IF([.B820]=&quot;IPANGUACU&quot;;4;IF([.B820]=&quot;MOSSORO&quot;;5;IF([.B820]=&quot;NATAL&quot;;6;IF([.B82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821];&quot;SANTA CRUZ&quot;);1;IF([.B821]=&quot;CAICO&quot;;2;IF([.B821]=&quot;APODI&quot;;3;IF([.B821]=&quot;IPANGUACU&quot;;4;IF([.B821]=&quot;MOSSORO&quot;;5;IF([.B821]=&quot;NATAL&quot;;6;IF([.B82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822];&quot;SANTA CRUZ&quot;);1;IF([.B822]=&quot;CAICO&quot;;2;IF([.B822]=&quot;APODI&quot;;3;IF([.B822]=&quot;IPANGUACU&quot;;4;IF([.B822]=&quot;MOSSORO&quot;;5;IF([.B822]=&quot;NATAL&quot;;6;IF([.B82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823];&quot;SANTA CRUZ&quot;);1;IF([.B823]=&quot;CAICO&quot;;2;IF([.B823]=&quot;APODI&quot;;3;IF([.B823]=&quot;IPANGUACU&quot;;4;IF([.B823]=&quot;MOSSORO&quot;;5;IF([.B823]=&quot;NATAL&quot;;6;IF([.B82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24];&quot;SANTA CRUZ&quot;);1;IF([.B824]=&quot;CAICO&quot;;2;IF([.B824]=&quot;APODI&quot;;3;IF([.B824]=&quot;IPANGUACU&quot;;4;IF([.B824]=&quot;MOSSORO&quot;;5;IF([.B824]=&quot;NATAL&quot;;6;IF([.B82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825];&quot;SANTA CRUZ&quot;);1;IF([.B825]=&quot;CAICO&quot;;2;IF([.B825]=&quot;APODI&quot;;3;IF([.B825]=&quot;IPANGUACU&quot;;4;IF([.B825]=&quot;MOSSORO&quot;;5;IF([.B825]=&quot;NATAL&quot;;6;IF([.B82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26];&quot;SANTA CRUZ&quot;);1;IF([.B826]=&quot;CAICO&quot;;2;IF([.B826]=&quot;APODI&quot;;3;IF([.B826]=&quot;IPANGUACU&quot;;4;IF([.B826]=&quot;MOSSORO&quot;;5;IF([.B826]=&quot;NATAL&quot;;6;IF([.B82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827];&quot;SANTA CRUZ&quot;);1;IF([.B827]=&quot;CAICO&quot;;2;IF([.B827]=&quot;APODI&quot;;3;IF([.B827]=&quot;IPANGUACU&quot;;4;IF([.B827]=&quot;MOSSORO&quot;;5;IF([.B827]=&quot;NATAL&quot;;6;IF([.B82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28];&quot;SANTA CRUZ&quot;);1;IF([.B828]=&quot;CAICO&quot;;2;IF([.B828]=&quot;APODI&quot;;3;IF([.B828]=&quot;IPANGUACU&quot;;4;IF([.B828]=&quot;MOSSORO&quot;;5;IF([.B828]=&quot;NATAL&quot;;6;IF([.B82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29];&quot;SANTA CRUZ&quot;);1;IF([.B829]=&quot;CAICO&quot;;2;IF([.B829]=&quot;APODI&quot;;3;IF([.B829]=&quot;IPANGUACU&quot;;4;IF([.B829]=&quot;MOSSORO&quot;;5;IF([.B829]=&quot;NATAL&quot;;6;IF([.B82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1" calcext:value-type="float">
            <text:p>1007,1</text:p>
          </table:table-cell>
        </table:table-row>
        <table:table-row table:style-name="ro1">
          <table:table-cell table:formula="of:=IF(EXACT([.B830];&quot;SANTA CRUZ&quot;);1;IF([.B830]=&quot;CAICO&quot;;2;IF([.B830]=&quot;APODI&quot;;3;IF([.B830]=&quot;IPANGUACU&quot;;4;IF([.B830]=&quot;MOSSORO&quot;;5;IF([.B830]=&quot;NATAL&quot;;6;IF([.B83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6" calcext:value-type="float">
            <text:p>1005,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831];&quot;SANTA CRUZ&quot;);1;IF([.B831]=&quot;CAICO&quot;;2;IF([.B831]=&quot;APODI&quot;;3;IF([.B831]=&quot;IPANGUACU&quot;;4;IF([.B831]=&quot;MOSSORO&quot;;5;IF([.B831]=&quot;NATAL&quot;;6;IF([.B83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832];&quot;SANTA CRUZ&quot;);1;IF([.B832]=&quot;CAICO&quot;;2;IF([.B832]=&quot;APODI&quot;;3;IF([.B832]=&quot;IPANGUACU&quot;;4;IF([.B832]=&quot;MOSSORO&quot;;5;IF([.B832]=&quot;NATAL&quot;;6;IF([.B832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833];&quot;SANTA CRUZ&quot;);1;IF([.B833]=&quot;CAICO&quot;;2;IF([.B833]=&quot;APODI&quot;;3;IF([.B833]=&quot;IPANGUACU&quot;;4;IF([.B833]=&quot;MOSSORO&quot;;5;IF([.B833]=&quot;NATAL&quot;;6;IF([.B833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834];&quot;SANTA CRUZ&quot;);1;IF([.B834]=&quot;CAICO&quot;;2;IF([.B834]=&quot;APODI&quot;;3;IF([.B834]=&quot;IPANGUACU&quot;;4;IF([.B834]=&quot;MOSSORO&quot;;5;IF([.B834]=&quot;NATAL&quot;;6;IF([.B834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.2" calcext:value-type="float">
            <text:p>1008,2</text:p>
          </table:table-cell>
        </table:table-row>
        <table:table-row table:style-name="ro1">
          <table:table-cell table:formula="of:=IF(EXACT([.B835];&quot;SANTA CRUZ&quot;);1;IF([.B835]=&quot;CAICO&quot;;2;IF([.B835]=&quot;APODI&quot;;3;IF([.B835]=&quot;IPANGUACU&quot;;4;IF([.B835]=&quot;MOSSORO&quot;;5;IF([.B835]=&quot;NATAL&quot;;6;IF([.B835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36];&quot;SANTA CRUZ&quot;);1;IF([.B836]=&quot;CAICO&quot;;2;IF([.B836]=&quot;APODI&quot;;3;IF([.B836]=&quot;IPANGUACU&quot;;4;IF([.B836]=&quot;MOSSORO&quot;;5;IF([.B836]=&quot;NATAL&quot;;6;IF([.B836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837];&quot;SANTA CRUZ&quot;);1;IF([.B837]=&quot;CAICO&quot;;2;IF([.B837]=&quot;APODI&quot;;3;IF([.B837]=&quot;IPANGUACU&quot;;4;IF([.B837]=&quot;MOSSORO&quot;;5;IF([.B837]=&quot;NATAL&quot;;6;IF([.B837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6" calcext:value-type="float">
            <text:p>1008,6</text:p>
          </table:table-cell>
        </table:table-row>
        <table:table-row table:style-name="ro1">
          <table:table-cell table:formula="of:=IF(EXACT([.B838];&quot;SANTA CRUZ&quot;);1;IF([.B838]=&quot;CAICO&quot;;2;IF([.B838]=&quot;APODI&quot;;3;IF([.B838]=&quot;IPANGUACU&quot;;4;IF([.B838]=&quot;MOSSORO&quot;;5;IF([.B838]=&quot;NATAL&quot;;6;IF([.B838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39];&quot;SANTA CRUZ&quot;);1;IF([.B839]=&quot;CAICO&quot;;2;IF([.B839]=&quot;APODI&quot;;3;IF([.B839]=&quot;IPANGUACU&quot;;4;IF([.B839]=&quot;MOSSORO&quot;;5;IF([.B839]=&quot;NATAL&quot;;6;IF([.B839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840];&quot;SANTA CRUZ&quot;);1;IF([.B840]=&quot;CAICO&quot;;2;IF([.B840]=&quot;APODI&quot;;3;IF([.B840]=&quot;IPANGUACU&quot;;4;IF([.B840]=&quot;MOSSORO&quot;;5;IF([.B840]=&quot;NATAL&quot;;6;IF([.B840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841];&quot;SANTA CRUZ&quot;);1;IF([.B841]=&quot;CAICO&quot;;2;IF([.B841]=&quot;APODI&quot;;3;IF([.B841]=&quot;IPANGUACU&quot;;4;IF([.B841]=&quot;MOSSORO&quot;;5;IF([.B841]=&quot;NATAL&quot;;6;IF([.B841]=&quot;MACAU&quot;;7;8)))))))" office:value-type="float" office:value="7" calcext:value-type="float">
            <text:p>7</text:p>
          </table:table-cell>
          <table:table-cell office:value-type="string" calcext:value-type="string">
            <text:p>MACA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842];&quot;SANTA CRUZ&quot;);1;IF([.B842]=&quot;CAICO&quot;;2;IF([.B842]=&quot;APODI&quot;;3;IF([.B842]=&quot;IPANGUACU&quot;;4;IF([.B842]=&quot;MOSSORO&quot;;5;IF([.B842]=&quot;NATAL&quot;;6;IF([.B84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10.72" calcext:value-type="float">
            <text:p>1010,7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843];&quot;SANTA CRUZ&quot;);1;IF([.B843]=&quot;CAICO&quot;;2;IF([.B843]=&quot;APODI&quot;;3;IF([.B843]=&quot;IPANGUACU&quot;;4;IF([.B843]=&quot;MOSSORO&quot;;5;IF([.B843]=&quot;NATAL&quot;;6;IF([.B84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5" calcext:value-type="float">
            <text:p>1009,8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844];&quot;SANTA CRUZ&quot;);1;IF([.B844]=&quot;CAICO&quot;;2;IF([.B844]=&quot;APODI&quot;;3;IF([.B844]=&quot;IPANGUACU&quot;;4;IF([.B844]=&quot;MOSSORO&quot;;5;IF([.B844]=&quot;NATAL&quot;;6;IF([.B84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45];&quot;SANTA CRUZ&quot;);1;IF([.B845]=&quot;CAICO&quot;;2;IF([.B845]=&quot;APODI&quot;;3;IF([.B845]=&quot;IPANGUACU&quot;;4;IF([.B845]=&quot;MOSSORO&quot;;5;IF([.B845]=&quot;NATAL&quot;;6;IF([.B84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846];&quot;SANTA CRUZ&quot;);1;IF([.B846]=&quot;CAICO&quot;;2;IF([.B846]=&quot;APODI&quot;;3;IF([.B846]=&quot;IPANGUACU&quot;;4;IF([.B846]=&quot;MOSSORO&quot;;5;IF([.B846]=&quot;NATAL&quot;;6;IF([.B84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47];&quot;SANTA CRUZ&quot;);1;IF([.B847]=&quot;CAICO&quot;;2;IF([.B847]=&quot;APODI&quot;;3;IF([.B847]=&quot;IPANGUACU&quot;;4;IF([.B847]=&quot;MOSSORO&quot;;5;IF([.B847]=&quot;NATAL&quot;;6;IF([.B84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848];&quot;SANTA CRUZ&quot;);1;IF([.B848]=&quot;CAICO&quot;;2;IF([.B848]=&quot;APODI&quot;;3;IF([.B848]=&quot;IPANGUACU&quot;;4;IF([.B848]=&quot;MOSSORO&quot;;5;IF([.B848]=&quot;NATAL&quot;;6;IF([.B84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table:number-columns-repeated="2" office:value-type="float" office:value="1009.7" calcext:value-type="float">
            <text:p>1009,7</text:p>
          </table:table-cell>
        </table:table-row>
        <table:table-row table:style-name="ro1">
          <table:table-cell table:formula="of:=IF(EXACT([.B849];&quot;SANTA CRUZ&quot;);1;IF([.B849]=&quot;CAICO&quot;;2;IF([.B849]=&quot;APODI&quot;;3;IF([.B849]=&quot;IPANGUACU&quot;;4;IF([.B849]=&quot;MOSSORO&quot;;5;IF([.B849]=&quot;NATAL&quot;;6;IF([.B84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8.88" calcext:value-type="float">
            <text:p>1008,88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850];&quot;SANTA CRUZ&quot;);1;IF([.B850]=&quot;CAICO&quot;;2;IF([.B850]=&quot;APODI&quot;;3;IF([.B850]=&quot;IPANGUACU&quot;;4;IF([.B850]=&quot;MOSSORO&quot;;5;IF([.B850]=&quot;NATAL&quot;;6;IF([.B85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97" calcext:value-type="float">
            <text:p>1008,97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851];&quot;SANTA CRUZ&quot;);1;IF([.B851]=&quot;CAICO&quot;;2;IF([.B851]=&quot;APODI&quot;;3;IF([.B851]=&quot;IPANGUACU&quot;;4;IF([.B851]=&quot;MOSSORO&quot;;5;IF([.B851]=&quot;NATAL&quot;;6;IF([.B85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852];&quot;SANTA CRUZ&quot;);1;IF([.B852]=&quot;CAICO&quot;;2;IF([.B852]=&quot;APODI&quot;;3;IF([.B852]=&quot;IPANGUACU&quot;;4;IF([.B852]=&quot;MOSSORO&quot;;5;IF([.B852]=&quot;NATAL&quot;;6;IF([.B85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45" calcext:value-type="float">
            <text:p>1012,4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853];&quot;SANTA CRUZ&quot;);1;IF([.B853]=&quot;CAICO&quot;;2;IF([.B853]=&quot;APODI&quot;;3;IF([.B853]=&quot;IPANGUACU&quot;;4;IF([.B853]=&quot;MOSSORO&quot;;5;IF([.B853]=&quot;NATAL&quot;;6;IF([.B85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854];&quot;SANTA CRUZ&quot;);1;IF([.B854]=&quot;CAICO&quot;;2;IF([.B854]=&quot;APODI&quot;;3;IF([.B854]=&quot;IPANGUACU&quot;;4;IF([.B854]=&quot;MOSSORO&quot;;5;IF([.B854]=&quot;NATAL&quot;;6;IF([.B85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855];&quot;SANTA CRUZ&quot;);1;IF([.B855]=&quot;CAICO&quot;;2;IF([.B855]=&quot;APODI&quot;;3;IF([.B855]=&quot;IPANGUACU&quot;;4;IF([.B855]=&quot;MOSSORO&quot;;5;IF([.B855]=&quot;NATAL&quot;;6;IF([.B85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27" calcext:value-type="float">
            <text:p>1011,2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56];&quot;SANTA CRUZ&quot;);1;IF([.B856]=&quot;CAICO&quot;;2;IF([.B856]=&quot;APODI&quot;;3;IF([.B856]=&quot;IPANGUACU&quot;;4;IF([.B856]=&quot;MOSSORO&quot;;5;IF([.B856]=&quot;NATAL&quot;;6;IF([.B85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57];&quot;SANTA CRUZ&quot;);1;IF([.B857]=&quot;CAICO&quot;;2;IF([.B857]=&quot;APODI&quot;;3;IF([.B857]=&quot;IPANGUACU&quot;;4;IF([.B857]=&quot;MOSSORO&quot;;5;IF([.B857]=&quot;NATAL&quot;;6;IF([.B85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858];&quot;SANTA CRUZ&quot;);1;IF([.B858]=&quot;CAICO&quot;;2;IF([.B858]=&quot;APODI&quot;;3;IF([.B858]=&quot;IPANGUACU&quot;;4;IF([.B858]=&quot;MOSSORO&quot;;5;IF([.B858]=&quot;NATAL&quot;;6;IF([.B85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859];&quot;SANTA CRUZ&quot;);1;IF([.B859]=&quot;CAICO&quot;;2;IF([.B859]=&quot;APODI&quot;;3;IF([.B859]=&quot;IPANGUACU&quot;;4;IF([.B859]=&quot;MOSSORO&quot;;5;IF([.B859]=&quot;NATAL&quot;;6;IF([.B85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" calcext:value-type="float">
            <text:p>101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860];&quot;SANTA CRUZ&quot;);1;IF([.B860]=&quot;CAICO&quot;;2;IF([.B860]=&quot;APODI&quot;;3;IF([.B860]=&quot;IPANGUACU&quot;;4;IF([.B860]=&quot;MOSSORO&quot;;5;IF([.B860]=&quot;NATAL&quot;;6;IF([.B86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61];&quot;SANTA CRUZ&quot;);1;IF([.B861]=&quot;CAICO&quot;;2;IF([.B861]=&quot;APODI&quot;;3;IF([.B861]=&quot;IPANGUACU&quot;;4;IF([.B861]=&quot;MOSSORO&quot;;5;IF([.B861]=&quot;NATAL&quot;;6;IF([.B86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67" calcext:value-type="float">
            <text:p>1010,6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862];&quot;SANTA CRUZ&quot;);1;IF([.B862]=&quot;CAICO&quot;;2;IF([.B862]=&quot;APODI&quot;;3;IF([.B862]=&quot;IPANGUACU&quot;;4;IF([.B862]=&quot;MOSSORO&quot;;5;IF([.B862]=&quot;NATAL&quot;;6;IF([.B86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863];&quot;SANTA CRUZ&quot;);1;IF([.B863]=&quot;CAICO&quot;;2;IF([.B863]=&quot;APODI&quot;;3;IF([.B863]=&quot;IPANGUACU&quot;;4;IF([.B863]=&quot;MOSSORO&quot;;5;IF([.B863]=&quot;NATAL&quot;;6;IF([.B86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64];&quot;SANTA CRUZ&quot;);1;IF([.B864]=&quot;CAICO&quot;;2;IF([.B864]=&quot;APODI&quot;;3;IF([.B864]=&quot;IPANGUACU&quot;;4;IF([.B864]=&quot;MOSSORO&quot;;5;IF([.B864]=&quot;NATAL&quot;;6;IF([.B86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865];&quot;SANTA CRUZ&quot;);1;IF([.B865]=&quot;CAICO&quot;;2;IF([.B865]=&quot;APODI&quot;;3;IF([.B865]=&quot;IPANGUACU&quot;;4;IF([.B865]=&quot;MOSSORO&quot;;5;IF([.B865]=&quot;NATAL&quot;;6;IF([.B86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66];&quot;SANTA CRUZ&quot;);1;IF([.B866]=&quot;CAICO&quot;;2;IF([.B866]=&quot;APODI&quot;;3;IF([.B866]=&quot;IPANGUACU&quot;;4;IF([.B866]=&quot;MOSSORO&quot;;5;IF([.B866]=&quot;NATAL&quot;;6;IF([.B86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867];&quot;SANTA CRUZ&quot;);1;IF([.B867]=&quot;CAICO&quot;;2;IF([.B867]=&quot;APODI&quot;;3;IF([.B867]=&quot;IPANGUACU&quot;;4;IF([.B867]=&quot;MOSSORO&quot;;5;IF([.B867]=&quot;NATAL&quot;;6;IF([.B86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868];&quot;SANTA CRUZ&quot;);1;IF([.B868]=&quot;CAICO&quot;;2;IF([.B868]=&quot;APODI&quot;;3;IF([.B868]=&quot;IPANGUACU&quot;;4;IF([.B868]=&quot;MOSSORO&quot;;5;IF([.B868]=&quot;NATAL&quot;;6;IF([.B86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869];&quot;SANTA CRUZ&quot;);1;IF([.B869]=&quot;CAICO&quot;;2;IF([.B869]=&quot;APODI&quot;;3;IF([.B869]=&quot;IPANGUACU&quot;;4;IF([.B869]=&quot;MOSSORO&quot;;5;IF([.B869]=&quot;NATAL&quot;;6;IF([.B86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870];&quot;SANTA CRUZ&quot;);1;IF([.B870]=&quot;CAICO&quot;;2;IF([.B870]=&quot;APODI&quot;;3;IF([.B870]=&quot;IPANGUACU&quot;;4;IF([.B870]=&quot;MOSSORO&quot;;5;IF([.B870]=&quot;NATAL&quot;;6;IF([.B87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871];&quot;SANTA CRUZ&quot;);1;IF([.B871]=&quot;CAICO&quot;;2;IF([.B871]=&quot;APODI&quot;;3;IF([.B871]=&quot;IPANGUACU&quot;;4;IF([.B871]=&quot;MOSSORO&quot;;5;IF([.B871]=&quot;NATAL&quot;;6;IF([.B87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8.43" calcext:value-type="float">
            <text:p>1008,4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72];&quot;SANTA CRUZ&quot;);1;IF([.B872]=&quot;CAICO&quot;;2;IF([.B872]=&quot;APODI&quot;;3;IF([.B872]=&quot;IPANGUACU&quot;;4;IF([.B872]=&quot;MOSSORO&quot;;5;IF([.B872]=&quot;NATAL&quot;;6;IF([.B87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873];&quot;SANTA CRUZ&quot;);1;IF([.B873]=&quot;CAICO&quot;;2;IF([.B873]=&quot;APODI&quot;;3;IF([.B873]=&quot;IPANGUACU&quot;;4;IF([.B873]=&quot;MOSSORO&quot;;5;IF([.B873]=&quot;NATAL&quot;;6;IF([.B87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874];&quot;SANTA CRUZ&quot;);1;IF([.B874]=&quot;CAICO&quot;;2;IF([.B874]=&quot;APODI&quot;;3;IF([.B874]=&quot;IPANGUACU&quot;;4;IF([.B874]=&quot;MOSSORO&quot;;5;IF([.B874]=&quot;NATAL&quot;;6;IF([.B87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75];&quot;SANTA CRUZ&quot;);1;IF([.B875]=&quot;CAICO&quot;;2;IF([.B875]=&quot;APODI&quot;;3;IF([.B875]=&quot;IPANGUACU&quot;;4;IF([.B875]=&quot;MOSSORO&quot;;5;IF([.B875]=&quot;NATAL&quot;;6;IF([.B87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876];&quot;SANTA CRUZ&quot;);1;IF([.B876]=&quot;CAICO&quot;;2;IF([.B876]=&quot;APODI&quot;;3;IF([.B876]=&quot;IPANGUACU&quot;;4;IF([.B876]=&quot;MOSSORO&quot;;5;IF([.B876]=&quot;NATAL&quot;;6;IF([.B87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877];&quot;SANTA CRUZ&quot;);1;IF([.B877]=&quot;CAICO&quot;;2;IF([.B877]=&quot;APODI&quot;;3;IF([.B877]=&quot;IPANGUACU&quot;;4;IF([.B877]=&quot;MOSSORO&quot;;5;IF([.B877]=&quot;NATAL&quot;;6;IF([.B87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78];&quot;SANTA CRUZ&quot;);1;IF([.B878]=&quot;CAICO&quot;;2;IF([.B878]=&quot;APODI&quot;;3;IF([.B878]=&quot;IPANGUACU&quot;;4;IF([.B878]=&quot;MOSSORO&quot;;5;IF([.B878]=&quot;NATAL&quot;;6;IF([.B87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879];&quot;SANTA CRUZ&quot;);1;IF([.B879]=&quot;CAICO&quot;;2;IF([.B879]=&quot;APODI&quot;;3;IF([.B879]=&quot;IPANGUACU&quot;;4;IF([.B879]=&quot;MOSSORO&quot;;5;IF([.B879]=&quot;NATAL&quot;;6;IF([.B87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880];&quot;SANTA CRUZ&quot;);1;IF([.B880]=&quot;CAICO&quot;;2;IF([.B880]=&quot;APODI&quot;;3;IF([.B880]=&quot;IPANGUACU&quot;;4;IF([.B880]=&quot;MOSSORO&quot;;5;IF([.B880]=&quot;NATAL&quot;;6;IF([.B88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881];&quot;SANTA CRUZ&quot;);1;IF([.B881]=&quot;CAICO&quot;;2;IF([.B881]=&quot;APODI&quot;;3;IF([.B881]=&quot;IPANGUACU&quot;;4;IF([.B881]=&quot;MOSSORO&quot;;5;IF([.B881]=&quot;NATAL&quot;;6;IF([.B88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882];&quot;SANTA CRUZ&quot;);1;IF([.B882]=&quot;CAICO&quot;;2;IF([.B882]=&quot;APODI&quot;;3;IF([.B882]=&quot;IPANGUACU&quot;;4;IF([.B882]=&quot;MOSSORO&quot;;5;IF([.B882]=&quot;NATAL&quot;;6;IF([.B88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883];&quot;SANTA CRUZ&quot;);1;IF([.B883]=&quot;CAICO&quot;;2;IF([.B883]=&quot;APODI&quot;;3;IF([.B883]=&quot;IPANGUACU&quot;;4;IF([.B883]=&quot;MOSSORO&quot;;5;IF([.B883]=&quot;NATAL&quot;;6;IF([.B88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884];&quot;SANTA CRUZ&quot;);1;IF([.B884]=&quot;CAICO&quot;;2;IF([.B884]=&quot;APODI&quot;;3;IF([.B884]=&quot;IPANGUACU&quot;;4;IF([.B884]=&quot;MOSSORO&quot;;5;IF([.B884]=&quot;NATAL&quot;;6;IF([.B88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885];&quot;SANTA CRUZ&quot;);1;IF([.B885]=&quot;CAICO&quot;;2;IF([.B885]=&quot;APODI&quot;;3;IF([.B885]=&quot;IPANGUACU&quot;;4;IF([.B885]=&quot;MOSSORO&quot;;5;IF([.B885]=&quot;NATAL&quot;;6;IF([.B88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8" calcext:value-type="float">
            <text:p>1005,8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886];&quot;SANTA CRUZ&quot;);1;IF([.B886]=&quot;CAICO&quot;;2;IF([.B886]=&quot;APODI&quot;;3;IF([.B886]=&quot;IPANGUACU&quot;;4;IF([.B886]=&quot;MOSSORO&quot;;5;IF([.B886]=&quot;NATAL&quot;;6;IF([.B88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887];&quot;SANTA CRUZ&quot;);1;IF([.B887]=&quot;CAICO&quot;;2;IF([.B887]=&quot;APODI&quot;;3;IF([.B887]=&quot;IPANGUACU&quot;;4;IF([.B887]=&quot;MOSSORO&quot;;5;IF([.B887]=&quot;NATAL&quot;;6;IF([.B88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888];&quot;SANTA CRUZ&quot;);1;IF([.B888]=&quot;CAICO&quot;;2;IF([.B888]=&quot;APODI&quot;;3;IF([.B888]=&quot;IPANGUACU&quot;;4;IF([.B888]=&quot;MOSSORO&quot;;5;IF([.B888]=&quot;NATAL&quot;;6;IF([.B88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889];&quot;SANTA CRUZ&quot;);1;IF([.B889]=&quot;CAICO&quot;;2;IF([.B889]=&quot;APODI&quot;;3;IF([.B889]=&quot;IPANGUACU&quot;;4;IF([.B889]=&quot;MOSSORO&quot;;5;IF([.B889]=&quot;NATAL&quot;;6;IF([.B88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6.6" calcext:value-type="float">
            <text:p>1016,6</text:p>
          </table:table-cell>
        </table:table-row>
        <table:table-row table:style-name="ro1">
          <table:table-cell table:formula="of:=IF(EXACT([.B890];&quot;SANTA CRUZ&quot;);1;IF([.B890]=&quot;CAICO&quot;;2;IF([.B890]=&quot;APODI&quot;;3;IF([.B890]=&quot;IPANGUACU&quot;;4;IF([.B890]=&quot;MOSSORO&quot;;5;IF([.B890]=&quot;NATAL&quot;;6;IF([.B89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5.7" calcext:value-type="float">
            <text:p>1015,7</text:p>
          </table:table-cell>
        </table:table-row>
        <table:table-row table:style-name="ro1">
          <table:table-cell table:formula="of:=IF(EXACT([.B891];&quot;SANTA CRUZ&quot;);1;IF([.B891]=&quot;CAICO&quot;;2;IF([.B891]=&quot;APODI&quot;;3;IF([.B891]=&quot;IPANGUACU&quot;;4;IF([.B891]=&quot;MOSSORO&quot;;5;IF([.B891]=&quot;NATAL&quot;;6;IF([.B89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892];&quot;SANTA CRUZ&quot;);1;IF([.B892]=&quot;CAICO&quot;;2;IF([.B892]=&quot;APODI&quot;;3;IF([.B892]=&quot;IPANGUACU&quot;;4;IF([.B892]=&quot;MOSSORO&quot;;5;IF([.B892]=&quot;NATAL&quot;;6;IF([.B89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8" calcext:value-type="float">
            <text:p>1015,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formula="of:=IF(EXACT([.B893];&quot;SANTA CRUZ&quot;);1;IF([.B893]=&quot;CAICO&quot;;2;IF([.B893]=&quot;APODI&quot;;3;IF([.B893]=&quot;IPANGUACU&quot;;4;IF([.B893]=&quot;MOSSORO&quot;;5;IF([.B893]=&quot;NATAL&quot;;6;IF([.B89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4.77" calcext:value-type="float">
            <text:p>1014,77</text:p>
          </table:table-cell>
          <table:table-cell office:value-type="float" office:value="1015.5" calcext:value-type="float">
            <text:p>1015,5</text:p>
          </table:table-cell>
        </table:table-row>
        <table:table-row table:style-name="ro1">
          <table:table-cell table:formula="of:=IF(EXACT([.B894];&quot;SANTA CRUZ&quot;);1;IF([.B894]=&quot;CAICO&quot;;2;IF([.B894]=&quot;APODI&quot;;3;IF([.B894]=&quot;IPANGUACU&quot;;4;IF([.B894]=&quot;MOSSORO&quot;;5;IF([.B894]=&quot;NATAL&quot;;6;IF([.B89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895];&quot;SANTA CRUZ&quot;);1;IF([.B895]=&quot;CAICO&quot;;2;IF([.B895]=&quot;APODI&quot;;3;IF([.B895]=&quot;IPANGUACU&quot;;4;IF([.B895]=&quot;MOSSORO&quot;;5;IF([.B895]=&quot;NATAL&quot;;6;IF([.B89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 office:value-type="float" office:value="1014.75" calcext:value-type="float">
            <text:p>1014,75</text:p>
          </table:table-cell>
          <table:table-cell office:value-type="float" office:value="1014.8" calcext:value-type="float">
            <text:p>1014,8</text:p>
          </table:table-cell>
        </table:table-row>
        <table:table-row table:style-name="ro1">
          <table:table-cell table:formula="of:=IF(EXACT([.B896];&quot;SANTA CRUZ&quot;);1;IF([.B896]=&quot;CAICO&quot;;2;IF([.B896]=&quot;APODI&quot;;3;IF([.B896]=&quot;IPANGUACU&quot;;4;IF([.B896]=&quot;MOSSORO&quot;;5;IF([.B896]=&quot;NATAL&quot;;6;IF([.B89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897];&quot;SANTA CRUZ&quot;);1;IF([.B897]=&quot;CAICO&quot;;2;IF([.B897]=&quot;APODI&quot;;3;IF([.B897]=&quot;IPANGUACU&quot;;4;IF([.B897]=&quot;MOSSORO&quot;;5;IF([.B897]=&quot;NATAL&quot;;6;IF([.B89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898];&quot;SANTA CRUZ&quot;);1;IF([.B898]=&quot;CAICO&quot;;2;IF([.B898]=&quot;APODI&quot;;3;IF([.B898]=&quot;IPANGUACU&quot;;4;IF([.B898]=&quot;MOSSORO&quot;;5;IF([.B898]=&quot;NATAL&quot;;6;IF([.B89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table:formula="of:=IF(EXACT([.B899];&quot;SANTA CRUZ&quot;);1;IF([.B899]=&quot;CAICO&quot;;2;IF([.B899]=&quot;APODI&quot;;3;IF([.B899]=&quot;IPANGUACU&quot;;4;IF([.B899]=&quot;MOSSORO&quot;;5;IF([.B899]=&quot;NATAL&quot;;6;IF([.B89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00];&quot;SANTA CRUZ&quot;);1;IF([.B900]=&quot;CAICO&quot;;2;IF([.B900]=&quot;APODI&quot;;3;IF([.B900]=&quot;IPANGUACU&quot;;4;IF([.B900]=&quot;MOSSORO&quot;;5;IF([.B900]=&quot;NATAL&quot;;6;IF([.B90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5" calcext:value-type="float">
            <text:p>1013,55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901];&quot;SANTA CRUZ&quot;);1;IF([.B901]=&quot;CAICO&quot;;2;IF([.B901]=&quot;APODI&quot;;3;IF([.B901]=&quot;IPANGUACU&quot;;4;IF([.B901]=&quot;MOSSORO&quot;;5;IF([.B901]=&quot;NATAL&quot;;6;IF([.B90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902];&quot;SANTA CRUZ&quot;);1;IF([.B902]=&quot;CAICO&quot;;2;IF([.B902]=&quot;APODI&quot;;3;IF([.B902]=&quot;IPANGUACU&quot;;4;IF([.B902]=&quot;MOSSORO&quot;;5;IF([.B902]=&quot;NATAL&quot;;6;IF([.B90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83" calcext:value-type="float">
            <text:p>1012,8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03];&quot;SANTA CRUZ&quot;);1;IF([.B903]=&quot;CAICO&quot;;2;IF([.B903]=&quot;APODI&quot;;3;IF([.B903]=&quot;IPANGUACU&quot;;4;IF([.B903]=&quot;MOSSORO&quot;;5;IF([.B903]=&quot;NATAL&quot;;6;IF([.B90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904];&quot;SANTA CRUZ&quot;);1;IF([.B904]=&quot;CAICO&quot;;2;IF([.B904]=&quot;APODI&quot;;3;IF([.B904]=&quot;IPANGUACU&quot;;4;IF([.B904]=&quot;MOSSORO&quot;;5;IF([.B904]=&quot;NATAL&quot;;6;IF([.B90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27" calcext:value-type="float">
            <text:p>1014,2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05];&quot;SANTA CRUZ&quot;);1;IF([.B905]=&quot;CAICO&quot;;2;IF([.B905]=&quot;APODI&quot;;3;IF([.B905]=&quot;IPANGUACU&quot;;4;IF([.B905]=&quot;MOSSORO&quot;;5;IF([.B905]=&quot;NATAL&quot;;6;IF([.B90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5" calcext:value-type="float">
            <text:p>1013,7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06];&quot;SANTA CRUZ&quot;);1;IF([.B906]=&quot;CAICO&quot;;2;IF([.B906]=&quot;APODI&quot;;3;IF([.B906]=&quot;IPANGUACU&quot;;4;IF([.B906]=&quot;MOSSORO&quot;;5;IF([.B906]=&quot;NATAL&quot;;6;IF([.B90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907];&quot;SANTA CRUZ&quot;);1;IF([.B907]=&quot;CAICO&quot;;2;IF([.B907]=&quot;APODI&quot;;3;IF([.B907]=&quot;IPANGUACU&quot;;4;IF([.B907]=&quot;MOSSORO&quot;;5;IF([.B907]=&quot;NATAL&quot;;6;IF([.B90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08];&quot;SANTA CRUZ&quot;);1;IF([.B908]=&quot;CAICO&quot;;2;IF([.B908]=&quot;APODI&quot;;3;IF([.B908]=&quot;IPANGUACU&quot;;4;IF([.B908]=&quot;MOSSORO&quot;;5;IF([.B908]=&quot;NATAL&quot;;6;IF([.B90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909];&quot;SANTA CRUZ&quot;);1;IF([.B909]=&quot;CAICO&quot;;2;IF([.B909]=&quot;APODI&quot;;3;IF([.B909]=&quot;IPANGUACU&quot;;4;IF([.B909]=&quot;MOSSORO&quot;;5;IF([.B909]=&quot;NATAL&quot;;6;IF([.B90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910];&quot;SANTA CRUZ&quot;);1;IF([.B910]=&quot;CAICO&quot;;2;IF([.B910]=&quot;APODI&quot;;3;IF([.B910]=&quot;IPANGUACU&quot;;4;IF([.B910]=&quot;MOSSORO&quot;;5;IF([.B910]=&quot;NATAL&quot;;6;IF([.B91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11];&quot;SANTA CRUZ&quot;);1;IF([.B911]=&quot;CAICO&quot;;2;IF([.B911]=&quot;APODI&quot;;3;IF([.B911]=&quot;IPANGUACU&quot;;4;IF([.B911]=&quot;MOSSORO&quot;;5;IF([.B911]=&quot;NATAL&quot;;6;IF([.B91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912];&quot;SANTA CRUZ&quot;);1;IF([.B912]=&quot;CAICO&quot;;2;IF([.B912]=&quot;APODI&quot;;3;IF([.B912]=&quot;IPANGUACU&quot;;4;IF([.B912]=&quot;MOSSORO&quot;;5;IF([.B912]=&quot;NATAL&quot;;6;IF([.B91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913];&quot;SANTA CRUZ&quot;);1;IF([.B913]=&quot;CAICO&quot;;2;IF([.B913]=&quot;APODI&quot;;3;IF([.B913]=&quot;IPANGUACU&quot;;4;IF([.B913]=&quot;MOSSORO&quot;;5;IF([.B913]=&quot;NATAL&quot;;6;IF([.B91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14];&quot;SANTA CRUZ&quot;);1;IF([.B914]=&quot;CAICO&quot;;2;IF([.B914]=&quot;APODI&quot;;3;IF([.B914]=&quot;IPANGUACU&quot;;4;IF([.B914]=&quot;MOSSORO&quot;;5;IF([.B914]=&quot;NATAL&quot;;6;IF([.B91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5.06" calcext:value-type="float">
            <text:p>1015,06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915];&quot;SANTA CRUZ&quot;);1;IF([.B915]=&quot;CAICO&quot;;2;IF([.B915]=&quot;APODI&quot;;3;IF([.B915]=&quot;IPANGUACU&quot;;4;IF([.B915]=&quot;MOSSORO&quot;;5;IF([.B915]=&quot;NATAL&quot;;6;IF([.B91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16];&quot;SANTA CRUZ&quot;);1;IF([.B916]=&quot;CAICO&quot;;2;IF([.B916]=&quot;APODI&quot;;3;IF([.B916]=&quot;IPANGUACU&quot;;4;IF([.B916]=&quot;MOSSORO&quot;;5;IF([.B916]=&quot;NATAL&quot;;6;IF([.B91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917];&quot;SANTA CRUZ&quot;);1;IF([.B917]=&quot;CAICO&quot;;2;IF([.B917]=&quot;APODI&quot;;3;IF([.B917]=&quot;IPANGUACU&quot;;4;IF([.B917]=&quot;MOSSORO&quot;;5;IF([.B917]=&quot;NATAL&quot;;6;IF([.B91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5.2" calcext:value-type="float">
            <text:p>1015,2</text:p>
          </table:table-cell>
        </table:table-row>
        <table:table-row table:style-name="ro1">
          <table:table-cell table:formula="of:=IF(EXACT([.B918];&quot;SANTA CRUZ&quot;);1;IF([.B918]=&quot;CAICO&quot;;2;IF([.B918]=&quot;APODI&quot;;3;IF([.B918]=&quot;IPANGUACU&quot;;4;IF([.B918]=&quot;MOSSORO&quot;;5;IF([.B918]=&quot;NATAL&quot;;6;IF([.B91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919];&quot;SANTA CRUZ&quot;);1;IF([.B919]=&quot;CAICO&quot;;2;IF([.B919]=&quot;APODI&quot;;3;IF([.B919]=&quot;IPANGUACU&quot;;4;IF([.B919]=&quot;MOSSORO&quot;;5;IF([.B919]=&quot;NATAL&quot;;6;IF([.B91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20];&quot;SANTA CRUZ&quot;);1;IF([.B920]=&quot;CAICO&quot;;2;IF([.B920]=&quot;APODI&quot;;3;IF([.B920]=&quot;IPANGUACU&quot;;4;IF([.B920]=&quot;MOSSORO&quot;;5;IF([.B920]=&quot;NATAL&quot;;6;IF([.B92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21];&quot;SANTA CRUZ&quot;);1;IF([.B921]=&quot;CAICO&quot;;2;IF([.B921]=&quot;APODI&quot;;3;IF([.B921]=&quot;IPANGUACU&quot;;4;IF([.B921]=&quot;MOSSORO&quot;;5;IF([.B921]=&quot;NATAL&quot;;6;IF([.B92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922];&quot;SANTA CRUZ&quot;);1;IF([.B922]=&quot;CAICO&quot;;2;IF([.B922]=&quot;APODI&quot;;3;IF([.B922]=&quot;IPANGUACU&quot;;4;IF([.B922]=&quot;MOSSORO&quot;;5;IF([.B922]=&quot;NATAL&quot;;6;IF([.B92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23];&quot;SANTA CRUZ&quot;);1;IF([.B923]=&quot;CAICO&quot;;2;IF([.B923]=&quot;APODI&quot;;3;IF([.B923]=&quot;IPANGUACU&quot;;4;IF([.B923]=&quot;MOSSORO&quot;;5;IF([.B923]=&quot;NATAL&quot;;6;IF([.B92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24];&quot;SANTA CRUZ&quot;);1;IF([.B924]=&quot;CAICO&quot;;2;IF([.B924]=&quot;APODI&quot;;3;IF([.B924]=&quot;IPANGUACU&quot;;4;IF([.B924]=&quot;MOSSORO&quot;;5;IF([.B924]=&quot;NATAL&quot;;6;IF([.B92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" calcext:value-type="float">
            <text:p>1011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table:formula="of:=IF(EXACT([.B925];&quot;SANTA CRUZ&quot;);1;IF([.B925]=&quot;CAICO&quot;;2;IF([.B925]=&quot;APODI&quot;;3;IF([.B925]=&quot;IPANGUACU&quot;;4;IF([.B925]=&quot;MOSSORO&quot;;5;IF([.B925]=&quot;NATAL&quot;;6;IF([.B92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15" calcext:value-type="float">
            <text:p>1015,15</text:p>
          </table:table-cell>
          <table:table-cell office:value-type="float" office:value="1014.7" calcext:value-type="float">
            <text:p>1014,7</text:p>
          </table:table-cell>
        </table:table-row>
        <table:table-row table:style-name="ro1">
          <table:table-cell table:formula="of:=IF(EXACT([.B926];&quot;SANTA CRUZ&quot;);1;IF([.B926]=&quot;CAICO&quot;;2;IF([.B926]=&quot;APODI&quot;;3;IF([.B926]=&quot;IPANGUACU&quot;;4;IF([.B926]=&quot;MOSSORO&quot;;5;IF([.B926]=&quot;NATAL&quot;;6;IF([.B92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27];&quot;SANTA CRUZ&quot;);1;IF([.B927]=&quot;CAICO&quot;;2;IF([.B927]=&quot;APODI&quot;;3;IF([.B927]=&quot;IPANGUACU&quot;;4;IF([.B927]=&quot;MOSSORO&quot;;5;IF([.B927]=&quot;NATAL&quot;;6;IF([.B92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28];&quot;SANTA CRUZ&quot;);1;IF([.B928]=&quot;CAICO&quot;;2;IF([.B928]=&quot;APODI&quot;;3;IF([.B928]=&quot;IPANGUACU&quot;;4;IF([.B928]=&quot;MOSSORO&quot;;5;IF([.B928]=&quot;NATAL&quot;;6;IF([.B92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4.1" calcext:value-type="float">
            <text:p>1014,1</text:p>
          </table:table-cell>
        </table:table-row>
        <table:table-row table:style-name="ro1">
          <table:table-cell table:formula="of:=IF(EXACT([.B929];&quot;SANTA CRUZ&quot;);1;IF([.B929]=&quot;CAICO&quot;;2;IF([.B929]=&quot;APODI&quot;;3;IF([.B929]=&quot;IPANGUACU&quot;;4;IF([.B929]=&quot;MOSSORO&quot;;5;IF([.B929]=&quot;NATAL&quot;;6;IF([.B92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5" calcext:value-type="float">
            <text:p>1015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930];&quot;SANTA CRUZ&quot;);1;IF([.B930]=&quot;CAICO&quot;;2;IF([.B930]=&quot;APODI&quot;;3;IF([.B930]=&quot;IPANGUACU&quot;;4;IF([.B930]=&quot;MOSSORO&quot;;5;IF([.B930]=&quot;NATAL&quot;;6;IF([.B93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9" calcext:value-type="float">
            <text:p>1010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31];&quot;SANTA CRUZ&quot;);1;IF([.B931]=&quot;CAICO&quot;;2;IF([.B931]=&quot;APODI&quot;;3;IF([.B931]=&quot;IPANGUACU&quot;;4;IF([.B931]=&quot;MOSSORO&quot;;5;IF([.B931]=&quot;NATAL&quot;;6;IF([.B93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932];&quot;SANTA CRUZ&quot;);1;IF([.B932]=&quot;CAICO&quot;;2;IF([.B932]=&quot;APODI&quot;;3;IF([.B932]=&quot;IPANGUACU&quot;;4;IF([.B932]=&quot;MOSSORO&quot;;5;IF([.B932]=&quot;NATAL&quot;;6;IF([.B93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15.75" calcext:value-type="float">
            <text:p>1015,75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33];&quot;SANTA CRUZ&quot;);1;IF([.B933]=&quot;CAICO&quot;;2;IF([.B933]=&quot;APODI&quot;;3;IF([.B933]=&quot;IPANGUACU&quot;;4;IF([.B933]=&quot;MOSSORO&quot;;5;IF([.B933]=&quot;NATAL&quot;;6;IF([.B93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table:formula="of:=IF(EXACT([.B934];&quot;SANTA CRUZ&quot;);1;IF([.B934]=&quot;CAICO&quot;;2;IF([.B934]=&quot;APODI&quot;;3;IF([.B934]=&quot;IPANGUACU&quot;;4;IF([.B934]=&quot;MOSSORO&quot;;5;IF([.B934]=&quot;NATAL&quot;;6;IF([.B93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35];&quot;SANTA CRUZ&quot;);1;IF([.B935]=&quot;CAICO&quot;;2;IF([.B935]=&quot;APODI&quot;;3;IF([.B935]=&quot;IPANGUACU&quot;;4;IF([.B935]=&quot;MOSSORO&quot;;5;IF([.B935]=&quot;NATAL&quot;;6;IF([.B93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936];&quot;SANTA CRUZ&quot;);1;IF([.B936]=&quot;CAICO&quot;;2;IF([.B936]=&quot;APODI&quot;;3;IF([.B936]=&quot;IPANGUACU&quot;;4;IF([.B936]=&quot;MOSSORO&quot;;5;IF([.B936]=&quot;NATAL&quot;;6;IF([.B93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937];&quot;SANTA CRUZ&quot;);1;IF([.B937]=&quot;CAICO&quot;;2;IF([.B937]=&quot;APODI&quot;;3;IF([.B937]=&quot;IPANGUACU&quot;;4;IF([.B937]=&quot;MOSSORO&quot;;5;IF([.B937]=&quot;NATAL&quot;;6;IF([.B93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33" calcext:value-type="float">
            <text:p>1013,33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38];&quot;SANTA CRUZ&quot;);1;IF([.B938]=&quot;CAICO&quot;;2;IF([.B938]=&quot;APODI&quot;;3;IF([.B938]=&quot;IPANGUACU&quot;;4;IF([.B938]=&quot;MOSSORO&quot;;5;IF([.B938]=&quot;NATAL&quot;;6;IF([.B93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1" calcext:value-type="float">
            <text:p>1010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939];&quot;SANTA CRUZ&quot;);1;IF([.B939]=&quot;CAICO&quot;;2;IF([.B939]=&quot;APODI&quot;;3;IF([.B939]=&quot;IPANGUACU&quot;;4;IF([.B939]=&quot;MOSSORO&quot;;5;IF([.B939]=&quot;NATAL&quot;;6;IF([.B93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0];&quot;SANTA CRUZ&quot;);1;IF([.B940]=&quot;CAICO&quot;;2;IF([.B940]=&quot;APODI&quot;;3;IF([.B940]=&quot;IPANGUACU&quot;;4;IF([.B940]=&quot;MOSSORO&quot;;5;IF([.B940]=&quot;NATAL&quot;;6;IF([.B94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941];&quot;SANTA CRUZ&quot;);1;IF([.B941]=&quot;CAICO&quot;;2;IF([.B941]=&quot;APODI&quot;;3;IF([.B941]=&quot;IPANGUACU&quot;;4;IF([.B941]=&quot;MOSSORO&quot;;5;IF([.B941]=&quot;NATAL&quot;;6;IF([.B94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2];&quot;SANTA CRUZ&quot;);1;IF([.B942]=&quot;CAICO&quot;;2;IF([.B942]=&quot;APODI&quot;;3;IF([.B942]=&quot;IPANGUACU&quot;;4;IF([.B942]=&quot;MOSSORO&quot;;5;IF([.B942]=&quot;NATAL&quot;;6;IF([.B94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943];&quot;SANTA CRUZ&quot;);1;IF([.B943]=&quot;CAICO&quot;;2;IF([.B943]=&quot;APODI&quot;;3;IF([.B943]=&quot;IPANGUACU&quot;;4;IF([.B943]=&quot;MOSSORO&quot;;5;IF([.B943]=&quot;NATAL&quot;;6;IF([.B94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85" calcext:value-type="float">
            <text:p>1013,85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table:formula="of:=IF(EXACT([.B944];&quot;SANTA CRUZ&quot;);1;IF([.B944]=&quot;CAICO&quot;;2;IF([.B944]=&quot;APODI&quot;;3;IF([.B944]=&quot;IPANGUACU&quot;;4;IF([.B944]=&quot;MOSSORO&quot;;5;IF([.B944]=&quot;NATAL&quot;;6;IF([.B94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45];&quot;SANTA CRUZ&quot;);1;IF([.B945]=&quot;CAICO&quot;;2;IF([.B945]=&quot;APODI&quot;;3;IF([.B945]=&quot;IPANGUACU&quot;;4;IF([.B945]=&quot;MOSSORO&quot;;5;IF([.B945]=&quot;NATAL&quot;;6;IF([.B94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46];&quot;SANTA CRUZ&quot;);1;IF([.B946]=&quot;CAICO&quot;;2;IF([.B946]=&quot;APODI&quot;;3;IF([.B946]=&quot;IPANGUACU&quot;;4;IF([.B946]=&quot;MOSSORO&quot;;5;IF([.B946]=&quot;NATAL&quot;;6;IF([.B94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08" calcext:value-type="float">
            <text:p>1012,0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47];&quot;SANTA CRUZ&quot;);1;IF([.B947]=&quot;CAICO&quot;;2;IF([.B947]=&quot;APODI&quot;;3;IF([.B947]=&quot;IPANGUACU&quot;;4;IF([.B947]=&quot;MOSSORO&quot;;5;IF([.B947]=&quot;NATAL&quot;;6;IF([.B94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5" calcext:value-type="float">
            <text:p>1015</text:p>
          </table:table-cell>
          <table:table-cell office:value-type="float" office:value="1013.87" calcext:value-type="float">
            <text:p>1013,87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48];&quot;SANTA CRUZ&quot;);1;IF([.B948]=&quot;CAICO&quot;;2;IF([.B948]=&quot;APODI&quot;;3;IF([.B948]=&quot;IPANGUACU&quot;;4;IF([.B948]=&quot;MOSSORO&quot;;5;IF([.B948]=&quot;NATAL&quot;;6;IF([.B94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.78" calcext:value-type="float">
            <text:p>1014,78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49];&quot;SANTA CRUZ&quot;);1;IF([.B949]=&quot;CAICO&quot;;2;IF([.B949]=&quot;APODI&quot;;3;IF([.B949]=&quot;IPANGUACU&quot;;4;IF([.B949]=&quot;MOSSORO&quot;;5;IF([.B949]=&quot;NATAL&quot;;6;IF([.B94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950];&quot;SANTA CRUZ&quot;);1;IF([.B950]=&quot;CAICO&quot;;2;IF([.B950]=&quot;APODI&quot;;3;IF([.B950]=&quot;IPANGUACU&quot;;4;IF([.B950]=&quot;MOSSORO&quot;;5;IF([.B950]=&quot;NATAL&quot;;6;IF([.B95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11" calcext:value-type="float">
            <text:p>1011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951];&quot;SANTA CRUZ&quot;);1;IF([.B951]=&quot;CAICO&quot;;2;IF([.B951]=&quot;APODI&quot;;3;IF([.B951]=&quot;IPANGUACU&quot;;4;IF([.B951]=&quot;MOSSORO&quot;;5;IF([.B951]=&quot;NATAL&quot;;6;IF([.B95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52];&quot;SANTA CRUZ&quot;);1;IF([.B952]=&quot;CAICO&quot;;2;IF([.B952]=&quot;APODI&quot;;3;IF([.B952]=&quot;IPANGUACU&quot;;4;IF([.B952]=&quot;MOSSORO&quot;;5;IF([.B952]=&quot;NATAL&quot;;6;IF([.B95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table:number-columns-repeated="2" office:value-type="float" office:value="1012.6" calcext:value-type="float">
            <text:p>1012,6</text:p>
          </table:table-cell>
        </table:table-row>
        <table:table-row table:style-name="ro1">
          <table:table-cell table:formula="of:=IF(EXACT([.B953];&quot;SANTA CRUZ&quot;);1;IF([.B953]=&quot;CAICO&quot;;2;IF([.B953]=&quot;APODI&quot;;3;IF([.B953]=&quot;IPANGUACU&quot;;4;IF([.B953]=&quot;MOSSORO&quot;;5;IF([.B953]=&quot;NATAL&quot;;6;IF([.B95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54];&quot;SANTA CRUZ&quot;);1;IF([.B954]=&quot;CAICO&quot;;2;IF([.B954]=&quot;APODI&quot;;3;IF([.B954]=&quot;IPANGUACU&quot;;4;IF([.B954]=&quot;MOSSORO&quot;;5;IF([.B954]=&quot;NATAL&quot;;6;IF([.B95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55];&quot;SANTA CRUZ&quot;);1;IF([.B955]=&quot;CAICO&quot;;2;IF([.B955]=&quot;APODI&quot;;3;IF([.B955]=&quot;IPANGUACU&quot;;4;IF([.B955]=&quot;MOSSORO&quot;;5;IF([.B955]=&quot;NATAL&quot;;6;IF([.B95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56];&quot;SANTA CRUZ&quot;);1;IF([.B956]=&quot;CAICO&quot;;2;IF([.B956]=&quot;APODI&quot;;3;IF([.B956]=&quot;IPANGUACU&quot;;4;IF([.B956]=&quot;MOSSORO&quot;;5;IF([.B956]=&quot;NATAL&quot;;6;IF([.B95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957];&quot;SANTA CRUZ&quot;);1;IF([.B957]=&quot;CAICO&quot;;2;IF([.B957]=&quot;APODI&quot;;3;IF([.B957]=&quot;IPANGUACU&quot;;4;IF([.B957]=&quot;MOSSORO&quot;;5;IF([.B957]=&quot;NATAL&quot;;6;IF([.B95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3.13" calcext:value-type="float">
            <text:p>1013,13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958];&quot;SANTA CRUZ&quot;);1;IF([.B958]=&quot;CAICO&quot;;2;IF([.B958]=&quot;APODI&quot;;3;IF([.B958]=&quot;IPANGUACU&quot;;4;IF([.B958]=&quot;MOSSORO&quot;;5;IF([.B958]=&quot;NATAL&quot;;6;IF([.B95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959];&quot;SANTA CRUZ&quot;);1;IF([.B959]=&quot;CAICO&quot;;2;IF([.B959]=&quot;APODI&quot;;3;IF([.B959]=&quot;IPANGUACU&quot;;4;IF([.B959]=&quot;MOSSORO&quot;;5;IF([.B959]=&quot;NATAL&quot;;6;IF([.B95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11" calcext:value-type="float">
            <text:p>1011</text:p>
          </table:table-cell>
          <table:table-cell office:value-type="float" office:value="1012.26" calcext:value-type="float">
            <text:p>1012,2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960];&quot;SANTA CRUZ&quot;);1;IF([.B960]=&quot;CAICO&quot;;2;IF([.B960]=&quot;APODI&quot;;3;IF([.B960]=&quot;IPANGUACU&quot;;4;IF([.B960]=&quot;MOSSORO&quot;;5;IF([.B960]=&quot;NATAL&quot;;6;IF([.B96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9" calcext:value-type="float">
            <text:p>1011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961];&quot;SANTA CRUZ&quot;);1;IF([.B961]=&quot;CAICO&quot;;2;IF([.B961]=&quot;APODI&quot;;3;IF([.B961]=&quot;IPANGUACU&quot;;4;IF([.B961]=&quot;MOSSORO&quot;;5;IF([.B961]=&quot;NATAL&quot;;6;IF([.B96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62];&quot;SANTA CRUZ&quot;);1;IF([.B962]=&quot;CAICO&quot;;2;IF([.B962]=&quot;APODI&quot;;3;IF([.B962]=&quot;IPANGUACU&quot;;4;IF([.B962]=&quot;MOSSORO&quot;;5;IF([.B962]=&quot;NATAL&quot;;6;IF([.B96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63];&quot;SANTA CRUZ&quot;);1;IF([.B963]=&quot;CAICO&quot;;2;IF([.B963]=&quot;APODI&quot;;3;IF([.B963]=&quot;IPANGUACU&quot;;4;IF([.B963]=&quot;MOSSORO&quot;;5;IF([.B963]=&quot;NATAL&quot;;6;IF([.B96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964];&quot;SANTA CRUZ&quot;);1;IF([.B964]=&quot;CAICO&quot;;2;IF([.B964]=&quot;APODI&quot;;3;IF([.B964]=&quot;IPANGUACU&quot;;4;IF([.B964]=&quot;MOSSORO&quot;;5;IF([.B964]=&quot;NATAL&quot;;6;IF([.B96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65];&quot;SANTA CRUZ&quot;);1;IF([.B965]=&quot;CAICO&quot;;2;IF([.B965]=&quot;APODI&quot;;3;IF([.B965]=&quot;IPANGUACU&quot;;4;IF([.B965]=&quot;MOSSORO&quot;;5;IF([.B965]=&quot;NATAL&quot;;6;IF([.B96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966];&quot;SANTA CRUZ&quot;);1;IF([.B966]=&quot;CAICO&quot;;2;IF([.B966]=&quot;APODI&quot;;3;IF([.B966]=&quot;IPANGUACU&quot;;4;IF([.B966]=&quot;MOSSORO&quot;;5;IF([.B966]=&quot;NATAL&quot;;6;IF([.B96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967];&quot;SANTA CRUZ&quot;);1;IF([.B967]=&quot;CAICO&quot;;2;IF([.B967]=&quot;APODI&quot;;3;IF([.B967]=&quot;IPANGUACU&quot;;4;IF([.B967]=&quot;MOSSORO&quot;;5;IF([.B967]=&quot;NATAL&quot;;6;IF([.B96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968];&quot;SANTA CRUZ&quot;);1;IF([.B968]=&quot;CAICO&quot;;2;IF([.B968]=&quot;APODI&quot;;3;IF([.B968]=&quot;IPANGUACU&quot;;4;IF([.B968]=&quot;MOSSORO&quot;;5;IF([.B968]=&quot;NATAL&quot;;6;IF([.B96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969];&quot;SANTA CRUZ&quot;);1;IF([.B969]=&quot;CAICO&quot;;2;IF([.B969]=&quot;APODI&quot;;3;IF([.B969]=&quot;IPANGUACU&quot;;4;IF([.B969]=&quot;MOSSORO&quot;;5;IF([.B969]=&quot;NATAL&quot;;6;IF([.B96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70];&quot;SANTA CRUZ&quot;);1;IF([.B970]=&quot;CAICO&quot;;2;IF([.B970]=&quot;APODI&quot;;3;IF([.B970]=&quot;IPANGUACU&quot;;4;IF([.B970]=&quot;MOSSORO&quot;;5;IF([.B970]=&quot;NATAL&quot;;6;IF([.B97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table:number-columns-repeated="2" office:value-type="float" office:value="1012.7" calcext:value-type="float">
            <text:p>1012,7</text:p>
          </table:table-cell>
        </table:table-row>
        <table:table-row table:style-name="ro1">
          <table:table-cell table:formula="of:=IF(EXACT([.B971];&quot;SANTA CRUZ&quot;);1;IF([.B971]=&quot;CAICO&quot;;2;IF([.B971]=&quot;APODI&quot;;3;IF([.B971]=&quot;IPANGUACU&quot;;4;IF([.B971]=&quot;MOSSORO&quot;;5;IF([.B971]=&quot;NATAL&quot;;6;IF([.B97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972];&quot;SANTA CRUZ&quot;);1;IF([.B972]=&quot;CAICO&quot;;2;IF([.B972]=&quot;APODI&quot;;3;IF([.B972]=&quot;IPANGUACU&quot;;4;IF([.B972]=&quot;MOSSORO&quot;;5;IF([.B972]=&quot;NATAL&quot;;6;IF([.B97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973];&quot;SANTA CRUZ&quot;);1;IF([.B973]=&quot;CAICO&quot;;2;IF([.B973]=&quot;APODI&quot;;3;IF([.B973]=&quot;IPANGUACU&quot;;4;IF([.B973]=&quot;MOSSORO&quot;;5;IF([.B973]=&quot;NATAL&quot;;6;IF([.B97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974];&quot;SANTA CRUZ&quot;);1;IF([.B974]=&quot;CAICO&quot;;2;IF([.B974]=&quot;APODI&quot;;3;IF([.B974]=&quot;IPANGUACU&quot;;4;IF([.B974]=&quot;MOSSORO&quot;;5;IF([.B974]=&quot;NATAL&quot;;6;IF([.B97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" calcext:value-type="float">
            <text:p>1009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975];&quot;SANTA CRUZ&quot;);1;IF([.B975]=&quot;CAICO&quot;;2;IF([.B975]=&quot;APODI&quot;;3;IF([.B975]=&quot;IPANGUACU&quot;;4;IF([.B975]=&quot;MOSSORO&quot;;5;IF([.B975]=&quot;NATAL&quot;;6;IF([.B97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976];&quot;SANTA CRUZ&quot;);1;IF([.B976]=&quot;CAICO&quot;;2;IF([.B976]=&quot;APODI&quot;;3;IF([.B976]=&quot;IPANGUACU&quot;;4;IF([.B976]=&quot;MOSSORO&quot;;5;IF([.B976]=&quot;NATAL&quot;;6;IF([.B97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77];&quot;SANTA CRUZ&quot;);1;IF([.B977]=&quot;CAICO&quot;;2;IF([.B977]=&quot;APODI&quot;;3;IF([.B977]=&quot;IPANGUACU&quot;;4;IF([.B977]=&quot;MOSSORO&quot;;5;IF([.B977]=&quot;NATAL&quot;;6;IF([.B97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978];&quot;SANTA CRUZ&quot;);1;IF([.B978]=&quot;CAICO&quot;;2;IF([.B978]=&quot;APODI&quot;;3;IF([.B978]=&quot;IPANGUACU&quot;;4;IF([.B978]=&quot;MOSSORO&quot;;5;IF([.B978]=&quot;NATAL&quot;;6;IF([.B97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979];&quot;SANTA CRUZ&quot;);1;IF([.B979]=&quot;CAICO&quot;;2;IF([.B979]=&quot;APODI&quot;;3;IF([.B979]=&quot;IPANGUACU&quot;;4;IF([.B979]=&quot;MOSSORO&quot;;5;IF([.B979]=&quot;NATAL&quot;;6;IF([.B97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25" calcext:value-type="float">
            <text:p>1013,25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980];&quot;SANTA CRUZ&quot;);1;IF([.B980]=&quot;CAICO&quot;;2;IF([.B980]=&quot;APODI&quot;;3;IF([.B980]=&quot;IPANGUACU&quot;;4;IF([.B980]=&quot;MOSSORO&quot;;5;IF([.B980]=&quot;NATAL&quot;;6;IF([.B98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981];&quot;SANTA CRUZ&quot;);1;IF([.B981]=&quot;CAICO&quot;;2;IF([.B981]=&quot;APODI&quot;;3;IF([.B981]=&quot;IPANGUACU&quot;;4;IF([.B981]=&quot;MOSSORO&quot;;5;IF([.B981]=&quot;NATAL&quot;;6;IF([.B98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982];&quot;SANTA CRUZ&quot;);1;IF([.B982]=&quot;CAICO&quot;;2;IF([.B982]=&quot;APODI&quot;;3;IF([.B982]=&quot;IPANGUACU&quot;;4;IF([.B982]=&quot;MOSSORO&quot;;5;IF([.B982]=&quot;NATAL&quot;;6;IF([.B98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7" calcext:value-type="float">
            <text:p>1010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983];&quot;SANTA CRUZ&quot;);1;IF([.B983]=&quot;CAICO&quot;;2;IF([.B983]=&quot;APODI&quot;;3;IF([.B983]=&quot;IPANGUACU&quot;;4;IF([.B983]=&quot;MOSSORO&quot;;5;IF([.B983]=&quot;NATAL&quot;;6;IF([.B98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984];&quot;SANTA CRUZ&quot;);1;IF([.B984]=&quot;CAICO&quot;;2;IF([.B984]=&quot;APODI&quot;;3;IF([.B984]=&quot;IPANGUACU&quot;;4;IF([.B984]=&quot;MOSSORO&quot;;5;IF([.B984]=&quot;NATAL&quot;;6;IF([.B98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table:formula="of:=IF(EXACT([.B985];&quot;SANTA CRUZ&quot;);1;IF([.B985]=&quot;CAICO&quot;;2;IF([.B985]=&quot;APODI&quot;;3;IF([.B985]=&quot;IPANGUACU&quot;;4;IF([.B985]=&quot;MOSSORO&quot;;5;IF([.B985]=&quot;NATAL&quot;;6;IF([.B98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86];&quot;SANTA CRUZ&quot;);1;IF([.B986]=&quot;CAICO&quot;;2;IF([.B986]=&quot;APODI&quot;;3;IF([.B986]=&quot;IPANGUACU&quot;;4;IF([.B986]=&quot;MOSSORO&quot;;5;IF([.B986]=&quot;NATAL&quot;;6;IF([.B98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5.1" calcext:value-type="float">
            <text:p>1015,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5.3" calcext:value-type="float">
            <text:p>1015,3</text:p>
          </table:table-cell>
        </table:table-row>
        <table:table-row table:style-name="ro1">
          <table:table-cell table:formula="of:=IF(EXACT([.B987];&quot;SANTA CRUZ&quot;);1;IF([.B987]=&quot;CAICO&quot;;2;IF([.B987]=&quot;APODI&quot;;3;IF([.B987]=&quot;IPANGUACU&quot;;4;IF([.B987]=&quot;MOSSORO&quot;;5;IF([.B987]=&quot;NATAL&quot;;6;IF([.B98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988];&quot;SANTA CRUZ&quot;);1;IF([.B988]=&quot;CAICO&quot;;2;IF([.B988]=&quot;APODI&quot;;3;IF([.B988]=&quot;IPANGUACU&quot;;4;IF([.B988]=&quot;MOSSORO&quot;;5;IF([.B988]=&quot;NATAL&quot;;6;IF([.B98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989];&quot;SANTA CRUZ&quot;);1;IF([.B989]=&quot;CAICO&quot;;2;IF([.B989]=&quot;APODI&quot;;3;IF([.B989]=&quot;IPANGUACU&quot;;4;IF([.B989]=&quot;MOSSORO&quot;;5;IF([.B989]=&quot;NATAL&quot;;6;IF([.B98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4" calcext:value-type="float">
            <text:p>1010,6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990];&quot;SANTA CRUZ&quot;);1;IF([.B990]=&quot;CAICO&quot;;2;IF([.B990]=&quot;APODI&quot;;3;IF([.B990]=&quot;IPANGUACU&quot;;4;IF([.B990]=&quot;MOSSORO&quot;;5;IF([.B990]=&quot;NATAL&quot;;6;IF([.B99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991];&quot;SANTA CRUZ&quot;);1;IF([.B991]=&quot;CAICO&quot;;2;IF([.B991]=&quot;APODI&quot;;3;IF([.B991]=&quot;IPANGUACU&quot;;4;IF([.B991]=&quot;MOSSORO&quot;;5;IF([.B991]=&quot;NATAL&quot;;6;IF([.B99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05" calcext:value-type="float">
            <text:p>1009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992];&quot;SANTA CRUZ&quot;);1;IF([.B992]=&quot;CAICO&quot;;2;IF([.B992]=&quot;APODI&quot;;3;IF([.B992]=&quot;IPANGUACU&quot;;4;IF([.B992]=&quot;MOSSORO&quot;;5;IF([.B992]=&quot;NATAL&quot;;6;IF([.B99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993];&quot;SANTA CRUZ&quot;);1;IF([.B993]=&quot;CAICO&quot;;2;IF([.B993]=&quot;APODI&quot;;3;IF([.B993]=&quot;IPANGUACU&quot;;4;IF([.B993]=&quot;MOSSORO&quot;;5;IF([.B993]=&quot;NATAL&quot;;6;IF([.B99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994];&quot;SANTA CRUZ&quot;);1;IF([.B994]=&quot;CAICO&quot;;2;IF([.B994]=&quot;APODI&quot;;3;IF([.B994]=&quot;IPANGUACU&quot;;4;IF([.B994]=&quot;MOSSORO&quot;;5;IF([.B994]=&quot;NATAL&quot;;6;IF([.B99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47" calcext:value-type="float">
            <text:p>1011,47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995];&quot;SANTA CRUZ&quot;);1;IF([.B995]=&quot;CAICO&quot;;2;IF([.B995]=&quot;APODI&quot;;3;IF([.B995]=&quot;IPANGUACU&quot;;4;IF([.B995]=&quot;MOSSORO&quot;;5;IF([.B995]=&quot;NATAL&quot;;6;IF([.B99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996];&quot;SANTA CRUZ&quot;);1;IF([.B996]=&quot;CAICO&quot;;2;IF([.B996]=&quot;APODI&quot;;3;IF([.B996]=&quot;IPANGUACU&quot;;4;IF([.B996]=&quot;MOSSORO&quot;;5;IF([.B996]=&quot;NATAL&quot;;6;IF([.B99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997];&quot;SANTA CRUZ&quot;);1;IF([.B997]=&quot;CAICO&quot;;2;IF([.B997]=&quot;APODI&quot;;3;IF([.B997]=&quot;IPANGUACU&quot;;4;IF([.B997]=&quot;MOSSORO&quot;;5;IF([.B997]=&quot;NATAL&quot;;6;IF([.B99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32" calcext:value-type="float">
            <text:p>1008,32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998];&quot;SANTA CRUZ&quot;);1;IF([.B998]=&quot;CAICO&quot;;2;IF([.B998]=&quot;APODI&quot;;3;IF([.B998]=&quot;IPANGUACU&quot;;4;IF([.B998]=&quot;MOSSORO&quot;;5;IF([.B998]=&quot;NATAL&quot;;6;IF([.B99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999];&quot;SANTA CRUZ&quot;);1;IF([.B999]=&quot;CAICO&quot;;2;IF([.B999]=&quot;APODI&quot;;3;IF([.B999]=&quot;IPANGUACU&quot;;4;IF([.B999]=&quot;MOSSORO&quot;;5;IF([.B999]=&quot;NATAL&quot;;6;IF([.B99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000];&quot;SANTA CRUZ&quot;);1;IF([.B1000]=&quot;CAICO&quot;;2;IF([.B1000]=&quot;APODI&quot;;3;IF([.B1000]=&quot;IPANGUACU&quot;;4;IF([.B1000]=&quot;MOSSORO&quot;;5;IF([.B1000]=&quot;NATAL&quot;;6;IF([.B100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" calcext:value-type="float">
            <text:p>1011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01];&quot;SANTA CRUZ&quot;);1;IF([.B1001]=&quot;CAICO&quot;;2;IF([.B1001]=&quot;APODI&quot;;3;IF([.B1001]=&quot;IPANGUACU&quot;;4;IF([.B1001]=&quot;MOSSORO&quot;;5;IF([.B1001]=&quot;NATAL&quot;;6;IF([.B100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002];&quot;SANTA CRUZ&quot;);1;IF([.B1002]=&quot;CAICO&quot;;2;IF([.B1002]=&quot;APODI&quot;;3;IF([.B1002]=&quot;IPANGUACU&quot;;4;IF([.B1002]=&quot;MOSSORO&quot;;5;IF([.B1002]=&quot;NATAL&quot;;6;IF([.B100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003];&quot;SANTA CRUZ&quot;);1;IF([.B1003]=&quot;CAICO&quot;;2;IF([.B1003]=&quot;APODI&quot;;3;IF([.B1003]=&quot;IPANGUACU&quot;;4;IF([.B1003]=&quot;MOSSORO&quot;;5;IF([.B1003]=&quot;NATAL&quot;;6;IF([.B100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1004];&quot;SANTA CRUZ&quot;);1;IF([.B1004]=&quot;CAICO&quot;;2;IF([.B1004]=&quot;APODI&quot;;3;IF([.B1004]=&quot;IPANGUACU&quot;;4;IF([.B1004]=&quot;MOSSORO&quot;;5;IF([.B1004]=&quot;NATAL&quot;;6;IF([.B100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005];&quot;SANTA CRUZ&quot;);1;IF([.B1005]=&quot;CAICO&quot;;2;IF([.B1005]=&quot;APODI&quot;;3;IF([.B1005]=&quot;IPANGUACU&quot;;4;IF([.B1005]=&quot;MOSSORO&quot;;5;IF([.B1005]=&quot;NATAL&quot;;6;IF([.B100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006];&quot;SANTA CRUZ&quot;);1;IF([.B1006]=&quot;CAICO&quot;;2;IF([.B1006]=&quot;APODI&quot;;3;IF([.B1006]=&quot;IPANGUACU&quot;;4;IF([.B1006]=&quot;MOSSORO&quot;;5;IF([.B1006]=&quot;NATAL&quot;;6;IF([.B100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07];&quot;SANTA CRUZ&quot;);1;IF([.B1007]=&quot;CAICO&quot;;2;IF([.B1007]=&quot;APODI&quot;;3;IF([.B1007]=&quot;IPANGUACU&quot;;4;IF([.B1007]=&quot;MOSSORO&quot;;5;IF([.B1007]=&quot;NATAL&quot;;6;IF([.B100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008];&quot;SANTA CRUZ&quot;);1;IF([.B1008]=&quot;CAICO&quot;;2;IF([.B1008]=&quot;APODI&quot;;3;IF([.B1008]=&quot;IPANGUACU&quot;;4;IF([.B1008]=&quot;MOSSORO&quot;;5;IF([.B1008]=&quot;NATAL&quot;;6;IF([.B100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009];&quot;SANTA CRUZ&quot;);1;IF([.B1009]=&quot;CAICO&quot;;2;IF([.B1009]=&quot;APODI&quot;;3;IF([.B1009]=&quot;IPANGUACU&quot;;4;IF([.B1009]=&quot;MOSSORO&quot;;5;IF([.B1009]=&quot;NATAL&quot;;6;IF([.B100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010];&quot;SANTA CRUZ&quot;);1;IF([.B1010]=&quot;CAICO&quot;;2;IF([.B1010]=&quot;APODI&quot;;3;IF([.B1010]=&quot;IPANGUACU&quot;;4;IF([.B1010]=&quot;MOSSORO&quot;;5;IF([.B1010]=&quot;NATAL&quot;;6;IF([.B101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11];&quot;SANTA CRUZ&quot;);1;IF([.B1011]=&quot;CAICO&quot;;2;IF([.B1011]=&quot;APODI&quot;;3;IF([.B1011]=&quot;IPANGUACU&quot;;4;IF([.B1011]=&quot;MOSSORO&quot;;5;IF([.B1011]=&quot;NATAL&quot;;6;IF([.B101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012];&quot;SANTA CRUZ&quot;);1;IF([.B1012]=&quot;CAICO&quot;;2;IF([.B1012]=&quot;APODI&quot;;3;IF([.B1012]=&quot;IPANGUACU&quot;;4;IF([.B1012]=&quot;MOSSORO&quot;;5;IF([.B1012]=&quot;NATAL&quot;;6;IF([.B101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013];&quot;SANTA CRUZ&quot;);1;IF([.B1013]=&quot;CAICO&quot;;2;IF([.B1013]=&quot;APODI&quot;;3;IF([.B1013]=&quot;IPANGUACU&quot;;4;IF([.B1013]=&quot;MOSSORO&quot;;5;IF([.B1013]=&quot;NATAL&quot;;6;IF([.B101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75" calcext:value-type="float">
            <text:p>1009,7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014];&quot;SANTA CRUZ&quot;);1;IF([.B1014]=&quot;CAICO&quot;;2;IF([.B1014]=&quot;APODI&quot;;3;IF([.B1014]=&quot;IPANGUACU&quot;;4;IF([.B1014]=&quot;MOSSORO&quot;;5;IF([.B1014]=&quot;NATAL&quot;;6;IF([.B101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formula="of:=IF(EXACT([.B1015];&quot;SANTA CRUZ&quot;);1;IF([.B1015]=&quot;CAICO&quot;;2;IF([.B1015]=&quot;APODI&quot;;3;IF([.B1015]=&quot;IPANGUACU&quot;;4;IF([.B1015]=&quot;MOSSORO&quot;;5;IF([.B1015]=&quot;NATAL&quot;;6;IF([.B101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1" calcext:value-type="float">
            <text:p>1011</text:p>
          </table:table-cell>
        </table:table-row>
        <table:table-row table:style-name="ro1">
          <table:table-cell table:formula="of:=IF(EXACT([.B1016];&quot;SANTA CRUZ&quot;);1;IF([.B1016]=&quot;CAICO&quot;;2;IF([.B1016]=&quot;APODI&quot;;3;IF([.B1016]=&quot;IPANGUACU&quot;;4;IF([.B1016]=&quot;MOSSORO&quot;;5;IF([.B1016]=&quot;NATAL&quot;;6;IF([.B101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17];&quot;SANTA CRUZ&quot;);1;IF([.B1017]=&quot;CAICO&quot;;2;IF([.B1017]=&quot;APODI&quot;;3;IF([.B1017]=&quot;IPANGUACU&quot;;4;IF([.B1017]=&quot;MOSSORO&quot;;5;IF([.B1017]=&quot;NATAL&quot;;6;IF([.B101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97" calcext:value-type="float">
            <text:p>1011,97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018];&quot;SANTA CRUZ&quot;);1;IF([.B1018]=&quot;CAICO&quot;;2;IF([.B1018]=&quot;APODI&quot;;3;IF([.B1018]=&quot;IPANGUACU&quot;;4;IF([.B1018]=&quot;MOSSORO&quot;;5;IF([.B1018]=&quot;NATAL&quot;;6;IF([.B101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43" calcext:value-type="float">
            <text:p>1012,43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019];&quot;SANTA CRUZ&quot;);1;IF([.B1019]=&quot;CAICO&quot;;2;IF([.B1019]=&quot;APODI&quot;;3;IF([.B1019]=&quot;IPANGUACU&quot;;4;IF([.B1019]=&quot;MOSSORO&quot;;5;IF([.B1019]=&quot;NATAL&quot;;6;IF([.B101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020];&quot;SANTA CRUZ&quot;);1;IF([.B1020]=&quot;CAICO&quot;;2;IF([.B1020]=&quot;APODI&quot;;3;IF([.B1020]=&quot;IPANGUACU&quot;;4;IF([.B1020]=&quot;MOSSORO&quot;;5;IF([.B1020]=&quot;NATAL&quot;;6;IF([.B102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021];&quot;SANTA CRUZ&quot;);1;IF([.B1021]=&quot;CAICO&quot;;2;IF([.B1021]=&quot;APODI&quot;;3;IF([.B1021]=&quot;IPANGUACU&quot;;4;IF([.B1021]=&quot;MOSSORO&quot;;5;IF([.B1021]=&quot;NATAL&quot;;6;IF([.B102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09.63" calcext:value-type="float">
            <text:p>1009,63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022];&quot;SANTA CRUZ&quot;);1;IF([.B1022]=&quot;CAICO&quot;;2;IF([.B1022]=&quot;APODI&quot;;3;IF([.B1022]=&quot;IPANGUACU&quot;;4;IF([.B1022]=&quot;MOSSORO&quot;;5;IF([.B1022]=&quot;NATAL&quot;;6;IF([.B102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23];&quot;SANTA CRUZ&quot;);1;IF([.B1023]=&quot;CAICO&quot;;2;IF([.B1023]=&quot;APODI&quot;;3;IF([.B1023]=&quot;IPANGUACU&quot;;4;IF([.B1023]=&quot;MOSSORO&quot;;5;IF([.B1023]=&quot;NATAL&quot;;6;IF([.B102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024];&quot;SANTA CRUZ&quot;);1;IF([.B1024]=&quot;CAICO&quot;;2;IF([.B1024]=&quot;APODI&quot;;3;IF([.B1024]=&quot;IPANGUACU&quot;;4;IF([.B1024]=&quot;MOSSORO&quot;;5;IF([.B1024]=&quot;NATAL&quot;;6;IF([.B102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025];&quot;SANTA CRUZ&quot;);1;IF([.B1025]=&quot;CAICO&quot;;2;IF([.B1025]=&quot;APODI&quot;;3;IF([.B1025]=&quot;IPANGUACU&quot;;4;IF([.B1025]=&quot;MOSSORO&quot;;5;IF([.B1025]=&quot;NATAL&quot;;6;IF([.B102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026];&quot;SANTA CRUZ&quot;);1;IF([.B1026]=&quot;CAICO&quot;;2;IF([.B1026]=&quot;APODI&quot;;3;IF([.B1026]=&quot;IPANGUACU&quot;;4;IF([.B1026]=&quot;MOSSORO&quot;;5;IF([.B1026]=&quot;NATAL&quot;;6;IF([.B102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027];&quot;SANTA CRUZ&quot;);1;IF([.B1027]=&quot;CAICO&quot;;2;IF([.B1027]=&quot;APODI&quot;;3;IF([.B1027]=&quot;IPANGUACU&quot;;4;IF([.B1027]=&quot;MOSSORO&quot;;5;IF([.B1027]=&quot;NATAL&quot;;6;IF([.B102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009.4" calcext:value-type="float">
            <text:p>1009,4</text:p>
          </table:table-cell>
        </table:table-row>
        <table:table-row table:style-name="ro1">
          <table:table-cell table:formula="of:=IF(EXACT([.B1028];&quot;SANTA CRUZ&quot;);1;IF([.B1028]=&quot;CAICO&quot;;2;IF([.B1028]=&quot;APODI&quot;;3;IF([.B1028]=&quot;IPANGUACU&quot;;4;IF([.B1028]=&quot;MOSSORO&quot;;5;IF([.B1028]=&quot;NATAL&quot;;6;IF([.B1028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029];&quot;SANTA CRUZ&quot;);1;IF([.B1029]=&quot;CAICO&quot;;2;IF([.B1029]=&quot;APODI&quot;;3;IF([.B1029]=&quot;IPANGUACU&quot;;4;IF([.B1029]=&quot;MOSSORO&quot;;5;IF([.B1029]=&quot;NATAL&quot;;6;IF([.B1029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030];&quot;SANTA CRUZ&quot;);1;IF([.B1030]=&quot;CAICO&quot;;2;IF([.B1030]=&quot;APODI&quot;;3;IF([.B1030]=&quot;IPANGUACU&quot;;4;IF([.B1030]=&quot;MOSSORO&quot;;5;IF([.B1030]=&quot;NATAL&quot;;6;IF([.B1030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031];&quot;SANTA CRUZ&quot;);1;IF([.B1031]=&quot;CAICO&quot;;2;IF([.B1031]=&quot;APODI&quot;;3;IF([.B1031]=&quot;IPANGUACU&quot;;4;IF([.B1031]=&quot;MOSSORO&quot;;5;IF([.B1031]=&quot;NATAL&quot;;6;IF([.B1031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032];&quot;SANTA CRUZ&quot;);1;IF([.B1032]=&quot;CAICO&quot;;2;IF([.B1032]=&quot;APODI&quot;;3;IF([.B1032]=&quot;IPANGUACU&quot;;4;IF([.B1032]=&quot;MOSSORO&quot;;5;IF([.B1032]=&quot;NATAL&quot;;6;IF([.B1032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033];&quot;SANTA CRUZ&quot;);1;IF([.B1033]=&quot;CAICO&quot;;2;IF([.B1033]=&quot;APODI&quot;;3;IF([.B1033]=&quot;IPANGUACU&quot;;4;IF([.B1033]=&quot;MOSSORO&quot;;5;IF([.B1033]=&quot;NATAL&quot;;6;IF([.B1033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" calcext:value-type="float">
            <text:p>100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034];&quot;SANTA CRUZ&quot;);1;IF([.B1034]=&quot;CAICO&quot;;2;IF([.B1034]=&quot;APODI&quot;;3;IF([.B1034]=&quot;IPANGUACU&quot;;4;IF([.B1034]=&quot;MOSSORO&quot;;5;IF([.B1034]=&quot;NATAL&quot;;6;IF([.B1034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table:number-columns-repeated="2" office:value-type="float" office:value="1010.2" calcext:value-type="float">
            <text:p>1010,2</text:p>
          </table:table-cell>
        </table:table-row>
        <table:table-row table:style-name="ro1">
          <table:table-cell table:formula="of:=IF(EXACT([.B1035];&quot;SANTA CRUZ&quot;);1;IF([.B1035]=&quot;CAICO&quot;;2;IF([.B1035]=&quot;APODI&quot;;3;IF([.B1035]=&quot;IPANGUACU&quot;;4;IF([.B1035]=&quot;MOSSORO&quot;;5;IF([.B1035]=&quot;NATAL&quot;;6;IF([.B1035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036];&quot;SANTA CRUZ&quot;);1;IF([.B1036]=&quot;CAICO&quot;;2;IF([.B1036]=&quot;APODI&quot;;3;IF([.B1036]=&quot;IPANGUACU&quot;;4;IF([.B1036]=&quot;MOSSORO&quot;;5;IF([.B1036]=&quot;NATAL&quot;;6;IF([.B1036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037];&quot;SANTA CRUZ&quot;);1;IF([.B1037]=&quot;CAICO&quot;;2;IF([.B1037]=&quot;APODI&quot;;3;IF([.B1037]=&quot;IPANGUACU&quot;;4;IF([.B1037]=&quot;MOSSORO&quot;;5;IF([.B1037]=&quot;NATAL&quot;;6;IF([.B1037]=&quot;MACAU&quot;;7;8)))))))" office:value-type="float" office:value="5" calcext:value-type="float">
            <text:p>5</text:p>
          </table:table-cell>
          <table:table-cell office:value-type="string" calcext:value-type="string">
            <text:p>MOSSO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038];&quot;SANTA CRUZ&quot;);1;IF([.B1038]=&quot;CAICO&quot;;2;IF([.B1038]=&quot;APODI&quot;;3;IF([.B1038]=&quot;IPANGUACU&quot;;4;IF([.B1038]=&quot;MOSSORO&quot;;5;IF([.B1038]=&quot;NATAL&quot;;6;IF([.B103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039];&quot;SANTA CRUZ&quot;);1;IF([.B1039]=&quot;CAICO&quot;;2;IF([.B1039]=&quot;APODI&quot;;3;IF([.B1039]=&quot;IPANGUACU&quot;;4;IF([.B1039]=&quot;MOSSORO&quot;;5;IF([.B1039]=&quot;NATAL&quot;;6;IF([.B103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4.8" calcext:value-type="float">
            <text:p>994,8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040];&quot;SANTA CRUZ&quot;);1;IF([.B1040]=&quot;CAICO&quot;;2;IF([.B1040]=&quot;APODI&quot;;3;IF([.B1040]=&quot;IPANGUACU&quot;;4;IF([.B1040]=&quot;MOSSORO&quot;;5;IF([.B1040]=&quot;NATAL&quot;;6;IF([.B104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6" calcext:value-type="float">
            <text:p>995,6</text:p>
          </table:table-cell>
          <table:table-cell office:value-type="float" office:value="996.1" calcext:value-type="float">
            <text:p>996,1</text:p>
          </table:table-cell>
          <table:table-cell office:value-type="float" office:value="1005.1" calcext:value-type="float">
            <text:p>1005,1</text:p>
          </table:table-cell>
        </table:table-row>
        <table:table-row table:style-name="ro1">
          <table:table-cell table:formula="of:=IF(EXACT([.B1041];&quot;SANTA CRUZ&quot;);1;IF([.B1041]=&quot;CAICO&quot;;2;IF([.B1041]=&quot;APODI&quot;;3;IF([.B1041]=&quot;IPANGUACU&quot;;4;IF([.B1041]=&quot;MOSSORO&quot;;5;IF([.B1041]=&quot;NATAL&quot;;6;IF([.B104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42];&quot;SANTA CRUZ&quot;);1;IF([.B1042]=&quot;CAICO&quot;;2;IF([.B1042]=&quot;APODI&quot;;3;IF([.B1042]=&quot;IPANGUACU&quot;;4;IF([.B1042]=&quot;MOSSORO&quot;;5;IF([.B1042]=&quot;NATAL&quot;;6;IF([.B104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043];&quot;SANTA CRUZ&quot;);1;IF([.B1043]=&quot;CAICO&quot;;2;IF([.B1043]=&quot;APODI&quot;;3;IF([.B1043]=&quot;IPANGUACU&quot;;4;IF([.B1043]=&quot;MOSSORO&quot;;5;IF([.B1043]=&quot;NATAL&quot;;6;IF([.B104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5.8" calcext:value-type="float">
            <text:p>995,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formula="of:=IF(EXACT([.B1044];&quot;SANTA CRUZ&quot;);1;IF([.B1044]=&quot;CAICO&quot;;2;IF([.B1044]=&quot;APODI&quot;;3;IF([.B1044]=&quot;IPANGUACU&quot;;4;IF([.B1044]=&quot;MOSSORO&quot;;5;IF([.B1044]=&quot;NATAL&quot;;6;IF([.B104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table:formula="of:=IF(EXACT([.B1045];&quot;SANTA CRUZ&quot;);1;IF([.B1045]=&quot;CAICO&quot;;2;IF([.B1045]=&quot;APODI&quot;;3;IF([.B1045]=&quot;IPANGUACU&quot;;4;IF([.B1045]=&quot;MOSSORO&quot;;5;IF([.B1045]=&quot;NATAL&quot;;6;IF([.B104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table:formula="of:=IF(EXACT([.B1046];&quot;SANTA CRUZ&quot;);1;IF([.B1046]=&quot;CAICO&quot;;2;IF([.B1046]=&quot;APODI&quot;;3;IF([.B1046]=&quot;IPANGUACU&quot;;4;IF([.B1046]=&quot;MOSSORO&quot;;5;IF([.B1046]=&quot;NATAL&quot;;6;IF([.B104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047];&quot;SANTA CRUZ&quot;);1;IF([.B1047]=&quot;CAICO&quot;;2;IF([.B1047]=&quot;APODI&quot;;3;IF([.B1047]=&quot;IPANGUACU&quot;;4;IF([.B1047]=&quot;MOSSORO&quot;;5;IF([.B1047]=&quot;NATAL&quot;;6;IF([.B104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.6" calcext:value-type="float">
            <text:p>999,6</text:p>
          </table:table-cell>
        </table:table-row>
        <table:table-row table:style-name="ro1">
          <table:table-cell table:formula="of:=IF(EXACT([.B1048];&quot;SANTA CRUZ&quot;);1;IF([.B1048]=&quot;CAICO&quot;;2;IF([.B1048]=&quot;APODI&quot;;3;IF([.B1048]=&quot;IPANGUACU&quot;;4;IF([.B1048]=&quot;MOSSORO&quot;;5;IF([.B1048]=&quot;NATAL&quot;;6;IF([.B104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4.9" calcext:value-type="float">
            <text:p>994,9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049];&quot;SANTA CRUZ&quot;);1;IF([.B1049]=&quot;CAICO&quot;;2;IF([.B1049]=&quot;APODI&quot;;3;IF([.B1049]=&quot;IPANGUACU&quot;;4;IF([.B1049]=&quot;MOSSORO&quot;;5;IF([.B1049]=&quot;NATAL&quot;;6;IF([.B104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1" calcext:value-type="float">
            <text:p>996,1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050];&quot;SANTA CRUZ&quot;);1;IF([.B1050]=&quot;CAICO&quot;;2;IF([.B1050]=&quot;APODI&quot;;3;IF([.B1050]=&quot;IPANGUACU&quot;;4;IF([.B1050]=&quot;MOSSORO&quot;;5;IF([.B1050]=&quot;NATAL&quot;;6;IF([.B105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51];&quot;SANTA CRUZ&quot;);1;IF([.B1051]=&quot;CAICO&quot;;2;IF([.B1051]=&quot;APODI&quot;;3;IF([.B1051]=&quot;IPANGUACU&quot;;4;IF([.B1051]=&quot;MOSSORO&quot;;5;IF([.B1051]=&quot;NATAL&quot;;6;IF([.B105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52];&quot;SANTA CRUZ&quot;);1;IF([.B1052]=&quot;CAICO&quot;;2;IF([.B1052]=&quot;APODI&quot;;3;IF([.B1052]=&quot;IPANGUACU&quot;;4;IF([.B1052]=&quot;MOSSORO&quot;;5;IF([.B1052]=&quot;NATAL&quot;;6;IF([.B105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1" calcext:value-type="float">
            <text:p>994,1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053];&quot;SANTA CRUZ&quot;);1;IF([.B1053]=&quot;CAICO&quot;;2;IF([.B1053]=&quot;APODI&quot;;3;IF([.B1053]=&quot;IPANGUACU&quot;;4;IF([.B1053]=&quot;MOSSORO&quot;;5;IF([.B1053]=&quot;NATAL&quot;;6;IF([.B105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2" calcext:value-type="float">
            <text:p>994,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7" calcext:value-type="float">
            <text:p>996,7</text:p>
          </table:table-cell>
        </table:table-row>
        <table:table-row table:style-name="ro1">
          <table:table-cell table:formula="of:=IF(EXACT([.B1054];&quot;SANTA CRUZ&quot;);1;IF([.B1054]=&quot;CAICO&quot;;2;IF([.B1054]=&quot;APODI&quot;;3;IF([.B1054]=&quot;IPANGUACU&quot;;4;IF([.B1054]=&quot;MOSSORO&quot;;5;IF([.B1054]=&quot;NATAL&quot;;6;IF([.B105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table:formula="of:=IF(EXACT([.B1055];&quot;SANTA CRUZ&quot;);1;IF([.B1055]=&quot;CAICO&quot;;2;IF([.B1055]=&quot;APODI&quot;;3;IF([.B1055]=&quot;IPANGUACU&quot;;4;IF([.B1055]=&quot;MOSSORO&quot;;5;IF([.B1055]=&quot;NATAL&quot;;6;IF([.B105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" calcext:value-type="float">
            <text:p>998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056];&quot;SANTA CRUZ&quot;);1;IF([.B1056]=&quot;CAICO&quot;;2;IF([.B1056]=&quot;APODI&quot;;3;IF([.B1056]=&quot;IPANGUACU&quot;;4;IF([.B1056]=&quot;MOSSORO&quot;;5;IF([.B1056]=&quot;NATAL&quot;;6;IF([.B105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0.8" calcext:value-type="float">
            <text:p>1000,8</text:p>
          </table:table-cell>
          <table:table-cell office:value-type="float" office:value="999.8" calcext:value-type="float">
            <text:p>999,8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057];&quot;SANTA CRUZ&quot;);1;IF([.B1057]=&quot;CAICO&quot;;2;IF([.B1057]=&quot;APODI&quot;;3;IF([.B1057]=&quot;IPANGUACU&quot;;4;IF([.B1057]=&quot;MOSSORO&quot;;5;IF([.B1057]=&quot;NATAL&quot;;6;IF([.B105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6.3" calcext:value-type="float">
            <text:p>996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58];&quot;SANTA CRUZ&quot;);1;IF([.B1058]=&quot;CAICO&quot;;2;IF([.B1058]=&quot;APODI&quot;;3;IF([.B1058]=&quot;IPANGUACU&quot;;4;IF([.B1058]=&quot;MOSSORO&quot;;5;IF([.B1058]=&quot;NATAL&quot;;6;IF([.B105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3" calcext:value-type="float">
            <text:p>994,3</text:p>
          </table:table-cell>
          <table:table-cell office:value-type="float" office:value="995.7" calcext:value-type="float">
            <text:p>995,7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59];&quot;SANTA CRUZ&quot;);1;IF([.B1059]=&quot;CAICO&quot;;2;IF([.B1059]=&quot;APODI&quot;;3;IF([.B1059]=&quot;IPANGUACU&quot;;4;IF([.B1059]=&quot;MOSSORO&quot;;5;IF([.B1059]=&quot;NATAL&quot;;6;IF([.B105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1" calcext:value-type="float">
            <text:p>995,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060];&quot;SANTA CRUZ&quot;);1;IF([.B1060]=&quot;CAICO&quot;;2;IF([.B1060]=&quot;APODI&quot;;3;IF([.B1060]=&quot;IPANGUACU&quot;;4;IF([.B1060]=&quot;MOSSORO&quot;;5;IF([.B1060]=&quot;NATAL&quot;;6;IF([.B106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1061];&quot;SANTA CRUZ&quot;);1;IF([.B1061]=&quot;CAICO&quot;;2;IF([.B1061]=&quot;APODI&quot;;3;IF([.B1061]=&quot;IPANGUACU&quot;;4;IF([.B1061]=&quot;MOSSORO&quot;;5;IF([.B1061]=&quot;NATAL&quot;;6;IF([.B106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062];&quot;SANTA CRUZ&quot;);1;IF([.B1062]=&quot;CAICO&quot;;2;IF([.B1062]=&quot;APODI&quot;;3;IF([.B1062]=&quot;IPANGUACU&quot;;4;IF([.B1062]=&quot;MOSSORO&quot;;5;IF([.B1062]=&quot;NATAL&quot;;6;IF([.B106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5.2" calcext:value-type="float">
            <text:p>995,2</text:p>
          </table:table-cell>
          <table:table-cell office:value-type="float" office:value="1004.6" calcext:value-type="float">
            <text:p>1004,6</text:p>
          </table:table-cell>
        </table:table-row>
        <table:table-row table:style-name="ro1">
          <table:table-cell table:formula="of:=IF(EXACT([.B1063];&quot;SANTA CRUZ&quot;);1;IF([.B1063]=&quot;CAICO&quot;;2;IF([.B1063]=&quot;APODI&quot;;3;IF([.B1063]=&quot;IPANGUACU&quot;;4;IF([.B1063]=&quot;MOSSORO&quot;;5;IF([.B1063]=&quot;NATAL&quot;;6;IF([.B106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6" calcext:value-type="float">
            <text:p>996,6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table:formula="of:=IF(EXACT([.B1064];&quot;SANTA CRUZ&quot;);1;IF([.B1064]=&quot;CAICO&quot;;2;IF([.B1064]=&quot;APODI&quot;;3;IF([.B1064]=&quot;IPANGUACU&quot;;4;IF([.B1064]=&quot;MOSSORO&quot;;5;IF([.B1064]=&quot;NATAL&quot;;6;IF([.B106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5" calcext:value-type="float">
            <text:p>994,5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1" calcext:value-type="float">
            <text:p>994,1</text:p>
          </table:table-cell>
        </table:table-row>
        <table:table-row table:style-name="ro1">
          <table:table-cell table:formula="of:=IF(EXACT([.B1065];&quot;SANTA CRUZ&quot;);1;IF([.B1065]=&quot;CAICO&quot;;2;IF([.B1065]=&quot;APODI&quot;;3;IF([.B1065]=&quot;IPANGUACU&quot;;4;IF([.B1065]=&quot;MOSSORO&quot;;5;IF([.B1065]=&quot;NATAL&quot;;6;IF([.B106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5" calcext:value-type="float">
            <text:p>994,5</text:p>
          </table:table-cell>
          <table:table-cell office:value-type="float" office:value="1003.8" calcext:value-type="float">
            <text:p>1003,8</text:p>
          </table:table-cell>
        </table:table-row>
        <table:table-row table:style-name="ro1">
          <table:table-cell table:formula="of:=IF(EXACT([.B1066];&quot;SANTA CRUZ&quot;);1;IF([.B1066]=&quot;CAICO&quot;;2;IF([.B1066]=&quot;APODI&quot;;3;IF([.B1066]=&quot;IPANGUACU&quot;;4;IF([.B1066]=&quot;MOSSORO&quot;;5;IF([.B1066]=&quot;NATAL&quot;;6;IF([.B106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2.6" calcext:value-type="float">
            <text:p>1002,6</text:p>
          </table:table-cell>
          <table:table-cell office:value-type="float" office:value="996" calcext:value-type="float">
            <text:p>99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table:formula="of:=IF(EXACT([.B1067];&quot;SANTA CRUZ&quot;);1;IF([.B1067]=&quot;CAICO&quot;;2;IF([.B1067]=&quot;APODI&quot;;3;IF([.B1067]=&quot;IPANGUACU&quot;;4;IF([.B1067]=&quot;MOSSORO&quot;;5;IF([.B1067]=&quot;NATAL&quot;;6;IF([.B106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7" calcext:value-type="float">
            <text:p>996,7</text:p>
          </table:table-cell>
          <table:table-cell office:value-type="float" office:value="996.5" calcext:value-type="float">
            <text:p>996,5</text:p>
          </table:table-cell>
        </table:table-row>
        <table:table-row table:style-name="ro1">
          <table:table-cell table:formula="of:=IF(EXACT([.B1068];&quot;SANTA CRUZ&quot;);1;IF([.B1068]=&quot;CAICO&quot;;2;IF([.B1068]=&quot;APODI&quot;;3;IF([.B1068]=&quot;IPANGUACU&quot;;4;IF([.B1068]=&quot;MOSSORO&quot;;5;IF([.B1068]=&quot;NATAL&quot;;6;IF([.B106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1005.2" calcext:value-type="float">
            <text:p>1005,2</text:p>
          </table:table-cell>
        </table:table-row>
        <table:table-row table:style-name="ro1">
          <table:table-cell table:formula="of:=IF(EXACT([.B1069];&quot;SANTA CRUZ&quot;);1;IF([.B1069]=&quot;CAICO&quot;;2;IF([.B1069]=&quot;APODI&quot;;3;IF([.B1069]=&quot;IPANGUACU&quot;;4;IF([.B1069]=&quot;MOSSORO&quot;;5;IF([.B1069]=&quot;NATAL&quot;;6;IF([.B106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4.8" calcext:value-type="float">
            <text:p>994,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formula="of:=IF(EXACT([.B1070];&quot;SANTA CRUZ&quot;);1;IF([.B1070]=&quot;CAICO&quot;;2;IF([.B1070]=&quot;APODI&quot;;3;IF([.B1070]=&quot;IPANGUACU&quot;;4;IF([.B1070]=&quot;MOSSORO&quot;;5;IF([.B1070]=&quot;NATAL&quot;;6;IF([.B107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071];&quot;SANTA CRUZ&quot;);1;IF([.B1071]=&quot;CAICO&quot;;2;IF([.B1071]=&quot;APODI&quot;;3;IF([.B1071]=&quot;IPANGUACU&quot;;4;IF([.B1071]=&quot;MOSSORO&quot;;5;IF([.B1071]=&quot;NATAL&quot;;6;IF([.B107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5" calcext:value-type="float">
            <text:p>993,5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</table:table-row>
        <table:table-row table:style-name="ro1">
          <table:table-cell table:formula="of:=IF(EXACT([.B1072];&quot;SANTA CRUZ&quot;);1;IF([.B1072]=&quot;CAICO&quot;;2;IF([.B1072]=&quot;APODI&quot;;3;IF([.B1072]=&quot;IPANGUACU&quot;;4;IF([.B1072]=&quot;MOSSORO&quot;;5;IF([.B1072]=&quot;NATAL&quot;;6;IF([.B107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4.6" calcext:value-type="float">
            <text:p>994,6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formula="of:=IF(EXACT([.B1073];&quot;SANTA CRUZ&quot;);1;IF([.B1073]=&quot;CAICO&quot;;2;IF([.B1073]=&quot;APODI&quot;;3;IF([.B1073]=&quot;IPANGUACU&quot;;4;IF([.B1073]=&quot;MOSSORO&quot;;5;IF([.B1073]=&quot;NATAL&quot;;6;IF([.B107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table:formula="of:=IF(EXACT([.B1074];&quot;SANTA CRUZ&quot;);1;IF([.B1074]=&quot;CAICO&quot;;2;IF([.B1074]=&quot;APODI&quot;;3;IF([.B1074]=&quot;IPANGUACU&quot;;4;IF([.B1074]=&quot;MOSSORO&quot;;5;IF([.B1074]=&quot;NATAL&quot;;6;IF([.B107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table-cell table:formula="of:=IF(EXACT([.B1075];&quot;SANTA CRUZ&quot;);1;IF([.B1075]=&quot;CAICO&quot;;2;IF([.B1075]=&quot;APODI&quot;;3;IF([.B1075]=&quot;IPANGUACU&quot;;4;IF([.B1075]=&quot;MOSSORO&quot;;5;IF([.B1075]=&quot;NATAL&quot;;6;IF([.B107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.5" calcext:value-type="float">
            <text:p>1000,5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076];&quot;SANTA CRUZ&quot;);1;IF([.B1076]=&quot;CAICO&quot;;2;IF([.B1076]=&quot;APODI&quot;;3;IF([.B1076]=&quot;IPANGUACU&quot;;4;IF([.B1076]=&quot;MOSSORO&quot;;5;IF([.B1076]=&quot;NATAL&quot;;6;IF([.B107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077];&quot;SANTA CRUZ&quot;);1;IF([.B1077]=&quot;CAICO&quot;;2;IF([.B1077]=&quot;APODI&quot;;3;IF([.B1077]=&quot;IPANGUACU&quot;;4;IF([.B1077]=&quot;MOSSORO&quot;;5;IF([.B1077]=&quot;NATAL&quot;;6;IF([.B107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1.3" calcext:value-type="float">
            <text:p>1001,3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table:formula="of:=IF(EXACT([.B1078];&quot;SANTA CRUZ&quot;);1;IF([.B1078]=&quot;CAICO&quot;;2;IF([.B1078]=&quot;APODI&quot;;3;IF([.B1078]=&quot;IPANGUACU&quot;;4;IF([.B1078]=&quot;MOSSORO&quot;;5;IF([.B1078]=&quot;NATAL&quot;;6;IF([.B107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079];&quot;SANTA CRUZ&quot;);1;IF([.B1079]=&quot;CAICO&quot;;2;IF([.B1079]=&quot;APODI&quot;;3;IF([.B1079]=&quot;IPANGUACU&quot;;4;IF([.B1079]=&quot;MOSSORO&quot;;5;IF([.B1079]=&quot;NATAL&quot;;6;IF([.B107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1080];&quot;SANTA CRUZ&quot;);1;IF([.B1080]=&quot;CAICO&quot;;2;IF([.B1080]=&quot;APODI&quot;;3;IF([.B1080]=&quot;IPANGUACU&quot;;4;IF([.B1080]=&quot;MOSSORO&quot;;5;IF([.B1080]=&quot;NATAL&quot;;6;IF([.B108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081];&quot;SANTA CRUZ&quot;);1;IF([.B1081]=&quot;CAICO&quot;;2;IF([.B1081]=&quot;APODI&quot;;3;IF([.B1081]=&quot;IPANGUACU&quot;;4;IF([.B1081]=&quot;MOSSORO&quot;;5;IF([.B1081]=&quot;NATAL&quot;;6;IF([.B108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formula="of:=IF(EXACT([.B1082];&quot;SANTA CRUZ&quot;);1;IF([.B1082]=&quot;CAICO&quot;;2;IF([.B1082]=&quot;APODI&quot;;3;IF([.B1082]=&quot;IPANGUACU&quot;;4;IF([.B1082]=&quot;MOSSORO&quot;;5;IF([.B1082]=&quot;NATAL&quot;;6;IF([.B108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083];&quot;SANTA CRUZ&quot;);1;IF([.B1083]=&quot;CAICO&quot;;2;IF([.B1083]=&quot;APODI&quot;;3;IF([.B1083]=&quot;IPANGUACU&quot;;4;IF([.B1083]=&quot;MOSSORO&quot;;5;IF([.B1083]=&quot;NATAL&quot;;6;IF([.B108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2.2" calcext:value-type="float">
            <text:p>1002,2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7" calcext:value-type="float">
            <text:p>993,7</text:p>
          </table:table-cell>
        </table:table-row>
        <table:table-row table:style-name="ro1">
          <table:table-cell table:formula="of:=IF(EXACT([.B1084];&quot;SANTA CRUZ&quot;);1;IF([.B1084]=&quot;CAICO&quot;;2;IF([.B1084]=&quot;APODI&quot;;3;IF([.B1084]=&quot;IPANGUACU&quot;;4;IF([.B1084]=&quot;MOSSORO&quot;;5;IF([.B1084]=&quot;NATAL&quot;;6;IF([.B108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7" calcext:value-type="float">
            <text:p>994,7</text:p>
          </table:table-cell>
          <table:table-cell office:value-type="float" office:value="1002.5" calcext:value-type="float">
            <text:p>1002,5</text:p>
          </table:table-cell>
        </table:table-row>
        <table:table-row table:style-name="ro1">
          <table:table-cell table:formula="of:=IF(EXACT([.B1085];&quot;SANTA CRUZ&quot;);1;IF([.B1085]=&quot;CAICO&quot;;2;IF([.B1085]=&quot;APODI&quot;;3;IF([.B1085]=&quot;IPANGUACU&quot;;4;IF([.B1085]=&quot;MOSSORO&quot;;5;IF([.B1085]=&quot;NATAL&quot;;6;IF([.B108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2" calcext:value-type="float">
            <text:p>994,2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086];&quot;SANTA CRUZ&quot;);1;IF([.B1086]=&quot;CAICO&quot;;2;IF([.B1086]=&quot;APODI&quot;;3;IF([.B1086]=&quot;IPANGUACU&quot;;4;IF([.B1086]=&quot;MOSSORO&quot;;5;IF([.B1086]=&quot;NATAL&quot;;6;IF([.B108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87];&quot;SANTA CRUZ&quot;);1;IF([.B1087]=&quot;CAICO&quot;;2;IF([.B1087]=&quot;APODI&quot;;3;IF([.B1087]=&quot;IPANGUACU&quot;;4;IF([.B1087]=&quot;MOSSORO&quot;;5;IF([.B1087]=&quot;NATAL&quot;;6;IF([.B108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0.7" calcext:value-type="float">
            <text:p>1000,7</text:p>
          </table:table-cell>
          <table:table-cell office:value-type="float" office:value="992.8" calcext:value-type="float">
            <text:p>992,8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088];&quot;SANTA CRUZ&quot;);1;IF([.B1088]=&quot;CAICO&quot;;2;IF([.B1088]=&quot;APODI&quot;;3;IF([.B1088]=&quot;IPANGUACU&quot;;4;IF([.B1088]=&quot;MOSSORO&quot;;5;IF([.B1088]=&quot;NATAL&quot;;6;IF([.B108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87.7" calcext:value-type="float">
            <text:p>987,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formula="of:=IF(EXACT([.B1089];&quot;SANTA CRUZ&quot;);1;IF([.B1089]=&quot;CAICO&quot;;2;IF([.B1089]=&quot;APODI&quot;;3;IF([.B1089]=&quot;IPANGUACU&quot;;4;IF([.B1089]=&quot;MOSSORO&quot;;5;IF([.B1089]=&quot;NATAL&quot;;6;IF([.B108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3.3" calcext:value-type="float">
            <text:p>993,3</text:p>
          </table:table-cell>
          <table:table-cell office:value-type="float" office:value="995.4" calcext:value-type="float">
            <text:p>995,4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090];&quot;SANTA CRUZ&quot;);1;IF([.B1090]=&quot;CAICO&quot;;2;IF([.B1090]=&quot;APODI&quot;;3;IF([.B1090]=&quot;IPANGUACU&quot;;4;IF([.B1090]=&quot;MOSSORO&quot;;5;IF([.B1090]=&quot;NATAL&quot;;6;IF([.B109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8.2" calcext:value-type="float">
            <text:p>998,2</text:p>
          </table:table-cell>
          <table:table-cell office:value-type="float" office:value="1005.3" calcext:value-type="float">
            <text:p>1005,3</text:p>
          </table:table-cell>
        </table:table-row>
        <table:table-row table:style-name="ro1">
          <table:table-cell table:formula="of:=IF(EXACT([.B1091];&quot;SANTA CRUZ&quot;);1;IF([.B1091]=&quot;CAICO&quot;;2;IF([.B1091]=&quot;APODI&quot;;3;IF([.B1091]=&quot;IPANGUACU&quot;;4;IF([.B1091]=&quot;MOSSORO&quot;;5;IF([.B1091]=&quot;NATAL&quot;;6;IF([.B109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9.4" calcext:value-type="float">
            <text:p>999,4</text:p>
          </table:table-cell>
          <table:table-cell office:value-type="float" office:value="995.85" calcext:value-type="float">
            <text:p>995,85</text:p>
          </table:table-cell>
          <table:table-cell office:value-type="float" office:value="1003.9" calcext:value-type="float">
            <text:p>1003,9</text:p>
          </table:table-cell>
        </table:table-row>
        <table:table-row table:style-name="ro1">
          <table:table-cell table:formula="of:=IF(EXACT([.B1092];&quot;SANTA CRUZ&quot;);1;IF([.B1092]=&quot;CAICO&quot;;2;IF([.B1092]=&quot;APODI&quot;;3;IF([.B1092]=&quot;IPANGUACU&quot;;4;IF([.B1092]=&quot;MOSSORO&quot;;5;IF([.B1092]=&quot;NATAL&quot;;6;IF([.B109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3" calcext:value-type="float">
            <text:p>995,3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093];&quot;SANTA CRUZ&quot;);1;IF([.B1093]=&quot;CAICO&quot;;2;IF([.B1093]=&quot;APODI&quot;;3;IF([.B1093]=&quot;IPANGUACU&quot;;4;IF([.B1093]=&quot;MOSSORO&quot;;5;IF([.B1093]=&quot;NATAL&quot;;6;IF([.B109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094];&quot;SANTA CRUZ&quot;);1;IF([.B1094]=&quot;CAICO&quot;;2;IF([.B1094]=&quot;APODI&quot;;3;IF([.B1094]=&quot;IPANGUACU&quot;;4;IF([.B1094]=&quot;MOSSORO&quot;;5;IF([.B1094]=&quot;NATAL&quot;;6;IF([.B109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4" calcext:value-type="float">
            <text:p>996,4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table:formula="of:=IF(EXACT([.B1095];&quot;SANTA CRUZ&quot;);1;IF([.B1095]=&quot;CAICO&quot;;2;IF([.B1095]=&quot;APODI&quot;;3;IF([.B1095]=&quot;IPANGUACU&quot;;4;IF([.B1095]=&quot;MOSSORO&quot;;5;IF([.B1095]=&quot;NATAL&quot;;6;IF([.B109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096];&quot;SANTA CRUZ&quot;);1;IF([.B1096]=&quot;CAICO&quot;;2;IF([.B1096]=&quot;APODI&quot;;3;IF([.B1096]=&quot;IPANGUACU&quot;;4;IF([.B1096]=&quot;MOSSORO&quot;;5;IF([.B1096]=&quot;NATAL&quot;;6;IF([.B109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5.4" calcext:value-type="float">
            <text:p>995,4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097];&quot;SANTA CRUZ&quot;);1;IF([.B1097]=&quot;CAICO&quot;;2;IF([.B1097]=&quot;APODI&quot;;3;IF([.B1097]=&quot;IPANGUACU&quot;;4;IF([.B1097]=&quot;MOSSORO&quot;;5;IF([.B1097]=&quot;NATAL&quot;;6;IF([.B109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98.9" calcext:value-type="float">
            <text:p>998,9</text:p>
          </table:table-cell>
          <table:table-cell table:number-columns-repeated="2" office:value-type="float" office:value="999.5" calcext:value-type="float">
            <text:p>999,5</text:p>
          </table:table-cell>
        </table:table-row>
        <table:table-row table:style-name="ro1">
          <table:table-cell table:formula="of:=IF(EXACT([.B1098];&quot;SANTA CRUZ&quot;);1;IF([.B1098]=&quot;CAICO&quot;;2;IF([.B1098]=&quot;APODI&quot;;3;IF([.B1098]=&quot;IPANGUACU&quot;;4;IF([.B1098]=&quot;MOSSORO&quot;;5;IF([.B1098]=&quot;NATAL&quot;;6;IF([.B109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.2" calcext:value-type="float">
            <text:p>994,2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table:formula="of:=IF(EXACT([.B1099];&quot;SANTA CRUZ&quot;);1;IF([.B1099]=&quot;CAICO&quot;;2;IF([.B1099]=&quot;APODI&quot;;3;IF([.B1099]=&quot;IPANGUACU&quot;;4;IF([.B1099]=&quot;MOSSORO&quot;;5;IF([.B1099]=&quot;NATAL&quot;;6;IF([.B109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00];&quot;SANTA CRUZ&quot;);1;IF([.B1100]=&quot;CAICO&quot;;2;IF([.B1100]=&quot;APODI&quot;;3;IF([.B1100]=&quot;IPANGUACU&quot;;4;IF([.B1100]=&quot;MOSSORO&quot;;5;IF([.B1100]=&quot;NATAL&quot;;6;IF([.B110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table:formula="of:=IF(EXACT([.B1101];&quot;SANTA CRUZ&quot;);1;IF([.B1101]=&quot;CAICO&quot;;2;IF([.B1101]=&quot;APODI&quot;;3;IF([.B1101]=&quot;IPANGUACU&quot;;4;IF([.B1101]=&quot;MOSSORO&quot;;5;IF([.B1101]=&quot;NATAL&quot;;6;IF([.B110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2.7" calcext:value-type="float">
            <text:p>992,7</text:p>
          </table:table-cell>
          <table:table-cell office:value-type="float" office:value="996.2" calcext:value-type="float">
            <text:p>996,2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102];&quot;SANTA CRUZ&quot;);1;IF([.B1102]=&quot;CAICO&quot;;2;IF([.B1102]=&quot;APODI&quot;;3;IF([.B1102]=&quot;IPANGUACU&quot;;4;IF([.B1102]=&quot;MOSSORO&quot;;5;IF([.B1102]=&quot;NATAL&quot;;6;IF([.B110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98.4" calcext:value-type="float">
            <text:p>998,4</text:p>
          </table:table-cell>
          <table:table-cell office:value-type="float" office:value="998.267" calcext:value-type="float">
            <text:p>998,267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103];&quot;SANTA CRUZ&quot;);1;IF([.B1103]=&quot;CAICO&quot;;2;IF([.B1103]=&quot;APODI&quot;;3;IF([.B1103]=&quot;IPANGUACU&quot;;4;IF([.B1103]=&quot;MOSSORO&quot;;5;IF([.B1103]=&quot;NATAL&quot;;6;IF([.B110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8" calcext:value-type="float">
            <text:p>998,8</text:p>
          </table:table-cell>
        </table:table-row>
        <table:table-row table:style-name="ro1">
          <table:table-cell table:formula="of:=IF(EXACT([.B1104];&quot;SANTA CRUZ&quot;);1;IF([.B1104]=&quot;CAICO&quot;;2;IF([.B1104]=&quot;APODI&quot;;3;IF([.B1104]=&quot;IPANGUACU&quot;;4;IF([.B1104]=&quot;MOSSORO&quot;;5;IF([.B1104]=&quot;NATAL&quot;;6;IF([.B110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1" calcext:value-type="float">
            <text:p>998,1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105];&quot;SANTA CRUZ&quot;);1;IF([.B1105]=&quot;CAICO&quot;;2;IF([.B1105]=&quot;APODI&quot;;3;IF([.B1105]=&quot;IPANGUACU&quot;;4;IF([.B1105]=&quot;MOSSORO&quot;;5;IF([.B1105]=&quot;NATAL&quot;;6;IF([.B110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06];&quot;SANTA CRUZ&quot;);1;IF([.B1106]=&quot;CAICO&quot;;2;IF([.B1106]=&quot;APODI&quot;;3;IF([.B1106]=&quot;IPANGUACU&quot;;4;IF([.B1106]=&quot;MOSSORO&quot;;5;IF([.B1106]=&quot;NATAL&quot;;6;IF([.B110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8.6" calcext:value-type="float">
            <text:p>998,6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07];&quot;SANTA CRUZ&quot;);1;IF([.B1107]=&quot;CAICO&quot;;2;IF([.B1107]=&quot;APODI&quot;;3;IF([.B1107]=&quot;IPANGUACU&quot;;4;IF([.B1107]=&quot;MOSSORO&quot;;5;IF([.B1107]=&quot;NATAL&quot;;6;IF([.B110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67" calcext:value-type="float">
            <text:p>998,567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08];&quot;SANTA CRUZ&quot;);1;IF([.B1108]=&quot;CAICO&quot;;2;IF([.B1108]=&quot;APODI&quot;;3;IF([.B1108]=&quot;IPANGUACU&quot;;4;IF([.B1108]=&quot;MOSSORO&quot;;5;IF([.B1108]=&quot;NATAL&quot;;6;IF([.B110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table:formula="of:=IF(EXACT([.B1109];&quot;SANTA CRUZ&quot;);1;IF([.B1109]=&quot;CAICO&quot;;2;IF([.B1109]=&quot;APODI&quot;;3;IF([.B1109]=&quot;IPANGUACU&quot;;4;IF([.B1109]=&quot;MOSSORO&quot;;5;IF([.B1109]=&quot;NATAL&quot;;6;IF([.B110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110];&quot;SANTA CRUZ&quot;);1;IF([.B1110]=&quot;CAICO&quot;;2;IF([.B1110]=&quot;APODI&quot;;3;IF([.B1110]=&quot;IPANGUACU&quot;;4;IF([.B1110]=&quot;MOSSORO&quot;;5;IF([.B1110]=&quot;NATAL&quot;;6;IF([.B111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111];&quot;SANTA CRUZ&quot;);1;IF([.B1111]=&quot;CAICO&quot;;2;IF([.B1111]=&quot;APODI&quot;;3;IF([.B1111]=&quot;IPANGUACU&quot;;4;IF([.B1111]=&quot;MOSSORO&quot;;5;IF([.B1111]=&quot;NATAL&quot;;6;IF([.B111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3" calcext:value-type="float">
            <text:p>995,3</text:p>
          </table:table-cell>
          <table:table-cell office:value-type="float" office:value="994.3" calcext:value-type="float">
            <text:p>994,3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1112];&quot;SANTA CRUZ&quot;);1;IF([.B1112]=&quot;CAICO&quot;;2;IF([.B1112]=&quot;APODI&quot;;3;IF([.B1112]=&quot;IPANGUACU&quot;;4;IF([.B1112]=&quot;MOSSORO&quot;;5;IF([.B1112]=&quot;NATAL&quot;;6;IF([.B111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13];&quot;SANTA CRUZ&quot;);1;IF([.B1113]=&quot;CAICO&quot;;2;IF([.B1113]=&quot;APODI&quot;;3;IF([.B1113]=&quot;IPANGUACU&quot;;4;IF([.B1113]=&quot;MOSSORO&quot;;5;IF([.B1113]=&quot;NATAL&quot;;6;IF([.B111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9.6" calcext:value-type="float">
            <text:p>999,6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14];&quot;SANTA CRUZ&quot;);1;IF([.B1114]=&quot;CAICO&quot;;2;IF([.B1114]=&quot;APODI&quot;;3;IF([.B1114]=&quot;IPANGUACU&quot;;4;IF([.B1114]=&quot;MOSSORO&quot;;5;IF([.B1114]=&quot;NATAL&quot;;6;IF([.B111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6" calcext:value-type="float">
            <text:p>99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15];&quot;SANTA CRUZ&quot;);1;IF([.B1115]=&quot;CAICO&quot;;2;IF([.B1115]=&quot;APODI&quot;;3;IF([.B1115]=&quot;IPANGUACU&quot;;4;IF([.B1115]=&quot;MOSSORO&quot;;5;IF([.B1115]=&quot;NATAL&quot;;6;IF([.B111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116];&quot;SANTA CRUZ&quot;);1;IF([.B1116]=&quot;CAICO&quot;;2;IF([.B1116]=&quot;APODI&quot;;3;IF([.B1116]=&quot;IPANGUACU&quot;;4;IF([.B1116]=&quot;MOSSORO&quot;;5;IF([.B1116]=&quot;NATAL&quot;;6;IF([.B111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1" calcext:value-type="float">
            <text:p>995,1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formula="of:=IF(EXACT([.B1117];&quot;SANTA CRUZ&quot;);1;IF([.B1117]=&quot;CAICO&quot;;2;IF([.B1117]=&quot;APODI&quot;;3;IF([.B1117]=&quot;IPANGUACU&quot;;4;IF([.B1117]=&quot;MOSSORO&quot;;5;IF([.B1117]=&quot;NATAL&quot;;6;IF([.B111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5.3" calcext:value-type="float">
            <text:p>995,3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18];&quot;SANTA CRUZ&quot;);1;IF([.B1118]=&quot;CAICO&quot;;2;IF([.B1118]=&quot;APODI&quot;;3;IF([.B1118]=&quot;IPANGUACU&quot;;4;IF([.B1118]=&quot;MOSSORO&quot;;5;IF([.B1118]=&quot;NATAL&quot;;6;IF([.B111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5.9" calcext:value-type="float">
            <text:p>995,9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19];&quot;SANTA CRUZ&quot;);1;IF([.B1119]=&quot;CAICO&quot;;2;IF([.B1119]=&quot;APODI&quot;;3;IF([.B1119]=&quot;IPANGUACU&quot;;4;IF([.B1119]=&quot;MOSSORO&quot;;5;IF([.B1119]=&quot;NATAL&quot;;6;IF([.B111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6.4" calcext:value-type="float">
            <text:p>996,4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20];&quot;SANTA CRUZ&quot;);1;IF([.B1120]=&quot;CAICO&quot;;2;IF([.B1120]=&quot;APODI&quot;;3;IF([.B1120]=&quot;IPANGUACU&quot;;4;IF([.B1120]=&quot;MOSSORO&quot;;5;IF([.B1120]=&quot;NATAL&quot;;6;IF([.B112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2" calcext:value-type="float">
            <text:p>997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4.9" calcext:value-type="float">
            <text:p>994,9</text:p>
          </table:table-cell>
        </table:table-row>
        <table:table-row table:style-name="ro1">
          <table:table-cell table:formula="of:=IF(EXACT([.B1121];&quot;SANTA CRUZ&quot;);1;IF([.B1121]=&quot;CAICO&quot;;2;IF([.B1121]=&quot;APODI&quot;;3;IF([.B1121]=&quot;IPANGUACU&quot;;4;IF([.B1121]=&quot;MOSSORO&quot;;5;IF([.B1121]=&quot;NATAL&quot;;6;IF([.B112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22];&quot;SANTA CRUZ&quot;);1;IF([.B1122]=&quot;CAICO&quot;;2;IF([.B1122]=&quot;APODI&quot;;3;IF([.B1122]=&quot;IPANGUACU&quot;;4;IF([.B1122]=&quot;MOSSORO&quot;;5;IF([.B1122]=&quot;NATAL&quot;;6;IF([.B112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6.8" calcext:value-type="float">
            <text:p>996,8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23];&quot;SANTA CRUZ&quot;);1;IF([.B1123]=&quot;CAICO&quot;;2;IF([.B1123]=&quot;APODI&quot;;3;IF([.B1123]=&quot;IPANGUACU&quot;;4;IF([.B1123]=&quot;MOSSORO&quot;;5;IF([.B1123]=&quot;NATAL&quot;;6;IF([.B112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6" calcext:value-type="float">
            <text:p>994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24];&quot;SANTA CRUZ&quot;);1;IF([.B1124]=&quot;CAICO&quot;;2;IF([.B1124]=&quot;APODI&quot;;3;IF([.B1124]=&quot;IPANGUACU&quot;;4;IF([.B1124]=&quot;MOSSORO&quot;;5;IF([.B1124]=&quot;NATAL&quot;;6;IF([.B112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999.767" calcext:value-type="float">
            <text:p>999,7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125];&quot;SANTA CRUZ&quot;);1;IF([.B1125]=&quot;CAICO&quot;;2;IF([.B1125]=&quot;APODI&quot;;3;IF([.B1125]=&quot;IPANGUACU&quot;;4;IF([.B1125]=&quot;MOSSORO&quot;;5;IF([.B1125]=&quot;NATAL&quot;;6;IF([.B112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formula="of:=IF(EXACT([.B1126];&quot;SANTA CRUZ&quot;);1;IF([.B1126]=&quot;CAICO&quot;;2;IF([.B1126]=&quot;APODI&quot;;3;IF([.B1126]=&quot;IPANGUACU&quot;;4;IF([.B1126]=&quot;MOSSORO&quot;;5;IF([.B1126]=&quot;NATAL&quot;;6;IF([.B112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" calcext:value-type="float">
            <text:p>999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27];&quot;SANTA CRUZ&quot;);1;IF([.B1127]=&quot;CAICO&quot;;2;IF([.B1127]=&quot;APODI&quot;;3;IF([.B1127]=&quot;IPANGUACU&quot;;4;IF([.B1127]=&quot;MOSSORO&quot;;5;IF([.B1127]=&quot;NATAL&quot;;6;IF([.B112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4" calcext:value-type="float">
            <text:p>998,4</text:p>
          </table:table-cell>
          <table:table-cell office:value-type="float" office:value="999.3" calcext:value-type="float">
            <text:p>999,3</text:p>
          </table:table-cell>
        </table:table-row>
        <table:table-row table:style-name="ro1">
          <table:table-cell table:formula="of:=IF(EXACT([.B1128];&quot;SANTA CRUZ&quot;);1;IF([.B1128]=&quot;CAICO&quot;;2;IF([.B1128]=&quot;APODI&quot;;3;IF([.B1128]=&quot;IPANGUACU&quot;;4;IF([.B1128]=&quot;MOSSORO&quot;;5;IF([.B1128]=&quot;NATAL&quot;;6;IF([.B112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7.5" calcext:value-type="float">
            <text:p>997,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29];&quot;SANTA CRUZ&quot;);1;IF([.B1129]=&quot;CAICO&quot;;2;IF([.B1129]=&quot;APODI&quot;;3;IF([.B1129]=&quot;IPANGUACU&quot;;4;IF([.B1129]=&quot;MOSSORO&quot;;5;IF([.B1129]=&quot;NATAL&quot;;6;IF([.B112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1" calcext:value-type="float">
            <text:p>998,1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130];&quot;SANTA CRUZ&quot;);1;IF([.B1130]=&quot;CAICO&quot;;2;IF([.B1130]=&quot;APODI&quot;;3;IF([.B1130]=&quot;IPANGUACU&quot;;4;IF([.B1130]=&quot;MOSSORO&quot;;5;IF([.B1130]=&quot;NATAL&quot;;6;IF([.B113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31];&quot;SANTA CRUZ&quot;);1;IF([.B1131]=&quot;CAICO&quot;;2;IF([.B1131]=&quot;APODI&quot;;3;IF([.B1131]=&quot;IPANGUACU&quot;;4;IF([.B1131]=&quot;MOSSORO&quot;;5;IF([.B1131]=&quot;NATAL&quot;;6;IF([.B113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05" calcext:value-type="float">
            <text:p>999,05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32];&quot;SANTA CRUZ&quot;);1;IF([.B1132]=&quot;CAICO&quot;;2;IF([.B1132]=&quot;APODI&quot;;3;IF([.B1132]=&quot;IPANGUACU&quot;;4;IF([.B1132]=&quot;MOSSORO&quot;;5;IF([.B1132]=&quot;NATAL&quot;;6;IF([.B113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5.8" calcext:value-type="float">
            <text:p>995,8</text:p>
          </table:table-cell>
          <table:table-cell office:value-type="float" office:value="995.2" calcext:value-type="float">
            <text:p>995,2</text:p>
          </table:table-cell>
        </table:table-row>
        <table:table-row table:style-name="ro1">
          <table:table-cell table:formula="of:=IF(EXACT([.B1133];&quot;SANTA CRUZ&quot;);1;IF([.B1133]=&quot;CAICO&quot;;2;IF([.B1133]=&quot;APODI&quot;;3;IF([.B1133]=&quot;IPANGUACU&quot;;4;IF([.B1133]=&quot;MOSSORO&quot;;5;IF([.B1133]=&quot;NATAL&quot;;6;IF([.B113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96.5" calcext:value-type="float">
            <text:p>996,5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3" calcext:value-type="float">
            <text:p>998,3</text:p>
          </table:table-cell>
        </table:table-row>
        <table:table-row table:style-name="ro1">
          <table:table-cell table:formula="of:=IF(EXACT([.B1134];&quot;SANTA CRUZ&quot;);1;IF([.B1134]=&quot;CAICO&quot;;2;IF([.B1134]=&quot;APODI&quot;;3;IF([.B1134]=&quot;IPANGUACU&quot;;4;IF([.B1134]=&quot;MOSSORO&quot;;5;IF([.B1134]=&quot;NATAL&quot;;6;IF([.B113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5.1" calcext:value-type="float">
            <text:p>995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35];&quot;SANTA CRUZ&quot;);1;IF([.B1135]=&quot;CAICO&quot;;2;IF([.B1135]=&quot;APODI&quot;;3;IF([.B1135]=&quot;IPANGUACU&quot;;4;IF([.B1135]=&quot;MOSSORO&quot;;5;IF([.B1135]=&quot;NATAL&quot;;6;IF([.B113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9" calcext:value-type="float">
            <text:p>996,9</text:p>
          </table:table-cell>
          <table:table-cell office:value-type="float" office:value="995.8" calcext:value-type="float">
            <text:p>995,8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136];&quot;SANTA CRUZ&quot;);1;IF([.B1136]=&quot;CAICO&quot;;2;IF([.B1136]=&quot;APODI&quot;;3;IF([.B1136]=&quot;IPANGUACU&quot;;4;IF([.B1136]=&quot;MOSSORO&quot;;5;IF([.B1136]=&quot;NATAL&quot;;6;IF([.B113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1" calcext:value-type="float">
            <text:p>999,1</text:p>
          </table:table-cell>
        </table:table-row>
        <table:table-row table:style-name="ro1">
          <table:table-cell table:formula="of:=IF(EXACT([.B1137];&quot;SANTA CRUZ&quot;);1;IF([.B1137]=&quot;CAICO&quot;;2;IF([.B1137]=&quot;APODI&quot;;3;IF([.B1137]=&quot;IPANGUACU&quot;;4;IF([.B1137]=&quot;MOSSORO&quot;;5;IF([.B1137]=&quot;NATAL&quot;;6;IF([.B113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98.7" calcext:value-type="float">
            <text:p>998,7</text:p>
          </table:table-cell>
          <table:table-cell office:value-type="float" office:value="998.65" calcext:value-type="float">
            <text:p>998,65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138];&quot;SANTA CRUZ&quot;);1;IF([.B1138]=&quot;CAICO&quot;;2;IF([.B1138]=&quot;APODI&quot;;3;IF([.B1138]=&quot;IPANGUACU&quot;;4;IF([.B1138]=&quot;MOSSORO&quot;;5;IF([.B1138]=&quot;NATAL&quot;;6;IF([.B113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997.6" calcext:value-type="float">
            <text:p>997,6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table:formula="of:=IF(EXACT([.B1139];&quot;SANTA CRUZ&quot;);1;IF([.B1139]=&quot;CAICO&quot;;2;IF([.B1139]=&quot;APODI&quot;;3;IF([.B1139]=&quot;IPANGUACU&quot;;4;IF([.B1139]=&quot;MOSSORO&quot;;5;IF([.B1139]=&quot;NATAL&quot;;6;IF([.B113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  <table:table-cell office:value-type="float" office:value="995.6" calcext:value-type="float">
            <text:p>995,6</text:p>
          </table:table-cell>
        </table:table-row>
        <table:table-row table:style-name="ro1">
          <table:table-cell table:formula="of:=IF(EXACT([.B1140];&quot;SANTA CRUZ&quot;);1;IF([.B1140]=&quot;CAICO&quot;;2;IF([.B1140]=&quot;APODI&quot;;3;IF([.B1140]=&quot;IPANGUACU&quot;;4;IF([.B1140]=&quot;MOSSORO&quot;;5;IF([.B1140]=&quot;NATAL&quot;;6;IF([.B114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7" calcext:value-type="float">
            <text:p>996,7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table:formula="of:=IF(EXACT([.B1141];&quot;SANTA CRUZ&quot;);1;IF([.B1141]=&quot;CAICO&quot;;2;IF([.B1141]=&quot;APODI&quot;;3;IF([.B1141]=&quot;IPANGUACU&quot;;4;IF([.B1141]=&quot;MOSSORO&quot;;5;IF([.B1141]=&quot;NATAL&quot;;6;IF([.B114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table:formula="of:=IF(EXACT([.B1142];&quot;SANTA CRUZ&quot;);1;IF([.B1142]=&quot;CAICO&quot;;2;IF([.B1142]=&quot;APODI&quot;;3;IF([.B1142]=&quot;IPANGUACU&quot;;4;IF([.B1142]=&quot;MOSSORO&quot;;5;IF([.B1142]=&quot;NATAL&quot;;6;IF([.B114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43];&quot;SANTA CRUZ&quot;);1;IF([.B1143]=&quot;CAICO&quot;;2;IF([.B1143]=&quot;APODI&quot;;3;IF([.B1143]=&quot;IPANGUACU&quot;;4;IF([.B1143]=&quot;MOSSORO&quot;;5;IF([.B1143]=&quot;NATAL&quot;;6;IF([.B114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8" calcext:value-type="float">
            <text:p>998,8</text:p>
          </table:table-cell>
          <table:table-cell office:value-type="float" office:value="999.4" calcext:value-type="float">
            <text:p>999,4</text:p>
          </table:table-cell>
        </table:table-row>
        <table:table-row table:style-name="ro1">
          <table:table-cell table:formula="of:=IF(EXACT([.B1144];&quot;SANTA CRUZ&quot;);1;IF([.B1144]=&quot;CAICO&quot;;2;IF([.B1144]=&quot;APODI&quot;;3;IF([.B1144]=&quot;IPANGUACU&quot;;4;IF([.B1144]=&quot;MOSSORO&quot;;5;IF([.B1144]=&quot;NATAL&quot;;6;IF([.B114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7.1" calcext:value-type="float">
            <text:p>997,1</text:p>
          </table:table-cell>
          <table:table-cell office:value-type="float" office:value="996.9" calcext:value-type="float">
            <text:p>996,9</text:p>
          </table:table-cell>
        </table:table-row>
        <table:table-row table:style-name="ro1">
          <table:table-cell table:formula="of:=IF(EXACT([.B1145];&quot;SANTA CRUZ&quot;);1;IF([.B1145]=&quot;CAICO&quot;;2;IF([.B1145]=&quot;APODI&quot;;3;IF([.B1145]=&quot;IPANGUACU&quot;;4;IF([.B1145]=&quot;MOSSORO&quot;;5;IF([.B1145]=&quot;NATAL&quot;;6;IF([.B114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46];&quot;SANTA CRUZ&quot;);1;IF([.B1146]=&quot;CAICO&quot;;2;IF([.B1146]=&quot;APODI&quot;;3;IF([.B1146]=&quot;IPANGUACU&quot;;4;IF([.B1146]=&quot;MOSSORO&quot;;5;IF([.B1146]=&quot;NATAL&quot;;6;IF([.B114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9.3" calcext:value-type="float">
            <text:p>999,3</text:p>
          </table:table-cell>
          <table:table-cell office:value-type="float" office:value="1000.57" calcext:value-type="float">
            <text:p>1000,57</text:p>
          </table:table-cell>
          <table:table-cell office:value-type="float" office:value="1001.5" calcext:value-type="float">
            <text:p>1001,5</text:p>
          </table:table-cell>
        </table:table-row>
        <table:table-row table:style-name="ro1">
          <table:table-cell table:formula="of:=IF(EXACT([.B1147];&quot;SANTA CRUZ&quot;);1;IF([.B1147]=&quot;CAICO&quot;;2;IF([.B1147]=&quot;APODI&quot;;3;IF([.B1147]=&quot;IPANGUACU&quot;;4;IF([.B1147]=&quot;MOSSORO&quot;;5;IF([.B1147]=&quot;NATAL&quot;;6;IF([.B114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3" calcext:value-type="float">
            <text:p>998,3</text:p>
          </table:table-cell>
          <table:table-cell office:value-type="float" office:value="999.2" calcext:value-type="float">
            <text:p>999,2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table:formula="of:=IF(EXACT([.B1148];&quot;SANTA CRUZ&quot;);1;IF([.B1148]=&quot;CAICO&quot;;2;IF([.B1148]=&quot;APODI&quot;;3;IF([.B1148]=&quot;IPANGUACU&quot;;4;IF([.B1148]=&quot;MOSSORO&quot;;5;IF([.B1148]=&quot;NATAL&quot;;6;IF([.B114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1.7" calcext:value-type="float">
            <text:p>1001,7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table:formula="of:=IF(EXACT([.B1149];&quot;SANTA CRUZ&quot;);1;IF([.B1149]=&quot;CAICO&quot;;2;IF([.B1149]=&quot;APODI&quot;;3;IF([.B1149]=&quot;IPANGUACU&quot;;4;IF([.B1149]=&quot;MOSSORO&quot;;5;IF([.B1149]=&quot;NATAL&quot;;6;IF([.B114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0.6" calcext:value-type="float">
            <text:p>1000,6</text:p>
          </table:table-cell>
          <table:table-cell office:value-type="float" office:value="1001.65" calcext:value-type="float">
            <text:p>1001,65</text:p>
          </table:table-cell>
          <table:table-cell office:value-type="float" office:value="1002.2" calcext:value-type="float">
            <text:p>1002,2</text:p>
          </table:table-cell>
        </table:table-row>
        <table:table-row table:style-name="ro1">
          <table:table-cell table:formula="of:=IF(EXACT([.B1150];&quot;SANTA CRUZ&quot;);1;IF([.B1150]=&quot;CAICO&quot;;2;IF([.B1150]=&quot;APODI&quot;;3;IF([.B1150]=&quot;IPANGUACU&quot;;4;IF([.B1150]=&quot;MOSSORO&quot;;5;IF([.B1150]=&quot;NATAL&quot;;6;IF([.B115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6.6" calcext:value-type="float">
            <text:p>996,6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51];&quot;SANTA CRUZ&quot;);1;IF([.B1151]=&quot;CAICO&quot;;2;IF([.B1151]=&quot;APODI&quot;;3;IF([.B1151]=&quot;IPANGUACU&quot;;4;IF([.B1151]=&quot;MOSSORO&quot;;5;IF([.B1151]=&quot;NATAL&quot;;6;IF([.B115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2.9" calcext:value-type="float">
            <text:p>992,9</text:p>
          </table:table-cell>
          <table:table-cell office:value-type="float" office:value="993.3" calcext:value-type="float">
            <text:p>993,3</text:p>
          </table:table-cell>
          <table:table-cell office:value-type="float" office:value="993.5" calcext:value-type="float">
            <text:p>993,5</text:p>
          </table:table-cell>
        </table:table-row>
        <table:table-row table:style-name="ro1">
          <table:table-cell table:formula="of:=IF(EXACT([.B1152];&quot;SANTA CRUZ&quot;);1;IF([.B1152]=&quot;CAICO&quot;;2;IF([.B1152]=&quot;APODI&quot;;3;IF([.B1152]=&quot;IPANGUACU&quot;;4;IF([.B1152]=&quot;MOSSORO&quot;;5;IF([.B1152]=&quot;NATAL&quot;;6;IF([.B115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83" calcext:value-type="float">
            <text:p>997,58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formula="of:=IF(EXACT([.B1153];&quot;SANTA CRUZ&quot;);1;IF([.B1153]=&quot;CAICO&quot;;2;IF([.B1153]=&quot;APODI&quot;;3;IF([.B1153]=&quot;IPANGUACU&quot;;4;IF([.B1153]=&quot;MOSSORO&quot;;5;IF([.B1153]=&quot;NATAL&quot;;6;IF([.B115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7.8" calcext:value-type="float">
            <text:p>997,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table:formula="of:=IF(EXACT([.B1154];&quot;SANTA CRUZ&quot;);1;IF([.B1154]=&quot;CAICO&quot;;2;IF([.B1154]=&quot;APODI&quot;;3;IF([.B1154]=&quot;IPANGUACU&quot;;4;IF([.B1154]=&quot;MOSSORO&quot;;5;IF([.B1154]=&quot;NATAL&quot;;6;IF([.B115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5.5" calcext:value-type="float">
            <text:p>995,5</text:p>
          </table:table-cell>
          <table:table-cell office:value-type="float" office:value="995.9" calcext:value-type="float">
            <text:p>995,9</text:p>
          </table:table-cell>
        </table:table-row>
        <table:table-row table:style-name="ro1">
          <table:table-cell table:formula="of:=IF(EXACT([.B1155];&quot;SANTA CRUZ&quot;);1;IF([.B1155]=&quot;CAICO&quot;;2;IF([.B1155]=&quot;APODI&quot;;3;IF([.B1155]=&quot;IPANGUACU&quot;;4;IF([.B1155]=&quot;MOSSORO&quot;;5;IF([.B1155]=&quot;NATAL&quot;;6;IF([.B115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56];&quot;SANTA CRUZ&quot;);1;IF([.B1156]=&quot;CAICO&quot;;2;IF([.B1156]=&quot;APODI&quot;;3;IF([.B1156]=&quot;IPANGUACU&quot;;4;IF([.B1156]=&quot;MOSSORO&quot;;5;IF([.B1156]=&quot;NATAL&quot;;6;IF([.B115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2" calcext:value-type="float">
            <text:p>996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157];&quot;SANTA CRUZ&quot;);1;IF([.B1157]=&quot;CAICO&quot;;2;IF([.B1157]=&quot;APODI&quot;;3;IF([.B1157]=&quot;IPANGUACU&quot;;4;IF([.B1157]=&quot;MOSSORO&quot;;5;IF([.B1157]=&quot;NATAL&quot;;6;IF([.B115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55" calcext:value-type="float">
            <text:p>995,55</text:p>
          </table:table-cell>
          <table:table-cell office:value-type="float" office:value="995.7" calcext:value-type="float">
            <text:p>995,7</text:p>
          </table:table-cell>
        </table:table-row>
        <table:table-row table:style-name="ro1">
          <table:table-cell table:formula="of:=IF(EXACT([.B1158];&quot;SANTA CRUZ&quot;);1;IF([.B1158]=&quot;CAICO&quot;;2;IF([.B1158]=&quot;APODI&quot;;3;IF([.B1158]=&quot;IPANGUACU&quot;;4;IF([.B1158]=&quot;MOSSORO&quot;;5;IF([.B1158]=&quot;NATAL&quot;;6;IF([.B115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.5" calcext:value-type="float">
            <text:p>999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159];&quot;SANTA CRUZ&quot;);1;IF([.B1159]=&quot;CAICO&quot;;2;IF([.B1159]=&quot;APODI&quot;;3;IF([.B1159]=&quot;IPANGUACU&quot;;4;IF([.B1159]=&quot;MOSSORO&quot;;5;IF([.B1159]=&quot;NATAL&quot;;6;IF([.B115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6.7" calcext:value-type="float">
            <text:p>996,7</text:p>
          </table:table-cell>
          <table:table-cell office:value-type="float" office:value="999.15" calcext:value-type="float">
            <text:p>999,1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160];&quot;SANTA CRUZ&quot;);1;IF([.B1160]=&quot;CAICO&quot;;2;IF([.B1160]=&quot;APODI&quot;;3;IF([.B1160]=&quot;IPANGUACU&quot;;4;IF([.B1160]=&quot;MOSSORO&quot;;5;IF([.B1160]=&quot;NATAL&quot;;6;IF([.B116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" calcext:value-type="float">
            <text:p>996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61];&quot;SANTA CRUZ&quot;);1;IF([.B1161]=&quot;CAICO&quot;;2;IF([.B1161]=&quot;APODI&quot;;3;IF([.B1161]=&quot;IPANGUACU&quot;;4;IF([.B1161]=&quot;MOSSORO&quot;;5;IF([.B1161]=&quot;NATAL&quot;;6;IF([.B116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999.5" calcext:value-type="float">
            <text:p>999,5</text:p>
          </table:table-cell>
        </table:table-row>
        <table:table-row table:style-name="ro1">
          <table:table-cell table:formula="of:=IF(EXACT([.B1162];&quot;SANTA CRUZ&quot;);1;IF([.B1162]=&quot;CAICO&quot;;2;IF([.B1162]=&quot;APODI&quot;;3;IF([.B1162]=&quot;IPANGUACU&quot;;4;IF([.B1162]=&quot;MOSSORO&quot;;5;IF([.B1162]=&quot;NATAL&quot;;6;IF([.B116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7.9" calcext:value-type="float">
            <text:p>997,9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163];&quot;SANTA CRUZ&quot;);1;IF([.B1163]=&quot;CAICO&quot;;2;IF([.B1163]=&quot;APODI&quot;;3;IF([.B1163]=&quot;IPANGUACU&quot;;4;IF([.B1163]=&quot;MOSSORO&quot;;5;IF([.B1163]=&quot;NATAL&quot;;6;IF([.B116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3" calcext:value-type="float">
            <text:p>996,3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64];&quot;SANTA CRUZ&quot;);1;IF([.B1164]=&quot;CAICO&quot;;2;IF([.B1164]=&quot;APODI&quot;;3;IF([.B1164]=&quot;IPANGUACU&quot;;4;IF([.B1164]=&quot;MOSSORO&quot;;5;IF([.B1164]=&quot;NATAL&quot;;6;IF([.B116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3" calcext:value-type="float">
            <text:p>995,3</text:p>
          </table:table-cell>
          <table:table-cell office:value-type="float" office:value="997.3" calcext:value-type="float">
            <text:p>997,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165];&quot;SANTA CRUZ&quot;);1;IF([.B1165]=&quot;CAICO&quot;;2;IF([.B1165]=&quot;APODI&quot;;3;IF([.B1165]=&quot;IPANGUACU&quot;;4;IF([.B1165]=&quot;MOSSORO&quot;;5;IF([.B1165]=&quot;NATAL&quot;;6;IF([.B116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7.4" calcext:value-type="float">
            <text:p>997,4</text:p>
          </table:table-cell>
        </table:table-row>
        <table:table-row table:style-name="ro1">
          <table:table-cell table:formula="of:=IF(EXACT([.B1166];&quot;SANTA CRUZ&quot;);1;IF([.B1166]=&quot;CAICO&quot;;2;IF([.B1166]=&quot;APODI&quot;;3;IF([.B1166]=&quot;IPANGUACU&quot;;4;IF([.B1166]=&quot;MOSSORO&quot;;5;IF([.B1166]=&quot;NATAL&quot;;6;IF([.B116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7" calcext:value-type="float">
            <text:p>994,7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3" calcext:value-type="float">
            <text:p>996,3</text:p>
          </table:table-cell>
        </table:table-row>
        <table:table-row table:style-name="ro1">
          <table:table-cell table:formula="of:=IF(EXACT([.B1167];&quot;SANTA CRUZ&quot;);1;IF([.B1167]=&quot;CAICO&quot;;2;IF([.B1167]=&quot;APODI&quot;;3;IF([.B1167]=&quot;IPANGUACU&quot;;4;IF([.B1167]=&quot;MOSSORO&quot;;5;IF([.B1167]=&quot;NATAL&quot;;6;IF([.B116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993.6" calcext:value-type="float">
            <text:p>993,6</text:p>
          </table:table-cell>
        </table:table-row>
        <table:table-row table:style-name="ro1">
          <table:table-cell table:formula="of:=IF(EXACT([.B1168];&quot;SANTA CRUZ&quot;);1;IF([.B1168]=&quot;CAICO&quot;;2;IF([.B1168]=&quot;APODI&quot;;3;IF([.B1168]=&quot;IPANGUACU&quot;;4;IF([.B1168]=&quot;MOSSORO&quot;;5;IF([.B1168]=&quot;NATAL&quot;;6;IF([.B116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3.6" calcext:value-type="float">
            <text:p>993,6</text:p>
          </table:table-cell>
          <table:table-cell office:value-type="float" office:value="995.35" calcext:value-type="float">
            <text:p>995,35</text:p>
          </table:table-cell>
          <table:table-cell office:value-type="float" office:value="995.4" calcext:value-type="float">
            <text:p>995,4</text:p>
          </table:table-cell>
        </table:table-row>
        <table:table-row table:style-name="ro1">
          <table:table-cell table:formula="of:=IF(EXACT([.B1169];&quot;SANTA CRUZ&quot;);1;IF([.B1169]=&quot;CAICO&quot;;2;IF([.B1169]=&quot;APODI&quot;;3;IF([.B1169]=&quot;IPANGUACU&quot;;4;IF([.B1169]=&quot;MOSSORO&quot;;5;IF([.B1169]=&quot;NATAL&quot;;6;IF([.B116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5.9" calcext:value-type="float">
            <text:p>995,9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70];&quot;SANTA CRUZ&quot;);1;IF([.B1170]=&quot;CAICO&quot;;2;IF([.B1170]=&quot;APODI&quot;;3;IF([.B1170]=&quot;IPANGUACU&quot;;4;IF([.B1170]=&quot;MOSSORO&quot;;5;IF([.B1170]=&quot;NATAL&quot;;6;IF([.B117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" calcext:value-type="float">
            <text:p>999</text:p>
          </table:table-cell>
          <table:table-cell office:value-type="float" office:value="999.133" calcext:value-type="float">
            <text:p>999,133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71];&quot;SANTA CRUZ&quot;);1;IF([.B1171]=&quot;CAICO&quot;;2;IF([.B1171]=&quot;APODI&quot;;3;IF([.B1171]=&quot;IPANGUACU&quot;;4;IF([.B1171]=&quot;MOSSORO&quot;;5;IF([.B1171]=&quot;NATAL&quot;;6;IF([.B117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7.2" calcext:value-type="float">
            <text:p>997,2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172];&quot;SANTA CRUZ&quot;);1;IF([.B1172]=&quot;CAICO&quot;;2;IF([.B1172]=&quot;APODI&quot;;3;IF([.B1172]=&quot;IPANGUACU&quot;;4;IF([.B1172]=&quot;MOSSORO&quot;;5;IF([.B1172]=&quot;NATAL&quot;;6;IF([.B117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75" calcext:value-type="float">
            <text:p>999,75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73];&quot;SANTA CRUZ&quot;);1;IF([.B1173]=&quot;CAICO&quot;;2;IF([.B1173]=&quot;APODI&quot;;3;IF([.B1173]=&quot;IPANGUACU&quot;;4;IF([.B1173]=&quot;MOSSORO&quot;;5;IF([.B1173]=&quot;NATAL&quot;;6;IF([.B117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3" calcext:value-type="float">
            <text:p>997,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74];&quot;SANTA CRUZ&quot;);1;IF([.B1174]=&quot;CAICO&quot;;2;IF([.B1174]=&quot;APODI&quot;;3;IF([.B1174]=&quot;IPANGUACU&quot;;4;IF([.B1174]=&quot;MOSSORO&quot;;5;IF([.B1174]=&quot;NATAL&quot;;6;IF([.B117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9.1" calcext:value-type="float">
            <text:p>999,1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75];&quot;SANTA CRUZ&quot;);1;IF([.B1175]=&quot;CAICO&quot;;2;IF([.B1175]=&quot;APODI&quot;;3;IF([.B1175]=&quot;IPANGUACU&quot;;4;IF([.B1175]=&quot;MOSSORO&quot;;5;IF([.B1175]=&quot;NATAL&quot;;6;IF([.B117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5.8" calcext:value-type="float">
            <text:p>995,8</text:p>
          </table:table-cell>
          <table:table-cell office:value-type="float" office:value="997.2" calcext:value-type="float">
            <text:p>997,2</text:p>
          </table:table-cell>
          <table:table-cell office:value-type="float" office:value="997.9" calcext:value-type="float">
            <text:p>997,9</text:p>
          </table:table-cell>
        </table:table-row>
        <table:table-row table:style-name="ro1">
          <table:table-cell table:formula="of:=IF(EXACT([.B1176];&quot;SANTA CRUZ&quot;);1;IF([.B1176]=&quot;CAICO&quot;;2;IF([.B1176]=&quot;APODI&quot;;3;IF([.B1176]=&quot;IPANGUACU&quot;;4;IF([.B1176]=&quot;MOSSORO&quot;;5;IF([.B1176]=&quot;NATAL&quot;;6;IF([.B117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6.5" calcext:value-type="float">
            <text:p>996,5</text:p>
          </table:table-cell>
          <table:table-cell office:value-type="float" office:value="996.65" calcext:value-type="float">
            <text:p>996,65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table:formula="of:=IF(EXACT([.B1177];&quot;SANTA CRUZ&quot;);1;IF([.B1177]=&quot;CAICO&quot;;2;IF([.B1177]=&quot;APODI&quot;;3;IF([.B1177]=&quot;IPANGUACU&quot;;4;IF([.B1177]=&quot;MOSSORO&quot;;5;IF([.B1177]=&quot;NATAL&quot;;6;IF([.B117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4.4" calcext:value-type="float">
            <text:p>994,4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table:formula="of:=IF(EXACT([.B1178];&quot;SANTA CRUZ&quot;);1;IF([.B1178]=&quot;CAICO&quot;;2;IF([.B1178]=&quot;APODI&quot;;3;IF([.B1178]=&quot;IPANGUACU&quot;;4;IF([.B1178]=&quot;MOSSORO&quot;;5;IF([.B1178]=&quot;NATAL&quot;;6;IF([.B117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6.45" calcext:value-type="float">
            <text:p>996,45</text:p>
          </table:table-cell>
          <table:table-cell office:value-type="float" office:value="997.5" calcext:value-type="float">
            <text:p>997,5</text:p>
          </table:table-cell>
        </table:table-row>
        <table:table-row table:style-name="ro1">
          <table:table-cell table:formula="of:=IF(EXACT([.B1179];&quot;SANTA CRUZ&quot;);1;IF([.B1179]=&quot;CAICO&quot;;2;IF([.B1179]=&quot;APODI&quot;;3;IF([.B1179]=&quot;IPANGUACU&quot;;4;IF([.B1179]=&quot;MOSSORO&quot;;5;IF([.B1179]=&quot;NATAL&quot;;6;IF([.B117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7" calcext:value-type="float">
            <text:p>995,7</text:p>
          </table:table-cell>
          <table:table-cell office:value-type="float" office:value="995.1" calcext:value-type="float">
            <text:p>995,1</text:p>
          </table:table-cell>
        </table:table-row>
        <table:table-row table:style-name="ro1">
          <table:table-cell table:formula="of:=IF(EXACT([.B1180];&quot;SANTA CRUZ&quot;);1;IF([.B1180]=&quot;CAICO&quot;;2;IF([.B1180]=&quot;APODI&quot;;3;IF([.B1180]=&quot;IPANGUACU&quot;;4;IF([.B1180]=&quot;MOSSORO&quot;;5;IF([.B1180]=&quot;NATAL&quot;;6;IF([.B118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5" calcext:value-type="float">
            <text:p>999,5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181];&quot;SANTA CRUZ&quot;);1;IF([.B1181]=&quot;CAICO&quot;;2;IF([.B1181]=&quot;APODI&quot;;3;IF([.B1181]=&quot;IPANGUACU&quot;;4;IF([.B1181]=&quot;MOSSORO&quot;;5;IF([.B1181]=&quot;NATAL&quot;;6;IF([.B118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8" calcext:value-type="float">
            <text:p>997,8</text:p>
          </table:table-cell>
          <table:table-cell office:value-type="float" office:value="997.7" calcext:value-type="float">
            <text:p>997,7</text:p>
          </table:table-cell>
        </table:table-row>
        <table:table-row table:style-name="ro1">
          <table:table-cell table:formula="of:=IF(EXACT([.B1182];&quot;SANTA CRUZ&quot;);1;IF([.B1182]=&quot;CAICO&quot;;2;IF([.B1182]=&quot;APODI&quot;;3;IF([.B1182]=&quot;IPANGUACU&quot;;4;IF([.B1182]=&quot;MOSSORO&quot;;5;IF([.B1182]=&quot;NATAL&quot;;6;IF([.B118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8.2" calcext:value-type="float">
            <text:p>998,2</text:p>
          </table:table-cell>
          <table:table-cell office:value-type="float" office:value="997.7" calcext:value-type="float">
            <text:p>997,7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table:formula="of:=IF(EXACT([.B1183];&quot;SANTA CRUZ&quot;);1;IF([.B1183]=&quot;CAICO&quot;;2;IF([.B1183]=&quot;APODI&quot;;3;IF([.B1183]=&quot;IPANGUACU&quot;;4;IF([.B1183]=&quot;MOSSORO&quot;;5;IF([.B1183]=&quot;NATAL&quot;;6;IF([.B118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4" calcext:value-type="float">
            <text:p>997,4</text:p>
          </table:table-cell>
          <table:table-cell office:value-type="float" office:value="998.3" calcext:value-type="float">
            <text:p>998,3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formula="of:=IF(EXACT([.B1184];&quot;SANTA CRUZ&quot;);1;IF([.B1184]=&quot;CAICO&quot;;2;IF([.B1184]=&quot;APODI&quot;;3;IF([.B1184]=&quot;IPANGUACU&quot;;4;IF([.B1184]=&quot;MOSSORO&quot;;5;IF([.B1184]=&quot;NATAL&quot;;6;IF([.B118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4.4" calcext:value-type="float">
            <text:p>994,4</text:p>
          </table:table-cell>
          <table:table-cell office:value-type="float" office:value="996.2" calcext:value-type="float">
            <text:p>996,2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85];&quot;SANTA CRUZ&quot;);1;IF([.B1185]=&quot;CAICO&quot;;2;IF([.B1185]=&quot;APODI&quot;;3;IF([.B1185]=&quot;IPANGUACU&quot;;4;IF([.B1185]=&quot;MOSSORO&quot;;5;IF([.B1185]=&quot;NATAL&quot;;6;IF([.B118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4" calcext:value-type="float">
            <text:p>997,4</text:p>
          </table:table-cell>
          <table:table-cell office:value-type="float" office:value="996.4" calcext:value-type="float">
            <text:p>996,4</text:p>
          </table:table-cell>
        </table:table-row>
        <table:table-row table:style-name="ro1">
          <table:table-cell table:formula="of:=IF(EXACT([.B1186];&quot;SANTA CRUZ&quot;);1;IF([.B1186]=&quot;CAICO&quot;;2;IF([.B1186]=&quot;APODI&quot;;3;IF([.B1186]=&quot;IPANGUACU&quot;;4;IF([.B1186]=&quot;MOSSORO&quot;;5;IF([.B1186]=&quot;NATAL&quot;;6;IF([.B118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85" calcext:value-type="float">
            <text:p>996,85</text:p>
          </table:table-cell>
          <table:table-cell office:value-type="float" office:value="997.6" calcext:value-type="float">
            <text:p>997,6</text:p>
          </table:table-cell>
        </table:table-row>
        <table:table-row table:style-name="ro1">
          <table:table-cell table:formula="of:=IF(EXACT([.B1187];&quot;SANTA CRUZ&quot;);1;IF([.B1187]=&quot;CAICO&quot;;2;IF([.B1187]=&quot;APODI&quot;;3;IF([.B1187]=&quot;IPANGUACU&quot;;4;IF([.B1187]=&quot;MOSSORO&quot;;5;IF([.B1187]=&quot;NATAL&quot;;6;IF([.B118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88];&quot;SANTA CRUZ&quot;);1;IF([.B1188]=&quot;CAICO&quot;;2;IF([.B1188]=&quot;APODI&quot;;3;IF([.B1188]=&quot;IPANGUACU&quot;;4;IF([.B1188]=&quot;MOSSORO&quot;;5;IF([.B1188]=&quot;NATAL&quot;;6;IF([.B118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table:number-columns-repeated="2" office:value-type="float" office:value="998.3" calcext:value-type="float">
            <text:p>998,3</text:p>
          </table:table-cell>
        </table:table-row>
        <table:table-row table:style-name="ro1">
          <table:table-cell table:formula="of:=IF(EXACT([.B1189];&quot;SANTA CRUZ&quot;);1;IF([.B1189]=&quot;CAICO&quot;;2;IF([.B1189]=&quot;APODI&quot;;3;IF([.B1189]=&quot;IPANGUACU&quot;;4;IF([.B1189]=&quot;MOSSORO&quot;;5;IF([.B1189]=&quot;NATAL&quot;;6;IF([.B118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4.9" calcext:value-type="float">
            <text:p>994,9</text:p>
          </table:table-cell>
          <table:table-cell office:value-type="float" office:value="995.6" calcext:value-type="float">
            <text:p>995,6</text:p>
          </table:table-cell>
          <table:table-cell office:value-type="float" office:value="995.8" calcext:value-type="float">
            <text:p>995,8</text:p>
          </table:table-cell>
        </table:table-row>
        <table:table-row table:style-name="ro1">
          <table:table-cell table:formula="of:=IF(EXACT([.B1190];&quot;SANTA CRUZ&quot;);1;IF([.B1190]=&quot;CAICO&quot;;2;IF([.B1190]=&quot;APODI&quot;;3;IF([.B1190]=&quot;IPANGUACU&quot;;4;IF([.B1190]=&quot;MOSSORO&quot;;5;IF([.B1190]=&quot;NATAL&quot;;6;IF([.B119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6.8" calcext:value-type="float">
            <text:p>996,8</text:p>
          </table:table-cell>
          <table:table-cell office:value-type="float" office:value="996.95" calcext:value-type="float">
            <text:p>996,95</text:p>
          </table:table-cell>
          <table:table-cell office:value-type="float" office:value="996.2" calcext:value-type="float">
            <text:p>996,2</text:p>
          </table:table-cell>
        </table:table-row>
        <table:table-row table:style-name="ro1">
          <table:table-cell table:formula="of:=IF(EXACT([.B1191];&quot;SANTA CRUZ&quot;);1;IF([.B1191]=&quot;CAICO&quot;;2;IF([.B1191]=&quot;APODI&quot;;3;IF([.B1191]=&quot;IPANGUACU&quot;;4;IF([.B1191]=&quot;MOSSORO&quot;;5;IF([.B1191]=&quot;NATAL&quot;;6;IF([.B119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7" calcext:value-type="float">
            <text:p>995,7</text:p>
          </table:table-cell>
          <table:table-cell office:value-type="float" office:value="996.6" calcext:value-type="float">
            <text:p>996,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192];&quot;SANTA CRUZ&quot;);1;IF([.B1192]=&quot;CAICO&quot;;2;IF([.B1192]=&quot;APODI&quot;;3;IF([.B1192]=&quot;IPANGUACU&quot;;4;IF([.B1192]=&quot;MOSSORO&quot;;5;IF([.B1192]=&quot;NATAL&quot;;6;IF([.B119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996.4" calcext:value-type="float">
            <text:p>996,4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93];&quot;SANTA CRUZ&quot;);1;IF([.B1193]=&quot;CAICO&quot;;2;IF([.B1193]=&quot;APODI&quot;;3;IF([.B1193]=&quot;IPANGUACU&quot;;4;IF([.B1193]=&quot;MOSSORO&quot;;5;IF([.B1193]=&quot;NATAL&quot;;6;IF([.B119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3.8" calcext:value-type="float">
            <text:p>993,8</text:p>
          </table:table-cell>
          <table:table-cell office:value-type="float" office:value="994.6" calcext:value-type="float">
            <text:p>994,6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formula="of:=IF(EXACT([.B1194];&quot;SANTA CRUZ&quot;);1;IF([.B1194]=&quot;CAICO&quot;;2;IF([.B1194]=&quot;APODI&quot;;3;IF([.B1194]=&quot;IPANGUACU&quot;;4;IF([.B1194]=&quot;MOSSORO&quot;;5;IF([.B1194]=&quot;NATAL&quot;;6;IF([.B119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4.4" calcext:value-type="float">
            <text:p>994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195];&quot;SANTA CRUZ&quot;);1;IF([.B1195]=&quot;CAICO&quot;;2;IF([.B1195]=&quot;APODI&quot;;3;IF([.B1195]=&quot;IPANGUACU&quot;;4;IF([.B1195]=&quot;MOSSORO&quot;;5;IF([.B1195]=&quot;NATAL&quot;;6;IF([.B119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5.5" calcext:value-type="float">
            <text:p>995,5</text:p>
          </table:table-cell>
          <table:table-cell office:value-type="float" office:value="997.2" calcext:value-type="float">
            <text:p>997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196];&quot;SANTA CRUZ&quot;);1;IF([.B1196]=&quot;CAICO&quot;;2;IF([.B1196]=&quot;APODI&quot;;3;IF([.B1196]=&quot;IPANGUACU&quot;;4;IF([.B1196]=&quot;MOSSORO&quot;;5;IF([.B1196]=&quot;NATAL&quot;;6;IF([.B119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.9" calcext:value-type="float">
            <text:p>998,9</text:p>
          </table:table-cell>
          <table:table-cell office:value-type="float" office:value="999.3" calcext:value-type="float">
            <text:p>999,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formula="of:=IF(EXACT([.B1197];&quot;SANTA CRUZ&quot;);1;IF([.B1197]=&quot;CAICO&quot;;2;IF([.B1197]=&quot;APODI&quot;;3;IF([.B1197]=&quot;IPANGUACU&quot;;4;IF([.B1197]=&quot;MOSSORO&quot;;5;IF([.B1197]=&quot;NATAL&quot;;6;IF([.B119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3.9" calcext:value-type="float">
            <text:p>993,9</text:p>
          </table:table-cell>
          <table:table-cell office:value-type="float" office:value="994.2" calcext:value-type="float">
            <text:p>994,2</text:p>
          </table:table-cell>
          <table:table-cell office:value-type="float" office:value="994.8" calcext:value-type="float">
            <text:p>994,8</text:p>
          </table:table-cell>
        </table:table-row>
        <table:table-row table:style-name="ro1">
          <table:table-cell table:formula="of:=IF(EXACT([.B1198];&quot;SANTA CRUZ&quot;);1;IF([.B1198]=&quot;CAICO&quot;;2;IF([.B1198]=&quot;APODI&quot;;3;IF([.B1198]=&quot;IPANGUACU&quot;;4;IF([.B1198]=&quot;MOSSORO&quot;;5;IF([.B1198]=&quot;NATAL&quot;;6;IF([.B119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7.1" calcext:value-type="float">
            <text:p>997,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formula="of:=IF(EXACT([.B1199];&quot;SANTA CRUZ&quot;);1;IF([.B1199]=&quot;CAICO&quot;;2;IF([.B1199]=&quot;APODI&quot;;3;IF([.B1199]=&quot;IPANGUACU&quot;;4;IF([.B1199]=&quot;MOSSORO&quot;;5;IF([.B1199]=&quot;NATAL&quot;;6;IF([.B119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6.5" calcext:value-type="float">
            <text:p>996,5</text:p>
          </table:table-cell>
          <table:table-cell office:value-type="float" office:value="998" calcext:value-type="float">
            <text:p>998</text:p>
          </table:table-cell>
          <table:table-cell office:value-type="float" office:value="1000.2" calcext:value-type="float">
            <text:p>1000,2</text:p>
          </table:table-cell>
        </table:table-row>
        <table:table-row table:style-name="ro1">
          <table:table-cell table:formula="of:=IF(EXACT([.B1200];&quot;SANTA CRUZ&quot;);1;IF([.B1200]=&quot;CAICO&quot;;2;IF([.B1200]=&quot;APODI&quot;;3;IF([.B1200]=&quot;IPANGUACU&quot;;4;IF([.B1200]=&quot;MOSSORO&quot;;5;IF([.B1200]=&quot;NATAL&quot;;6;IF([.B120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6" calcext:value-type="float">
            <text:p>996</text:p>
          </table:table-cell>
          <table:table-cell office:value-type="float" office:value="1000.25" calcext:value-type="float">
            <text:p>1000,25</text:p>
          </table:table-cell>
          <table:table-cell office:value-type="float" office:value="998.4" calcext:value-type="float">
            <text:p>998,4</text:p>
          </table:table-cell>
        </table:table-row>
        <table:table-row table:style-name="ro1">
          <table:table-cell table:formula="of:=IF(EXACT([.B1201];&quot;SANTA CRUZ&quot;);1;IF([.B1201]=&quot;CAICO&quot;;2;IF([.B1201]=&quot;APODI&quot;;3;IF([.B1201]=&quot;IPANGUACU&quot;;4;IF([.B1201]=&quot;MOSSORO&quot;;5;IF([.B1201]=&quot;NATAL&quot;;6;IF([.B120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9" calcext:value-type="float">
            <text:p>997,9</text:p>
          </table:table-cell>
          <table:table-cell office:value-type="float" office:value="997.3" calcext:value-type="float">
            <text:p>997,3</text:p>
          </table:table-cell>
          <table:table-cell office:value-type="float" office:value="996.8" calcext:value-type="float">
            <text:p>996,8</text:p>
          </table:table-cell>
        </table:table-row>
        <table:table-row table:style-name="ro1">
          <table:table-cell table:formula="of:=IF(EXACT([.B1202];&quot;SANTA CRUZ&quot;);1;IF([.B1202]=&quot;CAICO&quot;;2;IF([.B1202]=&quot;APODI&quot;;3;IF([.B1202]=&quot;IPANGUACU&quot;;4;IF([.B1202]=&quot;MOSSORO&quot;;5;IF([.B1202]=&quot;NATAL&quot;;6;IF([.B120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96" calcext:value-type="float">
            <text:p>996</text:p>
          </table:table-cell>
          <table:table-cell office:value-type="float" office:value="998.186" calcext:value-type="float">
            <text:p>998,186</text:p>
          </table:table-cell>
          <table:table-cell office:value-type="float" office:value="998.2" calcext:value-type="float">
            <text:p>998,2</text:p>
          </table:table-cell>
        </table:table-row>
        <table:table-row table:style-name="ro1">
          <table:table-cell table:formula="of:=IF(EXACT([.B1203];&quot;SANTA CRUZ&quot;);1;IF([.B1203]=&quot;CAICO&quot;;2;IF([.B1203]=&quot;APODI&quot;;3;IF([.B1203]=&quot;IPANGUACU&quot;;4;IF([.B1203]=&quot;MOSSORO&quot;;5;IF([.B1203]=&quot;NATAL&quot;;6;IF([.B120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6.1" calcext:value-type="float">
            <text:p>996,1</text:p>
          </table:table-cell>
          <table:table-cell office:value-type="float" office:value="995.4" calcext:value-type="float">
            <text:p>995,4</text:p>
          </table:table-cell>
          <table:table-cell office:value-type="float" office:value="994.7" calcext:value-type="float">
            <text:p>994,7</text:p>
          </table:table-cell>
        </table:table-row>
        <table:table-row table:style-name="ro1">
          <table:table-cell table:formula="of:=IF(EXACT([.B1204];&quot;SANTA CRUZ&quot;);1;IF([.B1204]=&quot;CAICO&quot;;2;IF([.B1204]=&quot;APODI&quot;;3;IF([.B1204]=&quot;IPANGUACU&quot;;4;IF([.B1204]=&quot;MOSSORO&quot;;5;IF([.B1204]=&quot;NATAL&quot;;6;IF([.B120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7" calcext:value-type="float">
            <text:p>997,7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205];&quot;SANTA CRUZ&quot;);1;IF([.B1205]=&quot;CAICO&quot;;2;IF([.B1205]=&quot;APODI&quot;;3;IF([.B1205]=&quot;IPANGUACU&quot;;4;IF([.B1205]=&quot;MOSSORO&quot;;5;IF([.B1205]=&quot;NATAL&quot;;6;IF([.B120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7.6" calcext:value-type="float">
            <text:p>997,6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</table:table-row>
        <table:table-row table:style-name="ro1">
          <table:table-cell table:formula="of:=IF(EXACT([.B1206];&quot;SANTA CRUZ&quot;);1;IF([.B1206]=&quot;CAICO&quot;;2;IF([.B1206]=&quot;APODI&quot;;3;IF([.B1206]=&quot;IPANGUACU&quot;;4;IF([.B1206]=&quot;MOSSORO&quot;;5;IF([.B1206]=&quot;NATAL&quot;;6;IF([.B120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4.8" calcext:value-type="float">
            <text:p>994,8</text:p>
          </table:table-cell>
          <table:table-cell office:value-type="float" office:value="997.6" calcext:value-type="float">
            <text:p>997,6</text:p>
          </table:table-cell>
          <table:table-cell office:value-type="float" office:value="998.1" calcext:value-type="float">
            <text:p>998,1</text:p>
          </table:table-cell>
        </table:table-row>
        <table:table-row table:style-name="ro1">
          <table:table-cell table:formula="of:=IF(EXACT([.B1207];&quot;SANTA CRUZ&quot;);1;IF([.B1207]=&quot;CAICO&quot;;2;IF([.B1207]=&quot;APODI&quot;;3;IF([.B1207]=&quot;IPANGUACU&quot;;4;IF([.B1207]=&quot;MOSSORO&quot;;5;IF([.B1207]=&quot;NATAL&quot;;6;IF([.B120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1000.1" calcext:value-type="float">
            <text:p>1000,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IF(EXACT([.B1208];&quot;SANTA CRUZ&quot;);1;IF([.B1208]=&quot;CAICO&quot;;2;IF([.B1208]=&quot;APODI&quot;;3;IF([.B1208]=&quot;IPANGUACU&quot;;4;IF([.B1208]=&quot;MOSSORO&quot;;5;IF([.B1208]=&quot;NATAL&quot;;6;IF([.B120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6.6" calcext:value-type="float">
            <text:p>996,6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0.8" calcext:value-type="float">
            <text:p>1000,8</text:p>
          </table:table-cell>
        </table:table-row>
        <table:table-row table:style-name="ro1">
          <table:table-cell table:formula="of:=IF(EXACT([.B1209];&quot;SANTA CRUZ&quot;);1;IF([.B1209]=&quot;CAICO&quot;;2;IF([.B1209]=&quot;APODI&quot;;3;IF([.B1209]=&quot;IPANGUACU&quot;;4;IF([.B1209]=&quot;MOSSORO&quot;;5;IF([.B1209]=&quot;NATAL&quot;;6;IF([.B120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5.2" calcext:value-type="float">
            <text:p>995,2</text:p>
          </table:table-cell>
          <table:table-cell office:value-type="float" office:value="996.4" calcext:value-type="float">
            <text:p>996,4</text:p>
          </table:table-cell>
          <table:table-cell office:value-type="float" office:value="996.1" calcext:value-type="float">
            <text:p>996,1</text:p>
          </table:table-cell>
        </table:table-row>
        <table:table-row table:style-name="ro1">
          <table:table-cell table:formula="of:=IF(EXACT([.B1210];&quot;SANTA CRUZ&quot;);1;IF([.B1210]=&quot;CAICO&quot;;2;IF([.B1210]=&quot;APODI&quot;;3;IF([.B1210]=&quot;IPANGUACU&quot;;4;IF([.B1210]=&quot;MOSSORO&quot;;5;IF([.B1210]=&quot;NATAL&quot;;6;IF([.B121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7.5" calcext:value-type="float">
            <text:p>997,5</text:p>
          </table:table-cell>
          <table:table-cell office:value-type="float" office:value="998.8" calcext:value-type="float">
            <text:p>998,8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formula="of:=IF(EXACT([.B1211];&quot;SANTA CRUZ&quot;);1;IF([.B1211]=&quot;CAICO&quot;;2;IF([.B1211]=&quot;APODI&quot;;3;IF([.B1211]=&quot;IPANGUACU&quot;;4;IF([.B1211]=&quot;MOSSORO&quot;;5;IF([.B1211]=&quot;NATAL&quot;;6;IF([.B121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8.5" calcext:value-type="float">
            <text:p>998,5</text:p>
          </table:table-cell>
          <table:table-cell office:value-type="float" office:value="998.2" calcext:value-type="float">
            <text:p>998,2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formula="of:=IF(EXACT([.B1212];&quot;SANTA CRUZ&quot;);1;IF([.B1212]=&quot;CAICO&quot;;2;IF([.B1212]=&quot;APODI&quot;;3;IF([.B1212]=&quot;IPANGUACU&quot;;4;IF([.B1212]=&quot;MOSSORO&quot;;5;IF([.B1212]=&quot;NATAL&quot;;6;IF([.B121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8.1" calcext:value-type="float">
            <text:p>998,1</text:p>
          </table:table-cell>
          <table:table-cell office:value-type="float" office:value="999.4" calcext:value-type="float">
            <text:p>999,4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formula="of:=IF(EXACT([.B1213];&quot;SANTA CRUZ&quot;);1;IF([.B1213]=&quot;CAICO&quot;;2;IF([.B1213]=&quot;APODI&quot;;3;IF([.B1213]=&quot;IPANGUACU&quot;;4;IF([.B1213]=&quot;MOSSORO&quot;;5;IF([.B1213]=&quot;NATAL&quot;;6;IF([.B121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99.8" calcext:value-type="float">
            <text:p>999,8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formula="of:=IF(EXACT([.B1214];&quot;SANTA CRUZ&quot;);1;IF([.B1214]=&quot;CAICO&quot;;2;IF([.B1214]=&quot;APODI&quot;;3;IF([.B1214]=&quot;IPANGUACU&quot;;4;IF([.B1214]=&quot;MOSSORO&quot;;5;IF([.B1214]=&quot;NATAL&quot;;6;IF([.B1214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2" calcext:value-type="float">
            <text:p>1001,2</text:p>
          </table:table-cell>
          <table:table-cell office:value-type="float" office:value="1000.6" calcext:value-type="float">
            <text:p>1000,6</text:p>
          </table:table-cell>
        </table:table-row>
        <table:table-row table:style-name="ro1">
          <table:table-cell table:formula="of:=IF(EXACT([.B1215];&quot;SANTA CRUZ&quot;);1;IF([.B1215]=&quot;CAICO&quot;;2;IF([.B1215]=&quot;APODI&quot;;3;IF([.B1215]=&quot;IPANGUACU&quot;;4;IF([.B1215]=&quot;MOSSORO&quot;;5;IF([.B1215]=&quot;NATAL&quot;;6;IF([.B1215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99.9" calcext:value-type="float">
            <text:p>999,9</text:p>
          </table:table-cell>
          <table:table-cell office:value-type="float" office:value="1000.2" calcext:value-type="float">
            <text:p>1000,2</text:p>
          </table:table-cell>
          <table:table-cell office:value-type="float" office:value="1001.1" calcext:value-type="float">
            <text:p>1001,1</text:p>
          </table:table-cell>
        </table:table-row>
        <table:table-row table:style-name="ro1">
          <table:table-cell table:formula="of:=IF(EXACT([.B1216];&quot;SANTA CRUZ&quot;);1;IF([.B1216]=&quot;CAICO&quot;;2;IF([.B1216]=&quot;APODI&quot;;3;IF([.B1216]=&quot;IPANGUACU&quot;;4;IF([.B1216]=&quot;MOSSORO&quot;;5;IF([.B1216]=&quot;NATAL&quot;;6;IF([.B1216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8.2" calcext:value-type="float">
            <text:p>998,2</text:p>
          </table:table-cell>
          <table:table-cell office:value-type="float" office:value="999.233" calcext:value-type="float">
            <text:p>999,233</text:p>
          </table:table-cell>
          <table:table-cell office:value-type="float" office:value="999.9" calcext:value-type="float">
            <text:p>999,9</text:p>
          </table:table-cell>
        </table:table-row>
        <table:table-row table:style-name="ro1">
          <table:table-cell table:formula="of:=IF(EXACT([.B1217];&quot;SANTA CRUZ&quot;);1;IF([.B1217]=&quot;CAICO&quot;;2;IF([.B1217]=&quot;APODI&quot;;3;IF([.B1217]=&quot;IPANGUACU&quot;;4;IF([.B1217]=&quot;MOSSORO&quot;;5;IF([.B1217]=&quot;NATAL&quot;;6;IF([.B1217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8.5" calcext:value-type="float">
            <text:p>998,5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218];&quot;SANTA CRUZ&quot;);1;IF([.B1218]=&quot;CAICO&quot;;2;IF([.B1218]=&quot;APODI&quot;;3;IF([.B1218]=&quot;IPANGUACU&quot;;4;IF([.B1218]=&quot;MOSSORO&quot;;5;IF([.B1218]=&quot;NATAL&quot;;6;IF([.B1218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01.05" calcext:value-type="float">
            <text:p>1001,05</text:p>
          </table:table-cell>
          <table:table-cell office:value-type="float" office:value="1001.4" calcext:value-type="float">
            <text:p>1001,4</text:p>
          </table:table-cell>
        </table:table-row>
        <table:table-row table:style-name="ro1">
          <table:table-cell table:formula="of:=IF(EXACT([.B1219];&quot;SANTA CRUZ&quot;);1;IF([.B1219]=&quot;CAICO&quot;;2;IF([.B1219]=&quot;APODI&quot;;3;IF([.B1219]=&quot;IPANGUACU&quot;;4;IF([.B1219]=&quot;MOSSORO&quot;;5;IF([.B1219]=&quot;NATAL&quot;;6;IF([.B1219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.4" calcext:value-type="float">
            <text:p>1000,4</text:p>
          </table:table-cell>
          <table:table-cell office:value-type="float" office:value="999.8" calcext:value-type="float">
            <text:p>999,8</text:p>
          </table:table-cell>
        </table:table-row>
        <table:table-row table:style-name="ro1">
          <table:table-cell table:formula="of:=IF(EXACT([.B1220];&quot;SANTA CRUZ&quot;);1;IF([.B1220]=&quot;CAICO&quot;;2;IF([.B1220]=&quot;APODI&quot;;3;IF([.B1220]=&quot;IPANGUACU&quot;;4;IF([.B1220]=&quot;MOSSORO&quot;;5;IF([.B1220]=&quot;NATAL&quot;;6;IF([.B1220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.3" calcext:value-type="float">
            <text:p>1000,3</text:p>
          </table:table-cell>
          <table:table-cell office:value-type="float" office:value="1000.5" calcext:value-type="float">
            <text:p>1000,5</text:p>
          </table:table-cell>
          <table:table-cell office:value-type="float" office:value="1000.1" calcext:value-type="float">
            <text:p>1000,1</text:p>
          </table:table-cell>
        </table:table-row>
        <table:table-row table:style-name="ro1">
          <table:table-cell table:formula="of:=IF(EXACT([.B1221];&quot;SANTA CRUZ&quot;);1;IF([.B1221]=&quot;CAICO&quot;;2;IF([.B1221]=&quot;APODI&quot;;3;IF([.B1221]=&quot;IPANGUACU&quot;;4;IF([.B1221]=&quot;MOSSORO&quot;;5;IF([.B1221]=&quot;NATAL&quot;;6;IF([.B1221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7.5" calcext:value-type="float">
            <text:p>997,5</text:p>
          </table:table-cell>
          <table:table-cell office:value-type="float" office:value="997.3" calcext:value-type="float">
            <text:p>997,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formula="of:=IF(EXACT([.B1222];&quot;SANTA CRUZ&quot;);1;IF([.B1222]=&quot;CAICO&quot;;2;IF([.B1222]=&quot;APODI&quot;;3;IF([.B1222]=&quot;IPANGUACU&quot;;4;IF([.B1222]=&quot;MOSSORO&quot;;5;IF([.B1222]=&quot;NATAL&quot;;6;IF([.B1222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996.3" calcext:value-type="float">
            <text:p>996,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formula="of:=IF(EXACT([.B1223];&quot;SANTA CRUZ&quot;);1;IF([.B1223]=&quot;CAICO&quot;;2;IF([.B1223]=&quot;APODI&quot;;3;IF([.B1223]=&quot;IPANGUACU&quot;;4;IF([.B1223]=&quot;MOSSORO&quot;;5;IF([.B1223]=&quot;NATAL&quot;;6;IF([.B1223]=&quot;MACAU&quot;;7;8)))))))" office:value-type="float" office:value="3" calcext:value-type="float">
            <text:p>3</text:p>
          </table:table-cell>
          <table:table-cell office:value-type="string" calcext:value-type="string">
            <text:p>APOD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92.7" calcext:value-type="float">
            <text:p>992,7</text:p>
          </table:table-cell>
          <table:table-cell office:value-type="float" office:value="994.5" calcext:value-type="float">
            <text:p>994,5</text:p>
          </table:table-cell>
          <table:table-cell office:value-type="float" office:value="998.6" calcext:value-type="float">
            <text:p>998,6</text:p>
          </table:table-cell>
        </table:table-row>
        <table:table-row table:style-name="ro1">
          <table:table-cell table:formula="of:=IF(EXACT([.B1224];&quot;SANTA CRUZ&quot;);1;IF([.B1224]=&quot;CAICO&quot;;2;IF([.B1224]=&quot;APODI&quot;;3;IF([.B1224]=&quot;IPANGUACU&quot;;4;IF([.B1224]=&quot;MOSSORO&quot;;5;IF([.B1224]=&quot;NATAL&quot;;6;IF([.B122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225];&quot;SANTA CRUZ&quot;);1;IF([.B1225]=&quot;CAICO&quot;;2;IF([.B1225]=&quot;APODI&quot;;3;IF([.B1225]=&quot;IPANGUACU&quot;;4;IF([.B1225]=&quot;MOSSORO&quot;;5;IF([.B1225]=&quot;NATAL&quot;;6;IF([.B122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75" calcext:value-type="float">
            <text:p>1010,7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26];&quot;SANTA CRUZ&quot;);1;IF([.B1226]=&quot;CAICO&quot;;2;IF([.B1226]=&quot;APODI&quot;;3;IF([.B1226]=&quot;IPANGUACU&quot;;4;IF([.B1226]=&quot;MOSSORO&quot;;5;IF([.B1226]=&quot;NATAL&quot;;6;IF([.B122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27];&quot;SANTA CRUZ&quot;);1;IF([.B1227]=&quot;CAICO&quot;;2;IF([.B1227]=&quot;APODI&quot;;3;IF([.B1227]=&quot;IPANGUACU&quot;;4;IF([.B1227]=&quot;MOSSORO&quot;;5;IF([.B1227]=&quot;NATAL&quot;;6;IF([.B122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228];&quot;SANTA CRUZ&quot;);1;IF([.B1228]=&quot;CAICO&quot;;2;IF([.B1228]=&quot;APODI&quot;;3;IF([.B1228]=&quot;IPANGUACU&quot;;4;IF([.B1228]=&quot;MOSSORO&quot;;5;IF([.B1228]=&quot;NATAL&quot;;6;IF([.B122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1229];&quot;SANTA CRUZ&quot;);1;IF([.B1229]=&quot;CAICO&quot;;2;IF([.B1229]=&quot;APODI&quot;;3;IF([.B1229]=&quot;IPANGUACU&quot;;4;IF([.B1229]=&quot;MOSSORO&quot;;5;IF([.B1229]=&quot;NATAL&quot;;6;IF([.B122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30];&quot;SANTA CRUZ&quot;);1;IF([.B1230]=&quot;CAICO&quot;;2;IF([.B1230]=&quot;APODI&quot;;3;IF([.B1230]=&quot;IPANGUACU&quot;;4;IF([.B1230]=&quot;MOSSORO&quot;;5;IF([.B1230]=&quot;NATAL&quot;;6;IF([.B123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231];&quot;SANTA CRUZ&quot;);1;IF([.B1231]=&quot;CAICO&quot;;2;IF([.B1231]=&quot;APODI&quot;;3;IF([.B1231]=&quot;IPANGUACU&quot;;4;IF([.B1231]=&quot;MOSSORO&quot;;5;IF([.B1231]=&quot;NATAL&quot;;6;IF([.B123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32];&quot;SANTA CRUZ&quot;);1;IF([.B1232]=&quot;CAICO&quot;;2;IF([.B1232]=&quot;APODI&quot;;3;IF([.B1232]=&quot;IPANGUACU&quot;;4;IF([.B1232]=&quot;MOSSORO&quot;;5;IF([.B1232]=&quot;NATAL&quot;;6;IF([.B123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12.9" calcext:value-type="float">
            <text:p>1012,9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233];&quot;SANTA CRUZ&quot;);1;IF([.B1233]=&quot;CAICO&quot;;2;IF([.B1233]=&quot;APODI&quot;;3;IF([.B1233]=&quot;IPANGUACU&quot;;4;IF([.B1233]=&quot;MOSSORO&quot;;5;IF([.B1233]=&quot;NATAL&quot;;6;IF([.B123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234];&quot;SANTA CRUZ&quot;);1;IF([.B1234]=&quot;CAICO&quot;;2;IF([.B1234]=&quot;APODI&quot;;3;IF([.B1234]=&quot;IPANGUACU&quot;;4;IF([.B1234]=&quot;MOSSORO&quot;;5;IF([.B1234]=&quot;NATAL&quot;;6;IF([.B123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4" calcext:value-type="float">
            <text:p>1008,4</text:p>
          </table:table-cell>
        </table:table-row>
        <table:table-row table:style-name="ro1">
          <table:table-cell table:formula="of:=IF(EXACT([.B1235];&quot;SANTA CRUZ&quot;);1;IF([.B1235]=&quot;CAICO&quot;;2;IF([.B1235]=&quot;APODI&quot;;3;IF([.B1235]=&quot;IPANGUACU&quot;;4;IF([.B1235]=&quot;MOSSORO&quot;;5;IF([.B1235]=&quot;NATAL&quot;;6;IF([.B123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236];&quot;SANTA CRUZ&quot;);1;IF([.B1236]=&quot;CAICO&quot;;2;IF([.B1236]=&quot;APODI&quot;;3;IF([.B1236]=&quot;IPANGUACU&quot;;4;IF([.B1236]=&quot;MOSSORO&quot;;5;IF([.B1236]=&quot;NATAL&quot;;6;IF([.B123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37];&quot;SANTA CRUZ&quot;);1;IF([.B1237]=&quot;CAICO&quot;;2;IF([.B1237]=&quot;APODI&quot;;3;IF([.B1237]=&quot;IPANGUACU&quot;;4;IF([.B1237]=&quot;MOSSORO&quot;;5;IF([.B1237]=&quot;NATAL&quot;;6;IF([.B123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62" calcext:value-type="float">
            <text:p>1011,62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38];&quot;SANTA CRUZ&quot;);1;IF([.B1238]=&quot;CAICO&quot;;2;IF([.B1238]=&quot;APODI&quot;;3;IF([.B1238]=&quot;IPANGUACU&quot;;4;IF([.B1238]=&quot;MOSSORO&quot;;5;IF([.B1238]=&quot;NATAL&quot;;6;IF([.B123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239];&quot;SANTA CRUZ&quot;);1;IF([.B1239]=&quot;CAICO&quot;;2;IF([.B1239]=&quot;APODI&quot;;3;IF([.B1239]=&quot;IPANGUACU&quot;;4;IF([.B1239]=&quot;MOSSORO&quot;;5;IF([.B1239]=&quot;NATAL&quot;;6;IF([.B123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40];&quot;SANTA CRUZ&quot;);1;IF([.B1240]=&quot;CAICO&quot;;2;IF([.B1240]=&quot;APODI&quot;;3;IF([.B1240]=&quot;IPANGUACU&quot;;4;IF([.B1240]=&quot;MOSSORO&quot;;5;IF([.B1240]=&quot;NATAL&quot;;6;IF([.B124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41];&quot;SANTA CRUZ&quot;);1;IF([.B1241]=&quot;CAICO&quot;;2;IF([.B1241]=&quot;APODI&quot;;3;IF([.B1241]=&quot;IPANGUACU&quot;;4;IF([.B1241]=&quot;MOSSORO&quot;;5;IF([.B1241]=&quot;NATAL&quot;;6;IF([.B124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0" calcext:value-type="float">
            <text:p>1010</text:p>
          </table:table-cell>
          <table:table-cell office:value-type="float" office:value="1011.76" calcext:value-type="float">
            <text:p>1011,76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242];&quot;SANTA CRUZ&quot;);1;IF([.B1242]=&quot;CAICO&quot;;2;IF([.B1242]=&quot;APODI&quot;;3;IF([.B1242]=&quot;IPANGUACU&quot;;4;IF([.B1242]=&quot;MOSSORO&quot;;5;IF([.B1242]=&quot;NATAL&quot;;6;IF([.B124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5" calcext:value-type="float">
            <text:p>1012,5</text:p>
          </table:table-cell>
        </table:table-row>
        <table:table-row table:style-name="ro1">
          <table:table-cell table:formula="of:=IF(EXACT([.B1243];&quot;SANTA CRUZ&quot;);1;IF([.B1243]=&quot;CAICO&quot;;2;IF([.B1243]=&quot;APODI&quot;;3;IF([.B1243]=&quot;IPANGUACU&quot;;4;IF([.B1243]=&quot;MOSSORO&quot;;5;IF([.B1243]=&quot;NATAL&quot;;6;IF([.B124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1.57" calcext:value-type="float">
            <text:p>1011,57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244];&quot;SANTA CRUZ&quot;);1;IF([.B1244]=&quot;CAICO&quot;;2;IF([.B1244]=&quot;APODI&quot;;3;IF([.B1244]=&quot;IPANGUACU&quot;;4;IF([.B1244]=&quot;MOSSORO&quot;;5;IF([.B1244]=&quot;NATAL&quot;;6;IF([.B124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45];&quot;SANTA CRUZ&quot;);1;IF([.B1245]=&quot;CAICO&quot;;2;IF([.B1245]=&quot;APODI&quot;;3;IF([.B1245]=&quot;IPANGUACU&quot;;4;IF([.B1245]=&quot;MOSSORO&quot;;5;IF([.B1245]=&quot;NATAL&quot;;6;IF([.B124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46];&quot;SANTA CRUZ&quot;);1;IF([.B1246]=&quot;CAICO&quot;;2;IF([.B1246]=&quot;APODI&quot;;3;IF([.B1246]=&quot;IPANGUACU&quot;;4;IF([.B1246]=&quot;MOSSORO&quot;;5;IF([.B1246]=&quot;NATAL&quot;;6;IF([.B124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47];&quot;SANTA CRUZ&quot;);1;IF([.B1247]=&quot;CAICO&quot;;2;IF([.B1247]=&quot;APODI&quot;;3;IF([.B1247]=&quot;IPANGUACU&quot;;4;IF([.B1247]=&quot;MOSSORO&quot;;5;IF([.B1247]=&quot;NATAL&quot;;6;IF([.B124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48];&quot;SANTA CRUZ&quot;);1;IF([.B1248]=&quot;CAICO&quot;;2;IF([.B1248]=&quot;APODI&quot;;3;IF([.B1248]=&quot;IPANGUACU&quot;;4;IF([.B1248]=&quot;MOSSORO&quot;;5;IF([.B1248]=&quot;NATAL&quot;;6;IF([.B124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1249];&quot;SANTA CRUZ&quot;);1;IF([.B1249]=&quot;CAICO&quot;;2;IF([.B1249]=&quot;APODI&quot;;3;IF([.B1249]=&quot;IPANGUACU&quot;;4;IF([.B1249]=&quot;MOSSORO&quot;;5;IF([.B1249]=&quot;NATAL&quot;;6;IF([.B124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250];&quot;SANTA CRUZ&quot;);1;IF([.B1250]=&quot;CAICO&quot;;2;IF([.B1250]=&quot;APODI&quot;;3;IF([.B1250]=&quot;IPANGUACU&quot;;4;IF([.B1250]=&quot;MOSSORO&quot;;5;IF([.B1250]=&quot;NATAL&quot;;6;IF([.B125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251];&quot;SANTA CRUZ&quot;);1;IF([.B1251]=&quot;CAICO&quot;;2;IF([.B1251]=&quot;APODI&quot;;3;IF([.B1251]=&quot;IPANGUACU&quot;;4;IF([.B1251]=&quot;MOSSORO&quot;;5;IF([.B1251]=&quot;NATAL&quot;;6;IF([.B125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10.7" calcext:value-type="float">
            <text:p>1010,7</text:p>
          </table:table-cell>
        </table:table-row>
        <table:table-row table:style-name="ro1">
          <table:table-cell table:formula="of:=IF(EXACT([.B1252];&quot;SANTA CRUZ&quot;);1;IF([.B1252]=&quot;CAICO&quot;;2;IF([.B1252]=&quot;APODI&quot;;3;IF([.B1252]=&quot;IPANGUACU&quot;;4;IF([.B1252]=&quot;MOSSORO&quot;;5;IF([.B1252]=&quot;NATAL&quot;;6;IF([.B125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253];&quot;SANTA CRUZ&quot;);1;IF([.B1253]=&quot;CAICO&quot;;2;IF([.B1253]=&quot;APODI&quot;;3;IF([.B1253]=&quot;IPANGUACU&quot;;4;IF([.B1253]=&quot;MOSSORO&quot;;5;IF([.B1253]=&quot;NATAL&quot;;6;IF([.B125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254];&quot;SANTA CRUZ&quot;);1;IF([.B1254]=&quot;CAICO&quot;;2;IF([.B1254]=&quot;APODI&quot;;3;IF([.B1254]=&quot;IPANGUACU&quot;;4;IF([.B1254]=&quot;MOSSORO&quot;;5;IF([.B1254]=&quot;NATAL&quot;;6;IF([.B125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1255];&quot;SANTA CRUZ&quot;);1;IF([.B1255]=&quot;CAICO&quot;;2;IF([.B1255]=&quot;APODI&quot;;3;IF([.B1255]=&quot;IPANGUACU&quot;;4;IF([.B1255]=&quot;MOSSORO&quot;;5;IF([.B1255]=&quot;NATAL&quot;;6;IF([.B125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8" calcext:value-type="float">
            <text:p>1012,8</text:p>
          </table:table-cell>
          <table:table-cell office:value-type="float" office:value="1012.3" calcext:value-type="float">
            <text:p>1012,3</text:p>
          </table:table-cell>
        </table:table-row>
        <table:table-row table:style-name="ro1">
          <table:table-cell table:formula="of:=IF(EXACT([.B1256];&quot;SANTA CRUZ&quot;);1;IF([.B1256]=&quot;CAICO&quot;;2;IF([.B1256]=&quot;APODI&quot;;3;IF([.B1256]=&quot;IPANGUACU&quot;;4;IF([.B1256]=&quot;MOSSORO&quot;;5;IF([.B1256]=&quot;NATAL&quot;;6;IF([.B125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257];&quot;SANTA CRUZ&quot;);1;IF([.B1257]=&quot;CAICO&quot;;2;IF([.B1257]=&quot;APODI&quot;;3;IF([.B1257]=&quot;IPANGUACU&quot;;4;IF([.B1257]=&quot;MOSSORO&quot;;5;IF([.B1257]=&quot;NATAL&quot;;6;IF([.B125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58];&quot;SANTA CRUZ&quot;);1;IF([.B1258]=&quot;CAICO&quot;;2;IF([.B1258]=&quot;APODI&quot;;3;IF([.B1258]=&quot;IPANGUACU&quot;;4;IF([.B1258]=&quot;MOSSORO&quot;;5;IF([.B1258]=&quot;NATAL&quot;;6;IF([.B125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formula="of:=IF(EXACT([.B1259];&quot;SANTA CRUZ&quot;);1;IF([.B1259]=&quot;CAICO&quot;;2;IF([.B1259]=&quot;APODI&quot;;3;IF([.B1259]=&quot;IPANGUACU&quot;;4;IF([.B1259]=&quot;MOSSORO&quot;;5;IF([.B1259]=&quot;NATAL&quot;;6;IF([.B125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4.88" calcext:value-type="float">
            <text:p>1014,88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1260];&quot;SANTA CRUZ&quot;);1;IF([.B1260]=&quot;CAICO&quot;;2;IF([.B1260]=&quot;APODI&quot;;3;IF([.B1260]=&quot;IPANGUACU&quot;;4;IF([.B1260]=&quot;MOSSORO&quot;;5;IF([.B1260]=&quot;NATAL&quot;;6;IF([.B126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3.9" calcext:value-type="float">
            <text:p>1013,9</text:p>
          </table:table-cell>
          <table:table-cell office:value-type="float" office:value="1015.1" calcext:value-type="float">
            <text:p>1015,1</text:p>
          </table:table-cell>
        </table:table-row>
        <table:table-row table:style-name="ro1">
          <table:table-cell table:formula="of:=IF(EXACT([.B1261];&quot;SANTA CRUZ&quot;);1;IF([.B1261]=&quot;CAICO&quot;;2;IF([.B1261]=&quot;APODI&quot;;3;IF([.B1261]=&quot;IPANGUACU&quot;;4;IF([.B1261]=&quot;MOSSORO&quot;;5;IF([.B1261]=&quot;NATAL&quot;;6;IF([.B126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.4" calcext:value-type="float">
            <text:p>1015,4</text:p>
          </table:table-cell>
          <table:table-cell office:value-type="float" office:value="1014.5" calcext:value-type="float">
            <text:p>1014,5</text:p>
          </table:table-cell>
        </table:table-row>
        <table:table-row table:style-name="ro1">
          <table:table-cell table:formula="of:=IF(EXACT([.B1262];&quot;SANTA CRUZ&quot;);1;IF([.B1262]=&quot;CAICO&quot;;2;IF([.B1262]=&quot;APODI&quot;;3;IF([.B1262]=&quot;IPANGUACU&quot;;4;IF([.B1262]=&quot;MOSSORO&quot;;5;IF([.B1262]=&quot;NATAL&quot;;6;IF([.B126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63];&quot;SANTA CRUZ&quot;);1;IF([.B1263]=&quot;CAICO&quot;;2;IF([.B1263]=&quot;APODI&quot;;3;IF([.B1263]=&quot;IPANGUACU&quot;;4;IF([.B1263]=&quot;MOSSORO&quot;;5;IF([.B1263]=&quot;NATAL&quot;;6;IF([.B126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1" calcext:value-type="float">
            <text:p>1014,1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1264];&quot;SANTA CRUZ&quot;);1;IF([.B1264]=&quot;CAICO&quot;;2;IF([.B1264]=&quot;APODI&quot;;3;IF([.B1264]=&quot;IPANGUACU&quot;;4;IF([.B1264]=&quot;MOSSORO&quot;;5;IF([.B1264]=&quot;NATAL&quot;;6;IF([.B126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265];&quot;SANTA CRUZ&quot;);1;IF([.B1265]=&quot;CAICO&quot;;2;IF([.B1265]=&quot;APODI&quot;;3;IF([.B1265]=&quot;IPANGUACU&quot;;4;IF([.B1265]=&quot;MOSSORO&quot;;5;IF([.B1265]=&quot;NATAL&quot;;6;IF([.B126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1016.9" calcext:value-type="float">
            <text:p>1016,9</text:p>
          </table:table-cell>
        </table:table-row>
        <table:table-row table:style-name="ro1">
          <table:table-cell table:formula="of:=IF(EXACT([.B1266];&quot;SANTA CRUZ&quot;);1;IF([.B1266]=&quot;CAICO&quot;;2;IF([.B1266]=&quot;APODI&quot;;3;IF([.B1266]=&quot;IPANGUACU&quot;;4;IF([.B1266]=&quot;MOSSORO&quot;;5;IF([.B1266]=&quot;NATAL&quot;;6;IF([.B126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" calcext:value-type="float">
            <text:p>1014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formula="of:=IF(EXACT([.B1267];&quot;SANTA CRUZ&quot;);1;IF([.B1267]=&quot;CAICO&quot;;2;IF([.B1267]=&quot;APODI&quot;;3;IF([.B1267]=&quot;IPANGUACU&quot;;4;IF([.B1267]=&quot;MOSSORO&quot;;5;IF([.B1267]=&quot;NATAL&quot;;6;IF([.B126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.2" calcext:value-type="float">
            <text:p>1013,2</text:p>
          </table:table-cell>
        </table:table-row>
        <table:table-row table:style-name="ro1">
          <table:table-cell table:formula="of:=IF(EXACT([.B1268];&quot;SANTA CRUZ&quot;);1;IF([.B1268]=&quot;CAICO&quot;;2;IF([.B1268]=&quot;APODI&quot;;3;IF([.B1268]=&quot;IPANGUACU&quot;;4;IF([.B1268]=&quot;MOSSORO&quot;;5;IF([.B1268]=&quot;NATAL&quot;;6;IF([.B126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1269];&quot;SANTA CRUZ&quot;);1;IF([.B1269]=&quot;CAICO&quot;;2;IF([.B1269]=&quot;APODI&quot;;3;IF([.B1269]=&quot;IPANGUACU&quot;;4;IF([.B1269]=&quot;MOSSORO&quot;;5;IF([.B1269]=&quot;NATAL&quot;;6;IF([.B126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8" calcext:value-type="float">
            <text:p>1012,8</text:p>
          </table:table-cell>
        </table:table-row>
        <table:table-row table:style-name="ro1">
          <table:table-cell table:formula="of:=IF(EXACT([.B1270];&quot;SANTA CRUZ&quot;);1;IF([.B1270]=&quot;CAICO&quot;;2;IF([.B1270]=&quot;APODI&quot;;3;IF([.B1270]=&quot;IPANGUACU&quot;;4;IF([.B1270]=&quot;MOSSORO&quot;;5;IF([.B1270]=&quot;NATAL&quot;;6;IF([.B127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4.4" calcext:value-type="float">
            <text:p>1014,4</text:p>
          </table:table-cell>
          <table:table-cell office:value-type="float" office:value="1014.2" calcext:value-type="float">
            <text:p>1014,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71];&quot;SANTA CRUZ&quot;);1;IF([.B1271]=&quot;CAICO&quot;;2;IF([.B1271]=&quot;APODI&quot;;3;IF([.B1271]=&quot;IPANGUACU&quot;;4;IF([.B1271]=&quot;MOSSORO&quot;;5;IF([.B1271]=&quot;NATAL&quot;;6;IF([.B127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272];&quot;SANTA CRUZ&quot;);1;IF([.B1272]=&quot;CAICO&quot;;2;IF([.B1272]=&quot;APODI&quot;;3;IF([.B1272]=&quot;IPANGUACU&quot;;4;IF([.B1272]=&quot;MOSSORO&quot;;5;IF([.B1272]=&quot;NATAL&quot;;6;IF([.B127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4.9" calcext:value-type="float">
            <text:p>1014,9</text:p>
          </table:table-cell>
        </table:table-row>
        <table:table-row table:style-name="ro1">
          <table:table-cell table:formula="of:=IF(EXACT([.B1273];&quot;SANTA CRUZ&quot;);1;IF([.B1273]=&quot;CAICO&quot;;2;IF([.B1273]=&quot;APODI&quot;;3;IF([.B1273]=&quot;IPANGUACU&quot;;4;IF([.B1273]=&quot;MOSSORO&quot;;5;IF([.B1273]=&quot;NATAL&quot;;6;IF([.B127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12.3" calcext:value-type="float">
            <text:p>1012,3</text:p>
          </table:table-cell>
          <table:table-cell table:number-columns-repeated="2" office:value-type="float" office:value="1011.8" calcext:value-type="float">
            <text:p>1011,8</text:p>
          </table:table-cell>
        </table:table-row>
        <table:table-row table:style-name="ro1">
          <table:table-cell table:formula="of:=IF(EXACT([.B1274];&quot;SANTA CRUZ&quot;);1;IF([.B1274]=&quot;CAICO&quot;;2;IF([.B1274]=&quot;APODI&quot;;3;IF([.B1274]=&quot;IPANGUACU&quot;;4;IF([.B1274]=&quot;MOSSORO&quot;;5;IF([.B1274]=&quot;NATAL&quot;;6;IF([.B127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4.8" calcext:value-type="float">
            <text:p>1014,8</text:p>
          </table:table-cell>
          <table:table-cell office:value-type="float" office:value="1014.7" calcext:value-type="float">
            <text:p>1014,7</text:p>
          </table:table-cell>
          <table:table-cell office:value-type="float" office:value="1013.6" calcext:value-type="float">
            <text:p>1013,6</text:p>
          </table:table-cell>
        </table:table-row>
        <table:table-row table:style-name="ro1">
          <table:table-cell table:formula="of:=IF(EXACT([.B1275];&quot;SANTA CRUZ&quot;);1;IF([.B1275]=&quot;CAICO&quot;;2;IF([.B1275]=&quot;APODI&quot;;3;IF([.B1275]=&quot;IPANGUACU&quot;;4;IF([.B1275]=&quot;MOSSORO&quot;;5;IF([.B1275]=&quot;NATAL&quot;;6;IF([.B127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14" calcext:value-type="float">
            <text:p>1014</text:p>
          </table:table-cell>
          <table:table-cell office:value-type="float" office:value="1014.4" calcext:value-type="float">
            <text:p>1014,4</text:p>
          </table:table-cell>
        </table:table-row>
        <table:table-row table:style-name="ro1">
          <table:table-cell table:formula="of:=IF(EXACT([.B1276];&quot;SANTA CRUZ&quot;);1;IF([.B1276]=&quot;CAICO&quot;;2;IF([.B1276]=&quot;APODI&quot;;3;IF([.B1276]=&quot;IPANGUACU&quot;;4;IF([.B1276]=&quot;MOSSORO&quot;;5;IF([.B1276]=&quot;NATAL&quot;;6;IF([.B127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5" calcext:value-type="float">
            <text:p>1013,5</text:p>
          </table:table-cell>
          <table:table-cell office:value-type="float" office:value="1013.9" calcext:value-type="float">
            <text:p>1013,9</text:p>
          </table:table-cell>
        </table:table-row>
        <table:table-row table:style-name="ro1">
          <table:table-cell table:formula="of:=IF(EXACT([.B1277];&quot;SANTA CRUZ&quot;);1;IF([.B1277]=&quot;CAICO&quot;;2;IF([.B1277]=&quot;APODI&quot;;3;IF([.B1277]=&quot;IPANGUACU&quot;;4;IF([.B1277]=&quot;MOSSORO&quot;;5;IF([.B1277]=&quot;NATAL&quot;;6;IF([.B127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3.9" calcext:value-type="float">
            <text:p>1013,9</text:p>
          </table:table-cell>
          <table:table-cell office:value-type="float" office:value="1014.3" calcext:value-type="float">
            <text:p>1014,3</text:p>
          </table:table-cell>
        </table:table-row>
        <table:table-row table:style-name="ro1">
          <table:table-cell table:formula="of:=IF(EXACT([.B1278];&quot;SANTA CRUZ&quot;);1;IF([.B1278]=&quot;CAICO&quot;;2;IF([.B1278]=&quot;APODI&quot;;3;IF([.B1278]=&quot;IPANGUACU&quot;;4;IF([.B1278]=&quot;MOSSORO&quot;;5;IF([.B1278]=&quot;NATAL&quot;;6;IF([.B127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15.2" calcext:value-type="float">
            <text:p>1015,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formula="of:=IF(EXACT([.B1279];&quot;SANTA CRUZ&quot;);1;IF([.B1279]=&quot;CAICO&quot;;2;IF([.B1279]=&quot;APODI&quot;;3;IF([.B1279]=&quot;IPANGUACU&quot;;4;IF([.B1279]=&quot;MOSSORO&quot;;5;IF([.B1279]=&quot;NATAL&quot;;6;IF([.B127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6.5" calcext:value-type="float">
            <text:p>1016,5</text:p>
          </table:table-cell>
          <table:table-cell office:value-type="float" office:value="1015.22" calcext:value-type="float">
            <text:p>1015,22</text:p>
          </table:table-cell>
          <table:table-cell office:value-type="float" office:value="1015.6" calcext:value-type="float">
            <text:p>1015,6</text:p>
          </table:table-cell>
        </table:table-row>
        <table:table-row table:style-name="ro1">
          <table:table-cell table:formula="of:=IF(EXACT([.B1280];&quot;SANTA CRUZ&quot;);1;IF([.B1280]=&quot;CAICO&quot;;2;IF([.B1280]=&quot;APODI&quot;;3;IF([.B1280]=&quot;IPANGUACU&quot;;4;IF([.B1280]=&quot;MOSSORO&quot;;5;IF([.B1280]=&quot;NATAL&quot;;6;IF([.B128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6.1" calcext:value-type="float">
            <text:p>1016,1</text:p>
          </table:table-cell>
          <table:table-cell office:value-type="float" office:value="1015.7" calcext:value-type="float">
            <text:p>1015,7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table:formula="of:=IF(EXACT([.B1281];&quot;SANTA CRUZ&quot;);1;IF([.B1281]=&quot;CAICO&quot;;2;IF([.B1281]=&quot;APODI&quot;;3;IF([.B1281]=&quot;IPANGUACU&quot;;4;IF([.B1281]=&quot;MOSSORO&quot;;5;IF([.B1281]=&quot;NATAL&quot;;6;IF([.B128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2" calcext:value-type="float">
            <text:p>1012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282];&quot;SANTA CRUZ&quot;);1;IF([.B1282]=&quot;CAICO&quot;;2;IF([.B1282]=&quot;APODI&quot;;3;IF([.B1282]=&quot;IPANGUACU&quot;;4;IF([.B1282]=&quot;MOSSORO&quot;;5;IF([.B1282]=&quot;NATAL&quot;;6;IF([.B128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283];&quot;SANTA CRUZ&quot;);1;IF([.B1283]=&quot;CAICO&quot;;2;IF([.B1283]=&quot;APODI&quot;;3;IF([.B1283]=&quot;IPANGUACU&quot;;4;IF([.B1283]=&quot;MOSSORO&quot;;5;IF([.B1283]=&quot;NATAL&quot;;6;IF([.B128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284];&quot;SANTA CRUZ&quot;);1;IF([.B1284]=&quot;CAICO&quot;;2;IF([.B1284]=&quot;APODI&quot;;3;IF([.B1284]=&quot;IPANGUACU&quot;;4;IF([.B1284]=&quot;MOSSORO&quot;;5;IF([.B1284]=&quot;NATAL&quot;;6;IF([.B128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5" calcext:value-type="float">
            <text:p>1008,5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285];&quot;SANTA CRUZ&quot;);1;IF([.B1285]=&quot;CAICO&quot;;2;IF([.B1285]=&quot;APODI&quot;;3;IF([.B1285]=&quot;IPANGUACU&quot;;4;IF([.B1285]=&quot;MOSSORO&quot;;5;IF([.B1285]=&quot;NATAL&quot;;6;IF([.B128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286];&quot;SANTA CRUZ&quot;);1;IF([.B1286]=&quot;CAICO&quot;;2;IF([.B1286]=&quot;APODI&quot;;3;IF([.B1286]=&quot;IPANGUACU&quot;;4;IF([.B1286]=&quot;MOSSORO&quot;;5;IF([.B1286]=&quot;NATAL&quot;;6;IF([.B128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87];&quot;SANTA CRUZ&quot;);1;IF([.B1287]=&quot;CAICO&quot;;2;IF([.B1287]=&quot;APODI&quot;;3;IF([.B1287]=&quot;IPANGUACU&quot;;4;IF([.B1287]=&quot;MOSSORO&quot;;5;IF([.B1287]=&quot;NATAL&quot;;6;IF([.B128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288];&quot;SANTA CRUZ&quot;);1;IF([.B1288]=&quot;CAICO&quot;;2;IF([.B1288]=&quot;APODI&quot;;3;IF([.B1288]=&quot;IPANGUACU&quot;;4;IF([.B1288]=&quot;MOSSORO&quot;;5;IF([.B1288]=&quot;NATAL&quot;;6;IF([.B128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289];&quot;SANTA CRUZ&quot;);1;IF([.B1289]=&quot;CAICO&quot;;2;IF([.B1289]=&quot;APODI&quot;;3;IF([.B1289]=&quot;IPANGUACU&quot;;4;IF([.B1289]=&quot;MOSSORO&quot;;5;IF([.B1289]=&quot;NATAL&quot;;6;IF([.B128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290];&quot;SANTA CRUZ&quot;);1;IF([.B1290]=&quot;CAICO&quot;;2;IF([.B1290]=&quot;APODI&quot;;3;IF([.B1290]=&quot;IPANGUACU&quot;;4;IF([.B1290]=&quot;MOSSORO&quot;;5;IF([.B1290]=&quot;NATAL&quot;;6;IF([.B129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291];&quot;SANTA CRUZ&quot;);1;IF([.B1291]=&quot;CAICO&quot;;2;IF([.B1291]=&quot;APODI&quot;;3;IF([.B1291]=&quot;IPANGUACU&quot;;4;IF([.B1291]=&quot;MOSSORO&quot;;5;IF([.B1291]=&quot;NATAL&quot;;6;IF([.B129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292];&quot;SANTA CRUZ&quot;);1;IF([.B1292]=&quot;CAICO&quot;;2;IF([.B1292]=&quot;APODI&quot;;3;IF([.B1292]=&quot;IPANGUACU&quot;;4;IF([.B1292]=&quot;MOSSORO&quot;;5;IF([.B1292]=&quot;NATAL&quot;;6;IF([.B129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293];&quot;SANTA CRUZ&quot;);1;IF([.B1293]=&quot;CAICO&quot;;2;IF([.B1293]=&quot;APODI&quot;;3;IF([.B1293]=&quot;IPANGUACU&quot;;4;IF([.B1293]=&quot;MOSSORO&quot;;5;IF([.B1293]=&quot;NATAL&quot;;6;IF([.B129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294];&quot;SANTA CRUZ&quot;);1;IF([.B1294]=&quot;CAICO&quot;;2;IF([.B1294]=&quot;APODI&quot;;3;IF([.B1294]=&quot;IPANGUACU&quot;;4;IF([.B1294]=&quot;MOSSORO&quot;;5;IF([.B1294]=&quot;NATAL&quot;;6;IF([.B129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295];&quot;SANTA CRUZ&quot;);1;IF([.B1295]=&quot;CAICO&quot;;2;IF([.B1295]=&quot;APODI&quot;;3;IF([.B1295]=&quot;IPANGUACU&quot;;4;IF([.B1295]=&quot;MOSSORO&quot;;5;IF([.B1295]=&quot;NATAL&quot;;6;IF([.B129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table:number-columns-repeated="2" office:value-type="float" office:value="1012.4" calcext:value-type="float">
            <text:p>1012,4</text:p>
          </table:table-cell>
        </table:table-row>
        <table:table-row table:style-name="ro1">
          <table:table-cell table:formula="of:=IF(EXACT([.B1296];&quot;SANTA CRUZ&quot;);1;IF([.B1296]=&quot;CAICO&quot;;2;IF([.B1296]=&quot;APODI&quot;;3;IF([.B1296]=&quot;IPANGUACU&quot;;4;IF([.B1296]=&quot;MOSSORO&quot;;5;IF([.B1296]=&quot;NATAL&quot;;6;IF([.B129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297];&quot;SANTA CRUZ&quot;);1;IF([.B1297]=&quot;CAICO&quot;;2;IF([.B1297]=&quot;APODI&quot;;3;IF([.B1297]=&quot;IPANGUACU&quot;;4;IF([.B1297]=&quot;MOSSORO&quot;;5;IF([.B1297]=&quot;NATAL&quot;;6;IF([.B129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67" calcext:value-type="float">
            <text:p>1011,67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formula="of:=IF(EXACT([.B1298];&quot;SANTA CRUZ&quot;);1;IF([.B1298]=&quot;CAICO&quot;;2;IF([.B1298]=&quot;APODI&quot;;3;IF([.B1298]=&quot;IPANGUACU&quot;;4;IF([.B1298]=&quot;MOSSORO&quot;;5;IF([.B1298]=&quot;NATAL&quot;;6;IF([.B129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299];&quot;SANTA CRUZ&quot;);1;IF([.B1299]=&quot;CAICO&quot;;2;IF([.B1299]=&quot;APODI&quot;;3;IF([.B1299]=&quot;IPANGUACU&quot;;4;IF([.B1299]=&quot;MOSSORO&quot;;5;IF([.B1299]=&quot;NATAL&quot;;6;IF([.B129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300];&quot;SANTA CRUZ&quot;);1;IF([.B1300]=&quot;CAICO&quot;;2;IF([.B1300]=&quot;APODI&quot;;3;IF([.B1300]=&quot;IPANGUACU&quot;;4;IF([.B1300]=&quot;MOSSORO&quot;;5;IF([.B1300]=&quot;NATAL&quot;;6;IF([.B130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301];&quot;SANTA CRUZ&quot;);1;IF([.B1301]=&quot;CAICO&quot;;2;IF([.B1301]=&quot;APODI&quot;;3;IF([.B1301]=&quot;IPANGUACU&quot;;4;IF([.B1301]=&quot;MOSSORO&quot;;5;IF([.B1301]=&quot;NATAL&quot;;6;IF([.B130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302];&quot;SANTA CRUZ&quot;);1;IF([.B1302]=&quot;CAICO&quot;;2;IF([.B1302]=&quot;APODI&quot;;3;IF([.B1302]=&quot;IPANGUACU&quot;;4;IF([.B1302]=&quot;MOSSORO&quot;;5;IF([.B1302]=&quot;NATAL&quot;;6;IF([.B130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303];&quot;SANTA CRUZ&quot;);1;IF([.B1303]=&quot;CAICO&quot;;2;IF([.B1303]=&quot;APODI&quot;;3;IF([.B1303]=&quot;IPANGUACU&quot;;4;IF([.B1303]=&quot;MOSSORO&quot;;5;IF([.B1303]=&quot;NATAL&quot;;6;IF([.B130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304];&quot;SANTA CRUZ&quot;);1;IF([.B1304]=&quot;CAICO&quot;;2;IF([.B1304]=&quot;APODI&quot;;3;IF([.B1304]=&quot;IPANGUACU&quot;;4;IF([.B1304]=&quot;MOSSORO&quot;;5;IF([.B1304]=&quot;NATAL&quot;;6;IF([.B130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305];&quot;SANTA CRUZ&quot;);1;IF([.B1305]=&quot;CAICO&quot;;2;IF([.B1305]=&quot;APODI&quot;;3;IF([.B1305]=&quot;IPANGUACU&quot;;4;IF([.B1305]=&quot;MOSSORO&quot;;5;IF([.B1305]=&quot;NATAL&quot;;6;IF([.B130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306];&quot;SANTA CRUZ&quot;);1;IF([.B1306]=&quot;CAICO&quot;;2;IF([.B1306]=&quot;APODI&quot;;3;IF([.B1306]=&quot;IPANGUACU&quot;;4;IF([.B1306]=&quot;MOSSORO&quot;;5;IF([.B1306]=&quot;NATAL&quot;;6;IF([.B130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307];&quot;SANTA CRUZ&quot;);1;IF([.B1307]=&quot;CAICO&quot;;2;IF([.B1307]=&quot;APODI&quot;;3;IF([.B1307]=&quot;IPANGUACU&quot;;4;IF([.B1307]=&quot;MOSSORO&quot;;5;IF([.B1307]=&quot;NATAL&quot;;6;IF([.B130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table:number-columns-repeated="2" office:value-type="float" office:value="1011" calcext:value-type="float">
            <text:p>1011</text:p>
          </table:table-cell>
        </table:table-row>
        <table:table-row table:style-name="ro1">
          <table:table-cell table:formula="of:=IF(EXACT([.B1308];&quot;SANTA CRUZ&quot;);1;IF([.B1308]=&quot;CAICO&quot;;2;IF([.B1308]=&quot;APODI&quot;;3;IF([.B1308]=&quot;IPANGUACU&quot;;4;IF([.B1308]=&quot;MOSSORO&quot;;5;IF([.B1308]=&quot;NATAL&quot;;6;IF([.B130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309];&quot;SANTA CRUZ&quot;);1;IF([.B1309]=&quot;CAICO&quot;;2;IF([.B1309]=&quot;APODI&quot;;3;IF([.B1309]=&quot;IPANGUACU&quot;;4;IF([.B1309]=&quot;MOSSORO&quot;;5;IF([.B1309]=&quot;NATAL&quot;;6;IF([.B130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0];&quot;SANTA CRUZ&quot;);1;IF([.B1310]=&quot;CAICO&quot;;2;IF([.B1310]=&quot;APODI&quot;;3;IF([.B1310]=&quot;IPANGUACU&quot;;4;IF([.B1310]=&quot;MOSSORO&quot;;5;IF([.B1310]=&quot;NATAL&quot;;6;IF([.B131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311];&quot;SANTA CRUZ&quot;);1;IF([.B1311]=&quot;CAICO&quot;;2;IF([.B1311]=&quot;APODI&quot;;3;IF([.B1311]=&quot;IPANGUACU&quot;;4;IF([.B1311]=&quot;MOSSORO&quot;;5;IF([.B1311]=&quot;NATAL&quot;;6;IF([.B131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65" calcext:value-type="float">
            <text:p>1008,65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312];&quot;SANTA CRUZ&quot;);1;IF([.B1312]=&quot;CAICO&quot;;2;IF([.B1312]=&quot;APODI&quot;;3;IF([.B1312]=&quot;IPANGUACU&quot;;4;IF([.B1312]=&quot;MOSSORO&quot;;5;IF([.B1312]=&quot;NATAL&quot;;6;IF([.B131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3];&quot;SANTA CRUZ&quot;);1;IF([.B1313]=&quot;CAICO&quot;;2;IF([.B1313]=&quot;APODI&quot;;3;IF([.B1313]=&quot;IPANGUACU&quot;;4;IF([.B1313]=&quot;MOSSORO&quot;;5;IF([.B1313]=&quot;NATAL&quot;;6;IF([.B131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314];&quot;SANTA CRUZ&quot;);1;IF([.B1314]=&quot;CAICO&quot;;2;IF([.B1314]=&quot;APODI&quot;;3;IF([.B1314]=&quot;IPANGUACU&quot;;4;IF([.B1314]=&quot;MOSSORO&quot;;5;IF([.B1314]=&quot;NATAL&quot;;6;IF([.B131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.4" calcext:value-type="float">
            <text:p>1010,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315];&quot;SANTA CRUZ&quot;);1;IF([.B1315]=&quot;CAICO&quot;;2;IF([.B1315]=&quot;APODI&quot;;3;IF([.B1315]=&quot;IPANGUACU&quot;;4;IF([.B1315]=&quot;MOSSORO&quot;;5;IF([.B1315]=&quot;NATAL&quot;;6;IF([.B131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316];&quot;SANTA CRUZ&quot;);1;IF([.B1316]=&quot;CAICO&quot;;2;IF([.B1316]=&quot;APODI&quot;;3;IF([.B1316]=&quot;IPANGUACU&quot;;4;IF([.B1316]=&quot;MOSSORO&quot;;5;IF([.B1316]=&quot;NATAL&quot;;6;IF([.B131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317];&quot;SANTA CRUZ&quot;);1;IF([.B1317]=&quot;CAICO&quot;;2;IF([.B1317]=&quot;APODI&quot;;3;IF([.B1317]=&quot;IPANGUACU&quot;;4;IF([.B1317]=&quot;MOSSORO&quot;;5;IF([.B1317]=&quot;NATAL&quot;;6;IF([.B1317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1.17" calcext:value-type="float">
            <text:p>1011,1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318];&quot;SANTA CRUZ&quot;);1;IF([.B1318]=&quot;CAICO&quot;;2;IF([.B1318]=&quot;APODI&quot;;3;IF([.B1318]=&quot;IPANGUACU&quot;;4;IF([.B1318]=&quot;MOSSORO&quot;;5;IF([.B1318]=&quot;NATAL&quot;;6;IF([.B1318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319];&quot;SANTA CRUZ&quot;);1;IF([.B1319]=&quot;CAICO&quot;;2;IF([.B1319]=&quot;APODI&quot;;3;IF([.B1319]=&quot;IPANGUACU&quot;;4;IF([.B1319]=&quot;MOSSORO&quot;;5;IF([.B1319]=&quot;NATAL&quot;;6;IF([.B1319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320];&quot;SANTA CRUZ&quot;);1;IF([.B1320]=&quot;CAICO&quot;;2;IF([.B1320]=&quot;APODI&quot;;3;IF([.B1320]=&quot;IPANGUACU&quot;;4;IF([.B1320]=&quot;MOSSORO&quot;;5;IF([.B1320]=&quot;NATAL&quot;;6;IF([.B1320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321];&quot;SANTA CRUZ&quot;);1;IF([.B1321]=&quot;CAICO&quot;;2;IF([.B1321]=&quot;APODI&quot;;3;IF([.B1321]=&quot;IPANGUACU&quot;;4;IF([.B1321]=&quot;MOSSORO&quot;;5;IF([.B1321]=&quot;NATAL&quot;;6;IF([.B1321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table:formula="of:=IF(EXACT([.B1322];&quot;SANTA CRUZ&quot;);1;IF([.B1322]=&quot;CAICO&quot;;2;IF([.B1322]=&quot;APODI&quot;;3;IF([.B1322]=&quot;IPANGUACU&quot;;4;IF([.B1322]=&quot;MOSSORO&quot;;5;IF([.B1322]=&quot;NATAL&quot;;6;IF([.B1322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323];&quot;SANTA CRUZ&quot;);1;IF([.B1323]=&quot;CAICO&quot;;2;IF([.B1323]=&quot;APODI&quot;;3;IF([.B1323]=&quot;IPANGUACU&quot;;4;IF([.B1323]=&quot;MOSSORO&quot;;5;IF([.B1323]=&quot;NATAL&quot;;6;IF([.B1323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324];&quot;SANTA CRUZ&quot;);1;IF([.B1324]=&quot;CAICO&quot;;2;IF([.B1324]=&quot;APODI&quot;;3;IF([.B1324]=&quot;IPANGUACU&quot;;4;IF([.B1324]=&quot;MOSSORO&quot;;5;IF([.B1324]=&quot;NATAL&quot;;6;IF([.B1324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325];&quot;SANTA CRUZ&quot;);1;IF([.B1325]=&quot;CAICO&quot;;2;IF([.B1325]=&quot;APODI&quot;;3;IF([.B1325]=&quot;IPANGUACU&quot;;4;IF([.B1325]=&quot;MOSSORO&quot;;5;IF([.B1325]=&quot;NATAL&quot;;6;IF([.B1325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326];&quot;SANTA CRUZ&quot;);1;IF([.B1326]=&quot;CAICO&quot;;2;IF([.B1326]=&quot;APODI&quot;;3;IF([.B1326]=&quot;IPANGUACU&quot;;4;IF([.B1326]=&quot;MOSSORO&quot;;5;IF([.B1326]=&quot;NATAL&quot;;6;IF([.B1326]=&quot;MACAU&quot;;7;8)))))))" office:value-type="float" office:value="8" calcext:value-type="float">
            <text:p>8</text:p>
          </table:table-cell>
          <table:table-cell office:value-type="string" calcext:value-type="string">
            <text:p>CALCAN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327];&quot;SANTA CRUZ&quot;);1;IF([.B1327]=&quot;CAICO&quot;;2;IF([.B1327]=&quot;APODI&quot;;3;IF([.B1327]=&quot;IPANGUACU&quot;;4;IF([.B1327]=&quot;MOSSORO&quot;;5;IF([.B1327]=&quot;NATAL&quot;;6;IF([.B132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4" calcext:value-type="float">
            <text:p>984,4</text:p>
          </table:table-cell>
          <table:table-cell table:number-columns-repeated="2" office:value-type="float" office:value="984.1" calcext:value-type="float">
            <text:p>984,1</text:p>
          </table:table-cell>
        </table:table-row>
        <table:table-row table:style-name="ro1">
          <table:table-cell table:formula="of:=IF(EXACT([.B1328];&quot;SANTA CRUZ&quot;);1;IF([.B1328]=&quot;CAICO&quot;;2;IF([.B1328]=&quot;APODI&quot;;3;IF([.B1328]=&quot;IPANGUACU&quot;;4;IF([.B1328]=&quot;MOSSORO&quot;;5;IF([.B1328]=&quot;NATAL&quot;;6;IF([.B132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6.1" calcext:value-type="float">
            <text:p>986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329];&quot;SANTA CRUZ&quot;);1;IF([.B1329]=&quot;CAICO&quot;;2;IF([.B1329]=&quot;APODI&quot;;3;IF([.B1329]=&quot;IPANGUACU&quot;;4;IF([.B1329]=&quot;MOSSORO&quot;;5;IF([.B1329]=&quot;NATAL&quot;;6;IF([.B132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table:formula="of:=IF(EXACT([.B1330];&quot;SANTA CRUZ&quot;);1;IF([.B1330]=&quot;CAICO&quot;;2;IF([.B1330]=&quot;APODI&quot;;3;IF([.B1330]=&quot;IPANGUACU&quot;;4;IF([.B1330]=&quot;MOSSORO&quot;;5;IF([.B1330]=&quot;NATAL&quot;;6;IF([.B133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" calcext:value-type="float">
            <text:p>985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table:formula="of:=IF(EXACT([.B1331];&quot;SANTA CRUZ&quot;);1;IF([.B1331]=&quot;CAICO&quot;;2;IF([.B1331]=&quot;APODI&quot;;3;IF([.B1331]=&quot;IPANGUACU&quot;;4;IF([.B1331]=&quot;MOSSORO&quot;;5;IF([.B1331]=&quot;NATAL&quot;;6;IF([.B133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5" calcext:value-type="float">
            <text:p>988,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332];&quot;SANTA CRUZ&quot;);1;IF([.B1332]=&quot;CAICO&quot;;2;IF([.B1332]=&quot;APODI&quot;;3;IF([.B1332]=&quot;IPANGUACU&quot;;4;IF([.B1332]=&quot;MOSSORO&quot;;5;IF([.B1332]=&quot;NATAL&quot;;6;IF([.B133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333];&quot;SANTA CRUZ&quot;);1;IF([.B1333]=&quot;CAICO&quot;;2;IF([.B1333]=&quot;APODI&quot;;3;IF([.B1333]=&quot;IPANGUACU&quot;;4;IF([.B1333]=&quot;MOSSORO&quot;;5;IF([.B1333]=&quot;NATAL&quot;;6;IF([.B133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7.2" calcext:value-type="float">
            <text:p>987,2</text:p>
          </table:table-cell>
          <table:table-cell office:value-type="float" office:value="987.6" calcext:value-type="float">
            <text:p>987,6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334];&quot;SANTA CRUZ&quot;);1;IF([.B1334]=&quot;CAICO&quot;;2;IF([.B1334]=&quot;APODI&quot;;3;IF([.B1334]=&quot;IPANGUACU&quot;;4;IF([.B1334]=&quot;MOSSORO&quot;;5;IF([.B1334]=&quot;NATAL&quot;;6;IF([.B133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38" calcext:value-type="float">
            <text:p>985,38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35];&quot;SANTA CRUZ&quot;);1;IF([.B1335]=&quot;CAICO&quot;;2;IF([.B1335]=&quot;APODI&quot;;3;IF([.B1335]=&quot;IPANGUACU&quot;;4;IF([.B1335]=&quot;MOSSORO&quot;;5;IF([.B1335]=&quot;NATAL&quot;;6;IF([.B133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6.9" calcext:value-type="float">
            <text:p>986,9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36];&quot;SANTA CRUZ&quot;);1;IF([.B1336]=&quot;CAICO&quot;;2;IF([.B1336]=&quot;APODI&quot;;3;IF([.B1336]=&quot;IPANGUACU&quot;;4;IF([.B1336]=&quot;MOSSORO&quot;;5;IF([.B1336]=&quot;NATAL&quot;;6;IF([.B133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37];&quot;SANTA CRUZ&quot;);1;IF([.B1337]=&quot;CAICO&quot;;2;IF([.B1337]=&quot;APODI&quot;;3;IF([.B1337]=&quot;IPANGUACU&quot;;4;IF([.B1337]=&quot;MOSSORO&quot;;5;IF([.B1337]=&quot;NATAL&quot;;6;IF([.B133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9" calcext:value-type="float">
            <text:p>986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38];&quot;SANTA CRUZ&quot;);1;IF([.B1338]=&quot;CAICO&quot;;2;IF([.B1338]=&quot;APODI&quot;;3;IF([.B1338]=&quot;IPANGUACU&quot;;4;IF([.B1338]=&quot;MOSSORO&quot;;5;IF([.B1338]=&quot;NATAL&quot;;6;IF([.B133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6" calcext:value-type="float">
            <text:p>986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table:formula="of:=IF(EXACT([.B1339];&quot;SANTA CRUZ&quot;);1;IF([.B1339]=&quot;CAICO&quot;;2;IF([.B1339]=&quot;APODI&quot;;3;IF([.B1339]=&quot;IPANGUACU&quot;;4;IF([.B1339]=&quot;MOSSORO&quot;;5;IF([.B1339]=&quot;NATAL&quot;;6;IF([.B133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7.1" calcext:value-type="float">
            <text:p>987,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340];&quot;SANTA CRUZ&quot;);1;IF([.B1340]=&quot;CAICO&quot;;2;IF([.B1340]=&quot;APODI&quot;;3;IF([.B1340]=&quot;IPANGUACU&quot;;4;IF([.B1340]=&quot;MOSSORO&quot;;5;IF([.B1340]=&quot;NATAL&quot;;6;IF([.B134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341];&quot;SANTA CRUZ&quot;);1;IF([.B1341]=&quot;CAICO&quot;;2;IF([.B1341]=&quot;APODI&quot;;3;IF([.B1341]=&quot;IPANGUACU&quot;;4;IF([.B1341]=&quot;MOSSORO&quot;;5;IF([.B1341]=&quot;NATAL&quot;;6;IF([.B134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7.2" calcext:value-type="float">
            <text:p>987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42];&quot;SANTA CRUZ&quot;);1;IF([.B1342]=&quot;CAICO&quot;;2;IF([.B1342]=&quot;APODI&quot;;3;IF([.B1342]=&quot;IPANGUACU&quot;;4;IF([.B1342]=&quot;MOSSORO&quot;;5;IF([.B1342]=&quot;NATAL&quot;;6;IF([.B134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033" calcext:value-type="float">
            <text:p>987,033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43];&quot;SANTA CRUZ&quot;);1;IF([.B1343]=&quot;CAICO&quot;;2;IF([.B1343]=&quot;APODI&quot;;3;IF([.B1343]=&quot;IPANGUACU&quot;;4;IF([.B1343]=&quot;MOSSORO&quot;;5;IF([.B1343]=&quot;NATAL&quot;;6;IF([.B134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table:formula="of:=IF(EXACT([.B1344];&quot;SANTA CRUZ&quot;);1;IF([.B1344]=&quot;CAICO&quot;;2;IF([.B1344]=&quot;APODI&quot;;3;IF([.B1344]=&quot;IPANGUACU&quot;;4;IF([.B1344]=&quot;MOSSORO&quot;;5;IF([.B1344]=&quot;NATAL&quot;;6;IF([.B134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7" calcext:value-type="float">
            <text:p>987</text:p>
          </table:table-cell>
          <table:table-cell office:value-type="float" office:value="986.4" calcext:value-type="float">
            <text:p>986,4</text:p>
          </table:table-cell>
        </table:table-row>
        <table:table-row table:style-name="ro1">
          <table:table-cell table:formula="of:=IF(EXACT([.B1345];&quot;SANTA CRUZ&quot;);1;IF([.B1345]=&quot;CAICO&quot;;2;IF([.B1345]=&quot;APODI&quot;;3;IF([.B1345]=&quot;IPANGUACU&quot;;4;IF([.B1345]=&quot;MOSSORO&quot;;5;IF([.B1345]=&quot;NATAL&quot;;6;IF([.B134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346];&quot;SANTA CRUZ&quot;);1;IF([.B1346]=&quot;CAICO&quot;;2;IF([.B1346]=&quot;APODI&quot;;3;IF([.B1346]=&quot;IPANGUACU&quot;;4;IF([.B1346]=&quot;MOSSORO&quot;;5;IF([.B1346]=&quot;NATAL&quot;;6;IF([.B134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347];&quot;SANTA CRUZ&quot;);1;IF([.B1347]=&quot;CAICO&quot;;2;IF([.B1347]=&quot;APODI&quot;;3;IF([.B1347]=&quot;IPANGUACU&quot;;4;IF([.B1347]=&quot;MOSSORO&quot;;5;IF([.B1347]=&quot;NATAL&quot;;6;IF([.B134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7.8" calcext:value-type="float">
            <text:p>987,8</text:p>
          </table:table-cell>
          <table:table-cell office:value-type="float" office:value="987.15" calcext:value-type="float">
            <text:p>987,15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348];&quot;SANTA CRUZ&quot;);1;IF([.B1348]=&quot;CAICO&quot;;2;IF([.B1348]=&quot;APODI&quot;;3;IF([.B1348]=&quot;IPANGUACU&quot;;4;IF([.B1348]=&quot;MOSSORO&quot;;5;IF([.B1348]=&quot;NATAL&quot;;6;IF([.B134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1" calcext:value-type="float">
            <text:p>987,1</text:p>
          </table:table-cell>
          <table:table-cell office:value-type="float" office:value="987.333" calcext:value-type="float">
            <text:p>987,333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49];&quot;SANTA CRUZ&quot;);1;IF([.B1349]=&quot;CAICO&quot;;2;IF([.B1349]=&quot;APODI&quot;;3;IF([.B1349]=&quot;IPANGUACU&quot;;4;IF([.B1349]=&quot;MOSSORO&quot;;5;IF([.B1349]=&quot;NATAL&quot;;6;IF([.B134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350];&quot;SANTA CRUZ&quot;);1;IF([.B1350]=&quot;CAICO&quot;;2;IF([.B1350]=&quot;APODI&quot;;3;IF([.B1350]=&quot;IPANGUACU&quot;;4;IF([.B1350]=&quot;MOSSORO&quot;;5;IF([.B1350]=&quot;NATAL&quot;;6;IF([.B135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2.6" calcext:value-type="float">
            <text:p>982,6</text:p>
          </table:table-cell>
          <table:table-cell office:value-type="float" office:value="983.8" calcext:value-type="float">
            <text:p>983,8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51];&quot;SANTA CRUZ&quot;);1;IF([.B1351]=&quot;CAICO&quot;;2;IF([.B1351]=&quot;APODI&quot;;3;IF([.B1351]=&quot;IPANGUACU&quot;;4;IF([.B1351]=&quot;MOSSORO&quot;;5;IF([.B1351]=&quot;NATAL&quot;;6;IF([.B135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9" calcext:value-type="float">
            <text:p>985,9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352];&quot;SANTA CRUZ&quot;);1;IF([.B1352]=&quot;CAICO&quot;;2;IF([.B1352]=&quot;APODI&quot;;3;IF([.B1352]=&quot;IPANGUACU&quot;;4;IF([.B1352]=&quot;MOSSORO&quot;;5;IF([.B1352]=&quot;NATAL&quot;;6;IF([.B135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9.4" calcext:value-type="float">
            <text:p>989,4</text:p>
          </table:table-cell>
          <table:table-cell office:value-type="float" office:value="987.9" calcext:value-type="float">
            <text:p>987,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53];&quot;SANTA CRUZ&quot;);1;IF([.B1353]=&quot;CAICO&quot;;2;IF([.B1353]=&quot;APODI&quot;;3;IF([.B1353]=&quot;IPANGUACU&quot;;4;IF([.B1353]=&quot;MOSSORO&quot;;5;IF([.B1353]=&quot;NATAL&quot;;6;IF([.B135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7.7" calcext:value-type="float">
            <text:p>987,7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354];&quot;SANTA CRUZ&quot;);1;IF([.B1354]=&quot;CAICO&quot;;2;IF([.B1354]=&quot;APODI&quot;;3;IF([.B1354]=&quot;IPANGUACU&quot;;4;IF([.B1354]=&quot;MOSSORO&quot;;5;IF([.B1354]=&quot;NATAL&quot;;6;IF([.B135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6" calcext:value-type="float">
            <text:p>989,6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table:formula="of:=IF(EXACT([.B1355];&quot;SANTA CRUZ&quot;);1;IF([.B1355]=&quot;CAICO&quot;;2;IF([.B1355]=&quot;APODI&quot;;3;IF([.B1355]=&quot;IPANGUACU&quot;;4;IF([.B1355]=&quot;MOSSORO&quot;;5;IF([.B1355]=&quot;NATAL&quot;;6;IF([.B135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8.1" calcext:value-type="float">
            <text:p>988,1</text:p>
          </table:table-cell>
          <table:table-cell table:number-columns-repeated="2" office:value-type="float" office:value="989.9" calcext:value-type="float">
            <text:p>989,9</text:p>
          </table:table-cell>
        </table:table-row>
        <table:table-row table:style-name="ro1">
          <table:table-cell table:formula="of:=IF(EXACT([.B1356];&quot;SANTA CRUZ&quot;);1;IF([.B1356]=&quot;CAICO&quot;;2;IF([.B1356]=&quot;APODI&quot;;3;IF([.B1356]=&quot;IPANGUACU&quot;;4;IF([.B1356]=&quot;MOSSORO&quot;;5;IF([.B1356]=&quot;NATAL&quot;;6;IF([.B135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9" calcext:value-type="float">
            <text:p>986,9</text:p>
          </table:table-cell>
          <table:table-cell office:value-type="float" office:value="987" calcext:value-type="float">
            <text:p>987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357];&quot;SANTA CRUZ&quot;);1;IF([.B1357]=&quot;CAICO&quot;;2;IF([.B1357]=&quot;APODI&quot;;3;IF([.B1357]=&quot;IPANGUACU&quot;;4;IF([.B1357]=&quot;MOSSORO&quot;;5;IF([.B1357]=&quot;NATAL&quot;;6;IF([.B135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3" calcext:value-type="float">
            <text:p>987,3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358];&quot;SANTA CRUZ&quot;);1;IF([.B1358]=&quot;CAICO&quot;;2;IF([.B1358]=&quot;APODI&quot;;3;IF([.B1358]=&quot;IPANGUACU&quot;;4;IF([.B1358]=&quot;MOSSORO&quot;;5;IF([.B1358]=&quot;NATAL&quot;;6;IF([.B135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4" calcext:value-type="float">
            <text:p>992,4</text:p>
          </table:table-cell>
          <table:table-cell office:value-type="float" office:value="991.55" calcext:value-type="float">
            <text:p>991,55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1359];&quot;SANTA CRUZ&quot;);1;IF([.B1359]=&quot;CAICO&quot;;2;IF([.B1359]=&quot;APODI&quot;;3;IF([.B1359]=&quot;IPANGUACU&quot;;4;IF([.B1359]=&quot;MOSSORO&quot;;5;IF([.B1359]=&quot;NATAL&quot;;6;IF([.B135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8.6" calcext:value-type="float">
            <text:p>988,6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60];&quot;SANTA CRUZ&quot;);1;IF([.B1360]=&quot;CAICO&quot;;2;IF([.B1360]=&quot;APODI&quot;;3;IF([.B1360]=&quot;IPANGUACU&quot;;4;IF([.B1360]=&quot;MOSSORO&quot;;5;IF([.B1360]=&quot;NATAL&quot;;6;IF([.B136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6" calcext:value-type="float">
            <text:p>986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361];&quot;SANTA CRUZ&quot;);1;IF([.B1361]=&quot;CAICO&quot;;2;IF([.B1361]=&quot;APODI&quot;;3;IF([.B1361]=&quot;IPANGUACU&quot;;4;IF([.B1361]=&quot;MOSSORO&quot;;5;IF([.B1361]=&quot;NATAL&quot;;6;IF([.B136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9" calcext:value-type="float">
            <text:p>988,9</text:p>
          </table:table-cell>
          <table:table-cell office:value-type="float" office:value="989" calcext:value-type="float">
            <text:p>989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table-cell table:formula="of:=IF(EXACT([.B1362];&quot;SANTA CRUZ&quot;);1;IF([.B1362]=&quot;CAICO&quot;;2;IF([.B1362]=&quot;APODI&quot;;3;IF([.B1362]=&quot;IPANGUACU&quot;;4;IF([.B1362]=&quot;MOSSORO&quot;;5;IF([.B1362]=&quot;NATAL&quot;;6;IF([.B136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363];&quot;SANTA CRUZ&quot;);1;IF([.B1363]=&quot;CAICO&quot;;2;IF([.B1363]=&quot;APODI&quot;;3;IF([.B1363]=&quot;IPANGUACU&quot;;4;IF([.B1363]=&quot;MOSSORO&quot;;5;IF([.B1363]=&quot;NATAL&quot;;6;IF([.B136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9.2" calcext:value-type="float">
            <text:p>989,2</text:p>
          </table:table-cell>
          <table:table-cell office:value-type="float" office:value="990.1" calcext:value-type="float">
            <text:p>990,1</text:p>
          </table:table-cell>
          <table:table-cell office:value-type="float" office:value="990.7" calcext:value-type="float">
            <text:p>990,7</text:p>
          </table:table-cell>
        </table:table-row>
        <table:table-row table:style-name="ro1">
          <table:table-cell table:formula="of:=IF(EXACT([.B1364];&quot;SANTA CRUZ&quot;);1;IF([.B1364]=&quot;CAICO&quot;;2;IF([.B1364]=&quot;APODI&quot;;3;IF([.B1364]=&quot;IPANGUACU&quot;;4;IF([.B1364]=&quot;MOSSORO&quot;;5;IF([.B1364]=&quot;NATAL&quot;;6;IF([.B136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65];&quot;SANTA CRUZ&quot;);1;IF([.B1365]=&quot;CAICO&quot;;2;IF([.B1365]=&quot;APODI&quot;;3;IF([.B1365]=&quot;IPANGUACU&quot;;4;IF([.B1365]=&quot;MOSSORO&quot;;5;IF([.B1365]=&quot;NATAL&quot;;6;IF([.B136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4.8" calcext:value-type="float">
            <text:p>984,8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1" calcext:value-type="float">
            <text:p>983,1</text:p>
          </table:table-cell>
        </table:table-row>
        <table:table-row table:style-name="ro1">
          <table:table-cell table:formula="of:=IF(EXACT([.B1366];&quot;SANTA CRUZ&quot;);1;IF([.B1366]=&quot;CAICO&quot;;2;IF([.B1366]=&quot;APODI&quot;;3;IF([.B1366]=&quot;IPANGUACU&quot;;4;IF([.B1366]=&quot;MOSSORO&quot;;5;IF([.B1366]=&quot;NATAL&quot;;6;IF([.B136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987.167" calcext:value-type="float">
            <text:p>987,167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367];&quot;SANTA CRUZ&quot;);1;IF([.B1367]=&quot;CAICO&quot;;2;IF([.B1367]=&quot;APODI&quot;;3;IF([.B1367]=&quot;IPANGUACU&quot;;4;IF([.B1367]=&quot;MOSSORO&quot;;5;IF([.B1367]=&quot;NATAL&quot;;6;IF([.B136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68];&quot;SANTA CRUZ&quot;);1;IF([.B1368]=&quot;CAICO&quot;;2;IF([.B1368]=&quot;APODI&quot;;3;IF([.B1368]=&quot;IPANGUACU&quot;;4;IF([.B1368]=&quot;MOSSORO&quot;;5;IF([.B1368]=&quot;NATAL&quot;;6;IF([.B136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6.5" calcext:value-type="float">
            <text:p>986,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69];&quot;SANTA CRUZ&quot;);1;IF([.B1369]=&quot;CAICO&quot;;2;IF([.B1369]=&quot;APODI&quot;;3;IF([.B1369]=&quot;IPANGUACU&quot;;4;IF([.B1369]=&quot;MOSSORO&quot;;5;IF([.B1369]=&quot;NATAL&quot;;6;IF([.B136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office:value-type="float" office:value="986.45" calcext:value-type="float">
            <text:p>986,4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formula="of:=IF(EXACT([.B1370];&quot;SANTA CRUZ&quot;);1;IF([.B1370]=&quot;CAICO&quot;;2;IF([.B1370]=&quot;APODI&quot;;3;IF([.B1370]=&quot;IPANGUACU&quot;;4;IF([.B1370]=&quot;MOSSORO&quot;;5;IF([.B1370]=&quot;NATAL&quot;;6;IF([.B137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1" calcext:value-type="float">
            <text:p>988,1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table:formula="of:=IF(EXACT([.B1371];&quot;SANTA CRUZ&quot;);1;IF([.B1371]=&quot;CAICO&quot;;2;IF([.B1371]=&quot;APODI&quot;;3;IF([.B1371]=&quot;IPANGUACU&quot;;4;IF([.B1371]=&quot;MOSSORO&quot;;5;IF([.B1371]=&quot;NATAL&quot;;6;IF([.B137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2.2" calcext:value-type="float">
            <text:p>982,2</text:p>
          </table:table-cell>
          <table:table-cell office:value-type="float" office:value="982.9" calcext:value-type="float">
            <text:p>982,9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table:formula="of:=IF(EXACT([.B1372];&quot;SANTA CRUZ&quot;);1;IF([.B1372]=&quot;CAICO&quot;;2;IF([.B1372]=&quot;APODI&quot;;3;IF([.B1372]=&quot;IPANGUACU&quot;;4;IF([.B1372]=&quot;MOSSORO&quot;;5;IF([.B1372]=&quot;NATAL&quot;;6;IF([.B137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4" calcext:value-type="float">
            <text:p>985,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373];&quot;SANTA CRUZ&quot;);1;IF([.B1373]=&quot;CAICO&quot;;2;IF([.B1373]=&quot;APODI&quot;;3;IF([.B1373]=&quot;IPANGUACU&quot;;4;IF([.B1373]=&quot;MOSSORO&quot;;5;IF([.B1373]=&quot;NATAL&quot;;6;IF([.B137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table:formula="of:=IF(EXACT([.B1374];&quot;SANTA CRUZ&quot;);1;IF([.B1374]=&quot;CAICO&quot;;2;IF([.B1374]=&quot;APODI&quot;;3;IF([.B1374]=&quot;IPANGUACU&quot;;4;IF([.B1374]=&quot;MOSSORO&quot;;5;IF([.B1374]=&quot;NATAL&quot;;6;IF([.B137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6.1" calcext:value-type="float">
            <text:p>986,1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375];&quot;SANTA CRUZ&quot;);1;IF([.B1375]=&quot;CAICO&quot;;2;IF([.B1375]=&quot;APODI&quot;;3;IF([.B1375]=&quot;IPANGUACU&quot;;4;IF([.B1375]=&quot;MOSSORO&quot;;5;IF([.B1375]=&quot;NATAL&quot;;6;IF([.B137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376];&quot;SANTA CRUZ&quot;);1;IF([.B1376]=&quot;CAICO&quot;;2;IF([.B1376]=&quot;APODI&quot;;3;IF([.B1376]=&quot;IPANGUACU&quot;;4;IF([.B1376]=&quot;MOSSORO&quot;;5;IF([.B1376]=&quot;NATAL&quot;;6;IF([.B137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table:formula="of:=IF(EXACT([.B1377];&quot;SANTA CRUZ&quot;);1;IF([.B1377]=&quot;CAICO&quot;;2;IF([.B1377]=&quot;APODI&quot;;3;IF([.B1377]=&quot;IPANGUACU&quot;;4;IF([.B1377]=&quot;MOSSORO&quot;;5;IF([.B1377]=&quot;NATAL&quot;;6;IF([.B137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378];&quot;SANTA CRUZ&quot;);1;IF([.B1378]=&quot;CAICO&quot;;2;IF([.B1378]=&quot;APODI&quot;;3;IF([.B1378]=&quot;IPANGUACU&quot;;4;IF([.B1378]=&quot;MOSSORO&quot;;5;IF([.B1378]=&quot;NATAL&quot;;6;IF([.B137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7" calcext:value-type="float">
            <text:p>986,7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table:formula="of:=IF(EXACT([.B1379];&quot;SANTA CRUZ&quot;);1;IF([.B1379]=&quot;CAICO&quot;;2;IF([.B1379]=&quot;APODI&quot;;3;IF([.B1379]=&quot;IPANGUACU&quot;;4;IF([.B1379]=&quot;MOSSORO&quot;;5;IF([.B1379]=&quot;NATAL&quot;;6;IF([.B137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25" calcext:value-type="float">
            <text:p>985,25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table:formula="of:=IF(EXACT([.B1380];&quot;SANTA CRUZ&quot;);1;IF([.B1380]=&quot;CAICO&quot;;2;IF([.B1380]=&quot;APODI&quot;;3;IF([.B1380]=&quot;IPANGUACU&quot;;4;IF([.B1380]=&quot;MOSSORO&quot;;5;IF([.B1380]=&quot;NATAL&quot;;6;IF([.B138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2" calcext:value-type="float">
            <text:p>984,2</text:p>
          </table:table-cell>
          <table:table-cell office:value-type="float" office:value="984.3" calcext:value-type="float">
            <text:p>984,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formula="of:=IF(EXACT([.B1381];&quot;SANTA CRUZ&quot;);1;IF([.B1381]=&quot;CAICO&quot;;2;IF([.B1381]=&quot;APODI&quot;;3;IF([.B1381]=&quot;IPANGUACU&quot;;4;IF([.B1381]=&quot;MOSSORO&quot;;5;IF([.B1381]=&quot;NATAL&quot;;6;IF([.B138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7.5" calcext:value-type="float">
            <text:p>987,5</text:p>
          </table:table-cell>
          <table:table-cell office:value-type="float" office:value="988.45" calcext:value-type="float">
            <text:p>988,4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382];&quot;SANTA CRUZ&quot;);1;IF([.B1382]=&quot;CAICO&quot;;2;IF([.B1382]=&quot;APODI&quot;;3;IF([.B1382]=&quot;IPANGUACU&quot;;4;IF([.B1382]=&quot;MOSSORO&quot;;5;IF([.B1382]=&quot;NATAL&quot;;6;IF([.B138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6.533" calcext:value-type="float">
            <text:p>986,533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table:formula="of:=IF(EXACT([.B1383];&quot;SANTA CRUZ&quot;);1;IF([.B1383]=&quot;CAICO&quot;;2;IF([.B1383]=&quot;APODI&quot;;3;IF([.B1383]=&quot;IPANGUACU&quot;;4;IF([.B1383]=&quot;MOSSORO&quot;;5;IF([.B1383]=&quot;NATAL&quot;;6;IF([.B138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table:formula="of:=IF(EXACT([.B1384];&quot;SANTA CRUZ&quot;);1;IF([.B1384]=&quot;CAICO&quot;;2;IF([.B1384]=&quot;APODI&quot;;3;IF([.B1384]=&quot;IPANGUACU&quot;;4;IF([.B1384]=&quot;MOSSORO&quot;;5;IF([.B1384]=&quot;NATAL&quot;;6;IF([.B138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4.8" calcext:value-type="float">
            <text:p>984,8</text:p>
          </table:table-cell>
          <table:table-cell office:value-type="float" office:value="985.5" calcext:value-type="float">
            <text:p>985,5</text:p>
          </table:table-cell>
        </table:table-row>
        <table:table-row table:style-name="ro1">
          <table:table-cell table:formula="of:=IF(EXACT([.B1385];&quot;SANTA CRUZ&quot;);1;IF([.B1385]=&quot;CAICO&quot;;2;IF([.B1385]=&quot;APODI&quot;;3;IF([.B1385]=&quot;IPANGUACU&quot;;4;IF([.B1385]=&quot;MOSSORO&quot;;5;IF([.B1385]=&quot;NATAL&quot;;6;IF([.B138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85.7" calcext:value-type="float">
            <text:p>985,7</text:p>
          </table:table-cell>
          <table:table-cell office:value-type="float" office:value="989.067" calcext:value-type="float">
            <text:p>989,06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table-cell table:formula="of:=IF(EXACT([.B1386];&quot;SANTA CRUZ&quot;);1;IF([.B1386]=&quot;CAICO&quot;;2;IF([.B1386]=&quot;APODI&quot;;3;IF([.B1386]=&quot;IPANGUACU&quot;;4;IF([.B1386]=&quot;MOSSORO&quot;;5;IF([.B1386]=&quot;NATAL&quot;;6;IF([.B138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387];&quot;SANTA CRUZ&quot;);1;IF([.B1387]=&quot;CAICO&quot;;2;IF([.B1387]=&quot;APODI&quot;;3;IF([.B1387]=&quot;IPANGUACU&quot;;4;IF([.B1387]=&quot;MOSSORO&quot;;5;IF([.B1387]=&quot;NATAL&quot;;6;IF([.B138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8" calcext:value-type="float">
            <text:p>989,8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388];&quot;SANTA CRUZ&quot;);1;IF([.B1388]=&quot;CAICO&quot;;2;IF([.B1388]=&quot;APODI&quot;;3;IF([.B1388]=&quot;IPANGUACU&quot;;4;IF([.B1388]=&quot;MOSSORO&quot;;5;IF([.B1388]=&quot;NATAL&quot;;6;IF([.B138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" calcext:value-type="float">
            <text:p>988,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389];&quot;SANTA CRUZ&quot;);1;IF([.B1389]=&quot;CAICO&quot;;2;IF([.B1389]=&quot;APODI&quot;;3;IF([.B1389]=&quot;IPANGUACU&quot;;4;IF([.B1389]=&quot;MOSSORO&quot;;5;IF([.B1389]=&quot;NATAL&quot;;6;IF([.B138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1" calcext:value-type="float">
            <text:p>991</text:p>
          </table:table-cell>
          <table:table-cell office:value-type="float" office:value="990.8" calcext:value-type="float">
            <text:p>990,8</text:p>
          </table:table-cell>
        </table:table-row>
        <table:table-row table:style-name="ro1">
          <table:table-cell table:formula="of:=IF(EXACT([.B1390];&quot;SANTA CRUZ&quot;);1;IF([.B1390]=&quot;CAICO&quot;;2;IF([.B1390]=&quot;APODI&quot;;3;IF([.B1390]=&quot;IPANGUACU&quot;;4;IF([.B1390]=&quot;MOSSORO&quot;;5;IF([.B1390]=&quot;NATAL&quot;;6;IF([.B139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1.1" calcext:value-type="float">
            <text:p>991,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formula="of:=IF(EXACT([.B1391];&quot;SANTA CRUZ&quot;);1;IF([.B1391]=&quot;CAICO&quot;;2;IF([.B1391]=&quot;APODI&quot;;3;IF([.B1391]=&quot;IPANGUACU&quot;;4;IF([.B1391]=&quot;MOSSORO&quot;;5;IF([.B1391]=&quot;NATAL&quot;;6;IF([.B139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91.3" calcext:value-type="float">
            <text:p>991,3</text:p>
          </table:table-cell>
          <table:table-cell office:value-type="float" office:value="991.8" calcext:value-type="float">
            <text:p>991,8</text:p>
          </table:table-cell>
        </table:table-row>
        <table:table-row table:style-name="ro1">
          <table:table-cell table:formula="of:=IF(EXACT([.B1392];&quot;SANTA CRUZ&quot;);1;IF([.B1392]=&quot;CAICO&quot;;2;IF([.B1392]=&quot;APODI&quot;;3;IF([.B1392]=&quot;IPANGUACU&quot;;4;IF([.B1392]=&quot;MOSSORO&quot;;5;IF([.B1392]=&quot;NATAL&quot;;6;IF([.B139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91.1" calcext:value-type="float">
            <text:p>991,1</text:p>
          </table:table-cell>
          <table:table-cell office:value-type="float" office:value="990.733" calcext:value-type="float">
            <text:p>990,733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table:formula="of:=IF(EXACT([.B1393];&quot;SANTA CRUZ&quot;);1;IF([.B1393]=&quot;CAICO&quot;;2;IF([.B1393]=&quot;APODI&quot;;3;IF([.B1393]=&quot;IPANGUACU&quot;;4;IF([.B1393]=&quot;MOSSORO&quot;;5;IF([.B1393]=&quot;NATAL&quot;;6;IF([.B139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1.7" calcext:value-type="float">
            <text:p>991,7</text:p>
          </table:table-cell>
          <table:table-cell office:value-type="float" office:value="990.8" calcext:value-type="float">
            <text:p>990,8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1394];&quot;SANTA CRUZ&quot;);1;IF([.B1394]=&quot;CAICO&quot;;2;IF([.B1394]=&quot;APODI&quot;;3;IF([.B1394]=&quot;IPANGUACU&quot;;4;IF([.B1394]=&quot;MOSSORO&quot;;5;IF([.B1394]=&quot;NATAL&quot;;6;IF([.B139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91.4" calcext:value-type="float">
            <text:p>991,4</text:p>
          </table:table-cell>
          <table:table-cell office:value-type="float" office:value="992.55" calcext:value-type="float">
            <text:p>992,55</text:p>
          </table:table-cell>
          <table:table-cell office:value-type="float" office:value="991.6" calcext:value-type="float">
            <text:p>991,6</text:p>
          </table:table-cell>
        </table:table-row>
        <table:table-row table:style-name="ro1">
          <table:table-cell table:formula="of:=IF(EXACT([.B1395];&quot;SANTA CRUZ&quot;);1;IF([.B1395]=&quot;CAICO&quot;;2;IF([.B1395]=&quot;APODI&quot;;3;IF([.B1395]=&quot;IPANGUACU&quot;;4;IF([.B1395]=&quot;MOSSORO&quot;;5;IF([.B1395]=&quot;NATAL&quot;;6;IF([.B139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0.7" calcext:value-type="float">
            <text:p>990,7</text:p>
          </table:table-cell>
          <table:table-cell office:value-type="float" office:value="989.9" calcext:value-type="float">
            <text:p>989,9</text:p>
          </table:table-cell>
        </table:table-row>
        <table:table-row table:style-name="ro1">
          <table:table-cell table:formula="of:=IF(EXACT([.B1396];&quot;SANTA CRUZ&quot;);1;IF([.B1396]=&quot;CAICO&quot;;2;IF([.B1396]=&quot;APODI&quot;;3;IF([.B1396]=&quot;IPANGUACU&quot;;4;IF([.B1396]=&quot;MOSSORO&quot;;5;IF([.B1396]=&quot;NATAL&quot;;6;IF([.B139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397];&quot;SANTA CRUZ&quot;);1;IF([.B1397]=&quot;CAICO&quot;;2;IF([.B1397]=&quot;APODI&quot;;3;IF([.B1397]=&quot;IPANGUACU&quot;;4;IF([.B1397]=&quot;MOSSORO&quot;;5;IF([.B1397]=&quot;NATAL&quot;;6;IF([.B139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.15" calcext:value-type="float">
            <text:p>985,1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table:formula="of:=IF(EXACT([.B1398];&quot;SANTA CRUZ&quot;);1;IF([.B1398]=&quot;CAICO&quot;;2;IF([.B1398]=&quot;APODI&quot;;3;IF([.B1398]=&quot;IPANGUACU&quot;;4;IF([.B1398]=&quot;MOSSORO&quot;;5;IF([.B1398]=&quot;NATAL&quot;;6;IF([.B139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2" calcext:value-type="float">
            <text:p>986,2</text:p>
          </table:table-cell>
        </table:table-row>
        <table:table-row table:style-name="ro1">
          <table:table-cell table:formula="of:=IF(EXACT([.B1399];&quot;SANTA CRUZ&quot;);1;IF([.B1399]=&quot;CAICO&quot;;2;IF([.B1399]=&quot;APODI&quot;;3;IF([.B1399]=&quot;IPANGUACU&quot;;4;IF([.B1399]=&quot;MOSSORO&quot;;5;IF([.B1399]=&quot;NATAL&quot;;6;IF([.B139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7.5" calcext:value-type="float">
            <text:p>987,5</text:p>
          </table:table-cell>
          <table:table-cell office:value-type="float" office:value="987.8" calcext:value-type="float">
            <text:p>987,8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00];&quot;SANTA CRUZ&quot;);1;IF([.B1400]=&quot;CAICO&quot;;2;IF([.B1400]=&quot;APODI&quot;;3;IF([.B1400]=&quot;IPANGUACU&quot;;4;IF([.B1400]=&quot;MOSSORO&quot;;5;IF([.B1400]=&quot;NATAL&quot;;6;IF([.B140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5.8" calcext:value-type="float">
            <text:p>985,8</text:p>
          </table:table-cell>
          <table:table-cell table:number-columns-repeated="2" office:value-type="float" office:value="985.7" calcext:value-type="float">
            <text:p>985,7</text:p>
          </table:table-cell>
        </table:table-row>
        <table:table-row table:style-name="ro1">
          <table:table-cell table:formula="of:=IF(EXACT([.B1401];&quot;SANTA CRUZ&quot;);1;IF([.B1401]=&quot;CAICO&quot;;2;IF([.B1401]=&quot;APODI&quot;;3;IF([.B1401]=&quot;IPANGUACU&quot;;4;IF([.B1401]=&quot;MOSSORO&quot;;5;IF([.B1401]=&quot;NATAL&quot;;6;IF([.B140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5.7" calcext:value-type="float">
            <text:p>985,7</text:p>
          </table:table-cell>
          <table:table-cell office:value-type="float" office:value="986" calcext:value-type="float">
            <text:p>986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table:formula="of:=IF(EXACT([.B1402];&quot;SANTA CRUZ&quot;);1;IF([.B1402]=&quot;CAICO&quot;;2;IF([.B1402]=&quot;APODI&quot;;3;IF([.B1402]=&quot;IPANGUACU&quot;;4;IF([.B1402]=&quot;MOSSORO&quot;;5;IF([.B1402]=&quot;NATAL&quot;;6;IF([.B140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45" calcext:value-type="float">
            <text:p>985,45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03];&quot;SANTA CRUZ&quot;);1;IF([.B1403]=&quot;CAICO&quot;;2;IF([.B1403]=&quot;APODI&quot;;3;IF([.B1403]=&quot;IPANGUACU&quot;;4;IF([.B1403]=&quot;MOSSORO&quot;;5;IF([.B1403]=&quot;NATAL&quot;;6;IF([.B140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9" calcext:value-type="float">
            <text:p>985,9</text:p>
          </table:table-cell>
          <table:table-cell office:value-type="float" office:value="986.6" calcext:value-type="float">
            <text:p>986,6</text:p>
          </table:table-cell>
        </table:table-row>
        <table:table-row table:style-name="ro1">
          <table:table-cell table:formula="of:=IF(EXACT([.B1404];&quot;SANTA CRUZ&quot;);1;IF([.B1404]=&quot;CAICO&quot;;2;IF([.B1404]=&quot;APODI&quot;;3;IF([.B1404]=&quot;IPANGUACU&quot;;4;IF([.B1404]=&quot;MOSSORO&quot;;5;IF([.B1404]=&quot;NATAL&quot;;6;IF([.B140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82.7" calcext:value-type="float">
            <text:p>982,7</text:p>
          </table:table-cell>
          <table:table-cell office:value-type="float" office:value="985.1" calcext:value-type="float">
            <text:p>985,1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05];&quot;SANTA CRUZ&quot;);1;IF([.B1405]=&quot;CAICO&quot;;2;IF([.B1405]=&quot;APODI&quot;;3;IF([.B1405]=&quot;IPANGUACU&quot;;4;IF([.B1405]=&quot;MOSSORO&quot;;5;IF([.B1405]=&quot;NATAL&quot;;6;IF([.B140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35" calcext:value-type="float">
            <text:p>985,3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06];&quot;SANTA CRUZ&quot;);1;IF([.B1406]=&quot;CAICO&quot;;2;IF([.B1406]=&quot;APODI&quot;;3;IF([.B1406]=&quot;IPANGUACU&quot;;4;IF([.B1406]=&quot;MOSSORO&quot;;5;IF([.B1406]=&quot;NATAL&quot;;6;IF([.B140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7.9" calcext:value-type="float">
            <text:p>987,9</text:p>
          </table:table-cell>
          <table:table-cell office:value-type="float" office:value="988.7" calcext:value-type="float">
            <text:p>988,7</text:p>
          </table:table-cell>
        </table:table-row>
        <table:table-row table:style-name="ro1">
          <table:table-cell table:formula="of:=IF(EXACT([.B1407];&quot;SANTA CRUZ&quot;);1;IF([.B1407]=&quot;CAICO&quot;;2;IF([.B1407]=&quot;APODI&quot;;3;IF([.B1407]=&quot;IPANGUACU&quot;;4;IF([.B1407]=&quot;MOSSORO&quot;;5;IF([.B1407]=&quot;NATAL&quot;;6;IF([.B140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" calcext:value-type="float">
            <text:p>98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08];&quot;SANTA CRUZ&quot;);1;IF([.B1408]=&quot;CAICO&quot;;2;IF([.B1408]=&quot;APODI&quot;;3;IF([.B1408]=&quot;IPANGUACU&quot;;4;IF([.B1408]=&quot;MOSSORO&quot;;5;IF([.B1408]=&quot;NATAL&quot;;6;IF([.B140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9" calcext:value-type="float">
            <text:p>984,9</text:p>
          </table:table-cell>
        </table:table-row>
        <table:table-row table:style-name="ro1">
          <table:table-cell table:formula="of:=IF(EXACT([.B1409];&quot;SANTA CRUZ&quot;);1;IF([.B1409]=&quot;CAICO&quot;;2;IF([.B1409]=&quot;APODI&quot;;3;IF([.B1409]=&quot;IPANGUACU&quot;;4;IF([.B1409]=&quot;MOSSORO&quot;;5;IF([.B1409]=&quot;NATAL&quot;;6;IF([.B140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5.4" calcext:value-type="float">
            <text:p>985,4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10];&quot;SANTA CRUZ&quot;);1;IF([.B1410]=&quot;CAICO&quot;;2;IF([.B1410]=&quot;APODI&quot;;3;IF([.B1410]=&quot;IPANGUACU&quot;;4;IF([.B1410]=&quot;MOSSORO&quot;;5;IF([.B1410]=&quot;NATAL&quot;;6;IF([.B141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83.9" calcext:value-type="float">
            <text:p>983,9</text:p>
          </table:table-cell>
          <table:table-cell office:value-type="float" office:value="983.567" calcext:value-type="float">
            <text:p>983,567</text:p>
          </table:table-cell>
          <table:table-cell office:value-type="float" office:value="983.6" calcext:value-type="float">
            <text:p>983,6</text:p>
          </table:table-cell>
        </table:table-row>
        <table:table-row table:style-name="ro1">
          <table:table-cell table:formula="of:=IF(EXACT([.B1411];&quot;SANTA CRUZ&quot;);1;IF([.B1411]=&quot;CAICO&quot;;2;IF([.B1411]=&quot;APODI&quot;;3;IF([.B1411]=&quot;IPANGUACU&quot;;4;IF([.B1411]=&quot;MOSSORO&quot;;5;IF([.B1411]=&quot;NATAL&quot;;6;IF([.B141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2" calcext:value-type="float">
            <text:p>984,2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table:formula="of:=IF(EXACT([.B1412];&quot;SANTA CRUZ&quot;);1;IF([.B1412]=&quot;CAICO&quot;;2;IF([.B1412]=&quot;APODI&quot;;3;IF([.B1412]=&quot;IPANGUACU&quot;;4;IF([.B1412]=&quot;MOSSORO&quot;;5;IF([.B1412]=&quot;NATAL&quot;;6;IF([.B141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65" calcext:value-type="float">
            <text:p>983,65</text:p>
          </table:table-cell>
          <table:table-cell office:value-type="float" office:value="984.1" calcext:value-type="float">
            <text:p>984,1</text:p>
          </table:table-cell>
        </table:table-row>
        <table:table-row table:style-name="ro1">
          <table:table-cell table:formula="of:=IF(EXACT([.B1413];&quot;SANTA CRUZ&quot;);1;IF([.B1413]=&quot;CAICO&quot;;2;IF([.B1413]=&quot;APODI&quot;;3;IF([.B1413]=&quot;IPANGUACU&quot;;4;IF([.B1413]=&quot;MOSSORO&quot;;5;IF([.B1413]=&quot;NATAL&quot;;6;IF([.B141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4.8" calcext:value-type="float">
            <text:p>984,8</text:p>
          </table:table-cell>
          <table:table-cell office:value-type="float" office:value="985.8" calcext:value-type="float">
            <text:p>985,8</text:p>
          </table:table-cell>
        </table:table-row>
        <table:table-row table:style-name="ro1">
          <table:table-cell table:formula="of:=IF(EXACT([.B1414];&quot;SANTA CRUZ&quot;);1;IF([.B1414]=&quot;CAICO&quot;;2;IF([.B1414]=&quot;APODI&quot;;3;IF([.B1414]=&quot;IPANGUACU&quot;;4;IF([.B1414]=&quot;MOSSORO&quot;;5;IF([.B1414]=&quot;NATAL&quot;;6;IF([.B141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2" calcext:value-type="float">
            <text:p>986,2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4" calcext:value-type="float">
            <text:p>984,4</text:p>
          </table:table-cell>
        </table:table-row>
        <table:table-row table:style-name="ro1">
          <table:table-cell table:formula="of:=IF(EXACT([.B1415];&quot;SANTA CRUZ&quot;);1;IF([.B1415]=&quot;CAICO&quot;;2;IF([.B1415]=&quot;APODI&quot;;3;IF([.B1415]=&quot;IPANGUACU&quot;;4;IF([.B1415]=&quot;MOSSORO&quot;;5;IF([.B1415]=&quot;NATAL&quot;;6;IF([.B141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7.4" calcext:value-type="float">
            <text:p>987,4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416];&quot;SANTA CRUZ&quot;);1;IF([.B1416]=&quot;CAICO&quot;;2;IF([.B1416]=&quot;APODI&quot;;3;IF([.B1416]=&quot;IPANGUACU&quot;;4;IF([.B1416]=&quot;MOSSORO&quot;;5;IF([.B1416]=&quot;NATAL&quot;;6;IF([.B141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233" calcext:value-type="float">
            <text:p>987,233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table:formula="of:=IF(EXACT([.B1417];&quot;SANTA CRUZ&quot;);1;IF([.B1417]=&quot;CAICO&quot;;2;IF([.B1417]=&quot;APODI&quot;;3;IF([.B1417]=&quot;IPANGUACU&quot;;4;IF([.B1417]=&quot;MOSSORO&quot;;5;IF([.B1417]=&quot;NATAL&quot;;6;IF([.B141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6.5" calcext:value-type="float">
            <text:p>986,5</text:p>
          </table:table-cell>
          <table:table-cell office:value-type="float" office:value="987.55" calcext:value-type="float">
            <text:p>987,5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18];&quot;SANTA CRUZ&quot;);1;IF([.B1418]=&quot;CAICO&quot;;2;IF([.B1418]=&quot;APODI&quot;;3;IF([.B1418]=&quot;IPANGUACU&quot;;4;IF([.B1418]=&quot;MOSSORO&quot;;5;IF([.B1418]=&quot;NATAL&quot;;6;IF([.B141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5" calcext:value-type="float">
            <text:p>986,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19];&quot;SANTA CRUZ&quot;);1;IF([.B1419]=&quot;CAICO&quot;;2;IF([.B1419]=&quot;APODI&quot;;3;IF([.B1419]=&quot;IPANGUACU&quot;;4;IF([.B1419]=&quot;MOSSORO&quot;;5;IF([.B1419]=&quot;NATAL&quot;;6;IF([.B141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9" calcext:value-type="float">
            <text:p>985,9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420];&quot;SANTA CRUZ&quot;);1;IF([.B1420]=&quot;CAICO&quot;;2;IF([.B1420]=&quot;APODI&quot;;3;IF([.B1420]=&quot;IPANGUACU&quot;;4;IF([.B1420]=&quot;MOSSORO&quot;;5;IF([.B1420]=&quot;NATAL&quot;;6;IF([.B142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867" calcext:value-type="float">
            <text:p>989,86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21];&quot;SANTA CRUZ&quot;);1;IF([.B1421]=&quot;CAICO&quot;;2;IF([.B1421]=&quot;APODI&quot;;3;IF([.B1421]=&quot;IPANGUACU&quot;;4;IF([.B1421]=&quot;MOSSORO&quot;;5;IF([.B1421]=&quot;NATAL&quot;;6;IF([.B142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8" calcext:value-type="float">
            <text:p>988,8</text:p>
          </table:table-cell>
          <table:table-cell office:value-type="float" office:value="988.2" calcext:value-type="float">
            <text:p>988,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422];&quot;SANTA CRUZ&quot;);1;IF([.B1422]=&quot;CAICO&quot;;2;IF([.B1422]=&quot;APODI&quot;;3;IF([.B1422]=&quot;IPANGUACU&quot;;4;IF([.B1422]=&quot;MOSSORO&quot;;5;IF([.B1422]=&quot;NATAL&quot;;6;IF([.B142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5" calcext:value-type="float">
            <text:p>986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table:formula="of:=IF(EXACT([.B1423];&quot;SANTA CRUZ&quot;);1;IF([.B1423]=&quot;CAICO&quot;;2;IF([.B1423]=&quot;APODI&quot;;3;IF([.B1423]=&quot;IPANGUACU&quot;;4;IF([.B1423]=&quot;MOSSORO&quot;;5;IF([.B1423]=&quot;NATAL&quot;;6;IF([.B142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55" calcext:value-type="float">
            <text:p>986,5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424];&quot;SANTA CRUZ&quot;);1;IF([.B1424]=&quot;CAICO&quot;;2;IF([.B1424]=&quot;APODI&quot;;3;IF([.B1424]=&quot;IPANGUACU&quot;;4;IF([.B1424]=&quot;MOSSORO&quot;;5;IF([.B1424]=&quot;NATAL&quot;;6;IF([.B142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25];&quot;SANTA CRUZ&quot;);1;IF([.B1425]=&quot;CAICO&quot;;2;IF([.B1425]=&quot;APODI&quot;;3;IF([.B1425]=&quot;IPANGUACU&quot;;4;IF([.B1425]=&quot;MOSSORO&quot;;5;IF([.B1425]=&quot;NATAL&quot;;6;IF([.B142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table:number-columns-repeated="2" office:value-type="float" office:value="986.9" calcext:value-type="float">
            <text:p>986,9</text:p>
          </table:table-cell>
        </table:table-row>
        <table:table-row table:style-name="ro1">
          <table:table-cell table:formula="of:=IF(EXACT([.B1426];&quot;SANTA CRUZ&quot;);1;IF([.B1426]=&quot;CAICO&quot;;2;IF([.B1426]=&quot;APODI&quot;;3;IF([.B1426]=&quot;IPANGUACU&quot;;4;IF([.B1426]=&quot;MOSSORO&quot;;5;IF([.B1426]=&quot;NATAL&quot;;6;IF([.B142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3" calcext:value-type="float">
            <text:p>988,3</text:p>
          </table:table-cell>
          <table:table-cell office:value-type="float" office:value="988.4" calcext:value-type="float">
            <text:p>988,4</text:p>
          </table:table-cell>
          <table:table-cell office:value-type="float" office:value="987.6" calcext:value-type="float">
            <text:p>987,6</text:p>
          </table:table-cell>
        </table:table-row>
        <table:table-row table:style-name="ro1">
          <table:table-cell table:formula="of:=IF(EXACT([.B1427];&quot;SANTA CRUZ&quot;);1;IF([.B1427]=&quot;CAICO&quot;;2;IF([.B1427]=&quot;APODI&quot;;3;IF([.B1427]=&quot;IPANGUACU&quot;;4;IF([.B1427]=&quot;MOSSORO&quot;;5;IF([.B1427]=&quot;NATAL&quot;;6;IF([.B142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5.8" calcext:value-type="float">
            <text:p>985,8</text:p>
          </table:table-cell>
          <table:table-cell office:value-type="float" office:value="986.2" calcext:value-type="float">
            <text:p>986,2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28];&quot;SANTA CRUZ&quot;);1;IF([.B1428]=&quot;CAICO&quot;;2;IF([.B1428]=&quot;APODI&quot;;3;IF([.B1428]=&quot;IPANGUACU&quot;;4;IF([.B1428]=&quot;MOSSORO&quot;;5;IF([.B1428]=&quot;NATAL&quot;;6;IF([.B142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6" calcext:value-type="float">
            <text:p>988,6</text:p>
          </table:table-cell>
          <table:table-cell office:value-type="float" office:value="987.9" calcext:value-type="float">
            <text:p>987,9</text:p>
          </table:table-cell>
        </table:table-row>
        <table:table-row table:style-name="ro1">
          <table:table-cell table:formula="of:=IF(EXACT([.B1429];&quot;SANTA CRUZ&quot;);1;IF([.B1429]=&quot;CAICO&quot;;2;IF([.B1429]=&quot;APODI&quot;;3;IF([.B1429]=&quot;IPANGUACU&quot;;4;IF([.B1429]=&quot;MOSSORO&quot;;5;IF([.B1429]=&quot;NATAL&quot;;6;IF([.B142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3" calcext:value-type="float">
            <text:p>990,3</text:p>
          </table:table-cell>
          <table:table-cell office:value-type="float" office:value="991.1" calcext:value-type="float">
            <text:p>991,1</text:p>
          </table:table-cell>
        </table:table-row>
        <table:table-row table:style-name="ro1">
          <table:table-cell table:formula="of:=IF(EXACT([.B1430];&quot;SANTA CRUZ&quot;);1;IF([.B1430]=&quot;CAICO&quot;;2;IF([.B1430]=&quot;APODI&quot;;3;IF([.B1430]=&quot;IPANGUACU&quot;;4;IF([.B1430]=&quot;MOSSORO&quot;;5;IF([.B1430]=&quot;NATAL&quot;;6;IF([.B143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92.5" calcext:value-type="float">
            <text:p>992,5</text:p>
          </table:table-cell>
          <table:table-cell office:value-type="float" office:value="993.2" calcext:value-type="float">
            <text:p>993,2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table-cell table:formula="of:=IF(EXACT([.B1431];&quot;SANTA CRUZ&quot;);1;IF([.B1431]=&quot;CAICO&quot;;2;IF([.B1431]=&quot;APODI&quot;;3;IF([.B1431]=&quot;IPANGUACU&quot;;4;IF([.B1431]=&quot;MOSSORO&quot;;5;IF([.B1431]=&quot;NATAL&quot;;6;IF([.B143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5" calcext:value-type="float">
            <text:p>989,5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32];&quot;SANTA CRUZ&quot;);1;IF([.B1432]=&quot;CAICO&quot;;2;IF([.B1432]=&quot;APODI&quot;;3;IF([.B1432]=&quot;IPANGUACU&quot;;4;IF([.B1432]=&quot;MOSSORO&quot;;5;IF([.B1432]=&quot;NATAL&quot;;6;IF([.B143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7.6" calcext:value-type="float">
            <text:p>987,6</text:p>
          </table:table-cell>
          <table:table-cell office:value-type="float" office:value="988.3" calcext:value-type="float">
            <text:p>988,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IF(EXACT([.B1433];&quot;SANTA CRUZ&quot;);1;IF([.B1433]=&quot;CAICO&quot;;2;IF([.B1433]=&quot;APODI&quot;;3;IF([.B1433]=&quot;IPANGUACU&quot;;4;IF([.B1433]=&quot;MOSSORO&quot;;5;IF([.B1433]=&quot;NATAL&quot;;6;IF([.B143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5" calcext:value-type="float">
            <text:p>988,5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formula="of:=IF(EXACT([.B1434];&quot;SANTA CRUZ&quot;);1;IF([.B1434]=&quot;CAICO&quot;;2;IF([.B1434]=&quot;APODI&quot;;3;IF([.B1434]=&quot;IPANGUACU&quot;;4;IF([.B1434]=&quot;MOSSORO&quot;;5;IF([.B1434]=&quot;NATAL&quot;;6;IF([.B143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2.8" calcext:value-type="float">
            <text:p>992,8</text:p>
          </table:table-cell>
          <table:table-cell office:value-type="float" office:value="991.85" calcext:value-type="float">
            <text:p>991,85</text:p>
          </table:table-cell>
          <table:table-cell office:value-type="float" office:value="990.6" calcext:value-type="float">
            <text:p>990,6</text:p>
          </table:table-cell>
        </table:table-row>
        <table:table-row table:style-name="ro1">
          <table:table-cell table:formula="of:=IF(EXACT([.B1435];&quot;SANTA CRUZ&quot;);1;IF([.B1435]=&quot;CAICO&quot;;2;IF([.B1435]=&quot;APODI&quot;;3;IF([.B1435]=&quot;IPANGUACU&quot;;4;IF([.B1435]=&quot;MOSSORO&quot;;5;IF([.B1435]=&quot;NATAL&quot;;6;IF([.B143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6" calcext:value-type="float">
            <text:p>991,6</text:p>
          </table:table-cell>
          <table:table-cell office:value-type="float" office:value="991.8" calcext:value-type="float">
            <text:p>991,8</text:p>
          </table:table-cell>
          <table:table-cell office:value-type="float" office:value="991.2" calcext:value-type="float">
            <text:p>991,2</text:p>
          </table:table-cell>
        </table:table-row>
        <table:table-row table:style-name="ro1">
          <table:table-cell table:formula="of:=IF(EXACT([.B1436];&quot;SANTA CRUZ&quot;);1;IF([.B1436]=&quot;CAICO&quot;;2;IF([.B1436]=&quot;APODI&quot;;3;IF([.B1436]=&quot;IPANGUACU&quot;;4;IF([.B1436]=&quot;MOSSORO&quot;;5;IF([.B1436]=&quot;NATAL&quot;;6;IF([.B143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437];&quot;SANTA CRUZ&quot;);1;IF([.B1437]=&quot;CAICO&quot;;2;IF([.B1437]=&quot;APODI&quot;;3;IF([.B1437]=&quot;IPANGUACU&quot;;4;IF([.B1437]=&quot;MOSSORO&quot;;5;IF([.B1437]=&quot;NATAL&quot;;6;IF([.B143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4.7" calcext:value-type="float">
            <text:p>984,7</text:p>
          </table:table-cell>
          <table:table-cell office:value-type="float" office:value="984.5" calcext:value-type="float">
            <text:p>984,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38];&quot;SANTA CRUZ&quot;);1;IF([.B1438]=&quot;CAICO&quot;;2;IF([.B1438]=&quot;APODI&quot;;3;IF([.B1438]=&quot;IPANGUACU&quot;;4;IF([.B1438]=&quot;MOSSORO&quot;;5;IF([.B1438]=&quot;NATAL&quot;;6;IF([.B143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439];&quot;SANTA CRUZ&quot;);1;IF([.B1439]=&quot;CAICO&quot;;2;IF([.B1439]=&quot;APODI&quot;;3;IF([.B1439]=&quot;IPANGUACU&quot;;4;IF([.B1439]=&quot;MOSSORO&quot;;5;IF([.B1439]=&quot;NATAL&quot;;6;IF([.B143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40];&quot;SANTA CRUZ&quot;);1;IF([.B1440]=&quot;CAICO&quot;;2;IF([.B1440]=&quot;APODI&quot;;3;IF([.B1440]=&quot;IPANGUACU&quot;;4;IF([.B1440]=&quot;MOSSORO&quot;;5;IF([.B1440]=&quot;NATAL&quot;;6;IF([.B144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9" calcext:value-type="float">
            <text:p>983,9</text:p>
          </table:table-cell>
          <table:table-cell office:value-type="float" office:value="984.3" calcext:value-type="float">
            <text:p>984,3</text:p>
          </table:table-cell>
        </table:table-row>
        <table:table-row table:style-name="ro1">
          <table:table-cell table:formula="of:=IF(EXACT([.B1441];&quot;SANTA CRUZ&quot;);1;IF([.B1441]=&quot;CAICO&quot;;2;IF([.B1441]=&quot;APODI&quot;;3;IF([.B1441]=&quot;IPANGUACU&quot;;4;IF([.B1441]=&quot;MOSSORO&quot;;5;IF([.B1441]=&quot;NATAL&quot;;6;IF([.B144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85.2" calcext:value-type="float">
            <text:p>985,2</text:p>
          </table:table-cell>
          <table:table-cell office:value-type="float" office:value="985.6" calcext:value-type="float">
            <text:p>985,6</text:p>
          </table:table-cell>
        </table:table-row>
        <table:table-row table:style-name="ro1">
          <table:table-cell table:formula="of:=IF(EXACT([.B1442];&quot;SANTA CRUZ&quot;);1;IF([.B1442]=&quot;CAICO&quot;;2;IF([.B1442]=&quot;APODI&quot;;3;IF([.B1442]=&quot;IPANGUACU&quot;;4;IF([.B1442]=&quot;MOSSORO&quot;;5;IF([.B1442]=&quot;NATAL&quot;;6;IF([.B144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1" calcext:value-type="float">
            <text:p>984,1</text:p>
          </table:table-cell>
          <table:table-cell office:value-type="float" office:value="983.8" calcext:value-type="float">
            <text:p>983,8</text:p>
          </table:table-cell>
          <table:table-cell office:value-type="float" office:value="983.3" calcext:value-type="float">
            <text:p>983,3</text:p>
          </table:table-cell>
        </table:table-row>
        <table:table-row table:style-name="ro1">
          <table:table-cell table:formula="of:=IF(EXACT([.B1443];&quot;SANTA CRUZ&quot;);1;IF([.B1443]=&quot;CAICO&quot;;2;IF([.B1443]=&quot;APODI&quot;;3;IF([.B1443]=&quot;IPANGUACU&quot;;4;IF([.B1443]=&quot;MOSSORO&quot;;5;IF([.B1443]=&quot;NATAL&quot;;6;IF([.B144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3.9" calcext:value-type="float">
            <text:p>983,9</text:p>
          </table:table-cell>
          <table:table-cell office:value-type="float" office:value="985.05" calcext:value-type="float">
            <text:p>985,05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table:formula="of:=IF(EXACT([.B1444];&quot;SANTA CRUZ&quot;);1;IF([.B1444]=&quot;CAICO&quot;;2;IF([.B1444]=&quot;APODI&quot;;3;IF([.B1444]=&quot;IPANGUACU&quot;;4;IF([.B1444]=&quot;MOSSORO&quot;;5;IF([.B1444]=&quot;NATAL&quot;;6;IF([.B144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table:number-columns-repeated="2" office:value-type="float" office:value="987.9" calcext:value-type="float">
            <text:p>987,9</text:p>
          </table:table-cell>
        </table:table-row>
        <table:table-row table:style-name="ro1">
          <table:table-cell table:formula="of:=IF(EXACT([.B1445];&quot;SANTA CRUZ&quot;);1;IF([.B1445]=&quot;CAICO&quot;;2;IF([.B1445]=&quot;APODI&quot;;3;IF([.B1445]=&quot;IPANGUACU&quot;;4;IF([.B1445]=&quot;MOSSORO&quot;;5;IF([.B1445]=&quot;NATAL&quot;;6;IF([.B144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5.5" calcext:value-type="float">
            <text:p>985,5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table:formula="of:=IF(EXACT([.B1446];&quot;SANTA CRUZ&quot;);1;IF([.B1446]=&quot;CAICO&quot;;2;IF([.B1446]=&quot;APODI&quot;;3;IF([.B1446]=&quot;IPANGUACU&quot;;4;IF([.B1446]=&quot;MOSSORO&quot;;5;IF([.B1446]=&quot;NATAL&quot;;6;IF([.B144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5.4" calcext:value-type="float">
            <text:p>985,4</text:p>
          </table:table-cell>
          <table:table-cell office:value-type="float" office:value="985.3" calcext:value-type="float">
            <text:p>985,3</text:p>
          </table:table-cell>
          <table:table-cell office:value-type="float" office:value="986.1" calcext:value-type="float">
            <text:p>986,1</text:p>
          </table:table-cell>
        </table:table-row>
        <table:table-row table:style-name="ro1">
          <table:table-cell table:formula="of:=IF(EXACT([.B1447];&quot;SANTA CRUZ&quot;);1;IF([.B1447]=&quot;CAICO&quot;;2;IF([.B1447]=&quot;APODI&quot;;3;IF([.B1447]=&quot;IPANGUACU&quot;;4;IF([.B1447]=&quot;MOSSORO&quot;;5;IF([.B1447]=&quot;NATAL&quot;;6;IF([.B144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85.4" calcext:value-type="float">
            <text:p>985,4</text:p>
          </table:table-cell>
          <table:table-cell office:value-type="float" office:value="984.5" calcext:value-type="float">
            <text:p>984,5</text:p>
          </table:table-cell>
          <table:table-cell office:value-type="float" office:value="983.8" calcext:value-type="float">
            <text:p>983,8</text:p>
          </table:table-cell>
        </table:table-row>
        <table:table-row table:style-name="ro1">
          <table:table-cell table:formula="of:=IF(EXACT([.B1448];&quot;SANTA CRUZ&quot;);1;IF([.B1448]=&quot;CAICO&quot;;2;IF([.B1448]=&quot;APODI&quot;;3;IF([.B1448]=&quot;IPANGUACU&quot;;4;IF([.B1448]=&quot;MOSSORO&quot;;5;IF([.B1448]=&quot;NATAL&quot;;6;IF([.B144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7.3" calcext:value-type="float">
            <text:p>987,3</text:p>
          </table:table-cell>
          <table:table-cell office:value-type="float" office:value="988.3" calcext:value-type="float">
            <text:p>988,3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table:formula="of:=IF(EXACT([.B1449];&quot;SANTA CRUZ&quot;);1;IF([.B1449]=&quot;CAICO&quot;;2;IF([.B1449]=&quot;APODI&quot;;3;IF([.B1449]=&quot;IPANGUACU&quot;;4;IF([.B1449]=&quot;MOSSORO&quot;;5;IF([.B1449]=&quot;NATAL&quot;;6;IF([.B144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4" calcext:value-type="float">
            <text:p>985,4</text:p>
          </table:table-cell>
          <table:table-cell office:value-type="float" office:value="986.5" calcext:value-type="float">
            <text:p>986,5</text:p>
          </table:table-cell>
        </table:table-row>
        <table:table-row table:style-name="ro1">
          <table:table-cell table:formula="of:=IF(EXACT([.B1450];&quot;SANTA CRUZ&quot;);1;IF([.B1450]=&quot;CAICO&quot;;2;IF([.B1450]=&quot;APODI&quot;;3;IF([.B1450]=&quot;IPANGUACU&quot;;4;IF([.B1450]=&quot;MOSSORO&quot;;5;IF([.B1450]=&quot;NATAL&quot;;6;IF([.B145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451];&quot;SANTA CRUZ&quot;);1;IF([.B1451]=&quot;CAICO&quot;;2;IF([.B1451]=&quot;APODI&quot;;3;IF([.B1451]=&quot;IPANGUACU&quot;;4;IF([.B1451]=&quot;MOSSORO&quot;;5;IF([.B1451]=&quot;NATAL&quot;;6;IF([.B145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4.7" calcext:value-type="float">
            <text:p>984,7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9" calcext:value-type="float">
            <text:p>985,9</text:p>
          </table:table-cell>
        </table:table-row>
        <table:table-row table:style-name="ro1">
          <table:table-cell table:formula="of:=IF(EXACT([.B1452];&quot;SANTA CRUZ&quot;);1;IF([.B1452]=&quot;CAICO&quot;;2;IF([.B1452]=&quot;APODI&quot;;3;IF([.B1452]=&quot;IPANGUACU&quot;;4;IF([.B1452]=&quot;MOSSORO&quot;;5;IF([.B1452]=&quot;NATAL&quot;;6;IF([.B145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9" calcext:value-type="float">
            <text:p>985,9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table:formula="of:=IF(EXACT([.B1453];&quot;SANTA CRUZ&quot;);1;IF([.B1453]=&quot;CAICO&quot;;2;IF([.B1453]=&quot;APODI&quot;;3;IF([.B1453]=&quot;IPANGUACU&quot;;4;IF([.B1453]=&quot;MOSSORO&quot;;5;IF([.B1453]=&quot;NATAL&quot;;6;IF([.B145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8" calcext:value-type="float">
            <text:p>986,8</text:p>
          </table:table-cell>
          <table:table-cell office:value-type="float" office:value="986.7" calcext:value-type="float">
            <text:p>986,7</text:p>
          </table:table-cell>
        </table:table-row>
        <table:table-row table:style-name="ro1">
          <table:table-cell table:formula="of:=IF(EXACT([.B1454];&quot;SANTA CRUZ&quot;);1;IF([.B1454]=&quot;CAICO&quot;;2;IF([.B1454]=&quot;APODI&quot;;3;IF([.B1454]=&quot;IPANGUACU&quot;;4;IF([.B1454]=&quot;MOSSORO&quot;;5;IF([.B1454]=&quot;NATAL&quot;;6;IF([.B145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3.4" calcext:value-type="float">
            <text:p>983,4</text:p>
          </table:table-cell>
          <table:table-cell office:value-type="float" office:value="983.7" calcext:value-type="float">
            <text:p>983,7</text:p>
          </table:table-cell>
        </table:table-row>
        <table:table-row table:style-name="ro1">
          <table:table-cell table:formula="of:=IF(EXACT([.B1455];&quot;SANTA CRUZ&quot;);1;IF([.B1455]=&quot;CAICO&quot;;2;IF([.B1455]=&quot;APODI&quot;;3;IF([.B1455]=&quot;IPANGUACU&quot;;4;IF([.B1455]=&quot;MOSSORO&quot;;5;IF([.B1455]=&quot;NATAL&quot;;6;IF([.B145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3.9" calcext:value-type="float">
            <text:p>983,9</text:p>
          </table:table-cell>
          <table:table-cell office:value-type="float" office:value="982.8" calcext:value-type="float">
            <text:p>982,8</text:p>
          </table:table-cell>
        </table:table-row>
        <table:table-row table:style-name="ro1">
          <table:table-cell table:formula="of:=IF(EXACT([.B1456];&quot;SANTA CRUZ&quot;);1;IF([.B1456]=&quot;CAICO&quot;;2;IF([.B1456]=&quot;APODI&quot;;3;IF([.B1456]=&quot;IPANGUACU&quot;;4;IF([.B1456]=&quot;MOSSORO&quot;;5;IF([.B1456]=&quot;NATAL&quot;;6;IF([.B145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982.8" calcext:value-type="float">
            <text:p>982,8</text:p>
          </table:table-cell>
          <table:table-cell office:value-type="float" office:value="983.9" calcext:value-type="float">
            <text:p>983,9</text:p>
          </table:table-cell>
        </table:table-row>
        <table:table-row table:style-name="ro1">
          <table:table-cell table:formula="of:=IF(EXACT([.B1457];&quot;SANTA CRUZ&quot;);1;IF([.B1457]=&quot;CAICO&quot;;2;IF([.B1457]=&quot;APODI&quot;;3;IF([.B1457]=&quot;IPANGUACU&quot;;4;IF([.B1457]=&quot;MOSSORO&quot;;5;IF([.B1457]=&quot;NATAL&quot;;6;IF([.B145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87.6" calcext:value-type="float">
            <text:p>987,6</text:p>
          </table:table-cell>
          <table:table-cell office:value-type="float" office:value="986.2" calcext:value-type="float">
            <text:p>986,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58];&quot;SANTA CRUZ&quot;);1;IF([.B1458]=&quot;CAICO&quot;;2;IF([.B1458]=&quot;APODI&quot;;3;IF([.B1458]=&quot;IPANGUACU&quot;;4;IF([.B1458]=&quot;MOSSORO&quot;;5;IF([.B1458]=&quot;NATAL&quot;;6;IF([.B145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83.7" calcext:value-type="float">
            <text:p>983,7</text:p>
          </table:table-cell>
          <table:table-cell office:value-type="float" office:value="984.4" calcext:value-type="float">
            <text:p>984,4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459];&quot;SANTA CRUZ&quot;);1;IF([.B1459]=&quot;CAICO&quot;;2;IF([.B1459]=&quot;APODI&quot;;3;IF([.B1459]=&quot;IPANGUACU&quot;;4;IF([.B1459]=&quot;MOSSORO&quot;;5;IF([.B1459]=&quot;NATAL&quot;;6;IF([.B145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4.9" calcext:value-type="float">
            <text:p>984,9</text:p>
          </table:table-cell>
          <table:table-cell office:value-type="float" office:value="986.95" calcext:value-type="float">
            <text:p>986,95</text:p>
          </table:table-cell>
          <table:table-cell office:value-type="float" office:value="987.7" calcext:value-type="float">
            <text:p>987,7</text:p>
          </table:table-cell>
        </table:table-row>
        <table:table-row table:style-name="ro1">
          <table:table-cell table:formula="of:=IF(EXACT([.B1460];&quot;SANTA CRUZ&quot;);1;IF([.B1460]=&quot;CAICO&quot;;2;IF([.B1460]=&quot;APODI&quot;;3;IF([.B1460]=&quot;IPANGUACU&quot;;4;IF([.B1460]=&quot;MOSSORO&quot;;5;IF([.B1460]=&quot;NATAL&quot;;6;IF([.B146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45" calcext:value-type="float">
            <text:p>989,4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461];&quot;SANTA CRUZ&quot;);1;IF([.B1461]=&quot;CAICO&quot;;2;IF([.B1461]=&quot;APODI&quot;;3;IF([.B1461]=&quot;IPANGUACU&quot;;4;IF([.B1461]=&quot;MOSSORO&quot;;5;IF([.B1461]=&quot;NATAL&quot;;6;IF([.B146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8" calcext:value-type="float">
            <text:p>984,8</text:p>
          </table:table-cell>
        </table:table-row>
        <table:table-row table:style-name="ro1">
          <table:table-cell table:formula="of:=IF(EXACT([.B1462];&quot;SANTA CRUZ&quot;);1;IF([.B1462]=&quot;CAICO&quot;;2;IF([.B1462]=&quot;APODI&quot;;3;IF([.B1462]=&quot;IPANGUACU&quot;;4;IF([.B1462]=&quot;MOSSORO&quot;;5;IF([.B1462]=&quot;NATAL&quot;;6;IF([.B146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55" calcext:value-type="float">
            <text:p>988,5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63];&quot;SANTA CRUZ&quot;);1;IF([.B1463]=&quot;CAICO&quot;;2;IF([.B1463]=&quot;APODI&quot;;3;IF([.B1463]=&quot;IPANGUACU&quot;;4;IF([.B1463]=&quot;MOSSORO&quot;;5;IF([.B1463]=&quot;NATAL&quot;;6;IF([.B146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.8" calcext:value-type="float">
            <text:p>988,8</text:p>
          </table:table-cell>
          <table:table-cell office:value-type="float" office:value="987.4" calcext:value-type="float">
            <text:p>987,4</text:p>
          </table:table-cell>
        </table:table-row>
        <table:table-row table:style-name="ro1">
          <table:table-cell table:formula="of:=IF(EXACT([.B1464];&quot;SANTA CRUZ&quot;);1;IF([.B1464]=&quot;CAICO&quot;;2;IF([.B1464]=&quot;APODI&quot;;3;IF([.B1464]=&quot;IPANGUACU&quot;;4;IF([.B1464]=&quot;MOSSORO&quot;;5;IF([.B1464]=&quot;NATAL&quot;;6;IF([.B146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3.5" calcext:value-type="float">
            <text:p>983,5</text:p>
          </table:table-cell>
          <table:table-cell office:value-type="float" office:value="983.6" calcext:value-type="float">
            <text:p>983,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formula="of:=IF(EXACT([.B1465];&quot;SANTA CRUZ&quot;);1;IF([.B1465]=&quot;CAICO&quot;;2;IF([.B1465]=&quot;APODI&quot;;3;IF([.B1465]=&quot;IPANGUACU&quot;;4;IF([.B1465]=&quot;MOSSORO&quot;;5;IF([.B1465]=&quot;NATAL&quot;;6;IF([.B146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1" calcext:value-type="float">
            <text:p>985,1</text:p>
          </table:table-cell>
        </table:table-row>
        <table:table-row table:style-name="ro1">
          <table:table-cell table:formula="of:=IF(EXACT([.B1466];&quot;SANTA CRUZ&quot;);1;IF([.B1466]=&quot;CAICO&quot;;2;IF([.B1466]=&quot;APODI&quot;;3;IF([.B1466]=&quot;IPANGUACU&quot;;4;IF([.B1466]=&quot;MOSSORO&quot;;5;IF([.B1466]=&quot;NATAL&quot;;6;IF([.B146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3.1" calcext:value-type="float">
            <text:p>983,1</text:p>
          </table:table-cell>
          <table:table-cell office:value-type="float" office:value="983.6" calcext:value-type="float">
            <text:p>983,6</text:p>
          </table:table-cell>
          <table:table-cell office:value-type="float" office:value="984.2" calcext:value-type="float">
            <text:p>984,2</text:p>
          </table:table-cell>
        </table:table-row>
        <table:table-row table:style-name="ro1">
          <table:table-cell table:formula="of:=IF(EXACT([.B1467];&quot;SANTA CRUZ&quot;);1;IF([.B1467]=&quot;CAICO&quot;;2;IF([.B1467]=&quot;APODI&quot;;3;IF([.B1467]=&quot;IPANGUACU&quot;;4;IF([.B1467]=&quot;MOSSORO&quot;;5;IF([.B1467]=&quot;NATAL&quot;;6;IF([.B146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.2" calcext:value-type="float">
            <text:p>985,2</text:p>
          </table:table-cell>
          <table:table-cell office:value-type="float" office:value="984.5" calcext:value-type="float">
            <text:p>984,5</text:p>
          </table:table-cell>
        </table:table-row>
        <table:table-row table:style-name="ro1">
          <table:table-cell table:formula="of:=IF(EXACT([.B1468];&quot;SANTA CRUZ&quot;);1;IF([.B1468]=&quot;CAICO&quot;;2;IF([.B1468]=&quot;APODI&quot;;3;IF([.B1468]=&quot;IPANGUACU&quot;;4;IF([.B1468]=&quot;MOSSORO&quot;;5;IF([.B1468]=&quot;NATAL&quot;;6;IF([.B146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5.5" calcext:value-type="float">
            <text:p>985,5</text:p>
          </table:table-cell>
          <table:table-cell office:value-type="float" office:value="985.6" calcext:value-type="float">
            <text:p>985,6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formula="of:=IF(EXACT([.B1469];&quot;SANTA CRUZ&quot;);1;IF([.B1469]=&quot;CAICO&quot;;2;IF([.B1469]=&quot;APODI&quot;;3;IF([.B1469]=&quot;IPANGUACU&quot;;4;IF([.B1469]=&quot;MOSSORO&quot;;5;IF([.B1469]=&quot;NATAL&quot;;6;IF([.B146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3" calcext:value-type="float">
            <text:p>985,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formula="of:=IF(EXACT([.B1470];&quot;SANTA CRUZ&quot;);1;IF([.B1470]=&quot;CAICO&quot;;2;IF([.B1470]=&quot;APODI&quot;;3;IF([.B1470]=&quot;IPANGUACU&quot;;4;IF([.B1470]=&quot;MOSSORO&quot;;5;IF([.B1470]=&quot;NATAL&quot;;6;IF([.B147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formula="of:=IF(EXACT([.B1471];&quot;SANTA CRUZ&quot;);1;IF([.B1471]=&quot;CAICO&quot;;2;IF([.B1471]=&quot;APODI&quot;;3;IF([.B1471]=&quot;IPANGUACU&quot;;4;IF([.B1471]=&quot;MOSSORO&quot;;5;IF([.B1471]=&quot;NATAL&quot;;6;IF([.B147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4.6" calcext:value-type="float">
            <text:p>984,6</text:p>
          </table:table-cell>
          <table:table-cell office:value-type="float" office:value="986.825" calcext:value-type="float">
            <text:p>986,825</text:p>
          </table:table-cell>
          <table:table-cell office:value-type="float" office:value="988.4" calcext:value-type="float">
            <text:p>988,4</text:p>
          </table:table-cell>
        </table:table-row>
        <table:table-row table:style-name="ro1">
          <table:table-cell table:formula="of:=IF(EXACT([.B1472];&quot;SANTA CRUZ&quot;);1;IF([.B1472]=&quot;CAICO&quot;;2;IF([.B1472]=&quot;APODI&quot;;3;IF([.B1472]=&quot;IPANGUACU&quot;;4;IF([.B1472]=&quot;MOSSORO&quot;;5;IF([.B1472]=&quot;NATAL&quot;;6;IF([.B147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8.4" calcext:value-type="float">
            <text:p>988,4</text:p>
          </table:table-cell>
          <table:table-cell office:value-type="float" office:value="988.267" calcext:value-type="float">
            <text:p>988,26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73];&quot;SANTA CRUZ&quot;);1;IF([.B1473]=&quot;CAICO&quot;;2;IF([.B1473]=&quot;APODI&quot;;3;IF([.B1473]=&quot;IPANGUACU&quot;;4;IF([.B1473]=&quot;MOSSORO&quot;;5;IF([.B1473]=&quot;NATAL&quot;;6;IF([.B147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6.3" calcext:value-type="float">
            <text:p>986,3</text:p>
          </table:table-cell>
          <table:table-cell office:value-type="float" office:value="986.85" calcext:value-type="float">
            <text:p>986,85</text:p>
          </table:table-cell>
          <table:table-cell office:value-type="float" office:value="986.9" calcext:value-type="float">
            <text:p>986,9</text:p>
          </table:table-cell>
        </table:table-row>
        <table:table-row table:style-name="ro1">
          <table:table-cell table:formula="of:=IF(EXACT([.B1474];&quot;SANTA CRUZ&quot;);1;IF([.B1474]=&quot;CAICO&quot;;2;IF([.B1474]=&quot;APODI&quot;;3;IF([.B1474]=&quot;IPANGUACU&quot;;4;IF([.B1474]=&quot;MOSSORO&quot;;5;IF([.B1474]=&quot;NATAL&quot;;6;IF([.B147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7.4" calcext:value-type="float">
            <text:p>987,4</text:p>
          </table:table-cell>
          <table:table-cell office:value-type="float" office:value="986.6" calcext:value-type="float">
            <text:p>986,6</text:p>
          </table:table-cell>
          <table:table-cell office:value-type="float" office:value="985.4" calcext:value-type="float">
            <text:p>985,4</text:p>
          </table:table-cell>
        </table:table-row>
        <table:table-row table:style-name="ro1">
          <table:table-cell table:formula="of:=IF(EXACT([.B1475];&quot;SANTA CRUZ&quot;);1;IF([.B1475]=&quot;CAICO&quot;;2;IF([.B1475]=&quot;APODI&quot;;3;IF([.B1475]=&quot;IPANGUACU&quot;;4;IF([.B1475]=&quot;MOSSORO&quot;;5;IF([.B1475]=&quot;NATAL&quot;;6;IF([.B147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4.6" calcext:value-type="float">
            <text:p>984,6</text:p>
          </table:table-cell>
          <table:table-cell office:value-type="float" office:value="984.5" calcext:value-type="float">
            <text:p>984,5</text:p>
          </table:table-cell>
          <table:table-cell office:value-type="float" office:value="984.7" calcext:value-type="float">
            <text:p>984,7</text:p>
          </table:table-cell>
        </table:table-row>
        <table:table-row table:style-name="ro1">
          <table:table-cell table:formula="of:=IF(EXACT([.B1476];&quot;SANTA CRUZ&quot;);1;IF([.B1476]=&quot;CAICO&quot;;2;IF([.B1476]=&quot;APODI&quot;;3;IF([.B1476]=&quot;IPANGUACU&quot;;4;IF([.B1476]=&quot;MOSSORO&quot;;5;IF([.B1476]=&quot;NATAL&quot;;6;IF([.B147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88.5" calcext:value-type="float">
            <text:p>988,5</text:p>
          </table:table-cell>
          <table:table-cell office:value-type="float" office:value="988" calcext:value-type="float">
            <text:p>988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table:formula="of:=IF(EXACT([.B1477];&quot;SANTA CRUZ&quot;);1;IF([.B1477]=&quot;CAICO&quot;;2;IF([.B1477]=&quot;APODI&quot;;3;IF([.B1477]=&quot;IPANGUACU&quot;;4;IF([.B1477]=&quot;MOSSORO&quot;;5;IF([.B1477]=&quot;NATAL&quot;;6;IF([.B147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6.6" calcext:value-type="float">
            <text:p>986,6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7" calcext:value-type="float">
            <text:p>985,7</text:p>
          </table:table-cell>
        </table:table-row>
        <table:table-row table:style-name="ro1">
          <table:table-cell table:formula="of:=IF(EXACT([.B1478];&quot;SANTA CRUZ&quot;);1;IF([.B1478]=&quot;CAICO&quot;;2;IF([.B1478]=&quot;APODI&quot;;3;IF([.B1478]=&quot;IPANGUACU&quot;;4;IF([.B1478]=&quot;MOSSORO&quot;;5;IF([.B1478]=&quot;NATAL&quot;;6;IF([.B147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4.3" calcext:value-type="float">
            <text:p>984,3</text:p>
          </table:table-cell>
          <table:table-cell office:value-type="float" office:value="984.9" calcext:value-type="float">
            <text:p>984,9</text:p>
          </table:table-cell>
          <table:table-cell office:value-type="float" office:value="985.3" calcext:value-type="float">
            <text:p>985,3</text:p>
          </table:table-cell>
        </table:table-row>
        <table:table-row table:style-name="ro1">
          <table:table-cell table:formula="of:=IF(EXACT([.B1479];&quot;SANTA CRUZ&quot;);1;IF([.B1479]=&quot;CAICO&quot;;2;IF([.B1479]=&quot;APODI&quot;;3;IF([.B1479]=&quot;IPANGUACU&quot;;4;IF([.B1479]=&quot;MOSSORO&quot;;5;IF([.B1479]=&quot;NATAL&quot;;6;IF([.B147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88.4" calcext:value-type="float">
            <text:p>988,4</text:p>
          </table:table-cell>
          <table:table-cell office:value-type="float" office:value="989.35" calcext:value-type="float">
            <text:p>989,35</text:p>
          </table:table-cell>
          <table:table-cell office:value-type="float" office:value="990.4" calcext:value-type="float">
            <text:p>990,4</text:p>
          </table:table-cell>
        </table:table-row>
        <table:table-row table:style-name="ro1">
          <table:table-cell table:formula="of:=IF(EXACT([.B1480];&quot;SANTA CRUZ&quot;);1;IF([.B1480]=&quot;CAICO&quot;;2;IF([.B1480]=&quot;APODI&quot;;3;IF([.B1480]=&quot;IPANGUACU&quot;;4;IF([.B1480]=&quot;MOSSORO&quot;;5;IF([.B1480]=&quot;NATAL&quot;;6;IF([.B148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9.7" calcext:value-type="float">
            <text:p>989,7</text:p>
          </table:table-cell>
          <table:table-cell office:value-type="float" office:value="989.3" calcext:value-type="float">
            <text:p>989,3</text:p>
          </table:table-cell>
          <table:table-cell office:value-type="float" office:value="988.6" calcext:value-type="float">
            <text:p>988,6</text:p>
          </table:table-cell>
        </table:table-row>
        <table:table-row table:style-name="ro1">
          <table:table-cell table:formula="of:=IF(EXACT([.B1481];&quot;SANTA CRUZ&quot;);1;IF([.B1481]=&quot;CAICO&quot;;2;IF([.B1481]=&quot;APODI&quot;;3;IF([.B1481]=&quot;IPANGUACU&quot;;4;IF([.B1481]=&quot;MOSSORO&quot;;5;IF([.B1481]=&quot;NATAL&quot;;6;IF([.B148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82];&quot;SANTA CRUZ&quot;);1;IF([.B1482]=&quot;CAICO&quot;;2;IF([.B1482]=&quot;APODI&quot;;3;IF([.B1482]=&quot;IPANGUACU&quot;;4;IF([.B1482]=&quot;MOSSORO&quot;;5;IF([.B1482]=&quot;NATAL&quot;;6;IF([.B148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990.7" calcext:value-type="float">
            <text:p>990,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formula="of:=IF(EXACT([.B1483];&quot;SANTA CRUZ&quot;);1;IF([.B1483]=&quot;CAICO&quot;;2;IF([.B1483]=&quot;APODI&quot;;3;IF([.B1483]=&quot;IPANGUACU&quot;;4;IF([.B1483]=&quot;MOSSORO&quot;;5;IF([.B1483]=&quot;NATAL&quot;;6;IF([.B148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8.1" calcext:value-type="float">
            <text:p>988,1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table:formula="of:=IF(EXACT([.B1484];&quot;SANTA CRUZ&quot;);1;IF([.B1484]=&quot;CAICO&quot;;2;IF([.B1484]=&quot;APODI&quot;;3;IF([.B1484]=&quot;IPANGUACU&quot;;4;IF([.B1484]=&quot;MOSSORO&quot;;5;IF([.B1484]=&quot;NATAL&quot;;6;IF([.B148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8.9" calcext:value-type="float">
            <text:p>988,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89.6" calcext:value-type="float">
            <text:p>989,6</text:p>
          </table:table-cell>
        </table:table-row>
        <table:table-row table:style-name="ro1">
          <table:table-cell table:formula="of:=IF(EXACT([.B1485];&quot;SANTA CRUZ&quot;);1;IF([.B1485]=&quot;CAICO&quot;;2;IF([.B1485]=&quot;APODI&quot;;3;IF([.B1485]=&quot;IPANGUACU&quot;;4;IF([.B1485]=&quot;MOSSORO&quot;;5;IF([.B1485]=&quot;NATAL&quot;;6;IF([.B148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15" calcext:value-type="float">
            <text:p>989,15</text:p>
          </table:table-cell>
          <table:table-cell office:value-type="float" office:value="987.8" calcext:value-type="float">
            <text:p>987,8</text:p>
          </table:table-cell>
        </table:table-row>
        <table:table-row table:style-name="ro1">
          <table:table-cell table:formula="of:=IF(EXACT([.B1486];&quot;SANTA CRUZ&quot;);1;IF([.B1486]=&quot;CAICO&quot;;2;IF([.B1486]=&quot;APODI&quot;;3;IF([.B1486]=&quot;IPANGUACU&quot;;4;IF([.B1486]=&quot;MOSSORO&quot;;5;IF([.B1486]=&quot;NATAL&quot;;6;IF([.B148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986.15" calcext:value-type="float">
            <text:p>986,15</text:p>
          </table:table-cell>
          <table:table-cell office:value-type="float" office:value="987.1" calcext:value-type="float">
            <text:p>987,1</text:p>
          </table:table-cell>
        </table:table-row>
        <table:table-row table:style-name="ro1">
          <table:table-cell table:formula="of:=IF(EXACT([.B1487];&quot;SANTA CRUZ&quot;);1;IF([.B1487]=&quot;CAICO&quot;;2;IF([.B1487]=&quot;APODI&quot;;3;IF([.B1487]=&quot;IPANGUACU&quot;;4;IF([.B1487]=&quot;MOSSORO&quot;;5;IF([.B1487]=&quot;NATAL&quot;;6;IF([.B148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05" calcext:value-type="float">
            <text:p>988,0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formula="of:=IF(EXACT([.B1488];&quot;SANTA CRUZ&quot;);1;IF([.B1488]=&quot;CAICO&quot;;2;IF([.B1488]=&quot;APODI&quot;;3;IF([.B1488]=&quot;IPANGUACU&quot;;4;IF([.B1488]=&quot;MOSSORO&quot;;5;IF([.B1488]=&quot;NATAL&quot;;6;IF([.B148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86.7" calcext:value-type="float">
            <text:p>986,7</text:p>
          </table:table-cell>
          <table:table-cell office:value-type="float" office:value="986.5" calcext:value-type="float">
            <text:p>986,5</text:p>
          </table:table-cell>
          <table:table-cell office:value-type="float" office:value="986.8" calcext:value-type="float">
            <text:p>986,8</text:p>
          </table:table-cell>
        </table:table-row>
        <table:table-row table:style-name="ro1">
          <table:table-cell table:formula="of:=IF(EXACT([.B1489];&quot;SANTA CRUZ&quot;);1;IF([.B1489]=&quot;CAICO&quot;;2;IF([.B1489]=&quot;APODI&quot;;3;IF([.B1489]=&quot;IPANGUACU&quot;;4;IF([.B1489]=&quot;MOSSORO&quot;;5;IF([.B1489]=&quot;NATAL&quot;;6;IF([.B148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7.9" calcext:value-type="float">
            <text:p>987,9</text:p>
          </table:table-cell>
          <table:table-cell office:value-type="float" office:value="988.2" calcext:value-type="float">
            <text:p>988,2</text:p>
          </table:table-cell>
          <table:table-cell office:value-type="float" office:value="988.9" calcext:value-type="float">
            <text:p>988,9</text:p>
          </table:table-cell>
        </table:table-row>
        <table:table-row table:style-name="ro1">
          <table:table-cell table:formula="of:=IF(EXACT([.B1490];&quot;SANTA CRUZ&quot;);1;IF([.B1490]=&quot;CAICO&quot;;2;IF([.B1490]=&quot;APODI&quot;;3;IF([.B1490]=&quot;IPANGUACU&quot;;4;IF([.B1490]=&quot;MOSSORO&quot;;5;IF([.B1490]=&quot;NATAL&quot;;6;IF([.B149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91.5" calcext:value-type="float">
            <text:p>991,5</text:p>
          </table:table-cell>
          <table:table-cell office:value-type="float" office:value="992" calcext:value-type="float">
            <text:p>992</text:p>
          </table:table-cell>
          <table:table-cell office:value-type="float" office:value="991.4" calcext:value-type="float">
            <text:p>991,4</text:p>
          </table:table-cell>
        </table:table-row>
        <table:table-row table:style-name="ro1">
          <table:table-cell table:formula="of:=IF(EXACT([.B1491];&quot;SANTA CRUZ&quot;);1;IF([.B1491]=&quot;CAICO&quot;;2;IF([.B1491]=&quot;APODI&quot;;3;IF([.B1491]=&quot;IPANGUACU&quot;;4;IF([.B1491]=&quot;MOSSORO&quot;;5;IF([.B1491]=&quot;NATAL&quot;;6;IF([.B149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4" calcext:value-type="float">
            <text:p>989,4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formula="of:=IF(EXACT([.B1492];&quot;SANTA CRUZ&quot;);1;IF([.B1492]=&quot;CAICO&quot;;2;IF([.B1492]=&quot;APODI&quot;;3;IF([.B1492]=&quot;IPANGUACU&quot;;4;IF([.B1492]=&quot;MOSSORO&quot;;5;IF([.B1492]=&quot;NATAL&quot;;6;IF([.B1492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990.35" calcext:value-type="float">
            <text:p>990,35</text:p>
          </table:table-cell>
          <table:table-cell office:value-type="float" office:value="990.2" calcext:value-type="float">
            <text:p>990,2</text:p>
          </table:table-cell>
        </table:table-row>
        <table:table-row table:style-name="ro1">
          <table:table-cell table:formula="of:=IF(EXACT([.B1493];&quot;SANTA CRUZ&quot;);1;IF([.B1493]=&quot;CAICO&quot;;2;IF([.B1493]=&quot;APODI&quot;;3;IF([.B1493]=&quot;IPANGUACU&quot;;4;IF([.B1493]=&quot;MOSSORO&quot;;5;IF([.B1493]=&quot;NATAL&quot;;6;IF([.B1493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formula="of:=IF(EXACT([.B1494];&quot;SANTA CRUZ&quot;);1;IF([.B1494]=&quot;CAICO&quot;;2;IF([.B1494]=&quot;APODI&quot;;3;IF([.B1494]=&quot;IPANGUACU&quot;;4;IF([.B1494]=&quot;MOSSORO&quot;;5;IF([.B1494]=&quot;NATAL&quot;;6;IF([.B1494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.5" calcext:value-type="float">
            <text:p>989,5</text:p>
          </table:table-cell>
          <table:table-cell office:value-type="float" office:value="989.7" calcext:value-type="float">
            <text:p>989,7</text:p>
          </table:table-cell>
        </table:table-row>
        <table:table-row table:style-name="ro1">
          <table:table-cell table:formula="of:=IF(EXACT([.B1495];&quot;SANTA CRUZ&quot;);1;IF([.B1495]=&quot;CAICO&quot;;2;IF([.B1495]=&quot;APODI&quot;;3;IF([.B1495]=&quot;IPANGUACU&quot;;4;IF([.B1495]=&quot;MOSSORO&quot;;5;IF([.B1495]=&quot;NATAL&quot;;6;IF([.B1495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0.2" calcext:value-type="float">
            <text:p>990,2</text:p>
          </table:table-cell>
          <table:table-cell office:value-type="float" office:value="990.85" calcext:value-type="float">
            <text:p>990,8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formula="of:=IF(EXACT([.B1496];&quot;SANTA CRUZ&quot;);1;IF([.B1496]=&quot;CAICO&quot;;2;IF([.B1496]=&quot;APODI&quot;;3;IF([.B1496]=&quot;IPANGUACU&quot;;4;IF([.B1496]=&quot;MOSSORO&quot;;5;IF([.B1496]=&quot;NATAL&quot;;6;IF([.B1496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6" calcext:value-type="float">
            <text:p>989,6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formula="of:=IF(EXACT([.B1497];&quot;SANTA CRUZ&quot;);1;IF([.B1497]=&quot;CAICO&quot;;2;IF([.B1497]=&quot;APODI&quot;;3;IF([.B1497]=&quot;IPANGUACU&quot;;4;IF([.B1497]=&quot;MOSSORO&quot;;5;IF([.B1497]=&quot;NATAL&quot;;6;IF([.B1497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9.65" calcext:value-type="float">
            <text:p>989,65</text:p>
          </table:table-cell>
          <table:table-cell office:value-type="float" office:value="990.5" calcext:value-type="float">
            <text:p>990,5</text:p>
          </table:table-cell>
        </table:table-row>
        <table:table-row table:style-name="ro1">
          <table:table-cell table:formula="of:=IF(EXACT([.B1498];&quot;SANTA CRUZ&quot;);1;IF([.B1498]=&quot;CAICO&quot;;2;IF([.B1498]=&quot;APODI&quot;;3;IF([.B1498]=&quot;IPANGUACU&quot;;4;IF([.B1498]=&quot;MOSSORO&quot;;5;IF([.B1498]=&quot;NATAL&quot;;6;IF([.B1498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89.2" calcext:value-type="float">
            <text:p>989,2</text:p>
          </table:table-cell>
          <table:table-cell office:value-type="float" office:value="989" calcext:value-type="float">
            <text:p>989</text:p>
          </table:table-cell>
          <table:table-cell office:value-type="float" office:value="989.1" calcext:value-type="float">
            <text:p>989,1</text:p>
          </table:table-cell>
        </table:table-row>
        <table:table-row table:style-name="ro1">
          <table:table-cell table:formula="of:=IF(EXACT([.B1499];&quot;SANTA CRUZ&quot;);1;IF([.B1499]=&quot;CAICO&quot;;2;IF([.B1499]=&quot;APODI&quot;;3;IF([.B1499]=&quot;IPANGUACU&quot;;4;IF([.B1499]=&quot;MOSSORO&quot;;5;IF([.B1499]=&quot;NATAL&quot;;6;IF([.B1499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89.1" calcext:value-type="float">
            <text:p>989,1</text:p>
          </table:table-cell>
          <table:table-cell office:value-type="float" office:value="989.2" calcext:value-type="float">
            <text:p>989,2</text:p>
          </table:table-cell>
          <table:table-cell office:value-type="float" office:value="988.8" calcext:value-type="float">
            <text:p>988,8</text:p>
          </table:table-cell>
        </table:table-row>
        <table:table-row table:style-name="ro1">
          <table:table-cell table:formula="of:=IF(EXACT([.B1500];&quot;SANTA CRUZ&quot;);1;IF([.B1500]=&quot;CAICO&quot;;2;IF([.B1500]=&quot;APODI&quot;;3;IF([.B1500]=&quot;IPANGUACU&quot;;4;IF([.B1500]=&quot;MOSSORO&quot;;5;IF([.B1500]=&quot;NATAL&quot;;6;IF([.B1500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8.6" calcext:value-type="float">
            <text:p>988,6</text:p>
          </table:table-cell>
          <table:table-cell office:value-type="float" office:value="988.7" calcext:value-type="float">
            <text:p>988,7</text:p>
          </table:table-cell>
          <table:table-cell office:value-type="float" office:value="988.3" calcext:value-type="float">
            <text:p>988,3</text:p>
          </table:table-cell>
        </table:table-row>
        <table:table-row table:style-name="ro1">
          <table:table-cell table:formula="of:=IF(EXACT([.B1501];&quot;SANTA CRUZ&quot;);1;IF([.B1501]=&quot;CAICO&quot;;2;IF([.B1501]=&quot;APODI&quot;;3;IF([.B1501]=&quot;IPANGUACU&quot;;4;IF([.B1501]=&quot;MOSSORO&quot;;5;IF([.B1501]=&quot;NATAL&quot;;6;IF([.B1501]=&quot;MACAU&quot;;7;8)))))))" office:value-type="float" office:value="1" calcext:value-type="float">
            <text:p>1</text:p>
          </table:table-cell>
          <table:table-cell office:value-type="string" calcext:value-type="string">
            <text:p>SANTA CR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6.4" calcext:value-type="float">
            <text:p>986,4</text:p>
          </table:table-cell>
          <table:table-cell office:value-type="float" office:value="986.7" calcext:value-type="float">
            <text:p>986,7</text:p>
          </table:table-cell>
          <table:table-cell office:value-type="float" office:value="987.2" calcext:value-type="float">
            <text:p>987,2</text:p>
          </table:table-cell>
        </table:table-row>
        <table:table-row table:style-name="ro1">
          <table:table-cell table:formula="of:=IF(EXACT([.B1502];&quot;SANTA CRUZ&quot;);1;IF([.B1502]=&quot;CAICO&quot;;2;IF([.B1502]=&quot;APODI&quot;;3;IF([.B1502]=&quot;IPANGUACU&quot;;4;IF([.B1502]=&quot;MOSSORO&quot;;5;IF([.B1502]=&quot;NATAL&quot;;6;IF([.B15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03];&quot;SANTA CRUZ&quot;);1;IF([.B1503]=&quot;CAICO&quot;;2;IF([.B1503]=&quot;APODI&quot;;3;IF([.B1503]=&quot;IPANGUACU&quot;;4;IF([.B1503]=&quot;MOSSORO&quot;;5;IF([.B1503]=&quot;NATAL&quot;;6;IF([.B15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04];&quot;SANTA CRUZ&quot;);1;IF([.B1504]=&quot;CAICO&quot;;2;IF([.B1504]=&quot;APODI&quot;;3;IF([.B1504]=&quot;IPANGUACU&quot;;4;IF([.B1504]=&quot;MOSSORO&quot;;5;IF([.B1504]=&quot;NATAL&quot;;6;IF([.B15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05];&quot;SANTA CRUZ&quot;);1;IF([.B1505]=&quot;CAICO&quot;;2;IF([.B1505]=&quot;APODI&quot;;3;IF([.B1505]=&quot;IPANGUACU&quot;;4;IF([.B1505]=&quot;MOSSORO&quot;;5;IF([.B1505]=&quot;NATAL&quot;;6;IF([.B15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506];&quot;SANTA CRUZ&quot;);1;IF([.B1506]=&quot;CAICO&quot;;2;IF([.B1506]=&quot;APODI&quot;;3;IF([.B1506]=&quot;IPANGUACU&quot;;4;IF([.B1506]=&quot;MOSSORO&quot;;5;IF([.B1506]=&quot;NATAL&quot;;6;IF([.B15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507];&quot;SANTA CRUZ&quot;);1;IF([.B1507]=&quot;CAICO&quot;;2;IF([.B1507]=&quot;APODI&quot;;3;IF([.B1507]=&quot;IPANGUACU&quot;;4;IF([.B1507]=&quot;MOSSORO&quot;;5;IF([.B1507]=&quot;NATAL&quot;;6;IF([.B15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508];&quot;SANTA CRUZ&quot;);1;IF([.B1508]=&quot;CAICO&quot;;2;IF([.B1508]=&quot;APODI&quot;;3;IF([.B1508]=&quot;IPANGUACU&quot;;4;IF([.B1508]=&quot;MOSSORO&quot;;5;IF([.B1508]=&quot;NATAL&quot;;6;IF([.B15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509];&quot;SANTA CRUZ&quot;);1;IF([.B1509]=&quot;CAICO&quot;;2;IF([.B1509]=&quot;APODI&quot;;3;IF([.B1509]=&quot;IPANGUACU&quot;;4;IF([.B1509]=&quot;MOSSORO&quot;;5;IF([.B1509]=&quot;NATAL&quot;;6;IF([.B15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4" calcext:value-type="float">
            <text:p>1010,94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10];&quot;SANTA CRUZ&quot;);1;IF([.B1510]=&quot;CAICO&quot;;2;IF([.B1510]=&quot;APODI&quot;;3;IF([.B1510]=&quot;IPANGUACU&quot;;4;IF([.B1510]=&quot;MOSSORO&quot;;5;IF([.B1510]=&quot;NATAL&quot;;6;IF([.B15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511];&quot;SANTA CRUZ&quot;);1;IF([.B1511]=&quot;CAICO&quot;;2;IF([.B1511]=&quot;APODI&quot;;3;IF([.B1511]=&quot;IPANGUACU&quot;;4;IF([.B1511]=&quot;MOSSORO&quot;;5;IF([.B1511]=&quot;NATAL&quot;;6;IF([.B15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512];&quot;SANTA CRUZ&quot;);1;IF([.B1512]=&quot;CAICO&quot;;2;IF([.B1512]=&quot;APODI&quot;;3;IF([.B1512]=&quot;IPANGUACU&quot;;4;IF([.B1512]=&quot;MOSSORO&quot;;5;IF([.B1512]=&quot;NATAL&quot;;6;IF([.B15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513];&quot;SANTA CRUZ&quot;);1;IF([.B1513]=&quot;CAICO&quot;;2;IF([.B1513]=&quot;APODI&quot;;3;IF([.B1513]=&quot;IPANGUACU&quot;;4;IF([.B1513]=&quot;MOSSORO&quot;;5;IF([.B1513]=&quot;NATAL&quot;;6;IF([.B15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514];&quot;SANTA CRUZ&quot;);1;IF([.B1514]=&quot;CAICO&quot;;2;IF([.B1514]=&quot;APODI&quot;;3;IF([.B1514]=&quot;IPANGUACU&quot;;4;IF([.B1514]=&quot;MOSSORO&quot;;5;IF([.B1514]=&quot;NATAL&quot;;6;IF([.B15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8" calcext:value-type="float">
            <text:p>1005,8</text:p>
          </table:table-cell>
        </table:table-row>
        <table:table-row table:style-name="ro1">
          <table:table-cell table:formula="of:=IF(EXACT([.B1515];&quot;SANTA CRUZ&quot;);1;IF([.B1515]=&quot;CAICO&quot;;2;IF([.B1515]=&quot;APODI&quot;;3;IF([.B1515]=&quot;IPANGUACU&quot;;4;IF([.B1515]=&quot;MOSSORO&quot;;5;IF([.B1515]=&quot;NATAL&quot;;6;IF([.B15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1" calcext:value-type="float">
            <text:p>1009,1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16];&quot;SANTA CRUZ&quot;);1;IF([.B1516]=&quot;CAICO&quot;;2;IF([.B1516]=&quot;APODI&quot;;3;IF([.B1516]=&quot;IPANGUACU&quot;;4;IF([.B1516]=&quot;MOSSORO&quot;;5;IF([.B1516]=&quot;NATAL&quot;;6;IF([.B15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17];&quot;SANTA CRUZ&quot;);1;IF([.B1517]=&quot;CAICO&quot;;2;IF([.B1517]=&quot;APODI&quot;;3;IF([.B1517]=&quot;IPANGUACU&quot;;4;IF([.B1517]=&quot;MOSSORO&quot;;5;IF([.B1517]=&quot;NATAL&quot;;6;IF([.B15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18];&quot;SANTA CRUZ&quot;);1;IF([.B1518]=&quot;CAICO&quot;;2;IF([.B1518]=&quot;APODI&quot;;3;IF([.B1518]=&quot;IPANGUACU&quot;;4;IF([.B1518]=&quot;MOSSORO&quot;;5;IF([.B1518]=&quot;NATAL&quot;;6;IF([.B15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5.85" calcext:value-type="float">
            <text:p>1005,85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519];&quot;SANTA CRUZ&quot;);1;IF([.B1519]=&quot;CAICO&quot;;2;IF([.B1519]=&quot;APODI&quot;;3;IF([.B1519]=&quot;IPANGUACU&quot;;4;IF([.B1519]=&quot;MOSSORO&quot;;5;IF([.B1519]=&quot;NATAL&quot;;6;IF([.B15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20];&quot;SANTA CRUZ&quot;);1;IF([.B1520]=&quot;CAICO&quot;;2;IF([.B1520]=&quot;APODI&quot;;3;IF([.B1520]=&quot;IPANGUACU&quot;;4;IF([.B1520]=&quot;MOSSORO&quot;;5;IF([.B1520]=&quot;NATAL&quot;;6;IF([.B15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" calcext:value-type="float">
            <text:p>1007</text:p>
          </table:table-cell>
          <table:table-cell office:value-type="float" office:value="1006.5" calcext:value-type="float">
            <text:p>1006,5</text:p>
          </table:table-cell>
        </table:table-row>
        <table:table-row table:style-name="ro1">
          <table:table-cell table:formula="of:=IF(EXACT([.B1521];&quot;SANTA CRUZ&quot;);1;IF([.B1521]=&quot;CAICO&quot;;2;IF([.B1521]=&quot;APODI&quot;;3;IF([.B1521]=&quot;IPANGUACU&quot;;4;IF([.B1521]=&quot;MOSSORO&quot;;5;IF([.B1521]=&quot;NATAL&quot;;6;IF([.B15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22];&quot;SANTA CRUZ&quot;);1;IF([.B1522]=&quot;CAICO&quot;;2;IF([.B1522]=&quot;APODI&quot;;3;IF([.B1522]=&quot;IPANGUACU&quot;;4;IF([.B1522]=&quot;MOSSORO&quot;;5;IF([.B1522]=&quot;NATAL&quot;;6;IF([.B15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" calcext:value-type="float">
            <text:p>1010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23];&quot;SANTA CRUZ&quot;);1;IF([.B1523]=&quot;CAICO&quot;;2;IF([.B1523]=&quot;APODI&quot;;3;IF([.B1523]=&quot;IPANGUACU&quot;;4;IF([.B1523]=&quot;MOSSORO&quot;;5;IF([.B1523]=&quot;NATAL&quot;;6;IF([.B15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4" calcext:value-type="float">
            <text:p>1006,4</text:p>
          </table:table-cell>
          <table:table-cell table:number-columns-repeated="2" office:value-type="float" office:value="1007" calcext:value-type="float">
            <text:p>1007</text:p>
          </table:table-cell>
        </table:table-row>
        <table:table-row table:style-name="ro1">
          <table:table-cell table:formula="of:=IF(EXACT([.B1524];&quot;SANTA CRUZ&quot;);1;IF([.B1524]=&quot;CAICO&quot;;2;IF([.B1524]=&quot;APODI&quot;;3;IF([.B1524]=&quot;IPANGUACU&quot;;4;IF([.B1524]=&quot;MOSSORO&quot;;5;IF([.B1524]=&quot;NATAL&quot;;6;IF([.B15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525];&quot;SANTA CRUZ&quot;);1;IF([.B1525]=&quot;CAICO&quot;;2;IF([.B1525]=&quot;APODI&quot;;3;IF([.B1525]=&quot;IPANGUACU&quot;;4;IF([.B1525]=&quot;MOSSORO&quot;;5;IF([.B1525]=&quot;NATAL&quot;;6;IF([.B15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526];&quot;SANTA CRUZ&quot;);1;IF([.B1526]=&quot;CAICO&quot;;2;IF([.B1526]=&quot;APODI&quot;;3;IF([.B1526]=&quot;IPANGUACU&quot;;4;IF([.B1526]=&quot;MOSSORO&quot;;5;IF([.B1526]=&quot;NATAL&quot;;6;IF([.B15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527];&quot;SANTA CRUZ&quot;);1;IF([.B1527]=&quot;CAICO&quot;;2;IF([.B1527]=&quot;APODI&quot;;3;IF([.B1527]=&quot;IPANGUACU&quot;;4;IF([.B1527]=&quot;MOSSORO&quot;;5;IF([.B1527]=&quot;NATAL&quot;;6;IF([.B15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528];&quot;SANTA CRUZ&quot;);1;IF([.B1528]=&quot;CAICO&quot;;2;IF([.B1528]=&quot;APODI&quot;;3;IF([.B1528]=&quot;IPANGUACU&quot;;4;IF([.B1528]=&quot;MOSSORO&quot;;5;IF([.B1528]=&quot;NATAL&quot;;6;IF([.B15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529];&quot;SANTA CRUZ&quot;);1;IF([.B1529]=&quot;CAICO&quot;;2;IF([.B1529]=&quot;APODI&quot;;3;IF([.B1529]=&quot;IPANGUACU&quot;;4;IF([.B1529]=&quot;MOSSORO&quot;;5;IF([.B1529]=&quot;NATAL&quot;;6;IF([.B15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530];&quot;SANTA CRUZ&quot;);1;IF([.B1530]=&quot;CAICO&quot;;2;IF([.B1530]=&quot;APODI&quot;;3;IF([.B1530]=&quot;IPANGUACU&quot;;4;IF([.B1530]=&quot;MOSSORO&quot;;5;IF([.B1530]=&quot;NATAL&quot;;6;IF([.B15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" calcext:value-type="float">
            <text:p>1009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531];&quot;SANTA CRUZ&quot;);1;IF([.B1531]=&quot;CAICO&quot;;2;IF([.B1531]=&quot;APODI&quot;;3;IF([.B1531]=&quot;IPANGUACU&quot;;4;IF([.B1531]=&quot;MOSSORO&quot;;5;IF([.B1531]=&quot;NATAL&quot;;6;IF([.B15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32];&quot;SANTA CRUZ&quot;);1;IF([.B1532]=&quot;CAICO&quot;;2;IF([.B1532]=&quot;APODI&quot;;3;IF([.B1532]=&quot;IPANGUACU&quot;;4;IF([.B1532]=&quot;MOSSORO&quot;;5;IF([.B1532]=&quot;NATAL&quot;;6;IF([.B15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9" calcext:value-type="float">
            <text:p>1009</text:p>
          </table:table-cell>
        </table:table-row>
        <table:table-row table:style-name="ro1">
          <table:table-cell table:formula="of:=IF(EXACT([.B1533];&quot;SANTA CRUZ&quot;);1;IF([.B1533]=&quot;CAICO&quot;;2;IF([.B1533]=&quot;APODI&quot;;3;IF([.B1533]=&quot;IPANGUACU&quot;;4;IF([.B1533]=&quot;MOSSORO&quot;;5;IF([.B1533]=&quot;NATAL&quot;;6;IF([.B153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534];&quot;SANTA CRUZ&quot;);1;IF([.B1534]=&quot;CAICO&quot;;2;IF([.B1534]=&quot;APODI&quot;;3;IF([.B1534]=&quot;IPANGUACU&quot;;4;IF([.B1534]=&quot;MOSSORO&quot;;5;IF([.B1534]=&quot;NATAL&quot;;6;IF([.B153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535];&quot;SANTA CRUZ&quot;);1;IF([.B1535]=&quot;CAICO&quot;;2;IF([.B1535]=&quot;APODI&quot;;3;IF([.B1535]=&quot;IPANGUACU&quot;;4;IF([.B1535]=&quot;MOSSORO&quot;;5;IF([.B1535]=&quot;NATAL&quot;;6;IF([.B153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.5" calcext:value-type="float">
            <text:p>1009,5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36];&quot;SANTA CRUZ&quot;);1;IF([.B1536]=&quot;CAICO&quot;;2;IF([.B1536]=&quot;APODI&quot;;3;IF([.B1536]=&quot;IPANGUACU&quot;;4;IF([.B1536]=&quot;MOSSORO&quot;;5;IF([.B1536]=&quot;NATAL&quot;;6;IF([.B153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537];&quot;SANTA CRUZ&quot;);1;IF([.B1537]=&quot;CAICO&quot;;2;IF([.B1537]=&quot;APODI&quot;;3;IF([.B1537]=&quot;IPANGUACU&quot;;4;IF([.B1537]=&quot;MOSSORO&quot;;5;IF([.B1537]=&quot;NATAL&quot;;6;IF([.B153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7" calcext:value-type="float">
            <text:p>1011,7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538];&quot;SANTA CRUZ&quot;);1;IF([.B1538]=&quot;CAICO&quot;;2;IF([.B1538]=&quot;APODI&quot;;3;IF([.B1538]=&quot;IPANGUACU&quot;;4;IF([.B1538]=&quot;MOSSORO&quot;;5;IF([.B1538]=&quot;NATAL&quot;;6;IF([.B153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07" calcext:value-type="float">
            <text:p>1012,07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539];&quot;SANTA CRUZ&quot;);1;IF([.B1539]=&quot;CAICO&quot;;2;IF([.B1539]=&quot;APODI&quot;;3;IF([.B1539]=&quot;IPANGUACU&quot;;4;IF([.B1539]=&quot;MOSSORO&quot;;5;IF([.B1539]=&quot;NATAL&quot;;6;IF([.B153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7" calcext:value-type="float">
            <text:p>1012,7</text:p>
          </table:table-cell>
          <table:table-cell office:value-type="float" office:value="1013.3" calcext:value-type="float">
            <text:p>1013,3</text:p>
          </table:table-cell>
        </table:table-row>
        <table:table-row table:style-name="ro1">
          <table:table-cell table:formula="of:=IF(EXACT([.B1540];&quot;SANTA CRUZ&quot;);1;IF([.B1540]=&quot;CAICO&quot;;2;IF([.B1540]=&quot;APODI&quot;;3;IF([.B1540]=&quot;IPANGUACU&quot;;4;IF([.B1540]=&quot;MOSSORO&quot;;5;IF([.B1540]=&quot;NATAL&quot;;6;IF([.B154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85" calcext:value-type="float">
            <text:p>1006,8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541];&quot;SANTA CRUZ&quot;);1;IF([.B1541]=&quot;CAICO&quot;;2;IF([.B1541]=&quot;APODI&quot;;3;IF([.B1541]=&quot;IPANGUACU&quot;;4;IF([.B1541]=&quot;MOSSORO&quot;;5;IF([.B1541]=&quot;NATAL&quot;;6;IF([.B154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42];&quot;SANTA CRUZ&quot;);1;IF([.B1542]=&quot;CAICO&quot;;2;IF([.B1542]=&quot;APODI&quot;;3;IF([.B1542]=&quot;IPANGUACU&quot;;4;IF([.B1542]=&quot;MOSSORO&quot;;5;IF([.B1542]=&quot;NATAL&quot;;6;IF([.B154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3" calcext:value-type="float">
            <text:p>1013,3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543];&quot;SANTA CRUZ&quot;);1;IF([.B1543]=&quot;CAICO&quot;;2;IF([.B1543]=&quot;APODI&quot;;3;IF([.B1543]=&quot;IPANGUACU&quot;;4;IF([.B1543]=&quot;MOSSORO&quot;;5;IF([.B1543]=&quot;NATAL&quot;;6;IF([.B154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44];&quot;SANTA CRUZ&quot;);1;IF([.B1544]=&quot;CAICO&quot;;2;IF([.B1544]=&quot;APODI&quot;;3;IF([.B1544]=&quot;IPANGUACU&quot;;4;IF([.B1544]=&quot;MOSSORO&quot;;5;IF([.B1544]=&quot;NATAL&quot;;6;IF([.B154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45];&quot;SANTA CRUZ&quot;);1;IF([.B1545]=&quot;CAICO&quot;;2;IF([.B1545]=&quot;APODI&quot;;3;IF([.B1545]=&quot;IPANGUACU&quot;;4;IF([.B1545]=&quot;MOSSORO&quot;;5;IF([.B1545]=&quot;NATAL&quot;;6;IF([.B154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546];&quot;SANTA CRUZ&quot;);1;IF([.B1546]=&quot;CAICO&quot;;2;IF([.B1546]=&quot;APODI&quot;;3;IF([.B1546]=&quot;IPANGUACU&quot;;4;IF([.B1546]=&quot;MOSSORO&quot;;5;IF([.B1546]=&quot;NATAL&quot;;6;IF([.B154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47];&quot;SANTA CRUZ&quot;);1;IF([.B1547]=&quot;CAICO&quot;;2;IF([.B1547]=&quot;APODI&quot;;3;IF([.B1547]=&quot;IPANGUACU&quot;;4;IF([.B1547]=&quot;MOSSORO&quot;;5;IF([.B1547]=&quot;NATAL&quot;;6;IF([.B154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48];&quot;SANTA CRUZ&quot;);1;IF([.B1548]=&quot;CAICO&quot;;2;IF([.B1548]=&quot;APODI&quot;;3;IF([.B1548]=&quot;IPANGUACU&quot;;4;IF([.B1548]=&quot;MOSSORO&quot;;5;IF([.B1548]=&quot;NATAL&quot;;6;IF([.B154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table-cell table:formula="of:=IF(EXACT([.B1549];&quot;SANTA CRUZ&quot;);1;IF([.B1549]=&quot;CAICO&quot;;2;IF([.B1549]=&quot;APODI&quot;;3;IF([.B1549]=&quot;IPANGUACU&quot;;4;IF([.B1549]=&quot;MOSSORO&quot;;5;IF([.B1549]=&quot;NATAL&quot;;6;IF([.B154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550];&quot;SANTA CRUZ&quot;);1;IF([.B1550]=&quot;CAICO&quot;;2;IF([.B1550]=&quot;APODI&quot;;3;IF([.B1550]=&quot;IPANGUACU&quot;;4;IF([.B1550]=&quot;MOSSORO&quot;;5;IF([.B1550]=&quot;NATAL&quot;;6;IF([.B155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551];&quot;SANTA CRUZ&quot;);1;IF([.B1551]=&quot;CAICO&quot;;2;IF([.B1551]=&quot;APODI&quot;;3;IF([.B1551]=&quot;IPANGUACU&quot;;4;IF([.B1551]=&quot;MOSSORO&quot;;5;IF([.B1551]=&quot;NATAL&quot;;6;IF([.B155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552];&quot;SANTA CRUZ&quot;);1;IF([.B1552]=&quot;CAICO&quot;;2;IF([.B1552]=&quot;APODI&quot;;3;IF([.B1552]=&quot;IPANGUACU&quot;;4;IF([.B1552]=&quot;MOSSORO&quot;;5;IF([.B1552]=&quot;NATAL&quot;;6;IF([.B155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553];&quot;SANTA CRUZ&quot;);1;IF([.B1553]=&quot;CAICO&quot;;2;IF([.B1553]=&quot;APODI&quot;;3;IF([.B1553]=&quot;IPANGUACU&quot;;4;IF([.B1553]=&quot;MOSSORO&quot;;5;IF([.B1553]=&quot;NATAL&quot;;6;IF([.B155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54];&quot;SANTA CRUZ&quot;);1;IF([.B1554]=&quot;CAICO&quot;;2;IF([.B1554]=&quot;APODI&quot;;3;IF([.B1554]=&quot;IPANGUACU&quot;;4;IF([.B1554]=&quot;MOSSORO&quot;;5;IF([.B1554]=&quot;NATAL&quot;;6;IF([.B155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555];&quot;SANTA CRUZ&quot;);1;IF([.B1555]=&quot;CAICO&quot;;2;IF([.B1555]=&quot;APODI&quot;;3;IF([.B1555]=&quot;IPANGUACU&quot;;4;IF([.B1555]=&quot;MOSSORO&quot;;5;IF([.B1555]=&quot;NATAL&quot;;6;IF([.B155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56];&quot;SANTA CRUZ&quot;);1;IF([.B1556]=&quot;CAICO&quot;;2;IF([.B1556]=&quot;APODI&quot;;3;IF([.B1556]=&quot;IPANGUACU&quot;;4;IF([.B1556]=&quot;MOSSORO&quot;;5;IF([.B1556]=&quot;NATAL&quot;;6;IF([.B155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35" calcext:value-type="float">
            <text:p>1008,3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557];&quot;SANTA CRUZ&quot;);1;IF([.B1557]=&quot;CAICO&quot;;2;IF([.B1557]=&quot;APODI&quot;;3;IF([.B1557]=&quot;IPANGUACU&quot;;4;IF([.B1557]=&quot;MOSSORO&quot;;5;IF([.B1557]=&quot;NATAL&quot;;6;IF([.B155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table:number-columns-repeated="2" office:value-type="float" office:value="1010.1" calcext:value-type="float">
            <text:p>1010,1</text:p>
          </table:table-cell>
        </table:table-row>
        <table:table-row table:style-name="ro1">
          <table:table-cell table:formula="of:=IF(EXACT([.B1558];&quot;SANTA CRUZ&quot;);1;IF([.B1558]=&quot;CAICO&quot;;2;IF([.B1558]=&quot;APODI&quot;;3;IF([.B1558]=&quot;IPANGUACU&quot;;4;IF([.B1558]=&quot;MOSSORO&quot;;5;IF([.B1558]=&quot;NATAL&quot;;6;IF([.B155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9" calcext:value-type="float">
            <text:p>1009,9</text:p>
          </table:table-cell>
        </table:table-row>
        <table:table-row table:style-name="ro1">
          <table:table-cell table:formula="of:=IF(EXACT([.B1559];&quot;SANTA CRUZ&quot;);1;IF([.B1559]=&quot;CAICO&quot;;2;IF([.B1559]=&quot;APODI&quot;;3;IF([.B1559]=&quot;IPANGUACU&quot;;4;IF([.B1559]=&quot;MOSSORO&quot;;5;IF([.B1559]=&quot;NATAL&quot;;6;IF([.B155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560];&quot;SANTA CRUZ&quot;);1;IF([.B1560]=&quot;CAICO&quot;;2;IF([.B1560]=&quot;APODI&quot;;3;IF([.B1560]=&quot;IPANGUACU&quot;;4;IF([.B1560]=&quot;MOSSORO&quot;;5;IF([.B1560]=&quot;NATAL&quot;;6;IF([.B156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61];&quot;SANTA CRUZ&quot;);1;IF([.B1561]=&quot;CAICO&quot;;2;IF([.B1561]=&quot;APODI&quot;;3;IF([.B1561]=&quot;IPANGUACU&quot;;4;IF([.B1561]=&quot;MOSSORO&quot;;5;IF([.B1561]=&quot;NATAL&quot;;6;IF([.B156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table:number-columns-repeated="2" office:value-type="float" office:value="1012.5" calcext:value-type="float">
            <text:p>1012,5</text:p>
          </table:table-cell>
        </table:table-row>
        <table:table-row table:style-name="ro1">
          <table:table-cell table:formula="of:=IF(EXACT([.B1562];&quot;SANTA CRUZ&quot;);1;IF([.B1562]=&quot;CAICO&quot;;2;IF([.B1562]=&quot;APODI&quot;;3;IF([.B1562]=&quot;IPANGUACU&quot;;4;IF([.B1562]=&quot;MOSSORO&quot;;5;IF([.B1562]=&quot;NATAL&quot;;6;IF([.B156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63];&quot;SANTA CRUZ&quot;);1;IF([.B1563]=&quot;CAICO&quot;;2;IF([.B1563]=&quot;APODI&quot;;3;IF([.B1563]=&quot;IPANGUACU&quot;;4;IF([.B1563]=&quot;MOSSORO&quot;;5;IF([.B1563]=&quot;NATAL&quot;;6;IF([.B156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64];&quot;SANTA CRUZ&quot;);1;IF([.B1564]=&quot;CAICO&quot;;2;IF([.B1564]=&quot;APODI&quot;;3;IF([.B1564]=&quot;IPANGUACU&quot;;4;IF([.B1564]=&quot;MOSSORO&quot;;5;IF([.B1564]=&quot;NATAL&quot;;6;IF([.B156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37" calcext:value-type="float">
            <text:p>1008,3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65];&quot;SANTA CRUZ&quot;);1;IF([.B1565]=&quot;CAICO&quot;;2;IF([.B1565]=&quot;APODI&quot;;3;IF([.B1565]=&quot;IPANGUACU&quot;;4;IF([.B1565]=&quot;MOSSORO&quot;;5;IF([.B1565]=&quot;NATAL&quot;;6;IF([.B156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9.73" calcext:value-type="float">
            <text:p>1009,73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formula="of:=IF(EXACT([.B1566];&quot;SANTA CRUZ&quot;);1;IF([.B1566]=&quot;CAICO&quot;;2;IF([.B1566]=&quot;APODI&quot;;3;IF([.B1566]=&quot;IPANGUACU&quot;;4;IF([.B1566]=&quot;MOSSORO&quot;;5;IF([.B1566]=&quot;NATAL&quot;;6;IF([.B156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567];&quot;SANTA CRUZ&quot;);1;IF([.B1567]=&quot;CAICO&quot;;2;IF([.B1567]=&quot;APODI&quot;;3;IF([.B1567]=&quot;IPANGUACU&quot;;4;IF([.B1567]=&quot;MOSSORO&quot;;5;IF([.B1567]=&quot;NATAL&quot;;6;IF([.B156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68];&quot;SANTA CRUZ&quot;);1;IF([.B1568]=&quot;CAICO&quot;;2;IF([.B1568]=&quot;APODI&quot;;3;IF([.B1568]=&quot;IPANGUACU&quot;;4;IF([.B1568]=&quot;MOSSORO&quot;;5;IF([.B1568]=&quot;NATAL&quot;;6;IF([.B156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69];&quot;SANTA CRUZ&quot;);1;IF([.B1569]=&quot;CAICO&quot;;2;IF([.B1569]=&quot;APODI&quot;;3;IF([.B1569]=&quot;IPANGUACU&quot;;4;IF([.B1569]=&quot;MOSSORO&quot;;5;IF([.B1569]=&quot;NATAL&quot;;6;IF([.B156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570];&quot;SANTA CRUZ&quot;);1;IF([.B1570]=&quot;CAICO&quot;;2;IF([.B1570]=&quot;APODI&quot;;3;IF([.B1570]=&quot;IPANGUACU&quot;;4;IF([.B1570]=&quot;MOSSORO&quot;;5;IF([.B1570]=&quot;NATAL&quot;;6;IF([.B157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table:number-columns-repeated="2"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71];&quot;SANTA CRUZ&quot;);1;IF([.B1571]=&quot;CAICO&quot;;2;IF([.B1571]=&quot;APODI&quot;;3;IF([.B1571]=&quot;IPANGUACU&quot;;4;IF([.B1571]=&quot;MOSSORO&quot;;5;IF([.B1571]=&quot;NATAL&quot;;6;IF([.B157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72];&quot;SANTA CRUZ&quot;);1;IF([.B1572]=&quot;CAICO&quot;;2;IF([.B1572]=&quot;APODI&quot;;3;IF([.B1572]=&quot;IPANGUACU&quot;;4;IF([.B1572]=&quot;MOSSORO&quot;;5;IF([.B1572]=&quot;NATAL&quot;;6;IF([.B157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73];&quot;SANTA CRUZ&quot;);1;IF([.B1573]=&quot;CAICO&quot;;2;IF([.B1573]=&quot;APODI&quot;;3;IF([.B1573]=&quot;IPANGUACU&quot;;4;IF([.B1573]=&quot;MOSSORO&quot;;5;IF([.B1573]=&quot;NATAL&quot;;6;IF([.B157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74];&quot;SANTA CRUZ&quot;);1;IF([.B1574]=&quot;CAICO&quot;;2;IF([.B1574]=&quot;APODI&quot;;3;IF([.B1574]=&quot;IPANGUACU&quot;;4;IF([.B1574]=&quot;MOSSORO&quot;;5;IF([.B1574]=&quot;NATAL&quot;;6;IF([.B157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575];&quot;SANTA CRUZ&quot;);1;IF([.B1575]=&quot;CAICO&quot;;2;IF([.B1575]=&quot;APODI&quot;;3;IF([.B1575]=&quot;IPANGUACU&quot;;4;IF([.B1575]=&quot;MOSSORO&quot;;5;IF([.B1575]=&quot;NATAL&quot;;6;IF([.B157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576];&quot;SANTA CRUZ&quot;);1;IF([.B1576]=&quot;CAICO&quot;;2;IF([.B1576]=&quot;APODI&quot;;3;IF([.B1576]=&quot;IPANGUACU&quot;;4;IF([.B1576]=&quot;MOSSORO&quot;;5;IF([.B1576]=&quot;NATAL&quot;;6;IF([.B157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77];&quot;SANTA CRUZ&quot;);1;IF([.B1577]=&quot;CAICO&quot;;2;IF([.B1577]=&quot;APODI&quot;;3;IF([.B1577]=&quot;IPANGUACU&quot;;4;IF([.B1577]=&quot;MOSSORO&quot;;5;IF([.B1577]=&quot;NATAL&quot;;6;IF([.B157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78];&quot;SANTA CRUZ&quot;);1;IF([.B1578]=&quot;CAICO&quot;;2;IF([.B1578]=&quot;APODI&quot;;3;IF([.B1578]=&quot;IPANGUACU&quot;;4;IF([.B1578]=&quot;MOSSORO&quot;;5;IF([.B1578]=&quot;NATAL&quot;;6;IF([.B157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579];&quot;SANTA CRUZ&quot;);1;IF([.B1579]=&quot;CAICO&quot;;2;IF([.B1579]=&quot;APODI&quot;;3;IF([.B1579]=&quot;IPANGUACU&quot;;4;IF([.B1579]=&quot;MOSSORO&quot;;5;IF([.B1579]=&quot;NATAL&quot;;6;IF([.B157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0.55" calcext:value-type="float">
            <text:p>1010,55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580];&quot;SANTA CRUZ&quot;);1;IF([.B1580]=&quot;CAICO&quot;;2;IF([.B1580]=&quot;APODI&quot;;3;IF([.B1580]=&quot;IPANGUACU&quot;;4;IF([.B1580]=&quot;MOSSORO&quot;;5;IF([.B1580]=&quot;NATAL&quot;;6;IF([.B158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2.4" calcext:value-type="float">
            <text:p>1012,4</text:p>
          </table:table-cell>
        </table:table-row>
        <table:table-row table:style-name="ro1">
          <table:table-cell table:formula="of:=IF(EXACT([.B1581];&quot;SANTA CRUZ&quot;);1;IF([.B1581]=&quot;CAICO&quot;;2;IF([.B1581]=&quot;APODI&quot;;3;IF([.B1581]=&quot;IPANGUACU&quot;;4;IF([.B1581]=&quot;MOSSORO&quot;;5;IF([.B1581]=&quot;NATAL&quot;;6;IF([.B158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582];&quot;SANTA CRUZ&quot;);1;IF([.B1582]=&quot;CAICO&quot;;2;IF([.B1582]=&quot;APODI&quot;;3;IF([.B1582]=&quot;IPANGUACU&quot;;4;IF([.B1582]=&quot;MOSSORO&quot;;5;IF([.B1582]=&quot;NATAL&quot;;6;IF([.B158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83];&quot;SANTA CRUZ&quot;);1;IF([.B1583]=&quot;CAICO&quot;;2;IF([.B1583]=&quot;APODI&quot;;3;IF([.B1583]=&quot;IPANGUACU&quot;;4;IF([.B1583]=&quot;MOSSORO&quot;;5;IF([.B1583]=&quot;NATAL&quot;;6;IF([.B158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584];&quot;SANTA CRUZ&quot;);1;IF([.B1584]=&quot;CAICO&quot;;2;IF([.B1584]=&quot;APODI&quot;;3;IF([.B1584]=&quot;IPANGUACU&quot;;4;IF([.B1584]=&quot;MOSSORO&quot;;5;IF([.B1584]=&quot;NATAL&quot;;6;IF([.B158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85];&quot;SANTA CRUZ&quot;);1;IF([.B1585]=&quot;CAICO&quot;;2;IF([.B1585]=&quot;APODI&quot;;3;IF([.B1585]=&quot;IPANGUACU&quot;;4;IF([.B1585]=&quot;MOSSORO&quot;;5;IF([.B1585]=&quot;NATAL&quot;;6;IF([.B158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.95" calcext:value-type="float">
            <text:p>1008,95</text:p>
          </table:table-cell>
          <table:table-cell office:value-type="float" office:value="1009.4" calcext:value-type="float">
            <text:p>1009,4</text:p>
          </table:table-cell>
        </table:table-row>
        <table:table-row table:style-name="ro1">
          <table:table-cell table:formula="of:=IF(EXACT([.B1586];&quot;SANTA CRUZ&quot;);1;IF([.B1586]=&quot;CAICO&quot;;2;IF([.B1586]=&quot;APODI&quot;;3;IF([.B1586]=&quot;IPANGUACU&quot;;4;IF([.B1586]=&quot;MOSSORO&quot;;5;IF([.B1586]=&quot;NATAL&quot;;6;IF([.B158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87];&quot;SANTA CRUZ&quot;);1;IF([.B1587]=&quot;CAICO&quot;;2;IF([.B1587]=&quot;APODI&quot;;3;IF([.B1587]=&quot;IPANGUACU&quot;;4;IF([.B1587]=&quot;MOSSORO&quot;;5;IF([.B1587]=&quot;NATAL&quot;;6;IF([.B158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table:formula="of:=IF(EXACT([.B1588];&quot;SANTA CRUZ&quot;);1;IF([.B1588]=&quot;CAICO&quot;;2;IF([.B1588]=&quot;APODI&quot;;3;IF([.B1588]=&quot;IPANGUACU&quot;;4;IF([.B1588]=&quot;MOSSORO&quot;;5;IF([.B1588]=&quot;NATAL&quot;;6;IF([.B158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589];&quot;SANTA CRUZ&quot;);1;IF([.B1589]=&quot;CAICO&quot;;2;IF([.B1589]=&quot;APODI&quot;;3;IF([.B1589]=&quot;IPANGUACU&quot;;4;IF([.B1589]=&quot;MOSSORO&quot;;5;IF([.B1589]=&quot;NATAL&quot;;6;IF([.B158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9.94" calcext:value-type="float">
            <text:p>1009,94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590];&quot;SANTA CRUZ&quot;);1;IF([.B1590]=&quot;CAICO&quot;;2;IF([.B1590]=&quot;APODI&quot;;3;IF([.B1590]=&quot;IPANGUACU&quot;;4;IF([.B1590]=&quot;MOSSORO&quot;;5;IF([.B1590]=&quot;NATAL&quot;;6;IF([.B159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591];&quot;SANTA CRUZ&quot;);1;IF([.B1591]=&quot;CAICO&quot;;2;IF([.B1591]=&quot;APODI&quot;;3;IF([.B1591]=&quot;IPANGUACU&quot;;4;IF([.B1591]=&quot;MOSSORO&quot;;5;IF([.B1591]=&quot;NATAL&quot;;6;IF([.B159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592];&quot;SANTA CRUZ&quot;);1;IF([.B1592]=&quot;CAICO&quot;;2;IF([.B1592]=&quot;APODI&quot;;3;IF([.B1592]=&quot;IPANGUACU&quot;;4;IF([.B1592]=&quot;MOSSORO&quot;;5;IF([.B1592]=&quot;NATAL&quot;;6;IF([.B159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formula="of:=IF(EXACT([.B1593];&quot;SANTA CRUZ&quot;);1;IF([.B1593]=&quot;CAICO&quot;;2;IF([.B1593]=&quot;APODI&quot;;3;IF([.B1593]=&quot;IPANGUACU&quot;;4;IF([.B1593]=&quot;MOSSORO&quot;;5;IF([.B1593]=&quot;NATAL&quot;;6;IF([.B159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594];&quot;SANTA CRUZ&quot;);1;IF([.B1594]=&quot;CAICO&quot;;2;IF([.B1594]=&quot;APODI&quot;;3;IF([.B1594]=&quot;IPANGUACU&quot;;4;IF([.B1594]=&quot;MOSSORO&quot;;5;IF([.B1594]=&quot;NATAL&quot;;6;IF([.B159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595];&quot;SANTA CRUZ&quot;);1;IF([.B1595]=&quot;CAICO&quot;;2;IF([.B1595]=&quot;APODI&quot;;3;IF([.B1595]=&quot;IPANGUACU&quot;;4;IF([.B1595]=&quot;MOSSORO&quot;;5;IF([.B1595]=&quot;NATAL&quot;;6;IF([.B159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7" calcext:value-type="float">
            <text:p>1007,7</text:p>
          </table:table-cell>
        </table:table-row>
        <table:table-row table:style-name="ro1">
          <table:table-cell table:formula="of:=IF(EXACT([.B1596];&quot;SANTA CRUZ&quot;);1;IF([.B1596]=&quot;CAICO&quot;;2;IF([.B1596]=&quot;APODI&quot;;3;IF([.B1596]=&quot;IPANGUACU&quot;;4;IF([.B1596]=&quot;MOSSORO&quot;;5;IF([.B1596]=&quot;NATAL&quot;;6;IF([.B159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10.56" calcext:value-type="float">
            <text:p>1010,56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597];&quot;SANTA CRUZ&quot;);1;IF([.B1597]=&quot;CAICO&quot;;2;IF([.B1597]=&quot;APODI&quot;;3;IF([.B1597]=&quot;IPANGUACU&quot;;4;IF([.B1597]=&quot;MOSSORO&quot;;5;IF([.B1597]=&quot;NATAL&quot;;6;IF([.B159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598];&quot;SANTA CRUZ&quot;);1;IF([.B1598]=&quot;CAICO&quot;;2;IF([.B1598]=&quot;APODI&quot;;3;IF([.B1598]=&quot;IPANGUACU&quot;;4;IF([.B1598]=&quot;MOSSORO&quot;;5;IF([.B1598]=&quot;NATAL&quot;;6;IF([.B159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599];&quot;SANTA CRUZ&quot;);1;IF([.B1599]=&quot;CAICO&quot;;2;IF([.B1599]=&quot;APODI&quot;;3;IF([.B1599]=&quot;IPANGUACU&quot;;4;IF([.B1599]=&quot;MOSSORO&quot;;5;IF([.B1599]=&quot;NATAL&quot;;6;IF([.B159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00];&quot;SANTA CRUZ&quot;);1;IF([.B1600]=&quot;CAICO&quot;;2;IF([.B1600]=&quot;APODI&quot;;3;IF([.B1600]=&quot;IPANGUACU&quot;;4;IF([.B1600]=&quot;MOSSORO&quot;;5;IF([.B1600]=&quot;NATAL&quot;;6;IF([.B160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601];&quot;SANTA CRUZ&quot;);1;IF([.B1601]=&quot;CAICO&quot;;2;IF([.B1601]=&quot;APODI&quot;;3;IF([.B1601]=&quot;IPANGUACU&quot;;4;IF([.B1601]=&quot;MOSSORO&quot;;5;IF([.B1601]=&quot;NATAL&quot;;6;IF([.B160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602];&quot;SANTA CRUZ&quot;);1;IF([.B1602]=&quot;CAICO&quot;;2;IF([.B1602]=&quot;APODI&quot;;3;IF([.B1602]=&quot;IPANGUACU&quot;;4;IF([.B1602]=&quot;MOSSORO&quot;;5;IF([.B1602]=&quot;NATAL&quot;;6;IF([.B16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03];&quot;SANTA CRUZ&quot;);1;IF([.B1603]=&quot;CAICO&quot;;2;IF([.B1603]=&quot;APODI&quot;;3;IF([.B1603]=&quot;IPANGUACU&quot;;4;IF([.B1603]=&quot;MOSSORO&quot;;5;IF([.B1603]=&quot;NATAL&quot;;6;IF([.B16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1" calcext:value-type="float">
            <text:p>1007,1</text:p>
          </table:table-cell>
          <table:table-cell table:number-columns-repeated="2" office:value-type="float" office:value="1008.3" calcext:value-type="float">
            <text:p>1008,3</text:p>
          </table:table-cell>
        </table:table-row>
        <table:table-row table:style-name="ro1">
          <table:table-cell table:formula="of:=IF(EXACT([.B1604];&quot;SANTA CRUZ&quot;);1;IF([.B1604]=&quot;CAICO&quot;;2;IF([.B1604]=&quot;APODI&quot;;3;IF([.B1604]=&quot;IPANGUACU&quot;;4;IF([.B1604]=&quot;MOSSORO&quot;;5;IF([.B1604]=&quot;NATAL&quot;;6;IF([.B16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05];&quot;SANTA CRUZ&quot;);1;IF([.B1605]=&quot;CAICO&quot;;2;IF([.B1605]=&quot;APODI&quot;;3;IF([.B1605]=&quot;IPANGUACU&quot;;4;IF([.B1605]=&quot;MOSSORO&quot;;5;IF([.B1605]=&quot;NATAL&quot;;6;IF([.B16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8.05" calcext:value-type="float">
            <text:p>1008,0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06];&quot;SANTA CRUZ&quot;);1;IF([.B1606]=&quot;CAICO&quot;;2;IF([.B1606]=&quot;APODI&quot;;3;IF([.B1606]=&quot;IPANGUACU&quot;;4;IF([.B1606]=&quot;MOSSORO&quot;;5;IF([.B1606]=&quot;NATAL&quot;;6;IF([.B16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07];&quot;SANTA CRUZ&quot;);1;IF([.B1607]=&quot;CAICO&quot;;2;IF([.B1607]=&quot;APODI&quot;;3;IF([.B1607]=&quot;IPANGUACU&quot;;4;IF([.B1607]=&quot;MOSSORO&quot;;5;IF([.B1607]=&quot;NATAL&quot;;6;IF([.B16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6" calcext:value-type="float">
            <text:p>1007,6</text:p>
          </table:table-cell>
        </table:table-row>
        <table:table-row table:style-name="ro1">
          <table:table-cell table:formula="of:=IF(EXACT([.B1608];&quot;SANTA CRUZ&quot;);1;IF([.B1608]=&quot;CAICO&quot;;2;IF([.B1608]=&quot;APODI&quot;;3;IF([.B1608]=&quot;IPANGUACU&quot;;4;IF([.B1608]=&quot;MOSSORO&quot;;5;IF([.B1608]=&quot;NATAL&quot;;6;IF([.B16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IF(EXACT([.B1609];&quot;SANTA CRUZ&quot;);1;IF([.B1609]=&quot;CAICO&quot;;2;IF([.B1609]=&quot;APODI&quot;;3;IF([.B1609]=&quot;IPANGUACU&quot;;4;IF([.B1609]=&quot;MOSSORO&quot;;5;IF([.B1609]=&quot;NATAL&quot;;6;IF([.B16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10];&quot;SANTA CRUZ&quot;);1;IF([.B1610]=&quot;CAICO&quot;;2;IF([.B1610]=&quot;APODI&quot;;3;IF([.B1610]=&quot;IPANGUACU&quot;;4;IF([.B1610]=&quot;MOSSORO&quot;;5;IF([.B1610]=&quot;NATAL&quot;;6;IF([.B16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formula="of:=IF(EXACT([.B1611];&quot;SANTA CRUZ&quot;);1;IF([.B1611]=&quot;CAICO&quot;;2;IF([.B1611]=&quot;APODI&quot;;3;IF([.B1611]=&quot;IPANGUACU&quot;;4;IF([.B1611]=&quot;MOSSORO&quot;;5;IF([.B1611]=&quot;NATAL&quot;;6;IF([.B16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12];&quot;SANTA CRUZ&quot;);1;IF([.B1612]=&quot;CAICO&quot;;2;IF([.B1612]=&quot;APODI&quot;;3;IF([.B1612]=&quot;IPANGUACU&quot;;4;IF([.B1612]=&quot;MOSSORO&quot;;5;IF([.B1612]=&quot;NATAL&quot;;6;IF([.B16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formula="of:=IF(EXACT([.B1613];&quot;SANTA CRUZ&quot;);1;IF([.B1613]=&quot;CAICO&quot;;2;IF([.B1613]=&quot;APODI&quot;;3;IF([.B1613]=&quot;IPANGUACU&quot;;4;IF([.B1613]=&quot;MOSSORO&quot;;5;IF([.B1613]=&quot;NATAL&quot;;6;IF([.B16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012.4" calcext:value-type="float">
            <text:p>1012,4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614];&quot;SANTA CRUZ&quot;);1;IF([.B1614]=&quot;CAICO&quot;;2;IF([.B1614]=&quot;APODI&quot;;3;IF([.B1614]=&quot;IPANGUACU&quot;;4;IF([.B1614]=&quot;MOSSORO&quot;;5;IF([.B1614]=&quot;NATAL&quot;;6;IF([.B16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5" calcext:value-type="float">
            <text:p>1011,5</text:p>
          </table:table-cell>
        </table:table-row>
        <table:table-row table:style-name="ro1">
          <table:table-cell table:formula="of:=IF(EXACT([.B1615];&quot;SANTA CRUZ&quot;);1;IF([.B1615]=&quot;CAICO&quot;;2;IF([.B1615]=&quot;APODI&quot;;3;IF([.B1615]=&quot;IPANGUACU&quot;;4;IF([.B1615]=&quot;MOSSORO&quot;;5;IF([.B1615]=&quot;NATAL&quot;;6;IF([.B16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9" calcext:value-type="float">
            <text:p>1011,9</text:p>
          </table:table-cell>
        </table:table-row>
        <table:table-row table:style-name="ro1">
          <table:table-cell table:formula="of:=IF(EXACT([.B1616];&quot;SANTA CRUZ&quot;);1;IF([.B1616]=&quot;CAICO&quot;;2;IF([.B1616]=&quot;APODI&quot;;3;IF([.B1616]=&quot;IPANGUACU&quot;;4;IF([.B1616]=&quot;MOSSORO&quot;;5;IF([.B1616]=&quot;NATAL&quot;;6;IF([.B16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3" calcext:value-type="float">
            <text:p>1013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formula="of:=IF(EXACT([.B1617];&quot;SANTA CRUZ&quot;);1;IF([.B1617]=&quot;CAICO&quot;;2;IF([.B1617]=&quot;APODI&quot;;3;IF([.B1617]=&quot;IPANGUACU&quot;;4;IF([.B1617]=&quot;MOSSORO&quot;;5;IF([.B1617]=&quot;NATAL&quot;;6;IF([.B16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10.08" calcext:value-type="float">
            <text:p>1010,08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18];&quot;SANTA CRUZ&quot;);1;IF([.B1618]=&quot;CAICO&quot;;2;IF([.B1618]=&quot;APODI&quot;;3;IF([.B1618]=&quot;IPANGUACU&quot;;4;IF([.B1618]=&quot;MOSSORO&quot;;5;IF([.B1618]=&quot;NATAL&quot;;6;IF([.B16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formula="of:=IF(EXACT([.B1619];&quot;SANTA CRUZ&quot;);1;IF([.B1619]=&quot;CAICO&quot;;2;IF([.B1619]=&quot;APODI&quot;;3;IF([.B1619]=&quot;IPANGUACU&quot;;4;IF([.B1619]=&quot;MOSSORO&quot;;5;IF([.B1619]=&quot;NATAL&quot;;6;IF([.B16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1.1" calcext:value-type="float">
            <text:p>1011,1</text:p>
          </table:table-cell>
        </table:table-row>
        <table:table-row table:style-name="ro1">
          <table:table-cell table:formula="of:=IF(EXACT([.B1620];&quot;SANTA CRUZ&quot;);1;IF([.B1620]=&quot;CAICO&quot;;2;IF([.B1620]=&quot;APODI&quot;;3;IF([.B1620]=&quot;IPANGUACU&quot;;4;IF([.B1620]=&quot;MOSSORO&quot;;5;IF([.B1620]=&quot;NATAL&quot;;6;IF([.B16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21];&quot;SANTA CRUZ&quot;);1;IF([.B1621]=&quot;CAICO&quot;;2;IF([.B1621]=&quot;APODI&quot;;3;IF([.B1621]=&quot;IPANGUACU&quot;;4;IF([.B1621]=&quot;MOSSORO&quot;;5;IF([.B1621]=&quot;NATAL&quot;;6;IF([.B16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1.85" calcext:value-type="float">
            <text:p>1011,85</text:p>
          </table:table-cell>
          <table:table-cell office:value-type="float" office:value="1013.1" calcext:value-type="float">
            <text:p>1013,1</text:p>
          </table:table-cell>
        </table:table-row>
        <table:table-row table:style-name="ro1">
          <table:table-cell table:formula="of:=IF(EXACT([.B1622];&quot;SANTA CRUZ&quot;);1;IF([.B1622]=&quot;CAICO&quot;;2;IF([.B1622]=&quot;APODI&quot;;3;IF([.B1622]=&quot;IPANGUACU&quot;;4;IF([.B1622]=&quot;MOSSORO&quot;;5;IF([.B1622]=&quot;NATAL&quot;;6;IF([.B16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8" calcext:value-type="float">
            <text:p>1005,8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623];&quot;SANTA CRUZ&quot;);1;IF([.B1623]=&quot;CAICO&quot;;2;IF([.B1623]=&quot;APODI&quot;;3;IF([.B1623]=&quot;IPANGUACU&quot;;4;IF([.B1623]=&quot;MOSSORO&quot;;5;IF([.B1623]=&quot;NATAL&quot;;6;IF([.B16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table-cell table:formula="of:=IF(EXACT([.B1624];&quot;SANTA CRUZ&quot;);1;IF([.B1624]=&quot;CAICO&quot;;2;IF([.B1624]=&quot;APODI&quot;;3;IF([.B1624]=&quot;IPANGUACU&quot;;4;IF([.B1624]=&quot;MOSSORO&quot;;5;IF([.B1624]=&quot;NATAL&quot;;6;IF([.B16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625];&quot;SANTA CRUZ&quot;);1;IF([.B1625]=&quot;CAICO&quot;;2;IF([.B1625]=&quot;APODI&quot;;3;IF([.B1625]=&quot;IPANGUACU&quot;;4;IF([.B1625]=&quot;MOSSORO&quot;;5;IF([.B1625]=&quot;NATAL&quot;;6;IF([.B16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15" calcext:value-type="float">
            <text:p>1009,1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626];&quot;SANTA CRUZ&quot;);1;IF([.B1626]=&quot;CAICO&quot;;2;IF([.B1626]=&quot;APODI&quot;;3;IF([.B1626]=&quot;IPANGUACU&quot;;4;IF([.B1626]=&quot;MOSSORO&quot;;5;IF([.B1626]=&quot;NATAL&quot;;6;IF([.B16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75" calcext:value-type="float">
            <text:p>1006,75</text:p>
          </table:table-cell>
          <table:table-cell office:value-type="float" office:value="1006.1" calcext:value-type="float">
            <text:p>1006,1</text:p>
          </table:table-cell>
        </table:table-row>
        <table:table-row table:style-name="ro1">
          <table:table-cell table:formula="of:=IF(EXACT([.B1627];&quot;SANTA CRUZ&quot;);1;IF([.B1627]=&quot;CAICO&quot;;2;IF([.B1627]=&quot;APODI&quot;;3;IF([.B1627]=&quot;IPANGUACU&quot;;4;IF([.B1627]=&quot;MOSSORO&quot;;5;IF([.B1627]=&quot;NATAL&quot;;6;IF([.B16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5" calcext:value-type="float">
            <text:p>1005,5</text:p>
          </table:table-cell>
          <table:table-cell office:value-type="float" office:value="1006.2" calcext:value-type="float">
            <text:p>1006,2</text:p>
          </table:table-cell>
        </table:table-row>
        <table:table-row table:style-name="ro1">
          <table:table-cell table:formula="of:=IF(EXACT([.B1628];&quot;SANTA CRUZ&quot;);1;IF([.B1628]=&quot;CAICO&quot;;2;IF([.B1628]=&quot;APODI&quot;;3;IF([.B1628]=&quot;IPANGUACU&quot;;4;IF([.B1628]=&quot;MOSSORO&quot;;5;IF([.B1628]=&quot;NATAL&quot;;6;IF([.B16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6" calcext:value-type="float">
            <text:p>1006,6</text:p>
          </table:table-cell>
        </table:table-row>
        <table:table-row table:style-name="ro1">
          <table:table-cell table:formula="of:=IF(EXACT([.B1629];&quot;SANTA CRUZ&quot;);1;IF([.B1629]=&quot;CAICO&quot;;2;IF([.B1629]=&quot;APODI&quot;;3;IF([.B1629]=&quot;IPANGUACU&quot;;4;IF([.B1629]=&quot;MOSSORO&quot;;5;IF([.B1629]=&quot;NATAL&quot;;6;IF([.B16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30];&quot;SANTA CRUZ&quot;);1;IF([.B1630]=&quot;CAICO&quot;;2;IF([.B1630]=&quot;APODI&quot;;3;IF([.B1630]=&quot;IPANGUACU&quot;;4;IF([.B1630]=&quot;MOSSORO&quot;;5;IF([.B1630]=&quot;NATAL&quot;;6;IF([.B16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formula="of:=IF(EXACT([.B1631];&quot;SANTA CRUZ&quot;);1;IF([.B1631]=&quot;CAICO&quot;;2;IF([.B1631]=&quot;APODI&quot;;3;IF([.B1631]=&quot;IPANGUACU&quot;;4;IF([.B1631]=&quot;MOSSORO&quot;;5;IF([.B1631]=&quot;NATAL&quot;;6;IF([.B16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632];&quot;SANTA CRUZ&quot;);1;IF([.B1632]=&quot;CAICO&quot;;2;IF([.B1632]=&quot;APODI&quot;;3;IF([.B1632]=&quot;IPANGUACU&quot;;4;IF([.B1632]=&quot;MOSSORO&quot;;5;IF([.B1632]=&quot;NATAL&quot;;6;IF([.B16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45" calcext:value-type="float">
            <text:p>1006,4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633];&quot;SANTA CRUZ&quot;);1;IF([.B1633]=&quot;CAICO&quot;;2;IF([.B1633]=&quot;APODI&quot;;3;IF([.B1633]=&quot;IPANGUACU&quot;;4;IF([.B1633]=&quot;MOSSORO&quot;;5;IF([.B1633]=&quot;NATAL&quot;;6;IF([.B163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formula="of:=IF(EXACT([.B1634];&quot;SANTA CRUZ&quot;);1;IF([.B1634]=&quot;CAICO&quot;;2;IF([.B1634]=&quot;APODI&quot;;3;IF([.B1634]=&quot;IPANGUACU&quot;;4;IF([.B1634]=&quot;MOSSORO&quot;;5;IF([.B1634]=&quot;NATAL&quot;;6;IF([.B163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635];&quot;SANTA CRUZ&quot;);1;IF([.B1635]=&quot;CAICO&quot;;2;IF([.B1635]=&quot;APODI&quot;;3;IF([.B1635]=&quot;IPANGUACU&quot;;4;IF([.B1635]=&quot;MOSSORO&quot;;5;IF([.B1635]=&quot;NATAL&quot;;6;IF([.B163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36];&quot;SANTA CRUZ&quot;);1;IF([.B1636]=&quot;CAICO&quot;;2;IF([.B1636]=&quot;APODI&quot;;3;IF([.B1636]=&quot;IPANGUACU&quot;;4;IF([.B1636]=&quot;MOSSORO&quot;;5;IF([.B1636]=&quot;NATAL&quot;;6;IF([.B163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37];&quot;SANTA CRUZ&quot;);1;IF([.B1637]=&quot;CAICO&quot;;2;IF([.B1637]=&quot;APODI&quot;;3;IF([.B1637]=&quot;IPANGUACU&quot;;4;IF([.B1637]=&quot;MOSSORO&quot;;5;IF([.B1637]=&quot;NATAL&quot;;6;IF([.B163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.9" calcext:value-type="float">
            <text:p>1006,9</text:p>
          </table:table-cell>
        </table:table-row>
        <table:table-row table:style-name="ro1">
          <table:table-cell table:formula="of:=IF(EXACT([.B1638];&quot;SANTA CRUZ&quot;);1;IF([.B1638]=&quot;CAICO&quot;;2;IF([.B1638]=&quot;APODI&quot;;3;IF([.B1638]=&quot;IPANGUACU&quot;;4;IF([.B1638]=&quot;MOSSORO&quot;;5;IF([.B1638]=&quot;NATAL&quot;;6;IF([.B163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639];&quot;SANTA CRUZ&quot;);1;IF([.B1639]=&quot;CAICO&quot;;2;IF([.B1639]=&quot;APODI&quot;;3;IF([.B1639]=&quot;IPANGUACU&quot;;4;IF([.B1639]=&quot;MOSSORO&quot;;5;IF([.B1639]=&quot;NATAL&quot;;6;IF([.B163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640];&quot;SANTA CRUZ&quot;);1;IF([.B1640]=&quot;CAICO&quot;;2;IF([.B1640]=&quot;APODI&quot;;3;IF([.B1640]=&quot;IPANGUACU&quot;;4;IF([.B1640]=&quot;MOSSORO&quot;;5;IF([.B1640]=&quot;NATAL&quot;;6;IF([.B164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2" calcext:value-type="float">
            <text:p>1006,2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641];&quot;SANTA CRUZ&quot;);1;IF([.B1641]=&quot;CAICO&quot;;2;IF([.B1641]=&quot;APODI&quot;;3;IF([.B1641]=&quot;IPANGUACU&quot;;4;IF([.B1641]=&quot;MOSSORO&quot;;5;IF([.B1641]=&quot;NATAL&quot;;6;IF([.B164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642];&quot;SANTA CRUZ&quot;);1;IF([.B1642]=&quot;CAICO&quot;;2;IF([.B1642]=&quot;APODI&quot;;3;IF([.B1642]=&quot;IPANGUACU&quot;;4;IF([.B1642]=&quot;MOSSORO&quot;;5;IF([.B1642]=&quot;NATAL&quot;;6;IF([.B164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4.5" calcext:value-type="float">
            <text:p>1004,5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643];&quot;SANTA CRUZ&quot;);1;IF([.B1643]=&quot;CAICO&quot;;2;IF([.B1643]=&quot;APODI&quot;;3;IF([.B1643]=&quot;IPANGUACU&quot;;4;IF([.B1643]=&quot;MOSSORO&quot;;5;IF([.B1643]=&quot;NATAL&quot;;6;IF([.B164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644];&quot;SANTA CRUZ&quot;);1;IF([.B1644]=&quot;CAICO&quot;;2;IF([.B1644]=&quot;APODI&quot;;3;IF([.B1644]=&quot;IPANGUACU&quot;;4;IF([.B1644]=&quot;MOSSORO&quot;;5;IF([.B1644]=&quot;NATAL&quot;;6;IF([.B164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4" calcext:value-type="float">
            <text:p>1006,4</text:p>
          </table:table-cell>
          <table:table-cell office:value-type="float" office:value="1007.3" calcext:value-type="float">
            <text:p>1007,3</text:p>
          </table:table-cell>
        </table:table-row>
        <table:table-row table:style-name="ro1">
          <table:table-cell table:formula="of:=IF(EXACT([.B1645];&quot;SANTA CRUZ&quot;);1;IF([.B1645]=&quot;CAICO&quot;;2;IF([.B1645]=&quot;APODI&quot;;3;IF([.B1645]=&quot;IPANGUACU&quot;;4;IF([.B1645]=&quot;MOSSORO&quot;;5;IF([.B1645]=&quot;NATAL&quot;;6;IF([.B164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646];&quot;SANTA CRUZ&quot;);1;IF([.B1646]=&quot;CAICO&quot;;2;IF([.B1646]=&quot;APODI&quot;;3;IF([.B1646]=&quot;IPANGUACU&quot;;4;IF([.B1646]=&quot;MOSSORO&quot;;5;IF([.B1646]=&quot;NATAL&quot;;6;IF([.B164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5.9" calcext:value-type="float">
            <text:p>1005,9</text:p>
          </table:table-cell>
          <table:table-cell office:value-type="float" office:value="1005.6" calcext:value-type="float">
            <text:p>1005,6</text:p>
          </table:table-cell>
        </table:table-row>
        <table:table-row table:style-name="ro1">
          <table:table-cell table:formula="of:=IF(EXACT([.B1647];&quot;SANTA CRUZ&quot;);1;IF([.B1647]=&quot;CAICO&quot;;2;IF([.B1647]=&quot;APODI&quot;;3;IF([.B1647]=&quot;IPANGUACU&quot;;4;IF([.B1647]=&quot;MOSSORO&quot;;5;IF([.B1647]=&quot;NATAL&quot;;6;IF([.B164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5.9" calcext:value-type="float">
            <text:p>1005,9</text:p>
          </table:table-cell>
        </table:table-row>
        <table:table-row table:style-name="ro1">
          <table:table-cell table:formula="of:=IF(EXACT([.B1648];&quot;SANTA CRUZ&quot;);1;IF([.B1648]=&quot;CAICO&quot;;2;IF([.B1648]=&quot;APODI&quot;;3;IF([.B1648]=&quot;IPANGUACU&quot;;4;IF([.B1648]=&quot;MOSSORO&quot;;5;IF([.B1648]=&quot;NATAL&quot;;6;IF([.B164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5.9" calcext:value-type="float">
            <text:p>1005,9</text:p>
          </table:table-cell>
          <table:table-cell office:value-type="float" office:value="1007" calcext:value-type="float">
            <text:p>1007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49];&quot;SANTA CRUZ&quot;);1;IF([.B1649]=&quot;CAICO&quot;;2;IF([.B1649]=&quot;APODI&quot;;3;IF([.B1649]=&quot;IPANGUACU&quot;;4;IF([.B1649]=&quot;MOSSORO&quot;;5;IF([.B1649]=&quot;NATAL&quot;;6;IF([.B164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50];&quot;SANTA CRUZ&quot;);1;IF([.B1650]=&quot;CAICO&quot;;2;IF([.B1650]=&quot;APODI&quot;;3;IF([.B1650]=&quot;IPANGUACU&quot;;4;IF([.B1650]=&quot;MOSSORO&quot;;5;IF([.B1650]=&quot;NATAL&quot;;6;IF([.B165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651];&quot;SANTA CRUZ&quot;);1;IF([.B1651]=&quot;CAICO&quot;;2;IF([.B1651]=&quot;APODI&quot;;3;IF([.B1651]=&quot;IPANGUACU&quot;;4;IF([.B1651]=&quot;MOSSORO&quot;;5;IF([.B1651]=&quot;NATAL&quot;;6;IF([.B165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652];&quot;SANTA CRUZ&quot;);1;IF([.B1652]=&quot;CAICO&quot;;2;IF([.B1652]=&quot;APODI&quot;;3;IF([.B1652]=&quot;IPANGUACU&quot;;4;IF([.B1652]=&quot;MOSSORO&quot;;5;IF([.B1652]=&quot;NATAL&quot;;6;IF([.B165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table:number-columns-repeated="2"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53];&quot;SANTA CRUZ&quot;);1;IF([.B1653]=&quot;CAICO&quot;;2;IF([.B1653]=&quot;APODI&quot;;3;IF([.B1653]=&quot;IPANGUACU&quot;;4;IF([.B1653]=&quot;MOSSORO&quot;;5;IF([.B1653]=&quot;NATAL&quot;;6;IF([.B165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54];&quot;SANTA CRUZ&quot;);1;IF([.B1654]=&quot;CAICO&quot;;2;IF([.B1654]=&quot;APODI&quot;;3;IF([.B1654]=&quot;IPANGUACU&quot;;4;IF([.B1654]=&quot;MOSSORO&quot;;5;IF([.B1654]=&quot;NATAL&quot;;6;IF([.B165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7.4" calcext:value-type="float">
            <text:p>1007,4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formula="of:=IF(EXACT([.B1655];&quot;SANTA CRUZ&quot;);1;IF([.B1655]=&quot;CAICO&quot;;2;IF([.B1655]=&quot;APODI&quot;;3;IF([.B1655]=&quot;IPANGUACU&quot;;4;IF([.B1655]=&quot;MOSSORO&quot;;5;IF([.B1655]=&quot;NATAL&quot;;6;IF([.B165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656];&quot;SANTA CRUZ&quot;);1;IF([.B1656]=&quot;CAICO&quot;;2;IF([.B1656]=&quot;APODI&quot;;3;IF([.B1656]=&quot;IPANGUACU&quot;;4;IF([.B1656]=&quot;MOSSORO&quot;;5;IF([.B1656]=&quot;NATAL&quot;;6;IF([.B165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657];&quot;SANTA CRUZ&quot;);1;IF([.B1657]=&quot;CAICO&quot;;2;IF([.B1657]=&quot;APODI&quot;;3;IF([.B1657]=&quot;IPANGUACU&quot;;4;IF([.B1657]=&quot;MOSSORO&quot;;5;IF([.B1657]=&quot;NATAL&quot;;6;IF([.B165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658];&quot;SANTA CRUZ&quot;);1;IF([.B1658]=&quot;CAICO&quot;;2;IF([.B1658]=&quot;APODI&quot;;3;IF([.B1658]=&quot;IPANGUACU&quot;;4;IF([.B1658]=&quot;MOSSORO&quot;;5;IF([.B1658]=&quot;NATAL&quot;;6;IF([.B165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59];&quot;SANTA CRUZ&quot;);1;IF([.B1659]=&quot;CAICO&quot;;2;IF([.B1659]=&quot;APODI&quot;;3;IF([.B1659]=&quot;IPANGUACU&quot;;4;IF([.B1659]=&quot;MOSSORO&quot;;5;IF([.B1659]=&quot;NATAL&quot;;6;IF([.B165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10.3" calcext:value-type="float">
            <text:p>1010,3</text:p>
          </table:table-cell>
          <table:table-cell table:number-columns-repeated="2" office:value-type="float" office:value="1010" calcext:value-type="float">
            <text:p>1010</text:p>
          </table:table-cell>
        </table:table-row>
        <table:table-row table:style-name="ro1">
          <table:table-cell table:formula="of:=IF(EXACT([.B1660];&quot;SANTA CRUZ&quot;);1;IF([.B1660]=&quot;CAICO&quot;;2;IF([.B1660]=&quot;APODI&quot;;3;IF([.B1660]=&quot;IPANGUACU&quot;;4;IF([.B1660]=&quot;MOSSORO&quot;;5;IF([.B1660]=&quot;NATAL&quot;;6;IF([.B166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table:number-columns-repeated="2" office:value-type="float" office:value="1006.6" calcext:value-type="float">
            <text:p>1006,6</text:p>
          </table:table-cell>
        </table:table-row>
        <table:table-row table:style-name="ro1">
          <table:table-cell table:formula="of:=IF(EXACT([.B1661];&quot;SANTA CRUZ&quot;);1;IF([.B1661]=&quot;CAICO&quot;;2;IF([.B1661]=&quot;APODI&quot;;3;IF([.B1661]=&quot;IPANGUACU&quot;;4;IF([.B1661]=&quot;MOSSORO&quot;;5;IF([.B1661]=&quot;NATAL&quot;;6;IF([.B166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2];&quot;SANTA CRUZ&quot;);1;IF([.B1662]=&quot;CAICO&quot;;2;IF([.B1662]=&quot;APODI&quot;;3;IF([.B1662]=&quot;IPANGUACU&quot;;4;IF([.B1662]=&quot;MOSSORO&quot;;5;IF([.B1662]=&quot;NATAL&quot;;6;IF([.B166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table:number-columns-repeated="2" office:value-type="float" office:value="1008" calcext:value-type="float">
            <text:p>1008</text:p>
          </table:table-cell>
        </table:table-row>
        <table:table-row table:style-name="ro1">
          <table:table-cell table:formula="of:=IF(EXACT([.B1663];&quot;SANTA CRUZ&quot;);1;IF([.B1663]=&quot;CAICO&quot;;2;IF([.B1663]=&quot;APODI&quot;;3;IF([.B1663]=&quot;IPANGUACU&quot;;4;IF([.B1663]=&quot;MOSSORO&quot;;5;IF([.B1663]=&quot;NATAL&quot;;6;IF([.B166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4];&quot;SANTA CRUZ&quot;);1;IF([.B1664]=&quot;CAICO&quot;;2;IF([.B1664]=&quot;APODI&quot;;3;IF([.B1664]=&quot;IPANGUACU&quot;;4;IF([.B1664]=&quot;MOSSORO&quot;;5;IF([.B1664]=&quot;NATAL&quot;;6;IF([.B166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665];&quot;SANTA CRUZ&quot;);1;IF([.B1665]=&quot;CAICO&quot;;2;IF([.B1665]=&quot;APODI&quot;;3;IF([.B1665]=&quot;IPANGUACU&quot;;4;IF([.B1665]=&quot;MOSSORO&quot;;5;IF([.B1665]=&quot;NATAL&quot;;6;IF([.B166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9" calcext:value-type="float">
            <text:p>1007,9</text:p>
          </table:table-cell>
        </table:table-row>
        <table:table-row table:style-name="ro1">
          <table:table-cell table:formula="of:=IF(EXACT([.B1666];&quot;SANTA CRUZ&quot;);1;IF([.B1666]=&quot;CAICO&quot;;2;IF([.B1666]=&quot;APODI&quot;;3;IF([.B1666]=&quot;IPANGUACU&quot;;4;IF([.B1666]=&quot;MOSSORO&quot;;5;IF([.B1666]=&quot;NATAL&quot;;6;IF([.B166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7.2" calcext:value-type="float">
            <text:p>1007,2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67];&quot;SANTA CRUZ&quot;);1;IF([.B1667]=&quot;CAICO&quot;;2;IF([.B1667]=&quot;APODI&quot;;3;IF([.B1667]=&quot;IPANGUACU&quot;;4;IF([.B1667]=&quot;MOSSORO&quot;;5;IF([.B1667]=&quot;NATAL&quot;;6;IF([.B166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8.3" calcext:value-type="float">
            <text:p>1008,3</text:p>
          </table:table-cell>
        </table:table-row>
        <table:table-row table:style-name="ro1">
          <table:table-cell table:formula="of:=IF(EXACT([.B1668];&quot;SANTA CRUZ&quot;);1;IF([.B1668]=&quot;CAICO&quot;;2;IF([.B1668]=&quot;APODI&quot;;3;IF([.B1668]=&quot;IPANGUACU&quot;;4;IF([.B1668]=&quot;MOSSORO&quot;;5;IF([.B1668]=&quot;NATAL&quot;;6;IF([.B166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6" calcext:value-type="float">
            <text:p>1010,6</text:p>
          </table:table-cell>
        </table:table-row>
        <table:table-row table:style-name="ro1">
          <table:table-cell table:formula="of:=IF(EXACT([.B1669];&quot;SANTA CRUZ&quot;);1;IF([.B1669]=&quot;CAICO&quot;;2;IF([.B1669]=&quot;APODI&quot;;3;IF([.B1669]=&quot;IPANGUACU&quot;;4;IF([.B1669]=&quot;MOSSORO&quot;;5;IF([.B1669]=&quot;NATAL&quot;;6;IF([.B166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formula="of:=IF(EXACT([.B1670];&quot;SANTA CRUZ&quot;);1;IF([.B1670]=&quot;CAICO&quot;;2;IF([.B1670]=&quot;APODI&quot;;3;IF([.B1670]=&quot;IPANGUACU&quot;;4;IF([.B1670]=&quot;MOSSORO&quot;;5;IF([.B1670]=&quot;NATAL&quot;;6;IF([.B167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1" calcext:value-type="float">
            <text:p>1009,1</text:p>
          </table:table-cell>
        </table:table-row>
        <table:table-row table:style-name="ro1">
          <table:table-cell table:formula="of:=IF(EXACT([.B1671];&quot;SANTA CRUZ&quot;);1;IF([.B1671]=&quot;CAICO&quot;;2;IF([.B1671]=&quot;APODI&quot;;3;IF([.B1671]=&quot;IPANGUACU&quot;;4;IF([.B1671]=&quot;MOSSORO&quot;;5;IF([.B1671]=&quot;NATAL&quot;;6;IF([.B167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72];&quot;SANTA CRUZ&quot;);1;IF([.B1672]=&quot;CAICO&quot;;2;IF([.B1672]=&quot;APODI&quot;;3;IF([.B1672]=&quot;IPANGUACU&quot;;4;IF([.B1672]=&quot;MOSSORO&quot;;5;IF([.B1672]=&quot;NATAL&quot;;6;IF([.B167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673];&quot;SANTA CRUZ&quot;);1;IF([.B1673]=&quot;CAICO&quot;;2;IF([.B1673]=&quot;APODI&quot;;3;IF([.B1673]=&quot;IPANGUACU&quot;;4;IF([.B1673]=&quot;MOSSORO&quot;;5;IF([.B1673]=&quot;NATAL&quot;;6;IF([.B167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74];&quot;SANTA CRUZ&quot;);1;IF([.B1674]=&quot;CAICO&quot;;2;IF([.B1674]=&quot;APODI&quot;;3;IF([.B1674]=&quot;IPANGUACU&quot;;4;IF([.B1674]=&quot;MOSSORO&quot;;5;IF([.B1674]=&quot;NATAL&quot;;6;IF([.B167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formula="of:=IF(EXACT([.B1675];&quot;SANTA CRUZ&quot;);1;IF([.B1675]=&quot;CAICO&quot;;2;IF([.B1675]=&quot;APODI&quot;;3;IF([.B1675]=&quot;IPANGUACU&quot;;4;IF([.B1675]=&quot;MOSSORO&quot;;5;IF([.B1675]=&quot;NATAL&quot;;6;IF([.B167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table:number-columns-repeated="2" office:value-type="float" office:value="1009.2" calcext:value-type="float">
            <text:p>1009,2</text:p>
          </table:table-cell>
        </table:table-row>
        <table:table-row table:style-name="ro1">
          <table:table-cell table:formula="of:=IF(EXACT([.B1676];&quot;SANTA CRUZ&quot;);1;IF([.B1676]=&quot;CAICO&quot;;2;IF([.B1676]=&quot;APODI&quot;;3;IF([.B1676]=&quot;IPANGUACU&quot;;4;IF([.B1676]=&quot;MOSSORO&quot;;5;IF([.B1676]=&quot;NATAL&quot;;6;IF([.B167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9.3" calcext:value-type="float">
            <text:p>1009,3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77];&quot;SANTA CRUZ&quot;);1;IF([.B1677]=&quot;CAICO&quot;;2;IF([.B1677]=&quot;APODI&quot;;3;IF([.B1677]=&quot;IPANGUACU&quot;;4;IF([.B1677]=&quot;MOSSORO&quot;;5;IF([.B1677]=&quot;NATAL&quot;;6;IF([.B167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2" calcext:value-type="float">
            <text:p>1012</text:p>
          </table:table-cell>
        </table:table-row>
        <table:table-row table:style-name="ro1">
          <table:table-cell table:formula="of:=IF(EXACT([.B1678];&quot;SANTA CRUZ&quot;);1;IF([.B1678]=&quot;CAICO&quot;;2;IF([.B1678]=&quot;APODI&quot;;3;IF([.B1678]=&quot;IPANGUACU&quot;;4;IF([.B1678]=&quot;MOSSORO&quot;;5;IF([.B1678]=&quot;NATAL&quot;;6;IF([.B167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8.8" calcext:value-type="float">
            <text:p>1008,8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10.1" calcext:value-type="float">
            <text:p>1010,1</text:p>
          </table:table-cell>
        </table:table-row>
        <table:table-row table:style-name="ro1">
          <table:table-cell table:formula="of:=IF(EXACT([.B1679];&quot;SANTA CRUZ&quot;);1;IF([.B1679]=&quot;CAICO&quot;;2;IF([.B1679]=&quot;APODI&quot;;3;IF([.B1679]=&quot;IPANGUACU&quot;;4;IF([.B1679]=&quot;MOSSORO&quot;;5;IF([.B1679]=&quot;NATAL&quot;;6;IF([.B167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80];&quot;SANTA CRUZ&quot;);1;IF([.B1680]=&quot;CAICO&quot;;2;IF([.B1680]=&quot;APODI&quot;;3;IF([.B1680]=&quot;IPANGUACU&quot;;4;IF([.B1680]=&quot;MOSSORO&quot;;5;IF([.B1680]=&quot;NATAL&quot;;6;IF([.B168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681];&quot;SANTA CRUZ&quot;);1;IF([.B1681]=&quot;CAICO&quot;;2;IF([.B1681]=&quot;APODI&quot;;3;IF([.B1681]=&quot;IPANGUACU&quot;;4;IF([.B1681]=&quot;MOSSORO&quot;;5;IF([.B1681]=&quot;NATAL&quot;;6;IF([.B168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2" calcext:value-type="float">
            <text:p>1012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formula="of:=IF(EXACT([.B1682];&quot;SANTA CRUZ&quot;);1;IF([.B1682]=&quot;CAICO&quot;;2;IF([.B1682]=&quot;APODI&quot;;3;IF([.B1682]=&quot;IPANGUACU&quot;;4;IF([.B1682]=&quot;MOSSORO&quot;;5;IF([.B1682]=&quot;NATAL&quot;;6;IF([.B168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10.3" calcext:value-type="float">
            <text:p>1010,3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683];&quot;SANTA CRUZ&quot;);1;IF([.B1683]=&quot;CAICO&quot;;2;IF([.B1683]=&quot;APODI&quot;;3;IF([.B1683]=&quot;IPANGUACU&quot;;4;IF([.B1683]=&quot;MOSSORO&quot;;5;IF([.B1683]=&quot;NATAL&quot;;6;IF([.B168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.2" calcext:value-type="float">
            <text:p>1012,2</text:p>
          </table:table-cell>
          <table:table-cell office:value-type="float" office:value="1011.6" calcext:value-type="float">
            <text:p>1011,6</text:p>
          </table:table-cell>
        </table:table-row>
        <table:table-row table:style-name="ro1">
          <table:table-cell table:formula="of:=IF(EXACT([.B1684];&quot;SANTA CRUZ&quot;);1;IF([.B1684]=&quot;CAICO&quot;;2;IF([.B1684]=&quot;APODI&quot;;3;IF([.B1684]=&quot;IPANGUACU&quot;;4;IF([.B1684]=&quot;MOSSORO&quot;;5;IF([.B1684]=&quot;NATAL&quot;;6;IF([.B168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" calcext:value-type="float">
            <text:p>1011</text:p>
          </table:table-cell>
          <table:table-cell office:value-type="float" office:value="1010.3" calcext:value-type="float">
            <text:p>1010,3</text:p>
          </table:table-cell>
        </table:table-row>
        <table:table-row table:style-name="ro1">
          <table:table-cell table:formula="of:=IF(EXACT([.B1685];&quot;SANTA CRUZ&quot;);1;IF([.B1685]=&quot;CAICO&quot;;2;IF([.B1685]=&quot;APODI&quot;;3;IF([.B1685]=&quot;IPANGUACU&quot;;4;IF([.B1685]=&quot;MOSSORO&quot;;5;IF([.B1685]=&quot;NATAL&quot;;6;IF([.B168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686];&quot;SANTA CRUZ&quot;);1;IF([.B1686]=&quot;CAICO&quot;;2;IF([.B1686]=&quot;APODI&quot;;3;IF([.B1686]=&quot;IPANGUACU&quot;;4;IF([.B1686]=&quot;MOSSORO&quot;;5;IF([.B1686]=&quot;NATAL&quot;;6;IF([.B168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IF(EXACT([.B1687];&quot;SANTA CRUZ&quot;);1;IF([.B1687]=&quot;CAICO&quot;;2;IF([.B1687]=&quot;APODI&quot;;3;IF([.B1687]=&quot;IPANGUACU&quot;;4;IF([.B1687]=&quot;MOSSORO&quot;;5;IF([.B1687]=&quot;NATAL&quot;;6;IF([.B168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.2" calcext:value-type="float">
            <text:p>1011,2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688];&quot;SANTA CRUZ&quot;);1;IF([.B1688]=&quot;CAICO&quot;;2;IF([.B1688]=&quot;APODI&quot;;3;IF([.B1688]=&quot;IPANGUACU&quot;;4;IF([.B1688]=&quot;MOSSORO&quot;;5;IF([.B1688]=&quot;NATAL&quot;;6;IF([.B168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7.2" calcext:value-type="float">
            <text:p>1007,2</text:p>
          </table:table-cell>
        </table:table-row>
        <table:table-row table:style-name="ro1">
          <table:table-cell table:formula="of:=IF(EXACT([.B1689];&quot;SANTA CRUZ&quot;);1;IF([.B1689]=&quot;CAICO&quot;;2;IF([.B1689]=&quot;APODI&quot;;3;IF([.B1689]=&quot;IPANGUACU&quot;;4;IF([.B1689]=&quot;MOSSORO&quot;;5;IF([.B1689]=&quot;NATAL&quot;;6;IF([.B168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5.75" calcext:value-type="float">
            <text:p>1005,75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1690];&quot;SANTA CRUZ&quot;);1;IF([.B1690]=&quot;CAICO&quot;;2;IF([.B1690]=&quot;APODI&quot;;3;IF([.B1690]=&quot;IPANGUACU&quot;;4;IF([.B1690]=&quot;MOSSORO&quot;;5;IF([.B1690]=&quot;NATAL&quot;;6;IF([.B169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7.9" calcext:value-type="float">
            <text:p>1007,9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691];&quot;SANTA CRUZ&quot;);1;IF([.B1691]=&quot;CAICO&quot;;2;IF([.B1691]=&quot;APODI&quot;;3;IF([.B1691]=&quot;IPANGUACU&quot;;4;IF([.B1691]=&quot;MOSSORO&quot;;5;IF([.B1691]=&quot;NATAL&quot;;6;IF([.B169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5.4" calcext:value-type="float">
            <text:p>1005,4</text:p>
          </table:table-cell>
          <table:table-cell office:value-type="float" office:value="1005.7" calcext:value-type="float">
            <text:p>1005,7</text:p>
          </table:table-cell>
        </table:table-row>
        <table:table-row table:style-name="ro1">
          <table:table-cell table:formula="of:=IF(EXACT([.B1692];&quot;SANTA CRUZ&quot;);1;IF([.B1692]=&quot;CAICO&quot;;2;IF([.B1692]=&quot;APODI&quot;;3;IF([.B1692]=&quot;IPANGUACU&quot;;4;IF([.B1692]=&quot;MOSSORO&quot;;5;IF([.B1692]=&quot;NATAL&quot;;6;IF([.B169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5.15" calcext:value-type="float">
            <text:p>1005,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table:formula="of:=IF(EXACT([.B1693];&quot;SANTA CRUZ&quot;);1;IF([.B1693]=&quot;CAICO&quot;;2;IF([.B1693]=&quot;APODI&quot;;3;IF([.B1693]=&quot;IPANGUACU&quot;;4;IF([.B1693]=&quot;MOSSORO&quot;;5;IF([.B1693]=&quot;NATAL&quot;;6;IF([.B169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5.3" calcext:value-type="float">
            <text:p>1005,3</text:p>
          </table:table-cell>
          <table:table-cell office:value-type="float" office:value="1003.5" calcext:value-type="float">
            <text:p>1003,5</text:p>
          </table:table-cell>
          <table:table-cell office:value-type="float" office:value="1003.3" calcext:value-type="float">
            <text:p>1003,3</text:p>
          </table:table-cell>
        </table:table-row>
        <table:table-row table:style-name="ro1">
          <table:table-cell table:formula="of:=IF(EXACT([.B1694];&quot;SANTA CRUZ&quot;);1;IF([.B1694]=&quot;CAICO&quot;;2;IF([.B1694]=&quot;APODI&quot;;3;IF([.B1694]=&quot;IPANGUACU&quot;;4;IF([.B1694]=&quot;MOSSORO&quot;;5;IF([.B1694]=&quot;NATAL&quot;;6;IF([.B169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5" calcext:value-type="float">
            <text:p>1006,5</text:p>
          </table:table-cell>
          <table:table-cell office:value-type="float" office:value="1005.1" calcext:value-type="float">
            <text:p>1005,1</text:p>
          </table:table-cell>
          <table:table-cell office:value-type="float" office:value="1005.4" calcext:value-type="float">
            <text:p>1005,4</text:p>
          </table:table-cell>
        </table:table-row>
        <table:table-row table:style-name="ro1">
          <table:table-cell table:formula="of:=IF(EXACT([.B1695];&quot;SANTA CRUZ&quot;);1;IF([.B1695]=&quot;CAICO&quot;;2;IF([.B1695]=&quot;APODI&quot;;3;IF([.B1695]=&quot;IPANGUACU&quot;;4;IF([.B1695]=&quot;MOSSORO&quot;;5;IF([.B1695]=&quot;NATAL&quot;;6;IF([.B169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696];&quot;SANTA CRUZ&quot;);1;IF([.B1696]=&quot;CAICO&quot;;2;IF([.B1696]=&quot;APODI&quot;;3;IF([.B1696]=&quot;IPANGUACU&quot;;4;IF([.B1696]=&quot;MOSSORO&quot;;5;IF([.B1696]=&quot;NATAL&quot;;6;IF([.B169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07.2" calcext:value-type="float">
            <text:p>1007,2</text:p>
          </table:table-cell>
        </table:table-row>
        <table:table-row table:style-name="ro1">
          <table:table-cell table:formula="of:=IF(EXACT([.B1697];&quot;SANTA CRUZ&quot;);1;IF([.B1697]=&quot;CAICO&quot;;2;IF([.B1697]=&quot;APODI&quot;;3;IF([.B1697]=&quot;IPANGUACU&quot;;4;IF([.B1697]=&quot;MOSSORO&quot;;5;IF([.B1697]=&quot;NATAL&quot;;6;IF([.B169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formula="of:=IF(EXACT([.B1698];&quot;SANTA CRUZ&quot;);1;IF([.B1698]=&quot;CAICO&quot;;2;IF([.B1698]=&quot;APODI&quot;;3;IF([.B1698]=&quot;IPANGUACU&quot;;4;IF([.B1698]=&quot;MOSSORO&quot;;5;IF([.B1698]=&quot;NATAL&quot;;6;IF([.B169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699];&quot;SANTA CRUZ&quot;);1;IF([.B1699]=&quot;CAICO&quot;;2;IF([.B1699]=&quot;APODI&quot;;3;IF([.B1699]=&quot;IPANGUACU&quot;;4;IF([.B1699]=&quot;MOSSORO&quot;;5;IF([.B1699]=&quot;NATAL&quot;;6;IF([.B169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6.9" calcext:value-type="float">
            <text:p>1006,9</text:p>
          </table:table-cell>
          <table:table-cell office:value-type="float" office:value="1007.1" calcext:value-type="float">
            <text:p>1007,1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700];&quot;SANTA CRUZ&quot;);1;IF([.B1700]=&quot;CAICO&quot;;2;IF([.B1700]=&quot;APODI&quot;;3;IF([.B1700]=&quot;IPANGUACU&quot;;4;IF([.B1700]=&quot;MOSSORO&quot;;5;IF([.B1700]=&quot;NATAL&quot;;6;IF([.B170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10.2" calcext:value-type="float">
            <text:p>1010,2</text:p>
          </table:table-cell>
        </table:table-row>
        <table:table-row table:style-name="ro1">
          <table:table-cell table:formula="of:=IF(EXACT([.B1701];&quot;SANTA CRUZ&quot;);1;IF([.B1701]=&quot;CAICO&quot;;2;IF([.B1701]=&quot;APODI&quot;;3;IF([.B1701]=&quot;IPANGUACU&quot;;4;IF([.B1701]=&quot;MOSSORO&quot;;5;IF([.B1701]=&quot;NATAL&quot;;6;IF([.B170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7" calcext:value-type="float">
            <text:p>1006,7</text:p>
          </table:table-cell>
          <table:table-cell office:value-type="float" office:value="1006.3" calcext:value-type="float">
            <text:p>1006,3</text:p>
          </table:table-cell>
          <table:table-cell office:value-type="float" office:value="1006.7" calcext:value-type="float">
            <text:p>1006,7</text:p>
          </table:table-cell>
        </table:table-row>
        <table:table-row table:style-name="ro1">
          <table:table-cell table:formula="of:=IF(EXACT([.B1702];&quot;SANTA CRUZ&quot;);1;IF([.B1702]=&quot;CAICO&quot;;2;IF([.B1702]=&quot;APODI&quot;;3;IF([.B1702]=&quot;IPANGUACU&quot;;4;IF([.B1702]=&quot;MOSSORO&quot;;5;IF([.B1702]=&quot;NATAL&quot;;6;IF([.B170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85" calcext:value-type="float">
            <text:p>1008,85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703];&quot;SANTA CRUZ&quot;);1;IF([.B1703]=&quot;CAICO&quot;;2;IF([.B1703]=&quot;APODI&quot;;3;IF([.B1703]=&quot;IPANGUACU&quot;;4;IF([.B1703]=&quot;MOSSORO&quot;;5;IF([.B1703]=&quot;NATAL&quot;;6;IF([.B170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04];&quot;SANTA CRUZ&quot;);1;IF([.B1704]=&quot;CAICO&quot;;2;IF([.B1704]=&quot;APODI&quot;;3;IF([.B1704]=&quot;IPANGUACU&quot;;4;IF([.B1704]=&quot;MOSSORO&quot;;5;IF([.B1704]=&quot;NATAL&quot;;6;IF([.B170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6.1" calcext:value-type="float">
            <text:p>1006,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formula="of:=IF(EXACT([.B1705];&quot;SANTA CRUZ&quot;);1;IF([.B1705]=&quot;CAICO&quot;;2;IF([.B1705]=&quot;APODI&quot;;3;IF([.B1705]=&quot;IPANGUACU&quot;;4;IF([.B1705]=&quot;MOSSORO&quot;;5;IF([.B1705]=&quot;NATAL&quot;;6;IF([.B170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6.8" calcext:value-type="float">
            <text:p>1006,8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706];&quot;SANTA CRUZ&quot;);1;IF([.B1706]=&quot;CAICO&quot;;2;IF([.B1706]=&quot;APODI&quot;;3;IF([.B1706]=&quot;IPANGUACU&quot;;4;IF([.B1706]=&quot;MOSSORO&quot;;5;IF([.B1706]=&quot;NATAL&quot;;6;IF([.B170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9" calcext:value-type="float">
            <text:p>1010,9</text:p>
          </table:table-cell>
        </table:table-row>
        <table:table-row table:style-name="ro1">
          <table:table-cell table:formula="of:=IF(EXACT([.B1707];&quot;SANTA CRUZ&quot;);1;IF([.B1707]=&quot;CAICO&quot;;2;IF([.B1707]=&quot;APODI&quot;;3;IF([.B1707]=&quot;IPANGUACU&quot;;4;IF([.B1707]=&quot;MOSSORO&quot;;5;IF([.B1707]=&quot;NATAL&quot;;6;IF([.B170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9" calcext:value-type="float">
            <text:p>1008,9</text:p>
          </table:table-cell>
        </table:table-row>
        <table:table-row table:style-name="ro1">
          <table:table-cell table:formula="of:=IF(EXACT([.B1708];&quot;SANTA CRUZ&quot;);1;IF([.B1708]=&quot;CAICO&quot;;2;IF([.B1708]=&quot;APODI&quot;;3;IF([.B1708]=&quot;IPANGUACU&quot;;4;IF([.B1708]=&quot;MOSSORO&quot;;5;IF([.B1708]=&quot;NATAL&quot;;6;IF([.B170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8.9" calcext:value-type="float">
            <text:p>1008,9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1709];&quot;SANTA CRUZ&quot;);1;IF([.B1709]=&quot;CAICO&quot;;2;IF([.B1709]=&quot;APODI&quot;;3;IF([.B1709]=&quot;IPANGUACU&quot;;4;IF([.B1709]=&quot;MOSSORO&quot;;5;IF([.B1709]=&quot;NATAL&quot;;6;IF([.B170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formula="of:=IF(EXACT([.B1710];&quot;SANTA CRUZ&quot;);1;IF([.B1710]=&quot;CAICO&quot;;2;IF([.B1710]=&quot;APODI&quot;;3;IF([.B1710]=&quot;IPANGUACU&quot;;4;IF([.B1710]=&quot;MOSSORO&quot;;5;IF([.B1710]=&quot;NATAL&quot;;6;IF([.B171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formula="of:=IF(EXACT([.B1711];&quot;SANTA CRUZ&quot;);1;IF([.B1711]=&quot;CAICO&quot;;2;IF([.B1711]=&quot;APODI&quot;;3;IF([.B1711]=&quot;IPANGUACU&quot;;4;IF([.B1711]=&quot;MOSSORO&quot;;5;IF([.B1711]=&quot;NATAL&quot;;6;IF([.B171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8.6" calcext:value-type="float">
            <text:p>1008,6</text:p>
          </table:table-cell>
          <table:table-cell office:value-type="float" office:value="1007.75" calcext:value-type="float">
            <text:p>1007,75</text:p>
          </table:table-cell>
          <table:table-cell office:value-type="float" office:value="1007.5" calcext:value-type="float">
            <text:p>1007,5</text:p>
          </table:table-cell>
        </table:table-row>
        <table:table-row table:style-name="ro1">
          <table:table-cell table:formula="of:=IF(EXACT([.B1712];&quot;SANTA CRUZ&quot;);1;IF([.B1712]=&quot;CAICO&quot;;2;IF([.B1712]=&quot;APODI&quot;;3;IF([.B1712]=&quot;IPANGUACU&quot;;4;IF([.B1712]=&quot;MOSSORO&quot;;5;IF([.B1712]=&quot;NATAL&quot;;6;IF([.B171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10.9" calcext:value-type="float">
            <text:p>1010,9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08.7" calcext:value-type="float">
            <text:p>1008,7</text:p>
          </table:table-cell>
        </table:table-row>
        <table:table-row table:style-name="ro1">
          <table:table-cell table:formula="of:=IF(EXACT([.B1713];&quot;SANTA CRUZ&quot;);1;IF([.B1713]=&quot;CAICO&quot;;2;IF([.B1713]=&quot;APODI&quot;;3;IF([.B1713]=&quot;IPANGUACU&quot;;4;IF([.B1713]=&quot;MOSSORO&quot;;5;IF([.B1713]=&quot;NATAL&quot;;6;IF([.B171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25" calcext:value-type="float">
            <text:p>1007,25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714];&quot;SANTA CRUZ&quot;);1;IF([.B1714]=&quot;CAICO&quot;;2;IF([.B1714]=&quot;APODI&quot;;3;IF([.B1714]=&quot;IPANGUACU&quot;;4;IF([.B1714]=&quot;MOSSORO&quot;;5;IF([.B1714]=&quot;NATAL&quot;;6;IF([.B171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formula="of:=IF(EXACT([.B1715];&quot;SANTA CRUZ&quot;);1;IF([.B1715]=&quot;CAICO&quot;;2;IF([.B1715]=&quot;APODI&quot;;3;IF([.B1715]=&quot;IPANGUACU&quot;;4;IF([.B1715]=&quot;MOSSORO&quot;;5;IF([.B1715]=&quot;NATAL&quot;;6;IF([.B171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 office:value-type="float" office:value="1009.5" calcext:value-type="float">
            <text:p>1009,5</text:p>
          </table:table-cell>
          <table:table-cell office:value-type="float" office:value="1008.2" calcext:value-type="float">
            <text:p>1008,2</text:p>
          </table:table-cell>
        </table:table-row>
        <table:table-row table:style-name="ro1">
          <table:table-cell table:formula="of:=IF(EXACT([.B1716];&quot;SANTA CRUZ&quot;);1;IF([.B1716]=&quot;CAICO&quot;;2;IF([.B1716]=&quot;APODI&quot;;3;IF([.B1716]=&quot;IPANGUACU&quot;;4;IF([.B1716]=&quot;MOSSORO&quot;;5;IF([.B1716]=&quot;NATAL&quot;;6;IF([.B171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8.2" calcext:value-type="float">
            <text:p>1008,2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717];&quot;SANTA CRUZ&quot;);1;IF([.B1717]=&quot;CAICO&quot;;2;IF([.B1717]=&quot;APODI&quot;;3;IF([.B1717]=&quot;IPANGUACU&quot;;4;IF([.B1717]=&quot;MOSSORO&quot;;5;IF([.B1717]=&quot;NATAL&quot;;6;IF([.B171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09.08" calcext:value-type="float">
            <text:p>1009,0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formula="of:=IF(EXACT([.B1718];&quot;SANTA CRUZ&quot;);1;IF([.B1718]=&quot;CAICO&quot;;2;IF([.B1718]=&quot;APODI&quot;;3;IF([.B1718]=&quot;IPANGUACU&quot;;4;IF([.B1718]=&quot;MOSSORO&quot;;5;IF([.B1718]=&quot;NATAL&quot;;6;IF([.B171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12.1" calcext:value-type="float">
            <text:p>1012,1</text:p>
          </table:table-cell>
          <table:table-cell office:value-type="float" office:value="1011.1" calcext:value-type="float">
            <text:p>1011,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IF(EXACT([.B1719];&quot;SANTA CRUZ&quot;);1;IF([.B1719]=&quot;CAICO&quot;;2;IF([.B1719]=&quot;APODI&quot;;3;IF([.B1719]=&quot;IPANGUACU&quot;;4;IF([.B1719]=&quot;MOSSORO&quot;;5;IF([.B1719]=&quot;NATAL&quot;;6;IF([.B171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7.7" calcext:value-type="float">
            <text:p>1007,7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formula="of:=IF(EXACT([.B1720];&quot;SANTA CRUZ&quot;);1;IF([.B1720]=&quot;CAICO&quot;;2;IF([.B1720]=&quot;APODI&quot;;3;IF([.B1720]=&quot;IPANGUACU&quot;;4;IF([.B1720]=&quot;MOSSORO&quot;;5;IF([.B1720]=&quot;NATAL&quot;;6;IF([.B172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7.4" calcext:value-type="float">
            <text:p>1007,4</text:p>
          </table:table-cell>
          <table:table-cell office:value-type="float" office:value="1010.5" calcext:value-type="float">
            <text:p>1010,5</text:p>
          </table:table-cell>
        </table:table-row>
        <table:table-row table:style-name="ro1">
          <table:table-cell table:formula="of:=IF(EXACT([.B1721];&quot;SANTA CRUZ&quot;);1;IF([.B1721]=&quot;CAICO&quot;;2;IF([.B1721]=&quot;APODI&quot;;3;IF([.B1721]=&quot;IPANGUACU&quot;;4;IF([.B1721]=&quot;MOSSORO&quot;;5;IF([.B1721]=&quot;NATAL&quot;;6;IF([.B172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8.1" calcext:value-type="float">
            <text:p>1008,1</text:p>
          </table:table-cell>
          <table:table-cell office:value-type="float" office:value="1007.6" calcext:value-type="float">
            <text:p>1007,6</text:p>
          </table:table-cell>
          <table:table-cell office:value-type="float" office:value="1006.8" calcext:value-type="float">
            <text:p>1006,8</text:p>
          </table:table-cell>
        </table:table-row>
        <table:table-row table:style-name="ro1">
          <table:table-cell table:formula="of:=IF(EXACT([.B1722];&quot;SANTA CRUZ&quot;);1;IF([.B1722]=&quot;CAICO&quot;;2;IF([.B1722]=&quot;APODI&quot;;3;IF([.B1722]=&quot;IPANGUACU&quot;;4;IF([.B1722]=&quot;MOSSORO&quot;;5;IF([.B1722]=&quot;NATAL&quot;;6;IF([.B172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8.1" calcext:value-type="float">
            <text:p>1008,1</text:p>
          </table:table-cell>
        </table:table-row>
        <table:table-row table:style-name="ro1">
          <table:table-cell table:formula="of:=IF(EXACT([.B1723];&quot;SANTA CRUZ&quot;);1;IF([.B1723]=&quot;CAICO&quot;;2;IF([.B1723]=&quot;APODI&quot;;3;IF([.B1723]=&quot;IPANGUACU&quot;;4;IF([.B1723]=&quot;MOSSORO&quot;;5;IF([.B1723]=&quot;NATAL&quot;;6;IF([.B1723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8.6" calcext:value-type="float">
            <text:p>1008,6</text:p>
          </table:table-cell>
          <table:table-cell office:value-type="float" office:value="1013.5" calcext:value-type="float">
            <text:p>1013,5</text:p>
          </table:table-cell>
        </table:table-row>
        <table:table-row table:style-name="ro1">
          <table:table-cell table:formula="of:=IF(EXACT([.B1724];&quot;SANTA CRUZ&quot;);1;IF([.B1724]=&quot;CAICO&quot;;2;IF([.B1724]=&quot;APODI&quot;;3;IF([.B1724]=&quot;IPANGUACU&quot;;4;IF([.B1724]=&quot;MOSSORO&quot;;5;IF([.B1724]=&quot;NATAL&quot;;6;IF([.B1724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1.4" calcext:value-type="float">
            <text:p>1011,4</text:p>
          </table:table-cell>
        </table:table-row>
        <table:table-row table:style-name="ro1">
          <table:table-cell table:formula="of:=IF(EXACT([.B1725];&quot;SANTA CRUZ&quot;);1;IF([.B1725]=&quot;CAICO&quot;;2;IF([.B1725]=&quot;APODI&quot;;3;IF([.B1725]=&quot;IPANGUACU&quot;;4;IF([.B1725]=&quot;MOSSORO&quot;;5;IF([.B1725]=&quot;NATAL&quot;;6;IF([.B1725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3.7" calcext:value-type="float">
            <text:p>1013,7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1.5" calcext:value-type="float">
            <text:p>1011,5</text:p>
          </table:table-cell>
        </table:table-row>
        <table:table-row table:style-name="ro1">
          <table:table-cell table:formula="of:=IF(EXACT([.B1726];&quot;SANTA CRUZ&quot;);1;IF([.B1726]=&quot;CAICO&quot;;2;IF([.B1726]=&quot;APODI&quot;;3;IF([.B1726]=&quot;IPANGUACU&quot;;4;IF([.B1726]=&quot;MOSSORO&quot;;5;IF([.B1726]=&quot;NATAL&quot;;6;IF([.B1726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5" calcext:value-type="float">
            <text:p>1010,5</text:p>
          </table:table-cell>
          <table:table-cell office:value-type="float" office:value="1011" calcext:value-type="float">
            <text:p>1011</text:p>
          </table:table-cell>
          <table:table-cell office:value-type="float" office:value="1013.8" calcext:value-type="float">
            <text:p>1013,8</text:p>
          </table:table-cell>
        </table:table-row>
        <table:table-row table:style-name="ro1">
          <table:table-cell table:formula="of:=IF(EXACT([.B1727];&quot;SANTA CRUZ&quot;);1;IF([.B1727]=&quot;CAICO&quot;;2;IF([.B1727]=&quot;APODI&quot;;3;IF([.B1727]=&quot;IPANGUACU&quot;;4;IF([.B1727]=&quot;MOSSORO&quot;;5;IF([.B1727]=&quot;NATAL&quot;;6;IF([.B1727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11" calcext:value-type="float">
            <text:p>1011</text:p>
          </table:table-cell>
          <table:table-cell office:value-type="float" office:value="1013.4" calcext:value-type="float">
            <text:p>1013,4</text:p>
          </table:table-cell>
        </table:table-row>
        <table:table-row table:style-name="ro1">
          <table:table-cell table:formula="of:=IF(EXACT([.B1728];&quot;SANTA CRUZ&quot;);1;IF([.B1728]=&quot;CAICO&quot;;2;IF([.B1728]=&quot;APODI&quot;;3;IF([.B1728]=&quot;IPANGUACU&quot;;4;IF([.B1728]=&quot;MOSSORO&quot;;5;IF([.B1728]=&quot;NATAL&quot;;6;IF([.B1728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08.5" calcext:value-type="float">
            <text:p>1008,5</text:p>
          </table:table-cell>
          <table:table-cell office:value-type="float" office:value="1012.6" calcext:value-type="float">
            <text:p>1012,6</text:p>
          </table:table-cell>
        </table:table-row>
        <table:table-row table:style-name="ro1">
          <table:table-cell table:formula="of:=IF(EXACT([.B1729];&quot;SANTA CRUZ&quot;);1;IF([.B1729]=&quot;CAICO&quot;;2;IF([.B1729]=&quot;APODI&quot;;3;IF([.B1729]=&quot;IPANGUACU&quot;;4;IF([.B1729]=&quot;MOSSORO&quot;;5;IF([.B1729]=&quot;NATAL&quot;;6;IF([.B1729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8.7" calcext:value-type="float">
            <text:p>1008,7</text:p>
          </table:table-cell>
          <table:table-cell office:value-type="float" office:value="1007.4" calcext:value-type="float">
            <text:p>1007,4</text:p>
          </table:table-cell>
        </table:table-row>
        <table:table-row table:style-name="ro1">
          <table:table-cell table:formula="of:=IF(EXACT([.B1730];&quot;SANTA CRUZ&quot;);1;IF([.B1730]=&quot;CAICO&quot;;2;IF([.B1730]=&quot;APODI&quot;;3;IF([.B1730]=&quot;IPANGUACU&quot;;4;IF([.B1730]=&quot;MOSSORO&quot;;5;IF([.B1730]=&quot;NATAL&quot;;6;IF([.B1730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55" calcext:value-type="float">
            <text:p>1006,55</text:p>
          </table:table-cell>
          <table:table-cell office:value-type="float" office:value="1006.3" calcext:value-type="float">
            <text:p>1006,3</text:p>
          </table:table-cell>
        </table:table-row>
        <table:table-row table:style-name="ro1">
          <table:table-cell table:formula="of:=IF(EXACT([.B1731];&quot;SANTA CRUZ&quot;);1;IF([.B1731]=&quot;CAICO&quot;;2;IF([.B1731]=&quot;APODI&quot;;3;IF([.B1731]=&quot;IPANGUACU&quot;;4;IF([.B1731]=&quot;MOSSORO&quot;;5;IF([.B1731]=&quot;NATAL&quot;;6;IF([.B1731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6.3" calcext:value-type="float">
            <text:p>1006,3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formula="of:=IF(EXACT([.B1732];&quot;SANTA CRUZ&quot;);1;IF([.B1732]=&quot;CAICO&quot;;2;IF([.B1732]=&quot;APODI&quot;;3;IF([.B1732]=&quot;IPANGUACU&quot;;4;IF([.B1732]=&quot;MOSSORO&quot;;5;IF([.B1732]=&quot;NATAL&quot;;6;IF([.B1732]=&quot;MACAU&quot;;7;8)))))))" office:value-type="float" office:value="4" calcext:value-type="float">
            <text:p>4</text:p>
          </table:table-cell>
          <table:table-cell office:value-type="string" calcext:value-type="string">
            <text:p>IPANGUA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7.3" calcext:value-type="float">
            <text:p>1007,3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07" calcext:value-type="float">
            <text:p>1007</text:p>
          </table:table-cell>
        </table:table-row>
      </table:table>
      <table:table table:name="Tabela dinâmica_tratado_1" table:style-name="ta1">
        <table:table-column table:style-name="co6" table:default-cell-style-name="ce4"/>
        <table:table-column table:style-name="co6" table:number-columns-repeated="2" table:default-cell-style-name="ce10"/>
        <table:table-column table:style-name="co6" table:default-cell-style-name="ce18"/>
        <table:table-column table:style-name="co6" table:default-cell-style-name="ce24"/>
        <table:table-column table:style-name="co6" table:default-cell-style-name="ce30"/>
        <table:table-row table:style-name="ro1">
          <table:table-cell table:style-name="ce1"/>
          <table:table-cell table:style-name="ce7"/>
          <table:table-cell table:style-name="ce13"/>
          <table:table-cell table:style-name="ce15" office:value-type="string" calcext:value-type="string">
            <text:p>Dados</text:p>
          </table:table-cell>
          <table:table-cell table:style-name="ce21"/>
          <table:table-cell table:style-name="ce27"/>
        </table:table-row>
        <table:table-row table:style-name="ro1">
          <table:table-cell table:style-name="ce2" office:value-type="string" calcext:value-type="string">
            <text:p>Local</text:p>
          </table:table-cell>
          <table:table-cell table:style-name="ce8" office:value-type="string" calcext:value-type="string">
            <text:p>Categoria</text:p>
          </table:table-cell>
          <table:table-cell table:style-name="ce8" office:value-type="string" calcext:value-type="string">
            <text:p>hora</text:p>
          </table:table-cell>
          <table:table-cell table:style-name="ce16" office:value-type="string" calcext:value-type="string">
            <text:p>Média - antes</text:p>
          </table:table-cell>
          <table:table-cell table:style-name="ce22" office:value-type="string" calcext:value-type="string">
            <text:p>Média - durante </text:p>
          </table:table-cell>
          <table:table-cell table:style-name="ce28" office:value-type="string" calcext:value-type="string">
            <text:p>Média - depois</text:p>
          </table:table-cell>
        </table:table-row>
        <table:table-row table:style-name="ro1">
          <table:table-cell table:style-name="ce3" office:value-type="string" calcext:value-type="string">
            <text:p>APODI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998.3125" calcext:value-type="float">
            <text:p>998,3125</text:p>
          </table:table-cell>
          <table:table-cell table:style-name="ce23" office:value-type="float" office:value="999.1625" calcext:value-type="float">
            <text:p>999,1625</text:p>
          </table:table-cell>
          <table:table-cell table:style-name="ce29" office:value-type="float" office:value="998.8875" calcext:value-type="float">
            <text:p>998,887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7.8625" calcext:value-type="float">
            <text:p>997,8625</text:p>
          </table:table-cell>
          <table:table-cell office:value-type="float" office:value="999.216625" calcext:value-type="float">
            <text:p>999,216625</text:p>
          </table:table-cell>
          <table:table-cell office:value-type="float" office:value="998.225" calcext:value-type="float">
            <text:p>998,2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9.25" calcext:value-type="float">
            <text:p>999,25</text:p>
          </table:table-cell>
          <table:table-cell office:value-type="float" office:value="999.4" calcext:value-type="float">
            <text:p>999,4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9.28" calcext:value-type="float">
            <text:p>999,28</text:p>
          </table:table-cell>
          <table:table-cell office:value-type="float" office:value="998.89" calcext:value-type="float">
            <text:p>998,89</text:p>
          </table:table-cell>
          <table:table-cell office:value-type="float" office:value="998.52" calcext:value-type="float">
            <text:p>998,5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05" calcext:value-type="float">
            <text:p>997,0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97.766666666667" calcext:value-type="float">
            <text:p>997,766666666667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7.933333333334" calcext:value-type="float">
            <text:p>997,933333333334</text:p>
          </table:table-cell>
          <table:table-cell office:value-type="float" office:value="998.533333333333" calcext:value-type="float">
            <text:p>998,53333333333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7.066666666667" calcext:value-type="float">
            <text:p>997,066666666667</text:p>
          </table:table-cell>
          <table:table-cell office:value-type="float" office:value="997.55" calcext:value-type="float">
            <text:p>997,55</text:p>
          </table:table-cell>
          <table:table-cell office:value-type="float" office:value="998.266666666667" calcext:value-type="float">
            <text:p>998,26666666666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277666666666" calcext:value-type="float">
            <text:p>997,277666666666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95" calcext:value-type="float">
            <text:p>998,9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98.542857142857" calcext:value-type="float">
            <text:p>998,542857142857</text:p>
          </table:table-cell>
          <table:table-cell office:value-type="float" office:value="997.6" calcext:value-type="float">
            <text:p>997,6</text:p>
          </table:table-cell>
          <table:table-cell office:value-type="float" office:value="996.485714285714" calcext:value-type="float">
            <text:p>996,4857142857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.871428571429" calcext:value-type="float">
            <text:p>999,871428571429</text:p>
          </table:table-cell>
          <table:table-cell office:value-type="float" office:value="996.392857142857" calcext:value-type="float">
            <text:p>996,392857142857</text:p>
          </table:table-cell>
          <table:table-cell office:value-type="float" office:value="997.314285714286" calcext:value-type="float">
            <text:p>997,31428571428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7.464285714286" calcext:value-type="float">
            <text:p>997,464285714286</text:p>
          </table:table-cell>
          <table:table-cell office:value-type="float" office:value="996.5405" calcext:value-type="float">
            <text:p>996,5405</text:p>
          </table:table-cell>
          <table:table-cell office:value-type="float" office:value="997.021428571429" calcext:value-type="float">
            <text:p>997,02142857142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5.476470588235" calcext:value-type="float">
            <text:p>995,476470588235</text:p>
          </table:table-cell>
          <table:table-cell office:value-type="float" office:value="994.982352941176" calcext:value-type="float">
            <text:p>994,982352941176</text:p>
          </table:table-cell>
          <table:table-cell office:value-type="float" office:value="997.123529411765" calcext:value-type="float">
            <text:p>997,1235294117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95.475" calcext:value-type="float">
            <text:p>995,475</text:p>
          </table:table-cell>
          <table:table-cell office:value-type="float" office:value="995.942857142857" calcext:value-type="float">
            <text:p>995,942857142857</text:p>
          </table:table-cell>
          <table:table-cell office:value-type="float" office:value="997.692857142857" calcext:value-type="float">
            <text:p>997,69285714285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5.455" calcext:value-type="float">
            <text:p>995,455</text:p>
          </table:table-cell>
          <table:table-cell office:value-type="float" office:value="996.6385" calcext:value-type="float">
            <text:p>996,6385</text:p>
          </table:table-cell>
          <table:table-cell office:value-type="float" office:value="997.84" calcext:value-type="float">
            <text:p>997,8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6.042857142857" calcext:value-type="float">
            <text:p>996,042857142857</text:p>
          </table:table-cell>
          <table:table-cell office:value-type="float" office:value="997.168380952381" calcext:value-type="float">
            <text:p>997,168380952381</text:p>
          </table:table-cell>
          <table:table-cell office:value-type="float" office:value="998.057142857143" calcext:value-type="float">
            <text:p>998,05714285714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96.517647058824" calcext:value-type="float">
            <text:p>996,517647058824</text:p>
          </table:table-cell>
          <table:table-cell office:value-type="float" office:value="997.609823529412" calcext:value-type="float">
            <text:p>997,609823529412</text:p>
          </table:table-cell>
          <table:table-cell office:value-type="float" office:value="998.682352941176" calcext:value-type="float">
            <text:p>998,682352941176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996.56" calcext:value-type="float">
            <text:p>996,56</text:p>
          </table:table-cell>
          <table:table-cell table:style-name="ce25" office:value-type="float" office:value="998.495" calcext:value-type="float">
            <text:p>998,495</text:p>
          </table:table-cell>
          <table:table-cell table:style-name="ce31" office:value-type="float" office:value="998.59" calcext:value-type="float">
            <text:p>998,59</text:p>
          </table:table-cell>
        </table:table-row>
        <table:table-row table:style-name="ro1">
          <table:table-cell table:style-name="ce3" office:value-type="string" calcext:value-type="string">
            <text:p>CAIC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994.3" calcext:value-type="float">
            <text:p>994,3</text:p>
          </table:table-cell>
          <table:table-cell table:style-name="ce23" office:value-type="float" office:value="993.318" calcext:value-type="float">
            <text:p>993,318</text:p>
          </table:table-cell>
          <table:table-cell table:style-name="ce29" office:value-type="float" office:value="993.3" calcext:value-type="float">
            <text:p>993,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4.033333333333" calcext:value-type="float">
            <text:p>994,033333333333</text:p>
          </table:table-cell>
          <table:table-cell office:value-type="float" office:value="993.233333333333" calcext:value-type="float">
            <text:p>993,23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94.266666666667" calcext:value-type="float">
            <text:p>994,266666666667</text:p>
          </table:table-cell>
          <table:table-cell office:value-type="float" office:value="993.333333333333" calcext:value-type="float">
            <text:p>993,333333333333</text:p>
          </table:table-cell>
          <table:table-cell office:value-type="float" office:value="991.866666666667" calcext:value-type="float">
            <text:p>991,86666666666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3.2875" calcext:value-type="float">
            <text:p>993,2875</text:p>
          </table:table-cell>
          <table:table-cell office:value-type="float" office:value="992.4375" calcext:value-type="float">
            <text:p>992,4375</text:p>
          </table:table-cell>
          <table:table-cell office:value-type="float" office:value="992.0875" calcext:value-type="float">
            <text:p>992,08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2.266666666667" calcext:value-type="float">
            <text:p>992,266666666667</text:p>
          </table:table-cell>
          <table:table-cell office:value-type="float" office:value="992.35" calcext:value-type="float">
            <text:p>992,35</text:p>
          </table:table-cell>
          <table:table-cell office:value-type="float" office:value="991.616666666667" calcext:value-type="float">
            <text:p>991,61666666666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90.085714285714" calcext:value-type="float">
            <text:p>990,085714285714</text:p>
          </table:table-cell>
          <table:table-cell office:value-type="float" office:value="990.610714285714" calcext:value-type="float">
            <text:p>990,610714285714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89.74" calcext:value-type="float">
            <text:p>989,74</text:p>
          </table:table-cell>
          <table:table-cell office:value-type="float" office:value="990.5567" calcext:value-type="float">
            <text:p>990,5567</text:p>
          </table:table-cell>
          <table:table-cell office:value-type="float" office:value="990.93" calcext:value-type="float">
            <text:p>990,9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0.258333333334" calcext:value-type="float">
            <text:p>990,258333333334</text:p>
          </table:table-cell>
          <table:table-cell office:value-type="float" office:value="991.166666666667" calcext:value-type="float">
            <text:p>991,166666666667</text:p>
          </table:table-cell>
          <table:table-cell office:value-type="float" office:value="992.041666666667" calcext:value-type="float">
            <text:p>992,04166666666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0.042105263158" calcext:value-type="float">
            <text:p>990,042105263158</text:p>
          </table:table-cell>
          <table:table-cell office:value-type="float" office:value="991.171052631579" calcext:value-type="float">
            <text:p>991,171052631579</text:p>
          </table:table-cell>
          <table:table-cell office:value-type="float" office:value="992.647368421052" calcext:value-type="float">
            <text:p>992,64736842105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992.35" calcext:value-type="float">
            <text:p>992,3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991.45" calcext:value-type="float">
            <text:p>991,45</text:p>
          </table:table-cell>
          <table:table-cell table:style-name="ce25" office:value-type="float" office:value="993.9375" calcext:value-type="float">
            <text:p>993,9375</text:p>
          </table:table-cell>
          <table:table-cell table:style-name="ce31" office:value-type="float" office:value="994.15" calcext:value-type="float">
            <text:p>994,15</text:p>
          </table:table-cell>
        </table:table-row>
        <table:table-row table:style-name="ro1">
          <table:table-cell table:style-name="ce3" office:value-type="string" calcext:value-type="string">
            <text:p>CALCANHA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012.14" calcext:value-type="float">
            <text:p>1012,14</text:p>
          </table:table-cell>
          <table:table-cell table:style-name="ce23" office:value-type="float" office:value="1012.7" calcext:value-type="float">
            <text:p>1012,7</text:p>
          </table:table-cell>
          <table:table-cell table:style-name="ce29" office:value-type="float" office:value="1012.88" calcext:value-type="float">
            <text:p>1012,8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2.28" calcext:value-type="float">
            <text:p>1012,28</text:p>
          </table:table-cell>
          <table:table-cell office:value-type="float" office:value="1012.174" calcext:value-type="float">
            <text:p>1012,174</text:p>
          </table:table-cell>
          <table:table-cell office:value-type="float" office:value="1011.76" calcext:value-type="float">
            <text:p>1011,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58" calcext:value-type="float">
            <text:p>1012,158</text:p>
          </table:table-cell>
          <table:table-cell office:value-type="float" office:value="1011.56" calcext:value-type="float">
            <text:p>1011,5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2.56666666667" calcext:value-type="float">
            <text:p>1012,56666666667</text:p>
          </table:table-cell>
          <table:table-cell office:value-type="float" office:value="1012.01166666667" calcext:value-type="float">
            <text:p>1012,01166666667</text:p>
          </table:table-cell>
          <table:table-cell office:value-type="float" office:value="1011.35" calcext:value-type="float">
            <text:p>1011,3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1666666667" calcext:value-type="float">
            <text:p>1010,61666666667</text:p>
          </table:table-cell>
          <table:table-cell office:value-type="float" office:value="1009.91666666667" calcext:value-type="float">
            <text:p>1009,9166666666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07333333333" calcext:value-type="float">
            <text:p>1010,07333333333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0.08571428571" calcext:value-type="float">
            <text:p>1010,08571428571</text:p>
          </table:table-cell>
          <table:table-cell office:value-type="float" office:value="1010.50142857143" calcext:value-type="float">
            <text:p>1010,5014285714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1.01428571429" calcext:value-type="float">
            <text:p>1011,0142857142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94285714286" calcext:value-type="float">
            <text:p>1011,9428571428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.65" calcext:value-type="float">
            <text:p>1010,6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375" calcext:value-type="float">
            <text:p>1011,375</text:p>
          </table:table-cell>
          <table:table-cell office:value-type="float" office:value="1012.05" calcext:value-type="float">
            <text:p>1012,0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1.32857142857" calcext:value-type="float">
            <text:p>1011,32857142857</text:p>
          </table:table-cell>
          <table:table-cell office:value-type="float" office:value="1012.28142857143" calcext:value-type="float">
            <text:p>1012,28142857143</text:p>
          </table:table-cell>
          <table:table-cell office:value-type="float" office:value="1012.34285714286" calcext:value-type="float">
            <text:p>1012,3428571428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675" calcext:value-type="float">
            <text:p>1012,67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875" calcext:value-type="float">
            <text:p>1012,87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3.05" calcext:value-type="float">
            <text:p>1013,0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4.06666666667" calcext:value-type="float">
            <text:p>1014,06666666667</text:p>
          </table:table-cell>
          <table:table-cell office:value-type="float" office:value="1013.63333333333" calcext:value-type="float">
            <text:p>1013,6333333333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0.975" calcext:value-type="float">
            <text:p>1010,975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65" calcext:value-type="float">
            <text:p>1011,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06666666667" calcext:value-type="float">
            <text:p>1008,06666666667</text:p>
          </table:table-cell>
          <table:table-cell office:value-type="float" office:value="1008.71666666667" calcext:value-type="float">
            <text:p>1008,71666666667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11.675" calcext:value-type="float">
            <text:p>1011,675</text:p>
          </table:table-cell>
          <table:table-cell office:value-type="float" office:value="1012.25" calcext:value-type="float">
            <text:p>1012,25</text:p>
          </table:table-cell>
          <table:table-cell office:value-type="float" office:value="1012.625" calcext:value-type="float">
            <text:p>1012,62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10.88333333333" calcext:value-type="float">
            <text:p>1010,88333333333</text:p>
          </table:table-cell>
          <table:table-cell office:value-type="float" office:value="1011.88333333333" calcext:value-type="float">
            <text:p>1011,88333333333</text:p>
          </table:table-cell>
          <table:table-cell office:value-type="float" office:value="1012.25" calcext:value-type="float">
            <text:p>1012,2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1011.15" calcext:value-type="float">
            <text:p>1011,15</text:p>
          </table:table-cell>
          <table:table-cell table:style-name="ce25" office:value-type="float" office:value="1011.75" calcext:value-type="float">
            <text:p>1011,75</text:p>
          </table:table-cell>
          <table:table-cell table:style-name="ce31" office:value-type="float" office:value="1012.2" calcext:value-type="float">
            <text:p>1012,2</text:p>
          </table:table-cell>
        </table:table-row>
        <table:table-row table:style-name="ro1">
          <table:table-cell table:style-name="ce3" office:value-type="string" calcext:value-type="string">
            <text:p>IPANGUACU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011.23333333333" calcext:value-type="float">
            <text:p>1011,23333333333</text:p>
          </table:table-cell>
          <table:table-cell table:style-name="ce23" office:value-type="float" office:value="1012.06666666667" calcext:value-type="float">
            <text:p>1012,06666666667</text:p>
          </table:table-cell>
          <table:table-cell table:style-name="ce29" office:value-type="float" office:value="1012.13333333333" calcext:value-type="float">
            <text:p>1012,133333333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9.73333333333" calcext:value-type="float">
            <text:p>1009,73333333333</text:p>
          </table:table-cell>
          <table:table-cell office:value-type="float" office:value="1010.43333333333" calcext:value-type="float">
            <text:p>1010,43333333333</text:p>
          </table:table-cell>
          <table:table-cell office:value-type="float" office:value="1011.33333333333" calcext:value-type="float">
            <text:p>1011,3333333333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8.525" calcext:value-type="float">
            <text:p>1008,52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275" calcext:value-type="float">
            <text:p>1011,2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77" calcext:value-type="float">
            <text:p>1010,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1.54" calcext:value-type="float">
            <text:p>1011,54</text:p>
          </table:table-cell>
          <table:table-cell office:value-type="float" office:value="1011.33" calcext:value-type="float">
            <text:p>1011,33</text:p>
          </table:table-cell>
          <table:table-cell office:value-type="float" office:value="1010.16" calcext:value-type="float">
            <text:p>1010,1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1.06666666667" calcext:value-type="float">
            <text:p>1011,06666666667</text:p>
          </table:table-cell>
          <table:table-cell office:value-type="float" office:value="1010.29666666667" calcext:value-type="float">
            <text:p>1010,29666666667</text:p>
          </table:table-cell>
          <table:table-cell office:value-type="float" office:value="1009.21666666667" calcext:value-type="float">
            <text:p>1009,2166666666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0.3085" calcext:value-type="float">
            <text:p>1010,3085</text:p>
          </table:table-cell>
          <table:table-cell office:value-type="float" office:value="1009.18" calcext:value-type="float">
            <text:p>1009,1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8.77826086957" calcext:value-type="float">
            <text:p>1008,77826086957</text:p>
          </table:table-cell>
          <table:table-cell office:value-type="float" office:value="1008.16304347826" calcext:value-type="float">
            <text:p>1008,16304347826</text:p>
          </table:table-cell>
          <table:table-cell office:value-type="float" office:value="1007.45217391304" calcext:value-type="float">
            <text:p>1007,4521739130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8.34814814815" calcext:value-type="float">
            <text:p>1008,3481481481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7037037037" calcext:value-type="float">
            <text:p>1007,6703703703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7.31025641026" calcext:value-type="float">
            <text:p>1007,31025641026</text:p>
          </table:table-cell>
          <table:table-cell office:value-type="float" office:value="1007.66256410256" calcext:value-type="float">
            <text:p>1007,66256410256</text:p>
          </table:table-cell>
          <table:table-cell office:value-type="float" office:value="1008.07692307692" calcext:value-type="float">
            <text:p>1008,0769230769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7.53947368421" calcext:value-type="float">
            <text:p>1007,53947368421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65789473684" calcext:value-type="float">
            <text:p>1009,6578947368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8.46818181818" calcext:value-type="float">
            <text:p>1008,46818181818</text:p>
          </table:table-cell>
          <table:table-cell office:value-type="float" office:value="1009.58227272727" calcext:value-type="float">
            <text:p>1009,58227272727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9.63636363636" calcext:value-type="float">
            <text:p>1009,63636363636</text:p>
          </table:table-cell>
          <table:table-cell office:value-type="float" office:value="1010.44545454545" calcext:value-type="float">
            <text:p>1010,4454545454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1008.93333333333" calcext:value-type="float">
            <text:p>1008,93333333333</text:p>
          </table:table-cell>
          <table:table-cell table:style-name="ce25" office:value-type="float" office:value="1010.23333333333" calcext:value-type="float">
            <text:p>1010,23333333333</text:p>
          </table:table-cell>
          <table:table-cell table:style-name="ce31" office:value-type="float" office:value="1010.4" calcext:value-type="float">
            <text:p>1010,4</text:p>
          </table:table-cell>
        </table:table-row>
        <table:table-row table:style-name="ro1">
          <table:table-cell table:style-name="ce3" office:value-type="string" calcext:value-type="string">
            <text:p>MACAU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012" calcext:value-type="float">
            <text:p>1012</text:p>
          </table:table-cell>
          <table:table-cell table:style-name="ce23" office:value-type="float" office:value="1012" calcext:value-type="float">
            <text:p>1012</text:p>
          </table:table-cell>
          <table:table-cell table:style-name="ce29" office:value-type="float" office:value="1011.8" calcext:value-type="float">
            <text:p>1011,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925" calcext:value-type="float">
            <text:p>1008,925</text:p>
          </table:table-cell>
          <table:table-cell office:value-type="float" office:value="1008.55" calcext:value-type="float">
            <text:p>1008,5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03" calcext:value-type="float">
            <text:p>1010,03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95" calcext:value-type="float">
            <text:p>1010,95</text:p>
          </table:table-cell>
          <table:table-cell office:value-type="float" office:value="1011.55" calcext:value-type="float">
            <text:p>1011,5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1.95" calcext:value-type="float">
            <text:p>1011,9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95" calcext:value-type="float">
            <text:p>1012,95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2.525" calcext:value-type="float">
            <text:p>1012,52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2.075" calcext:value-type="float">
            <text:p>1012,07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375" calcext:value-type="float">
            <text:p>1011,3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1.43333333333" calcext:value-type="float">
            <text:p>1011,43333333333</text:p>
          </table:table-cell>
          <table:table-cell office:value-type="float" office:value="1011.02" calcext:value-type="float">
            <text:p>1011,0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86777777778" calcext:value-type="float">
            <text:p>1009,86777777778</text:p>
          </table:table-cell>
          <table:table-cell office:value-type="float" office:value="1008.97777777778" calcext:value-type="float">
            <text:p>1008,9777777777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0.40588235294" calcext:value-type="float">
            <text:p>1010,40588235294</text:p>
          </table:table-cell>
          <table:table-cell office:value-type="float" office:value="1009.86705882353" calcext:value-type="float">
            <text:p>1009,86705882353</text:p>
          </table:table-cell>
          <table:table-cell office:value-type="float" office:value="1009.32941176471" calcext:value-type="float">
            <text:p>1009,3294117647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8.44210526316" calcext:value-type="float">
            <text:p>1008,44210526316</text:p>
          </table:table-cell>
          <table:table-cell office:value-type="float" office:value="1007.95368421053" calcext:value-type="float">
            <text:p>1007,95368421053</text:p>
          </table:table-cell>
          <table:table-cell office:value-type="float" office:value="1007.55263157895" calcext:value-type="float">
            <text:p>1007,5526315789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8.6625" calcext:value-type="float">
            <text:p>1008,6625</text:p>
          </table:table-cell>
          <table:table-cell office:value-type="float" office:value="1008.71625" calcext:value-type="float">
            <text:p>1008,7162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8.08571428571" calcext:value-type="float">
            <text:p>1008,08571428571</text:p>
          </table:table-cell>
          <table:table-cell office:value-type="float" office:value="1008.69285714286" calcext:value-type="float">
            <text:p>1008,69285714286</text:p>
          </table:table-cell>
          <table:table-cell office:value-type="float" office:value="1009.08571428571" calcext:value-type="float">
            <text:p>1009,0857142857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8.15833333333" calcext:value-type="float">
            <text:p>1008,15833333333</text:p>
          </table:table-cell>
          <table:table-cell office:value-type="float" office:value="1008.45833333333" calcext:value-type="float">
            <text:p>1008,45833333333</text:p>
          </table:table-cell>
          <table:table-cell office:value-type="float" office:value="1008.81666666667" calcext:value-type="float">
            <text:p>1008,8166666666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75" calcext:value-type="float">
            <text:p>1008,875</text:p>
          </table:table-cell>
          <table:table-cell office:value-type="float" office:value="1009.75" calcext:value-type="float">
            <text:p>1009,7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9" office:value-type="float" office:value="1009.4" calcext:value-type="float">
            <text:p>1009,4</text:p>
          </table:table-cell>
          <table:table-cell table:style-name="ce25" office:value-type="float" office:value="1010.25" calcext:value-type="float">
            <text:p>1010,25</text:p>
          </table:table-cell>
          <table:table-cell table:style-name="ce31" office:value-type="float" office:value="1011" calcext:value-type="float">
            <text:p>1011</text:p>
          </table:table-cell>
        </table:table-row>
        <table:table-row table:style-name="ro1">
          <table:table-cell table:style-name="ce3" office:value-type="string" calcext:value-type="string">
            <text:p>MOSSO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011.05" calcext:value-type="float">
            <text:p>1011,05</text:p>
          </table:table-cell>
          <table:table-cell table:style-name="ce23" office:value-type="float" office:value="1011.90333333333" calcext:value-type="float">
            <text:p>1011,90333333333</text:p>
          </table:table-cell>
          <table:table-cell table:style-name="ce29" office:value-type="float" office:value="1012.13333333333" calcext:value-type="float">
            <text:p>1012,1333333333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11.21" calcext:value-type="float">
            <text:p>1011,21</text:p>
          </table:table-cell>
          <table:table-cell office:value-type="float" office:value="1011.997" calcext:value-type="float">
            <text:p>1011,997</text:p>
          </table:table-cell>
          <table:table-cell office:value-type="float" office:value="1011.17" calcext:value-type="float">
            <text:p>1011,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0675" calcext:value-type="float">
            <text:p>1012,0675</text:p>
          </table:table-cell>
          <table:table-cell office:value-type="float" office:value="1011.025" calcext:value-type="float">
            <text:p>1011,0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11.71666666667" calcext:value-type="float">
            <text:p>1011,71666666667</text:p>
          </table:table-cell>
          <table:table-cell office:value-type="float" office:value="1011.56833333333" calcext:value-type="float">
            <text:p>1011,56833333333</text:p>
          </table:table-cell>
          <table:table-cell office:value-type="float" office:value="1011.28333333333" calcext:value-type="float">
            <text:p>1011,28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96142857143" calcext:value-type="float">
            <text:p>1010,96142857143</text:p>
          </table:table-cell>
          <table:table-cell office:value-type="float" office:value="1010.78571428571" calcext:value-type="float">
            <text:p>1010,7857142857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4555555556" calcext:value-type="float">
            <text:p>1010,54555555556</text:p>
          </table:table-cell>
          <table:table-cell office:value-type="float" office:value="1010.95555555556" calcext:value-type="float">
            <text:p>1010,9555555555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011.43333333333" calcext:value-type="float">
            <text:p>1011,4333333333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1.775" calcext:value-type="float">
            <text:p>1011,775</text:p>
          </table:table-cell>
          <table:table-cell office:value-type="float" office:value="1012.1025" calcext:value-type="float">
            <text:p>1012,1025</text:p>
          </table:table-cell>
          <table:table-cell office:value-type="float" office:value="1012.575" calcext:value-type="float">
            <text:p>1012,5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.054" calcext:value-type="float">
            <text:p>1011,054</text:p>
          </table:table-cell>
          <table:table-cell office:value-type="float" office:value="1011.64" calcext:value-type="float">
            <text:p>1011,6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0.62" calcext:value-type="float">
            <text:p>1010,62</text:p>
          </table:table-cell>
          <table:table-cell office:value-type="float" office:value="1011.978" calcext:value-type="float">
            <text:p>1011,978</text:p>
          </table:table-cell>
          <table:table-cell office:value-type="float" office:value="1012.62" calcext:value-type="float">
            <text:p>1012,6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10.71428571429" calcext:value-type="float">
            <text:p>1010,71428571429</text:p>
          </table:table-cell>
          <table:table-cell office:value-type="float" office:value="1011.63857142857" calcext:value-type="float">
            <text:p>1011,638571428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775" calcext:value-type="float">
            <text:p>1012,775</text:p>
          </table:table-cell>
          <table:table-cell office:value-type="float" office:value="1012.68333333333" calcext:value-type="float">
            <text:p>1012,6833333333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3.115" calcext:value-type="float">
            <text:p>1013,115</text:p>
          </table:table-cell>
          <table:table-cell office:value-type="float" office:value="1012.45" calcext:value-type="float">
            <text:p>1012,4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2.93333333333" calcext:value-type="float">
            <text:p>1012,93333333333</text:p>
          </table:table-cell>
          <table:table-cell office:value-type="float" office:value="1012.91666666667" calcext:value-type="float">
            <text:p>1012,91666666667</text:p>
          </table:table-cell>
          <table:table-cell office:value-type="float" office:value="1012.21666666667" calcext:value-type="float">
            <text:p>1012,2166666666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2.32222222222" calcext:value-type="float">
            <text:p>1012,32222222222</text:p>
          </table:table-cell>
          <table:table-cell office:value-type="float" office:value="1011.68555555556" calcext:value-type="float">
            <text:p>1011,68555555556</text:p>
          </table:table-cell>
          <table:table-cell office:value-type="float" office:value="1010.66666666667" calcext:value-type="float">
            <text:p>1010,6666666666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1.25555555556" calcext:value-type="float">
            <text:p>1011,25555555556</text:p>
          </table:table-cell>
          <table:table-cell office:value-type="float" office:value="1010.38888888889" calcext:value-type="float">
            <text:p>1010,38888888889</text:p>
          </table:table-cell>
          <table:table-cell office:value-type="float" office:value="1009.45555555556" calcext:value-type="float">
            <text:p>1009,4555555555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1009.613" calcext:value-type="float">
            <text:p>1009,613</text:p>
          </table:table-cell>
          <table:table-cell office:value-type="float" office:value="1009.01" calcext:value-type="float">
            <text:p>1009,0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11.79090909091" calcext:value-type="float">
            <text:p>1011,79090909091</text:p>
          </table:table-cell>
          <table:table-cell office:value-type="float" office:value="1011.53818181818" calcext:value-type="float">
            <text:p>1011,53818181818</text:p>
          </table:table-cell>
          <table:table-cell office:value-type="float" office:value="1011.12727272727" calcext:value-type="float">
            <text:p>1011,1272727272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05333333333" calcext:value-type="float">
            <text:p>1010,05333333333</text:p>
          </table:table-cell>
          <table:table-cell office:value-type="float" office:value="1010.55333333333" calcext:value-type="float">
            <text:p>1010,553333333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8.95454545455" calcext:value-type="float">
            <text:p>1008,95454545455</text:p>
          </table:table-cell>
          <table:table-cell office:value-type="float" office:value="1009.21818181818" calcext:value-type="float">
            <text:p>1009,2181818181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9.31333333333" calcext:value-type="float">
            <text:p>1009,31333333333</text:p>
          </table:table-cell>
          <table:table-cell office:value-type="float" office:value="1010.122" calcext:value-type="float">
            <text:p>1010,122</text:p>
          </table:table-cell>
          <table:table-cell office:value-type="float" office:value="1010.69333333333" calcext:value-type="float">
            <text:p>1010,6933333333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9.87777777778" calcext:value-type="float">
            <text:p>1009,87777777778</text:p>
          </table:table-cell>
          <table:table-cell office:value-type="float" office:value="1010.63888888889" calcext:value-type="float">
            <text:p>1010,63888888889</text:p>
          </table:table-cell>
          <table:table-cell office:value-type="float" office:value="1011.14444444444" calcext:value-type="float">
            <text:p>1011,1444444444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11.6125" calcext:value-type="float">
            <text:p>1011,6125</text:p>
          </table:table-cell>
          <table:table-cell office:value-type="float" office:value="1012.4825" calcext:value-type="float">
            <text:p>1012,4825</text:p>
          </table:table-cell>
          <table:table-cell office:value-type="float" office:value="1012.775" calcext:value-type="float">
            <text:p>1012,775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1011.5375" calcext:value-type="float">
            <text:p>1011,5375</text:p>
          </table:table-cell>
          <table:table-cell table:style-name="ce25" office:value-type="float" office:value="1012.3975" calcext:value-type="float">
            <text:p>1012,3975</text:p>
          </table:table-cell>
          <table:table-cell table:style-name="ce31" office:value-type="float" office:value="1012.3375" calcext:value-type="float">
            <text:p>1012,3375</text:p>
          </table:table-cell>
        </table:table-row>
        <table:table-row table:style-name="ro1">
          <table:table-cell table:style-name="ce3" office:value-type="string" calcext:value-type="string">
            <text:p>NATA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7" office:value-type="float" office:value="1008.40769230769" calcext:value-type="float">
            <text:p>1008,40769230769</text:p>
          </table:table-cell>
          <table:table-cell table:style-name="ce23" office:value-type="float" office:value="1009.28692307692" calcext:value-type="float">
            <text:p>1009,28692307692</text:p>
          </table:table-cell>
          <table:table-cell table:style-name="ce29" office:value-type="float" office:value="1008.80769230769" calcext:value-type="float">
            <text:p>1008,8076923076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9.0485" calcext:value-type="float">
            <text:p>1009,048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8.27916666667" calcext:value-type="float">
            <text:p>1008,27916666667</text:p>
          </table:table-cell>
          <table:table-cell office:value-type="float" office:value="1008.29916666667" calcext:value-type="float">
            <text:p>1008,29916666667</text:p>
          </table:table-cell>
          <table:table-cell office:value-type="float" office:value="1007.5125" calcext:value-type="float">
            <text:p>1007,51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8.72380952381" calcext:value-type="float">
            <text:p>1008,72380952381</text:p>
          </table:table-cell>
          <table:table-cell office:value-type="float" office:value="1008.20333333333" calcext:value-type="float">
            <text:p>1008,20333333333</text:p>
          </table:table-cell>
          <table:table-cell office:value-type="float" office:value="1007.86666666667" calcext:value-type="float">
            <text:p>1007,8666666666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8.1380952381" calcext:value-type="float">
            <text:p>1008,1380952381</text:p>
          </table:table-cell>
          <table:table-cell office:value-type="float" office:value="1007.64285714286" calcext:value-type="float">
            <text:p>1007,64285714286</text:p>
          </table:table-cell>
          <table:table-cell office:value-type="float" office:value="1007.19047619048" calcext:value-type="float">
            <text:p>1007,1904761904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7.20740740741" calcext:value-type="float">
            <text:p>1007,20740740741</text:p>
          </table:table-cell>
          <table:table-cell office:value-type="float" office:value="1006.86555555556" calcext:value-type="float">
            <text:p>1006,86555555556</text:p>
          </table:table-cell>
          <table:table-cell office:value-type="float" office:value="1006.82962962963" calcext:value-type="float">
            <text:p>1006,829629629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7.27878787879" calcext:value-type="float">
            <text:p>1007,27878787879</text:p>
          </table:table-cell>
          <table:table-cell office:value-type="float" office:value="1007.23212121212" calcext:value-type="float">
            <text:p>1007,23212121212</text:p>
          </table:table-cell>
          <table:table-cell office:value-type="float" office:value="1007.32121212121" calcext:value-type="float">
            <text:p>1007,3212121212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7.18260869565" calcext:value-type="float">
            <text:p>1007,18260869565</text:p>
          </table:table-cell>
          <table:table-cell office:value-type="float" office:value="1007.4747826087" calcext:value-type="float">
            <text:p>1007,4747826087</text:p>
          </table:table-cell>
          <table:table-cell office:value-type="float" office:value="1007.78260869565" calcext:value-type="float">
            <text:p>1007,782608695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6.98095238095" calcext:value-type="float">
            <text:p>1006,98095238095</text:p>
          </table:table-cell>
          <table:table-cell office:value-type="float" office:value="1007.75238095238" calcext:value-type="float">
            <text:p>1007,75238095238</text:p>
          </table:table-cell>
          <table:table-cell office:value-type="float" office:value="1008.34761904762" calcext:value-type="float">
            <text:p>1008,347619047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7.44418604651" calcext:value-type="float">
            <text:p>1007,44418604651</text:p>
          </table:table-cell>
          <table:table-cell office:value-type="float" office:value="1008.10813953488" calcext:value-type="float">
            <text:p>1008,10813953488</text:p>
          </table:table-cell>
          <table:table-cell office:value-type="float" office:value="1008.70697674419" calcext:value-type="float">
            <text:p>1008,7069767441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7.91929824561" calcext:value-type="float">
            <text:p>1007,91929824561</text:p>
          </table:table-cell>
          <table:table-cell office:value-type="float" office:value="1008.92754385965" calcext:value-type="float">
            <text:p>1008,92754385965</text:p>
          </table:table-cell>
          <table:table-cell office:value-type="float" office:value="1009.30877192982" calcext:value-type="float">
            <text:p>1009,3087719298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7.35714285714" calcext:value-type="float">
            <text:p>1007,35714285714</text:p>
          </table:table-cell>
          <table:table-cell office:value-type="float" office:value="1008.16918367347" calcext:value-type="float">
            <text:p>1008,16918367347</text:p>
          </table:table-cell>
          <table:table-cell office:value-type="float" office:value="1008.27551020408" calcext:value-type="float">
            <text:p>1008,2755102040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08.753125" calcext:value-type="float">
            <text:p>1008,753125</text:p>
          </table:table-cell>
          <table:table-cell office:value-type="float" office:value="1009.0721875" calcext:value-type="float">
            <text:p>1009,0721875</text:p>
          </table:table-cell>
          <table:table-cell office:value-type="float" office:value="1008.6625" calcext:value-type="float">
            <text:p>1008,662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08.61142857143" calcext:value-type="float">
            <text:p>1008,61142857143</text:p>
          </table:table-cell>
          <table:table-cell office:value-type="float" office:value="1008.472" calcext:value-type="float">
            <text:p>1008,472</text:p>
          </table:table-cell>
          <table:table-cell office:value-type="float" office:value="1007.77428571429" calcext:value-type="float">
            <text:p>1007,7742857142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9.43870967742" calcext:value-type="float">
            <text:p>1009,43870967742</text:p>
          </table:table-cell>
          <table:table-cell office:value-type="float" office:value="1008.99225806452" calcext:value-type="float">
            <text:p>1008,99225806452</text:p>
          </table:table-cell>
          <table:table-cell office:value-type="float" office:value="1008.15161290323" calcext:value-type="float">
            <text:p>1008,1516129032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8.53913043478" calcext:value-type="float">
            <text:p>1008,53913043478</text:p>
          </table:table-cell>
          <table:table-cell office:value-type="float" office:value="1007.89913043478" calcext:value-type="float">
            <text:p>1007,89913043478</text:p>
          </table:table-cell>
          <table:table-cell office:value-type="float" office:value="1007.12608695652" calcext:value-type="float">
            <text:p>1007,1260869565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8.37916666667" calcext:value-type="float">
            <text:p>1008,37916666667</text:p>
          </table:table-cell>
          <table:table-cell office:value-type="float" office:value="1007.6875" calcext:value-type="float">
            <text:p>1007,6875</text:p>
          </table:table-cell>
          <table:table-cell office:value-type="float" office:value="1007.1375" calcext:value-type="float">
            <text:p>1007,13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7.02173913044" calcext:value-type="float">
            <text:p>1007,02173913044</text:p>
          </table:table-cell>
          <table:table-cell office:value-type="float" office:value="1006.63608695652" calcext:value-type="float">
            <text:p>1006,63608695652</text:p>
          </table:table-cell>
          <table:table-cell office:value-type="float" office:value="1006.5652173913" calcext:value-type="float">
            <text:p>1006,565217391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6.715" calcext:value-type="float">
            <text:p>1006,715</text:p>
          </table:table-cell>
          <table:table-cell office:value-type="float" office:value="1006.774" calcext:value-type="float">
            <text:p>1006,774</text:p>
          </table:table-cell>
          <table:table-cell office:value-type="float" office:value="1006.855" calcext:value-type="float">
            <text:p>1006,85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6.22666666667" calcext:value-type="float">
            <text:p>1006,22666666667</text:p>
          </table:table-cell>
          <table:table-cell office:value-type="float" office:value="1006.602" calcext:value-type="float">
            <text:p>1006,602</text:p>
          </table:table-cell>
          <table:table-cell office:value-type="float" office:value="1007.06666666667" calcext:value-type="float">
            <text:p>1007,0666666666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6.6652173913" calcext:value-type="float">
            <text:p>1006,6652173913</text:p>
          </table:table-cell>
          <table:table-cell office:value-type="float" office:value="1007.22260869565" calcext:value-type="float">
            <text:p>1007,22260869565</text:p>
          </table:table-cell>
          <table:table-cell office:value-type="float" office:value="1007.75217391304" calcext:value-type="float">
            <text:p>1007,7521739130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7.64761904762" calcext:value-type="float">
            <text:p>1007,64761904762</text:p>
          </table:table-cell>
          <table:table-cell office:value-type="float" office:value="1008.1080952381" calcext:value-type="float">
            <text:p>1008,1080952381</text:p>
          </table:table-cell>
          <table:table-cell office:value-type="float" office:value="1008.46666666667" calcext:value-type="float">
            <text:p>1008,4666666666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007.26666666667" calcext:value-type="float">
            <text:p>1007,26666666667</text:p>
          </table:table-cell>
          <table:table-cell office:value-type="float" office:value="1007.92133333333" calcext:value-type="float">
            <text:p>1007,92133333333</text:p>
          </table:table-cell>
          <table:table-cell office:value-type="float" office:value="1008.38" calcext:value-type="float">
            <text:p>1008,3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9" office:value-type="float" office:value="1008.47692307692" calcext:value-type="float">
            <text:p>1008,47692307692</text:p>
          </table:table-cell>
          <table:table-cell table:style-name="ce25" office:value-type="float" office:value="1009.33615384615" calcext:value-type="float">
            <text:p>1009,33615384615</text:p>
          </table:table-cell>
          <table:table-cell table:style-name="ce31" office:value-type="float" office:value="1009.5" calcext:value-type="float">
            <text:p>1009,5</text:p>
          </table:table-cell>
        </table:table-row>
        <table:table-row table:style-name="ro1">
          <table:table-cell table:style-name="ce3" office:value-type="string" calcext:value-type="string">
            <text:p>SANTA CRUZ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7" office:value-type="float" office:value="989.05" calcext:value-type="float">
            <text:p>989,05</text:p>
          </table:table-cell>
          <table:table-cell table:style-name="ce23" office:value-type="float" office:value="989.21675" calcext:value-type="float">
            <text:p>989,21675</text:p>
          </table:table-cell>
          <table:table-cell table:style-name="ce29" office:value-type="float" office:value="988.1" calcext:value-type="float">
            <text:p>988,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7.45" calcext:value-type="float">
            <text:p>987,45</text:p>
          </table:table-cell>
          <table:table-cell office:value-type="float" office:value="987.7625" calcext:value-type="float">
            <text:p>987,7625</text:p>
          </table:table-cell>
          <table:table-cell office:value-type="float" office:value="988.25" calcext:value-type="float">
            <text:p>988,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87.342857142857" calcext:value-type="float">
            <text:p>987,342857142857</text:p>
          </table:table-cell>
          <table:table-cell office:value-type="float" office:value="988.473857142857" calcext:value-type="float">
            <text:p>988,473857142857</text:p>
          </table:table-cell>
          <table:table-cell office:value-type="float" office:value="989.028571428571" calcext:value-type="float">
            <text:p>989,02857142857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7.7375" calcext:value-type="float">
            <text:p>987,7375</text:p>
          </table:table-cell>
          <table:table-cell office:value-type="float" office:value="988.69375" calcext:value-type="float">
            <text:p>988,69375</text:p>
          </table:table-cell>
          <table:table-cell office:value-type="float" office:value="989.0625" calcext:value-type="float">
            <text:p>989,062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9.425" calcext:value-type="float">
            <text:p>989,425</text:p>
          </table:table-cell>
          <table:table-cell office:value-type="float" office:value="990.314625" calcext:value-type="float">
            <text:p>990,314625</text:p>
          </table:table-cell>
          <table:table-cell office:value-type="float" office:value="989.975" calcext:value-type="float">
            <text:p>989,9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89.85" calcext:value-type="float">
            <text:p>989,85</text:p>
          </table:table-cell>
          <table:table-cell office:value-type="float" office:value="990.15" calcext:value-type="float">
            <text:p>990,15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42857142857" calcext:value-type="float">
            <text:p>988,942857142857</text:p>
          </table:table-cell>
          <table:table-cell office:value-type="float" office:value="988.128571428571" calcext:value-type="float">
            <text:p>988,12857142857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89.071428571429" calcext:value-type="float">
            <text:p>989,071428571429</text:p>
          </table:table-cell>
          <table:table-cell office:value-type="float" office:value="988.707142857143" calcext:value-type="float">
            <text:p>988,707142857143</text:p>
          </table:table-cell>
          <table:table-cell office:value-type="float" office:value="987.528571428572" calcext:value-type="float">
            <text:p>987,52857142857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87.17" calcext:value-type="float">
            <text:p>987,17</text:p>
          </table:table-cell>
          <table:table-cell office:value-type="float" office:value="986.5573" calcext:value-type="float">
            <text:p>986,5573</text:p>
          </table:table-cell>
          <table:table-cell office:value-type="float" office:value="985.64" calcext:value-type="float">
            <text:p>985,6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87.46" calcext:value-type="float">
            <text:p>987,46</text:p>
          </table:table-cell>
          <table:table-cell office:value-type="float" office:value="986.9122" calcext:value-type="float">
            <text:p>986,9122</text:p>
          </table:table-cell>
          <table:table-cell office:value-type="float" office:value="986.253333333333" calcext:value-type="float">
            <text:p>986,25333333333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86.084210526316" calcext:value-type="float">
            <text:p>986,084210526316</text:p>
          </table:table-cell>
          <table:table-cell office:value-type="float" office:value="985.964052631579" calcext:value-type="float">
            <text:p>985,964052631579</text:p>
          </table:table-cell>
          <table:table-cell office:value-type="float" office:value="985.821052631579" calcext:value-type="float">
            <text:p>985,82105263157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5.109523809524" calcext:value-type="float">
            <text:p>985,109523809524</text:p>
          </table:table-cell>
          <table:table-cell office:value-type="float" office:value="984.942857142857" calcext:value-type="float">
            <text:p>984,942857142857</text:p>
          </table:table-cell>
          <table:table-cell office:value-type="float" office:value="985.12380952381" calcext:value-type="float">
            <text:p>985,1238095238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85.253333333333" calcext:value-type="float">
            <text:p>985,253333333333</text:p>
          </table:table-cell>
          <table:table-cell office:value-type="float" office:value="985.868866666666" calcext:value-type="float">
            <text:p>985,868866666666</text:p>
          </table:table-cell>
          <table:table-cell office:value-type="float" office:value="986.613333333333" calcext:value-type="float">
            <text:p>986,6133333333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333928571429" calcext:value-type="float">
            <text:p>985,333928571429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6.12" calcext:value-type="float">
            <text:p>986,12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9" office:value-type="float" office:value="988.025" calcext:value-type="float">
            <text:p>988,025</text:p>
          </table:table-cell>
          <table:table-cell table:style-name="ce25" office:value-type="float" office:value="988.7" calcext:value-type="float">
            <text:p>988,7</text:p>
          </table:table-cell>
          <table:table-cell table:style-name="ce31" office:value-type="float" office:value="989.3" calcext:value-type="float">
            <text:p>989,3</text:p>
          </table:table-cell>
        </table:table-row>
        <table:table-row table:style-name="ro1">
          <table:table-cell table:style-name="ce6" office:value-type="string" calcext:value-type="string">
            <text:p>Total Resultado</text:p>
          </table:table-cell>
          <table:table-cell table:style-name="ce12"/>
          <table:table-cell table:style-name="ce14"/>
          <table:table-cell table:style-name="ce20" office:value-type="float" office:value="1004.54806470248" calcext:value-type="float">
            <text:p>1004,54806470248</text:p>
          </table:table-cell>
          <table:table-cell table:style-name="ce26" office:value-type="float" office:value="1004.77687232814" calcext:value-type="float">
            <text:p>1004,77687232814</text:p>
          </table:table-cell>
          <table:table-cell table:style-name="ce32" office:value-type="float" office:value="1004.86112073946" calcext:value-type="float">
            <text:p>1004,86112073946</text:p>
          </table:table-cell>
        </table:table-row>
      </table:table>
      <table:table table:name="Planilha3" table:style-name="ta1">
        <table:shapes>
          <draw:frame draw:z-index="0" draw:style-name="gr1" draw:text-style-name="P1" svg:width="47.272cm" svg:height="15.539cm" svg:x="12.968cm" svg:y="3.719cm">
            <draw:object draw:notify-on-update-of-ranges="Planilha3.A2:Planilha3.B177 Planilha3.C2:Planilha3.C177 Planilha3.B177:Planilha3.B177 Planilha3.E2:Planilha3.E177 Planilha3.D2:Planilha3.D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484cm" svg:height="14.689cm" svg:x="29.129cm" svg:y="22.896cm">
            <draw:object draw:notify-on-update-of-ranges="Planilha3.A2:Planilha3.B178 Planilha3.C2:Planilha3.C178 Planilha3.D2:Planilha3.D178 Planilha3.E2:Planilha3.E1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989.05" calcext:value-type="float">
            <text:p>989,05</text:p>
          </table:table-cell>
          <table:table-cell office:value-type="float" office:value="989.21675" calcext:value-type="float">
            <text:p>989,21675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7.45" calcext:value-type="float">
            <text:p>987,45</text:p>
          </table:table-cell>
          <table:table-cell office:value-type="float" office:value="987.7625" calcext:value-type="float">
            <text:p>987,7625</text:p>
          </table:table-cell>
          <table:table-cell office:value-type="float" office:value="988.25" calcext:value-type="float">
            <text:p>988,2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7.342857142857" calcext:value-type="float">
            <text:p>987,342857142857</text:p>
          </table:table-cell>
          <table:table-cell office:value-type="float" office:value="988.473857142857" calcext:value-type="float">
            <text:p>988,473857142857</text:p>
          </table:table-cell>
          <table:table-cell office:value-type="float" office:value="989.028571428571" calcext:value-type="float">
            <text:p>989,0285714285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87.7375" calcext:value-type="float">
            <text:p>987,7375</text:p>
          </table:table-cell>
          <table:table-cell office:value-type="float" office:value="988.69375" calcext:value-type="float">
            <text:p>988,69375</text:p>
          </table:table-cell>
          <table:table-cell office:value-type="float" office:value="989.0625" calcext:value-type="float">
            <text:p>989,062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89.425" calcext:value-type="float">
            <text:p>989,425</text:p>
          </table:table-cell>
          <table:table-cell office:value-type="float" office:value="990.314625" calcext:value-type="float">
            <text:p>990,314625</text:p>
          </table:table-cell>
          <table:table-cell office:value-type="float" office:value="989.975" calcext:value-type="float">
            <text:p>989,97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9.85" calcext:value-type="float">
            <text:p>989,85</text:p>
          </table:table-cell>
          <table:table-cell office:value-type="float" office:value="990.15" calcext:value-type="float">
            <text:p>990,15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42857142857" calcext:value-type="float">
            <text:p>988,942857142857</text:p>
          </table:table-cell>
          <table:table-cell office:value-type="float" office:value="988.128571428571" calcext:value-type="float">
            <text:p>988,12857142857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9.071428571429" calcext:value-type="float">
            <text:p>989,071428571429</text:p>
          </table:table-cell>
          <table:table-cell office:value-type="float" office:value="988.707142857143" calcext:value-type="float">
            <text:p>988,707142857143</text:p>
          </table:table-cell>
          <table:table-cell office:value-type="float" office:value="987.528571428572" calcext:value-type="float">
            <text:p>987,52857142857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87.17" calcext:value-type="float">
            <text:p>987,17</text:p>
          </table:table-cell>
          <table:table-cell office:value-type="float" office:value="986.5573" calcext:value-type="float">
            <text:p>986,5573</text:p>
          </table:table-cell>
          <table:table-cell office:value-type="float" office:value="985.64" calcext:value-type="float">
            <text:p>985,6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7.46" calcext:value-type="float">
            <text:p>987,46</text:p>
          </table:table-cell>
          <table:table-cell office:value-type="float" office:value="986.9122" calcext:value-type="float">
            <text:p>986,9122</text:p>
          </table:table-cell>
          <table:table-cell office:value-type="float" office:value="986.253333333333" calcext:value-type="float">
            <text:p>986,253333333333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86.084210526316" calcext:value-type="float">
            <text:p>986,084210526316</text:p>
          </table:table-cell>
          <table:table-cell office:value-type="float" office:value="985.964052631579" calcext:value-type="float">
            <text:p>985,964052631579</text:p>
          </table:table-cell>
          <table:table-cell office:value-type="float" office:value="985.821052631579" calcext:value-type="float">
            <text:p>985,82105263157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85.109523809524" calcext:value-type="float">
            <text:p>985,109523809524</text:p>
          </table:table-cell>
          <table:table-cell office:value-type="float" office:value="984.942857142857" calcext:value-type="float">
            <text:p>984,942857142857</text:p>
          </table:table-cell>
          <table:table-cell office:value-type="float" office:value="985.12380952381" calcext:value-type="float">
            <text:p>985,1238095238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5.253333333333" calcext:value-type="float">
            <text:p>985,253333333333</text:p>
          </table:table-cell>
          <table:table-cell office:value-type="float" office:value="985.868866666666" calcext:value-type="float">
            <text:p>985,868866666666</text:p>
          </table:table-cell>
          <table:table-cell office:value-type="float" office:value="986.613333333333" calcext:value-type="float">
            <text:p>986,61333333333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333928571429" calcext:value-type="float">
            <text:p>985,333928571429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86.12" calcext:value-type="float">
            <text:p>986,12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88.025" calcext:value-type="float">
            <text:p>988,025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7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994.3" calcext:value-type="float">
            <text:p>994,3</text:p>
          </table:table-cell>
          <table:table-cell office:value-type="float" office:value="993.318" calcext:value-type="float">
            <text:p>993,318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4.033333333333" calcext:value-type="float">
            <text:p>994,033333333333</text:p>
          </table:table-cell>
          <table:table-cell office:value-type="float" office:value="993.233333333333" calcext:value-type="float">
            <text:p>993,23333333333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4.266666666667" calcext:value-type="float">
            <text:p>994,266666666667</text:p>
          </table:table-cell>
          <table:table-cell office:value-type="float" office:value="993.333333333333" calcext:value-type="float">
            <text:p>993,333333333333</text:p>
          </table:table-cell>
          <table:table-cell office:value-type="float" office:value="991.866666666667" calcext:value-type="float">
            <text:p>991,86666666666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3.2875" calcext:value-type="float">
            <text:p>993,2875</text:p>
          </table:table-cell>
          <table:table-cell office:value-type="float" office:value="992.4375" calcext:value-type="float">
            <text:p>992,4375</text:p>
          </table:table-cell>
          <table:table-cell office:value-type="float" office:value="992.0875" calcext:value-type="float">
            <text:p>992,08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2.266666666667" calcext:value-type="float">
            <text:p>992,266666666667</text:p>
          </table:table-cell>
          <table:table-cell office:value-type="float" office:value="992.35" calcext:value-type="float">
            <text:p>992,35</text:p>
          </table:table-cell>
          <table:table-cell office:value-type="float" office:value="991.616666666667" calcext:value-type="float">
            <text:p>991,61666666666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0.085714285714" calcext:value-type="float">
            <text:p>990,085714285714</text:p>
          </table:table-cell>
          <table:table-cell office:value-type="float" office:value="990.610714285714" calcext:value-type="float">
            <text:p>990,610714285714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9.74" calcext:value-type="float">
            <text:p>989,74</text:p>
          </table:table-cell>
          <table:table-cell office:value-type="float" office:value="990.5567" calcext:value-type="float">
            <text:p>990,5567</text:p>
          </table:table-cell>
          <table:table-cell office:value-type="float" office:value="990.93" calcext:value-type="float">
            <text:p>990,9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0.258333333334" calcext:value-type="float">
            <text:p>990,258333333334</text:p>
          </table:table-cell>
          <table:table-cell office:value-type="float" office:value="991.166666666667" calcext:value-type="float">
            <text:p>991,166666666667</text:p>
          </table:table-cell>
          <table:table-cell office:value-type="float" office:value="992.041666666667" calcext:value-type="float">
            <text:p>992,04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0.042105263158" calcext:value-type="float">
            <text:p>990,042105263158</text:p>
          </table:table-cell>
          <table:table-cell office:value-type="float" office:value="991.171052631579" calcext:value-type="float">
            <text:p>991,171052631579</text:p>
          </table:table-cell>
          <table:table-cell office:value-type="float" office:value="992.647368421052" calcext:value-type="float">
            <text:p>992,64736842105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992.35" calcext:value-type="float">
            <text:p>992,3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1.45" calcext:value-type="float">
            <text:p>991,45</text:p>
          </table:table-cell>
          <table:table-cell office:value-type="float" office:value="993.9375" calcext:value-type="float">
            <text:p>993,9375</text:p>
          </table:table-cell>
          <table:table-cell office:value-type="float" office:value="994.15" calcext:value-type="float">
            <text:p>994,1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2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998.3125" calcext:value-type="float">
            <text:p>998,3125</text:p>
          </table:table-cell>
          <table:table-cell office:value-type="float" office:value="999.1625" calcext:value-type="float">
            <text:p>999,1625</text:p>
          </table:table-cell>
          <table:table-cell office:value-type="float" office:value="998.8875" calcext:value-type="float">
            <text:p>998,887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7.8625" calcext:value-type="float">
            <text:p>997,8625</text:p>
          </table:table-cell>
          <table:table-cell office:value-type="float" office:value="999.216625" calcext:value-type="float">
            <text:p>999,216625</text:p>
          </table:table-cell>
          <table:table-cell office:value-type="float" office:value="998.225" calcext:value-type="float">
            <text:p>998,2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9.25" calcext:value-type="float">
            <text:p>999,25</text:p>
          </table:table-cell>
          <table:table-cell office:value-type="float" office:value="999.4" calcext:value-type="float">
            <text:p>999,4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9.28" calcext:value-type="float">
            <text:p>999,28</text:p>
          </table:table-cell>
          <table:table-cell office:value-type="float" office:value="998.89" calcext:value-type="float">
            <text:p>998,89</text:p>
          </table:table-cell>
          <table:table-cell office:value-type="float" office:value="998.52" calcext:value-type="float">
            <text:p>998,5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05" calcext:value-type="float">
            <text:p>997,0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97.766666666667" calcext:value-type="float">
            <text:p>997,766666666667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7.933333333334" calcext:value-type="float">
            <text:p>997,933333333334</text:p>
          </table:table-cell>
          <table:table-cell office:value-type="float" office:value="998.533333333333" calcext:value-type="float">
            <text:p>998,53333333333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97.066666666667" calcext:value-type="float">
            <text:p>997,066666666667</text:p>
          </table:table-cell>
          <table:table-cell office:value-type="float" office:value="997.55" calcext:value-type="float">
            <text:p>997,55</text:p>
          </table:table-cell>
          <table:table-cell office:value-type="float" office:value="998.266666666667" calcext:value-type="float">
            <text:p>998,26666666666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277666666666" calcext:value-type="float">
            <text:p>997,277666666666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95" calcext:value-type="float">
            <text:p>998,9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8.542857142857" calcext:value-type="float">
            <text:p>998,542857142857</text:p>
          </table:table-cell>
          <table:table-cell office:value-type="float" office:value="997.6" calcext:value-type="float">
            <text:p>997,6</text:p>
          </table:table-cell>
          <table:table-cell office:value-type="float" office:value="996.485714285714" calcext:value-type="float">
            <text:p>996,48571428571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9.871428571429" calcext:value-type="float">
            <text:p>999,871428571429</text:p>
          </table:table-cell>
          <table:table-cell office:value-type="float" office:value="996.392857142857" calcext:value-type="float">
            <text:p>996,392857142857</text:p>
          </table:table-cell>
          <table:table-cell office:value-type="float" office:value="997.314285714286" calcext:value-type="float">
            <text:p>997,31428571428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7.464285714286" calcext:value-type="float">
            <text:p>997,464285714286</text:p>
          </table:table-cell>
          <table:table-cell office:value-type="float" office:value="996.5405" calcext:value-type="float">
            <text:p>996,5405</text:p>
          </table:table-cell>
          <table:table-cell office:value-type="float" office:value="997.021428571429" calcext:value-type="float">
            <text:p>997,02142857142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5.476470588235" calcext:value-type="float">
            <text:p>995,476470588235</text:p>
          </table:table-cell>
          <table:table-cell office:value-type="float" office:value="994.982352941176" calcext:value-type="float">
            <text:p>994,982352941176</text:p>
          </table:table-cell>
          <table:table-cell office:value-type="float" office:value="997.123529411765" calcext:value-type="float">
            <text:p>997,1235294117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95.475" calcext:value-type="float">
            <text:p>995,475</text:p>
          </table:table-cell>
          <table:table-cell office:value-type="float" office:value="995.942857142857" calcext:value-type="float">
            <text:p>995,942857142857</text:p>
          </table:table-cell>
          <table:table-cell office:value-type="float" office:value="997.692857142857" calcext:value-type="float">
            <text:p>997,69285714285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5.455" calcext:value-type="float">
            <text:p>995,455</text:p>
          </table:table-cell>
          <table:table-cell office:value-type="float" office:value="996.6385" calcext:value-type="float">
            <text:p>996,6385</text:p>
          </table:table-cell>
          <table:table-cell office:value-type="float" office:value="997.84" calcext:value-type="float">
            <text:p>997,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6.042857142857" calcext:value-type="float">
            <text:p>996,042857142857</text:p>
          </table:table-cell>
          <table:table-cell office:value-type="float" office:value="997.168380952381" calcext:value-type="float">
            <text:p>997,168380952381</text:p>
          </table:table-cell>
          <table:table-cell office:value-type="float" office:value="998.057142857143" calcext:value-type="float">
            <text:p>998,05714285714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6.517647058824" calcext:value-type="float">
            <text:p>996,517647058824</text:p>
          </table:table-cell>
          <table:table-cell office:value-type="float" office:value="997.609823529412" calcext:value-type="float">
            <text:p>997,609823529412</text:p>
          </table:table-cell>
          <table:table-cell office:value-type="float" office:value="998.682352941176" calcext:value-type="float">
            <text:p>998,68235294117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6.56" calcext:value-type="float">
            <text:p>996,56</text:p>
          </table:table-cell>
          <table:table-cell office:value-type="float" office:value="998.495" calcext:value-type="float">
            <text:p>998,495</text:p>
          </table:table-cell>
          <table:table-cell office:value-type="float" office:value="998.59" calcext:value-type="float">
            <text:p>998,59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08.40769230769" calcext:value-type="float">
            <text:p>1008,40769230769</text:p>
          </table:table-cell>
          <table:table-cell office:value-type="float" office:value="1009.28692307692" calcext:value-type="float">
            <text:p>1009,28692307692</text:p>
          </table:table-cell>
          <table:table-cell office:value-type="float" office:value="1008.80769230769" calcext:value-type="float">
            <text:p>1008,80769230769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9.0485" calcext:value-type="float">
            <text:p>1009,048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8.27916666667" calcext:value-type="float">
            <text:p>1008,27916666667</text:p>
          </table:table-cell>
          <table:table-cell office:value-type="float" office:value="1008.29916666667" calcext:value-type="float">
            <text:p>1008,29916666667</text:p>
          </table:table-cell>
          <table:table-cell office:value-type="float" office:value="1007.5125" calcext:value-type="float">
            <text:p>1007,51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8.72380952381" calcext:value-type="float">
            <text:p>1008,72380952381</text:p>
          </table:table-cell>
          <table:table-cell office:value-type="float" office:value="1008.20333333333" calcext:value-type="float">
            <text:p>1008,20333333333</text:p>
          </table:table-cell>
          <table:table-cell office:value-type="float" office:value="1007.86666666667" calcext:value-type="float">
            <text:p>1007,866666666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8.1380952381" calcext:value-type="float">
            <text:p>1008,1380952381</text:p>
          </table:table-cell>
          <table:table-cell office:value-type="float" office:value="1007.64285714286" calcext:value-type="float">
            <text:p>1007,64285714286</text:p>
          </table:table-cell>
          <table:table-cell office:value-type="float" office:value="1007.19047619048" calcext:value-type="float">
            <text:p>1007,190476190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.20740740741" calcext:value-type="float">
            <text:p>1007,20740740741</text:p>
          </table:table-cell>
          <table:table-cell office:value-type="float" office:value="1006.86555555556" calcext:value-type="float">
            <text:p>1006,86555555556</text:p>
          </table:table-cell>
          <table:table-cell office:value-type="float" office:value="1006.82962962963" calcext:value-type="float">
            <text:p>1006,829629629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7.27878787879" calcext:value-type="float">
            <text:p>1007,27878787879</text:p>
          </table:table-cell>
          <table:table-cell office:value-type="float" office:value="1007.23212121212" calcext:value-type="float">
            <text:p>1007,23212121212</text:p>
          </table:table-cell>
          <table:table-cell office:value-type="float" office:value="1007.32121212121" calcext:value-type="float">
            <text:p>1007,321212121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7.18260869565" calcext:value-type="float">
            <text:p>1007,18260869565</text:p>
          </table:table-cell>
          <table:table-cell office:value-type="float" office:value="1007.4747826087" calcext:value-type="float">
            <text:p>1007,4747826087</text:p>
          </table:table-cell>
          <table:table-cell office:value-type="float" office:value="1007.78260869565" calcext:value-type="float">
            <text:p>1007,7826086956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6.98095238095" calcext:value-type="float">
            <text:p>1006,98095238095</text:p>
          </table:table-cell>
          <table:table-cell office:value-type="float" office:value="1007.75238095238" calcext:value-type="float">
            <text:p>1007,75238095238</text:p>
          </table:table-cell>
          <table:table-cell office:value-type="float" office:value="1008.34761904762" calcext:value-type="float">
            <text:p>1008,34761904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7.44418604651" calcext:value-type="float">
            <text:p>1007,44418604651</text:p>
          </table:table-cell>
          <table:table-cell office:value-type="float" office:value="1008.10813953488" calcext:value-type="float">
            <text:p>1008,10813953488</text:p>
          </table:table-cell>
          <table:table-cell office:value-type="float" office:value="1008.70697674419" calcext:value-type="float">
            <text:p>1008,706976744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7.91929824561" calcext:value-type="float">
            <text:p>1007,91929824561</text:p>
          </table:table-cell>
          <table:table-cell office:value-type="float" office:value="1008.92754385965" calcext:value-type="float">
            <text:p>1008,92754385965</text:p>
          </table:table-cell>
          <table:table-cell office:value-type="float" office:value="1009.30877192982" calcext:value-type="float">
            <text:p>1009,3087719298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7.35714285714" calcext:value-type="float">
            <text:p>1007,35714285714</text:p>
          </table:table-cell>
          <table:table-cell office:value-type="float" office:value="1008.16918367347" calcext:value-type="float">
            <text:p>1008,16918367347</text:p>
          </table:table-cell>
          <table:table-cell office:value-type="float" office:value="1008.27551020408" calcext:value-type="float">
            <text:p>1008,2755102040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08.753125" calcext:value-type="float">
            <text:p>1008,753125</text:p>
          </table:table-cell>
          <table:table-cell office:value-type="float" office:value="1009.0721875" calcext:value-type="float">
            <text:p>1009,0721875</text:p>
          </table:table-cell>
          <table:table-cell office:value-type="float" office:value="1008.6625" calcext:value-type="float">
            <text:p>1008,66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08.61142857143" calcext:value-type="float">
            <text:p>1008,61142857143</text:p>
          </table:table-cell>
          <table:table-cell office:value-type="float" office:value="1008.472" calcext:value-type="float">
            <text:p>1008,472</text:p>
          </table:table-cell>
          <table:table-cell office:value-type="float" office:value="1007.77428571429" calcext:value-type="float">
            <text:p>1007,7742857142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9.43870967742" calcext:value-type="float">
            <text:p>1009,43870967742</text:p>
          </table:table-cell>
          <table:table-cell office:value-type="float" office:value="1008.99225806452" calcext:value-type="float">
            <text:p>1008,99225806452</text:p>
          </table:table-cell>
          <table:table-cell office:value-type="float" office:value="1008.15161290323" calcext:value-type="float">
            <text:p>1008,1516129032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08.53913043478" calcext:value-type="float">
            <text:p>1008,53913043478</text:p>
          </table:table-cell>
          <table:table-cell office:value-type="float" office:value="1007.89913043478" calcext:value-type="float">
            <text:p>1007,89913043478</text:p>
          </table:table-cell>
          <table:table-cell office:value-type="float" office:value="1007.12608695652" calcext:value-type="float">
            <text:p>1007,126086956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37916666667" calcext:value-type="float">
            <text:p>1008,37916666667</text:p>
          </table:table-cell>
          <table:table-cell office:value-type="float" office:value="1007.6875" calcext:value-type="float">
            <text:p>1007,6875</text:p>
          </table:table-cell>
          <table:table-cell office:value-type="float" office:value="1007.1375" calcext:value-type="float">
            <text:p>1007,13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7.02173913044" calcext:value-type="float">
            <text:p>1007,02173913044</text:p>
          </table:table-cell>
          <table:table-cell office:value-type="float" office:value="1006.63608695652" calcext:value-type="float">
            <text:p>1006,63608695652</text:p>
          </table:table-cell>
          <table:table-cell office:value-type="float" office:value="1006.5652173913" calcext:value-type="float">
            <text:p>1006,565217391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6.715" calcext:value-type="float">
            <text:p>1006,715</text:p>
          </table:table-cell>
          <table:table-cell office:value-type="float" office:value="1006.774" calcext:value-type="float">
            <text:p>1006,774</text:p>
          </table:table-cell>
          <table:table-cell office:value-type="float" office:value="1006.855" calcext:value-type="float">
            <text:p>1006,85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6.22666666667" calcext:value-type="float">
            <text:p>1006,22666666667</text:p>
          </table:table-cell>
          <table:table-cell office:value-type="float" office:value="1006.602" calcext:value-type="float">
            <text:p>1006,602</text:p>
          </table:table-cell>
          <table:table-cell office:value-type="float" office:value="1007.06666666667" calcext:value-type="float">
            <text:p>1007,0666666666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6.6652173913" calcext:value-type="float">
            <text:p>1006,6652173913</text:p>
          </table:table-cell>
          <table:table-cell office:value-type="float" office:value="1007.22260869565" calcext:value-type="float">
            <text:p>1007,22260869565</text:p>
          </table:table-cell>
          <table:table-cell office:value-type="float" office:value="1007.75217391304" calcext:value-type="float">
            <text:p>1007,7521739130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7.64761904762" calcext:value-type="float">
            <text:p>1007,64761904762</text:p>
          </table:table-cell>
          <table:table-cell office:value-type="float" office:value="1008.1080952381" calcext:value-type="float">
            <text:p>1008,1080952381</text:p>
          </table:table-cell>
          <table:table-cell office:value-type="float" office:value="1008.46666666667" calcext:value-type="float">
            <text:p>1008,4666666666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7.26666666667" calcext:value-type="float">
            <text:p>1007,26666666667</text:p>
          </table:table-cell>
          <table:table-cell office:value-type="float" office:value="1007.92133333333" calcext:value-type="float">
            <text:p>1007,92133333333</text:p>
          </table:table-cell>
          <table:table-cell office:value-type="float" office:value="1008.38" calcext:value-type="float">
            <text:p>1008,38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47692307692" calcext:value-type="float">
            <text:p>1008,47692307692</text:p>
          </table:table-cell>
          <table:table-cell office:value-type="float" office:value="1009.33615384615" calcext:value-type="float">
            <text:p>1009,3361538461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90333333333" calcext:value-type="float">
            <text:p>1011,90333333333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1.21" calcext:value-type="float">
            <text:p>1011,21</text:p>
          </table:table-cell>
          <table:table-cell office:value-type="float" office:value="1011.997" calcext:value-type="float">
            <text:p>1011,997</text:p>
          </table:table-cell>
          <table:table-cell office:value-type="float" office:value="1011.17" calcext:value-type="float">
            <text:p>1011,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0675" calcext:value-type="float">
            <text:p>1012,0675</text:p>
          </table:table-cell>
          <table:table-cell office:value-type="float" office:value="1011.025" calcext:value-type="float">
            <text:p>1011,0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71666666667" calcext:value-type="float">
            <text:p>1011,71666666667</text:p>
          </table:table-cell>
          <table:table-cell office:value-type="float" office:value="1011.56833333333" calcext:value-type="float">
            <text:p>1011,56833333333</text:p>
          </table:table-cell>
          <table:table-cell office:value-type="float" office:value="1011.28333333333" calcext:value-type="float">
            <text:p>1011,283333333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96142857143" calcext:value-type="float">
            <text:p>1010,96142857143</text:p>
          </table:table-cell>
          <table:table-cell office:value-type="float" office:value="1010.78571428571" calcext:value-type="float">
            <text:p>1010,785714285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4555555556" calcext:value-type="float">
            <text:p>1010,54555555556</text:p>
          </table:table-cell>
          <table:table-cell office:value-type="float" office:value="1010.95555555556" calcext:value-type="float">
            <text:p>1010,955555555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011.43333333333" calcext:value-type="float">
            <text:p>1011,4333333333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1.775" calcext:value-type="float">
            <text:p>1011,775</text:p>
          </table:table-cell>
          <table:table-cell office:value-type="float" office:value="1012.1025" calcext:value-type="float">
            <text:p>1012,1025</text:p>
          </table:table-cell>
          <table:table-cell office:value-type="float" office:value="1012.575" calcext:value-type="float">
            <text:p>1012,57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.054" calcext:value-type="float">
            <text:p>1011,054</text:p>
          </table:table-cell>
          <table:table-cell office:value-type="float" office:value="1011.64" calcext:value-type="float">
            <text:p>1011,6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0.62" calcext:value-type="float">
            <text:p>1010,62</text:p>
          </table:table-cell>
          <table:table-cell office:value-type="float" office:value="1011.978" calcext:value-type="float">
            <text:p>1011,978</text:p>
          </table:table-cell>
          <table:table-cell office:value-type="float" office:value="1012.62" calcext:value-type="float">
            <text:p>1012,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71428571429" calcext:value-type="float">
            <text:p>1010,71428571429</text:p>
          </table:table-cell>
          <table:table-cell office:value-type="float" office:value="1011.63857142857" calcext:value-type="float">
            <text:p>1011,638571428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775" calcext:value-type="float">
            <text:p>1012,775</text:p>
          </table:table-cell>
          <table:table-cell office:value-type="float" office:value="1012.68333333333" calcext:value-type="float">
            <text:p>1012,6833333333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3.115" calcext:value-type="float">
            <text:p>1013,115</text:p>
          </table:table-cell>
          <table:table-cell office:value-type="float" office:value="1012.45" calcext:value-type="float">
            <text:p>1012,4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93333333333" calcext:value-type="float">
            <text:p>1012,93333333333</text:p>
          </table:table-cell>
          <table:table-cell office:value-type="float" office:value="1012.91666666667" calcext:value-type="float">
            <text:p>1012,91666666667</text:p>
          </table:table-cell>
          <table:table-cell office:value-type="float" office:value="1012.21666666667" calcext:value-type="float">
            <text:p>1012,2166666666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2.32222222222" calcext:value-type="float">
            <text:p>1012,32222222222</text:p>
          </table:table-cell>
          <table:table-cell office:value-type="float" office:value="1011.68555555556" calcext:value-type="float">
            <text:p>1011,68555555556</text:p>
          </table:table-cell>
          <table:table-cell office:value-type="float" office:value="1010.66666666667" calcext:value-type="float">
            <text:p>1010,66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25555555556" calcext:value-type="float">
            <text:p>1011,25555555556</text:p>
          </table:table-cell>
          <table:table-cell office:value-type="float" office:value="1010.38888888889" calcext:value-type="float">
            <text:p>1010,38888888889</text:p>
          </table:table-cell>
          <table:table-cell office:value-type="float" office:value="1009.45555555556" calcext:value-type="float">
            <text:p>1009,455555555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1009.613" calcext:value-type="float">
            <text:p>1009,613</text:p>
          </table:table-cell>
          <table:table-cell office:value-type="float" office:value="1009.01" calcext:value-type="float">
            <text:p>1009,0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1.79090909091" calcext:value-type="float">
            <text:p>1011,79090909091</text:p>
          </table:table-cell>
          <table:table-cell office:value-type="float" office:value="1011.53818181818" calcext:value-type="float">
            <text:p>1011,53818181818</text:p>
          </table:table-cell>
          <table:table-cell office:value-type="float" office:value="1011.12727272727" calcext:value-type="float">
            <text:p>1011,1272727272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05333333333" calcext:value-type="float">
            <text:p>1010,05333333333</text:p>
          </table:table-cell>
          <table:table-cell office:value-type="float" office:value="1010.55333333333" calcext:value-type="float">
            <text:p>1010,553333333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95454545455" calcext:value-type="float">
            <text:p>1008,95454545455</text:p>
          </table:table-cell>
          <table:table-cell office:value-type="float" office:value="1009.21818181818" calcext:value-type="float">
            <text:p>1009,2181818181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9.31333333333" calcext:value-type="float">
            <text:p>1009,31333333333</text:p>
          </table:table-cell>
          <table:table-cell office:value-type="float" office:value="1010.122" calcext:value-type="float">
            <text:p>1010,122</text:p>
          </table:table-cell>
          <table:table-cell office:value-type="float" office:value="1010.69333333333" calcext:value-type="float">
            <text:p>1010,6933333333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9.87777777778" calcext:value-type="float">
            <text:p>1009,87777777778</text:p>
          </table:table-cell>
          <table:table-cell office:value-type="float" office:value="1010.63888888889" calcext:value-type="float">
            <text:p>1010,63888888889</text:p>
          </table:table-cell>
          <table:table-cell office:value-type="float" office:value="1011.14444444444" calcext:value-type="float">
            <text:p>1011,14444444444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1.6125" calcext:value-type="float">
            <text:p>1011,6125</text:p>
          </table:table-cell>
          <table:table-cell office:value-type="float" office:value="1012.4825" calcext:value-type="float">
            <text:p>1012,4825</text:p>
          </table:table-cell>
          <table:table-cell office:value-type="float" office:value="1012.775" calcext:value-type="float">
            <text:p>1012,77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5375" calcext:value-type="float">
            <text:p>1011,5375</text:p>
          </table:table-cell>
          <table:table-cell office:value-type="float" office:value="1012.3975" calcext:value-type="float">
            <text:p>1012,3975</text:p>
          </table:table-cell>
          <table:table-cell office:value-type="float" office:value="1012.3375" calcext:value-type="float">
            <text:p>1012,337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011.23333333333" calcext:value-type="float">
            <text:p>1011,23333333333</text:p>
          </table:table-cell>
          <table:table-cell office:value-type="float" office:value="1012.06666666667" calcext:value-type="float">
            <text:p>1012,06666666667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9.73333333333" calcext:value-type="float">
            <text:p>1009,73333333333</text:p>
          </table:table-cell>
          <table:table-cell office:value-type="float" office:value="1010.43333333333" calcext:value-type="float">
            <text:p>1010,43333333333</text:p>
          </table:table-cell>
          <table:table-cell office:value-type="float" office:value="1011.33333333333" calcext:value-type="float">
            <text:p>1011,3333333333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8.525" calcext:value-type="float">
            <text:p>1008,52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275" calcext:value-type="float">
            <text:p>1011,27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77" calcext:value-type="float">
            <text:p>1010,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1.54" calcext:value-type="float">
            <text:p>1011,54</text:p>
          </table:table-cell>
          <table:table-cell office:value-type="float" office:value="1011.33" calcext:value-type="float">
            <text:p>1011,33</text:p>
          </table:table-cell>
          <table:table-cell office:value-type="float" office:value="1010.16" calcext:value-type="float">
            <text:p>1010,1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06666666667" calcext:value-type="float">
            <text:p>1011,06666666667</text:p>
          </table:table-cell>
          <table:table-cell office:value-type="float" office:value="1010.29666666667" calcext:value-type="float">
            <text:p>1010,29666666667</text:p>
          </table:table-cell>
          <table:table-cell office:value-type="float" office:value="1009.21666666667" calcext:value-type="float">
            <text:p>1009,21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0.3085" calcext:value-type="float">
            <text:p>1010,3085</text:p>
          </table:table-cell>
          <table:table-cell office:value-type="float" office:value="1009.18" calcext:value-type="float">
            <text:p>1009,1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77826086957" calcext:value-type="float">
            <text:p>1008,77826086957</text:p>
          </table:table-cell>
          <table:table-cell office:value-type="float" office:value="1008.16304347826" calcext:value-type="float">
            <text:p>1008,16304347826</text:p>
          </table:table-cell>
          <table:table-cell office:value-type="float" office:value="1007.45217391304" calcext:value-type="float">
            <text:p>1007,4521739130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34814814815" calcext:value-type="float">
            <text:p>1008,3481481481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7037037037" calcext:value-type="float">
            <text:p>1007,6703703703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7.31025641026" calcext:value-type="float">
            <text:p>1007,31025641026</text:p>
          </table:table-cell>
          <table:table-cell office:value-type="float" office:value="1007.66256410256" calcext:value-type="float">
            <text:p>1007,66256410256</text:p>
          </table:table-cell>
          <table:table-cell office:value-type="float" office:value="1008.07692307692" calcext:value-type="float">
            <text:p>1008,0769230769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7.53947368421" calcext:value-type="float">
            <text:p>1007,53947368421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65789473684" calcext:value-type="float">
            <text:p>1009,657894736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46818181818" calcext:value-type="float">
            <text:p>1008,46818181818</text:p>
          </table:table-cell>
          <table:table-cell office:value-type="float" office:value="1009.58227272727" calcext:value-type="float">
            <text:p>1009,58227272727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63636363636" calcext:value-type="float">
            <text:p>1009,63636363636</text:p>
          </table:table-cell>
          <table:table-cell office:value-type="float" office:value="1010.44545454545" calcext:value-type="float">
            <text:p>1010,4454545454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93333333333" calcext:value-type="float">
            <text:p>1008,93333333333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0">
            <text:p>MACA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925" calcext:value-type="float">
            <text:p>1008,925</text:p>
          </table:table-cell>
          <table:table-cell office:value-type="float" office:value="1008.55" calcext:value-type="float">
            <text:p>1008,5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03" calcext:value-type="float">
            <text:p>1010,03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95" calcext:value-type="float">
            <text:p>1010,95</text:p>
          </table:table-cell>
          <table:table-cell office:value-type="float" office:value="1011.55" calcext:value-type="float">
            <text:p>1011,5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1.95" calcext:value-type="float">
            <text:p>1011,9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95" calcext:value-type="float">
            <text:p>1012,95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2.525" calcext:value-type="float">
            <text:p>1012,5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075" calcext:value-type="float">
            <text:p>1012,07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375" calcext:value-type="float">
            <text:p>1011,37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43333333333" calcext:value-type="float">
            <text:p>1011,43333333333</text:p>
          </table:table-cell>
          <table:table-cell office:value-type="float" office:value="1011.02" calcext:value-type="float">
            <text:p>1011,0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86777777778" calcext:value-type="float">
            <text:p>1009,86777777778</text:p>
          </table:table-cell>
          <table:table-cell office:value-type="float" office:value="1008.97777777778" calcext:value-type="float">
            <text:p>1008,9777777777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0588235294" calcext:value-type="float">
            <text:p>1010,40588235294</text:p>
          </table:table-cell>
          <table:table-cell office:value-type="float" office:value="1009.86705882353" calcext:value-type="float">
            <text:p>1009,86705882353</text:p>
          </table:table-cell>
          <table:table-cell office:value-type="float" office:value="1009.32941176471" calcext:value-type="float">
            <text:p>1009,3294117647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44210526316" calcext:value-type="float">
            <text:p>1008,44210526316</text:p>
          </table:table-cell>
          <table:table-cell office:value-type="float" office:value="1007.95368421053" calcext:value-type="float">
            <text:p>1007,95368421053</text:p>
          </table:table-cell>
          <table:table-cell office:value-type="float" office:value="1007.55263157895" calcext:value-type="float">
            <text:p>1007,5526315789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8.6625" calcext:value-type="float">
            <text:p>1008,6625</text:p>
          </table:table-cell>
          <table:table-cell office:value-type="float" office:value="1008.71625" calcext:value-type="float">
            <text:p>1008,7162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08571428571" calcext:value-type="float">
            <text:p>1008,08571428571</text:p>
          </table:table-cell>
          <table:table-cell office:value-type="float" office:value="1008.69285714286" calcext:value-type="float">
            <text:p>1008,69285714286</text:p>
          </table:table-cell>
          <table:table-cell office:value-type="float" office:value="1009.08571428571" calcext:value-type="float">
            <text:p>1009,0857142857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15833333333" calcext:value-type="float">
            <text:p>1008,15833333333</text:p>
          </table:table-cell>
          <table:table-cell office:value-type="float" office:value="1008.45833333333" calcext:value-type="float">
            <text:p>1008,45833333333</text:p>
          </table:table-cell>
          <table:table-cell office:value-type="float" office:value="1008.81666666667" calcext:value-type="float">
            <text:p>1008,8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75" calcext:value-type="float">
            <text:p>1008,875</text:p>
          </table:table-cell>
          <table:table-cell office:value-type="float" office:value="1009.75" calcext:value-type="float">
            <text:p>1009,7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012.14" calcext:value-type="float">
            <text:p>1012,14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8" calcext:value-type="float">
            <text:p>1012,8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2.28" calcext:value-type="float">
            <text:p>1012,28</text:p>
          </table:table-cell>
          <table:table-cell office:value-type="float" office:value="1012.174" calcext:value-type="float">
            <text:p>1012,174</text:p>
          </table:table-cell>
          <table:table-cell office:value-type="float" office:value="1011.76" calcext:value-type="float">
            <text:p>1011,7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58" calcext:value-type="float">
            <text:p>1012,158</text:p>
          </table:table-cell>
          <table:table-cell office:value-type="float" office:value="1011.56" calcext:value-type="float">
            <text:p>1011,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2.56666666667" calcext:value-type="float">
            <text:p>1012,56666666667</text:p>
          </table:table-cell>
          <table:table-cell office:value-type="float" office:value="1012.01166666667" calcext:value-type="float">
            <text:p>1012,01166666667</text:p>
          </table:table-cell>
          <table:table-cell office:value-type="float" office:value="1011.35" calcext:value-type="float">
            <text:p>1011,3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1666666667" calcext:value-type="float">
            <text:p>1010,61666666667</text:p>
          </table:table-cell>
          <table:table-cell office:value-type="float" office:value="1009.91666666667" calcext:value-type="float">
            <text:p>1009,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07333333333" calcext:value-type="float">
            <text:p>1010,07333333333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0.08571428571" calcext:value-type="float">
            <text:p>1010,08571428571</text:p>
          </table:table-cell>
          <table:table-cell office:value-type="float" office:value="1010.50142857143" calcext:value-type="float">
            <text:p>1010,5014285714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1.01428571429" calcext:value-type="float">
            <text:p>1011,0142857142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94285714286" calcext:value-type="float">
            <text:p>1011,9428571428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.65" calcext:value-type="float">
            <text:p>1010,6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375" calcext:value-type="float">
            <text:p>1011,375</text:p>
          </table:table-cell>
          <table:table-cell office:value-type="float" office:value="1012.05" calcext:value-type="float">
            <text:p>1012,0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32857142857" calcext:value-type="float">
            <text:p>1011,32857142857</text:p>
          </table:table-cell>
          <table:table-cell office:value-type="float" office:value="1012.28142857143" calcext:value-type="float">
            <text:p>1012,28142857143</text:p>
          </table:table-cell>
          <table:table-cell office:value-type="float" office:value="1012.34285714286" calcext:value-type="float">
            <text:p>1012,3428571428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675" calcext:value-type="float">
            <text:p>1012,67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875" calcext:value-type="float">
            <text:p>1012,87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1013.05" calcext:value-type="float">
            <text:p>1013,0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4.06666666667" calcext:value-type="float">
            <text:p>1014,06666666667</text:p>
          </table:table-cell>
          <table:table-cell office:value-type="float" office:value="1013.63333333333" calcext:value-type="float">
            <text:p>1013,6333333333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975" calcext:value-type="float">
            <text:p>1010,975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65" calcext:value-type="float">
            <text:p>1011,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6666666667" calcext:value-type="float">
            <text:p>1008,06666666667</text:p>
          </table:table-cell>
          <table:table-cell office:value-type="float" office:value="1008.71666666667" calcext:value-type="float">
            <text:p>1008,71666666667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11.675" calcext:value-type="float">
            <text:p>1011,675</text:p>
          </table:table-cell>
          <table:table-cell office:value-type="float" office:value="1012.25" calcext:value-type="float">
            <text:p>1012,25</text:p>
          </table:table-cell>
          <table:table-cell office:value-type="float" office:value="1012.625" calcext:value-type="float">
            <text:p>1012,62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0.88333333333" calcext:value-type="float">
            <text:p>1010,88333333333</text:p>
          </table:table-cell>
          <table:table-cell office:value-type="float" office:value="1011.88333333333" calcext:value-type="float">
            <text:p>1011,88333333333</text:p>
          </table:table-cell>
          <table:table-cell office:value-type="float" office:value="1012.25" calcext:value-type="float">
            <text:p>1012,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style-name="ce33"/>
          <table:table-cell table:number-columns-repeated="4"/>
        </table:table-row>
      </table:table>
      <table:table table:name="Folha5" table:style-name="ta1">
        <table:shapes>
          <draw:frame draw:z-index="0" draw:style-name="gr1" draw:text-style-name="P1" svg:width="14.538cm" svg:height="10.12cm" svg:x="11.839cm" svg:y="0.106cm">
            <draw:object draw:notify-on-update-of-ranges="Folha5.A1:Folha5.A1 Folha5.B2:Folha5.B20 Folha5.C1:Folha5.C1 Folha5.C2:Folha5.C20 Folha5.D1:Folha5.D1 Folha5.D2:Folha5.D20 Folha5.E1:Folha5.E1 Folha5.E2:Folha5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4.538cm" svg:height="10.12cm" svg:x="11.757cm" svg:y="10.837cm">
            <draw:object draw:notify-on-update-of-ranges="Folha5.B21:Folha5.B21 Folha5.B22:Folha5.B38 Folha5.C21:Folha5.C21 Folha5.C22:Folha5.C38 Folha5.D21:Folha5.D21 Folha5.D22:Folha5.D38 Folha5.E21:Folha5.E21 Folha5.E22:Folha5.E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4.538cm" svg:height="10.12cm" svg:x="11.757cm" svg:y="21.223cm">
            <draw:object draw:notify-on-update-of-ranges="Folha5.B40:Folha5.B40 Folha5.B41:Folha5.B61 Folha5.C40:Folha5.C40 Folha5.C41:Folha5.C61 Folha5.D40:Folha5.D40 Folha5.D41:Folha5.D61 Folha5.E40:Folha5.E40 Folha5.E41:Folha5.E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SANTA CRUZ</text:p>
          </table:table-cell>
          <table:table-cell office:value-type="float" office:value="1" calcext:value-type="float">
            <text:p>1</text:p>
          </table:table-cell>
          <table:table-cell office:value-type="float" office:value="989.05" calcext:value-type="float">
            <text:p>989,05</text:p>
          </table:table-cell>
          <table:table-cell office:value-type="float" office:value="989.21675" calcext:value-type="float">
            <text:p>989,21675</text:p>
          </table:table-cell>
          <table:table-cell office:value-type="float" office:value="988.1" calcext:value-type="float">
            <text:p>988,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0.2" calcext:value-type="float">
            <text:p>990,2</text:p>
          </table:table-cell>
          <table:table-cell office:value-type="float" office:value="989.55" calcext:value-type="float">
            <text:p>989,55</text:p>
          </table:table-cell>
          <table:table-cell office:value-type="float" office:value="989.2" calcext:value-type="float">
            <text:p>989,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86.1" calcext:value-type="float">
            <text:p>986,1</text:p>
          </table:table-cell>
          <table:table-cell office:value-type="float" office:value="985.6" calcext:value-type="float">
            <text:p>985,6</text:p>
          </table:table-cell>
          <table:table-cell office:value-type="float" office:value="985.2" calcext:value-type="float">
            <text:p>985,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7.45" calcext:value-type="float">
            <text:p>987,45</text:p>
          </table:table-cell>
          <table:table-cell office:value-type="float" office:value="987.7625" calcext:value-type="float">
            <text:p>987,7625</text:p>
          </table:table-cell>
          <table:table-cell office:value-type="float" office:value="988.25" calcext:value-type="float">
            <text:p>988,2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89.3" calcext:value-type="float">
            <text:p>989,3</text:p>
          </table:table-cell>
          <table:table-cell office:value-type="float" office:value="989.8" calcext:value-type="float">
            <text:p>989,8</text:p>
          </table:table-cell>
          <table:table-cell office:value-type="float" office:value="990.1" calcext:value-type="float">
            <text:p>990,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7.342857142857" calcext:value-type="float">
            <text:p>987,342857142857</text:p>
          </table:table-cell>
          <table:table-cell office:value-type="float" office:value="988.473857142857" calcext:value-type="float">
            <text:p>988,473857142857</text:p>
          </table:table-cell>
          <table:table-cell office:value-type="float" office:value="989.028571428571" calcext:value-type="float">
            <text:p>989,02857142857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87.7375" calcext:value-type="float">
            <text:p>987,7375</text:p>
          </table:table-cell>
          <table:table-cell office:value-type="float" office:value="988.69375" calcext:value-type="float">
            <text:p>988,69375</text:p>
          </table:table-cell>
          <table:table-cell office:value-type="float" office:value="989.0625" calcext:value-type="float">
            <text:p>989,062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89.425" calcext:value-type="float">
            <text:p>989,425</text:p>
          </table:table-cell>
          <table:table-cell office:value-type="float" office:value="990.314625" calcext:value-type="float">
            <text:p>990,314625</text:p>
          </table:table-cell>
          <table:table-cell office:value-type="float" office:value="989.975" calcext:value-type="float">
            <text:p>989,97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9.85" calcext:value-type="float">
            <text:p>989,85</text:p>
          </table:table-cell>
          <table:table-cell office:value-type="float" office:value="990.15" calcext:value-type="float">
            <text:p>990,15</text:p>
          </table:table-cell>
          <table:table-cell office:value-type="float" office:value="989.8" calcext:value-type="float">
            <text:p>989,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89.1" calcext:value-type="float">
            <text:p>989,1</text:p>
          </table:table-cell>
          <table:table-cell office:value-type="float" office:value="988.942857142857" calcext:value-type="float">
            <text:p>988,942857142857</text:p>
          </table:table-cell>
          <table:table-cell office:value-type="float" office:value="988.128571428571" calcext:value-type="float">
            <text:p>988,12857142857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9.071428571429" calcext:value-type="float">
            <text:p>989,071428571429</text:p>
          </table:table-cell>
          <table:table-cell office:value-type="float" office:value="988.707142857143" calcext:value-type="float">
            <text:p>988,707142857143</text:p>
          </table:table-cell>
          <table:table-cell office:value-type="float" office:value="987.528571428572" calcext:value-type="float">
            <text:p>987,52857142857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87.17" calcext:value-type="float">
            <text:p>987,17</text:p>
          </table:table-cell>
          <table:table-cell office:value-type="float" office:value="986.5573" calcext:value-type="float">
            <text:p>986,5573</text:p>
          </table:table-cell>
          <table:table-cell office:value-type="float" office:value="985.64" calcext:value-type="float">
            <text:p>985,6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7.46" calcext:value-type="float">
            <text:p>987,46</text:p>
          </table:table-cell>
          <table:table-cell office:value-type="float" office:value="986.9122" calcext:value-type="float">
            <text:p>986,9122</text:p>
          </table:table-cell>
          <table:table-cell office:value-type="float" office:value="986.253333333333" calcext:value-type="float">
            <text:p>986,253333333333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86.084210526316" calcext:value-type="float">
            <text:p>986,084210526316</text:p>
          </table:table-cell>
          <table:table-cell office:value-type="float" office:value="985.964052631579" calcext:value-type="float">
            <text:p>985,964052631579</text:p>
          </table:table-cell>
          <table:table-cell office:value-type="float" office:value="985.821052631579" calcext:value-type="float">
            <text:p>985,82105263157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85.109523809524" calcext:value-type="float">
            <text:p>985,109523809524</text:p>
          </table:table-cell>
          <table:table-cell office:value-type="float" office:value="984.942857142857" calcext:value-type="float">
            <text:p>984,942857142857</text:p>
          </table:table-cell>
          <table:table-cell office:value-type="float" office:value="985.12380952381" calcext:value-type="float">
            <text:p>985,1238095238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5.253333333333" calcext:value-type="float">
            <text:p>985,253333333333</text:p>
          </table:table-cell>
          <table:table-cell office:value-type="float" office:value="985.868866666666" calcext:value-type="float">
            <text:p>985,868866666666</text:p>
          </table:table-cell>
          <table:table-cell office:value-type="float" office:value="986.613333333333" calcext:value-type="float">
            <text:p>986,61333333333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84.3" calcext:value-type="float">
            <text:p>984,3</text:p>
          </table:table-cell>
          <table:table-cell office:value-type="float" office:value="985.333928571429" calcext:value-type="float">
            <text:p>985,333928571429</text:p>
          </table:table-cell>
          <table:table-cell office:value-type="float" office:value="986.3" calcext:value-type="float">
            <text:p>986,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86.12" calcext:value-type="float">
            <text:p>986,12</text:p>
          </table:table-cell>
          <table:table-cell office:value-type="float" office:value="986.87" calcext:value-type="float">
            <text:p>986,87</text:p>
          </table:table-cell>
          <table:table-cell office:value-type="float" office:value="988.2" calcext:value-type="float">
            <text:p>988,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88.025" calcext:value-type="float">
            <text:p>988,025</text:p>
          </table:table-cell>
          <table:table-cell office:value-type="float" office:value="988.7" calcext:value-type="float">
            <text:p>988,7</text:p>
          </table:table-cell>
          <table:table-cell office:value-type="float" office:value="989.3" calcext:value-type="float">
            <text:p>989,3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7">
            <text:p>CAICO</text:p>
          </table:table-cell>
          <table:table-cell office:value-type="float" office:value="0" calcext:value-type="float">
            <text:p>0</text:p>
          </table:table-cell>
          <table:table-cell office:value-type="float" office:value="994.3" calcext:value-type="float">
            <text:p>994,3</text:p>
          </table:table-cell>
          <table:table-cell office:value-type="float" office:value="993.318" calcext:value-type="float">
            <text:p>993,318</text:p>
          </table:table-cell>
          <table:table-cell office:value-type="float" office:value="993.3" calcext:value-type="float">
            <text:p>993,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994.033333333333" calcext:value-type="float">
            <text:p>994,033333333333</text:p>
          </table:table-cell>
          <table:table-cell office:value-type="float" office:value="993.233333333333" calcext:value-type="float">
            <text:p>993,23333333333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0.5" calcext:value-type="float">
            <text:p>990,5</text:p>
          </table:table-cell>
          <table:table-cell office:value-type="float" office:value="994.5" calcext:value-type="float">
            <text:p>994,5</text:p>
          </table:table-cell>
          <table:table-cell office:value-type="float" office:value="993.2" calcext:value-type="float">
            <text:p>993,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4.2" calcext:value-type="float">
            <text:p>994,2</text:p>
          </table:table-cell>
          <table:table-cell office:value-type="float" office:value="993.8" calcext:value-type="float">
            <text:p>993,8</text:p>
          </table:table-cell>
          <table:table-cell office:value-type="float" office:value="993.4" calcext:value-type="float">
            <text:p>993,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3.7" calcext:value-type="float">
            <text:p>993,7</text:p>
          </table:table-cell>
          <table:table-cell office:value-type="float" office:value="994.85" calcext:value-type="float">
            <text:p>994,85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0.4" calcext:value-type="float">
            <text:p>990,4</text:p>
          </table:table-cell>
          <table:table-cell office:value-type="float" office:value="993.567" calcext:value-type="float">
            <text:p>993,567</text:p>
          </table:table-cell>
          <table:table-cell office:value-type="float" office:value="993.9" calcext:value-type="float">
            <text:p>993,9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96.6" calcext:value-type="float">
            <text:p>996,6</text:p>
          </table:table-cell>
          <table:table-cell office:value-type="float" office:value="996.9" calcext:value-type="float">
            <text:p>996,9</text:p>
          </table:table-cell>
          <table:table-cell office:value-type="float" office:value="996.6" calcext:value-type="float">
            <text:p>996,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96.4" calcext:value-type="float">
            <text:p>996,4</text:p>
          </table:table-cell>
          <table:table-cell office:value-type="float" office:value="995.8" calcext:value-type="float">
            <text:p>995,8</text:p>
          </table:table-cell>
          <table:table-cell office:value-type="float" office:value="994.6" calcext:value-type="float">
            <text:p>994,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4.266666666667" calcext:value-type="float">
            <text:p>994,266666666667</text:p>
          </table:table-cell>
          <table:table-cell office:value-type="float" office:value="993.333333333333" calcext:value-type="float">
            <text:p>993,333333333333</text:p>
          </table:table-cell>
          <table:table-cell office:value-type="float" office:value="991.866666666667" calcext:value-type="float">
            <text:p>991,86666666666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3.2875" calcext:value-type="float">
            <text:p>993,2875</text:p>
          </table:table-cell>
          <table:table-cell office:value-type="float" office:value="992.4375" calcext:value-type="float">
            <text:p>992,4375</text:p>
          </table:table-cell>
          <table:table-cell office:value-type="float" office:value="992.0875" calcext:value-type="float">
            <text:p>992,08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2.266666666667" calcext:value-type="float">
            <text:p>992,266666666667</text:p>
          </table:table-cell>
          <table:table-cell office:value-type="float" office:value="992.35" calcext:value-type="float">
            <text:p>992,35</text:p>
          </table:table-cell>
          <table:table-cell office:value-type="float" office:value="991.616666666667" calcext:value-type="float">
            <text:p>991,61666666666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0.085714285714" calcext:value-type="float">
            <text:p>990,085714285714</text:p>
          </table:table-cell>
          <table:table-cell office:value-type="float" office:value="990.610714285714" calcext:value-type="float">
            <text:p>990,610714285714</text:p>
          </table:table-cell>
          <table:table-cell office:value-type="float" office:value="991.3" calcext:value-type="float">
            <text:p>991,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89.74" calcext:value-type="float">
            <text:p>989,74</text:p>
          </table:table-cell>
          <table:table-cell office:value-type="float" office:value="990.5567" calcext:value-type="float">
            <text:p>990,5567</text:p>
          </table:table-cell>
          <table:table-cell office:value-type="float" office:value="990.93" calcext:value-type="float">
            <text:p>990,9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0.258333333334" calcext:value-type="float">
            <text:p>990,258333333334</text:p>
          </table:table-cell>
          <table:table-cell office:value-type="float" office:value="991.166666666667" calcext:value-type="float">
            <text:p>991,166666666667</text:p>
          </table:table-cell>
          <table:table-cell office:value-type="float" office:value="992.041666666667" calcext:value-type="float">
            <text:p>992,04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0.042105263158" calcext:value-type="float">
            <text:p>990,042105263158</text:p>
          </table:table-cell>
          <table:table-cell office:value-type="float" office:value="991.171052631579" calcext:value-type="float">
            <text:p>991,171052631579</text:p>
          </table:table-cell>
          <table:table-cell office:value-type="float" office:value="992.647368421052" calcext:value-type="float">
            <text:p>992,64736842105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992.35" calcext:value-type="float">
            <text:p>992,3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1.45" calcext:value-type="float">
            <text:p>991,45</text:p>
          </table:table-cell>
          <table:table-cell office:value-type="float" office:value="993.9375" calcext:value-type="float">
            <text:p>993,9375</text:p>
          </table:table-cell>
          <table:table-cell office:value-type="float" office:value="994.15" calcext:value-type="float">
            <text:p>994,1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2">
            <text:p>APODI</text:p>
          </table:table-cell>
          <table:table-cell office:value-type="float" office:value="0" calcext:value-type="float">
            <text:p>0</text:p>
          </table:table-cell>
          <table:table-cell office:value-type="float" office:value="998.3125" calcext:value-type="float">
            <text:p>998,3125</text:p>
          </table:table-cell>
          <table:table-cell office:value-type="float" office:value="999.1625" calcext:value-type="float">
            <text:p>999,1625</text:p>
          </table:table-cell>
          <table:table-cell office:value-type="float" office:value="998.8875" calcext:value-type="float">
            <text:p>998,887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997.8625" calcext:value-type="float">
            <text:p>997,8625</text:p>
          </table:table-cell>
          <table:table-cell office:value-type="float" office:value="999.216625" calcext:value-type="float">
            <text:p>999,216625</text:p>
          </table:table-cell>
          <table:table-cell office:value-type="float" office:value="998.225" calcext:value-type="float">
            <text:p>998,2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99.25" calcext:value-type="float">
            <text:p>999,25</text:p>
          </table:table-cell>
          <table:table-cell office:value-type="float" office:value="999.4" calcext:value-type="float">
            <text:p>999,4</text:p>
          </table:table-cell>
          <table:table-cell office:value-type="float" office:value="998.7" calcext:value-type="float">
            <text:p>998,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99.28" calcext:value-type="float">
            <text:p>999,28</text:p>
          </table:table-cell>
          <table:table-cell office:value-type="float" office:value="998.89" calcext:value-type="float">
            <text:p>998,89</text:p>
          </table:table-cell>
          <table:table-cell office:value-type="float" office:value="998.52" calcext:value-type="float">
            <text:p>998,5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4" calcext:value-type="float">
            <text:p>997,4</text:p>
          </table:table-cell>
          <table:table-cell office:value-type="float" office:value="997.05" calcext:value-type="float">
            <text:p>997,0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97.766666666667" calcext:value-type="float">
            <text:p>997,766666666667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1" calcext:value-type="float">
            <text:p>997,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97.85" calcext:value-type="float">
            <text:p>997,85</text:p>
          </table:table-cell>
          <table:table-cell office:value-type="float" office:value="997.75" calcext:value-type="float">
            <text:p>997,75</text:p>
          </table:table-cell>
          <table:table-cell office:value-type="float" office:value="997.8" calcext:value-type="float">
            <text:p>997,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7.933333333334" calcext:value-type="float">
            <text:p>997,933333333334</text:p>
          </table:table-cell>
          <table:table-cell office:value-type="float" office:value="998.533333333333" calcext:value-type="float">
            <text:p>998,533333333333</text:p>
          </table:table-cell>
          <table:table-cell office:value-type="float" office:value="999.2" calcext:value-type="float">
            <text:p>999,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97.066666666667" calcext:value-type="float">
            <text:p>997,066666666667</text:p>
          </table:table-cell>
          <table:table-cell office:value-type="float" office:value="997.55" calcext:value-type="float">
            <text:p>997,55</text:p>
          </table:table-cell>
          <table:table-cell office:value-type="float" office:value="998.266666666667" calcext:value-type="float">
            <text:p>998,26666666666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97.233333333333" calcext:value-type="float">
            <text:p>997,233333333333</text:p>
          </table:table-cell>
          <table:table-cell office:value-type="float" office:value="997.277666666666" calcext:value-type="float">
            <text:p>997,277666666666</text:p>
          </table:table-cell>
          <table:table-cell office:value-type="float" office:value="998.5" calcext:value-type="float">
            <text:p>998,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98.5" calcext:value-type="float">
            <text:p>998,5</text:p>
          </table:table-cell>
          <table:table-cell office:value-type="float" office:value="999.1" calcext:value-type="float">
            <text:p>999,1</text:p>
          </table:table-cell>
          <table:table-cell office:value-type="float" office:value="998.9" calcext:value-type="float">
            <text:p>998,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8.25" calcext:value-type="float">
            <text:p>998,25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8.95" calcext:value-type="float">
            <text:p>998,9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1.9" calcext:value-type="float">
            <text:p>1001,9</text:p>
          </table:table-cell>
          <table:table-cell office:value-type="float" office:value="1001.5" calcext:value-type="float">
            <text:p>1001,5</text:p>
          </table:table-cell>
          <table:table-cell office:value-type="float" office:value="1000.5" calcext:value-type="float">
            <text:p>1000,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98.542857142857" calcext:value-type="float">
            <text:p>998,542857142857</text:p>
          </table:table-cell>
          <table:table-cell office:value-type="float" office:value="997.6" calcext:value-type="float">
            <text:p>997,6</text:p>
          </table:table-cell>
          <table:table-cell office:value-type="float" office:value="996.485714285714" calcext:value-type="float">
            <text:p>996,48571428571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9.871428571429" calcext:value-type="float">
            <text:p>999,871428571429</text:p>
          </table:table-cell>
          <table:table-cell office:value-type="float" office:value="996.392857142857" calcext:value-type="float">
            <text:p>996,392857142857</text:p>
          </table:table-cell>
          <table:table-cell office:value-type="float" office:value="997.314285714286" calcext:value-type="float">
            <text:p>997,31428571428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97.464285714286" calcext:value-type="float">
            <text:p>997,464285714286</text:p>
          </table:table-cell>
          <table:table-cell office:value-type="float" office:value="996.5405" calcext:value-type="float">
            <text:p>996,5405</text:p>
          </table:table-cell>
          <table:table-cell office:value-type="float" office:value="997.021428571429" calcext:value-type="float">
            <text:p>997,021428571429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95.476470588235" calcext:value-type="float">
            <text:p>995,476470588235</text:p>
          </table:table-cell>
          <table:table-cell office:value-type="float" office:value="994.982352941176" calcext:value-type="float">
            <text:p>994,982352941176</text:p>
          </table:table-cell>
          <table:table-cell office:value-type="float" office:value="997.123529411765" calcext:value-type="float">
            <text:p>997,1235294117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95.475" calcext:value-type="float">
            <text:p>995,475</text:p>
          </table:table-cell>
          <table:table-cell office:value-type="float" office:value="995.942857142857" calcext:value-type="float">
            <text:p>995,942857142857</text:p>
          </table:table-cell>
          <table:table-cell office:value-type="float" office:value="997.692857142857" calcext:value-type="float">
            <text:p>997,69285714285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95.455" calcext:value-type="float">
            <text:p>995,455</text:p>
          </table:table-cell>
          <table:table-cell office:value-type="float" office:value="996.6385" calcext:value-type="float">
            <text:p>996,6385</text:p>
          </table:table-cell>
          <table:table-cell office:value-type="float" office:value="997.84" calcext:value-type="float">
            <text:p>997,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96.042857142857" calcext:value-type="float">
            <text:p>996,042857142857</text:p>
          </table:table-cell>
          <table:table-cell office:value-type="float" office:value="997.168380952381" calcext:value-type="float">
            <text:p>997,168380952381</text:p>
          </table:table-cell>
          <table:table-cell office:value-type="float" office:value="998.057142857143" calcext:value-type="float">
            <text:p>998,05714285714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6.517647058824" calcext:value-type="float">
            <text:p>996,517647058824</text:p>
          </table:table-cell>
          <table:table-cell office:value-type="float" office:value="997.609823529412" calcext:value-type="float">
            <text:p>997,609823529412</text:p>
          </table:table-cell>
          <table:table-cell office:value-type="float" office:value="998.682352941176" calcext:value-type="float">
            <text:p>998,68235294117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96.56" calcext:value-type="float">
            <text:p>996,56</text:p>
          </table:table-cell>
          <table:table-cell office:value-type="float" office:value="998.495" calcext:value-type="float">
            <text:p>998,495</text:p>
          </table:table-cell>
          <table:table-cell office:value-type="float" office:value="998.59" calcext:value-type="float">
            <text:p>998,59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08.40769230769" calcext:value-type="float">
            <text:p>1008,40769230769</text:p>
          </table:table-cell>
          <table:table-cell office:value-type="float" office:value="1009.28692307692" calcext:value-type="float">
            <text:p>1009,28692307692</text:p>
          </table:table-cell>
          <table:table-cell office:value-type="float" office:value="1008.80769230769" calcext:value-type="float">
            <text:p>1008,80769230769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08.93" calcext:value-type="float">
            <text:p>1008,93</text:p>
          </table:table-cell>
          <table:table-cell office:value-type="float" office:value="1009.0485" calcext:value-type="float">
            <text:p>1009,0485</text:p>
          </table:table-cell>
          <table:table-cell office:value-type="float" office:value="1008.5" calcext:value-type="float">
            <text:p>1008,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8.27916666667" calcext:value-type="float">
            <text:p>1008,27916666667</text:p>
          </table:table-cell>
          <table:table-cell office:value-type="float" office:value="1008.29916666667" calcext:value-type="float">
            <text:p>1008,29916666667</text:p>
          </table:table-cell>
          <table:table-cell office:value-type="float" office:value="1007.5125" calcext:value-type="float">
            <text:p>1007,51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8.72380952381" calcext:value-type="float">
            <text:p>1008,72380952381</text:p>
          </table:table-cell>
          <table:table-cell office:value-type="float" office:value="1008.20333333333" calcext:value-type="float">
            <text:p>1008,20333333333</text:p>
          </table:table-cell>
          <table:table-cell office:value-type="float" office:value="1007.86666666667" calcext:value-type="float">
            <text:p>1007,866666666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8.1380952381" calcext:value-type="float">
            <text:p>1008,1380952381</text:p>
          </table:table-cell>
          <table:table-cell office:value-type="float" office:value="1007.64285714286" calcext:value-type="float">
            <text:p>1007,64285714286</text:p>
          </table:table-cell>
          <table:table-cell office:value-type="float" office:value="1007.19047619048" calcext:value-type="float">
            <text:p>1007,190476190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.20740740741" calcext:value-type="float">
            <text:p>1007,20740740741</text:p>
          </table:table-cell>
          <table:table-cell office:value-type="float" office:value="1006.86555555556" calcext:value-type="float">
            <text:p>1006,86555555556</text:p>
          </table:table-cell>
          <table:table-cell office:value-type="float" office:value="1006.82962962963" calcext:value-type="float">
            <text:p>1006,829629629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7.27878787879" calcext:value-type="float">
            <text:p>1007,27878787879</text:p>
          </table:table-cell>
          <table:table-cell office:value-type="float" office:value="1007.23212121212" calcext:value-type="float">
            <text:p>1007,23212121212</text:p>
          </table:table-cell>
          <table:table-cell office:value-type="float" office:value="1007.32121212121" calcext:value-type="float">
            <text:p>1007,321212121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7.18260869565" calcext:value-type="float">
            <text:p>1007,18260869565</text:p>
          </table:table-cell>
          <table:table-cell office:value-type="float" office:value="1007.4747826087" calcext:value-type="float">
            <text:p>1007,4747826087</text:p>
          </table:table-cell>
          <table:table-cell office:value-type="float" office:value="1007.78260869565" calcext:value-type="float">
            <text:p>1007,7826086956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6.98095238095" calcext:value-type="float">
            <text:p>1006,98095238095</text:p>
          </table:table-cell>
          <table:table-cell office:value-type="float" office:value="1007.75238095238" calcext:value-type="float">
            <text:p>1007,75238095238</text:p>
          </table:table-cell>
          <table:table-cell office:value-type="float" office:value="1008.34761904762" calcext:value-type="float">
            <text:p>1008,34761904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7.44418604651" calcext:value-type="float">
            <text:p>1007,44418604651</text:p>
          </table:table-cell>
          <table:table-cell office:value-type="float" office:value="1008.10813953488" calcext:value-type="float">
            <text:p>1008,10813953488</text:p>
          </table:table-cell>
          <table:table-cell office:value-type="float" office:value="1008.70697674419" calcext:value-type="float">
            <text:p>1008,7069767441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7.91929824561" calcext:value-type="float">
            <text:p>1007,91929824561</text:p>
          </table:table-cell>
          <table:table-cell office:value-type="float" office:value="1008.92754385965" calcext:value-type="float">
            <text:p>1008,92754385965</text:p>
          </table:table-cell>
          <table:table-cell office:value-type="float" office:value="1009.30877192982" calcext:value-type="float">
            <text:p>1009,3087719298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7.35714285714" calcext:value-type="float">
            <text:p>1007,35714285714</text:p>
          </table:table-cell>
          <table:table-cell office:value-type="float" office:value="1008.16918367347" calcext:value-type="float">
            <text:p>1008,16918367347</text:p>
          </table:table-cell>
          <table:table-cell office:value-type="float" office:value="1008.27551020408" calcext:value-type="float">
            <text:p>1008,2755102040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08.753125" calcext:value-type="float">
            <text:p>1008,753125</text:p>
          </table:table-cell>
          <table:table-cell office:value-type="float" office:value="1009.0721875" calcext:value-type="float">
            <text:p>1009,0721875</text:p>
          </table:table-cell>
          <table:table-cell office:value-type="float" office:value="1008.6625" calcext:value-type="float">
            <text:p>1008,66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08.61142857143" calcext:value-type="float">
            <text:p>1008,61142857143</text:p>
          </table:table-cell>
          <table:table-cell office:value-type="float" office:value="1008.472" calcext:value-type="float">
            <text:p>1008,472</text:p>
          </table:table-cell>
          <table:table-cell office:value-type="float" office:value="1007.77428571429" calcext:value-type="float">
            <text:p>1007,7742857142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9.43870967742" calcext:value-type="float">
            <text:p>1009,43870967742</text:p>
          </table:table-cell>
          <table:table-cell office:value-type="float" office:value="1008.99225806452" calcext:value-type="float">
            <text:p>1008,99225806452</text:p>
          </table:table-cell>
          <table:table-cell office:value-type="float" office:value="1008.15161290323" calcext:value-type="float">
            <text:p>1008,1516129032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08.53913043478" calcext:value-type="float">
            <text:p>1008,53913043478</text:p>
          </table:table-cell>
          <table:table-cell office:value-type="float" office:value="1007.89913043478" calcext:value-type="float">
            <text:p>1007,89913043478</text:p>
          </table:table-cell>
          <table:table-cell office:value-type="float" office:value="1007.12608695652" calcext:value-type="float">
            <text:p>1007,126086956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37916666667" calcext:value-type="float">
            <text:p>1008,37916666667</text:p>
          </table:table-cell>
          <table:table-cell office:value-type="float" office:value="1007.6875" calcext:value-type="float">
            <text:p>1007,6875</text:p>
          </table:table-cell>
          <table:table-cell office:value-type="float" office:value="1007.1375" calcext:value-type="float">
            <text:p>1007,137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7.02173913044" calcext:value-type="float">
            <text:p>1007,02173913044</text:p>
          </table:table-cell>
          <table:table-cell office:value-type="float" office:value="1006.63608695652" calcext:value-type="float">
            <text:p>1006,63608695652</text:p>
          </table:table-cell>
          <table:table-cell office:value-type="float" office:value="1006.5652173913" calcext:value-type="float">
            <text:p>1006,565217391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6.715" calcext:value-type="float">
            <text:p>1006,715</text:p>
          </table:table-cell>
          <table:table-cell office:value-type="float" office:value="1006.774" calcext:value-type="float">
            <text:p>1006,774</text:p>
          </table:table-cell>
          <table:table-cell office:value-type="float" office:value="1006.855" calcext:value-type="float">
            <text:p>1006,85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6.22666666667" calcext:value-type="float">
            <text:p>1006,22666666667</text:p>
          </table:table-cell>
          <table:table-cell office:value-type="float" office:value="1006.602" calcext:value-type="float">
            <text:p>1006,602</text:p>
          </table:table-cell>
          <table:table-cell office:value-type="float" office:value="1007.06666666667" calcext:value-type="float">
            <text:p>1007,0666666666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6.6652173913" calcext:value-type="float">
            <text:p>1006,6652173913</text:p>
          </table:table-cell>
          <table:table-cell office:value-type="float" office:value="1007.22260869565" calcext:value-type="float">
            <text:p>1007,22260869565</text:p>
          </table:table-cell>
          <table:table-cell office:value-type="float" office:value="1007.75217391304" calcext:value-type="float">
            <text:p>1007,7521739130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7.64761904762" calcext:value-type="float">
            <text:p>1007,64761904762</text:p>
          </table:table-cell>
          <table:table-cell office:value-type="float" office:value="1008.1080952381" calcext:value-type="float">
            <text:p>1008,1080952381</text:p>
          </table:table-cell>
          <table:table-cell office:value-type="float" office:value="1008.46666666667" calcext:value-type="float">
            <text:p>1008,46666666667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7.26666666667" calcext:value-type="float">
            <text:p>1007,26666666667</text:p>
          </table:table-cell>
          <table:table-cell office:value-type="float" office:value="1007.92133333333" calcext:value-type="float">
            <text:p>1007,92133333333</text:p>
          </table:table-cell>
          <table:table-cell office:value-type="float" office:value="1008.38" calcext:value-type="float">
            <text:p>1008,38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47692307692" calcext:value-type="float">
            <text:p>1008,47692307692</text:p>
          </table:table-cell>
          <table:table-cell office:value-type="float" office:value="1009.33615384615" calcext:value-type="float">
            <text:p>1009,33615384615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MOSSORO</text:p>
          </table:table-cell>
          <table:table-cell office:value-type="float" office:value="0" calcext:value-type="float">
            <text:p>0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90333333333" calcext:value-type="float">
            <text:p>1011,90333333333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1.21" calcext:value-type="float">
            <text:p>1011,21</text:p>
          </table:table-cell>
          <table:table-cell office:value-type="float" office:value="1011.997" calcext:value-type="float">
            <text:p>1011,997</text:p>
          </table:table-cell>
          <table:table-cell office:value-type="float" office:value="1011.17" calcext:value-type="float">
            <text:p>1011,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0675" calcext:value-type="float">
            <text:p>1012,0675</text:p>
          </table:table-cell>
          <table:table-cell office:value-type="float" office:value="1011.025" calcext:value-type="float">
            <text:p>1011,0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71666666667" calcext:value-type="float">
            <text:p>1011,71666666667</text:p>
          </table:table-cell>
          <table:table-cell office:value-type="float" office:value="1011.56833333333" calcext:value-type="float">
            <text:p>1011,56833333333</text:p>
          </table:table-cell>
          <table:table-cell office:value-type="float" office:value="1011.28333333333" calcext:value-type="float">
            <text:p>1011,283333333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0.96142857143" calcext:value-type="float">
            <text:p>1010,96142857143</text:p>
          </table:table-cell>
          <table:table-cell office:value-type="float" office:value="1010.78571428571" calcext:value-type="float">
            <text:p>1010,7857142857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10.54555555556" calcext:value-type="float">
            <text:p>1010,54555555556</text:p>
          </table:table-cell>
          <table:table-cell office:value-type="float" office:value="1010.95555555556" calcext:value-type="float">
            <text:p>1010,955555555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011.43333333333" calcext:value-type="float">
            <text:p>1011,43333333333</text:p>
          </table:table-cell>
          <table:table-cell office:value-type="float" office:value="1011.7" calcext:value-type="float">
            <text:p>1011,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1.775" calcext:value-type="float">
            <text:p>1011,775</text:p>
          </table:table-cell>
          <table:table-cell office:value-type="float" office:value="1012.1025" calcext:value-type="float">
            <text:p>1012,1025</text:p>
          </table:table-cell>
          <table:table-cell office:value-type="float" office:value="1012.575" calcext:value-type="float">
            <text:p>1012,57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52" calcext:value-type="float">
            <text:p>1010,52</text:p>
          </table:table-cell>
          <table:table-cell office:value-type="float" office:value="1011.054" calcext:value-type="float">
            <text:p>1011,054</text:p>
          </table:table-cell>
          <table:table-cell office:value-type="float" office:value="1011.64" calcext:value-type="float">
            <text:p>1011,6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0.62" calcext:value-type="float">
            <text:p>1010,62</text:p>
          </table:table-cell>
          <table:table-cell office:value-type="float" office:value="1011.978" calcext:value-type="float">
            <text:p>1011,978</text:p>
          </table:table-cell>
          <table:table-cell office:value-type="float" office:value="1012.62" calcext:value-type="float">
            <text:p>1012,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71428571429" calcext:value-type="float">
            <text:p>1010,71428571429</text:p>
          </table:table-cell>
          <table:table-cell office:value-type="float" office:value="1011.63857142857" calcext:value-type="float">
            <text:p>1011,6385714285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2.775" calcext:value-type="float">
            <text:p>1012,775</text:p>
          </table:table-cell>
          <table:table-cell office:value-type="float" office:value="1012.68333333333" calcext:value-type="float">
            <text:p>1012,6833333333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75" calcext:value-type="float">
            <text:p>1012,75</text:p>
          </table:table-cell>
          <table:table-cell office:value-type="float" office:value="1013.115" calcext:value-type="float">
            <text:p>1013,115</text:p>
          </table:table-cell>
          <table:table-cell office:value-type="float" office:value="1012.45" calcext:value-type="float">
            <text:p>1012,4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93333333333" calcext:value-type="float">
            <text:p>1012,93333333333</text:p>
          </table:table-cell>
          <table:table-cell office:value-type="float" office:value="1012.91666666667" calcext:value-type="float">
            <text:p>1012,91666666667</text:p>
          </table:table-cell>
          <table:table-cell office:value-type="float" office:value="1012.21666666667" calcext:value-type="float">
            <text:p>1012,2166666666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2.32222222222" calcext:value-type="float">
            <text:p>1012,32222222222</text:p>
          </table:table-cell>
          <table:table-cell office:value-type="float" office:value="1011.68555555556" calcext:value-type="float">
            <text:p>1011,68555555556</text:p>
          </table:table-cell>
          <table:table-cell office:value-type="float" office:value="1010.66666666667" calcext:value-type="float">
            <text:p>1010,66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25555555556" calcext:value-type="float">
            <text:p>1011,25555555556</text:p>
          </table:table-cell>
          <table:table-cell office:value-type="float" office:value="1010.38888888889" calcext:value-type="float">
            <text:p>1010,38888888889</text:p>
          </table:table-cell>
          <table:table-cell office:value-type="float" office:value="1009.45555555556" calcext:value-type="float">
            <text:p>1009,4555555555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1009.613" calcext:value-type="float">
            <text:p>1009,613</text:p>
          </table:table-cell>
          <table:table-cell office:value-type="float" office:value="1009.01" calcext:value-type="float">
            <text:p>1009,0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1.79090909091" calcext:value-type="float">
            <text:p>1011,79090909091</text:p>
          </table:table-cell>
          <table:table-cell office:value-type="float" office:value="1011.53818181818" calcext:value-type="float">
            <text:p>1011,53818181818</text:p>
          </table:table-cell>
          <table:table-cell office:value-type="float" office:value="1011.12727272727" calcext:value-type="float">
            <text:p>1011,1272727272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05333333333" calcext:value-type="float">
            <text:p>1010,05333333333</text:p>
          </table:table-cell>
          <table:table-cell office:value-type="float" office:value="1010.55333333333" calcext:value-type="float">
            <text:p>1010,553333333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95454545455" calcext:value-type="float">
            <text:p>1008,95454545455</text:p>
          </table:table-cell>
          <table:table-cell office:value-type="float" office:value="1009.21818181818" calcext:value-type="float">
            <text:p>1009,21818181818</text:p>
          </table:table-cell>
          <table:table-cell office:value-type="float" office:value="1009.7" calcext:value-type="float">
            <text:p>1009,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9.31333333333" calcext:value-type="float">
            <text:p>1009,31333333333</text:p>
          </table:table-cell>
          <table:table-cell office:value-type="float" office:value="1010.122" calcext:value-type="float">
            <text:p>1010,122</text:p>
          </table:table-cell>
          <table:table-cell office:value-type="float" office:value="1010.69333333333" calcext:value-type="float">
            <text:p>1010,6933333333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9.87777777778" calcext:value-type="float">
            <text:p>1009,87777777778</text:p>
          </table:table-cell>
          <table:table-cell office:value-type="float" office:value="1010.63888888889" calcext:value-type="float">
            <text:p>1010,63888888889</text:p>
          </table:table-cell>
          <table:table-cell office:value-type="float" office:value="1011.14444444444" calcext:value-type="float">
            <text:p>1011,14444444444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1.6125" calcext:value-type="float">
            <text:p>1011,6125</text:p>
          </table:table-cell>
          <table:table-cell office:value-type="float" office:value="1012.4825" calcext:value-type="float">
            <text:p>1012,4825</text:p>
          </table:table-cell>
          <table:table-cell office:value-type="float" office:value="1012.775" calcext:value-type="float">
            <text:p>1012,77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5375" calcext:value-type="float">
            <text:p>1011,5375</text:p>
          </table:table-cell>
          <table:table-cell office:value-type="float" office:value="1012.3975" calcext:value-type="float">
            <text:p>1012,3975</text:p>
          </table:table-cell>
          <table:table-cell office:value-type="float" office:value="1012.3375" calcext:value-type="float">
            <text:p>1012,3375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IPANGUACU</text:p>
          </table:table-cell>
          <table:table-cell office:value-type="float" office:value="0" calcext:value-type="float">
            <text:p>0</text:p>
          </table:table-cell>
          <table:table-cell office:value-type="float" office:value="1011.23333333333" calcext:value-type="float">
            <text:p>1011,23333333333</text:p>
          </table:table-cell>
          <table:table-cell office:value-type="float" office:value="1012.06666666667" calcext:value-type="float">
            <text:p>1012,06666666667</text:p>
          </table:table-cell>
          <table:table-cell office:value-type="float" office:value="1012.13333333333" calcext:value-type="float">
            <text:p>1012,133333333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45" calcext:value-type="float">
            <text:p>1011,4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6" calcext:value-type="float">
            <text:p>1011,6</text:p>
          </table:table-cell>
          <table:table-cell table:number-columns-repeated="2" office:value-type="float" office:value="1011.1" calcext:value-type="float">
            <text:p>1011,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1" calcext:value-type="float">
            <text:p>1010,1</text:p>
          </table:table-cell>
          <table:table-cell office:value-type="float" office:value="1009.85" calcext:value-type="float">
            <text:p>1009,8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09.73333333333" calcext:value-type="float">
            <text:p>1009,73333333333</text:p>
          </table:table-cell>
          <table:table-cell office:value-type="float" office:value="1010.43333333333" calcext:value-type="float">
            <text:p>1010,43333333333</text:p>
          </table:table-cell>
          <table:table-cell office:value-type="float" office:value="1011.33333333333" calcext:value-type="float">
            <text:p>1011,3333333333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8.525" calcext:value-type="float">
            <text:p>1008,525</text:p>
          </table:table-cell>
          <table:table-cell office:value-type="float" office:value="1011.05" calcext:value-type="float">
            <text:p>1011,05</text:p>
          </table:table-cell>
          <table:table-cell office:value-type="float" office:value="1011.275" calcext:value-type="float">
            <text:p>1011,27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37" calcext:value-type="float">
            <text:p>1009,37</text:p>
          </table:table-cell>
          <table:table-cell office:value-type="float" office:value="1007.8" calcext:value-type="float">
            <text:p>1007,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0.85" calcext:value-type="float">
            <text:p>1010,85</text:p>
          </table:table-cell>
          <table:table-cell office:value-type="float" office:value="1010.77" calcext:value-type="float">
            <text:p>1010,7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1.54" calcext:value-type="float">
            <text:p>1011,54</text:p>
          </table:table-cell>
          <table:table-cell office:value-type="float" office:value="1011.33" calcext:value-type="float">
            <text:p>1011,33</text:p>
          </table:table-cell>
          <table:table-cell office:value-type="float" office:value="1010.16" calcext:value-type="float">
            <text:p>1010,1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06666666667" calcext:value-type="float">
            <text:p>1011,06666666667</text:p>
          </table:table-cell>
          <table:table-cell office:value-type="float" office:value="1010.29666666667" calcext:value-type="float">
            <text:p>1010,29666666667</text:p>
          </table:table-cell>
          <table:table-cell office:value-type="float" office:value="1009.21666666667" calcext:value-type="float">
            <text:p>1009,2166666666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1010.3085" calcext:value-type="float">
            <text:p>1010,3085</text:p>
          </table:table-cell>
          <table:table-cell office:value-type="float" office:value="1009.18" calcext:value-type="float">
            <text:p>1009,1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08.77826086957" calcext:value-type="float">
            <text:p>1008,77826086957</text:p>
          </table:table-cell>
          <table:table-cell office:value-type="float" office:value="1008.16304347826" calcext:value-type="float">
            <text:p>1008,16304347826</text:p>
          </table:table-cell>
          <table:table-cell office:value-type="float" office:value="1007.45217391304" calcext:value-type="float">
            <text:p>1007,4521739130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34814814815" calcext:value-type="float">
            <text:p>1008,34814814815</text:p>
          </table:table-cell>
          <table:table-cell office:value-type="float" office:value="1008" calcext:value-type="float">
            <text:p>1008</text:p>
          </table:table-cell>
          <table:table-cell office:value-type="float" office:value="1007.67037037037" calcext:value-type="float">
            <text:p>1007,67037037037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7.31025641026" calcext:value-type="float">
            <text:p>1007,31025641026</text:p>
          </table:table-cell>
          <table:table-cell office:value-type="float" office:value="1007.66256410256" calcext:value-type="float">
            <text:p>1007,66256410256</text:p>
          </table:table-cell>
          <table:table-cell office:value-type="float" office:value="1008.07692307692" calcext:value-type="float">
            <text:p>1008,0769230769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7.53947368421" calcext:value-type="float">
            <text:p>1007,53947368421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3" calcext:value-type="float">
            <text:p>1009,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2631578947" calcext:value-type="float">
            <text:p>1008,02631578947</text:p>
          </table:table-cell>
          <table:table-cell office:value-type="float" office:value="1009.02" calcext:value-type="float">
            <text:p>1009,02</text:p>
          </table:table-cell>
          <table:table-cell office:value-type="float" office:value="1009.65789473684" calcext:value-type="float">
            <text:p>1009,65789473684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46818181818" calcext:value-type="float">
            <text:p>1008,46818181818</text:p>
          </table:table-cell>
          <table:table-cell office:value-type="float" office:value="1009.58227272727" calcext:value-type="float">
            <text:p>1009,58227272727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63636363636" calcext:value-type="float">
            <text:p>1009,63636363636</text:p>
          </table:table-cell>
          <table:table-cell office:value-type="float" office:value="1010.44545454545" calcext:value-type="float">
            <text:p>1010,44545454545</text:p>
          </table:table-cell>
          <table:table-cell office:value-type="float" office:value="1011.2" calcext:value-type="float">
            <text:p>1011,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08.93333333333" calcext:value-type="float">
            <text:p>1008,93333333333</text:p>
          </table:table-cell>
          <table:table-cell office:value-type="float" office:value="1010.23333333333" calcext:value-type="float">
            <text:p>1010,23333333333</text:p>
          </table:table-cell>
          <table:table-cell office:value-type="float" office:value="1010.4" calcext:value-type="float">
            <text:p>1010,4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0">
            <text:p>MACA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1.8" calcext:value-type="float">
            <text:p>1011,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1.8" calcext:value-type="float">
            <text:p>1011,8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0.7" calcext:value-type="float">
            <text:p>1010,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09.7" calcext:value-type="float">
            <text:p>1009,7</text:p>
          </table:table-cell>
          <table:table-cell office:value-type="float" office:value="1008.925" calcext:value-type="float">
            <text:p>1008,925</text:p>
          </table:table-cell>
          <table:table-cell office:value-type="float" office:value="1008.55" calcext:value-type="float">
            <text:p>1008,5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09.1" calcext:value-type="float">
            <text:p>1009,1</text:p>
          </table:table-cell>
          <table:table-cell office:value-type="float" office:value="1008.8" calcext:value-type="float">
            <text:p>1008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9.8" calcext:value-type="float">
            <text:p>1009,8</text:p>
          </table:table-cell>
          <table:table-cell office:value-type="float" office:value="1010.03" calcext:value-type="float">
            <text:p>1010,03</text:p>
          </table:table-cell>
          <table:table-cell office:value-type="float" office:value="1010.45" calcext:value-type="float">
            <text:p>1010,4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9.2" calcext:value-type="float">
            <text:p>1009,2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0.6" calcext:value-type="float">
            <text:p>1010,6</text:p>
          </table:table-cell>
          <table:table-cell office:value-type="float" office:value="1010.95" calcext:value-type="float">
            <text:p>1010,95</text:p>
          </table:table-cell>
          <table:table-cell office:value-type="float" office:value="1011.55" calcext:value-type="float">
            <text:p>1011,5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1.95" calcext:value-type="float">
            <text:p>1011,95</text:p>
          </table:table-cell>
          <table:table-cell office:value-type="float" office:value="1012.9" calcext:value-type="float">
            <text:p>1012,9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3.4" calcext:value-type="float">
            <text:p>1013,4</text:p>
          </table:table-cell>
          <table:table-cell office:value-type="float" office:value="1013.8" calcext:value-type="float">
            <text:p>1013,8</text:p>
          </table:table-cell>
          <table:table-cell office:value-type="float" office:value="1013.7" calcext:value-type="float">
            <text:p>1013,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95" calcext:value-type="float">
            <text:p>1012,95</text:p>
          </table:table-cell>
          <table:table-cell office:value-type="float" office:value="1013.35" calcext:value-type="float">
            <text:p>1013,35</text:p>
          </table:table-cell>
          <table:table-cell office:value-type="float" office:value="1012.525" calcext:value-type="float">
            <text:p>1012,5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12.075" calcext:value-type="float">
            <text:p>1012,075</text:p>
          </table:table-cell>
          <table:table-cell office:value-type="float" office:value="1011.9" calcext:value-type="float">
            <text:p>1011,9</text:p>
          </table:table-cell>
          <table:table-cell office:value-type="float" office:value="1011.375" calcext:value-type="float">
            <text:p>1011,375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1.43333333333" calcext:value-type="float">
            <text:p>1011,43333333333</text:p>
          </table:table-cell>
          <table:table-cell office:value-type="float" office:value="1011.02" calcext:value-type="float">
            <text:p>1011,02</text:p>
          </table:table-cell>
          <table:table-cell office:value-type="float" office:value="1009.8" calcext:value-type="float">
            <text:p>1009,8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7" calcext:value-type="float">
            <text:p>1010,7</text:p>
          </table:table-cell>
          <table:table-cell office:value-type="float" office:value="1009.86777777778" calcext:value-type="float">
            <text:p>1009,86777777778</text:p>
          </table:table-cell>
          <table:table-cell office:value-type="float" office:value="1008.97777777778" calcext:value-type="float">
            <text:p>1008,9777777777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0.40588235294" calcext:value-type="float">
            <text:p>1010,40588235294</text:p>
          </table:table-cell>
          <table:table-cell office:value-type="float" office:value="1009.86705882353" calcext:value-type="float">
            <text:p>1009,86705882353</text:p>
          </table:table-cell>
          <table:table-cell office:value-type="float" office:value="1009.32941176471" calcext:value-type="float">
            <text:p>1009,3294117647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08.44210526316" calcext:value-type="float">
            <text:p>1008,44210526316</text:p>
          </table:table-cell>
          <table:table-cell office:value-type="float" office:value="1007.95368421053" calcext:value-type="float">
            <text:p>1007,95368421053</text:p>
          </table:table-cell>
          <table:table-cell office:value-type="float" office:value="1007.55263157895" calcext:value-type="float">
            <text:p>1007,5526315789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8.6625" calcext:value-type="float">
            <text:p>1008,6625</text:p>
          </table:table-cell>
          <table:table-cell office:value-type="float" office:value="1008.71625" calcext:value-type="float">
            <text:p>1008,71625</text:p>
          </table:table-cell>
          <table:table-cell office:value-type="float" office:value="1009.075" calcext:value-type="float">
            <text:p>1009,07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08.08571428571" calcext:value-type="float">
            <text:p>1008,08571428571</text:p>
          </table:table-cell>
          <table:table-cell office:value-type="float" office:value="1008.69285714286" calcext:value-type="float">
            <text:p>1008,69285714286</text:p>
          </table:table-cell>
          <table:table-cell office:value-type="float" office:value="1009.08571428571" calcext:value-type="float">
            <text:p>1009,0857142857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15833333333" calcext:value-type="float">
            <text:p>1008,15833333333</text:p>
          </table:table-cell>
          <table:table-cell office:value-type="float" office:value="1008.45833333333" calcext:value-type="float">
            <text:p>1008,45833333333</text:p>
          </table:table-cell>
          <table:table-cell office:value-type="float" office:value="1008.81666666667" calcext:value-type="float">
            <text:p>1008,816666666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08.3" calcext:value-type="float">
            <text:p>1008,3</text:p>
          </table:table-cell>
          <table:table-cell office:value-type="float" office:value="1008.875" calcext:value-type="float">
            <text:p>1008,875</text:p>
          </table:table-cell>
          <table:table-cell office:value-type="float" office:value="1009.75" calcext:value-type="float">
            <text:p>1009,7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10.25" calcext:value-type="float">
            <text:p>1010,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style-name="ce33" office:value-type="string" calcext:value-type="string">
            <text:p>Local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epoi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24">
            <text:p>CALCANHAR</text:p>
          </table:table-cell>
          <table:table-cell office:value-type="float" office:value="0" calcext:value-type="float">
            <text:p>0</text:p>
          </table:table-cell>
          <table:table-cell office:value-type="float" office:value="1012.14" calcext:value-type="float">
            <text:p>1012,14</text:p>
          </table:table-cell>
          <table:table-cell office:value-type="float" office:value="1012.7" calcext:value-type="float">
            <text:p>1012,7</text:p>
          </table:table-cell>
          <table:table-cell office:value-type="float" office:value="1012.88" calcext:value-type="float">
            <text:p>1012,8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12.28" calcext:value-type="float">
            <text:p>1012,28</text:p>
          </table:table-cell>
          <table:table-cell office:value-type="float" office:value="1012.174" calcext:value-type="float">
            <text:p>1012,174</text:p>
          </table:table-cell>
          <table:table-cell office:value-type="float" office:value="1011.76" calcext:value-type="float">
            <text:p>1011,7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12.6" calcext:value-type="float">
            <text:p>1012,6</text:p>
          </table:table-cell>
          <table:table-cell office:value-type="float" office:value="1012.158" calcext:value-type="float">
            <text:p>1012,158</text:p>
          </table:table-cell>
          <table:table-cell office:value-type="float" office:value="1011.56" calcext:value-type="float">
            <text:p>1011,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12.56666666667" calcext:value-type="float">
            <text:p>1012,56666666667</text:p>
          </table:table-cell>
          <table:table-cell office:value-type="float" office:value="1012.01166666667" calcext:value-type="float">
            <text:p>1012,01166666667</text:p>
          </table:table-cell>
          <table:table-cell office:value-type="float" office:value="1011.35" calcext:value-type="float">
            <text:p>1011,3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11.3" calcext:value-type="float">
            <text:p>1011,3</text:p>
          </table:table-cell>
          <table:table-cell office:value-type="float" office:value="1010.61666666667" calcext:value-type="float">
            <text:p>1010,61666666667</text:p>
          </table:table-cell>
          <table:table-cell office:value-type="float" office:value="1009.91666666667" calcext:value-type="float">
            <text:p>1009,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07333333333" calcext:value-type="float">
            <text:p>1010,07333333333</text:p>
          </table:table-cell>
          <table:table-cell office:value-type="float" office:value="1010.8" calcext:value-type="float">
            <text:p>1010,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2.3" calcext:value-type="float">
            <text:p>1012,3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10.08571428571" calcext:value-type="float">
            <text:p>1010,08571428571</text:p>
          </table:table-cell>
          <table:table-cell office:value-type="float" office:value="1010.50142857143" calcext:value-type="float">
            <text:p>1010,50142857143</text:p>
          </table:table-cell>
          <table:table-cell office:value-type="float" office:value="1011.3" calcext:value-type="float">
            <text:p>1011,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11.01428571429" calcext:value-type="float">
            <text:p>1011,01428571429</text:p>
          </table:table-cell>
          <table:table-cell office:value-type="float" office:value="1011.4" calcext:value-type="float">
            <text:p>1011,4</text:p>
          </table:table-cell>
          <table:table-cell office:value-type="float" office:value="1011.94285714286" calcext:value-type="float">
            <text:p>1011,9428571428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09.35" calcext:value-type="float">
            <text:p>1009,35</text:p>
          </table:table-cell>
          <table:table-cell office:value-type="float" office:value="1010.05" calcext:value-type="float">
            <text:p>1010,05</text:p>
          </table:table-cell>
          <table:table-cell office:value-type="float" office:value="1010.65" calcext:value-type="float">
            <text:p>1010,6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375" calcext:value-type="float">
            <text:p>1011,375</text:p>
          </table:table-cell>
          <table:table-cell office:value-type="float" office:value="1012.05" calcext:value-type="float">
            <text:p>1012,0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.32857142857" calcext:value-type="float">
            <text:p>1011,32857142857</text:p>
          </table:table-cell>
          <table:table-cell office:value-type="float" office:value="1012.28142857143" calcext:value-type="float">
            <text:p>1012,28142857143</text:p>
          </table:table-cell>
          <table:table-cell office:value-type="float" office:value="1012.34285714286" calcext:value-type="float">
            <text:p>1012,3428571428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12.675" calcext:value-type="float">
            <text:p>1012,675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12.875" calcext:value-type="float">
            <text:p>1012,87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 office:value-type="float" office:value="1013.05" calcext:value-type="float">
            <text:p>1013,05</text:p>
          </table:table-cell>
          <table:table-cell office:value-type="float" office:value="1012.1" calcext:value-type="float">
            <text:p>1012,1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14.06666666667" calcext:value-type="float">
            <text:p>1014,06666666667</text:p>
          </table:table-cell>
          <table:table-cell office:value-type="float" office:value="1013.63333333333" calcext:value-type="float">
            <text:p>1013,63333333333</text:p>
          </table:table-cell>
          <table:table-cell office:value-type="float" office:value="1012.7" calcext:value-type="float">
            <text:p>1012,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010.53333333333" calcext:value-type="float">
            <text:p>1010,53333333333</text:p>
          </table:table-cell>
          <table:table-cell office:value-type="float" office:value="1010.2" calcext:value-type="float">
            <text:p>1010,2</text:p>
          </table:table-cell>
          <table:table-cell office:value-type="float" office:value="1009.6" calcext:value-type="float">
            <text:p>1009,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0.4" calcext:value-type="float">
            <text:p>1010,4</text:p>
          </table:table-cell>
          <table:table-cell office:value-type="float" office:value="1009.5" calcext:value-type="float">
            <text:p>1009,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10.8" calcext:value-type="float">
            <text:p>1010,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10.975" calcext:value-type="float">
            <text:p>1010,975</text:p>
          </table:table-cell>
          <table:table-cell office:value-type="float" office:value="1010.625" calcext:value-type="float">
            <text:p>1010,625</text:p>
          </table:table-cell>
          <table:table-cell office:value-type="float" office:value="1011.65" calcext:value-type="float">
            <text:p>1011,6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011.35" calcext:value-type="float">
            <text:p>1011,35</text:p>
          </table:table-cell>
          <table:table-cell office:value-type="float" office:value="1011.6" calcext:value-type="float">
            <text:p>1011,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008.06666666667" calcext:value-type="float">
            <text:p>1008,06666666667</text:p>
          </table:table-cell>
          <table:table-cell office:value-type="float" office:value="1008.71666666667" calcext:value-type="float">
            <text:p>1008,71666666667</text:p>
          </table:table-cell>
          <table:table-cell office:value-type="float" office:value="1009.2" calcext:value-type="float">
            <text:p>1009,2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1011.675" calcext:value-type="float">
            <text:p>1011,675</text:p>
          </table:table-cell>
          <table:table-cell office:value-type="float" office:value="1012.25" calcext:value-type="float">
            <text:p>1012,25</text:p>
          </table:table-cell>
          <table:table-cell office:value-type="float" office:value="1012.625" calcext:value-type="float">
            <text:p>1012,62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010.88333333333" calcext:value-type="float">
            <text:p>1010,88333333333</text:p>
          </table:table-cell>
          <table:table-cell office:value-type="float" office:value="1011.88333333333" calcext:value-type="float">
            <text:p>1011,88333333333</text:p>
          </table:table-cell>
          <table:table-cell office:value-type="float" office:value="1012.25" calcext:value-type="float">
            <text:p>1012,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011.15" calcext:value-type="float">
            <text:p>1011,15</text:p>
          </table:table-cell>
          <table:table-cell office:value-type="float" office:value="1011.75" calcext:value-type="float">
            <text:p>1011,75</text:p>
          </table:table-cell>
          <table:table-cell office:value-type="float" office:value="1012.2" calcext:value-type="float">
            <text:p>1012,2</text:p>
          </table:table-cell>
        </table:table-row>
        <table:table-row table:style-name="ro1">
          <table:table-cell table:style-name="ce33"/>
          <table:table-cell table:number-columns-repeated="4"/>
        </table:table-row>
      </table:table>
      <table:table table:name="Planilha5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a dinâmica_tratado_1'.A1:'Tabela dinâmica_tratado_1'.F172" table:buttons="'Tabela dinâmica_tratado_1'.A2 'Tabela dinâmica_tratado_1'.B2 'Tabela dinâmica_tratado_1'.C2 'Tabela dinâmica_tratado_1'.D1" table:show-filter-button="false" table:drill-down-on-double-click="false">
          <table:source-cell-range table:cell-range-address="tratado.A1:tratado.G1732"/>
          <table:data-pilot-field table:source-field-name="Local" table:orientation="row" table:used-hierarchy="0" table:function="auto">
            <table:data-pilot-level table:show-empty="false" calcext:repeat-item-labels="false">
              <table:data-pilot-members>
                <table:data-pilot-member table:name="APODI" table:display="true" table:show-details="true"/>
                <table:data-pilot-member table:name="CAICO" table:display="true" table:show-details="true"/>
                <table:data-pilot-member table:name="CALCANHAR" table:display="true" table:show-details="true"/>
                <table:data-pilot-member table:name="IPANGUACU" table:display="true" table:show-details="true"/>
                <table:data-pilot-member table:name="MACAU" table:display="true" table:show-details="true"/>
                <table:data-pilot-member table:name="MOSSORO" table:display="true" table:show-details="true"/>
                <table:data-pilot-member table:name="NATAL" table:display="true" table:show-details="true"/>
                <table:data-pilot-member table:name="SANTA CRU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i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ra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tes" table:orientation="data" table:used-hierarchy="0" table:function="average">
            <table:data-pilot-level table:show-empty="false" calcext:repeat-item-labels="false">
              <table:data-pilot-members>
                <table:data-pilot-member table:name="982,2" table:display="true" table:show-details="true"/>
                <table:data-pilot-member table:name="982,6" table:display="true" table:show-details="true"/>
                <table:data-pilot-member table:name="982,7" table:display="true" table:show-details="true"/>
                <table:data-pilot-member table:name="983" table:display="true" table:show-details="true"/>
                <table:data-pilot-member table:name="983,1" table:display="true" table:show-details="true"/>
                <table:data-pilot-member table:name="983,4" table:display="true" table:show-details="true"/>
                <table:data-pilot-member table:name="983,5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3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4" table:display="true" table:show-details="true"/>
                <table:data-pilot-member table:name="989,5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4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7" table:display="true" table:show-details="true"/>
                <table:data-pilot-member table:name="1000,8" table:display="true" table:show-details="true"/>
                <table:data-pilot-member table:name="1001,7" table:display="true" table:show-details="true"/>
                <table:data-pilot-member table:name="1001,9" table:display="true" table:show-details="true"/>
                <table:data-pilot-member table:name="1002,2" table:display="true" table:show-details="true"/>
                <table:data-pilot-member table:name="1002,6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9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7" table:display="true" table:show-details="true"/>
                <table:data-pilot-member table:name="1015,9" table:display="true" table:show-details="true"/>
                <table:data-pilot-member table:name="1016,1" table:display="true" table:show-details="true"/>
                <table:data-pilot-member table:name="1016,5" table:display="true" table:show-details="true"/>
                <table:data-pilot-member table:name="1017" table:display="true" table:show-details="true"/>
                <table:data-pilot-member table:name="1017,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nte 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2,9" table:display="true" table:show-details="true"/>
                <table:data-pilot-member table:name="983" table:display="true" table:show-details="true"/>
                <table:data-pilot-member table:name="983,4" table:display="true" table:show-details="true"/>
                <table:data-pilot-member table:name="983,567" table:display="true" table:show-details="true"/>
                <table:data-pilot-member table:name="983,6" table:display="true" table:show-details="true"/>
                <table:data-pilot-member table:name="983,65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6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05" table:display="true" table:show-details="true"/>
                <table:data-pilot-member table:name="985,1" table:display="true" table:show-details="true"/>
                <table:data-pilot-member table:name="985,15" table:display="true" table:show-details="true"/>
                <table:data-pilot-member table:name="985,2" table:display="true" table:show-details="true"/>
                <table:data-pilot-member table:name="985,25" table:display="true" table:show-details="true"/>
                <table:data-pilot-member table:name="985,3" table:display="true" table:show-details="true"/>
                <table:data-pilot-member table:name="985,35" table:display="true" table:show-details="true"/>
                <table:data-pilot-member table:name="985,38" table:display="true" table:show-details="true"/>
                <table:data-pilot-member table:name="985,4" table:display="true" table:show-details="true"/>
                <table:data-pilot-member table:name="985,45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15" table:display="true" table:show-details="true"/>
                <table:data-pilot-member table:name="986,2" table:display="true" table:show-details="true"/>
                <table:data-pilot-member table:name="986,45" table:display="true" table:show-details="true"/>
                <table:data-pilot-member table:name="986,5" table:display="true" table:show-details="true"/>
                <table:data-pilot-member table:name="986,533" table:display="true" table:show-details="true"/>
                <table:data-pilot-member table:name="986,5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825" table:display="true" table:show-details="true"/>
                <table:data-pilot-member table:name="986,85" table:display="true" table:show-details="true"/>
                <table:data-pilot-member table:name="986,9" table:display="true" table:show-details="true"/>
                <table:data-pilot-member table:name="986,95" table:display="true" table:show-details="true"/>
                <table:data-pilot-member table:name="987" table:display="true" table:show-details="true"/>
                <table:data-pilot-member table:name="987,033" table:display="true" table:show-details="true"/>
                <table:data-pilot-member table:name="987,1" table:display="true" table:show-details="true"/>
                <table:data-pilot-member table:name="987,15" table:display="true" table:show-details="true"/>
                <table:data-pilot-member table:name="987,167" table:display="true" table:show-details="true"/>
                <table:data-pilot-member table:name="987,2" table:display="true" table:show-details="true"/>
                <table:data-pilot-member table:name="987,233" table:display="true" table:show-details="true"/>
                <table:data-pilot-member table:name="987,333" table:display="true" table:show-details="true"/>
                <table:data-pilot-member table:name="987,4" table:display="true" table:show-details="true"/>
                <table:data-pilot-member table:name="987,5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05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267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45" table:display="true" table:show-details="true"/>
                <table:data-pilot-member table:name="988,5" table:display="true" table:show-details="true"/>
                <table:data-pilot-member table:name="988,55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" table:display="true" table:show-details="true"/>
                <table:data-pilot-member table:name="989,067" table:display="true" table:show-details="true"/>
                <table:data-pilot-member table:name="989,1" table:display="true" table:show-details="true"/>
                <table:data-pilot-member table:name="989,15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35" table:display="true" table:show-details="true"/>
                <table:data-pilot-member table:name="989,4" table:display="true" table:show-details="true"/>
                <table:data-pilot-member table:name="989,45" table:display="true" table:show-details="true"/>
                <table:data-pilot-member table:name="989,5" table:display="true" table:show-details="true"/>
                <table:data-pilot-member table:name="989,55" table:display="true" table:show-details="true"/>
                <table:data-pilot-member table:name="989,6" table:display="true" table:show-details="true"/>
                <table:data-pilot-member table:name="989,65" table:display="true" table:show-details="true"/>
                <table:data-pilot-member table:name="989,7" table:display="true" table:show-details="true"/>
                <table:data-pilot-member table:name="989,725" table:display="true" table:show-details="true"/>
                <table:data-pilot-member table:name="989,8" table:display="true" table:show-details="true"/>
                <table:data-pilot-member table:name="989,867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25" table:display="true" table:show-details="true"/>
                <table:data-pilot-member table:name="990,3" table:display="true" table:show-details="true"/>
                <table:data-pilot-member table:name="990,35" table:display="true" table:show-details="true"/>
                <table:data-pilot-member table:name="990,4" table:display="true" table:show-details="true"/>
                <table:data-pilot-member table:name="990,45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667" table:display="true" table:show-details="true"/>
                <table:data-pilot-member table:name="990,7" table:display="true" table:show-details="true"/>
                <table:data-pilot-member table:name="990,733" table:display="true" table:show-details="true"/>
                <table:data-pilot-member table:name="990,8" table:display="true" table:show-details="true"/>
                <table:data-pilot-member table:name="990,85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55" table:display="true" table:show-details="true"/>
                <table:data-pilot-member table:name="991,6" table:display="true" table:show-details="true"/>
                <table:data-pilot-member table:name="991,8" table:display="true" table:show-details="true"/>
                <table:data-pilot-member table:name="991,85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2" table:display="true" table:show-details="true"/>
                <table:data-pilot-member table:name="992,25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55" table:display="true" table:show-details="true"/>
                <table:data-pilot-member table:name="992,6" table:display="true" table:show-details="true"/>
                <table:data-pilot-member table:name="992,65" table:display="true" table:show-details="true"/>
                <table:data-pilot-member table:name="992,7" table:display="true" table:show-details="true"/>
                <table:data-pilot-member table:name="992,75" table:display="true" table:show-details="true"/>
                <table:data-pilot-member table:name="992,8" table:display="true" table:show-details="true"/>
                <table:data-pilot-member table:name="992,85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136" table:display="true" table:show-details="true"/>
                <table:data-pilot-member table:name="993,15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35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567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,05" table:display="true" table:show-details="true"/>
                <table:data-pilot-member table:name="994,1" table:display="true" table:show-details="true"/>
                <table:data-pilot-member table:name="994,15" table:display="true" table:show-details="true"/>
                <table:data-pilot-member table:name="994,2" table:display="true" table:show-details="true"/>
                <table:data-pilot-member table:name="994,3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85" table:display="true" table:show-details="true"/>
                <table:data-pilot-member table:name="994,9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35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5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85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45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65" table:display="true" table:show-details="true"/>
                <table:data-pilot-member table:name="996,7" table:display="true" table:show-details="true"/>
                <table:data-pilot-member table:name="996,85" table:display="true" table:show-details="true"/>
                <table:data-pilot-member table:name="996,9" table:display="true" table:show-details="true"/>
                <table:data-pilot-member table:name="996,95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2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583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186" table:display="true" table:show-details="true"/>
                <table:data-pilot-member table:name="998,2" table:display="true" table:show-details="true"/>
                <table:data-pilot-member table:name="998,25" table:display="true" table:show-details="true"/>
                <table:data-pilot-member table:name="998,267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67" table:display="true" table:show-details="true"/>
                <table:data-pilot-member table:name="998,65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05" table:display="true" table:show-details="true"/>
                <table:data-pilot-member table:name="999,1" table:display="true" table:show-details="true"/>
                <table:data-pilot-member table:name="999,133" table:display="true" table:show-details="true"/>
                <table:data-pilot-member table:name="999,15" table:display="true" table:show-details="true"/>
                <table:data-pilot-member table:name="999,2" table:display="true" table:show-details="true"/>
                <table:data-pilot-member table:name="999,233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55" table:display="true" table:show-details="true"/>
                <table:data-pilot-member table:name="999,6" table:display="true" table:show-details="true"/>
                <table:data-pilot-member table:name="999,75" table:display="true" table:show-details="true"/>
                <table:data-pilot-member table:name="999,767" table:display="true" table:show-details="true"/>
                <table:data-pilot-member table:name="999,8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25" table:display="true" table:show-details="true"/>
                <table:data-pilot-member table:name="1000,3" table:display="true" table:show-details="true"/>
                <table:data-pilot-member table:name="1000,4" table:display="true" table:show-details="true"/>
                <table:data-pilot-member table:name="1000,5" table:display="true" table:show-details="true"/>
                <table:data-pilot-member table:name="1000,57" table:display="true" table:show-details="true"/>
                <table:data-pilot-member table:name="1000,7" table:display="true" table:show-details="true"/>
                <table:data-pilot-member table:name="1001,05" table:display="true" table:show-details="true"/>
                <table:data-pilot-member table:name="1001,2" table:display="true" table:show-details="true"/>
                <table:data-pilot-member table:name="1001,3" table:display="true" table:show-details="true"/>
                <table:data-pilot-member table:name="1001,5" table:display="true" table:show-details="true"/>
                <table:data-pilot-member table:name="1001,65" table:display="true" table:show-details="true"/>
                <table:data-pilot-member table:name="1003,2" table:display="true" table:show-details="true"/>
                <table:data-pilot-member table:name="1003,4" table:display="true" table:show-details="true"/>
                <table:data-pilot-member table:name="1003,43" table:display="true" table:show-details="true"/>
                <table:data-pilot-member table:name="1003,5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5" table:display="true" table:show-details="true"/>
                <table:data-pilot-member table:name="1004" table:display="true" table:show-details="true"/>
                <table:data-pilot-member table:name="1004,2" table:display="true" table:show-details="true"/>
                <table:data-pilot-member table:name="1004,25" table:display="true" table:show-details="true"/>
                <table:data-pilot-member table:name="1004,27" table:display="true" table:show-details="true"/>
                <table:data-pilot-member table:name="1004,3" table:display="true" table:show-details="true"/>
                <table:data-pilot-member table:name="1004,32" table:display="true" table:show-details="true"/>
                <table:data-pilot-member table:name="1004,4" table:display="true" table:show-details="true"/>
                <table:data-pilot-member table:name="1004,45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75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4,97" table:display="true" table:show-details="true"/>
                <table:data-pilot-member table:name="1005" table:display="true" table:show-details="true"/>
                <table:data-pilot-member table:name="1005,01" table:display="true" table:show-details="true"/>
                <table:data-pilot-member table:name="1005,05" table:display="true" table:show-details="true"/>
                <table:data-pilot-member table:name="1005,1" table:display="true" table:show-details="true"/>
                <table:data-pilot-member table:name="1005,15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35" table:display="true" table:show-details="true"/>
                <table:data-pilot-member table:name="1005,4" table:display="true" table:show-details="true"/>
                <table:data-pilot-member table:name="1005,45" table:display="true" table:show-details="true"/>
                <table:data-pilot-member table:name="1005,47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75" table:display="true" table:show-details="true"/>
                <table:data-pilot-member table:name="1005,8" table:display="true" table:show-details="true"/>
                <table:data-pilot-member table:name="1005,85" table:display="true" table:show-details="true"/>
                <table:data-pilot-member table:name="1005,88" table:display="true" table:show-details="true"/>
                <table:data-pilot-member table:name="1005,9" table:display="true" table:show-details="true"/>
                <table:data-pilot-member table:name="1005,95" table:display="true" table:show-details="true"/>
                <table:data-pilot-member table:name="1006" table:display="true" table:show-details="true"/>
                <table:data-pilot-member table:name="1006,01" table:display="true" table:show-details="true"/>
                <table:data-pilot-member table:name="1006,05" table:display="true" table:show-details="true"/>
                <table:data-pilot-member table:name="1006,07" table:display="true" table:show-details="true"/>
                <table:data-pilot-member table:name="1006,1" table:display="true" table:show-details="true"/>
                <table:data-pilot-member table:name="1006,15" table:display="true" table:show-details="true"/>
                <table:data-pilot-member table:name="1006,2" table:display="true" table:show-details="true"/>
                <table:data-pilot-member table:name="1006,24" table:display="true" table:show-details="true"/>
                <table:data-pilot-member table:name="1006,28" table:display="true" table:show-details="true"/>
                <table:data-pilot-member table:name="1006,3" table:display="true" table:show-details="true"/>
                <table:data-pilot-member table:name="1006,38" table:display="true" table:show-details="true"/>
                <table:data-pilot-member table:name="1006,4" table:display="true" table:show-details="true"/>
                <table:data-pilot-member table:name="1006,41" table:display="true" table:show-details="true"/>
                <table:data-pilot-member table:name="1006,45" table:display="true" table:show-details="true"/>
                <table:data-pilot-member table:name="1006,5" table:display="true" table:show-details="true"/>
                <table:data-pilot-member table:name="1006,52" table:display="true" table:show-details="true"/>
                <table:data-pilot-member table:name="1006,53" table:display="true" table:show-details="true"/>
                <table:data-pilot-member table:name="1006,5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72" table:display="true" table:show-details="true"/>
                <table:data-pilot-member table:name="1006,75" table:display="true" table:show-details="true"/>
                <table:data-pilot-member table:name="1006,8" table:display="true" table:show-details="true"/>
                <table:data-pilot-member table:name="1006,85" table:display="true" table:show-details="true"/>
                <table:data-pilot-member table:name="1006,9" table:display="true" table:show-details="true"/>
                <table:data-pilot-member table:name="1006,93" table:display="true" table:show-details="true"/>
                <table:data-pilot-member table:name="1007" table:display="true" table:show-details="true"/>
                <table:data-pilot-member table:name="1007,03" table:display="true" table:show-details="true"/>
                <table:data-pilot-member table:name="1007,05" table:display="true" table:show-details="true"/>
                <table:data-pilot-member table:name="1007,1" table:display="true" table:show-details="true"/>
                <table:data-pilot-member table:name="1007,12" table:display="true" table:show-details="true"/>
                <table:data-pilot-member table:name="1007,15" table:display="true" table:show-details="true"/>
                <table:data-pilot-member table:name="1007,17" table:display="true" table:show-details="true"/>
                <table:data-pilot-member table:name="1007,18" table:display="true" table:show-details="true"/>
                <table:data-pilot-member table:name="1007,2" table:display="true" table:show-details="true"/>
                <table:data-pilot-member table:name="1007,25" table:display="true" table:show-details="true"/>
                <table:data-pilot-member table:name="1007,3" table:display="true" table:show-details="true"/>
                <table:data-pilot-member table:name="1007,33" table:display="true" table:show-details="true"/>
                <table:data-pilot-member table:name="1007,35" table:display="true" table:show-details="true"/>
                <table:data-pilot-member table:name="1007,37" table:display="true" table:show-details="true"/>
                <table:data-pilot-member table:name="1007,38" table:display="true" table:show-details="true"/>
                <table:data-pilot-member table:name="1007,4" table:display="true" table:show-details="true"/>
                <table:data-pilot-member table:name="1007,44" table:display="true" table:show-details="true"/>
                <table:data-pilot-member table:name="1007,48" table:display="true" table:show-details="true"/>
                <table:data-pilot-member table:name="1007,5" table:display="true" table:show-details="true"/>
                <table:data-pilot-member table:name="1007,57" table:display="true" table:show-details="true"/>
                <table:data-pilot-member table:name="1007,6" table:display="true" table:show-details="true"/>
                <table:data-pilot-member table:name="1007,65" table:display="true" table:show-details="true"/>
                <table:data-pilot-member table:name="1007,66" table:display="true" table:show-details="true"/>
                <table:data-pilot-member table:name="1007,7" table:display="true" table:show-details="true"/>
                <table:data-pilot-member table:name="1007,75" table:display="true" table:show-details="true"/>
                <table:data-pilot-member table:name="1007,77" table:display="true" table:show-details="true"/>
                <table:data-pilot-member table:name="1007,8" table:display="true" table:show-details="true"/>
                <table:data-pilot-member table:name="1007,84" table:display="true" table:show-details="true"/>
                <table:data-pilot-member table:name="1007,85" table:display="true" table:show-details="true"/>
                <table:data-pilot-member table:name="1007,9" table:display="true" table:show-details="true"/>
                <table:data-pilot-member table:name="1007,92" table:display="true" table:show-details="true"/>
                <table:data-pilot-member table:name="1008" table:display="true" table:show-details="true"/>
                <table:data-pilot-member table:name="1008,03" table:display="true" table:show-details="true"/>
                <table:data-pilot-member table:name="1008,04" table:display="true" table:show-details="true"/>
                <table:data-pilot-member table:name="1008,05" table:display="true" table:show-details="true"/>
                <table:data-pilot-member table:name="1008,07" table:display="true" table:show-details="true"/>
                <table:data-pilot-member table:name="1008,08" table:display="true" table:show-details="true"/>
                <table:data-pilot-member table:name="1008,1" table:display="true" table:show-details="true"/>
                <table:data-pilot-member table:name="1008,15" table:display="true" table:show-details="true"/>
                <table:data-pilot-member table:name="1008,17" table:display="true" table:show-details="true"/>
                <table:data-pilot-member table:name="1008,2" table:display="true" table:show-details="true"/>
                <table:data-pilot-member table:name="1008,22" table:display="true" table:show-details="true"/>
                <table:data-pilot-member table:name="1008,25" table:display="true" table:show-details="true"/>
                <table:data-pilot-member table:name="1008,27" table:display="true" table:show-details="true"/>
                <table:data-pilot-member table:name="1008,3" table:display="true" table:show-details="true"/>
                <table:data-pilot-member table:name="1008,32" table:display="true" table:show-details="true"/>
                <table:data-pilot-member table:name="1008,35" table:display="true" table:show-details="true"/>
                <table:data-pilot-member table:name="1008,37" table:display="true" table:show-details="true"/>
                <table:data-pilot-member table:name="1008,38" table:display="true" table:show-details="true"/>
                <table:data-pilot-member table:name="1008,4" table:display="true" table:show-details="true"/>
                <table:data-pilot-member table:name="1008,43" table:display="true" table:show-details="true"/>
                <table:data-pilot-member table:name="1008,45" table:display="true" table:show-details="true"/>
                <table:data-pilot-member table:name="1008,5" table:display="true" table:show-details="true"/>
                <table:data-pilot-member table:name="1008,52" table:display="true" table:show-details="true"/>
                <table:data-pilot-member table:name="1008,55" table:display="true" table:show-details="true"/>
                <table:data-pilot-member table:name="1008,6" table:display="true" table:show-details="true"/>
                <table:data-pilot-member table:name="1008,64" table:display="true" table:show-details="true"/>
                <table:data-pilot-member table:name="1008,65" table:display="true" table:show-details="true"/>
                <table:data-pilot-member table:name="1008,7" table:display="true" table:show-details="true"/>
                <table:data-pilot-member table:name="1008,75" table:display="true" table:show-details="true"/>
                <table:data-pilot-member table:name="1008,77" table:display="true" table:show-details="true"/>
                <table:data-pilot-member table:name="1008,8" table:display="true" table:show-details="true"/>
                <table:data-pilot-member table:name="1008,85" table:display="true" table:show-details="true"/>
                <table:data-pilot-member table:name="1008,86" table:display="true" table:show-details="true"/>
                <table:data-pilot-member table:name="1008,88" table:display="true" table:show-details="true"/>
                <table:data-pilot-member table:name="1008,9" table:display="true" table:show-details="true"/>
                <table:data-pilot-member table:name="1008,93" table:display="true" table:show-details="true"/>
                <table:data-pilot-member table:name="1008,95" table:display="true" table:show-details="true"/>
                <table:data-pilot-member table:name="1008,97" table:display="true" table:show-details="true"/>
                <table:data-pilot-member table:name="1009" table:display="true" table:show-details="true"/>
                <table:data-pilot-member table:name="1009,02" table:display="true" table:show-details="true"/>
                <table:data-pilot-member table:name="1009,03" table:display="true" table:show-details="true"/>
                <table:data-pilot-member table:name="1009,05" table:display="true" table:show-details="true"/>
                <table:data-pilot-member table:name="1009,08" table:display="true" table:show-details="true"/>
                <table:data-pilot-member table:name="1009,1" table:display="true" table:show-details="true"/>
                <table:data-pilot-member table:name="1009,12" table:display="true" table:show-details="true"/>
                <table:data-pilot-member table:name="1009,13" table:display="true" table:show-details="true"/>
                <table:data-pilot-member table:name="1009,15" table:display="true" table:show-details="true"/>
                <table:data-pilot-member table:name="1009,2" table:display="true" table:show-details="true"/>
                <table:data-pilot-member table:name="1009,25" table:display="true" table:show-details="true"/>
                <table:data-pilot-member table:name="1009,3" table:display="true" table:show-details="true"/>
                <table:data-pilot-member table:name="1009,33" table:display="true" table:show-details="true"/>
                <table:data-pilot-member table:name="1009,34" table:display="true" table:show-details="true"/>
                <table:data-pilot-member table:name="1009,35" table:display="true" table:show-details="true"/>
                <table:data-pilot-member table:name="1009,37" table:display="true" table:show-details="true"/>
                <table:data-pilot-member table:name="1009,4" table:display="true" table:show-details="true"/>
                <table:data-pilot-member table:name="1009,45" table:display="true" table:show-details="true"/>
                <table:data-pilot-member table:name="1009,5" table:display="true" table:show-details="true"/>
                <table:data-pilot-member table:name="1009,55" table:display="true" table:show-details="true"/>
                <table:data-pilot-member table:name="1009,6" table:display="true" table:show-details="true"/>
                <table:data-pilot-member table:name="1009,62" table:display="true" table:show-details="true"/>
                <table:data-pilot-member table:name="1009,63" table:display="true" table:show-details="true"/>
                <table:data-pilot-member table:name="1009,65" table:display="true" table:show-details="true"/>
                <table:data-pilot-member table:name="1009,67" table:display="true" table:show-details="true"/>
                <table:data-pilot-member table:name="1009,7" table:display="true" table:show-details="true"/>
                <table:data-pilot-member table:name="1009,73" table:display="true" table:show-details="true"/>
                <table:data-pilot-member table:name="1009,75" table:display="true" table:show-details="true"/>
                <table:data-pilot-member table:name="1009,8" table:display="true" table:show-details="true"/>
                <table:data-pilot-member table:name="1009,83" table:display="true" table:show-details="true"/>
                <table:data-pilot-member table:name="1009,85" table:display="true" table:show-details="true"/>
                <table:data-pilot-member table:name="1009,86" table:display="true" table:show-details="true"/>
                <table:data-pilot-member table:name="1009,9" table:display="true" table:show-details="true"/>
                <table:data-pilot-member table:name="1009,94" table:display="true" table:show-details="true"/>
                <table:data-pilot-member table:name="1010" table:display="true" table:show-details="true"/>
                <table:data-pilot-member table:name="1010,05" table:display="true" table:show-details="true"/>
                <table:data-pilot-member table:name="1010,07" table:display="true" table:show-details="true"/>
                <table:data-pilot-member table:name="1010,08" table:display="true" table:show-details="true"/>
                <table:data-pilot-member table:name="1010,1" table:display="true" table:show-details="true"/>
                <table:data-pilot-member table:name="1010,17" table:display="true" table:show-details="true"/>
                <table:data-pilot-member table:name="1010,2" table:display="true" table:show-details="true"/>
                <table:data-pilot-member table:name="1010,22" table:display="true" table:show-details="true"/>
                <table:data-pilot-member table:name="1010,23" table:display="true" table:show-details="true"/>
                <table:data-pilot-member table:name="1010,25" table:display="true" table:show-details="true"/>
                <table:data-pilot-member table:name="1010,29" table:display="true" table:show-details="true"/>
                <table:data-pilot-member table:name="1010,3" table:display="true" table:show-details="true"/>
                <table:data-pilot-member table:name="1010,31" table:display="true" table:show-details="true"/>
                <table:data-pilot-member table:name="1010,35" table:display="true" table:show-details="true"/>
                <table:data-pilot-member table:name="1010,38" table:display="true" table:show-details="true"/>
                <table:data-pilot-member table:name="1010,4" table:display="true" table:show-details="true"/>
                <table:data-pilot-member table:name="1010,45" table:display="true" table:show-details="true"/>
                <table:data-pilot-member table:name="1010,5" table:display="true" table:show-details="true"/>
                <table:data-pilot-member table:name="1010,52" table:display="true" table:show-details="true"/>
                <table:data-pilot-member table:name="1010,55" table:display="true" table:show-details="true"/>
                <table:data-pilot-member table:name="1010,56" table:display="true" table:show-details="true"/>
                <table:data-pilot-member table:name="1010,57" table:display="true" table:show-details="true"/>
                <table:data-pilot-member table:name="1010,6" table:display="true" table:show-details="true"/>
                <table:data-pilot-member table:name="1010,64" table:display="true" table:show-details="true"/>
                <table:data-pilot-member table:name="1010,65" table:display="true" table:show-details="true"/>
                <table:data-pilot-member table:name="1010,67" table:display="true" table:show-details="true"/>
                <table:data-pilot-member table:name="1010,7" table:display="true" table:show-details="true"/>
                <table:data-pilot-member table:name="1010,72" table:display="true" table:show-details="true"/>
                <table:data-pilot-member table:name="1010,73" table:display="true" table:show-details="true"/>
                <table:data-pilot-member table:name="1010,75" table:display="true" table:show-details="true"/>
                <table:data-pilot-member table:name="1010,8" table:display="true" table:show-details="true"/>
                <table:data-pilot-member table:name="1010,83" table:display="true" table:show-details="true"/>
                <table:data-pilot-member table:name="1010,85" table:display="true" table:show-details="true"/>
                <table:data-pilot-member table:name="1010,9" table:display="true" table:show-details="true"/>
                <table:data-pilot-member table:name="1010,93" table:display="true" table:show-details="true"/>
                <table:data-pilot-member table:name="1010,94" table:display="true" table:show-details="true"/>
                <table:data-pilot-member table:name="1011" table:display="true" table:show-details="true"/>
                <table:data-pilot-member table:name="1011,06" table:display="true" table:show-details="true"/>
                <table:data-pilot-member table:name="1011,1" table:display="true" table:show-details="true"/>
                <table:data-pilot-member table:name="1011,11" table:display="true" table:show-details="true"/>
                <table:data-pilot-member table:name="1011,15" table:display="true" table:show-details="true"/>
                <table:data-pilot-member table:name="1011,17" table:display="true" table:show-details="true"/>
                <table:data-pilot-member table:name="1011,2" table:display="true" table:show-details="true"/>
                <table:data-pilot-member table:name="1011,27" table:display="true" table:show-details="true"/>
                <table:data-pilot-member table:name="1011,3" table:display="true" table:show-details="true"/>
                <table:data-pilot-member table:name="1011,35" table:display="true" table:show-details="true"/>
                <table:data-pilot-member table:name="1011,4" table:display="true" table:show-details="true"/>
                <table:data-pilot-member table:name="1011,45" table:display="true" table:show-details="true"/>
                <table:data-pilot-member table:name="1011,47" table:display="true" table:show-details="true"/>
                <table:data-pilot-member table:name="1011,5" table:display="true" table:show-details="true"/>
                <table:data-pilot-member table:name="1011,56" table:display="true" table:show-details="true"/>
                <table:data-pilot-member table:name="1011,57" table:display="true" table:show-details="true"/>
                <table:data-pilot-member table:name="1011,6" table:display="true" table:show-details="true"/>
                <table:data-pilot-member table:name="1011,62" table:display="true" table:show-details="true"/>
                <table:data-pilot-member table:name="1011,67" table:display="true" table:show-details="true"/>
                <table:data-pilot-member table:name="1011,7" table:display="true" table:show-details="true"/>
                <table:data-pilot-member table:name="1011,73" table:display="true" table:show-details="true"/>
                <table:data-pilot-member table:name="1011,75" table:display="true" table:show-details="true"/>
                <table:data-pilot-member table:name="1011,76" table:display="true" table:show-details="true"/>
                <table:data-pilot-member table:name="1011,8" table:display="true" table:show-details="true"/>
                <table:data-pilot-member table:name="1011,85" table:display="true" table:show-details="true"/>
                <table:data-pilot-member table:name="1011,9" table:display="true" table:show-details="true"/>
                <table:data-pilot-member table:name="1011,97" table:display="true" table:show-details="true"/>
                <table:data-pilot-member table:name="1012" table:display="true" table:show-details="true"/>
                <table:data-pilot-member table:name="1012,07" table:display="true" table:show-details="true"/>
                <table:data-pilot-member table:name="1012,08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23" table:display="true" table:show-details="true"/>
                <table:data-pilot-member table:name="1012,26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43" table:display="true" table:show-details="true"/>
                <table:data-pilot-member table:name="1012,44" table:display="true" table:show-details="true"/>
                <table:data-pilot-member table:name="1012,45" table:display="true" table:show-details="true"/>
                <table:data-pilot-member table:name="1012,5" table:display="true" table:show-details="true"/>
                <table:data-pilot-member table:name="1012,57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75" table:display="true" table:show-details="true"/>
                <table:data-pilot-member table:name="1012,8" table:display="true" table:show-details="true"/>
                <table:data-pilot-member table:name="1012,83" table:display="true" table:show-details="true"/>
                <table:data-pilot-member table:name="1012,85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05" table:display="true" table:show-details="true"/>
                <table:data-pilot-member table:name="1013,1" table:display="true" table:show-details="true"/>
                <table:data-pilot-member table:name="1013,13" table:display="true" table:show-details="true"/>
                <table:data-pilot-member table:name="1013,2" table:display="true" table:show-details="true"/>
                <table:data-pilot-member table:name="1013,25" table:display="true" table:show-details="true"/>
                <table:data-pilot-member table:name="1013,3" table:display="true" table:show-details="true"/>
                <table:data-pilot-member table:name="1013,33" table:display="true" table:show-details="true"/>
                <table:data-pilot-member table:name="1013,35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5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75" table:display="true" table:show-details="true"/>
                <table:data-pilot-member table:name="1013,8" table:display="true" table:show-details="true"/>
                <table:data-pilot-member table:name="1013,85" table:display="true" table:show-details="true"/>
                <table:data-pilot-member table:name="1013,87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05" table:display="true" table:show-details="true"/>
                <table:data-pilot-member table:name="1014,1" table:display="true" table:show-details="true"/>
                <table:data-pilot-member table:name="1014,2" table:display="true" table:show-details="true"/>
                <table:data-pilot-member table:name="1014,27" table:display="true" table:show-details="true"/>
                <table:data-pilot-member table:name="1014,3" table:display="true" table:show-details="true"/>
                <table:data-pilot-member table:name="1014,6" table:display="true" table:show-details="true"/>
                <table:data-pilot-member table:name="1014,7" table:display="true" table:show-details="true"/>
                <table:data-pilot-member table:name="1014,75" table:display="true" table:show-details="true"/>
                <table:data-pilot-member table:name="1014,77" table:display="true" table:show-details="true"/>
                <table:data-pilot-member table:name="1014,78" table:display="true" table:show-details="true"/>
                <table:data-pilot-member table:name="1014,8" table:display="true" table:show-details="true"/>
                <table:data-pilot-member table:name="1014,88" table:display="true" table:show-details="true"/>
                <table:data-pilot-member table:name="1015" table:display="true" table:show-details="true"/>
                <table:data-pilot-member table:name="1015,06" table:display="true" table:show-details="true"/>
                <table:data-pilot-member table:name="1015,15" table:display="true" table:show-details="true"/>
                <table:data-pilot-member table:name="1015,2" table:display="true" table:show-details="true"/>
                <table:data-pilot-member table:name="1015,22" table:display="true" table:show-details="true"/>
                <table:data-pilot-member table:name="1015,4" table:display="true" table:show-details="true"/>
                <table:data-pilot-member table:name="1015,7" table:display="true" table:show-details="true"/>
                <table:data-pilot-member table:name="1015,75" table:display="true" table:show-details="true"/>
                <table:data-pilot-member table:name="1015,8" table:display="true" table:show-details="true"/>
                <table:data-pilot-member table:name="1017" table:display="true" table:show-details="true"/>
                <table:data-pilot-member table:name="1017,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pois" table:orientation="data" table:used-hierarchy="0" table:function="average">
            <table:data-pilot-level table:show-empty="false" calcext:repeat-item-labels="false">
              <table:data-pilot-members>
                <table:data-pilot-member table:name="982,8" table:display="true" table:show-details="true"/>
                <table:data-pilot-member table:name="983,1" table:display="true" table:show-details="true"/>
                <table:data-pilot-member table:name="983,3" table:display="true" table:show-details="true"/>
                <table:data-pilot-member table:name="983,6" table:display="true" table:show-details="true"/>
                <table:data-pilot-member table:name="983,7" table:display="true" table:show-details="true"/>
                <table:data-pilot-member table:name="983,8" table:display="true" table:show-details="true"/>
                <table:data-pilot-member table:name="983,9" table:display="true" table:show-details="true"/>
                <table:data-pilot-member table:name="984" table:display="true" table:show-details="true"/>
                <table:data-pilot-member table:name="984,1" table:display="true" table:show-details="true"/>
                <table:data-pilot-member table:name="984,2" table:display="true" table:show-details="true"/>
                <table:data-pilot-member table:name="984,3" table:display="true" table:show-details="true"/>
                <table:data-pilot-member table:name="984,4" table:display="true" table:show-details="true"/>
                <table:data-pilot-member table:name="984,5" table:display="true" table:show-details="true"/>
                <table:data-pilot-member table:name="984,7" table:display="true" table:show-details="true"/>
                <table:data-pilot-member table:name="984,8" table:display="true" table:show-details="true"/>
                <table:data-pilot-member table:name="984,9" table:display="true" table:show-details="true"/>
                <table:data-pilot-member table:name="985" table:display="true" table:show-details="true"/>
                <table:data-pilot-member table:name="985,1" table:display="true" table:show-details="true"/>
                <table:data-pilot-member table:name="985,2" table:display="true" table:show-details="true"/>
                <table:data-pilot-member table:name="985,3" table:display="true" table:show-details="true"/>
                <table:data-pilot-member table:name="985,4" table:display="true" table:show-details="true"/>
                <table:data-pilot-member table:name="985,5" table:display="true" table:show-details="true"/>
                <table:data-pilot-member table:name="985,6" table:display="true" table:show-details="true"/>
                <table:data-pilot-member table:name="985,7" table:display="true" table:show-details="true"/>
                <table:data-pilot-member table:name="985,8" table:display="true" table:show-details="true"/>
                <table:data-pilot-member table:name="985,9" table:display="true" table:show-details="true"/>
                <table:data-pilot-member table:name="986" table:display="true" table:show-details="true"/>
                <table:data-pilot-member table:name="986,1" table:display="true" table:show-details="true"/>
                <table:data-pilot-member table:name="986,2" table:display="true" table:show-details="true"/>
                <table:data-pilot-member table:name="986,3" table:display="true" table:show-details="true"/>
                <table:data-pilot-member table:name="986,4" table:display="true" table:show-details="true"/>
                <table:data-pilot-member table:name="986,5" table:display="true" table:show-details="true"/>
                <table:data-pilot-member table:name="986,6" table:display="true" table:show-details="true"/>
                <table:data-pilot-member table:name="986,7" table:display="true" table:show-details="true"/>
                <table:data-pilot-member table:name="986,8" table:display="true" table:show-details="true"/>
                <table:data-pilot-member table:name="986,9" table:display="true" table:show-details="true"/>
                <table:data-pilot-member table:name="987" table:display="true" table:show-details="true"/>
                <table:data-pilot-member table:name="987,1" table:display="true" table:show-details="true"/>
                <table:data-pilot-member table:name="987,2" table:display="true" table:show-details="true"/>
                <table:data-pilot-member table:name="987,4" table:display="true" table:show-details="true"/>
                <table:data-pilot-member table:name="987,5" table:display="true" table:show-details="true"/>
                <table:data-pilot-member table:name="987,6" table:display="true" table:show-details="true"/>
                <table:data-pilot-member table:name="987,7" table:display="true" table:show-details="true"/>
                <table:data-pilot-member table:name="987,8" table:display="true" table:show-details="true"/>
                <table:data-pilot-member table:name="987,9" table:display="true" table:show-details="true"/>
                <table:data-pilot-member table:name="988" table:display="true" table:show-details="true"/>
                <table:data-pilot-member table:name="988,1" table:display="true" table:show-details="true"/>
                <table:data-pilot-member table:name="988,2" table:display="true" table:show-details="true"/>
                <table:data-pilot-member table:name="988,3" table:display="true" table:show-details="true"/>
                <table:data-pilot-member table:name="988,4" table:display="true" table:show-details="true"/>
                <table:data-pilot-member table:name="988,6" table:display="true" table:show-details="true"/>
                <table:data-pilot-member table:name="988,7" table:display="true" table:show-details="true"/>
                <table:data-pilot-member table:name="988,8" table:display="true" table:show-details="true"/>
                <table:data-pilot-member table:name="988,9" table:display="true" table:show-details="true"/>
                <table:data-pilot-member table:name="989,1" table:display="true" table:show-details="true"/>
                <table:data-pilot-member table:name="989,2" table:display="true" table:show-details="true"/>
                <table:data-pilot-member table:name="989,3" table:display="true" table:show-details="true"/>
                <table:data-pilot-member table:name="989,6" table:display="true" table:show-details="true"/>
                <table:data-pilot-member table:name="989,7" table:display="true" table:show-details="true"/>
                <table:data-pilot-member table:name="989,8" table:display="true" table:show-details="true"/>
                <table:data-pilot-member table:name="989,9" table:display="true" table:show-details="true"/>
                <table:data-pilot-member table:name="990" table:display="true" table:show-details="true"/>
                <table:data-pilot-member table:name="990,1" table:display="true" table:show-details="true"/>
                <table:data-pilot-member table:name="990,2" table:display="true" table:show-details="true"/>
                <table:data-pilot-member table:name="990,3" table:display="true" table:show-details="true"/>
                <table:data-pilot-member table:name="990,4" table:display="true" table:show-details="true"/>
                <table:data-pilot-member table:name="990,5" table:display="true" table:show-details="true"/>
                <table:data-pilot-member table:name="990,6" table:display="true" table:show-details="true"/>
                <table:data-pilot-member table:name="990,7" table:display="true" table:show-details="true"/>
                <table:data-pilot-member table:name="990,8" table:display="true" table:show-details="true"/>
                <table:data-pilot-member table:name="990,9" table:display="true" table:show-details="true"/>
                <table:data-pilot-member table:name="991" table:display="true" table:show-details="true"/>
                <table:data-pilot-member table:name="991,1" table:display="true" table:show-details="true"/>
                <table:data-pilot-member table:name="991,2" table:display="true" table:show-details="true"/>
                <table:data-pilot-member table:name="991,3" table:display="true" table:show-details="true"/>
                <table:data-pilot-member table:name="991,4" table:display="true" table:show-details="true"/>
                <table:data-pilot-member table:name="991,6" table:display="true" table:show-details="true"/>
                <table:data-pilot-member table:name="991,7" table:display="true" table:show-details="true"/>
                <table:data-pilot-member table:name="991,8" table:display="true" table:show-details="true"/>
                <table:data-pilot-member table:name="991,9" table:display="true" table:show-details="true"/>
                <table:data-pilot-member table:name="992" table:display="true" table:show-details="true"/>
                <table:data-pilot-member table:name="992,1" table:display="true" table:show-details="true"/>
                <table:data-pilot-member table:name="992,3" table:display="true" table:show-details="true"/>
                <table:data-pilot-member table:name="992,5" table:display="true" table:show-details="true"/>
                <table:data-pilot-member table:name="992,6" table:display="true" table:show-details="true"/>
                <table:data-pilot-member table:name="992,7" table:display="true" table:show-details="true"/>
                <table:data-pilot-member table:name="992,8" table:display="true" table:show-details="true"/>
                <table:data-pilot-member table:name="992,9" table:display="true" table:show-details="true"/>
                <table:data-pilot-member table:name="993" table:display="true" table:show-details="true"/>
                <table:data-pilot-member table:name="993,2" table:display="true" table:show-details="true"/>
                <table:data-pilot-member table:name="993,3" table:display="true" table:show-details="true"/>
                <table:data-pilot-member table:name="993,4" table:display="true" table:show-details="true"/>
                <table:data-pilot-member table:name="993,5" table:display="true" table:show-details="true"/>
                <table:data-pilot-member table:name="993,6" table:display="true" table:show-details="true"/>
                <table:data-pilot-member table:name="993,7" table:display="true" table:show-details="true"/>
                <table:data-pilot-member table:name="993,8" table:display="true" table:show-details="true"/>
                <table:data-pilot-member table:name="993,9" table:display="true" table:show-details="true"/>
                <table:data-pilot-member table:name="994" table:display="true" table:show-details="true"/>
                <table:data-pilot-member table:name="994,1" table:display="true" table:show-details="true"/>
                <table:data-pilot-member table:name="994,2" table:display="true" table:show-details="true"/>
                <table:data-pilot-member table:name="994,4" table:display="true" table:show-details="true"/>
                <table:data-pilot-member table:name="994,5" table:display="true" table:show-details="true"/>
                <table:data-pilot-member table:name="994,6" table:display="true" table:show-details="true"/>
                <table:data-pilot-member table:name="994,7" table:display="true" table:show-details="true"/>
                <table:data-pilot-member table:name="994,8" table:display="true" table:show-details="true"/>
                <table:data-pilot-member table:name="994,9" table:display="true" table:show-details="true"/>
                <table:data-pilot-member table:name="995" table:display="true" table:show-details="true"/>
                <table:data-pilot-member table:name="995,1" table:display="true" table:show-details="true"/>
                <table:data-pilot-member table:name="995,2" table:display="true" table:show-details="true"/>
                <table:data-pilot-member table:name="995,3" table:display="true" table:show-details="true"/>
                <table:data-pilot-member table:name="995,4" table:display="true" table:show-details="true"/>
                <table:data-pilot-member table:name="995,5" table:display="true" table:show-details="true"/>
                <table:data-pilot-member table:name="995,6" table:display="true" table:show-details="true"/>
                <table:data-pilot-member table:name="995,7" table:display="true" table:show-details="true"/>
                <table:data-pilot-member table:name="995,8" table:display="true" table:show-details="true"/>
                <table:data-pilot-member table:name="995,9" table:display="true" table:show-details="true"/>
                <table:data-pilot-member table:name="996" table:display="true" table:show-details="true"/>
                <table:data-pilot-member table:name="996,1" table:display="true" table:show-details="true"/>
                <table:data-pilot-member table:name="996,2" table:display="true" table:show-details="true"/>
                <table:data-pilot-member table:name="996,3" table:display="true" table:show-details="true"/>
                <table:data-pilot-member table:name="996,4" table:display="true" table:show-details="true"/>
                <table:data-pilot-member table:name="996,5" table:display="true" table:show-details="true"/>
                <table:data-pilot-member table:name="996,6" table:display="true" table:show-details="true"/>
                <table:data-pilot-member table:name="996,7" table:display="true" table:show-details="true"/>
                <table:data-pilot-member table:name="996,8" table:display="true" table:show-details="true"/>
                <table:data-pilot-member table:name="996,9" table:display="true" table:show-details="true"/>
                <table:data-pilot-member table:name="997" table:display="true" table:show-details="true"/>
                <table:data-pilot-member table:name="997,1" table:display="true" table:show-details="true"/>
                <table:data-pilot-member table:name="997,3" table:display="true" table:show-details="true"/>
                <table:data-pilot-member table:name="997,4" table:display="true" table:show-details="true"/>
                <table:data-pilot-member table:name="997,5" table:display="true" table:show-details="true"/>
                <table:data-pilot-member table:name="997,6" table:display="true" table:show-details="true"/>
                <table:data-pilot-member table:name="997,7" table:display="true" table:show-details="true"/>
                <table:data-pilot-member table:name="997,8" table:display="true" table:show-details="true"/>
                <table:data-pilot-member table:name="997,9" table:display="true" table:show-details="true"/>
                <table:data-pilot-member table:name="998" table:display="true" table:show-details="true"/>
                <table:data-pilot-member table:name="998,1" table:display="true" table:show-details="true"/>
                <table:data-pilot-member table:name="998,2" table:display="true" table:show-details="true"/>
                <table:data-pilot-member table:name="998,3" table:display="true" table:show-details="true"/>
                <table:data-pilot-member table:name="998,4" table:display="true" table:show-details="true"/>
                <table:data-pilot-member table:name="998,5" table:display="true" table:show-details="true"/>
                <table:data-pilot-member table:name="998,6" table:display="true" table:show-details="true"/>
                <table:data-pilot-member table:name="998,7" table:display="true" table:show-details="true"/>
                <table:data-pilot-member table:name="998,8" table:display="true" table:show-details="true"/>
                <table:data-pilot-member table:name="998,9" table:display="true" table:show-details="true"/>
                <table:data-pilot-member table:name="999" table:display="true" table:show-details="true"/>
                <table:data-pilot-member table:name="999,1" table:display="true" table:show-details="true"/>
                <table:data-pilot-member table:name="999,2" table:display="true" table:show-details="true"/>
                <table:data-pilot-member table:name="999,3" table:display="true" table:show-details="true"/>
                <table:data-pilot-member table:name="999,4" table:display="true" table:show-details="true"/>
                <table:data-pilot-member table:name="999,5" table:display="true" table:show-details="true"/>
                <table:data-pilot-member table:name="999,6" table:display="true" table:show-details="true"/>
                <table:data-pilot-member table:name="999,8" table:display="true" table:show-details="true"/>
                <table:data-pilot-member table:name="999,9" table:display="true" table:show-details="true"/>
                <table:data-pilot-member table:name="1000" table:display="true" table:show-details="true"/>
                <table:data-pilot-member table:name="1000,1" table:display="true" table:show-details="true"/>
                <table:data-pilot-member table:name="1000,2" table:display="true" table:show-details="true"/>
                <table:data-pilot-member table:name="1000,5" table:display="true" table:show-details="true"/>
                <table:data-pilot-member table:name="1000,6" table:display="true" table:show-details="true"/>
                <table:data-pilot-member table:name="1000,8" table:display="true" table:show-details="true"/>
                <table:data-pilot-member table:name="1001,1" table:display="true" table:show-details="true"/>
                <table:data-pilot-member table:name="1001,4" table:display="true" table:show-details="true"/>
                <table:data-pilot-member table:name="1001,5" table:display="true" table:show-details="true"/>
                <table:data-pilot-member table:name="1002,2" table:display="true" table:show-details="true"/>
                <table:data-pilot-member table:name="1002,5" table:display="true" table:show-details="true"/>
                <table:data-pilot-member table:name="1003" table:display="true" table:show-details="true"/>
                <table:data-pilot-member table:name="1003,2" table:display="true" table:show-details="true"/>
                <table:data-pilot-member table:name="1003,3" table:display="true" table:show-details="true"/>
                <table:data-pilot-member table:name="1003,6" table:display="true" table:show-details="true"/>
                <table:data-pilot-member table:name="1003,7" table:display="true" table:show-details="true"/>
                <table:data-pilot-member table:name="1003,8" table:display="true" table:show-details="true"/>
                <table:data-pilot-member table:name="1003,9" table:display="true" table:show-details="true"/>
                <table:data-pilot-member table:name="1004" table:display="true" table:show-details="true"/>
                <table:data-pilot-member table:name="1004,1" table:display="true" table:show-details="true"/>
                <table:data-pilot-member table:name="1004,2" table:display="true" table:show-details="true"/>
                <table:data-pilot-member table:name="1004,3" table:display="true" table:show-details="true"/>
                <table:data-pilot-member table:name="1004,4" table:display="true" table:show-details="true"/>
                <table:data-pilot-member table:name="1004,5" table:display="true" table:show-details="true"/>
                <table:data-pilot-member table:name="1004,6" table:display="true" table:show-details="true"/>
                <table:data-pilot-member table:name="1004,7" table:display="true" table:show-details="true"/>
                <table:data-pilot-member table:name="1004,8" table:display="true" table:show-details="true"/>
                <table:data-pilot-member table:name="1004,9" table:display="true" table:show-details="true"/>
                <table:data-pilot-member table:name="1005" table:display="true" table:show-details="true"/>
                <table:data-pilot-member table:name="1005,1" table:display="true" table:show-details="true"/>
                <table:data-pilot-member table:name="1005,2" table:display="true" table:show-details="true"/>
                <table:data-pilot-member table:name="1005,3" table:display="true" table:show-details="true"/>
                <table:data-pilot-member table:name="1005,4" table:display="true" table:show-details="true"/>
                <table:data-pilot-member table:name="1005,5" table:display="true" table:show-details="true"/>
                <table:data-pilot-member table:name="1005,6" table:display="true" table:show-details="true"/>
                <table:data-pilot-member table:name="1005,7" table:display="true" table:show-details="true"/>
                <table:data-pilot-member table:name="1005,8" table:display="true" table:show-details="true"/>
                <table:data-pilot-member table:name="1005,9" table:display="true" table:show-details="true"/>
                <table:data-pilot-member table:name="1006" table:display="true" table:show-details="true"/>
                <table:data-pilot-member table:name="1006,1" table:display="true" table:show-details="true"/>
                <table:data-pilot-member table:name="1006,2" table:display="true" table:show-details="true"/>
                <table:data-pilot-member table:name="1006,3" table:display="true" table:show-details="true"/>
                <table:data-pilot-member table:name="1006,4" table:display="true" table:show-details="true"/>
                <table:data-pilot-member table:name="1006,5" table:display="true" table:show-details="true"/>
                <table:data-pilot-member table:name="1006,6" table:display="true" table:show-details="true"/>
                <table:data-pilot-member table:name="1006,7" table:display="true" table:show-details="true"/>
                <table:data-pilot-member table:name="1006,8" table:display="true" table:show-details="true"/>
                <table:data-pilot-member table:name="1006,9" table:display="true" table:show-details="true"/>
                <table:data-pilot-member table:name="1007" table:display="true" table:show-details="true"/>
                <table:data-pilot-member table:name="1007,1" table:display="true" table:show-details="true"/>
                <table:data-pilot-member table:name="1007,2" table:display="true" table:show-details="true"/>
                <table:data-pilot-member table:name="1007,3" table:display="true" table:show-details="true"/>
                <table:data-pilot-member table:name="1007,4" table:display="true" table:show-details="true"/>
                <table:data-pilot-member table:name="1007,5" table:display="true" table:show-details="true"/>
                <table:data-pilot-member table:name="1007,6" table:display="true" table:show-details="true"/>
                <table:data-pilot-member table:name="1007,7" table:display="true" table:show-details="true"/>
                <table:data-pilot-member table:name="1007,8" table:display="true" table:show-details="true"/>
                <table:data-pilot-member table:name="1007,9" table:display="true" table:show-details="true"/>
                <table:data-pilot-member table:name="1008" table:display="true" table:show-details="true"/>
                <table:data-pilot-member table:name="1008,1" table:display="true" table:show-details="true"/>
                <table:data-pilot-member table:name="1008,2" table:display="true" table:show-details="true"/>
                <table:data-pilot-member table:name="1008,3" table:display="true" table:show-details="true"/>
                <table:data-pilot-member table:name="1008,4" table:display="true" table:show-details="true"/>
                <table:data-pilot-member table:name="1008,5" table:display="true" table:show-details="true"/>
                <table:data-pilot-member table:name="1008,6" table:display="true" table:show-details="true"/>
                <table:data-pilot-member table:name="1008,7" table:display="true" table:show-details="true"/>
                <table:data-pilot-member table:name="1008,8" table:display="true" table:show-details="true"/>
                <table:data-pilot-member table:name="1008,9" table:display="true" table:show-details="true"/>
                <table:data-pilot-member table:name="1009" table:display="true" table:show-details="true"/>
                <table:data-pilot-member table:name="1009,1" table:display="true" table:show-details="true"/>
                <table:data-pilot-member table:name="1009,2" table:display="true" table:show-details="true"/>
                <table:data-pilot-member table:name="1009,3" table:display="true" table:show-details="true"/>
                <table:data-pilot-member table:name="1009,4" table:display="true" table:show-details="true"/>
                <table:data-pilot-member table:name="1009,5" table:display="true" table:show-details="true"/>
                <table:data-pilot-member table:name="1009,6" table:display="true" table:show-details="true"/>
                <table:data-pilot-member table:name="1009,7" table:display="true" table:show-details="true"/>
                <table:data-pilot-member table:name="1009,8" table:display="true" table:show-details="true"/>
                <table:data-pilot-member table:name="1009,9" table:display="true" table:show-details="true"/>
                <table:data-pilot-member table:name="1010" table:display="true" table:show-details="true"/>
                <table:data-pilot-member table:name="1010,1" table:display="true" table:show-details="true"/>
                <table:data-pilot-member table:name="1010,2" table:display="true" table:show-details="true"/>
                <table:data-pilot-member table:name="1010,3" table:display="true" table:show-details="true"/>
                <table:data-pilot-member table:name="1010,4" table:display="true" table:show-details="true"/>
                <table:data-pilot-member table:name="1010,5" table:display="true" table:show-details="true"/>
                <table:data-pilot-member table:name="1010,6" table:display="true" table:show-details="true"/>
                <table:data-pilot-member table:name="1010,7" table:display="true" table:show-details="true"/>
                <table:data-pilot-member table:name="1010,8" table:display="true" table:show-details="true"/>
                <table:data-pilot-member table:name="1010,9" table:display="true" table:show-details="true"/>
                <table:data-pilot-member table:name="1011" table:display="true" table:show-details="true"/>
                <table:data-pilot-member table:name="1011,1" table:display="true" table:show-details="true"/>
                <table:data-pilot-member table:name="1011,2" table:display="true" table:show-details="true"/>
                <table:data-pilot-member table:name="1011,3" table:display="true" table:show-details="true"/>
                <table:data-pilot-member table:name="1011,4" table:display="true" table:show-details="true"/>
                <table:data-pilot-member table:name="1011,5" table:display="true" table:show-details="true"/>
                <table:data-pilot-member table:name="1011,6" table:display="true" table:show-details="true"/>
                <table:data-pilot-member table:name="1011,7" table:display="true" table:show-details="true"/>
                <table:data-pilot-member table:name="1011,8" table:display="true" table:show-details="true"/>
                <table:data-pilot-member table:name="1011,9" table:display="true" table:show-details="true"/>
                <table:data-pilot-member table:name="1012" table:display="true" table:show-details="true"/>
                <table:data-pilot-member table:name="1012,1" table:display="true" table:show-details="true"/>
                <table:data-pilot-member table:name="1012,2" table:display="true" table:show-details="true"/>
                <table:data-pilot-member table:name="1012,3" table:display="true" table:show-details="true"/>
                <table:data-pilot-member table:name="1012,4" table:display="true" table:show-details="true"/>
                <table:data-pilot-member table:name="1012,5" table:display="true" table:show-details="true"/>
                <table:data-pilot-member table:name="1012,6" table:display="true" table:show-details="true"/>
                <table:data-pilot-member table:name="1012,7" table:display="true" table:show-details="true"/>
                <table:data-pilot-member table:name="1012,8" table:display="true" table:show-details="true"/>
                <table:data-pilot-member table:name="1012,9" table:display="true" table:show-details="true"/>
                <table:data-pilot-member table:name="1013" table:display="true" table:show-details="true"/>
                <table:data-pilot-member table:name="1013,1" table:display="true" table:show-details="true"/>
                <table:data-pilot-member table:name="1013,2" table:display="true" table:show-details="true"/>
                <table:data-pilot-member table:name="1013,3" table:display="true" table:show-details="true"/>
                <table:data-pilot-member table:name="1013,4" table:display="true" table:show-details="true"/>
                <table:data-pilot-member table:name="1013,5" table:display="true" table:show-details="true"/>
                <table:data-pilot-member table:name="1013,6" table:display="true" table:show-details="true"/>
                <table:data-pilot-member table:name="1013,7" table:display="true" table:show-details="true"/>
                <table:data-pilot-member table:name="1013,8" table:display="true" table:show-details="true"/>
                <table:data-pilot-member table:name="1013,9" table:display="true" table:show-details="true"/>
                <table:data-pilot-member table:name="1014" table:display="true" table:show-details="true"/>
                <table:data-pilot-member table:name="1014,1" table:display="true" table:show-details="true"/>
                <table:data-pilot-member table:name="1014,3" table:display="true" table:show-details="true"/>
                <table:data-pilot-member table:name="1014,4" table:display="true" table:show-details="true"/>
                <table:data-pilot-member table:name="1014,5" table:display="true" table:show-details="true"/>
                <table:data-pilot-member table:name="1014,7" table:display="true" table:show-details="true"/>
                <table:data-pilot-member table:name="1014,8" table:display="true" table:show-details="true"/>
                <table:data-pilot-member table:name="1014,9" table:display="true" table:show-details="true"/>
                <table:data-pilot-member table:name="1015" table:display="true" table:show-details="true"/>
                <table:data-pilot-member table:name="1015,1" table:display="true" table:show-details="true"/>
                <table:data-pilot-member table:name="1015,2" table:display="true" table:show-details="true"/>
                <table:data-pilot-member table:name="1015,3" table:display="true" table:show-details="true"/>
                <table:data-pilot-member table:name="1015,5" table:display="true" table:show-details="true"/>
                <table:data-pilot-member table:name="1015,6" table:display="true" table:show-details="true"/>
                <table:data-pilot-member table:name="1015,7" table:display="true" table:show-details="true"/>
                <table:data-pilot-member table:name="1016" table:display="true" table:show-details="true"/>
                <table:data-pilot-member table:name="1016,3" table:display="true" table:show-details="true"/>
                <table:data-pilot-member table:name="1016,6" table:display="true" table:show-details="true"/>
                <table:data-pilot-member table:name="1016,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0:45:49.6183599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2:09:26.165915580</dc:date>
    <meta:editing-duration>PT42M54S</meta:editing-duration>
    <meta:editing-cycles>3</meta:editing-cycles>
    <meta:generator>LibreOffice/6.4.7.2$Linux_X86_64 LibreOffice_project/40$Build-2</meta:generator>
    <meta:document-statistic meta:table-count="5" meta:cell-count="1427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false" chart:tick-marks-minor-outer="true" chart:logarithmic="false" chart:minimum="985" chart:maximum="1015" chart:interval-major="5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c800" draw:fill-color="#00c8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273cm" svg:height="15.54cm" xlink:href=".." xlink:type="simple" chart:class="chart:line" chart:style-name="ch1">
        <chart:title svg:x="19.531cm" svg:y="0.446cm" chart:style-name="ch2">
          <text:p>RELAÇÃO ENTRE CHUVA E PRESSÃO</text:p>
        </chart:title>
        <chart:legend chart:legend-position="bottom" svg:x="20.866cm" svg:y="14.941cm" style:legend-expansion="wide" chart:style-name="ch3"/>
        <chart:plot-area chart:style-name="ch4" table:cell-range-address="Planilha3.A2:Planilha3.E177" chart:data-source-has-labels="both" svg:x="0.945cm" svg:y="1.535cm" svg:width="45.383cm" svg:height="12.912cm">
          <chartooo:coordinate-region svg:x="1.896cm" svg:y="1.734cm" svg:width="44.391cm" svg:height="11.668cm"/>
          <chart:axis chart:dimension="x" chart:name="primary-x" chart:style-name="ch5" chartooo:axis-type="auto">
            <chartooo:date-scale/>
            <chart:categories table:cell-range-address="Planilha3.A2:Planilha3.B177"/>
            <chart:grid chart:style-name="ch6" chart:class="major"/>
          </chart:axis>
          <chart:axis chart:dimension="y" chart:name="primary-y" chart:style-name="ch7"/>
          <chart:series chart:style-name="ch8" chart:values-cell-range-address="Planilha3.C2:Planilha3.C177" loext:label-string="antes" chart:class="chart:line">
            <chart:data-point chart:repeated="176"/>
          </chart:series>
          <chart:series chart:style-name="ch9" chart:values-cell-range-address="Planilha3.B177:Planilha3.B177" chart:class="chart:line">
            <chart:data-point/>
          </chart:series>
          <chart:series chart:style-name="ch10" chart:values-cell-range-address="Planilha3.E2:Planilha3.E177" loext:label-string="depois" chart:class="chart:line">
            <chart:data-point chart:repeated="176"/>
          </chart:series>
          <chart:series chart:style-name="ch11" chart:values-cell-range-address="Planilha3.D2:Planilha3.D177" loext:label-string="durante" chart:class="chart:line">
            <chart:data-point chart:repeated="1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</text:p>
              </table:table-cell>
              <table:table-cell office:value-type="string">
                <text:p/>
              </table:table-cell>
              <table:table-cell office:value-type="string">
                <text:p>depois</text:p>
              </table:table-cell>
              <table:table-cell office:value-type="string">
                <text:p>durante</text:p>
              </table:table-cell>
            </table:table-row>
          </table:table-header-rows>
          <table:table-rows>
            <table:table-row>
              <table:table-cell office:value-type="string">
                <text:p>SANTA CRUZ 1</text:p>
                <text:list>
                  <text:list-item>
                    <text:p>SANTA CRUZ</text:p>
                  </text:list-item>
                  <text:list-item>
                    <text:p/>
                  </text:list-item>
                </text:list>
                <draw:g>
                  <svg:desc>Planilha3.A2:Planilha3.B177</svg:desc>
                </draw:g>
              </table:table-cell>
              <table:table-cell office:value-type="float" office:value="989.05">
                <text:p>989.05</text:p>
                <draw:g>
                  <svg:desc>Planilha3.C2:Planilha3.C177</svg:desc>
                </draw:g>
              </table:table-cell>
              <table:table-cell office:value-type="float" office:value="23">
                <text:p>23</text:p>
                <draw:g>
                  <svg:desc>Planilha3.B177:Planilha3.B177</svg:desc>
                </draw:g>
              </table:table-cell>
              <table:table-cell office:value-type="float" office:value="988.1">
                <text:p>988.1</text:p>
                <draw:g>
                  <svg:desc>Planilha3.E2:Planilha3.E177</svg:desc>
                </draw:g>
              </table:table-cell>
              <table:table-cell office:value-type="float" office:value="989.21675">
                <text:p>989.21675</text:p>
                <draw:g>
                  <svg:desc>Planilha3.D2:Planilha3.D177</svg:desc>
                </draw:g>
              </table:table-cell>
            </table:table-row>
            <table:table-row>
              <table:table-cell office:value-type="string">
                <text:p>SANTA CRUZ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">
                <text:p>990.2</text:p>
              </table:table-cell>
              <table:table-cell office:value-type="float" office:value="NaN">
                <text:p>NaN</text:p>
              </table:table-cell>
              <table:table-cell office:value-type="float" office:value="989.2">
                <text:p>989.2</text:p>
              </table:table-cell>
              <table:table-cell office:value-type="float" office:value="989.55">
                <text:p>989.55</text:p>
              </table:table-cell>
            </table:table-row>
            <table:table-row>
              <table:table-cell office:value-type="string">
                <text:p>SANTA CRUZ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">
                <text:p>986.1</text:p>
              </table:table-cell>
              <table:table-cell office:value-type="float" office:value="NaN">
                <text:p>NaN</text:p>
              </table:table-cell>
              <table:table-cell office:value-type="float" office:value="985.2">
                <text:p>985.2</text:p>
              </table:table-cell>
              <table:table-cell office:value-type="float" office:value="985.6">
                <text:p>985.6</text:p>
              </table:table-cell>
            </table:table-row>
            <table:table-row>
              <table:table-cell office:value-type="string">
                <text:p>SANTA CRUZ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5">
                <text:p>987.45</text:p>
              </table:table-cell>
              <table:table-cell office:value-type="float" office:value="NaN">
                <text:p>NaN</text:p>
              </table:table-cell>
              <table:table-cell office:value-type="float" office:value="988.25">
                <text:p>988.25</text:p>
              </table:table-cell>
              <table:table-cell office:value-type="float" office:value="987.7625">
                <text:p>987.7625</text:p>
              </table:table-cell>
            </table:table-row>
            <table:table-row>
              <table:table-cell office:value-type="string">
                <text:p>SANTA CRUZ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3">
                <text:p>989.3</text:p>
              </table:table-cell>
              <table:table-cell office:value-type="float" office:value="NaN">
                <text:p>NaN</text:p>
              </table:table-cell>
              <table:table-cell office:value-type="float" office:value="990.1">
                <text:p>990.1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SANTA CRUZ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342857142857">
                <text:p>987.342857142857</text:p>
              </table:table-cell>
              <table:table-cell office:value-type="float" office:value="NaN">
                <text:p>NaN</text:p>
              </table:table-cell>
              <table:table-cell office:value-type="float" office:value="989.028571428571">
                <text:p>989.028571428571</text:p>
              </table:table-cell>
              <table:table-cell office:value-type="float" office:value="988.473857142857">
                <text:p>988.473857142857</text:p>
              </table:table-cell>
            </table:table-row>
            <table:table-row>
              <table:table-cell office:value-type="string">
                <text:p>SANTA CRUZ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7375">
                <text:p>987.7375</text:p>
              </table:table-cell>
              <table:table-cell office:value-type="float" office:value="NaN">
                <text:p>NaN</text:p>
              </table:table-cell>
              <table:table-cell office:value-type="float" office:value="989.0625">
                <text:p>989.0625</text:p>
              </table:table-cell>
              <table:table-cell office:value-type="float" office:value="988.69375">
                <text:p>988.69375</text:p>
              </table:table-cell>
            </table:table-row>
            <table:table-row>
              <table:table-cell office:value-type="string">
                <text:p>SANTA CRUZ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425">
                <text:p>989.425</text:p>
              </table:table-cell>
              <table:table-cell office:value-type="float" office:value="NaN">
                <text:p>NaN</text:p>
              </table:table-cell>
              <table:table-cell office:value-type="float" office:value="989.975">
                <text:p>989.975</text:p>
              </table:table-cell>
              <table:table-cell office:value-type="float" office:value="990.314625">
                <text:p>990.314625</text:p>
              </table:table-cell>
            </table:table-row>
            <table:table-row>
              <table:table-cell office:value-type="string">
                <text:p>SANTA CRUZ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85">
                <text:p>989.85</text:p>
              </table:table-cell>
              <table:table-cell office:value-type="float" office:value="NaN">
                <text:p>NaN</text:p>
              </table:table-cell>
              <table:table-cell office:value-type="float" office:value="989.8">
                <text:p>989.8</text:p>
              </table:table-cell>
              <table:table-cell office:value-type="float" office:value="990.15">
                <text:p>990.15</text:p>
              </table:table-cell>
            </table:table-row>
            <table:table-row>
              <table:table-cell office:value-type="string">
                <text:p>SANTA CRUZ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1">
                <text:p>989.1</text:p>
              </table:table-cell>
              <table:table-cell office:value-type="float" office:value="NaN">
                <text:p>NaN</text:p>
              </table:table-cell>
              <table:table-cell office:value-type="float" office:value="988.128571428571">
                <text:p>988.128571428571</text:p>
              </table:table-cell>
              <table:table-cell office:value-type="float" office:value="988.942857142857">
                <text:p>988.942857142857</text:p>
              </table:table-cell>
            </table:table-row>
            <table:table-row>
              <table:table-cell office:value-type="string">
                <text:p>SANTA CRUZ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071428571429">
                <text:p>989.071428571429</text:p>
              </table:table-cell>
              <table:table-cell office:value-type="float" office:value="NaN">
                <text:p>NaN</text:p>
              </table:table-cell>
              <table:table-cell office:value-type="float" office:value="987.528571428572">
                <text:p>987.528571428572</text:p>
              </table:table-cell>
              <table:table-cell office:value-type="float" office:value="988.707142857143">
                <text:p>988.707142857143</text:p>
              </table:table-cell>
            </table:table-row>
            <table:table-row>
              <table:table-cell office:value-type="string">
                <text:p>SANTA CRUZ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17">
                <text:p>987.17</text:p>
              </table:table-cell>
              <table:table-cell office:value-type="float" office:value="NaN">
                <text:p>NaN</text:p>
              </table:table-cell>
              <table:table-cell office:value-type="float" office:value="985.64">
                <text:p>985.64</text:p>
              </table:table-cell>
              <table:table-cell office:value-type="float" office:value="986.5573">
                <text:p>986.5573</text:p>
              </table:table-cell>
            </table:table-row>
            <table:table-row>
              <table:table-cell office:value-type="string">
                <text:p>SANTA CRUZ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6">
                <text:p>987.46</text:p>
              </table:table-cell>
              <table:table-cell office:value-type="float" office:value="NaN">
                <text:p>NaN</text:p>
              </table:table-cell>
              <table:table-cell office:value-type="float" office:value="986.253333333333">
                <text:p>986.253333333333</text:p>
              </table:table-cell>
              <table:table-cell office:value-type="float" office:value="986.9122">
                <text:p>986.9122</text:p>
              </table:table-cell>
            </table:table-row>
            <table:table-row>
              <table:table-cell office:value-type="string">
                <text:p>SANTA CRUZ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084210526316">
                <text:p>986.084210526316</text:p>
              </table:table-cell>
              <table:table-cell office:value-type="float" office:value="NaN">
                <text:p>NaN</text:p>
              </table:table-cell>
              <table:table-cell office:value-type="float" office:value="985.821052631579">
                <text:p>985.821052631579</text:p>
              </table:table-cell>
              <table:table-cell office:value-type="float" office:value="985.964052631579">
                <text:p>985.964052631579</text:p>
              </table:table-cell>
            </table:table-row>
            <table:table-row>
              <table:table-cell office:value-type="string">
                <text:p>SANTA CRUZ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109523809524">
                <text:p>985.109523809524</text:p>
              </table:table-cell>
              <table:table-cell office:value-type="float" office:value="NaN">
                <text:p>NaN</text:p>
              </table:table-cell>
              <table:table-cell office:value-type="float" office:value="985.12380952381">
                <text:p>985.12380952381</text:p>
              </table:table-cell>
              <table:table-cell office:value-type="float" office:value="984.942857142857">
                <text:p>984.942857142857</text:p>
              </table:table-cell>
            </table:table-row>
            <table:table-row>
              <table:table-cell office:value-type="string">
                <text:p>SANTA CRUZ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253333333333">
                <text:p>985.253333333333</text:p>
              </table:table-cell>
              <table:table-cell office:value-type="float" office:value="NaN">
                <text:p>NaN</text:p>
              </table:table-cell>
              <table:table-cell office:value-type="float" office:value="986.613333333333">
                <text:p>986.613333333333</text:p>
              </table:table-cell>
              <table:table-cell office:value-type="float" office:value="985.868866666666">
                <text:p>985.868866666666</text:p>
              </table:table-cell>
            </table:table-row>
            <table:table-row>
              <table:table-cell office:value-type="string">
                <text:p>SANTA CRUZ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3">
                <text:p>984.3</text:p>
              </table:table-cell>
              <table:table-cell office:value-type="float" office:value="NaN">
                <text:p>NaN</text:p>
              </table:table-cell>
              <table:table-cell office:value-type="float" office:value="986.3">
                <text:p>986.3</text:p>
              </table:table-cell>
              <table:table-cell office:value-type="float" office:value="985.333928571429">
                <text:p>985.333928571429</text:p>
              </table:table-cell>
            </table:table-row>
            <table:table-row>
              <table:table-cell office:value-type="string">
                <text:p>SANTA CRUZ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2">
                <text:p>986.12</text:p>
              </table:table-cell>
              <table:table-cell office:value-type="float" office:value="NaN">
                <text:p>NaN</text:p>
              </table:table-cell>
              <table:table-cell office:value-type="float" office:value="988.2">
                <text:p>988.2</text:p>
              </table:table-cell>
              <table:table-cell office:value-type="float" office:value="986.87">
                <text:p>986.87</text:p>
              </table:table-cell>
            </table:table-row>
            <table:table-row>
              <table:table-cell office:value-type="string">
                <text:p>SANTA CRUZ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025">
                <text:p>988.025</text:p>
              </table:table-cell>
              <table:table-cell office:value-type="float" office:value="NaN">
                <text:p>NaN</text:p>
              </table:table-cell>
              <table:table-cell office:value-type="float" office:value="989.3">
                <text:p>989.3</text:p>
              </table:table-cell>
              <table:table-cell office:value-type="float" office:value="988.7">
                <text:p>988.7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ICO 0</text:p>
                <text:list>
                  <text:list-item>
                    <text:p>CAIC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4.3">
                <text:p>994.3</text:p>
              </table:table-cell>
              <table:table-cell office:value-type="float" office:value="NaN">
                <text:p>NaN</text:p>
              </table:table-cell>
              <table:table-cell office:value-type="float" office:value="993.3">
                <text:p>993.3</text:p>
              </table:table-cell>
              <table:table-cell office:value-type="float" office:value="993.318">
                <text:p>993.318</text:p>
              </table:table-cell>
            </table:table-row>
            <table:table-row>
              <table:table-cell office:value-type="string">
                <text:p>CAIC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3.233333333333">
                <text:p>993.233333333333</text:p>
              </table:table-cell>
              <table:table-cell office:value-type="float" office:value="994.033333333333">
                <text:p>994.033333333333</text:p>
              </table:table-cell>
            </table:table-row>
            <table:table-row>
              <table:table-cell office:value-type="string">
                <text:p>CAIC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5">
                <text:p>990.5</text:p>
              </table:table-cell>
              <table:table-cell office:value-type="float" office:value="NaN">
                <text:p>NaN</text:p>
              </table:table-cell>
              <table:table-cell office:value-type="float" office:value="993.2">
                <text:p>993.2</text:p>
              </table:table-cell>
              <table:table-cell office:value-type="float" office:value="994.5">
                <text:p>994.5</text:p>
              </table:table-cell>
            </table:table-row>
            <table:table-row>
              <table:table-cell office:value-type="string">
                <text:p>CAIC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">
                <text:p>994.2</text:p>
              </table:table-cell>
              <table:table-cell office:value-type="float" office:value="NaN">
                <text:p>NaN</text:p>
              </table:table-cell>
              <table:table-cell office:value-type="float" office:value="993.4">
                <text:p>993.4</text:p>
              </table:table-cell>
              <table:table-cell office:value-type="float" office:value="993.8">
                <text:p>993.8</text:p>
              </table:table-cell>
            </table:table-row>
            <table:table-row>
              <table:table-cell office:value-type="string">
                <text:p>CAIC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7">
                <text:p>993.7</text:p>
              </table:table-cell>
              <table:table-cell office:value-type="float" office:value="NaN">
                <text:p>NaN</text:p>
              </table:table-cell>
              <table:table-cell office:value-type="float" office:value="996.6">
                <text:p>996.6</text:p>
              </table:table-cell>
              <table:table-cell office:value-type="float" office:value="994.85">
                <text:p>994.85</text:p>
              </table:table-cell>
            </table:table-row>
            <table:table-row>
              <table:table-cell office:value-type="string">
                <text:p>CAIC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4">
                <text:p>990.4</text:p>
              </table:table-cell>
              <table:table-cell office:value-type="float" office:value="NaN">
                <text:p>NaN</text:p>
              </table:table-cell>
              <table:table-cell office:value-type="float" office:value="993.9">
                <text:p>993.9</text:p>
              </table:table-cell>
              <table:table-cell office:value-type="float" office:value="993.567">
                <text:p>993.567</text:p>
              </table:table-cell>
            </table:table-row>
            <table:table-row>
              <table:table-cell office:value-type="string">
                <text:p>CAIC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6">
                <text:p>996.6</text:p>
              </table:table-cell>
              <table:table-cell office:value-type="float" office:value="NaN">
                <text:p>NaN</text:p>
              </table:table-cell>
              <table:table-cell office:value-type="float" office:value="996.6">
                <text:p>996.6</text:p>
              </table:table-cell>
              <table:table-cell office:value-type="float" office:value="996.9">
                <text:p>996.9</text:p>
              </table:table-cell>
            </table:table-row>
            <table:table-row>
              <table:table-cell office:value-type="string">
                <text:p>CAIC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4">
                <text:p>996.4</text:p>
              </table:table-cell>
              <table:table-cell office:value-type="float" office:value="NaN">
                <text:p>NaN</text:p>
              </table:table-cell>
              <table:table-cell office:value-type="float" office:value="994.6">
                <text:p>994.6</text:p>
              </table:table-cell>
              <table:table-cell office:value-type="float" office:value="995.8">
                <text:p>995.8</text:p>
              </table:table-cell>
            </table:table-row>
            <table:table-row>
              <table:table-cell office:value-type="string">
                <text:p>CAIC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66666666667">
                <text:p>994.266666666667</text:p>
              </table:table-cell>
              <table:table-cell office:value-type="float" office:value="NaN">
                <text:p>NaN</text:p>
              </table:table-cell>
              <table:table-cell office:value-type="float" office:value="991.866666666667">
                <text:p>991.866666666667</text:p>
              </table:table-cell>
              <table:table-cell office:value-type="float" office:value="993.333333333333">
                <text:p>993.333333333333</text:p>
              </table:table-cell>
            </table:table-row>
            <table:table-row>
              <table:table-cell office:value-type="string">
                <text:p>CAIC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2875">
                <text:p>993.2875</text:p>
              </table:table-cell>
              <table:table-cell office:value-type="float" office:value="NaN">
                <text:p>NaN</text:p>
              </table:table-cell>
              <table:table-cell office:value-type="float" office:value="992.0875">
                <text:p>992.0875</text:p>
              </table:table-cell>
              <table:table-cell office:value-type="float" office:value="992.4375">
                <text:p>992.4375</text:p>
              </table:table-cell>
            </table:table-row>
            <table:table-row>
              <table:table-cell office:value-type="string">
                <text:p>CAIC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266666666667">
                <text:p>992.266666666667</text:p>
              </table:table-cell>
              <table:table-cell office:value-type="float" office:value="NaN">
                <text:p>NaN</text:p>
              </table:table-cell>
              <table:table-cell office:value-type="float" office:value="991.616666666667">
                <text:p>991.616666666667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85714285714">
                <text:p>990.085714285714</text:p>
              </table:table-cell>
              <table:table-cell office:value-type="float" office:value="NaN">
                <text:p>NaN</text:p>
              </table:table-cell>
              <table:table-cell office:value-type="float" office:value="991.3">
                <text:p>991.3</text:p>
              </table:table-cell>
              <table:table-cell office:value-type="float" office:value="990.610714285714">
                <text:p>990.610714285714</text:p>
              </table:table-cell>
            </table:table-row>
            <table:table-row>
              <table:table-cell office:value-type="string">
                <text:p>CAIC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74">
                <text:p>989.74</text:p>
              </table:table-cell>
              <table:table-cell office:value-type="float" office:value="NaN">
                <text:p>NaN</text:p>
              </table:table-cell>
              <table:table-cell office:value-type="float" office:value="990.93">
                <text:p>990.93</text:p>
              </table:table-cell>
              <table:table-cell office:value-type="float" office:value="990.5567">
                <text:p>990.5567</text:p>
              </table:table-cell>
            </table:table-row>
            <table:table-row>
              <table:table-cell office:value-type="string">
                <text:p>CAIC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58333333334">
                <text:p>990.258333333334</text:p>
              </table:table-cell>
              <table:table-cell office:value-type="float" office:value="NaN">
                <text:p>NaN</text:p>
              </table:table-cell>
              <table:table-cell office:value-type="float" office:value="992.041666666667">
                <text:p>992.041666666667</text:p>
              </table:table-cell>
              <table:table-cell office:value-type="float" office:value="991.166666666667">
                <text:p>991.166666666667</text:p>
              </table:table-cell>
            </table:table-row>
            <table:table-row>
              <table:table-cell office:value-type="string">
                <text:p>CAIC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42105263158">
                <text:p>990.042105263158</text:p>
              </table:table-cell>
              <table:table-cell office:value-type="float" office:value="NaN">
                <text:p>NaN</text:p>
              </table:table-cell>
              <table:table-cell office:value-type="float" office:value="992.647368421052">
                <text:p>992.647368421052</text:p>
              </table:table-cell>
              <table:table-cell office:value-type="float" office:value="991.171052631579">
                <text:p>991.171052631579</text:p>
              </table:table-cell>
            </table:table-row>
            <table:table-row>
              <table:table-cell office:value-type="string">
                <text:p>CAIC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15">
                <text:p>991.15</text:p>
              </table:table-cell>
              <table:table-cell office:value-type="float" office:value="NaN">
                <text:p>NaN</text:p>
              </table:table-cell>
              <table:table-cell office:value-type="float" office:value="992.35">
                <text:p>992.35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45">
                <text:p>991.45</text:p>
              </table:table-cell>
              <table:table-cell office:value-type="float" office:value="NaN">
                <text:p>NaN</text:p>
              </table:table-cell>
              <table:table-cell office:value-type="float" office:value="994.15">
                <text:p>994.15</text:p>
              </table:table-cell>
              <table:table-cell office:value-type="float" office:value="993.9375">
                <text:p>993.937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ODI 0</text:p>
                <text:list>
                  <text:list-item>
                    <text:p>APOD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8.3125">
                <text:p>998.3125</text:p>
              </table:table-cell>
              <table:table-cell office:value-type="float" office:value="NaN">
                <text:p>NaN</text:p>
              </table:table-cell>
              <table:table-cell office:value-type="float" office:value="998.8875">
                <text:p>998.8875</text:p>
              </table:table-cell>
              <table:table-cell office:value-type="float" office:value="999.1625">
                <text:p>999.1625</text:p>
              </table:table-cell>
            </table:table-row>
            <table:table-row>
              <table:table-cell office:value-type="string">
                <text:p>APODI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625">
                <text:p>997.8625</text:p>
              </table:table-cell>
              <table:table-cell office:value-type="float" office:value="NaN">
                <text:p>NaN</text:p>
              </table:table-cell>
              <table:table-cell office:value-type="float" office:value="998.225">
                <text:p>998.225</text:p>
              </table:table-cell>
              <table:table-cell office:value-type="float" office:value="999.216625">
                <text:p>999.216625</text:p>
              </table:table-cell>
            </table:table-row>
            <table:table-row>
              <table:table-cell office:value-type="string">
                <text:p>APODI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5">
                <text:p>999.25</text:p>
              </table:table-cell>
              <table:table-cell office:value-type="float" office:value="NaN">
                <text:p>NaN</text:p>
              </table:table-cell>
              <table:table-cell office:value-type="float" office:value="998.7">
                <text:p>998.7</text:p>
              </table:table-cell>
              <table:table-cell office:value-type="float" office:value="999.4">
                <text:p>999.4</text:p>
              </table:table-cell>
            </table:table-row>
            <table:table-row>
              <table:table-cell office:value-type="string">
                <text:p>APODI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8">
                <text:p>999.28</text:p>
              </table:table-cell>
              <table:table-cell office:value-type="float" office:value="NaN">
                <text:p>NaN</text:p>
              </table:table-cell>
              <table:table-cell office:value-type="float" office:value="998.52">
                <text:p>998.52</text:p>
              </table:table-cell>
              <table:table-cell office:value-type="float" office:value="998.89">
                <text:p>998.89</text:p>
              </table:table-cell>
            </table:table-row>
            <table:table-row>
              <table:table-cell office:value-type="string">
                <text:p>APODI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5">
                <text:p>997.75</text:p>
              </table:table-cell>
              <table:table-cell office:value-type="float" office:value="NaN">
                <text:p>NaN</text:p>
              </table:table-cell>
              <table:table-cell office:value-type="float" office:value="997.05">
                <text:p>997.05</text:p>
              </table:table-cell>
              <table:table-cell office:value-type="float" office:value="997.4">
                <text:p>997.4</text:p>
              </table:table-cell>
            </table:table-row>
            <table:table-row>
              <table:table-cell office:value-type="string">
                <text:p>APODI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66666666667">
                <text:p>997.766666666667</text:p>
              </table:table-cell>
              <table:table-cell office:value-type="float" office:value="NaN">
                <text:p>NaN</text:p>
              </table:table-cell>
              <table:table-cell office:value-type="float" office:value="997.1">
                <text:p>997.1</text:p>
              </table:table-cell>
              <table:table-cell office:value-type="float" office:value="997.233333333333">
                <text:p>997.233333333333</text:p>
              </table:table-cell>
            </table:table-row>
            <table:table-row>
              <table:table-cell office:value-type="string">
                <text:p>APODI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5">
                <text:p>997.85</text:p>
              </table:table-cell>
              <table:table-cell office:value-type="float" office:value="NaN">
                <text:p>NaN</text:p>
              </table:table-cell>
              <table:table-cell office:value-type="float" office:value="997.8">
                <text:p>997.8</text:p>
              </table:table-cell>
              <table:table-cell office:value-type="float" office:value="997.75">
                <text:p>997.75</text:p>
              </table:table-cell>
            </table:table-row>
            <table:table-row>
              <table:table-cell office:value-type="string">
                <text:p>APODI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933333333334">
                <text:p>997.933333333334</text:p>
              </table:table-cell>
              <table:table-cell office:value-type="float" office:value="NaN">
                <text:p>NaN</text:p>
              </table:table-cell>
              <table:table-cell office:value-type="float" office:value="999.2">
                <text:p>999.2</text:p>
              </table:table-cell>
              <table:table-cell office:value-type="float" office:value="998.533333333333">
                <text:p>998.533333333333</text:p>
              </table:table-cell>
            </table:table-row>
            <table:table-row>
              <table:table-cell office:value-type="string">
                <text:p>APODI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066666666667">
                <text:p>997.066666666667</text:p>
              </table:table-cell>
              <table:table-cell office:value-type="float" office:value="NaN">
                <text:p>NaN</text:p>
              </table:table-cell>
              <table:table-cell office:value-type="float" office:value="998.266666666667">
                <text:p>998.266666666667</text:p>
              </table:table-cell>
              <table:table-cell office:value-type="float" office:value="997.55">
                <text:p>997.55</text:p>
              </table:table-cell>
            </table:table-row>
            <table:table-row>
              <table:table-cell office:value-type="string">
                <text:p>APODI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NaN">
                <text:p>NaN</text:p>
              </table:table-cell>
              <table:table-cell office:value-type="float" office:value="998.5">
                <text:p>998.5</text:p>
              </table:table-cell>
              <table:table-cell office:value-type="float" office:value="997.277666666666">
                <text:p>997.277666666666</text:p>
              </table:table-cell>
            </table:table-row>
            <table:table-row>
              <table:table-cell office:value-type="string">
                <text:p>APODI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NaN">
                <text:p>NaN</text:p>
              </table:table-cell>
              <table:table-cell office:value-type="float" office:value="998.9">
                <text:p>998.9</text:p>
              </table:table-cell>
              <table:table-cell office:value-type="float" office:value="999.1">
                <text:p>999.1</text:p>
              </table:table-cell>
            </table:table-row>
            <table:table-row>
              <table:table-cell office:value-type="string">
                <text:p>APODI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25">
                <text:p>998.25</text:p>
              </table:table-cell>
              <table:table-cell office:value-type="float" office:value="NaN">
                <text:p>NaN</text:p>
              </table:table-cell>
              <table:table-cell office:value-type="float" office:value="998.95">
                <text:p>998.95</text:p>
              </table:table-cell>
              <table:table-cell office:value-type="float" office:value="999.55">
                <text:p>999.55</text:p>
              </table:table-cell>
            </table:table-row>
            <table:table-row>
              <table:table-cell office:value-type="string">
                <text:p>APODI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1.9">
                <text:p>1001.9</text:p>
              </table:table-cell>
              <table:table-cell office:value-type="float" office:value="NaN">
                <text:p>NaN</text:p>
              </table:table-cell>
              <table:table-cell office:value-type="float" office:value="1000.5">
                <text:p>1000.5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string">
                <text:p>APODI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42857142857">
                <text:p>998.542857142857</text:p>
              </table:table-cell>
              <table:table-cell office:value-type="float" office:value="NaN">
                <text:p>NaN</text:p>
              </table:table-cell>
              <table:table-cell office:value-type="float" office:value="996.485714285714">
                <text:p>996.485714285714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string">
                <text:p>APODI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871428571429">
                <text:p>999.871428571429</text:p>
              </table:table-cell>
              <table:table-cell office:value-type="float" office:value="NaN">
                <text:p>NaN</text:p>
              </table:table-cell>
              <table:table-cell office:value-type="float" office:value="997.314285714286">
                <text:p>997.314285714286</text:p>
              </table:table-cell>
              <table:table-cell office:value-type="float" office:value="996.392857142857">
                <text:p>996.392857142857</text:p>
              </table:table-cell>
            </table:table-row>
            <table:table-row>
              <table:table-cell office:value-type="string">
                <text:p>APODI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464285714286">
                <text:p>997.464285714286</text:p>
              </table:table-cell>
              <table:table-cell office:value-type="float" office:value="NaN">
                <text:p>NaN</text:p>
              </table:table-cell>
              <table:table-cell office:value-type="float" office:value="997.021428571429">
                <text:p>997.021428571429</text:p>
              </table:table-cell>
              <table:table-cell office:value-type="float" office:value="996.5405">
                <text:p>996.5405</text:p>
              </table:table-cell>
            </table:table-row>
            <table:table-row>
              <table:table-cell office:value-type="string">
                <text:p>APODI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6470588235">
                <text:p>995.476470588235</text:p>
              </table:table-cell>
              <table:table-cell office:value-type="float" office:value="NaN">
                <text:p>NaN</text:p>
              </table:table-cell>
              <table:table-cell office:value-type="float" office:value="997.123529411765">
                <text:p>997.123529411765</text:p>
              </table:table-cell>
              <table:table-cell office:value-type="float" office:value="994.982352941176">
                <text:p>994.982352941176</text:p>
              </table:table-cell>
            </table:table-row>
            <table:table-row>
              <table:table-cell office:value-type="string">
                <text:p>APODI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5">
                <text:p>995.475</text:p>
              </table:table-cell>
              <table:table-cell office:value-type="float" office:value="NaN">
                <text:p>NaN</text:p>
              </table:table-cell>
              <table:table-cell office:value-type="float" office:value="997.692857142857">
                <text:p>997.692857142857</text:p>
              </table:table-cell>
              <table:table-cell office:value-type="float" office:value="995.942857142857">
                <text:p>995.942857142857</text:p>
              </table:table-cell>
            </table:table-row>
            <table:table-row>
              <table:table-cell office:value-type="string">
                <text:p>APODI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55">
                <text:p>995.455</text:p>
              </table:table-cell>
              <table:table-cell office:value-type="float" office:value="NaN">
                <text:p>NaN</text:p>
              </table:table-cell>
              <table:table-cell office:value-type="float" office:value="997.84">
                <text:p>997.84</text:p>
              </table:table-cell>
              <table:table-cell office:value-type="float" office:value="996.6385">
                <text:p>996.6385</text:p>
              </table:table-cell>
            </table:table-row>
            <table:table-row>
              <table:table-cell office:value-type="string">
                <text:p>APODI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042857142857">
                <text:p>996.042857142857</text:p>
              </table:table-cell>
              <table:table-cell office:value-type="float" office:value="NaN">
                <text:p>NaN</text:p>
              </table:table-cell>
              <table:table-cell office:value-type="float" office:value="998.057142857143">
                <text:p>998.057142857143</text:p>
              </table:table-cell>
              <table:table-cell office:value-type="float" office:value="997.168380952381">
                <text:p>997.168380952381</text:p>
              </table:table-cell>
            </table:table-row>
            <table:table-row>
              <table:table-cell office:value-type="string">
                <text:p>APODI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17647058824">
                <text:p>996.517647058824</text:p>
              </table:table-cell>
              <table:table-cell office:value-type="float" office:value="NaN">
                <text:p>NaN</text:p>
              </table:table-cell>
              <table:table-cell office:value-type="float" office:value="998.682352941176">
                <text:p>998.682352941176</text:p>
              </table:table-cell>
              <table:table-cell office:value-type="float" office:value="997.609823529412">
                <text:p>997.609823529412</text:p>
              </table:table-cell>
            </table:table-row>
            <table:table-row>
              <table:table-cell office:value-type="string">
                <text:p>APODI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6">
                <text:p>996.56</text:p>
              </table:table-cell>
              <table:table-cell office:value-type="float" office:value="NaN">
                <text:p>NaN</text:p>
              </table:table-cell>
              <table:table-cell office:value-type="float" office:value="998.59">
                <text:p>998.59</text:p>
              </table:table-cell>
              <table:table-cell office:value-type="float" office:value="998.495">
                <text:p>998.49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TAL 0</text:p>
                <text:list>
                  <text:list-item>
                    <text:p>NAT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0769230769">
                <text:p>1008.40769230769</text:p>
              </table:table-cell>
              <table:table-cell office:value-type="float" office:value="NaN">
                <text:p>NaN</text:p>
              </table:table-cell>
              <table:table-cell office:value-type="float" office:value="1008.80769230769">
                <text:p>1008.80769230769</text:p>
              </table:table-cell>
              <table:table-cell office:value-type="float" office:value="1009.28692307692">
                <text:p>1009.28692307692</text:p>
              </table:table-cell>
            </table:table-row>
            <table:table-row>
              <table:table-cell office:value-type="string">
                <text:p>NATAL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">
                <text:p>1008.93</text:p>
              </table:table-cell>
              <table:table-cell office:value-type="float" office:value="NaN">
                <text:p>NaN</text:p>
              </table:table-cell>
              <table:table-cell office:value-type="float" office:value="1008.5">
                <text:p>1008.5</text:p>
              </table:table-cell>
              <table:table-cell office:value-type="float" office:value="1009.0485">
                <text:p>1009.0485</text:p>
              </table:table-cell>
            </table:table-row>
            <table:table-row>
              <table:table-cell office:value-type="string">
                <text:p>NATAL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27916666667">
                <text:p>1008.27916666667</text:p>
              </table:table-cell>
              <table:table-cell office:value-type="float" office:value="NaN">
                <text:p>NaN</text:p>
              </table:table-cell>
              <table:table-cell office:value-type="float" office:value="1007.5125">
                <text:p>1007.5125</text:p>
              </table:table-cell>
              <table:table-cell office:value-type="float" office:value="1008.29916666667">
                <text:p>1008.29916666667</text:p>
              </table:table-cell>
            </table:table-row>
            <table:table-row>
              <table:table-cell office:value-type="string">
                <text:p>NATAL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2380952381">
                <text:p>1008.72380952381</text:p>
              </table:table-cell>
              <table:table-cell office:value-type="float" office:value="NaN">
                <text:p>NaN</text:p>
              </table:table-cell>
              <table:table-cell office:value-type="float" office:value="1007.86666666667">
                <text:p>1007.86666666667</text:p>
              </table:table-cell>
              <table:table-cell office:value-type="float" office:value="1008.20333333333">
                <text:p>1008.20333333333</text:p>
              </table:table-cell>
            </table:table-row>
            <table:table-row>
              <table:table-cell office:value-type="string">
                <text:p>NATAL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380952381">
                <text:p>1008.1380952381</text:p>
              </table:table-cell>
              <table:table-cell office:value-type="float" office:value="NaN">
                <text:p>NaN</text:p>
              </table:table-cell>
              <table:table-cell office:value-type="float" office:value="1007.19047619048">
                <text:p>1007.19047619048</text:p>
              </table:table-cell>
              <table:table-cell office:value-type="float" office:value="1007.64285714286">
                <text:p>1007.64285714286</text:p>
              </table:table-cell>
            </table:table-row>
            <table:table-row>
              <table:table-cell office:value-type="string">
                <text:p>NATAL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0740740741">
                <text:p>1007.20740740741</text:p>
              </table:table-cell>
              <table:table-cell office:value-type="float" office:value="NaN">
                <text:p>NaN</text:p>
              </table:table-cell>
              <table:table-cell office:value-type="float" office:value="1006.82962962963">
                <text:p>1006.82962962963</text:p>
              </table:table-cell>
              <table:table-cell office:value-type="float" office:value="1006.86555555556">
                <text:p>1006.86555555556</text:p>
              </table:table-cell>
            </table:table-row>
            <table:table-row>
              <table:table-cell office:value-type="string">
                <text:p>NATAL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7878787879">
                <text:p>1007.27878787879</text:p>
              </table:table-cell>
              <table:table-cell office:value-type="float" office:value="NaN">
                <text:p>NaN</text:p>
              </table:table-cell>
              <table:table-cell office:value-type="float" office:value="1007.32121212121">
                <text:p>1007.32121212121</text:p>
              </table:table-cell>
              <table:table-cell office:value-type="float" office:value="1007.23212121212">
                <text:p>1007.23212121212</text:p>
              </table:table-cell>
            </table:table-row>
            <table:table-row>
              <table:table-cell office:value-type="string">
                <text:p>NATAL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8260869565">
                <text:p>1007.18260869565</text:p>
              </table:table-cell>
              <table:table-cell office:value-type="float" office:value="NaN">
                <text:p>NaN</text:p>
              </table:table-cell>
              <table:table-cell office:value-type="float" office:value="1007.78260869565">
                <text:p>1007.78260869565</text:p>
              </table:table-cell>
              <table:table-cell office:value-type="float" office:value="1007.4747826087">
                <text:p>1007.4747826087</text:p>
              </table:table-cell>
            </table:table-row>
            <table:table-row>
              <table:table-cell office:value-type="string">
                <text:p>NATAL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8095238095">
                <text:p>1006.98095238095</text:p>
              </table:table-cell>
              <table:table-cell office:value-type="float" office:value="NaN">
                <text:p>NaN</text:p>
              </table:table-cell>
              <table:table-cell office:value-type="float" office:value="1008.34761904762">
                <text:p>1008.34761904762</text:p>
              </table:table-cell>
              <table:table-cell office:value-type="float" office:value="1007.75238095238">
                <text:p>1007.75238095238</text:p>
              </table:table-cell>
            </table:table-row>
            <table:table-row>
              <table:table-cell office:value-type="string">
                <text:p>NATAL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4418604651">
                <text:p>1007.44418604651</text:p>
              </table:table-cell>
              <table:table-cell office:value-type="float" office:value="NaN">
                <text:p>NaN</text:p>
              </table:table-cell>
              <table:table-cell office:value-type="float" office:value="1008.70697674419">
                <text:p>1008.70697674419</text:p>
              </table:table-cell>
              <table:table-cell office:value-type="float" office:value="1008.10813953488">
                <text:p>1008.10813953488</text:p>
              </table:table-cell>
            </table:table-row>
            <table:table-row>
              <table:table-cell office:value-type="string">
                <text:p>NATAL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1929824561">
                <text:p>1007.91929824561</text:p>
              </table:table-cell>
              <table:table-cell office:value-type="float" office:value="NaN">
                <text:p>NaN</text:p>
              </table:table-cell>
              <table:table-cell office:value-type="float" office:value="1009.30877192982">
                <text:p>1009.30877192982</text:p>
              </table:table-cell>
              <table:table-cell office:value-type="float" office:value="1008.92754385965">
                <text:p>1008.92754385965</text:p>
              </table:table-cell>
            </table:table-row>
            <table:table-row>
              <table:table-cell office:value-type="string">
                <text:p>NATAL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5714285714">
                <text:p>1007.35714285714</text:p>
              </table:table-cell>
              <table:table-cell office:value-type="float" office:value="NaN">
                <text:p>NaN</text:p>
              </table:table-cell>
              <table:table-cell office:value-type="float" office:value="1008.27551020408">
                <text:p>1008.27551020408</text:p>
              </table:table-cell>
              <table:table-cell office:value-type="float" office:value="1008.16918367347">
                <text:p>1008.16918367347</text:p>
              </table:table-cell>
            </table:table-row>
            <table:table-row>
              <table:table-cell office:value-type="string">
                <text:p>NATAL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53125">
                <text:p>1008.753125</text:p>
              </table:table-cell>
              <table:table-cell office:value-type="float" office:value="NaN">
                <text:p>NaN</text:p>
              </table:table-cell>
              <table:table-cell office:value-type="float" office:value="1008.6625">
                <text:p>1008.6625</text:p>
              </table:table-cell>
              <table:table-cell office:value-type="float" office:value="1009.0721875">
                <text:p>1009.0721875</text:p>
              </table:table-cell>
            </table:table-row>
            <table:table-row>
              <table:table-cell office:value-type="string">
                <text:p>NATAL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1142857143">
                <text:p>1008.61142857143</text:p>
              </table:table-cell>
              <table:table-cell office:value-type="float" office:value="NaN">
                <text:p>NaN</text:p>
              </table:table-cell>
              <table:table-cell office:value-type="float" office:value="1007.77428571429">
                <text:p>1007.77428571429</text:p>
              </table:table-cell>
              <table:table-cell office:value-type="float" office:value="1008.472">
                <text:p>1008.472</text:p>
              </table:table-cell>
            </table:table-row>
            <table:table-row>
              <table:table-cell office:value-type="string">
                <text:p>NATAL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3870967742">
                <text:p>1009.43870967742</text:p>
              </table:table-cell>
              <table:table-cell office:value-type="float" office:value="NaN">
                <text:p>NaN</text:p>
              </table:table-cell>
              <table:table-cell office:value-type="float" office:value="1008.15161290323">
                <text:p>1008.15161290323</text:p>
              </table:table-cell>
              <table:table-cell office:value-type="float" office:value="1008.99225806452">
                <text:p>1008.99225806452</text:p>
              </table:table-cell>
            </table:table-row>
            <table:table-row>
              <table:table-cell office:value-type="string">
                <text:p>NATAL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3913043478">
                <text:p>1008.53913043478</text:p>
              </table:table-cell>
              <table:table-cell office:value-type="float" office:value="NaN">
                <text:p>NaN</text:p>
              </table:table-cell>
              <table:table-cell office:value-type="float" office:value="1007.12608695652">
                <text:p>1007.12608695652</text:p>
              </table:table-cell>
              <table:table-cell office:value-type="float" office:value="1007.89913043478">
                <text:p>1007.89913043478</text:p>
              </table:table-cell>
            </table:table-row>
            <table:table-row>
              <table:table-cell office:value-type="string">
                <text:p>NATAL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7916666667">
                <text:p>1008.37916666667</text:p>
              </table:table-cell>
              <table:table-cell office:value-type="float" office:value="NaN">
                <text:p>NaN</text:p>
              </table:table-cell>
              <table:table-cell office:value-type="float" office:value="1007.1375">
                <text:p>1007.1375</text:p>
              </table:table-cell>
              <table:table-cell office:value-type="float" office:value="1007.6875">
                <text:p>1007.6875</text:p>
              </table:table-cell>
            </table:table-row>
            <table:table-row>
              <table:table-cell office:value-type="string">
                <text:p>NATAL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02173913044">
                <text:p>1007.02173913044</text:p>
              </table:table-cell>
              <table:table-cell office:value-type="float" office:value="NaN">
                <text:p>NaN</text:p>
              </table:table-cell>
              <table:table-cell office:value-type="float" office:value="1006.5652173913">
                <text:p>1006.5652173913</text:p>
              </table:table-cell>
              <table:table-cell office:value-type="float" office:value="1006.63608695652">
                <text:p>1006.63608695652</text:p>
              </table:table-cell>
            </table:table-row>
            <table:table-row>
              <table:table-cell office:value-type="string">
                <text:p>NATAL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15">
                <text:p>1006.715</text:p>
              </table:table-cell>
              <table:table-cell office:value-type="float" office:value="NaN">
                <text:p>NaN</text:p>
              </table:table-cell>
              <table:table-cell office:value-type="float" office:value="1006.855">
                <text:p>1006.855</text:p>
              </table:table-cell>
              <table:table-cell office:value-type="float" office:value="1006.774">
                <text:p>1006.774</text:p>
              </table:table-cell>
            </table:table-row>
            <table:table-row>
              <table:table-cell office:value-type="string">
                <text:p>NATAL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22666666667">
                <text:p>1006.22666666667</text:p>
              </table:table-cell>
              <table:table-cell office:value-type="float" office:value="NaN">
                <text:p>NaN</text:p>
              </table:table-cell>
              <table:table-cell office:value-type="float" office:value="1007.06666666667">
                <text:p>1007.06666666667</text:p>
              </table:table-cell>
              <table:table-cell office:value-type="float" office:value="1006.602">
                <text:p>1006.602</text:p>
              </table:table-cell>
            </table:table-row>
            <table:table-row>
              <table:table-cell office:value-type="string">
                <text:p>NATAL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6652173913">
                <text:p>1006.6652173913</text:p>
              </table:table-cell>
              <table:table-cell office:value-type="float" office:value="NaN">
                <text:p>NaN</text:p>
              </table:table-cell>
              <table:table-cell office:value-type="float" office:value="1007.75217391304">
                <text:p>1007.75217391304</text:p>
              </table:table-cell>
              <table:table-cell office:value-type="float" office:value="1007.22260869565">
                <text:p>1007.22260869565</text:p>
              </table:table-cell>
            </table:table-row>
            <table:table-row>
              <table:table-cell office:value-type="string">
                <text:p>NATAL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4761904762">
                <text:p>1007.64761904762</text:p>
              </table:table-cell>
              <table:table-cell office:value-type="float" office:value="NaN">
                <text:p>NaN</text:p>
              </table:table-cell>
              <table:table-cell office:value-type="float" office:value="1008.46666666667">
                <text:p>1008.46666666667</text:p>
              </table:table-cell>
              <table:table-cell office:value-type="float" office:value="1008.1080952381">
                <text:p>1008.1080952381</text:p>
              </table:table-cell>
            </table:table-row>
            <table:table-row>
              <table:table-cell office:value-type="string">
                <text:p>NATAL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6666666667">
                <text:p>1007.26666666667</text:p>
              </table:table-cell>
              <table:table-cell office:value-type="float" office:value="NaN">
                <text:p>NaN</text:p>
              </table:table-cell>
              <table:table-cell office:value-type="float" office:value="1008.38">
                <text:p>1008.38</text:p>
              </table:table-cell>
              <table:table-cell office:value-type="float" office:value="1007.92133333333">
                <text:p>1007.92133333333</text:p>
              </table:table-cell>
            </table:table-row>
            <table:table-row>
              <table:table-cell office:value-type="string">
                <text:p>NATAL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7692307692">
                <text:p>1008.47692307692</text:p>
              </table:table-cell>
              <table:table-cell office:value-type="float" office:value="NaN">
                <text:p>NaN</text:p>
              </table:table-cell>
              <table:table-cell office:value-type="float" office:value="1009.5">
                <text:p>1009.5</text:p>
              </table:table-cell>
              <table:table-cell office:value-type="float" office:value="1009.33615384615">
                <text:p>1009.3361538461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SORO 0</text:p>
                <text:list>
                  <text:list-item>
                    <text:p>MOSSOR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5">
                <text:p>1011.05</text:p>
              </table:table-cell>
              <table:table-cell office:value-type="float" office:value="NaN">
                <text:p>NaN</text:p>
              </table:table-cell>
              <table:table-cell office:value-type="float" office:value="1012.13333333333">
                <text:p>1012.13333333333</text:p>
              </table:table-cell>
              <table:table-cell office:value-type="float" office:value="1011.90333333333">
                <text:p>1011.90333333333</text:p>
              </table:table-cell>
            </table:table-row>
            <table:table-row>
              <table:table-cell office:value-type="string">
                <text:p>MOSSOR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1">
                <text:p>1011.21</text:p>
              </table:table-cell>
              <table:table-cell office:value-type="float" office:value="NaN">
                <text:p>NaN</text:p>
              </table:table-cell>
              <table:table-cell office:value-type="float" office:value="1011.17">
                <text:p>1011.17</text:p>
              </table:table-cell>
              <table:table-cell office:value-type="float" office:value="1011.997">
                <text:p>1011.997</text:p>
              </table:table-cell>
            </table:table-row>
            <table:table-row>
              <table:table-cell office:value-type="string">
                <text:p>MOSSOR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NaN">
                <text:p>NaN</text:p>
              </table:table-cell>
              <table:table-cell office:value-type="float" office:value="1011.025">
                <text:p>1011.025</text:p>
              </table:table-cell>
              <table:table-cell office:value-type="float" office:value="1012.0675">
                <text:p>1012.0675</text:p>
              </table:table-cell>
            </table:table-row>
            <table:table-row>
              <table:table-cell office:value-type="string">
                <text:p>MOSSOR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1666666667">
                <text:p>1011.71666666667</text:p>
              </table:table-cell>
              <table:table-cell office:value-type="float" office:value="NaN">
                <text:p>NaN</text:p>
              </table:table-cell>
              <table:table-cell office:value-type="float" office:value="1011.28333333333">
                <text:p>1011.28333333333</text:p>
              </table:table-cell>
              <table:table-cell office:value-type="float" office:value="1011.56833333333">
                <text:p>1011.56833333333</text:p>
              </table:table-cell>
            </table:table-row>
            <table:table-row>
              <table:table-cell office:value-type="string">
                <text:p>MOSSORO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">
                <text:p>1011.2</text:p>
              </table:table-cell>
              <table:table-cell office:value-type="float" office:value="NaN">
                <text:p>NaN</text:p>
              </table:table-cell>
              <table:table-cell office:value-type="float" office:value="1010.78571428571">
                <text:p>1010.78571428571</text:p>
              </table:table-cell>
              <table:table-cell office:value-type="float" office:value="1010.96142857143">
                <text:p>1010.96142857143</text:p>
              </table:table-cell>
            </table:table-row>
            <table:table-row>
              <table:table-cell office:value-type="string">
                <text:p>MOSSORO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NaN">
                <text:p>NaN</text:p>
              </table:table-cell>
              <table:table-cell office:value-type="float" office:value="1010.95555555556">
                <text:p>1010.95555555556</text:p>
              </table:table-cell>
              <table:table-cell office:value-type="float" office:value="1010.54555555556">
                <text:p>1010.54555555556</text:p>
              </table:table-cell>
            </table:table-row>
            <table:table-row>
              <table:table-cell office:value-type="string">
                <text:p>MOSSORO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NaN">
                <text:p>NaN</text:p>
              </table:table-cell>
              <table:table-cell office:value-type="float" office:value="1011.7">
                <text:p>1011.7</text:p>
              </table:table-cell>
              <table:table-cell office:value-type="float" office:value="1011.43333333333">
                <text:p>1011.43333333333</text:p>
              </table:table-cell>
            </table:table-row>
            <table:table-row>
              <table:table-cell office:value-type="string">
                <text:p>MOSSORO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75">
                <text:p>1011.775</text:p>
              </table:table-cell>
              <table:table-cell office:value-type="float" office:value="NaN">
                <text:p>NaN</text:p>
              </table:table-cell>
              <table:table-cell office:value-type="float" office:value="1012.575">
                <text:p>1012.575</text:p>
              </table:table-cell>
              <table:table-cell office:value-type="float" office:value="1012.1025">
                <text:p>1012.1025</text:p>
              </table:table-cell>
            </table:table-row>
            <table:table-row>
              <table:table-cell office:value-type="string">
                <text:p>MOSSORO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2">
                <text:p>1010.52</text:p>
              </table:table-cell>
              <table:table-cell office:value-type="float" office:value="NaN">
                <text:p>NaN</text:p>
              </table:table-cell>
              <table:table-cell office:value-type="float" office:value="1011.64">
                <text:p>1011.64</text:p>
              </table:table-cell>
              <table:table-cell office:value-type="float" office:value="1011.054">
                <text:p>1011.054</text:p>
              </table:table-cell>
            </table:table-row>
            <table:table-row>
              <table:table-cell office:value-type="string">
                <text:p>MOSSOR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">
                <text:p>1010.62</text:p>
              </table:table-cell>
              <table:table-cell office:value-type="float" office:value="NaN">
                <text:p>NaN</text:p>
              </table:table-cell>
              <table:table-cell office:value-type="float" office:value="1012.62">
                <text:p>1012.62</text:p>
              </table:table-cell>
              <table:table-cell office:value-type="float" office:value="1011.978">
                <text:p>1011.978</text:p>
              </table:table-cell>
            </table:table-row>
            <table:table-row>
              <table:table-cell office:value-type="string">
                <text:p>MOSSOR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1428571429">
                <text:p>1010.71428571429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1011.63857142857">
                <text:p>1011.63857142857</text:p>
              </table:table-cell>
            </table:table-row>
            <table:table-row>
              <table:table-cell office:value-type="string">
                <text:p>MOSSORO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9">
                <text:p>1011.9</text:p>
              </table:table-cell>
              <table:table-cell office:value-type="float" office:value="NaN">
                <text:p>NaN</text:p>
              </table:table-cell>
              <table:table-cell office:value-type="float" office:value="1012.68333333333">
                <text:p>1012.68333333333</text:p>
              </table:table-cell>
              <table:table-cell office:value-type="float" office:value="1012.775">
                <text:p>1012.775</text:p>
              </table:table-cell>
            </table:table-row>
            <table:table-row>
              <table:table-cell office:value-type="string">
                <text:p>MOSSOR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75">
                <text:p>1012.75</text:p>
              </table:table-cell>
              <table:table-cell office:value-type="float" office:value="NaN">
                <text:p>NaN</text:p>
              </table:table-cell>
              <table:table-cell office:value-type="float" office:value="1012.45">
                <text:p>1012.45</text:p>
              </table:table-cell>
              <table:table-cell office:value-type="float" office:value="1013.115">
                <text:p>1013.115</text:p>
              </table:table-cell>
            </table:table-row>
            <table:table-row>
              <table:table-cell office:value-type="string">
                <text:p>MOSSORO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3333333333">
                <text:p>1012.93333333333</text:p>
              </table:table-cell>
              <table:table-cell office:value-type="float" office:value="NaN">
                <text:p>NaN</text:p>
              </table:table-cell>
              <table:table-cell office:value-type="float" office:value="1012.21666666667">
                <text:p>1012.21666666667</text:p>
              </table:table-cell>
              <table:table-cell office:value-type="float" office:value="1012.91666666667">
                <text:p>1012.91666666667</text:p>
              </table:table-cell>
            </table:table-row>
            <table:table-row>
              <table:table-cell office:value-type="string">
                <text:p>MOSSOR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2222222222">
                <text:p>1012.32222222222</text:p>
              </table:table-cell>
              <table:table-cell office:value-type="float" office:value="NaN">
                <text:p>NaN</text:p>
              </table:table-cell>
              <table:table-cell office:value-type="float" office:value="1010.66666666667">
                <text:p>1010.66666666667</text:p>
              </table:table-cell>
              <table:table-cell office:value-type="float" office:value="1011.68555555556">
                <text:p>1011.68555555556</text:p>
              </table:table-cell>
            </table:table-row>
            <table:table-row>
              <table:table-cell office:value-type="string">
                <text:p>MOSSOR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5555555556">
                <text:p>1011.25555555556</text:p>
              </table:table-cell>
              <table:table-cell office:value-type="float" office:value="NaN">
                <text:p>NaN</text:p>
              </table:table-cell>
              <table:table-cell office:value-type="float" office:value="1009.45555555556">
                <text:p>1009.45555555556</text:p>
              </table:table-cell>
              <table:table-cell office:value-type="float" office:value="1010.38888888889">
                <text:p>1010.38888888889</text:p>
              </table:table-cell>
            </table:table-row>
            <table:table-row>
              <table:table-cell office:value-type="string">
                <text:p>MOSSOR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6">
                <text:p>1010.46</text:p>
              </table:table-cell>
              <table:table-cell office:value-type="float" office:value="NaN">
                <text:p>NaN</text:p>
              </table:table-cell>
              <table:table-cell office:value-type="float" office:value="1009.01">
                <text:p>1009.01</text:p>
              </table:table-cell>
              <table:table-cell office:value-type="float" office:value="1009.613">
                <text:p>1009.613</text:p>
              </table:table-cell>
            </table:table-row>
            <table:table-row>
              <table:table-cell office:value-type="string">
                <text:p>MOSSOR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9090909091">
                <text:p>1011.79090909091</text:p>
              </table:table-cell>
              <table:table-cell office:value-type="float" office:value="NaN">
                <text:p>NaN</text:p>
              </table:table-cell>
              <table:table-cell office:value-type="float" office:value="1011.12727272727">
                <text:p>1011.12727272727</text:p>
              </table:table-cell>
              <table:table-cell office:value-type="float" office:value="1011.53818181818">
                <text:p>1011.53818181818</text:p>
              </table:table-cell>
            </table:table-row>
            <table:table-row>
              <table:table-cell office:value-type="string">
                <text:p>MOSSOR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3333333333">
                <text:p>1010.23333333333</text:p>
              </table:table-cell>
              <table:table-cell office:value-type="float" office:value="NaN">
                <text:p>NaN</text:p>
              </table:table-cell>
              <table:table-cell office:value-type="float" office:value="1010.55333333333">
                <text:p>1010.55333333333</text:p>
              </table:table-cell>
              <table:table-cell office:value-type="float" office:value="1010.05333333333">
                <text:p>1010.05333333333</text:p>
              </table:table-cell>
            </table:table-row>
            <table:table-row>
              <table:table-cell office:value-type="string">
                <text:p>MOSSOR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5454545455">
                <text:p>1008.95454545455</text:p>
              </table:table-cell>
              <table:table-cell office:value-type="float" office:value="NaN">
                <text:p>NaN</text:p>
              </table:table-cell>
              <table:table-cell office:value-type="float" office:value="1009.7">
                <text:p>1009.7</text:p>
              </table:table-cell>
              <table:table-cell office:value-type="float" office:value="1009.21818181818">
                <text:p>1009.21818181818</text:p>
              </table:table-cell>
            </table:table-row>
            <table:table-row>
              <table:table-cell office:value-type="string">
                <text:p>MOSSOR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1333333333">
                <text:p>1009.31333333333</text:p>
              </table:table-cell>
              <table:table-cell office:value-type="float" office:value="NaN">
                <text:p>NaN</text:p>
              </table:table-cell>
              <table:table-cell office:value-type="float" office:value="1010.69333333333">
                <text:p>1010.69333333333</text:p>
              </table:table-cell>
              <table:table-cell office:value-type="float" office:value="1010.122">
                <text:p>1010.122</text:p>
              </table:table-cell>
            </table:table-row>
            <table:table-row>
              <table:table-cell office:value-type="string">
                <text:p>MOSSOR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7777777778">
                <text:p>1009.87777777778</text:p>
              </table:table-cell>
              <table:table-cell office:value-type="float" office:value="NaN">
                <text:p>NaN</text:p>
              </table:table-cell>
              <table:table-cell office:value-type="float" office:value="1011.14444444444">
                <text:p>1011.14444444444</text:p>
              </table:table-cell>
              <table:table-cell office:value-type="float" office:value="1010.63888888889">
                <text:p>1010.63888888889</text:p>
              </table:table-cell>
            </table:table-row>
            <table:table-row>
              <table:table-cell office:value-type="string">
                <text:p>MOSSOR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125">
                <text:p>1011.6125</text:p>
              </table:table-cell>
              <table:table-cell office:value-type="float" office:value="NaN">
                <text:p>NaN</text:p>
              </table:table-cell>
              <table:table-cell office:value-type="float" office:value="1012.775">
                <text:p>1012.775</text:p>
              </table:table-cell>
              <table:table-cell office:value-type="float" office:value="1012.4825">
                <text:p>1012.4825</text:p>
              </table:table-cell>
            </table:table-row>
            <table:table-row>
              <table:table-cell office:value-type="string">
                <text:p>MOSSOR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375">
                <text:p>1011.5375</text:p>
              </table:table-cell>
              <table:table-cell office:value-type="float" office:value="NaN">
                <text:p>NaN</text:p>
              </table:table-cell>
              <table:table-cell office:value-type="float" office:value="1012.3375">
                <text:p>1012.3375</text:p>
              </table:table-cell>
              <table:table-cell office:value-type="float" office:value="1012.3975">
                <text:p>1012.397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ANGUACU 0</text:p>
                <text:list>
                  <text:list-item>
                    <text:p>IPANGUAC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3333333333">
                <text:p>1011.23333333333</text:p>
              </table:table-cell>
              <table:table-cell office:value-type="float" office:value="NaN">
                <text:p>NaN</text:p>
              </table:table-cell>
              <table:table-cell office:value-type="float" office:value="1012.13333333333">
                <text:p>1012.13333333333</text:p>
              </table:table-cell>
              <table:table-cell office:value-type="float" office:value="1012.06666666667">
                <text:p>1012.06666666667</text:p>
              </table:table-cell>
            </table:table-row>
            <table:table-row>
              <table:table-cell office:value-type="string">
                <text:p>IPANGUAC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5">
                <text:p>1011.45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IPANGUAC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NaN">
                <text:p>NaN</text:p>
              </table:table-cell>
              <table:table-cell office:value-type="float" office:value="1011.1">
                <text:p>1011.1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IPANGUAC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NaN">
                <text:p>NaN</text:p>
              </table:table-cell>
              <table:table-cell office:value-type="float" office:value="1009.85">
                <text:p>1009.85</text:p>
              </table:table-cell>
              <table:table-cell office:value-type="float" office:value="1010.1">
                <text:p>1010.1</text:p>
              </table:table-cell>
            </table:table-row>
            <table:table-row>
              <table:table-cell office:value-type="string">
                <text:p>IPANGUAC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3333333333">
                <text:p>1009.73333333333</text:p>
              </table:table-cell>
              <table:table-cell office:value-type="float" office:value="NaN">
                <text:p>NaN</text:p>
              </table:table-cell>
              <table:table-cell office:value-type="float" office:value="1011.33333333333">
                <text:p>1011.33333333333</text:p>
              </table:table-cell>
              <table:table-cell office:value-type="float" office:value="1010.43333333333">
                <text:p>1010.43333333333</text:p>
              </table:table-cell>
            </table:table-row>
            <table:table-row>
              <table:table-cell office:value-type="string">
                <text:p>IPANGUACU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25">
                <text:p>1008.525</text:p>
              </table:table-cell>
              <table:table-cell office:value-type="float" office:value="NaN">
                <text:p>NaN</text:p>
              </table:table-cell>
              <table:table-cell office:value-type="float" office:value="1011.275">
                <text:p>1011.275</text:p>
              </table:table-cell>
              <table:table-cell office:value-type="float" office:value="1011.05">
                <text:p>1011.05</text:p>
              </table:table-cell>
            </table:table-row>
            <table:table-row>
              <table:table-cell office:value-type="string">
                <text:p>IPANGUAC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NaN">
                <text:p>NaN</text:p>
              </table:table-cell>
              <table:table-cell office:value-type="float" office:value="1007.8">
                <text:p>1007.8</text:p>
              </table:table-cell>
              <table:table-cell office:value-type="float" office:value="1009.37">
                <text:p>1009.37</text:p>
              </table:table-cell>
            </table:table-row>
            <table:table-row>
              <table:table-cell office:value-type="string">
                <text:p>IPANGUAC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5">
                <text:p>1010.85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1010.77">
                <text:p>1010.77</text:p>
              </table:table-cell>
            </table:table-row>
            <table:table-row>
              <table:table-cell office:value-type="string">
                <text:p>IPANGUAC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4">
                <text:p>1011.54</text:p>
              </table:table-cell>
              <table:table-cell office:value-type="float" office:value="NaN">
                <text:p>NaN</text:p>
              </table:table-cell>
              <table:table-cell office:value-type="float" office:value="1010.16">
                <text:p>1010.16</text:p>
              </table:table-cell>
              <table:table-cell office:value-type="float" office:value="1011.33">
                <text:p>1011.33</text:p>
              </table:table-cell>
            </table:table-row>
            <table:table-row>
              <table:table-cell office:value-type="string">
                <text:p>IPANGUAC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6666666667">
                <text:p>1011.06666666667</text:p>
              </table:table-cell>
              <table:table-cell office:value-type="float" office:value="NaN">
                <text:p>NaN</text:p>
              </table:table-cell>
              <table:table-cell office:value-type="float" office:value="1009.21666666667">
                <text:p>1009.21666666667</text:p>
              </table:table-cell>
              <table:table-cell office:value-type="float" office:value="1010.29666666667">
                <text:p>1010.29666666667</text:p>
              </table:table-cell>
            </table:table-row>
            <table:table-row>
              <table:table-cell office:value-type="string">
                <text:p>IPANGUAC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1">
                <text:p>1011.11</text:p>
              </table:table-cell>
              <table:table-cell office:value-type="float" office:value="NaN">
                <text:p>NaN</text:p>
              </table:table-cell>
              <table:table-cell office:value-type="float" office:value="1009.18">
                <text:p>1009.18</text:p>
              </table:table-cell>
              <table:table-cell office:value-type="float" office:value="1010.3085">
                <text:p>1010.3085</text:p>
              </table:table-cell>
            </table:table-row>
            <table:table-row>
              <table:table-cell office:value-type="string">
                <text:p>IPANGUAC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7826086957">
                <text:p>1008.77826086957</text:p>
              </table:table-cell>
              <table:table-cell office:value-type="float" office:value="NaN">
                <text:p>NaN</text:p>
              </table:table-cell>
              <table:table-cell office:value-type="float" office:value="1007.45217391304">
                <text:p>1007.45217391304</text:p>
              </table:table-cell>
              <table:table-cell office:value-type="float" office:value="1008.16304347826">
                <text:p>1008.16304347826</text:p>
              </table:table-cell>
            </table:table-row>
            <table:table-row>
              <table:table-cell office:value-type="string">
                <text:p>IPANGUAC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4814814815">
                <text:p>1008.34814814815</text:p>
              </table:table-cell>
              <table:table-cell office:value-type="float" office:value="NaN">
                <text:p>NaN</text:p>
              </table:table-cell>
              <table:table-cell office:value-type="float" office:value="1007.67037037037">
                <text:p>1007.6703703703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IPANGUAC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1025641026">
                <text:p>1007.31025641026</text:p>
              </table:table-cell>
              <table:table-cell office:value-type="float" office:value="NaN">
                <text:p>NaN</text:p>
              </table:table-cell>
              <table:table-cell office:value-type="float" office:value="1008.07692307692">
                <text:p>1008.07692307692</text:p>
              </table:table-cell>
              <table:table-cell office:value-type="float" office:value="1007.66256410256">
                <text:p>1007.66256410256</text:p>
              </table:table-cell>
            </table:table-row>
            <table:table-row>
              <table:table-cell office:value-type="string">
                <text:p>IPANGUAC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3947368421">
                <text:p>1007.53947368421</text:p>
              </table:table-cell>
              <table:table-cell office:value-type="float" office:value="NaN">
                <text:p>NaN</text:p>
              </table:table-cell>
              <table:table-cell office:value-type="float" office:value="1009.3">
                <text:p>1009.3</text:p>
              </table:table-cell>
              <table:table-cell office:value-type="float" office:value="1008.02631578947">
                <text:p>1008.02631578947</text:p>
              </table:table-cell>
            </table:table-row>
            <table:table-row>
              <table:table-cell office:value-type="string">
                <text:p>IPANGUAC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2631578947">
                <text:p>1008.02631578947</text:p>
              </table:table-cell>
              <table:table-cell office:value-type="float" office:value="NaN">
                <text:p>NaN</text:p>
              </table:table-cell>
              <table:table-cell office:value-type="float" office:value="1009.65789473684">
                <text:p>1009.65789473684</text:p>
              </table:table-cell>
              <table:table-cell office:value-type="float" office:value="1009.02">
                <text:p>1009.02</text:p>
              </table:table-cell>
            </table:table-row>
            <table:table-row>
              <table:table-cell office:value-type="string">
                <text:p>IPANGUAC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6818181818">
                <text:p>1008.46818181818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1009.58227272727">
                <text:p>1009.58227272727</text:p>
              </table:table-cell>
            </table:table-row>
            <table:table-row>
              <table:table-cell office:value-type="string">
                <text:p>IPANGUAC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3636363636">
                <text:p>1009.63636363636</text:p>
              </table:table-cell>
              <table:table-cell office:value-type="float" office:value="NaN">
                <text:p>NaN</text:p>
              </table:table-cell>
              <table:table-cell office:value-type="float" office:value="1011.2">
                <text:p>1011.2</text:p>
              </table:table-cell>
              <table:table-cell office:value-type="float" office:value="1010.44545454545">
                <text:p>1010.44545454545</text:p>
              </table:table-cell>
            </table:table-row>
            <table:table-row>
              <table:table-cell office:value-type="string">
                <text:p>IPANGUACU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333333333">
                <text:p>1008.93333333333</text:p>
              </table:table-cell>
              <table:table-cell office:value-type="float" office:value="NaN">
                <text:p>NaN</text:p>
              </table:table-cell>
              <table:table-cell office:value-type="float" office:value="1010.4">
                <text:p>1010.4</text:p>
              </table:table-cell>
              <table:table-cell office:value-type="float" office:value="1010.23333333333">
                <text:p>1010.23333333333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CAU 1</text:p>
                <text:list>
                  <text:list-item>
                    <text:p>MACA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1.8">
                <text:p>1011.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ACA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8">
                <text:p>1011.8</text:p>
              </table:table-cell>
              <table:table-cell office:value-type="float" office:value="NaN">
                <text:p>NaN</text:p>
              </table:table-cell>
              <table:table-cell office:value-type="float" office:value="1010.7">
                <text:p>1010.7</text:p>
              </table:table-cell>
              <table:table-cell office:value-type="float" office:value="1011.35">
                <text:p>1011.35</text:p>
              </table:table-cell>
            </table:table-row>
            <table:table-row>
              <table:table-cell office:value-type="string">
                <text:p>MACA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">
                <text:p>1009.7</text:p>
              </table:table-cell>
              <table:table-cell office:value-type="float" office:value="NaN">
                <text:p>NaN</text:p>
              </table:table-cell>
              <table:table-cell office:value-type="float" office:value="1008.55">
                <text:p>1008.55</text:p>
              </table:table-cell>
              <table:table-cell office:value-type="float" office:value="1008.925">
                <text:p>1008.925</text:p>
              </table:table-cell>
            </table:table-row>
            <table:table-row>
              <table:table-cell office:value-type="string">
                <text:p>MACA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1008.8">
                <text:p>1008.8</text:p>
              </table:table-cell>
              <table:table-cell office:value-type="float" office:value="1009.1">
                <text:p>1009.1</text:p>
              </table:table-cell>
            </table:table-row>
            <table:table-row>
              <table:table-cell office:value-type="string">
                <text:p>MACAU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">
                <text:p>1009.8</text:p>
              </table:table-cell>
              <table:table-cell office:value-type="float" office:value="NaN">
                <text:p>NaN</text:p>
              </table:table-cell>
              <table:table-cell office:value-type="float" office:value="1010.45">
                <text:p>1010.45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MACAU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MACA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NaN">
                <text:p>NaN</text:p>
              </table:table-cell>
              <table:table-cell office:value-type="float" office:value="1011.55">
                <text:p>1011.55</text:p>
              </table:table-cell>
              <table:table-cell office:value-type="float" office:value="1010.95">
                <text:p>1010.95</text:p>
              </table:table-cell>
            </table:table-row>
            <table:table-row>
              <table:table-cell office:value-type="string">
                <text:p>MACAU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1012.9">
                <text:p>1012.9</text:p>
              </table:table-cell>
              <table:table-cell office:value-type="float" office:value="1011.95">
                <text:p>1011.95</text:p>
              </table:table-cell>
            </table:table-row>
            <table:table-row>
              <table:table-cell office:value-type="string">
                <text:p>MACA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">
                <text:p>1013.4</text:p>
              </table:table-cell>
              <table:table-cell office:value-type="float" office:value="NaN">
                <text:p>NaN</text:p>
              </table:table-cell>
              <table:table-cell office:value-type="float" office:value="1013.7">
                <text:p>1013.7</text:p>
              </table:table-cell>
              <table:table-cell office:value-type="float" office:value="1013.8">
                <text:p>1013.8</text:p>
              </table:table-cell>
            </table:table-row>
            <table:table-row>
              <table:table-cell office:value-type="string">
                <text:p>MACA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5">
                <text:p>1012.95</text:p>
              </table:table-cell>
              <table:table-cell office:value-type="float" office:value="NaN">
                <text:p>NaN</text:p>
              </table:table-cell>
              <table:table-cell office:value-type="float" office:value="1012.525">
                <text:p>1012.525</text:p>
              </table:table-cell>
              <table:table-cell office:value-type="float" office:value="1013.35">
                <text:p>1013.35</text:p>
              </table:table-cell>
            </table:table-row>
            <table:table-row>
              <table:table-cell office:value-type="string">
                <text:p>MACA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075">
                <text:p>1012.075</text:p>
              </table:table-cell>
              <table:table-cell office:value-type="float" office:value="NaN">
                <text:p>NaN</text:p>
              </table:table-cell>
              <table:table-cell office:value-type="float" office:value="1011.375">
                <text:p>1011.375</text:p>
              </table:table-cell>
              <table:table-cell office:value-type="float" office:value="1011.9">
                <text:p>1011.9</text:p>
              </table:table-cell>
            </table:table-row>
            <table:table-row>
              <table:table-cell office:value-type="string">
                <text:p>MACA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NaN">
                <text:p>NaN</text:p>
              </table:table-cell>
              <table:table-cell office:value-type="float" office:value="1009.8">
                <text:p>1009.8</text:p>
              </table:table-cell>
              <table:table-cell office:value-type="float" office:value="1011.02">
                <text:p>1011.02</text:p>
              </table:table-cell>
            </table:table-row>
            <table:table-row>
              <table:table-cell office:value-type="string">
                <text:p>MACA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">
                <text:p>1010.7</text:p>
              </table:table-cell>
              <table:table-cell office:value-type="float" office:value="NaN">
                <text:p>NaN</text:p>
              </table:table-cell>
              <table:table-cell office:value-type="float" office:value="1008.97777777778">
                <text:p>1008.97777777778</text:p>
              </table:table-cell>
              <table:table-cell office:value-type="float" office:value="1009.86777777778">
                <text:p>1009.86777777778</text:p>
              </table:table-cell>
            </table:table-row>
            <table:table-row>
              <table:table-cell office:value-type="string">
                <text:p>MACA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0588235294">
                <text:p>1010.40588235294</text:p>
              </table:table-cell>
              <table:table-cell office:value-type="float" office:value="NaN">
                <text:p>NaN</text:p>
              </table:table-cell>
              <table:table-cell office:value-type="float" office:value="1009.32941176471">
                <text:p>1009.32941176471</text:p>
              </table:table-cell>
              <table:table-cell office:value-type="float" office:value="1009.86705882353">
                <text:p>1009.86705882353</text:p>
              </table:table-cell>
            </table:table-row>
            <table:table-row>
              <table:table-cell office:value-type="string">
                <text:p>MACA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4210526316">
                <text:p>1008.44210526316</text:p>
              </table:table-cell>
              <table:table-cell office:value-type="float" office:value="NaN">
                <text:p>NaN</text:p>
              </table:table-cell>
              <table:table-cell office:value-type="float" office:value="1007.55263157895">
                <text:p>1007.55263157895</text:p>
              </table:table-cell>
              <table:table-cell office:value-type="float" office:value="1007.95368421053">
                <text:p>1007.95368421053</text:p>
              </table:table-cell>
            </table:table-row>
            <table:table-row>
              <table:table-cell office:value-type="string">
                <text:p>MACA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625">
                <text:p>1008.6625</text:p>
              </table:table-cell>
              <table:table-cell office:value-type="float" office:value="NaN">
                <text:p>NaN</text:p>
              </table:table-cell>
              <table:table-cell office:value-type="float" office:value="1009.075">
                <text:p>1009.075</text:p>
              </table:table-cell>
              <table:table-cell office:value-type="float" office:value="1008.71625">
                <text:p>1008.71625</text:p>
              </table:table-cell>
            </table:table-row>
            <table:table-row>
              <table:table-cell office:value-type="string">
                <text:p>MACA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8571428571">
                <text:p>1008.08571428571</text:p>
              </table:table-cell>
              <table:table-cell office:value-type="float" office:value="NaN">
                <text:p>NaN</text:p>
              </table:table-cell>
              <table:table-cell office:value-type="float" office:value="1009.08571428571">
                <text:p>1009.08571428571</text:p>
              </table:table-cell>
              <table:table-cell office:value-type="float" office:value="1008.69285714286">
                <text:p>1008.69285714286</text:p>
              </table:table-cell>
            </table:table-row>
            <table:table-row>
              <table:table-cell office:value-type="string">
                <text:p>MACA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5833333333">
                <text:p>1008.15833333333</text:p>
              </table:table-cell>
              <table:table-cell office:value-type="float" office:value="NaN">
                <text:p>NaN</text:p>
              </table:table-cell>
              <table:table-cell office:value-type="float" office:value="1008.81666666667">
                <text:p>1008.81666666667</text:p>
              </table:table-cell>
              <table:table-cell office:value-type="float" office:value="1008.45833333333">
                <text:p>1008.45833333333</text:p>
              </table:table-cell>
            </table:table-row>
            <table:table-row>
              <table:table-cell office:value-type="string">
                <text:p>MACA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NaN">
                <text:p>NaN</text:p>
              </table:table-cell>
              <table:table-cell office:value-type="float" office:value="1009.75">
                <text:p>1009.75</text:p>
              </table:table-cell>
              <table:table-cell office:value-type="float" office:value="1008.875">
                <text:p>1008.875</text:p>
              </table:table-cell>
            </table:table-row>
            <table:table-row>
              <table:table-cell office:value-type="string">
                <text:p>MACA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1010.25">
                <text:p>1010.2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ANHAR 0</text:p>
                <text:list>
                  <text:list-item>
                    <text:p>CALCANHA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4">
                <text:p>1012.14</text:p>
              </table:table-cell>
              <table:table-cell office:value-type="float" office:value="NaN">
                <text:p>NaN</text:p>
              </table:table-cell>
              <table:table-cell office:value-type="float" office:value="1012.88">
                <text:p>1012.88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28">
                <text:p>1012.28</text:p>
              </table:table-cell>
              <table:table-cell office:value-type="float" office:value="NaN">
                <text:p>NaN</text:p>
              </table:table-cell>
              <table:table-cell office:value-type="float" office:value="1011.76">
                <text:p>1011.76</text:p>
              </table:table-cell>
              <table:table-cell office:value-type="float" office:value="1012.174">
                <text:p>1012.174</text:p>
              </table:table-cell>
            </table:table-row>
            <table:table-row>
              <table:table-cell office:value-type="string">
                <text:p>CALCANHAR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NaN">
                <text:p>NaN</text:p>
              </table:table-cell>
              <table:table-cell office:value-type="float" office:value="1011.56">
                <text:p>1011.56</text:p>
              </table:table-cell>
              <table:table-cell office:value-type="float" office:value="1012.158">
                <text:p>1012.158</text:p>
              </table:table-cell>
            </table:table-row>
            <table:table-row>
              <table:table-cell office:value-type="string">
                <text:p>CALCANHAR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6666666667">
                <text:p>1012.56666666667</text:p>
              </table:table-cell>
              <table:table-cell office:value-type="float" office:value="NaN">
                <text:p>NaN</text:p>
              </table:table-cell>
              <table:table-cell office:value-type="float" office:value="1011.35">
                <text:p>1011.35</text:p>
              </table:table-cell>
              <table:table-cell office:value-type="float" office:value="1012.01166666667">
                <text:p>1012.01166666667</text:p>
              </table:table-cell>
            </table:table-row>
            <table:table-row>
              <table:table-cell office:value-type="string">
                <text:p>CALCANHAR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">
                <text:p>1011.3</text:p>
              </table:table-cell>
              <table:table-cell office:value-type="float" office:value="NaN">
                <text:p>NaN</text:p>
              </table:table-cell>
              <table:table-cell office:value-type="float" office:value="1009.91666666667">
                <text:p>1009.91666666667</text:p>
              </table:table-cell>
              <table:table-cell office:value-type="float" office:value="1010.61666666667">
                <text:p>1010.61666666667</text:p>
              </table:table-cell>
            </table:table-row>
            <table:table-row>
              <table:table-cell office:value-type="string">
                <text:p>CALCANHAR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NaN">
                <text:p>NaN</text:p>
              </table:table-cell>
              <table:table-cell office:value-type="float" office:value="1010.8">
                <text:p>1010.8</text:p>
              </table:table-cell>
              <table:table-cell office:value-type="float" office:value="1010.07333333333">
                <text:p>1010.07333333333</text:p>
              </table:table-cell>
            </table:table-row>
            <table:table-row>
              <table:table-cell office:value-type="string">
                <text:p>CALCANHAR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">
                <text:p>1012.5</text:p>
              </table:table-cell>
              <table:table-cell office:value-type="float" office:value="NaN">
                <text:p>NaN</text:p>
              </table:table-cell>
              <table:table-cell office:value-type="float" office:value="1012.1">
                <text:p>1012.1</text:p>
              </table:table-cell>
              <table:table-cell office:value-type="float" office:value="1012.3">
                <text:p>1012.3</text:p>
              </table:table-cell>
            </table:table-row>
            <table:table-row>
              <table:table-cell office:value-type="string">
                <text:p>CALCANHAR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08571428571">
                <text:p>1010.08571428571</text:p>
              </table:table-cell>
              <table:table-cell office:value-type="float" office:value="NaN">
                <text:p>NaN</text:p>
              </table:table-cell>
              <table:table-cell office:value-type="float" office:value="1011.3">
                <text:p>1011.3</text:p>
              </table:table-cell>
              <table:table-cell office:value-type="float" office:value="1010.50142857143">
                <text:p>1010.50142857143</text:p>
              </table:table-cell>
            </table:table-row>
            <table:table-row>
              <table:table-cell office:value-type="string">
                <text:p>CALCANHAR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1428571429">
                <text:p>1011.01428571429</text:p>
              </table:table-cell>
              <table:table-cell office:value-type="float" office:value="NaN">
                <text:p>NaN</text:p>
              </table:table-cell>
              <table:table-cell office:value-type="float" office:value="1011.94285714286">
                <text:p>1011.94285714286</text:p>
              </table:table-cell>
              <table:table-cell office:value-type="float" office:value="1011.4">
                <text:p>1011.4</text:p>
              </table:table-cell>
            </table:table-row>
            <table:table-row>
              <table:table-cell office:value-type="string">
                <text:p>CALCANHAR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5">
                <text:p>1009.35</text:p>
              </table:table-cell>
              <table:table-cell office:value-type="float" office:value="NaN">
                <text:p>NaN</text:p>
              </table:table-cell>
              <table:table-cell office:value-type="float" office:value="1010.65">
                <text:p>1010.65</text:p>
              </table:table-cell>
              <table:table-cell office:value-type="float" office:value="1010.05">
                <text:p>1010.05</text:p>
              </table:table-cell>
            </table:table-row>
            <table:table-row>
              <table:table-cell office:value-type="string">
                <text:p>CALCANHAR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5">
                <text:p>1010.625</text:p>
              </table:table-cell>
              <table:table-cell office:value-type="float" office:value="NaN">
                <text:p>NaN</text:p>
              </table:table-cell>
              <table:table-cell office:value-type="float" office:value="1012.05">
                <text:p>1012.05</text:p>
              </table:table-cell>
              <table:table-cell office:value-type="float" office:value="1011.375">
                <text:p>1011.375</text:p>
              </table:table-cell>
            </table:table-row>
            <table:table-row>
              <table:table-cell office:value-type="string">
                <text:p>CALCANHAR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2857142857">
                <text:p>1011.32857142857</text:p>
              </table:table-cell>
              <table:table-cell office:value-type="float" office:value="NaN">
                <text:p>NaN</text:p>
              </table:table-cell>
              <table:table-cell office:value-type="float" office:value="1012.34285714286">
                <text:p>1012.34285714286</text:p>
              </table:table-cell>
              <table:table-cell office:value-type="float" office:value="1012.28142857143">
                <text:p>1012.28142857143</text:p>
              </table:table-cell>
            </table:table-row>
            <table:table-row>
              <table:table-cell office:value-type="string">
                <text:p>CALCANHAR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75">
                <text:p>1012.675</text:p>
              </table:table-cell>
              <table:table-cell office:value-type="float" office:value="NaN">
                <text:p>NaN</text:p>
              </table:table-cell>
              <table:table-cell office:value-type="float" office:value="1012.875">
                <text:p>1012.875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CALCANHAR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05">
                <text:p>1013.05</text:p>
              </table:table-cell>
              <table:table-cell office:value-type="float" office:value="NaN">
                <text:p>NaN</text:p>
              </table:table-cell>
              <table:table-cell office:value-type="float" office:value="1012.1">
                <text:p>1012.1</text:p>
              </table:table-cell>
              <table:table-cell office:value-type="float" office:value="1013.05">
                <text:p>1013.05</text:p>
              </table:table-cell>
            </table:table-row>
            <table:table-row>
              <table:table-cell office:value-type="string">
                <text:p>CALCANHAR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06666666667">
                <text:p>1014.06666666667</text:p>
              </table:table-cell>
              <table:table-cell office:value-type="float" office:value="NaN">
                <text:p>NaN</text:p>
              </table:table-cell>
              <table:table-cell office:value-type="float" office:value="1012.7">
                <text:p>1012.7</text:p>
              </table:table-cell>
              <table:table-cell office:value-type="float" office:value="1013.63333333333">
                <text:p>1013.63333333333</text:p>
              </table:table-cell>
            </table:table-row>
            <table:table-row>
              <table:table-cell office:value-type="string">
                <text:p>CALCANHAR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NaN">
                <text:p>NaN</text:p>
              </table:table-cell>
              <table:table-cell office:value-type="float" office:value="1009.6">
                <text:p>1009.6</text:p>
              </table:table-cell>
              <table:table-cell office:value-type="float" office:value="1010.2">
                <text:p>1010.2</text:p>
              </table:table-cell>
            </table:table-row>
            <table:table-row>
              <table:table-cell office:value-type="string">
                <text:p>CALCANHAR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NaN">
                <text:p>NaN</text:p>
              </table:table-cell>
              <table:table-cell office:value-type="float" office:value="1009.5">
                <text:p>1009.5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CALCANHAR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CALCANHAR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75">
                <text:p>1010.975</text:p>
              </table:table-cell>
              <table:table-cell office:value-type="float" office:value="NaN">
                <text:p>NaN</text:p>
              </table:table-cell>
              <table:table-cell office:value-type="float" office:value="1011.65">
                <text:p>1011.65</text:p>
              </table:table-cell>
              <table:table-cell office:value-type="float" office:value="1010.625">
                <text:p>1010.625</text:p>
              </table:table-cell>
            </table:table-row>
            <table:table-row>
              <table:table-cell office:value-type="string">
                <text:p>CALCANHAR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5">
                <text:p>1011.35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1011.6">
                <text:p>1011.6</text:p>
              </table:table-cell>
            </table:table-row>
            <table:table-row>
              <table:table-cell office:value-type="string">
                <text:p>CALCANHAR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6666666667">
                <text:p>1008.06666666667</text:p>
              </table:table-cell>
              <table:table-cell office:value-type="float" office:value="NaN">
                <text:p>NaN</text:p>
              </table:table-cell>
              <table:table-cell office:value-type="float" office:value="1009.2">
                <text:p>1009.2</text:p>
              </table:table-cell>
              <table:table-cell office:value-type="float" office:value="1008.71666666667">
                <text:p>1008.71666666667</text:p>
              </table:table-cell>
            </table:table-row>
            <table:table-row>
              <table:table-cell office:value-type="string">
                <text:p>CALCANHAR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75">
                <text:p>1011.675</text:p>
              </table:table-cell>
              <table:table-cell office:value-type="float" office:value="NaN">
                <text:p>NaN</text:p>
              </table:table-cell>
              <table:table-cell office:value-type="float" office:value="1012.625">
                <text:p>1012.625</text:p>
              </table:table-cell>
              <table:table-cell office:value-type="float" office:value="1012.25">
                <text:p>1012.25</text:p>
              </table:table-cell>
            </table:table-row>
            <table:table-row>
              <table:table-cell office:value-type="string">
                <text:p>CALCANHAR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8333333333">
                <text:p>1010.88333333333</text:p>
              </table:table-cell>
              <table:table-cell office:value-type="float" office:value="NaN">
                <text:p>NaN</text:p>
              </table:table-cell>
              <table:table-cell office:value-type="float" office:value="1012.25">
                <text:p>1012.25</text:p>
              </table:table-cell>
              <table:table-cell office:value-type="float" office:value="1011.88333333333">
                <text:p>1011.88333333333</text:p>
              </table:table-cell>
            </table:table-row>
            <table:table-row>
              <table:table-cell office:value-type="string">
                <text:p>CALCANHAR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NaN">
                <text:p>NaN</text:p>
              </table:table-cell>
              <table:table-cell office:value-type="float" office:value="1012.2">
                <text:p>1012.2</text:p>
              </table:table-cell>
              <table:table-cell office:value-type="float" office:value="1011.75">
                <text:p>101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80" chart:maximum="1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39cm" svg:height="10.121cm" xlink:href=".." xlink:type="simple" chart:class="chart:radar" chart:style-name="ch1">
        <chart:title svg:x="0.151cm" svg:y="0.576cm" chart:style-name="ch2">
          <text:p>SANTA CRUZ</text:p>
        </chart:title>
        <chart:legend chart:legend-position="end" svg:x="0.496cm" svg:y="8.081cm" style:legend-expansion="custom" chartooo:width="2.347cm" chartooo:height="1.594cm" style:legend-expansion-aspect-ratio="1.4723964868256" chart:style-name="ch3"/>
        <chart:plot-area chart:style-name="ch4" table:cell-range-address="Folha5.A1:Folha5.A1 Folha5.B2:Folha5.E20 Folha5.C1:Folha5.E1" chart:data-source-has-labels="both" svg:x="4.362cm" svg:y="0.632cm" svg:width="8.668cm" svg:height="8.879cm">
          <chartooo:coordinate-region svg:x="4.731cm" svg:y="1.509cm" svg:width="7.746cm" svg:height="7.183cm"/>
          <chart:axis chart:dimension="x" chart:name="primary-x" chart:style-name="ch5" chartooo:axis-type="auto">
            <chartooo:date-scale/>
            <chart:title svg:x="0.179cm" svg:y="2.07cm" chart:style-name="ch6">
              <text:p>Hora de ocorrência</text:p>
            </chart:title>
            <chart:categories table:cell-range-address="Folha5.B2:Folha5.B20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olha5.C2:Folha5.C20" chart:label-cell-address="Folha5.C1:Folha5.C1" chart:class="chart:radar">
            <chart:data-point chart:repeated="19"/>
          </chart:series>
          <chart:series chart:style-name="ch10" chart:values-cell-range-address="Folha5.D2:Folha5.D20" chart:label-cell-address="Folha5.D1:Folha5.D1" chart:class="chart:radar">
            <chart:data-point chart:repeated="19"/>
          </chart:series>
          <chart:series chart:style-name="ch11" chart:values-cell-range-address="Folha5.E2:Folha5.E20" chart:label-cell-address="Folha5.E1:Folha5.E1" chart:class="chart:rad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</text:p>
                <draw:g>
                  <svg:desc>Folha5.C1:Folha5.C1</svg:desc>
                </draw:g>
              </table:table-cell>
              <table:table-cell office:value-type="string">
                <text:p>Durante</text:p>
                <draw:g>
                  <svg:desc>Folha5.D1:Folha5.D1</svg:desc>
                </draw:g>
              </table:table-cell>
              <table:table-cell office:value-type="string">
                <text:p>Depois</text:p>
                <draw:g>
                  <svg:desc>Folha5.E1:Folha5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lha5.B2:Folha5.B20</svg:desc>
                </draw:g>
              </table:table-cell>
              <table:table-cell office:value-type="float" office:value="989.05">
                <text:p>989.05</text:p>
                <draw:g>
                  <svg:desc>Folha5.C2:Folha5.C20</svg:desc>
                </draw:g>
              </table:table-cell>
              <table:table-cell office:value-type="float" office:value="989.21675">
                <text:p>989.21675</text:p>
                <draw:g>
                  <svg:desc>Folha5.D2:Folha5.D20</svg:desc>
                </draw:g>
              </table:table-cell>
              <table:table-cell office:value-type="float" office:value="988.1">
                <text:p>988.1</text:p>
                <draw:g>
                  <svg:desc>Folha5.E2:Folha5.E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0.2">
                <text:p>990.2</text:p>
              </table:table-cell>
              <table:table-cell office:value-type="float" office:value="989.55">
                <text:p>989.55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86.1">
                <text:p>986.1</text:p>
              </table:table-cell>
              <table:table-cell office:value-type="float" office:value="985.6">
                <text:p>985.6</text:p>
              </table:table-cell>
              <table:table-cell office:value-type="float" office:value="985.2">
                <text:p>985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7.45">
                <text:p>987.45</text:p>
              </table:table-cell>
              <table:table-cell office:value-type="float" office:value="987.7625">
                <text:p>987.7625</text:p>
              </table:table-cell>
              <table:table-cell office:value-type="float" office:value="988.25">
                <text:p>988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9.3">
                <text:p>989.3</text:p>
              </table:table-cell>
              <table:table-cell office:value-type="float" office:value="989.8">
                <text:p>989.8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7.342857142857">
                <text:p>987.342857142857</text:p>
              </table:table-cell>
              <table:table-cell office:value-type="float" office:value="988.473857142857">
                <text:p>988.473857142857</text:p>
              </table:table-cell>
              <table:table-cell office:value-type="float" office:value="989.028571428571">
                <text:p>989.0285714285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7.7375">
                <text:p>987.7375</text:p>
              </table:table-cell>
              <table:table-cell office:value-type="float" office:value="988.69375">
                <text:p>988.69375</text:p>
              </table:table-cell>
              <table:table-cell office:value-type="float" office:value="989.0625">
                <text:p>989.0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9.425">
                <text:p>989.425</text:p>
              </table:table-cell>
              <table:table-cell office:value-type="float" office:value="990.314625">
                <text:p>990.314625</text:p>
              </table:table-cell>
              <table:table-cell office:value-type="float" office:value="989.975">
                <text:p>989.9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9.85">
                <text:p>989.85</text:p>
              </table:table-cell>
              <table:table-cell office:value-type="float" office:value="990.15">
                <text:p>990.15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89.1">
                <text:p>989.1</text:p>
              </table:table-cell>
              <table:table-cell office:value-type="float" office:value="988.942857142857">
                <text:p>988.942857142857</text:p>
              </table:table-cell>
              <table:table-cell office:value-type="float" office:value="988.128571428571">
                <text:p>988.1285714285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9.071428571429">
                <text:p>989.071428571429</text:p>
              </table:table-cell>
              <table:table-cell office:value-type="float" office:value="988.707142857143">
                <text:p>988.707142857143</text:p>
              </table:table-cell>
              <table:table-cell office:value-type="float" office:value="987.528571428572">
                <text:p>987.5285714285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87.17">
                <text:p>987.17</text:p>
              </table:table-cell>
              <table:table-cell office:value-type="float" office:value="986.5573">
                <text:p>986.5573</text:p>
              </table:table-cell>
              <table:table-cell office:value-type="float" office:value="985.64">
                <text:p>985.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87.46">
                <text:p>987.46</text:p>
              </table:table-cell>
              <table:table-cell office:value-type="float" office:value="986.9122">
                <text:p>986.9122</text:p>
              </table:table-cell>
              <table:table-cell office:value-type="float" office:value="986.253333333333">
                <text:p>986.25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86.084210526316">
                <text:p>986.084210526316</text:p>
              </table:table-cell>
              <table:table-cell office:value-type="float" office:value="985.964052631579">
                <text:p>985.964052631579</text:p>
              </table:table-cell>
              <table:table-cell office:value-type="float" office:value="985.821052631579">
                <text:p>985.8210526315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85.109523809524">
                <text:p>985.109523809524</text:p>
              </table:table-cell>
              <table:table-cell office:value-type="float" office:value="984.942857142857">
                <text:p>984.942857142857</text:p>
              </table:table-cell>
              <table:table-cell office:value-type="float" office:value="985.12380952381">
                <text:p>985.12380952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85.253333333333">
                <text:p>985.253333333333</text:p>
              </table:table-cell>
              <table:table-cell office:value-type="float" office:value="985.868866666666">
                <text:p>985.868866666666</text:p>
              </table:table-cell>
              <table:table-cell office:value-type="float" office:value="986.613333333333">
                <text:p>986.61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84.3">
                <text:p>984.3</text:p>
              </table:table-cell>
              <table:table-cell office:value-type="float" office:value="985.333928571429">
                <text:p>985.333928571429</text:p>
              </table:table-cell>
              <table:table-cell office:value-type="float" office:value="986.3">
                <text:p>986.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86.12">
                <text:p>986.12</text:p>
              </table:table-cell>
              <table:table-cell office:value-type="float" office:value="986.87">
                <text:p>986.87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8.025">
                <text:p>988.025</text:p>
              </table:table-cell>
              <table:table-cell office:value-type="float" office:value="988.7">
                <text:p>988.7</text:p>
              </table:table-cell>
              <table:table-cell office:value-type="float" office:value="989.3">
                <text:p>98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985" chart:maximum="1015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 chart:pie-offset="50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85cm" svg:height="14.69cm" xlink:href=".." xlink:type="simple" chart:class="chart:radar" chart:style-name="ch1">
        <chart:legend chart:legend-position="end" svg:x="21.003cm" svg:y="6.548cm" style:legend-expansion="high" chart:style-name="ch2"/>
        <chart:plot-area chart:style-name="ch3" table:cell-range-address="Planilha3.A2:Planilha3.E178" chart:data-source-has-labels="both" svg:x="0.469cm" svg:y="0.293cm" svg:width="20.065cm" svg:height="14.104cm">
          <chartooo:coordinate-region svg:x="4.31cm" svg:y="1.631cm" svg:width="11.43cm" svg:height="11.43cm"/>
          <chart:axis chart:dimension="x" chart:name="primary-x" chart:style-name="ch4" chartooo:axis-type="auto">
            <chartooo:date-scale/>
            <chart:categories table:cell-range-address="Planilha3.A2:Planilha3.B178"/>
            <chart:grid chart:style-name="ch5" chart:class="minor"/>
          </chart:axis>
          <chart:axis chart:dimension="y" chart:name="primary-y" chart:style-name="ch6"/>
          <chart:series chart:style-name="ch7" chart:values-cell-range-address="Planilha3.C2:Planilha3.C178" loext:label-string="antes" chart:class="chart:radar">
            <chart:data-point chart:repeated="177"/>
          </chart:series>
          <chart:series chart:style-name="ch8" chart:values-cell-range-address="Planilha3.D2:Planilha3.D178" loext:label-string="durante" chart:class="chart:radar">
            <chart:data-point chart:repeated="177"/>
          </chart:series>
          <chart:series chart:style-name="ch9" chart:values-cell-range-address="Planilha3.E2:Planilha3.E178" loext:label-string="depois" chart:class="chart:radar">
            <chart:data-point chart:repeated="1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</text:p>
              </table:table-cell>
              <table:table-cell office:value-type="string">
                <text:p>durante</text:p>
              </table:table-cell>
              <table:table-cell office:value-type="string">
                <text:p>depois</text:p>
              </table:table-cell>
            </table:table-row>
          </table:table-header-rows>
          <table:table-rows>
            <table:table-row>
              <table:table-cell office:value-type="string">
                <text:p>SANTA CRUZ 1</text:p>
                <text:list>
                  <text:list-item>
                    <text:p>SANTA CRUZ</text:p>
                  </text:list-item>
                  <text:list-item>
                    <text:p/>
                  </text:list-item>
                </text:list>
                <draw:g>
                  <svg:desc>Planilha3.A2:Planilha3.B178</svg:desc>
                </draw:g>
              </table:table-cell>
              <table:table-cell office:value-type="float" office:value="989.05">
                <text:p>989.05</text:p>
                <draw:g>
                  <svg:desc>Planilha3.C2:Planilha3.C178</svg:desc>
                </draw:g>
              </table:table-cell>
              <table:table-cell office:value-type="float" office:value="989.21675">
                <text:p>989.21675</text:p>
                <draw:g>
                  <svg:desc>Planilha3.D2:Planilha3.D178</svg:desc>
                </draw:g>
              </table:table-cell>
              <table:table-cell office:value-type="float" office:value="988.1">
                <text:p>988.1</text:p>
                <draw:g>
                  <svg:desc>Planilha3.E2:Planilha3.E178</svg:desc>
                </draw:g>
              </table:table-cell>
            </table:table-row>
            <table:table-row>
              <table:table-cell office:value-type="string">
                <text:p>SANTA CRUZ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">
                <text:p>990.2</text:p>
              </table:table-cell>
              <table:table-cell office:value-type="float" office:value="989.55">
                <text:p>989.55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SANTA CRUZ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">
                <text:p>986.1</text:p>
              </table:table-cell>
              <table:table-cell office:value-type="float" office:value="985.6">
                <text:p>985.6</text:p>
              </table:table-cell>
              <table:table-cell office:value-type="float" office:value="985.2">
                <text:p>985.2</text:p>
              </table:table-cell>
            </table:table-row>
            <table:table-row>
              <table:table-cell office:value-type="string">
                <text:p>SANTA CRUZ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5">
                <text:p>987.45</text:p>
              </table:table-cell>
              <table:table-cell office:value-type="float" office:value="987.7625">
                <text:p>987.7625</text:p>
              </table:table-cell>
              <table:table-cell office:value-type="float" office:value="988.25">
                <text:p>988.25</text:p>
              </table:table-cell>
            </table:table-row>
            <table:table-row>
              <table:table-cell office:value-type="string">
                <text:p>SANTA CRUZ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3">
                <text:p>989.3</text:p>
              </table:table-cell>
              <table:table-cell office:value-type="float" office:value="989.8">
                <text:p>989.8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SANTA CRUZ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342857142857">
                <text:p>987.342857142857</text:p>
              </table:table-cell>
              <table:table-cell office:value-type="float" office:value="988.473857142857">
                <text:p>988.473857142857</text:p>
              </table:table-cell>
              <table:table-cell office:value-type="float" office:value="989.028571428571">
                <text:p>989.028571428571</text:p>
              </table:table-cell>
            </table:table-row>
            <table:table-row>
              <table:table-cell office:value-type="string">
                <text:p>SANTA CRUZ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7375">
                <text:p>987.7375</text:p>
              </table:table-cell>
              <table:table-cell office:value-type="float" office:value="988.69375">
                <text:p>988.69375</text:p>
              </table:table-cell>
              <table:table-cell office:value-type="float" office:value="989.0625">
                <text:p>989.0625</text:p>
              </table:table-cell>
            </table:table-row>
            <table:table-row>
              <table:table-cell office:value-type="string">
                <text:p>SANTA CRUZ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425">
                <text:p>989.425</text:p>
              </table:table-cell>
              <table:table-cell office:value-type="float" office:value="990.314625">
                <text:p>990.314625</text:p>
              </table:table-cell>
              <table:table-cell office:value-type="float" office:value="989.975">
                <text:p>989.975</text:p>
              </table:table-cell>
            </table:table-row>
            <table:table-row>
              <table:table-cell office:value-type="string">
                <text:p>SANTA CRUZ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85">
                <text:p>989.85</text:p>
              </table:table-cell>
              <table:table-cell office:value-type="float" office:value="990.15">
                <text:p>990.15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SANTA CRUZ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1">
                <text:p>989.1</text:p>
              </table:table-cell>
              <table:table-cell office:value-type="float" office:value="988.942857142857">
                <text:p>988.942857142857</text:p>
              </table:table-cell>
              <table:table-cell office:value-type="float" office:value="988.128571428571">
                <text:p>988.128571428571</text:p>
              </table:table-cell>
            </table:table-row>
            <table:table-row>
              <table:table-cell office:value-type="string">
                <text:p>SANTA CRUZ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071428571429">
                <text:p>989.071428571429</text:p>
              </table:table-cell>
              <table:table-cell office:value-type="float" office:value="988.707142857143">
                <text:p>988.707142857143</text:p>
              </table:table-cell>
              <table:table-cell office:value-type="float" office:value="987.528571428572">
                <text:p>987.528571428572</text:p>
              </table:table-cell>
            </table:table-row>
            <table:table-row>
              <table:table-cell office:value-type="string">
                <text:p>SANTA CRUZ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17">
                <text:p>987.17</text:p>
              </table:table-cell>
              <table:table-cell office:value-type="float" office:value="986.5573">
                <text:p>986.5573</text:p>
              </table:table-cell>
              <table:table-cell office:value-type="float" office:value="985.64">
                <text:p>985.64</text:p>
              </table:table-cell>
            </table:table-row>
            <table:table-row>
              <table:table-cell office:value-type="string">
                <text:p>SANTA CRUZ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7.46">
                <text:p>987.46</text:p>
              </table:table-cell>
              <table:table-cell office:value-type="float" office:value="986.9122">
                <text:p>986.9122</text:p>
              </table:table-cell>
              <table:table-cell office:value-type="float" office:value="986.253333333333">
                <text:p>986.253333333333</text:p>
              </table:table-cell>
            </table:table-row>
            <table:table-row>
              <table:table-cell office:value-type="string">
                <text:p>SANTA CRUZ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084210526316">
                <text:p>986.084210526316</text:p>
              </table:table-cell>
              <table:table-cell office:value-type="float" office:value="985.964052631579">
                <text:p>985.964052631579</text:p>
              </table:table-cell>
              <table:table-cell office:value-type="float" office:value="985.821052631579">
                <text:p>985.821052631579</text:p>
              </table:table-cell>
            </table:table-row>
            <table:table-row>
              <table:table-cell office:value-type="string">
                <text:p>SANTA CRUZ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109523809524">
                <text:p>985.109523809524</text:p>
              </table:table-cell>
              <table:table-cell office:value-type="float" office:value="984.942857142857">
                <text:p>984.942857142857</text:p>
              </table:table-cell>
              <table:table-cell office:value-type="float" office:value="985.12380952381">
                <text:p>985.12380952381</text:p>
              </table:table-cell>
            </table:table-row>
            <table:table-row>
              <table:table-cell office:value-type="string">
                <text:p>SANTA CRUZ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5.253333333333">
                <text:p>985.253333333333</text:p>
              </table:table-cell>
              <table:table-cell office:value-type="float" office:value="985.868866666666">
                <text:p>985.868866666666</text:p>
              </table:table-cell>
              <table:table-cell office:value-type="float" office:value="986.613333333333">
                <text:p>986.613333333333</text:p>
              </table:table-cell>
            </table:table-row>
            <table:table-row>
              <table:table-cell office:value-type="string">
                <text:p>SANTA CRUZ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4.3">
                <text:p>984.3</text:p>
              </table:table-cell>
              <table:table-cell office:value-type="float" office:value="985.333928571429">
                <text:p>985.333928571429</text:p>
              </table:table-cell>
              <table:table-cell office:value-type="float" office:value="986.3">
                <text:p>986.3</text:p>
              </table:table-cell>
            </table:table-row>
            <table:table-row>
              <table:table-cell office:value-type="string">
                <text:p>SANTA CRUZ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6.12">
                <text:p>986.12</text:p>
              </table:table-cell>
              <table:table-cell office:value-type="float" office:value="986.87">
                <text:p>986.87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SANTA CRUZ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8.025">
                <text:p>988.025</text:p>
              </table:table-cell>
              <table:table-cell office:value-type="float" office:value="988.7">
                <text:p>988.7</text:p>
              </table:table-cell>
              <table:table-cell office:value-type="float" office:value="989.3">
                <text:p>989.3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ICO 0</text:p>
                <text:list>
                  <text:list-item>
                    <text:p>CAIC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4.3">
                <text:p>994.3</text:p>
              </table:table-cell>
              <table:table-cell office:value-type="float" office:value="993.318">
                <text:p>993.318</text:p>
              </table:table-cell>
              <table:table-cell office:value-type="float" office:value="993.3">
                <text:p>993.3</text:p>
              </table:table-cell>
            </table:table-row>
            <table:table-row>
              <table:table-cell office:value-type="string">
                <text:p>CAIC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">
                <text:p>992</text:p>
              </table:table-cell>
              <table:table-cell office:value-type="float" office:value="994.033333333333">
                <text:p>994.033333333333</text:p>
              </table:table-cell>
              <table:table-cell office:value-type="float" office:value="993.233333333333">
                <text:p>993.233333333333</text:p>
              </table:table-cell>
            </table:table-row>
            <table:table-row>
              <table:table-cell office:value-type="string">
                <text:p>CAIC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5">
                <text:p>990.5</text:p>
              </table:table-cell>
              <table:table-cell office:value-type="float" office:value="994.5">
                <text:p>994.5</text:p>
              </table:table-cell>
              <table:table-cell office:value-type="float" office:value="993.2">
                <text:p>993.2</text:p>
              </table:table-cell>
            </table:table-row>
            <table:table-row>
              <table:table-cell office:value-type="string">
                <text:p>CAIC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">
                <text:p>994.2</text:p>
              </table:table-cell>
              <table:table-cell office:value-type="float" office:value="993.8">
                <text:p>993.8</text:p>
              </table:table-cell>
              <table:table-cell office:value-type="float" office:value="993.4">
                <text:p>993.4</text:p>
              </table:table-cell>
            </table:table-row>
            <table:table-row>
              <table:table-cell office:value-type="string">
                <text:p>CAIC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7">
                <text:p>993.7</text:p>
              </table:table-cell>
              <table:table-cell office:value-type="float" office:value="994.85">
                <text:p>994.85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string">
                <text:p>CAIC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4">
                <text:p>990.4</text:p>
              </table:table-cell>
              <table:table-cell office:value-type="float" office:value="993.567">
                <text:p>993.567</text:p>
              </table:table-cell>
              <table:table-cell office:value-type="float" office:value="993.9">
                <text:p>993.9</text:p>
              </table:table-cell>
            </table:table-row>
            <table:table-row>
              <table:table-cell office:value-type="string">
                <text:p>CAIC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6">
                <text:p>996.6</text:p>
              </table:table-cell>
              <table:table-cell office:value-type="float" office:value="996.9">
                <text:p>996.9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string">
                <text:p>CAIC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4">
                <text:p>996.4</text:p>
              </table:table-cell>
              <table:table-cell office:value-type="float" office:value="995.8">
                <text:p>995.8</text:p>
              </table:table-cell>
              <table:table-cell office:value-type="float" office:value="994.6">
                <text:p>994.6</text:p>
              </table:table-cell>
            </table:table-row>
            <table:table-row>
              <table:table-cell office:value-type="string">
                <text:p>CAIC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4.266666666667">
                <text:p>994.266666666667</text:p>
              </table:table-cell>
              <table:table-cell office:value-type="float" office:value="993.333333333333">
                <text:p>993.333333333333</text:p>
              </table:table-cell>
              <table:table-cell office:value-type="float" office:value="991.866666666667">
                <text:p>991.866666666667</text:p>
              </table:table-cell>
            </table:table-row>
            <table:table-row>
              <table:table-cell office:value-type="string">
                <text:p>CAIC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3.2875">
                <text:p>993.2875</text:p>
              </table:table-cell>
              <table:table-cell office:value-type="float" office:value="992.4375">
                <text:p>992.4375</text:p>
              </table:table-cell>
              <table:table-cell office:value-type="float" office:value="992.0875">
                <text:p>992.0875</text:p>
              </table:table-cell>
            </table:table-row>
            <table:table-row>
              <table:table-cell office:value-type="string">
                <text:p>CAIC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2.266666666667">
                <text:p>992.266666666667</text:p>
              </table:table-cell>
              <table:table-cell office:value-type="float" office:value="992.35">
                <text:p>992.35</text:p>
              </table:table-cell>
              <table:table-cell office:value-type="float" office:value="991.616666666667">
                <text:p>991.616666666667</text:p>
              </table:table-cell>
            </table:table-row>
            <table:table-row>
              <table:table-cell office:value-type="string">
                <text:p>CAIC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85714285714">
                <text:p>990.085714285714</text:p>
              </table:table-cell>
              <table:table-cell office:value-type="float" office:value="990.610714285714">
                <text:p>990.610714285714</text:p>
              </table:table-cell>
              <table:table-cell office:value-type="float" office:value="991.3">
                <text:p>991.3</text:p>
              </table:table-cell>
            </table:table-row>
            <table:table-row>
              <table:table-cell office:value-type="string">
                <text:p>CAIC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89.74">
                <text:p>989.74</text:p>
              </table:table-cell>
              <table:table-cell office:value-type="float" office:value="990.5567">
                <text:p>990.5567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CAIC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258333333334">
                <text:p>990.258333333334</text:p>
              </table:table-cell>
              <table:table-cell office:value-type="float" office:value="991.166666666667">
                <text:p>991.166666666667</text:p>
              </table:table-cell>
              <table:table-cell office:value-type="float" office:value="992.041666666667">
                <text:p>992.041666666667</text:p>
              </table:table-cell>
            </table:table-row>
            <table:table-row>
              <table:table-cell office:value-type="string">
                <text:p>CAIC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0.042105263158">
                <text:p>990.042105263158</text:p>
              </table:table-cell>
              <table:table-cell office:value-type="float" office:value="991.171052631579">
                <text:p>991.171052631579</text:p>
              </table:table-cell>
              <table:table-cell office:value-type="float" office:value="992.647368421052">
                <text:p>992.647368421052</text:p>
              </table:table-cell>
            </table:table-row>
            <table:table-row>
              <table:table-cell office:value-type="string">
                <text:p>CAIC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15">
                <text:p>991.15</text:p>
              </table:table-cell>
              <table:table-cell office:value-type="float" office:value="992.35">
                <text:p>992.35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string">
                <text:p>CAIC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1.45">
                <text:p>991.45</text:p>
              </table:table-cell>
              <table:table-cell office:value-type="float" office:value="993.9375">
                <text:p>993.9375</text:p>
              </table:table-cell>
              <table:table-cell office:value-type="float" office:value="994.15">
                <text:p>994.1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ODI 0</text:p>
                <text:list>
                  <text:list-item>
                    <text:p>APODI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98.3125">
                <text:p>998.3125</text:p>
              </table:table-cell>
              <table:table-cell office:value-type="float" office:value="999.1625">
                <text:p>999.1625</text:p>
              </table:table-cell>
              <table:table-cell office:value-type="float" office:value="998.8875">
                <text:p>998.8875</text:p>
              </table:table-cell>
            </table:table-row>
            <table:table-row>
              <table:table-cell office:value-type="string">
                <text:p>APODI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625">
                <text:p>997.8625</text:p>
              </table:table-cell>
              <table:table-cell office:value-type="float" office:value="999.216625">
                <text:p>999.216625</text:p>
              </table:table-cell>
              <table:table-cell office:value-type="float" office:value="998.225">
                <text:p>998.225</text:p>
              </table:table-cell>
            </table:table-row>
            <table:table-row>
              <table:table-cell office:value-type="string">
                <text:p>APODI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5">
                <text:p>999.25</text:p>
              </table:table-cell>
              <table:table-cell office:value-type="float" office:value="999.4">
                <text:p>999.4</text:p>
              </table:table-cell>
              <table:table-cell office:value-type="float" office:value="998.7">
                <text:p>998.7</text:p>
              </table:table-cell>
            </table:table-row>
            <table:table-row>
              <table:table-cell office:value-type="string">
                <text:p>APODI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28">
                <text:p>999.28</text:p>
              </table:table-cell>
              <table:table-cell office:value-type="float" office:value="998.89">
                <text:p>998.89</text:p>
              </table:table-cell>
              <table:table-cell office:value-type="float" office:value="998.52">
                <text:p>998.52</text:p>
              </table:table-cell>
            </table:table-row>
            <table:table-row>
              <table:table-cell office:value-type="string">
                <text:p>APODI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5">
                <text:p>997.75</text:p>
              </table:table-cell>
              <table:table-cell office:value-type="float" office:value="997.4">
                <text:p>997.4</text:p>
              </table:table-cell>
              <table:table-cell office:value-type="float" office:value="997.05">
                <text:p>997.05</text:p>
              </table:table-cell>
            </table:table-row>
            <table:table-row>
              <table:table-cell office:value-type="string">
                <text:p>APODI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766666666667">
                <text:p>997.766666666667</text:p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997.1">
                <text:p>997.1</text:p>
              </table:table-cell>
            </table:table-row>
            <table:table-row>
              <table:table-cell office:value-type="string">
                <text:p>APODI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85">
                <text:p>997.85</text:p>
              </table:table-cell>
              <table:table-cell office:value-type="float" office:value="997.75">
                <text:p>997.75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string">
                <text:p>APODI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933333333334">
                <text:p>997.933333333334</text:p>
              </table:table-cell>
              <table:table-cell office:value-type="float" office:value="998.533333333333">
                <text:p>998.533333333333</text:p>
              </table:table-cell>
              <table:table-cell office:value-type="float" office:value="999.2">
                <text:p>999.2</text:p>
              </table:table-cell>
            </table:table-row>
            <table:table-row>
              <table:table-cell office:value-type="string">
                <text:p>APODI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066666666667">
                <text:p>997.066666666667</text:p>
              </table:table-cell>
              <table:table-cell office:value-type="float" office:value="997.55">
                <text:p>997.55</text:p>
              </table:table-cell>
              <table:table-cell office:value-type="float" office:value="998.266666666667">
                <text:p>998.266666666667</text:p>
              </table:table-cell>
            </table:table-row>
            <table:table-row>
              <table:table-cell office:value-type="string">
                <text:p>APODI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997.277666666666">
                <text:p>997.277666666666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string">
                <text:p>APODI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">
                <text:p>998.5</text:p>
              </table:table-cell>
              <table:table-cell office:value-type="float" office:value="999.1">
                <text:p>999.1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string">
                <text:p>APODI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25">
                <text:p>998.25</text:p>
              </table:table-cell>
              <table:table-cell office:value-type="float" office:value="999.55">
                <text:p>999.55</text:p>
              </table:table-cell>
              <table:table-cell office:value-type="float" office:value="998.95">
                <text:p>998.95</text:p>
              </table:table-cell>
            </table:table-row>
            <table:table-row>
              <table:table-cell office:value-type="string">
                <text:p>APODI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1.9">
                <text:p>1001.9</text:p>
              </table:table-cell>
              <table:table-cell office:value-type="float" office:value="1001.5">
                <text:p>1001.5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APODI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8.542857142857">
                <text:p>998.542857142857</text:p>
              </table:table-cell>
              <table:table-cell office:value-type="float" office:value="997.6">
                <text:p>997.6</text:p>
              </table:table-cell>
              <table:table-cell office:value-type="float" office:value="996.485714285714">
                <text:p>996.485714285714</text:p>
              </table:table-cell>
            </table:table-row>
            <table:table-row>
              <table:table-cell office:value-type="string">
                <text:p>APODI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9.871428571429">
                <text:p>999.871428571429</text:p>
              </table:table-cell>
              <table:table-cell office:value-type="float" office:value="996.392857142857">
                <text:p>996.392857142857</text:p>
              </table:table-cell>
              <table:table-cell office:value-type="float" office:value="997.314285714286">
                <text:p>997.314285714286</text:p>
              </table:table-cell>
            </table:table-row>
            <table:table-row>
              <table:table-cell office:value-type="string">
                <text:p>APODI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7.464285714286">
                <text:p>997.464285714286</text:p>
              </table:table-cell>
              <table:table-cell office:value-type="float" office:value="996.5405">
                <text:p>996.5405</text:p>
              </table:table-cell>
              <table:table-cell office:value-type="float" office:value="997.021428571429">
                <text:p>997.021428571429</text:p>
              </table:table-cell>
            </table:table-row>
            <table:table-row>
              <table:table-cell office:value-type="string">
                <text:p>APODI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6470588235">
                <text:p>995.476470588235</text:p>
              </table:table-cell>
              <table:table-cell office:value-type="float" office:value="994.982352941176">
                <text:p>994.982352941176</text:p>
              </table:table-cell>
              <table:table-cell office:value-type="float" office:value="997.123529411765">
                <text:p>997.123529411765</text:p>
              </table:table-cell>
            </table:table-row>
            <table:table-row>
              <table:table-cell office:value-type="string">
                <text:p>APODI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75">
                <text:p>995.475</text:p>
              </table:table-cell>
              <table:table-cell office:value-type="float" office:value="995.942857142857">
                <text:p>995.942857142857</text:p>
              </table:table-cell>
              <table:table-cell office:value-type="float" office:value="997.692857142857">
                <text:p>997.692857142857</text:p>
              </table:table-cell>
            </table:table-row>
            <table:table-row>
              <table:table-cell office:value-type="string">
                <text:p>APODI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5.455">
                <text:p>995.455</text:p>
              </table:table-cell>
              <table:table-cell office:value-type="float" office:value="996.6385">
                <text:p>996.6385</text:p>
              </table:table-cell>
              <table:table-cell office:value-type="float" office:value="997.84">
                <text:p>997.84</text:p>
              </table:table-cell>
            </table:table-row>
            <table:table-row>
              <table:table-cell office:value-type="string">
                <text:p>APODI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042857142857">
                <text:p>996.042857142857</text:p>
              </table:table-cell>
              <table:table-cell office:value-type="float" office:value="997.168380952381">
                <text:p>997.168380952381</text:p>
              </table:table-cell>
              <table:table-cell office:value-type="float" office:value="998.057142857143">
                <text:p>998.057142857143</text:p>
              </table:table-cell>
            </table:table-row>
            <table:table-row>
              <table:table-cell office:value-type="string">
                <text:p>APODI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17647058824">
                <text:p>996.517647058824</text:p>
              </table:table-cell>
              <table:table-cell office:value-type="float" office:value="997.609823529412">
                <text:p>997.609823529412</text:p>
              </table:table-cell>
              <table:table-cell office:value-type="float" office:value="998.682352941176">
                <text:p>998.682352941176</text:p>
              </table:table-cell>
            </table:table-row>
            <table:table-row>
              <table:table-cell office:value-type="string">
                <text:p>APODI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6.56">
                <text:p>996.56</text:p>
              </table:table-cell>
              <table:table-cell office:value-type="float" office:value="998.495">
                <text:p>998.495</text:p>
              </table:table-cell>
              <table:table-cell office:value-type="float" office:value="998.59">
                <text:p>998.59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TAL 0</text:p>
                <text:list>
                  <text:list-item>
                    <text:p>NAT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0769230769">
                <text:p>1008.40769230769</text:p>
              </table:table-cell>
              <table:table-cell office:value-type="float" office:value="1009.28692307692">
                <text:p>1009.28692307692</text:p>
              </table:table-cell>
              <table:table-cell office:value-type="float" office:value="1008.80769230769">
                <text:p>1008.80769230769</text:p>
              </table:table-cell>
            </table:table-row>
            <table:table-row>
              <table:table-cell office:value-type="string">
                <text:p>NATAL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">
                <text:p>1008.93</text:p>
              </table:table-cell>
              <table:table-cell office:value-type="float" office:value="1009.0485">
                <text:p>1009.0485</text:p>
              </table:table-cell>
              <table:table-cell office:value-type="float" office:value="1008.5">
                <text:p>1008.5</text:p>
              </table:table-cell>
            </table:table-row>
            <table:table-row>
              <table:table-cell office:value-type="string">
                <text:p>NATAL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27916666667">
                <text:p>1008.27916666667</text:p>
              </table:table-cell>
              <table:table-cell office:value-type="float" office:value="1008.29916666667">
                <text:p>1008.29916666667</text:p>
              </table:table-cell>
              <table:table-cell office:value-type="float" office:value="1007.5125">
                <text:p>1007.5125</text:p>
              </table:table-cell>
            </table:table-row>
            <table:table-row>
              <table:table-cell office:value-type="string">
                <text:p>NATAL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2380952381">
                <text:p>1008.72380952381</text:p>
              </table:table-cell>
              <table:table-cell office:value-type="float" office:value="1008.20333333333">
                <text:p>1008.20333333333</text:p>
              </table:table-cell>
              <table:table-cell office:value-type="float" office:value="1007.86666666667">
                <text:p>1007.86666666667</text:p>
              </table:table-cell>
            </table:table-row>
            <table:table-row>
              <table:table-cell office:value-type="string">
                <text:p>NATAL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380952381">
                <text:p>1008.1380952381</text:p>
              </table:table-cell>
              <table:table-cell office:value-type="float" office:value="1007.64285714286">
                <text:p>1007.64285714286</text:p>
              </table:table-cell>
              <table:table-cell office:value-type="float" office:value="1007.19047619048">
                <text:p>1007.19047619048</text:p>
              </table:table-cell>
            </table:table-row>
            <table:table-row>
              <table:table-cell office:value-type="string">
                <text:p>NATAL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0740740741">
                <text:p>1007.20740740741</text:p>
              </table:table-cell>
              <table:table-cell office:value-type="float" office:value="1006.86555555556">
                <text:p>1006.86555555556</text:p>
              </table:table-cell>
              <table:table-cell office:value-type="float" office:value="1006.82962962963">
                <text:p>1006.82962962963</text:p>
              </table:table-cell>
            </table:table-row>
            <table:table-row>
              <table:table-cell office:value-type="string">
                <text:p>NATAL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7878787879">
                <text:p>1007.27878787879</text:p>
              </table:table-cell>
              <table:table-cell office:value-type="float" office:value="1007.23212121212">
                <text:p>1007.23212121212</text:p>
              </table:table-cell>
              <table:table-cell office:value-type="float" office:value="1007.32121212121">
                <text:p>1007.32121212121</text:p>
              </table:table-cell>
            </table:table-row>
            <table:table-row>
              <table:table-cell office:value-type="string">
                <text:p>NATAL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18260869565">
                <text:p>1007.18260869565</text:p>
              </table:table-cell>
              <table:table-cell office:value-type="float" office:value="1007.4747826087">
                <text:p>1007.4747826087</text:p>
              </table:table-cell>
              <table:table-cell office:value-type="float" office:value="1007.78260869565">
                <text:p>1007.78260869565</text:p>
              </table:table-cell>
            </table:table-row>
            <table:table-row>
              <table:table-cell office:value-type="string">
                <text:p>NATAL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98095238095">
                <text:p>1006.98095238095</text:p>
              </table:table-cell>
              <table:table-cell office:value-type="float" office:value="1007.75238095238">
                <text:p>1007.75238095238</text:p>
              </table:table-cell>
              <table:table-cell office:value-type="float" office:value="1008.34761904762">
                <text:p>1008.34761904762</text:p>
              </table:table-cell>
            </table:table-row>
            <table:table-row>
              <table:table-cell office:value-type="string">
                <text:p>NATAL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44418604651">
                <text:p>1007.44418604651</text:p>
              </table:table-cell>
              <table:table-cell office:value-type="float" office:value="1008.10813953488">
                <text:p>1008.10813953488</text:p>
              </table:table-cell>
              <table:table-cell office:value-type="float" office:value="1008.70697674419">
                <text:p>1008.70697674419</text:p>
              </table:table-cell>
            </table:table-row>
            <table:table-row>
              <table:table-cell office:value-type="string">
                <text:p>NATAL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91929824561">
                <text:p>1007.91929824561</text:p>
              </table:table-cell>
              <table:table-cell office:value-type="float" office:value="1008.92754385965">
                <text:p>1008.92754385965</text:p>
              </table:table-cell>
              <table:table-cell office:value-type="float" office:value="1009.30877192982">
                <text:p>1009.30877192982</text:p>
              </table:table-cell>
            </table:table-row>
            <table:table-row>
              <table:table-cell office:value-type="string">
                <text:p>NATAL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5714285714">
                <text:p>1007.35714285714</text:p>
              </table:table-cell>
              <table:table-cell office:value-type="float" office:value="1008.16918367347">
                <text:p>1008.16918367347</text:p>
              </table:table-cell>
              <table:table-cell office:value-type="float" office:value="1008.27551020408">
                <text:p>1008.27551020408</text:p>
              </table:table-cell>
            </table:table-row>
            <table:table-row>
              <table:table-cell office:value-type="string">
                <text:p>NATAL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53125">
                <text:p>1008.753125</text:p>
              </table:table-cell>
              <table:table-cell office:value-type="float" office:value="1009.0721875">
                <text:p>1009.0721875</text:p>
              </table:table-cell>
              <table:table-cell office:value-type="float" office:value="1008.6625">
                <text:p>1008.6625</text:p>
              </table:table-cell>
            </table:table-row>
            <table:table-row>
              <table:table-cell office:value-type="string">
                <text:p>NATAL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1142857143">
                <text:p>1008.61142857143</text:p>
              </table:table-cell>
              <table:table-cell office:value-type="float" office:value="1008.472">
                <text:p>1008.472</text:p>
              </table:table-cell>
              <table:table-cell office:value-type="float" office:value="1007.77428571429">
                <text:p>1007.77428571429</text:p>
              </table:table-cell>
            </table:table-row>
            <table:table-row>
              <table:table-cell office:value-type="string">
                <text:p>NATAL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3870967742">
                <text:p>1009.43870967742</text:p>
              </table:table-cell>
              <table:table-cell office:value-type="float" office:value="1008.99225806452">
                <text:p>1008.99225806452</text:p>
              </table:table-cell>
              <table:table-cell office:value-type="float" office:value="1008.15161290323">
                <text:p>1008.15161290323</text:p>
              </table:table-cell>
            </table:table-row>
            <table:table-row>
              <table:table-cell office:value-type="string">
                <text:p>NATAL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3913043478">
                <text:p>1008.53913043478</text:p>
              </table:table-cell>
              <table:table-cell office:value-type="float" office:value="1007.89913043478">
                <text:p>1007.89913043478</text:p>
              </table:table-cell>
              <table:table-cell office:value-type="float" office:value="1007.12608695652">
                <text:p>1007.12608695652</text:p>
              </table:table-cell>
            </table:table-row>
            <table:table-row>
              <table:table-cell office:value-type="string">
                <text:p>NATAL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7916666667">
                <text:p>1008.37916666667</text:p>
              </table:table-cell>
              <table:table-cell office:value-type="float" office:value="1007.6875">
                <text:p>1007.6875</text:p>
              </table:table-cell>
              <table:table-cell office:value-type="float" office:value="1007.1375">
                <text:p>1007.1375</text:p>
              </table:table-cell>
            </table:table-row>
            <table:table-row>
              <table:table-cell office:value-type="string">
                <text:p>NATAL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02173913044">
                <text:p>1007.02173913044</text:p>
              </table:table-cell>
              <table:table-cell office:value-type="float" office:value="1006.63608695652">
                <text:p>1006.63608695652</text:p>
              </table:table-cell>
              <table:table-cell office:value-type="float" office:value="1006.5652173913">
                <text:p>1006.5652173913</text:p>
              </table:table-cell>
            </table:table-row>
            <table:table-row>
              <table:table-cell office:value-type="string">
                <text:p>NATAL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715">
                <text:p>1006.715</text:p>
              </table:table-cell>
              <table:table-cell office:value-type="float" office:value="1006.774">
                <text:p>1006.774</text:p>
              </table:table-cell>
              <table:table-cell office:value-type="float" office:value="1006.855">
                <text:p>1006.855</text:p>
              </table:table-cell>
            </table:table-row>
            <table:table-row>
              <table:table-cell office:value-type="string">
                <text:p>NATAL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22666666667">
                <text:p>1006.22666666667</text:p>
              </table:table-cell>
              <table:table-cell office:value-type="float" office:value="1006.602">
                <text:p>1006.602</text:p>
              </table:table-cell>
              <table:table-cell office:value-type="float" office:value="1007.06666666667">
                <text:p>1007.06666666667</text:p>
              </table:table-cell>
            </table:table-row>
            <table:table-row>
              <table:table-cell office:value-type="string">
                <text:p>NATAL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6.6652173913">
                <text:p>1006.6652173913</text:p>
              </table:table-cell>
              <table:table-cell office:value-type="float" office:value="1007.22260869565">
                <text:p>1007.22260869565</text:p>
              </table:table-cell>
              <table:table-cell office:value-type="float" office:value="1007.75217391304">
                <text:p>1007.75217391304</text:p>
              </table:table-cell>
            </table:table-row>
            <table:table-row>
              <table:table-cell office:value-type="string">
                <text:p>NATAL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64761904762">
                <text:p>1007.64761904762</text:p>
              </table:table-cell>
              <table:table-cell office:value-type="float" office:value="1008.1080952381">
                <text:p>1008.1080952381</text:p>
              </table:table-cell>
              <table:table-cell office:value-type="float" office:value="1008.46666666667">
                <text:p>1008.46666666667</text:p>
              </table:table-cell>
            </table:table-row>
            <table:table-row>
              <table:table-cell office:value-type="string">
                <text:p>NATAL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26666666667">
                <text:p>1007.26666666667</text:p>
              </table:table-cell>
              <table:table-cell office:value-type="float" office:value="1007.92133333333">
                <text:p>1007.92133333333</text:p>
              </table:table-cell>
              <table:table-cell office:value-type="float" office:value="1008.38">
                <text:p>1008.38</text:p>
              </table:table-cell>
            </table:table-row>
            <table:table-row>
              <table:table-cell office:value-type="string">
                <text:p>NATAL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7692307692">
                <text:p>1008.47692307692</text:p>
              </table:table-cell>
              <table:table-cell office:value-type="float" office:value="1009.33615384615">
                <text:p>1009.33615384615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SORO 0</text:p>
                <text:list>
                  <text:list-item>
                    <text:p>MOSSORO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5">
                <text:p>1011.05</text:p>
              </table:table-cell>
              <table:table-cell office:value-type="float" office:value="1011.90333333333">
                <text:p>1011.90333333333</text:p>
              </table:table-cell>
              <table:table-cell office:value-type="float" office:value="1012.13333333333">
                <text:p>1012.13333333333</text:p>
              </table:table-cell>
            </table:table-row>
            <table:table-row>
              <table:table-cell office:value-type="string">
                <text:p>MOSSORO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1">
                <text:p>1011.21</text:p>
              </table:table-cell>
              <table:table-cell office:value-type="float" office:value="1011.997">
                <text:p>1011.997</text:p>
              </table:table-cell>
              <table:table-cell office:value-type="float" office:value="1011.17">
                <text:p>1011.17</text:p>
              </table:table-cell>
            </table:table-row>
            <table:table-row>
              <table:table-cell office:value-type="string">
                <text:p>MOSSORO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1012.0675">
                <text:p>1012.0675</text:p>
              </table:table-cell>
              <table:table-cell office:value-type="float" office:value="1011.025">
                <text:p>1011.025</text:p>
              </table:table-cell>
            </table:table-row>
            <table:table-row>
              <table:table-cell office:value-type="string">
                <text:p>MOSSORO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1666666667">
                <text:p>1011.71666666667</text:p>
              </table:table-cell>
              <table:table-cell office:value-type="float" office:value="1011.56833333333">
                <text:p>1011.56833333333</text:p>
              </table:table-cell>
              <table:table-cell office:value-type="float" office:value="1011.28333333333">
                <text:p>1011.28333333333</text:p>
              </table:table-cell>
            </table:table-row>
            <table:table-row>
              <table:table-cell office:value-type="string">
                <text:p>MOSSORO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">
                <text:p>1011.2</text:p>
              </table:table-cell>
              <table:table-cell office:value-type="float" office:value="1010.96142857143">
                <text:p>1010.96142857143</text:p>
              </table:table-cell>
              <table:table-cell office:value-type="float" office:value="1010.78571428571">
                <text:p>1010.78571428571</text:p>
              </table:table-cell>
            </table:table-row>
            <table:table-row>
              <table:table-cell office:value-type="string">
                <text:p>MOSSORO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1010.54555555556">
                <text:p>1010.54555555556</text:p>
              </table:table-cell>
              <table:table-cell office:value-type="float" office:value="1010.95555555556">
                <text:p>1010.95555555556</text:p>
              </table:table-cell>
            </table:table-row>
            <table:table-row>
              <table:table-cell office:value-type="string">
                <text:p>MOSSORO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7">
                <text:p>1011.7</text:p>
              </table:table-cell>
            </table:table-row>
            <table:table-row>
              <table:table-cell office:value-type="string">
                <text:p>MOSSORO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75">
                <text:p>1011.775</text:p>
              </table:table-cell>
              <table:table-cell office:value-type="float" office:value="1012.1025">
                <text:p>1012.1025</text:p>
              </table:table-cell>
              <table:table-cell office:value-type="float" office:value="1012.575">
                <text:p>1012.575</text:p>
              </table:table-cell>
            </table:table-row>
            <table:table-row>
              <table:table-cell office:value-type="string">
                <text:p>MOSSORO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2">
                <text:p>1010.52</text:p>
              </table:table-cell>
              <table:table-cell office:value-type="float" office:value="1011.054">
                <text:p>1011.054</text:p>
              </table:table-cell>
              <table:table-cell office:value-type="float" office:value="1011.64">
                <text:p>1011.64</text:p>
              </table:table-cell>
            </table:table-row>
            <table:table-row>
              <table:table-cell office:value-type="string">
                <text:p>MOSSORO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">
                <text:p>1010.62</text:p>
              </table:table-cell>
              <table:table-cell office:value-type="float" office:value="1011.978">
                <text:p>1011.978</text:p>
              </table:table-cell>
              <table:table-cell office:value-type="float" office:value="1012.62">
                <text:p>1012.62</text:p>
              </table:table-cell>
            </table:table-row>
            <table:table-row>
              <table:table-cell office:value-type="string">
                <text:p>MOSSORO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1428571429">
                <text:p>1010.71428571429</text:p>
              </table:table-cell>
              <table:table-cell office:value-type="float" office:value="1011.63857142857">
                <text:p>1011.6385714285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MOSSORO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9">
                <text:p>1011.9</text:p>
              </table:table-cell>
              <table:table-cell office:value-type="float" office:value="1012.775">
                <text:p>1012.775</text:p>
              </table:table-cell>
              <table:table-cell office:value-type="float" office:value="1012.68333333333">
                <text:p>1012.68333333333</text:p>
              </table:table-cell>
            </table:table-row>
            <table:table-row>
              <table:table-cell office:value-type="string">
                <text:p>MOSSORO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75">
                <text:p>1012.75</text:p>
              </table:table-cell>
              <table:table-cell office:value-type="float" office:value="1013.115">
                <text:p>1013.115</text:p>
              </table:table-cell>
              <table:table-cell office:value-type="float" office:value="1012.45">
                <text:p>1012.45</text:p>
              </table:table-cell>
            </table:table-row>
            <table:table-row>
              <table:table-cell office:value-type="string">
                <text:p>MOSSORO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3333333333">
                <text:p>1012.93333333333</text:p>
              </table:table-cell>
              <table:table-cell office:value-type="float" office:value="1012.91666666667">
                <text:p>1012.91666666667</text:p>
              </table:table-cell>
              <table:table-cell office:value-type="float" office:value="1012.21666666667">
                <text:p>1012.21666666667</text:p>
              </table:table-cell>
            </table:table-row>
            <table:table-row>
              <table:table-cell office:value-type="string">
                <text:p>MOSSORO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32222222222">
                <text:p>1012.32222222222</text:p>
              </table:table-cell>
              <table:table-cell office:value-type="float" office:value="1011.68555555556">
                <text:p>1011.68555555556</text:p>
              </table:table-cell>
              <table:table-cell office:value-type="float" office:value="1010.66666666667">
                <text:p>1010.66666666667</text:p>
              </table:table-cell>
            </table:table-row>
            <table:table-row>
              <table:table-cell office:value-type="string">
                <text:p>MOSSORO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5555555556">
                <text:p>1011.25555555556</text:p>
              </table:table-cell>
              <table:table-cell office:value-type="float" office:value="1010.38888888889">
                <text:p>1010.38888888889</text:p>
              </table:table-cell>
              <table:table-cell office:value-type="float" office:value="1009.45555555556">
                <text:p>1009.45555555556</text:p>
              </table:table-cell>
            </table:table-row>
            <table:table-row>
              <table:table-cell office:value-type="string">
                <text:p>MOSSORO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6">
                <text:p>1010.46</text:p>
              </table:table-cell>
              <table:table-cell office:value-type="float" office:value="1009.613">
                <text:p>1009.613</text:p>
              </table:table-cell>
              <table:table-cell office:value-type="float" office:value="1009.01">
                <text:p>1009.01</text:p>
              </table:table-cell>
            </table:table-row>
            <table:table-row>
              <table:table-cell office:value-type="string">
                <text:p>MOSSORO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79090909091">
                <text:p>1011.79090909091</text:p>
              </table:table-cell>
              <table:table-cell office:value-type="float" office:value="1011.53818181818">
                <text:p>1011.53818181818</text:p>
              </table:table-cell>
              <table:table-cell office:value-type="float" office:value="1011.12727272727">
                <text:p>1011.12727272727</text:p>
              </table:table-cell>
            </table:table-row>
            <table:table-row>
              <table:table-cell office:value-type="string">
                <text:p>MOSSORO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3333333333">
                <text:p>1010.23333333333</text:p>
              </table:table-cell>
              <table:table-cell office:value-type="float" office:value="1010.05333333333">
                <text:p>1010.05333333333</text:p>
              </table:table-cell>
              <table:table-cell office:value-type="float" office:value="1010.55333333333">
                <text:p>1010.55333333333</text:p>
              </table:table-cell>
            </table:table-row>
            <table:table-row>
              <table:table-cell office:value-type="string">
                <text:p>MOSSORO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5454545455">
                <text:p>1008.95454545455</text:p>
              </table:table-cell>
              <table:table-cell office:value-type="float" office:value="1009.21818181818">
                <text:p>1009.21818181818</text:p>
              </table:table-cell>
              <table:table-cell office:value-type="float" office:value="1009.7">
                <text:p>1009.7</text:p>
              </table:table-cell>
            </table:table-row>
            <table:table-row>
              <table:table-cell office:value-type="string">
                <text:p>MOSSORO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1333333333">
                <text:p>1009.31333333333</text:p>
              </table:table-cell>
              <table:table-cell office:value-type="float" office:value="1010.122">
                <text:p>1010.122</text:p>
              </table:table-cell>
              <table:table-cell office:value-type="float" office:value="1010.69333333333">
                <text:p>1010.69333333333</text:p>
              </table:table-cell>
            </table:table-row>
            <table:table-row>
              <table:table-cell office:value-type="string">
                <text:p>MOSSORO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7777777778">
                <text:p>1009.87777777778</text:p>
              </table:table-cell>
              <table:table-cell office:value-type="float" office:value="1010.63888888889">
                <text:p>1010.63888888889</text:p>
              </table:table-cell>
              <table:table-cell office:value-type="float" office:value="1011.14444444444">
                <text:p>1011.14444444444</text:p>
              </table:table-cell>
            </table:table-row>
            <table:table-row>
              <table:table-cell office:value-type="string">
                <text:p>MOSSORO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125">
                <text:p>1011.6125</text:p>
              </table:table-cell>
              <table:table-cell office:value-type="float" office:value="1012.4825">
                <text:p>1012.4825</text:p>
              </table:table-cell>
              <table:table-cell office:value-type="float" office:value="1012.775">
                <text:p>1012.775</text:p>
              </table:table-cell>
            </table:table-row>
            <table:table-row>
              <table:table-cell office:value-type="string">
                <text:p>MOSSORO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375">
                <text:p>1011.5375</text:p>
              </table:table-cell>
              <table:table-cell office:value-type="float" office:value="1012.3975">
                <text:p>1012.3975</text:p>
              </table:table-cell>
              <table:table-cell office:value-type="float" office:value="1012.3375">
                <text:p>1012.3375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ANGUACU 0</text:p>
                <text:list>
                  <text:list-item>
                    <text:p>IPANGUAC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1.23333333333">
                <text:p>1011.23333333333</text:p>
              </table:table-cell>
              <table:table-cell office:value-type="float" office:value="1012.06666666667">
                <text:p>1012.06666666667</text:p>
              </table:table-cell>
              <table:table-cell office:value-type="float" office:value="1012.13333333333">
                <text:p>1012.13333333333</text:p>
              </table:table-cell>
            </table:table-row>
            <table:table-row>
              <table:table-cell office:value-type="string">
                <text:p>IPANGUAC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5">
                <text:p>1011.45</text:p>
              </table:table-cell>
              <table:table-cell office:value-type="float" office:value="1011.05">
                <text:p>1011.05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IPANGUAC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">
                <text:p>1011.6</text:p>
              </table:table-cell>
              <table:table-cell office:value-type="float" office:value="1011.1">
                <text:p>1011.1</text:p>
              </table:table-cell>
              <table:table-cell office:value-type="float" office:value="1011.1">
                <text:p>1011.1</text:p>
              </table:table-cell>
            </table:table-row>
            <table:table-row>
              <table:table-cell office:value-type="string">
                <text:p>IPANGUAC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0.1">
                <text:p>1010.1</text:p>
              </table:table-cell>
              <table:table-cell office:value-type="float" office:value="1009.85">
                <text:p>1009.85</text:p>
              </table:table-cell>
            </table:table-row>
            <table:table-row>
              <table:table-cell office:value-type="string">
                <text:p>IPANGUAC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3333333333">
                <text:p>1009.73333333333</text:p>
              </table:table-cell>
              <table:table-cell office:value-type="float" office:value="1010.43333333333">
                <text:p>1010.43333333333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string">
                <text:p>IPANGUACU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525">
                <text:p>1008.525</text:p>
              </table:table-cell>
              <table:table-cell office:value-type="float" office:value="1011.05">
                <text:p>1011.05</text:p>
              </table:table-cell>
              <table:table-cell office:value-type="float" office:value="1011.275">
                <text:p>1011.275</text:p>
              </table:table-cell>
            </table:table-row>
            <table:table-row>
              <table:table-cell office:value-type="string">
                <text:p>IPANGUAC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2">
                <text:p>1010.2</text:p>
              </table:table-cell>
              <table:table-cell office:value-type="float" office:value="1009.37">
                <text:p>1009.37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string">
                <text:p>IPANGUAC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5">
                <text:p>1010.85</text:p>
              </table:table-cell>
              <table:table-cell office:value-type="float" office:value="1010.77">
                <text:p>1010.7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IPANGUAC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54">
                <text:p>1011.54</text:p>
              </table:table-cell>
              <table:table-cell office:value-type="float" office:value="1011.33">
                <text:p>1011.33</text:p>
              </table:table-cell>
              <table:table-cell office:value-type="float" office:value="1010.16">
                <text:p>1010.16</text:p>
              </table:table-cell>
            </table:table-row>
            <table:table-row>
              <table:table-cell office:value-type="string">
                <text:p>IPANGUAC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6666666667">
                <text:p>1011.06666666667</text:p>
              </table:table-cell>
              <table:table-cell office:value-type="float" office:value="1010.29666666667">
                <text:p>1010.29666666667</text:p>
              </table:table-cell>
              <table:table-cell office:value-type="float" office:value="1009.21666666667">
                <text:p>1009.21666666667</text:p>
              </table:table-cell>
            </table:table-row>
            <table:table-row>
              <table:table-cell office:value-type="string">
                <text:p>IPANGUAC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1">
                <text:p>1011.11</text:p>
              </table:table-cell>
              <table:table-cell office:value-type="float" office:value="1010.3085">
                <text:p>1010.3085</text:p>
              </table:table-cell>
              <table:table-cell office:value-type="float" office:value="1009.18">
                <text:p>1009.18</text:p>
              </table:table-cell>
            </table:table-row>
            <table:table-row>
              <table:table-cell office:value-type="string">
                <text:p>IPANGUAC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77826086957">
                <text:p>1008.77826086957</text:p>
              </table:table-cell>
              <table:table-cell office:value-type="float" office:value="1008.16304347826">
                <text:p>1008.16304347826</text:p>
              </table:table-cell>
              <table:table-cell office:value-type="float" office:value="1007.45217391304">
                <text:p>1007.45217391304</text:p>
              </table:table-cell>
            </table:table-row>
            <table:table-row>
              <table:table-cell office:value-type="string">
                <text:p>IPANGUAC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4814814815">
                <text:p>1008.34814814815</text:p>
              </table:table-cell>
              <table:table-cell office:value-type="float" office:value="1008">
                <text:p>1008</text:p>
              </table:table-cell>
              <table:table-cell office:value-type="float" office:value="1007.67037037037">
                <text:p>1007.67037037037</text:p>
              </table:table-cell>
            </table:table-row>
            <table:table-row>
              <table:table-cell office:value-type="string">
                <text:p>IPANGUAC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31025641026">
                <text:p>1007.31025641026</text:p>
              </table:table-cell>
              <table:table-cell office:value-type="float" office:value="1007.66256410256">
                <text:p>1007.66256410256</text:p>
              </table:table-cell>
              <table:table-cell office:value-type="float" office:value="1008.07692307692">
                <text:p>1008.07692307692</text:p>
              </table:table-cell>
            </table:table-row>
            <table:table-row>
              <table:table-cell office:value-type="string">
                <text:p>IPANGUAC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7.53947368421">
                <text:p>1007.53947368421</text:p>
              </table:table-cell>
              <table:table-cell office:value-type="float" office:value="1008.02631578947">
                <text:p>1008.02631578947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IPANGUAC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2631578947">
                <text:p>1008.02631578947</text:p>
              </table:table-cell>
              <table:table-cell office:value-type="float" office:value="1009.02">
                <text:p>1009.02</text:p>
              </table:table-cell>
              <table:table-cell office:value-type="float" office:value="1009.65789473684">
                <text:p>1009.65789473684</text:p>
              </table:table-cell>
            </table:table-row>
            <table:table-row>
              <table:table-cell office:value-type="string">
                <text:p>IPANGUAC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6818181818">
                <text:p>1008.46818181818</text:p>
              </table:table-cell>
              <table:table-cell office:value-type="float" office:value="1009.58227272727">
                <text:p>1009.58227272727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IPANGUAC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63636363636">
                <text:p>1009.63636363636</text:p>
              </table:table-cell>
              <table:table-cell office:value-type="float" office:value="1010.44545454545">
                <text:p>1010.44545454545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IPANGUACU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93333333333">
                <text:p>1008.93333333333</text:p>
              </table:table-cell>
              <table:table-cell office:value-type="float" office:value="1010.23333333333">
                <text:p>1010.23333333333</text:p>
              </table:table-cell>
              <table:table-cell office:value-type="float" office:value="1010.4">
                <text:p>1010.4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CAU 1</text:p>
                <text:list>
                  <text:list-item>
                    <text:p>MACA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011.8">
                <text:p>1011.8</text:p>
              </table:table-cell>
            </table:table-row>
            <table:table-row>
              <table:table-cell office:value-type="string">
                <text:p>MACAU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8">
                <text:p>1011.8</text:p>
              </table:table-cell>
              <table:table-cell office:value-type="float" office:value="1011.35">
                <text:p>1011.35</text:p>
              </table:table-cell>
              <table:table-cell office:value-type="float" office:value="1010.7">
                <text:p>1010.7</text:p>
              </table:table-cell>
            </table:table-row>
            <table:table-row>
              <table:table-cell office:value-type="string">
                <text:p>MACAU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7">
                <text:p>1009.7</text:p>
              </table:table-cell>
              <table:table-cell office:value-type="float" office:value="1008.925">
                <text:p>1008.925</text:p>
              </table:table-cell>
              <table:table-cell office:value-type="float" office:value="1008.55">
                <text:p>1008.55</text:p>
              </table:table-cell>
            </table:table-row>
            <table:table-row>
              <table:table-cell office:value-type="string">
                <text:p>MACAU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09.1">
                <text:p>1009.1</text:p>
              </table:table-cell>
              <table:table-cell office:value-type="float" office:value="1008.8">
                <text:p>1008.8</text:p>
              </table:table-cell>
            </table:table-row>
            <table:table-row>
              <table:table-cell office:value-type="string">
                <text:p>MACAU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8">
                <text:p>1009.8</text:p>
              </table:table-cell>
              <table:table-cell office:value-type="float" office:value="1010.03">
                <text:p>1010.03</text:p>
              </table:table-cell>
              <table:table-cell office:value-type="float" office:value="1010.45">
                <text:p>1010.45</text:p>
              </table:table-cell>
            </table:table-row>
            <table:table-row>
              <table:table-cell office:value-type="string">
                <text:p>MACAU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2">
                <text:p>1009.2</text:p>
              </table:table-cell>
              <table:table-cell office:value-type="float" office:value="1009.6">
                <text:p>1009.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MACAU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">
                <text:p>1010.6</text:p>
              </table:table-cell>
              <table:table-cell office:value-type="float" office:value="1010.95">
                <text:p>1010.95</text:p>
              </table:table-cell>
              <table:table-cell office:value-type="float" office:value="1011.55">
                <text:p>1011.55</text:p>
              </table:table-cell>
            </table:table-row>
            <table:table-row>
              <table:table-cell office:value-type="string">
                <text:p>MACAU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11.95">
                <text:p>1011.95</text:p>
              </table:table-cell>
              <table:table-cell office:value-type="float" office:value="1012.9">
                <text:p>1012.9</text:p>
              </table:table-cell>
            </table:table-row>
            <table:table-row>
              <table:table-cell office:value-type="string">
                <text:p>MACAU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4">
                <text:p>1013.4</text:p>
              </table:table-cell>
              <table:table-cell office:value-type="float" office:value="1013.8">
                <text:p>1013.8</text:p>
              </table:table-cell>
              <table:table-cell office:value-type="float" office:value="1013.7">
                <text:p>1013.7</text:p>
              </table:table-cell>
            </table:table-row>
            <table:table-row>
              <table:table-cell office:value-type="string">
                <text:p>MACAU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95">
                <text:p>1012.95</text:p>
              </table:table-cell>
              <table:table-cell office:value-type="float" office:value="1013.35">
                <text:p>1013.35</text:p>
              </table:table-cell>
              <table:table-cell office:value-type="float" office:value="1012.525">
                <text:p>1012.525</text:p>
              </table:table-cell>
            </table:table-row>
            <table:table-row>
              <table:table-cell office:value-type="string">
                <text:p>MACAU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075">
                <text:p>1012.075</text:p>
              </table:table-cell>
              <table:table-cell office:value-type="float" office:value="1011.9">
                <text:p>1011.9</text:p>
              </table:table-cell>
              <table:table-cell office:value-type="float" office:value="1011.375">
                <text:p>1011.375</text:p>
              </table:table-cell>
            </table:table-row>
            <table:table-row>
              <table:table-cell office:value-type="string">
                <text:p>MACAU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43333333333">
                <text:p>1011.43333333333</text:p>
              </table:table-cell>
              <table:table-cell office:value-type="float" office:value="1011.02">
                <text:p>1011.02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MACAU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7">
                <text:p>1010.7</text:p>
              </table:table-cell>
              <table:table-cell office:value-type="float" office:value="1009.86777777778">
                <text:p>1009.86777777778</text:p>
              </table:table-cell>
              <table:table-cell office:value-type="float" office:value="1008.97777777778">
                <text:p>1008.97777777778</text:p>
              </table:table-cell>
            </table:table-row>
            <table:table-row>
              <table:table-cell office:value-type="string">
                <text:p>MACAU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40588235294">
                <text:p>1010.40588235294</text:p>
              </table:table-cell>
              <table:table-cell office:value-type="float" office:value="1009.86705882353">
                <text:p>1009.86705882353</text:p>
              </table:table-cell>
              <table:table-cell office:value-type="float" office:value="1009.32941176471">
                <text:p>1009.32941176471</text:p>
              </table:table-cell>
            </table:table-row>
            <table:table-row>
              <table:table-cell office:value-type="string">
                <text:p>MACAU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44210526316">
                <text:p>1008.44210526316</text:p>
              </table:table-cell>
              <table:table-cell office:value-type="float" office:value="1007.95368421053">
                <text:p>1007.95368421053</text:p>
              </table:table-cell>
              <table:table-cell office:value-type="float" office:value="1007.55263157895">
                <text:p>1007.55263157895</text:p>
              </table:table-cell>
            </table:table-row>
            <table:table-row>
              <table:table-cell office:value-type="string">
                <text:p>MACAU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6625">
                <text:p>1008.6625</text:p>
              </table:table-cell>
              <table:table-cell office:value-type="float" office:value="1008.71625">
                <text:p>1008.71625</text:p>
              </table:table-cell>
              <table:table-cell office:value-type="float" office:value="1009.075">
                <text:p>1009.075</text:p>
              </table:table-cell>
            </table:table-row>
            <table:table-row>
              <table:table-cell office:value-type="string">
                <text:p>MACAU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8571428571">
                <text:p>1008.08571428571</text:p>
              </table:table-cell>
              <table:table-cell office:value-type="float" office:value="1008.69285714286">
                <text:p>1008.69285714286</text:p>
              </table:table-cell>
              <table:table-cell office:value-type="float" office:value="1009.08571428571">
                <text:p>1009.08571428571</text:p>
              </table:table-cell>
            </table:table-row>
            <table:table-row>
              <table:table-cell office:value-type="string">
                <text:p>MACAU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15833333333">
                <text:p>1008.15833333333</text:p>
              </table:table-cell>
              <table:table-cell office:value-type="float" office:value="1008.45833333333">
                <text:p>1008.45833333333</text:p>
              </table:table-cell>
              <table:table-cell office:value-type="float" office:value="1008.81666666667">
                <text:p>1008.81666666667</text:p>
              </table:table-cell>
            </table:table-row>
            <table:table-row>
              <table:table-cell office:value-type="string">
                <text:p>MACAU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3">
                <text:p>1008.3</text:p>
              </table:table-cell>
              <table:table-cell office:value-type="float" office:value="1008.875">
                <text:p>1008.875</text:p>
              </table:table-cell>
              <table:table-cell office:value-type="float" office:value="1009.75">
                <text:p>1009.75</text:p>
              </table:table-cell>
            </table:table-row>
            <table:table-row>
              <table:table-cell office:value-type="string">
                <text:p>MACAU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4">
                <text:p>1009.4</text:p>
              </table:table-cell>
              <table:table-cell office:value-type="float" office:value="1010.25">
                <text:p>1010.25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Local Hora</text:p>
                <text:list>
                  <text:list-item>
                    <text:p>Local</text:p>
                  </text:list-item>
                  <text:list-item>
                    <text:p>Hor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ANHAR 0</text:p>
                <text:list>
                  <text:list-item>
                    <text:p>CALCANHAR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12.14">
                <text:p>1012.14</text:p>
              </table:table-cell>
              <table:table-cell office:value-type="float" office:value="1012.7">
                <text:p>1012.7</text:p>
              </table:table-cell>
              <table:table-cell office:value-type="float" office:value="1012.88">
                <text:p>1012.88</text:p>
              </table:table-cell>
            </table:table-row>
            <table:table-row>
              <table:table-cell office:value-type="string">
                <text:p>CALCANHAR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28">
                <text:p>1012.28</text:p>
              </table:table-cell>
              <table:table-cell office:value-type="float" office:value="1012.174">
                <text:p>1012.174</text:p>
              </table:table-cell>
              <table:table-cell office:value-type="float" office:value="1011.76">
                <text:p>1011.76</text:p>
              </table:table-cell>
            </table:table-row>
            <table:table-row>
              <table:table-cell office:value-type="string">
                <text:p>CALCANHAR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">
                <text:p>1012.6</text:p>
              </table:table-cell>
              <table:table-cell office:value-type="float" office:value="1012.158">
                <text:p>1012.158</text:p>
              </table:table-cell>
              <table:table-cell office:value-type="float" office:value="1011.56">
                <text:p>1011.56</text:p>
              </table:table-cell>
            </table:table-row>
            <table:table-row>
              <table:table-cell office:value-type="string">
                <text:p>CALCANHAR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6666666667">
                <text:p>1012.56666666667</text:p>
              </table:table-cell>
              <table:table-cell office:value-type="float" office:value="1012.01166666667">
                <text:p>1012.01166666667</text:p>
              </table:table-cell>
              <table:table-cell office:value-type="float" office:value="1011.35">
                <text:p>1011.35</text:p>
              </table:table-cell>
            </table:table-row>
            <table:table-row>
              <table:table-cell office:value-type="string">
                <text:p>CALCANHAR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">
                <text:p>1011.3</text:p>
              </table:table-cell>
              <table:table-cell office:value-type="float" office:value="1010.61666666667">
                <text:p>1010.61666666667</text:p>
              </table:table-cell>
              <table:table-cell office:value-type="float" office:value="1009.91666666667">
                <text:p>1009.91666666667</text:p>
              </table:table-cell>
            </table:table-row>
            <table:table-row>
              <table:table-cell office:value-type="string">
                <text:p>CALCANHAR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1010.07333333333">
                <text:p>1010.07333333333</text:p>
              </table:table-cell>
              <table:table-cell office:value-type="float" office:value="1010.8">
                <text:p>1010.8</text:p>
              </table:table-cell>
            </table:table-row>
            <table:table-row>
              <table:table-cell office:value-type="string">
                <text:p>CALCANHAR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5">
                <text:p>1012.5</text:p>
              </table:table-cell>
              <table:table-cell office:value-type="float" office:value="1012.3">
                <text:p>1012.3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CALCANHAR 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08571428571">
                <text:p>1010.08571428571</text:p>
              </table:table-cell>
              <table:table-cell office:value-type="float" office:value="1010.50142857143">
                <text:p>1010.50142857143</text:p>
              </table:table-cell>
              <table:table-cell office:value-type="float" office:value="1011.3">
                <text:p>1011.3</text:p>
              </table:table-cell>
            </table:table-row>
            <table:table-row>
              <table:table-cell office:value-type="string">
                <text:p>CALCANHAR 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01428571429">
                <text:p>1011.01428571429</text:p>
              </table:table-cell>
              <table:table-cell office:value-type="float" office:value="1011.4">
                <text:p>1011.4</text:p>
              </table:table-cell>
              <table:table-cell office:value-type="float" office:value="1011.94285714286">
                <text:p>1011.94285714286</text:p>
              </table:table-cell>
            </table:table-row>
            <table:table-row>
              <table:table-cell office:value-type="string">
                <text:p>CALCANHAR 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9.35">
                <text:p>1009.35</text:p>
              </table:table-cell>
              <table:table-cell office:value-type="float" office:value="1010.05">
                <text:p>1010.05</text:p>
              </table:table-cell>
              <table:table-cell office:value-type="float" office:value="1010.65">
                <text:p>1010.65</text:p>
              </table:table-cell>
            </table:table-row>
            <table:table-row>
              <table:table-cell office:value-type="string">
                <text:p>CALCANHAR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625">
                <text:p>1010.625</text:p>
              </table:table-cell>
              <table:table-cell office:value-type="float" office:value="1011.375">
                <text:p>1011.375</text:p>
              </table:table-cell>
              <table:table-cell office:value-type="float" office:value="1012.05">
                <text:p>1012.05</text:p>
              </table:table-cell>
            </table:table-row>
            <table:table-row>
              <table:table-cell office:value-type="string">
                <text:p>CALCANHAR 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2857142857">
                <text:p>1011.32857142857</text:p>
              </table:table-cell>
              <table:table-cell office:value-type="float" office:value="1012.28142857143">
                <text:p>1012.28142857143</text:p>
              </table:table-cell>
              <table:table-cell office:value-type="float" office:value="1012.34285714286">
                <text:p>1012.34285714286</text:p>
              </table:table-cell>
            </table:table-row>
            <table:table-row>
              <table:table-cell office:value-type="string">
                <text:p>CALCANHAR 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2.675">
                <text:p>1012.675</text:p>
              </table:table-cell>
              <table:table-cell office:value-type="float" office:value="1012.9">
                <text:p>1012.9</text:p>
              </table:table-cell>
              <table:table-cell office:value-type="float" office:value="1012.875">
                <text:p>1012.875</text:p>
              </table:table-cell>
            </table:table-row>
            <table:table-row>
              <table:table-cell office:value-type="string">
                <text:p>CALCANHAR 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3.05">
                <text:p>1013.05</text:p>
              </table:table-cell>
              <table:table-cell office:value-type="float" office:value="1013.05">
                <text:p>1013.05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CALCANHAR 1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4.06666666667">
                <text:p>1014.06666666667</text:p>
              </table:table-cell>
              <table:table-cell office:value-type="float" office:value="1013.63333333333">
                <text:p>1013.63333333333</text:p>
              </table:table-cell>
              <table:table-cell office:value-type="float" office:value="1012.7">
                <text:p>1012.7</text:p>
              </table:table-cell>
            </table:table-row>
            <table:table-row>
              <table:table-cell office:value-type="string">
                <text:p>CALCANHAR 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53333333333">
                <text:p>1010.53333333333</text:p>
              </table:table-cell>
              <table:table-cell office:value-type="float" office:value="1010.2">
                <text:p>1010.2</text:p>
              </table:table-cell>
              <table:table-cell office:value-type="float" office:value="1009.6">
                <text:p>1009.6</text:p>
              </table:table-cell>
            </table:table-row>
            <table:table-row>
              <table:table-cell office:value-type="string">
                <text:p>CALCANHAR 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1010.4">
                <text:p>1010.4</text:p>
              </table:table-cell>
              <table:table-cell office:value-type="float" office:value="1009.5">
                <text:p>1009.5</text:p>
              </table:table-cell>
            </table:table-row>
            <table:table-row>
              <table:table-cell office:value-type="string">
                <text:p>CALCANHAR 1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">
                <text:p>1010.8</text:p>
              </table:table-cell>
              <table:table-cell office:value-type="float" office:value="1010.45">
                <text:p>1010.4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CALCANHAR 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975">
                <text:p>1010.975</text:p>
              </table:table-cell>
              <table:table-cell office:value-type="float" office:value="1010.625">
                <text:p>1010.625</text:p>
              </table:table-cell>
              <table:table-cell office:value-type="float" office:value="1011.65">
                <text:p>1011.65</text:p>
              </table:table-cell>
            </table:table-row>
            <table:table-row>
              <table:table-cell office:value-type="string">
                <text:p>CALCANHAR 1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35">
                <text:p>1011.35</text:p>
              </table:table-cell>
              <table:table-cell office:value-type="float" office:value="1011.6">
                <text:p>1011.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CALCANHAR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.06666666667">
                <text:p>1008.06666666667</text:p>
              </table:table-cell>
              <table:table-cell office:value-type="float" office:value="1008.71666666667">
                <text:p>1008.71666666667</text:p>
              </table:table-cell>
              <table:table-cell office:value-type="float" office:value="1009.2">
                <text:p>1009.2</text:p>
              </table:table-cell>
            </table:table-row>
            <table:table-row>
              <table:table-cell office:value-type="string">
                <text:p>CALCANHAR 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675">
                <text:p>1011.675</text:p>
              </table:table-cell>
              <table:table-cell office:value-type="float" office:value="1012.25">
                <text:p>1012.25</text:p>
              </table:table-cell>
              <table:table-cell office:value-type="float" office:value="1012.625">
                <text:p>1012.625</text:p>
              </table:table-cell>
            </table:table-row>
            <table:table-row>
              <table:table-cell office:value-type="string">
                <text:p>CALCANHAR 2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0.88333333333">
                <text:p>1010.88333333333</text:p>
              </table:table-cell>
              <table:table-cell office:value-type="float" office:value="1011.88333333333">
                <text:p>1011.88333333333</text:p>
              </table:table-cell>
              <table:table-cell office:value-type="float" office:value="1012.25">
                <text:p>1012.25</text:p>
              </table:table-cell>
            </table:table-row>
            <table:table-row>
              <table:table-cell office:value-type="string">
                <text:p>CALCANHAR 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1.15">
                <text:p>1011.15</text:p>
              </table:table-cell>
              <table:table-cell office:value-type="float" office:value="1011.75">
                <text:p>1011.75</text:p>
              </table:table-cell>
              <table:table-cell office:value-type="float" office:value="1012.2">
                <text:p>1012.2</text:p>
              </table:table-cell>
            </table:table-row>
            <table:table-row>
              <table:table-cell office:value-type="string">
                <text:p>CALCANHA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80" chart:maximum="1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39cm" svg:height="10.121cm" xlink:href=".." xlink:type="simple" chart:class="chart:radar" chart:style-name="ch1">
        <chart:title svg:x="0.152cm" svg:y="0.578cm" chart:style-name="ch2">
          <text:p>CAICÓ</text:p>
        </chart:title>
        <chart:legend chart:legend-position="end" svg:x="0.496cm" svg:y="8.081cm" style:legend-expansion="custom" chartooo:width="2.347cm" chartooo:height="1.594cm" style:legend-expansion-aspect-ratio="1.4723964868256" chart:style-name="ch3"/>
        <chart:plot-area chart:style-name="ch4" table:cell-range-address="Folha5.B21:Folha5.E38" chart:data-source-has-labels="both" svg:x="4.318cm" svg:y="0.632cm" svg:width="8.709cm" svg:height="8.865cm">
          <chartooo:coordinate-region svg:x="4.731cm" svg:y="1.509cm" svg:width="7.745cm" svg:height="7.183cm"/>
          <chart:axis chart:dimension="x" chart:name="primary-x" chart:style-name="ch5" chartooo:axis-type="auto">
            <chartooo:date-scale/>
            <chart:title svg:x="0.181cm" svg:y="2.07cm" chart:style-name="ch6">
              <text:p>Hora de ocorrência</text:p>
            </chart:title>
            <chart:categories table:cell-range-address="Folha5.B22:Folha5.B3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olha5.C22:Folha5.C38" chart:label-cell-address="Folha5.C21:Folha5.C21" chart:class="chart:radar">
            <chart:data-point chart:repeated="17"/>
          </chart:series>
          <chart:series chart:style-name="ch10" chart:values-cell-range-address="Folha5.D22:Folha5.D38" chart:label-cell-address="Folha5.D21:Folha5.D21" chart:class="chart:radar">
            <chart:data-point chart:repeated="17"/>
          </chart:series>
          <chart:series chart:style-name="ch11" chart:values-cell-range-address="Folha5.E22:Folha5.E38" chart:label-cell-address="Folha5.E21:Folha5.E21" chart:class="chart:rad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</text:p>
                <draw:g>
                  <svg:desc>Folha5.C21:Folha5.C21</svg:desc>
                </draw:g>
              </table:table-cell>
              <table:table-cell office:value-type="string">
                <text:p>Durante</text:p>
                <draw:g>
                  <svg:desc>Folha5.D21:Folha5.D21</svg:desc>
                </draw:g>
              </table:table-cell>
              <table:table-cell office:value-type="string">
                <text:p>Depois</text:p>
                <draw:g>
                  <svg:desc>Folha5.E21:Folha5.E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lha5.B22:Folha5.B38</svg:desc>
                </draw:g>
              </table:table-cell>
              <table:table-cell office:value-type="float" office:value="994.3">
                <text:p>994.3</text:p>
                <draw:g>
                  <svg:desc>Folha5.C22:Folha5.C38</svg:desc>
                </draw:g>
              </table:table-cell>
              <table:table-cell office:value-type="float" office:value="993.318">
                <text:p>993.318</text:p>
                <draw:g>
                  <svg:desc>Folha5.D22:Folha5.D38</svg:desc>
                </draw:g>
              </table:table-cell>
              <table:table-cell office:value-type="float" office:value="993.3">
                <text:p>993.3</text:p>
                <draw:g>
                  <svg:desc>Folha5.E22:Folha5.E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92">
                <text:p>992</text:p>
              </table:table-cell>
              <table:table-cell office:value-type="float" office:value="994.033333333333">
                <text:p>994.033333333333</text:p>
              </table:table-cell>
              <table:table-cell office:value-type="float" office:value="993.233333333333">
                <text:p>993.2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0.5">
                <text:p>990.5</text:p>
              </table:table-cell>
              <table:table-cell office:value-type="float" office:value="994.5">
                <text:p>994.5</text:p>
              </table:table-cell>
              <table:table-cell office:value-type="float" office:value="993.2">
                <text:p>993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4.2">
                <text:p>994.2</text:p>
              </table:table-cell>
              <table:table-cell office:value-type="float" office:value="993.8">
                <text:p>993.8</text:p>
              </table:table-cell>
              <table:table-cell office:value-type="float" office:value="993.4">
                <text:p>993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3.7">
                <text:p>993.7</text:p>
              </table:table-cell>
              <table:table-cell office:value-type="float" office:value="994.85">
                <text:p>994.85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0.4">
                <text:p>990.4</text:p>
              </table:table-cell>
              <table:table-cell office:value-type="float" office:value="993.567">
                <text:p>993.567</text:p>
              </table:table-cell>
              <table:table-cell office:value-type="float" office:value="993.9">
                <text:p>993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6.6">
                <text:p>996.6</text:p>
              </table:table-cell>
              <table:table-cell office:value-type="float" office:value="996.9">
                <text:p>996.9</text:p>
              </table:table-cell>
              <table:table-cell office:value-type="float" office:value="996.6">
                <text:p>996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6.4">
                <text:p>996.4</text:p>
              </table:table-cell>
              <table:table-cell office:value-type="float" office:value="995.8">
                <text:p>995.8</text:p>
              </table:table-cell>
              <table:table-cell office:value-type="float" office:value="994.6">
                <text:p>994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4.266666666667">
                <text:p>994.266666666667</text:p>
              </table:table-cell>
              <table:table-cell office:value-type="float" office:value="993.333333333333">
                <text:p>993.333333333333</text:p>
              </table:table-cell>
              <table:table-cell office:value-type="float" office:value="991.866666666667">
                <text:p>991.8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3.2875">
                <text:p>993.2875</text:p>
              </table:table-cell>
              <table:table-cell office:value-type="float" office:value="992.4375">
                <text:p>992.4375</text:p>
              </table:table-cell>
              <table:table-cell office:value-type="float" office:value="992.0875">
                <text:p>992.08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2.266666666667">
                <text:p>992.266666666667</text:p>
              </table:table-cell>
              <table:table-cell office:value-type="float" office:value="992.35">
                <text:p>992.35</text:p>
              </table:table-cell>
              <table:table-cell office:value-type="float" office:value="991.616666666667">
                <text:p>991.61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0.085714285714">
                <text:p>990.085714285714</text:p>
              </table:table-cell>
              <table:table-cell office:value-type="float" office:value="990.610714285714">
                <text:p>990.610714285714</text:p>
              </table:table-cell>
              <table:table-cell office:value-type="float" office:value="991.3">
                <text:p>991.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89.74">
                <text:p>989.74</text:p>
              </table:table-cell>
              <table:table-cell office:value-type="float" office:value="990.5567">
                <text:p>990.5567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0.258333333334">
                <text:p>990.258333333334</text:p>
              </table:table-cell>
              <table:table-cell office:value-type="float" office:value="991.166666666667">
                <text:p>991.166666666667</text:p>
              </table:table-cell>
              <table:table-cell office:value-type="float" office:value="992.041666666667">
                <text:p>992.04166666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90.042105263158">
                <text:p>990.042105263158</text:p>
              </table:table-cell>
              <table:table-cell office:value-type="float" office:value="991.171052631579">
                <text:p>991.171052631579</text:p>
              </table:table-cell>
              <table:table-cell office:value-type="float" office:value="992.647368421052">
                <text:p>992.6473684210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1.15">
                <text:p>991.15</text:p>
              </table:table-cell>
              <table:table-cell office:value-type="float" office:value="992.35">
                <text:p>992.35</text:p>
              </table:table-cell>
              <table:table-cell office:value-type="float" office:value="992.35">
                <text:p>992.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1.45">
                <text:p>991.45</text:p>
              </table:table-cell>
              <table:table-cell office:value-type="float" office:value="993.9375">
                <text:p>993.9375</text:p>
              </table:table-cell>
              <table:table-cell office:value-type="float" office:value="994.15">
                <text:p>994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980" chart:maximum="1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39cm" svg:height="10.121cm" xlink:href=".." xlink:type="simple" chart:class="chart:radar" chart:style-name="ch1">
        <chart:title svg:x="0.154cm" svg:y="0.58cm" chart:style-name="ch2">
          <text:p>APODI</text:p>
        </chart:title>
        <chart:legend chart:legend-position="end" svg:x="0.496cm" svg:y="8.081cm" style:legend-expansion="custom" chartooo:width="2.347cm" chartooo:height="1.594cm" style:legend-expansion-aspect-ratio="1.4723964868256" chart:style-name="ch3"/>
        <chart:plot-area chart:style-name="ch4" table:cell-range-address="Folha5.B40:Folha5.E61" chart:data-source-has-labels="both" svg:x="4.359cm" svg:y="0.632cm" svg:width="8.674cm" svg:height="8.889cm">
          <chartooo:coordinate-region svg:x="4.731cm" svg:y="1.509cm" svg:width="7.745cm" svg:height="7.183cm"/>
          <chart:axis chart:dimension="x" chart:name="primary-x" chart:style-name="ch5" chartooo:axis-type="auto">
            <chartooo:date-scale/>
            <chart:title svg:x="0.183cm" svg:y="2.07cm" chart:style-name="ch6">
              <text:p>Hora de ocorrência</text:p>
            </chart:title>
            <chart:categories table:cell-range-address="Folha5.B41:Folha5.B6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olha5.C41:Folha5.C61" chart:label-cell-address="Folha5.C40:Folha5.C40" chart:class="chart:radar">
            <chart:data-point chart:repeated="21"/>
          </chart:series>
          <chart:series chart:style-name="ch10" chart:values-cell-range-address="Folha5.D41:Folha5.D61" chart:label-cell-address="Folha5.D40:Folha5.D40" chart:class="chart:radar">
            <chart:data-point chart:repeated="21"/>
          </chart:series>
          <chart:series chart:style-name="ch11" chart:values-cell-range-address="Folha5.E41:Folha5.E61" chart:label-cell-address="Folha5.E40:Folha5.E40" chart:class="chart:rad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98,3125</text:p>
                <draw:g>
                  <svg:desc>Folha5.C40:Folha5.C40</svg:desc>
                </draw:g>
              </table:table-cell>
              <table:table-cell office:value-type="string">
                <text:p>999,1625</text:p>
                <draw:g>
                  <svg:desc>Folha5.D40:Folha5.D40</svg:desc>
                </draw:g>
              </table:table-cell>
              <table:table-cell office:value-type="string">
                <text:p>998,8875</text:p>
                <draw:g>
                  <svg:desc>Folha5.E40:Folha5.E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lha5.B41:Folha5.B61</svg:desc>
                </draw:g>
              </table:table-cell>
              <table:table-cell office:value-type="float" office:value="997.8625">
                <text:p>997.8625</text:p>
                <draw:g>
                  <svg:desc>Folha5.C41:Folha5.C61</svg:desc>
                </draw:g>
              </table:table-cell>
              <table:table-cell office:value-type="float" office:value="999.216625">
                <text:p>999.216625</text:p>
                <draw:g>
                  <svg:desc>Folha5.D41:Folha5.D61</svg:desc>
                </draw:g>
              </table:table-cell>
              <table:table-cell office:value-type="float" office:value="998.225">
                <text:p>998.225</text:p>
                <draw:g>
                  <svg:desc>Folha5.E41:Folha5.E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9.25">
                <text:p>999.25</text:p>
              </table:table-cell>
              <table:table-cell office:value-type="float" office:value="999.4">
                <text:p>999.4</text:p>
              </table:table-cell>
              <table:table-cell office:value-type="float" office:value="998.7">
                <text:p>998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9.28">
                <text:p>999.28</text:p>
              </table:table-cell>
              <table:table-cell office:value-type="float" office:value="998.89">
                <text:p>998.89</text:p>
              </table:table-cell>
              <table:table-cell office:value-type="float" office:value="998.52">
                <text:p>998.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7.75">
                <text:p>997.75</text:p>
              </table:table-cell>
              <table:table-cell office:value-type="float" office:value="997.4">
                <text:p>997.4</text:p>
              </table:table-cell>
              <table:table-cell office:value-type="float" office:value="997.05">
                <text:p>997.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7.766666666667">
                <text:p>997.766666666667</text:p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997.1">
                <text:p>997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97.85">
                <text:p>997.85</text:p>
              </table:table-cell>
              <table:table-cell office:value-type="float" office:value="997.75">
                <text:p>997.75</text:p>
              </table:table-cell>
              <table:table-cell office:value-type="float" office:value="997.8">
                <text:p>997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7.933333333334">
                <text:p>997.933333333334</text:p>
              </table:table-cell>
              <table:table-cell office:value-type="float" office:value="998.533333333333">
                <text:p>998.533333333333</text:p>
              </table:table-cell>
              <table:table-cell office:value-type="float" office:value="999.2">
                <text:p>99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7.066666666667">
                <text:p>997.066666666667</text:p>
              </table:table-cell>
              <table:table-cell office:value-type="float" office:value="997.55">
                <text:p>997.55</text:p>
              </table:table-cell>
              <table:table-cell office:value-type="float" office:value="998.266666666667">
                <text:p>998.2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7.233333333333">
                <text:p>997.233333333333</text:p>
              </table:table-cell>
              <table:table-cell office:value-type="float" office:value="997.277666666666">
                <text:p>997.277666666666</text:p>
              </table:table-cell>
              <table:table-cell office:value-type="float" office:value="998.5">
                <text:p>998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98.5">
                <text:p>998.5</text:p>
              </table:table-cell>
              <table:table-cell office:value-type="float" office:value="999.1">
                <text:p>999.1</text:p>
              </table:table-cell>
              <table:table-cell office:value-type="float" office:value="998.9">
                <text:p>998.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98.25">
                <text:p>998.25</text:p>
              </table:table-cell>
              <table:table-cell office:value-type="float" office:value="999.55">
                <text:p>999.55</text:p>
              </table:table-cell>
              <table:table-cell office:value-type="float" office:value="998.95">
                <text:p>998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1.9">
                <text:p>1001.9</text:p>
              </table:table-cell>
              <table:table-cell office:value-type="float" office:value="1001.5">
                <text:p>1001.5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8.542857142857">
                <text:p>998.542857142857</text:p>
              </table:table-cell>
              <table:table-cell office:value-type="float" office:value="997.6">
                <text:p>997.6</text:p>
              </table:table-cell>
              <table:table-cell office:value-type="float" office:value="996.485714285714">
                <text:p>996.48571428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9.871428571429">
                <text:p>999.871428571429</text:p>
              </table:table-cell>
              <table:table-cell office:value-type="float" office:value="996.392857142857">
                <text:p>996.392857142857</text:p>
              </table:table-cell>
              <table:table-cell office:value-type="float" office:value="997.314285714286">
                <text:p>997.3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7.464285714286">
                <text:p>997.464285714286</text:p>
              </table:table-cell>
              <table:table-cell office:value-type="float" office:value="996.5405">
                <text:p>996.5405</text:p>
              </table:table-cell>
              <table:table-cell office:value-type="float" office:value="997.021428571429">
                <text:p>997.02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5.476470588235">
                <text:p>995.476470588235</text:p>
              </table:table-cell>
              <table:table-cell office:value-type="float" office:value="994.982352941176">
                <text:p>994.982352941176</text:p>
              </table:table-cell>
              <table:table-cell office:value-type="float" office:value="997.123529411765">
                <text:p>997.1235294117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5.475">
                <text:p>995.475</text:p>
              </table:table-cell>
              <table:table-cell office:value-type="float" office:value="995.942857142857">
                <text:p>995.942857142857</text:p>
              </table:table-cell>
              <table:table-cell office:value-type="float" office:value="997.692857142857">
                <text:p>997.692857142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5.455">
                <text:p>995.455</text:p>
              </table:table-cell>
              <table:table-cell office:value-type="float" office:value="996.6385">
                <text:p>996.6385</text:p>
              </table:table-cell>
              <table:table-cell office:value-type="float" office:value="997.84">
                <text:p>997.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96.042857142857">
                <text:p>996.042857142857</text:p>
              </table:table-cell>
              <table:table-cell office:value-type="float" office:value="997.168380952381">
                <text:p>997.168380952381</text:p>
              </table:table-cell>
              <table:table-cell office:value-type="float" office:value="998.057142857143">
                <text:p>998.0571428571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6.517647058824">
                <text:p>996.517647058824</text:p>
              </table:table-cell>
              <table:table-cell office:value-type="float" office:value="997.609823529412">
                <text:p>997.609823529412</text:p>
              </table:table-cell>
              <table:table-cell office:value-type="float" office:value="998.682352941176">
                <text:p>998.6823529411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6.56">
                <text:p>996.56</text:p>
              </table:table-cell>
              <table:table-cell office:value-type="float" office:value="998.495">
                <text:p>998.495</text:p>
              </table:table-cell>
              <table:table-cell office:value-type="float" office:value="998.59">
                <text:p>998.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